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54.74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3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opulation on 1 January by age groups and sex - cities and greater cities [urb_cpop1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ast update</text:p>
          </table:table-cell>
          <table:table-cell table:style-name="ce3" office:value-type="date" office:date-value="2018-06-21T06:51:58" calcext:value-type="date">
            <text:p>21.0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tracted on</text:p>
          </table:table-cell>
          <table:table-cell table:style-name="ce3" office:value-type="date" office:date-value="2018-07-02T14:12:56.616" calcext:value-type="date">
            <text:p>02.07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of data</text:p>
          </table:table-cell>
          <table:table-cell table:style-name="ce1" office:value-type="string" calcext:value-type="string">
            <text:p>Eurost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IC_UR</text:p>
          </table:table-cell>
          <table:table-cell table:style-name="ce1" office:value-type="string" calcext:value-type="string">
            <text:p>Population on the 1st of January, tot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ITIES/TIME</text:p>
          </table:table-cell>
          <table:table-cell table:style-name="ce2" office:value-type="string" calcext:value-type="string">
            <text:p>2008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3</text:p>
          </table:table-cell>
          <table:table-cell table:style-name="ce2" office:value-type="string" calcext:value-type="string">
            <text:p>2014</text:p>
          </table:table-cell>
          <table:table-cell table:style-name="ce2" office:value-type="string" calcext:value-type="string">
            <text:p>2015</text:p>
          </table:table-cell>
          <table:table-cell table:style-name="ce2" office:value-type="string" calcext:value-type="string">
            <text:p>2016</text:p>
          </table:table-cell>
          <table:table-cell table:style-name="ce2" office:value-type="string" calcext:value-type="string">
            <text:p>20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4" office:value-type="float" office:value="10666866" calcext:value-type="float">
            <text:p>10,666,866</text:p>
          </table:table-cell>
          <table:table-cell table:style-name="ce4" office:value-type="float" office:value="10753080" calcext:value-type="float">
            <text:p>10,753,080</text:p>
          </table:table-cell>
          <table:table-cell table:style-name="ce4" office:value-type="float" office:value="10839905" calcext:value-type="float">
            <text:p>10,839,905</text:p>
          </table:table-cell>
          <table:table-cell table:style-name="ce4" office:value-type="float" office:value="11000638" calcext:value-type="float">
            <text:p>11,000,638</text:p>
          </table:table-cell>
          <table:table-cell table:style-name="ce4" office:value-type="float" office:value="11094850" calcext:value-type="float">
            <text:p>11,094,850</text:p>
          </table:table-cell>
          <table:table-cell table:style-name="ce4" office:value-type="float" office:value="11161642" calcext:value-type="float">
            <text:p>11,161,642</text:p>
          </table:table-cell>
          <table:table-cell table:style-name="ce4" office:value-type="float" office:value="11203992" calcext:value-type="float">
            <text:p>11,203,992</text:p>
          </table:table-cell>
          <table:table-cell table:style-name="ce4" office:value-type="float" office:value="11258434" calcext:value-type="float">
            <text:p>11,258,434</text:p>
          </table:table-cell>
          <table:table-cell table:style-name="ce4" office:value-type="float" office:value="11307192" calcext:value-type="float">
            <text:p>11,307,19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uxelles / Brussel</text:p>
          </table:table-cell>
          <table:table-cell table:style-name="ce4" office:value-type="float" office:value="1048491" calcext:value-type="float">
            <text:p>1,048,491</text:p>
          </table:table-cell>
          <table:table-cell table:style-name="ce4" office:value-type="float" office:value="1068532" calcext:value-type="float">
            <text:p>1,068,532</text:p>
          </table:table-cell>
          <table:table-cell table:style-name="ce4" office:value-type="float" office:value="1089538" calcext:value-type="float">
            <text:p>1,089,538</text:p>
          </table:table-cell>
          <table:table-cell table:style-name="ce4" office:value-type="float" office:value="1136778" calcext:value-type="float">
            <text:p>1,136,778</text:p>
          </table:table-cell>
          <table:table-cell table:style-name="ce4" office:value-type="float" office:value="1159448" calcext:value-type="float">
            <text:p>1,159,448</text:p>
          </table:table-cell>
          <table:table-cell table:style-name="ce4" office:value-type="float" office:value="1174624" calcext:value-type="float">
            <text:p>1,174,624</text:p>
          </table:table-cell>
          <table:table-cell table:style-name="ce4" office:value-type="float" office:value="1183841" calcext:value-type="float">
            <text:p>1,183,841</text:p>
          </table:table-cell>
          <table:table-cell table:style-name="ce4" office:value-type="float" office:value="1196831" calcext:value-type="float">
            <text:p>1,196,831</text:p>
          </table:table-cell>
          <table:table-cell table:style-name="ce4" office:value-type="float" office:value="1201129" calcext:value-type="float">
            <text:p>1,201,1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twerpen</text:p>
          </table:table-cell>
          <table:table-cell table:style-name="ce4" office:value-type="float" office:value="472071" calcext:value-type="float">
            <text:p>472,071</text:p>
          </table:table-cell>
          <table:table-cell table:style-name="ce4" office:value-type="float" office:value="477936" calcext:value-type="float">
            <text:p>477,936</text:p>
          </table:table-cell>
          <table:table-cell table:style-name="ce4" office:value-type="float" office:value="483505" calcext:value-type="float">
            <text:p>483,505</text:p>
          </table:table-cell>
          <table:table-cell table:style-name="ce4" office:value-type="float" office:value="498473" calcext:value-type="float">
            <text:p>498,473</text:p>
          </table:table-cell>
          <table:table-cell table:style-name="ce4" office:value-type="float" office:value="507368" calcext:value-type="float">
            <text:p>507,368</text:p>
          </table:table-cell>
          <table:table-cell table:style-name="ce4" office:value-type="float" office:value="512230" calcext:value-type="float">
            <text:p>512,230</text:p>
          </table:table-cell>
          <table:table-cell table:style-name="ce4" office:value-type="float" office:value="513915" calcext:value-type="float">
            <text:p>513,915</text:p>
          </table:table-cell>
          <table:table-cell table:style-name="ce4" office:value-type="float" office:value="515593" calcext:value-type="float">
            <text:p>515,593</text:p>
          </table:table-cell>
          <table:table-cell table:style-name="ce4" office:value-type="float" office:value="517731" calcext:value-type="float">
            <text:p>517,7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t</text:p>
          </table:table-cell>
          <table:table-cell table:style-name="ce4" office:value-type="float" office:value="237250" calcext:value-type="float">
            <text:p>237,250</text:p>
          </table:table-cell>
          <table:table-cell table:style-name="ce4" office:value-type="float" office:value="240049" calcext:value-type="float">
            <text:p>240,049</text:p>
          </table:table-cell>
          <table:table-cell table:style-name="ce4" office:value-type="float" office:value="243366" calcext:value-type="float">
            <text:p>243,366</text:p>
          </table:table-cell>
          <table:table-cell table:style-name="ce4" office:value-type="float" office:value="248358" calcext:value-type="float">
            <text:p>248,358</text:p>
          </table:table-cell>
          <table:table-cell table:style-name="ce4" office:value-type="float" office:value="249205" calcext:value-type="float">
            <text:p>249,205</text:p>
          </table:table-cell>
          <table:table-cell table:style-name="ce4" office:value-type="float" office:value="249754" calcext:value-type="float">
            <text:p>249,754</text:p>
          </table:table-cell>
          <table:table-cell table:style-name="ce4" office:value-type="float" office:value="251984" calcext:value-type="float">
            <text:p>251,984</text:p>
          </table:table-cell>
          <table:table-cell table:style-name="ce4" office:value-type="float" office:value="253914" calcext:value-type="float">
            <text:p>253,914</text:p>
          </table:table-cell>
          <table:table-cell table:style-name="ce4" office:value-type="float" office:value="257226" calcext:value-type="float">
            <text:p>257,2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leroi</text:p>
          </table:table-cell>
          <table:table-cell table:style-name="ce4" office:value-type="float" office:value="201593" calcext:value-type="float">
            <text:p>201,593</text:p>
          </table:table-cell>
          <table:table-cell table:style-name="ce4" office:value-type="float" office:value="202234" calcext:value-type="float">
            <text:p>202,234</text:p>
          </table:table-cell>
          <table:table-cell table:style-name="ce4" office:value-type="float" office:value="202598" calcext:value-type="float">
            <text:p>202,598</text:p>
          </table:table-cell>
          <table:table-cell table:style-name="ce4" office:value-type="float" office:value="204150" calcext:value-type="float">
            <text:p>204,150</text:p>
          </table:table-cell>
          <table:table-cell table:style-name="ce4" office:value-type="float" office:value="204762" calcext:value-type="float">
            <text:p>204,762</text:p>
          </table:table-cell>
          <table:table-cell table:style-name="ce4" office:value-type="float" office:value="204826" calcext:value-type="float">
            <text:p>204,826</text:p>
          </table:table-cell>
          <table:table-cell table:style-name="ce4" office:value-type="float" office:value="203640" calcext:value-type="float">
            <text:p>203,640</text:p>
          </table:table-cell>
          <table:table-cell table:style-name="ce4" office:value-type="float" office:value="203228" calcext:value-type="float">
            <text:p>203,228</text:p>
          </table:table-cell>
          <table:table-cell table:style-name="ce4" office:value-type="float" office:value="202602" calcext:value-type="float">
            <text:p>202,6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ège</text:p>
          </table:table-cell>
          <table:table-cell table:style-name="ce4" office:value-type="float" office:value="367612" calcext:value-type="float">
            <text:p>367,612</text:p>
          </table:table-cell>
          <table:table-cell table:style-name="ce4" office:value-type="float" office:value="369487" calcext:value-type="float">
            <text:p>369,487</text:p>
          </table:table-cell>
          <table:table-cell table:style-name="ce4" office:value-type="float" office:value="371880" calcext:value-type="float">
            <text:p>371,880</text:p>
          </table:table-cell>
          <table:table-cell table:style-name="ce4" office:value-type="float" office:value="377263" calcext:value-type="float">
            <text:p>377,263</text:p>
          </table:table-cell>
          <table:table-cell table:style-name="ce4" office:value-type="float" office:value="379978" calcext:value-type="float">
            <text:p>379,978</text:p>
          </table:table-cell>
          <table:table-cell table:style-name="ce4" office:value-type="float" office:value="382009" calcext:value-type="float">
            <text:p>382,009</text:p>
          </table:table-cell>
          <table:table-cell table:style-name="ce4" office:value-type="float" office:value="382637" calcext:value-type="float">
            <text:p>382,637</text:p>
          </table:table-cell>
          <table:table-cell table:style-name="ce4" office:value-type="float" office:value="382852" calcext:value-type="float">
            <text:p>382,852</text:p>
          </table:table-cell>
          <table:table-cell table:style-name="ce4" office:value-type="float" office:value="382488" calcext:value-type="float">
            <text:p>382,4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ugge</text:p>
          </table:table-cell>
          <table:table-cell table:style-name="ce4" office:value-type="float" office:value="117073" calcext:value-type="float">
            <text:p>117,073</text:p>
          </table:table-cell>
          <table:table-cell table:style-name="ce4" office:value-type="float" office:value="116969" calcext:value-type="float">
            <text:p>116,969</text:p>
          </table:table-cell>
          <table:table-cell table:style-name="ce4" office:value-type="float" office:value="116741" calcext:value-type="float">
            <text:p>116,741</text:p>
          </table:table-cell>
          <table:table-cell table:style-name="ce4" office:value-type="float" office:value="117260" calcext:value-type="float">
            <text:p>117,260</text:p>
          </table:table-cell>
          <table:table-cell table:style-name="ce4" office:value-type="float" office:value="117617" calcext:value-type="float">
            <text:p>117,617</text:p>
          </table:table-cell>
          <table:table-cell table:style-name="ce4" office:value-type="float" office:value="118145" calcext:value-type="float">
            <text:p>118,145</text:p>
          </table:table-cell>
          <table:table-cell table:style-name="ce4" office:value-type="float" office:value="117886" calcext:value-type="float">
            <text:p>117,886</text:p>
          </table:table-cell>
          <table:table-cell table:style-name="ce4" office:value-type="float" office:value="118335" calcext:value-type="float">
            <text:p>118,335</text:p>
          </table:table-cell>
          <table:table-cell table:style-name="ce4" office:value-type="float" office:value="118219" calcext:value-type="float">
            <text:p>118,2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mur</text:p>
          </table:table-cell>
          <table:table-cell table:style-name="ce4" office:value-type="float" office:value="107939" calcext:value-type="float">
            <text:p>107,939</text:p>
          </table:table-cell>
          <table:table-cell table:style-name="ce4" office:value-type="float" office:value="108514" calcext:value-type="float">
            <text:p>108,514</text:p>
          </table:table-cell>
          <table:table-cell table:style-name="ce4" office:value-type="float" office:value="108950" calcext:value-type="float">
            <text:p>108,950</text:p>
          </table:table-cell>
          <table:table-cell table:style-name="ce4" office:value-type="float" office:value="110175" calcext:value-type="float">
            <text:p>110,175</text:p>
          </table:table-cell>
          <table:table-cell table:style-name="ce4" office:value-type="float" office:value="110753" calcext:value-type="float">
            <text:p>110,753</text:p>
          </table:table-cell>
          <table:table-cell table:style-name="ce4" office:value-type="float" office:value="111224" calcext:value-type="float">
            <text:p>111,224</text:p>
          </table:table-cell>
          <table:table-cell table:style-name="ce4" office:value-type="float" office:value="111348" calcext:value-type="float">
            <text:p>111,348</text:p>
          </table:table-cell>
          <table:table-cell table:style-name="ce4" office:value-type="float" office:value="111312" calcext:value-type="float">
            <text:p>111,312</text:p>
          </table:table-cell>
          <table:table-cell table:style-name="ce4" office:value-type="float" office:value="110738" calcext:value-type="float">
            <text:p>110,7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uve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5463" calcext:value-type="float">
            <text:p>95,463</text:p>
          </table:table-cell>
          <table:table-cell table:style-name="ce4" office:value-type="float" office:value="97270" calcext:value-type="float">
            <text:p>97,270</text:p>
          </table:table-cell>
          <table:table-cell table:style-name="ce4" office:value-type="float" office:value="98056" calcext:value-type="float">
            <text:p>98,056</text:p>
          </table:table-cell>
          <table:table-cell table:style-name="ce4" office:value-type="float" office:value="98119" calcext:value-type="float">
            <text:p>98,119</text:p>
          </table:table-cell>
          <table:table-cell table:style-name="ce4" office:value-type="float" office:value="98591" calcext:value-type="float">
            <text:p>98,591</text:p>
          </table:table-cell>
          <table:table-cell table:style-name="ce4" office:value-type="float" office:value="98531" calcext:value-type="float">
            <text:p>98,531</text:p>
          </table:table-cell>
          <table:table-cell table:style-name="ce4" office:value-type="float" office:value="99365" calcext:value-type="float">
            <text:p>99,36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n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1759" calcext:value-type="float">
            <text:p>91,759</text:p>
          </table:table-cell>
          <table:table-cell table:style-name="ce4" office:value-type="float" office:value="92721" calcext:value-type="float">
            <text:p>92,721</text:p>
          </table:table-cell>
          <table:table-cell table:style-name="ce4" office:value-type="float" office:value="93398" calcext:value-type="float">
            <text:p>93,398</text:p>
          </table:table-cell>
          <table:table-cell table:style-name="ce4" office:value-type="float" office:value="94316" calcext:value-type="float">
            <text:p>94,316</text:p>
          </table:table-cell>
          <table:table-cell table:style-name="ce4" office:value-type="float" office:value="95357" calcext:value-type="float">
            <text:p>95,357</text:p>
          </table:table-cell>
          <table:table-cell table:style-name="ce4" office:value-type="float" office:value="95469" calcext:value-type="float">
            <text:p>95,469</text:p>
          </table:table-cell>
          <table:table-cell table:style-name="ce4" office:value-type="float" office:value="95046" calcext:value-type="float">
            <text:p>95,0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rtrijk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4911" calcext:value-type="float">
            <text:p>74,911</text:p>
          </table:table-cell>
          <table:table-cell table:style-name="ce4" office:value-type="float" office:value="75223" calcext:value-type="float">
            <text:p>75,223</text:p>
          </table:table-cell>
          <table:table-cell table:style-name="ce4" office:value-type="float" office:value="75667" calcext:value-type="float">
            <text:p>75,667</text:p>
          </table:table-cell>
          <table:table-cell table:style-name="ce4" office:value-type="float" office:value="75687" calcext:value-type="float">
            <text:p>75,687</text:p>
          </table:table-cell>
          <table:table-cell table:style-name="ce4" office:value-type="float" office:value="75604" calcext:value-type="float">
            <text:p>75,604</text:p>
          </table:table-cell>
          <table:table-cell table:style-name="ce4" office:value-type="float" office:value="75577" calcext:value-type="float">
            <text:p>75,577</text:p>
          </table:table-cell>
          <table:table-cell table:style-name="ce4" office:value-type="float" office:value="75639" calcext:value-type="float">
            <text:p>75,63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ostend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9064" calcext:value-type="float">
            <text:p>69,064</text:p>
          </table:table-cell>
          <table:table-cell table:style-name="ce4" office:value-type="float" office:value="69980" calcext:value-type="float">
            <text:p>69,980</text:p>
          </table:table-cell>
          <table:table-cell table:style-name="ce4" office:value-type="float" office:value="70655" calcext:value-type="float">
            <text:p>70,655</text:p>
          </table:table-cell>
          <table:table-cell table:style-name="ce4" office:value-type="float" office:value="70458" calcext:value-type="float">
            <text:p>70,458</text:p>
          </table:table-cell>
          <table:table-cell table:style-name="ce4" office:value-type="float" office:value="70681" calcext:value-type="float">
            <text:p>70,681</text:p>
          </table:table-cell>
          <table:table-cell table:style-name="ce4" office:value-type="float" office:value="70813" calcext:value-type="float">
            <text:p>70,813</text:p>
          </table:table-cell>
          <table:table-cell table:style-name="ce4" office:value-type="float" office:value="70782" calcext:value-type="float">
            <text:p>70,78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lgaria</text:p>
          </table:table-cell>
          <table:table-cell table:style-name="ce4" office:value-type="float" office:value="7606551" calcext:value-type="float">
            <text:p>7,606,551</text:p>
          </table:table-cell>
          <table:table-cell table:number-columns-repeated="2" table:style-name="ce4" office:value-type="float" office:value="7563710" calcext:value-type="float">
            <text:p>7,563,710</text:p>
          </table:table-cell>
          <table:table-cell table:style-name="ce4" office:value-type="float" office:value="7504868" calcext:value-type="float">
            <text:p>7,504,868</text:p>
          </table:table-cell>
          <table:table-cell table:style-name="ce4" office:value-type="float" office:value="7327224" calcext:value-type="float">
            <text:p>7,327,224</text:p>
          </table:table-cell>
          <table:table-cell table:style-name="ce4" office:value-type="float" office:value="7284552" calcext:value-type="float">
            <text:p>7,284,552</text:p>
          </table:table-cell>
          <table:table-cell table:style-name="ce4" office:value-type="float" office:value="7245677" calcext:value-type="float">
            <text:p>7,245,677</text:p>
          </table:table-cell>
          <table:table-cell table:style-name="ce4" office:value-type="float" office:value="7202198" calcext:value-type="float">
            <text:p>7,202,198</text:p>
          </table:table-cell>
          <table:table-cell table:style-name="ce4" office:value-type="float" office:value="7153784" calcext:value-type="float">
            <text:p>7,153,7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fia</text:p>
          </table:table-cell>
          <table:table-cell table:style-name="ce4" office:value-type="float" office:value="1162898" calcext:value-type="float">
            <text:p>1,162,898</text:p>
          </table:table-cell>
          <table:table-cell table:number-columns-repeated="2" table:style-name="ce4" office:value-type="float" office:value="1165503" calcext:value-type="float">
            <text:p>1,165,503</text:p>
          </table:table-cell>
          <table:table-cell table:style-name="ce4" office:value-type="float" office:value="1202921" calcext:value-type="float">
            <text:p>1,202,921</text:p>
          </table:table-cell>
          <table:table-cell table:style-name="ce4" office:value-type="float" office:value="1208097" calcext:value-type="float">
            <text:p>1,208,097</text:p>
          </table:table-cell>
          <table:table-cell table:style-name="ce4" office:value-type="float" office:value="1213542" calcext:value-type="float">
            <text:p>1,213,542</text:p>
          </table:table-cell>
          <table:table-cell table:style-name="ce4" office:value-type="float" office:value="1221292" calcext:value-type="float">
            <text:p>1,221,292</text:p>
          </table:table-cell>
          <table:table-cell table:style-name="ce4" office:value-type="float" office:value="1228282" calcext:value-type="float">
            <text:p>1,228,282</text:p>
          </table:table-cell>
          <table:table-cell table:style-name="ce4" office:value-type="float" office:value="1231981" calcext:value-type="float">
            <text:p>1,231,9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ovdiv</text:p>
          </table:table-cell>
          <table:table-cell table:style-name="ce4" office:value-type="float" office:value="347600" calcext:value-type="float">
            <text:p>347,600</text:p>
          </table:table-cell>
          <table:table-cell table:number-columns-repeated="2" table:style-name="ce4" office:value-type="float" office:value="348465" calcext:value-type="float">
            <text:p>348,465</text:p>
          </table:table-cell>
          <table:table-cell table:style-name="ce4" office:value-type="float" office:value="338062" calcext:value-type="float">
            <text:p>338,062</text:p>
          </table:table-cell>
          <table:table-cell table:style-name="ce4" office:value-type="float" office:value="338184" calcext:value-type="float">
            <text:p>338,184</text:p>
          </table:table-cell>
          <table:table-cell table:style-name="ce4" office:value-type="float" office:value="339129" calcext:value-type="float">
            <text:p>339,129</text:p>
          </table:table-cell>
          <table:table-cell table:style-name="ce4" office:value-type="float" office:value="341041" calcext:value-type="float">
            <text:p>341,041</text:p>
          </table:table-cell>
          <table:table-cell table:style-name="ce4" office:value-type="float" office:value="341567" calcext:value-type="float">
            <text:p>341,567</text:p>
          </table:table-cell>
          <table:table-cell table:style-name="ce4" office:value-type="float" office:value="341625" calcext:value-type="float">
            <text:p>341,6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rna</text:p>
          </table:table-cell>
          <table:table-cell table:style-name="ce4" office:value-type="float" office:value="318313" calcext:value-type="float">
            <text:p>318,313</text:p>
          </table:table-cell>
          <table:table-cell table:number-columns-repeated="2" table:style-name="ce4" office:value-type="float" office:value="320837" calcext:value-type="float">
            <text:p>320,837</text:p>
          </table:table-cell>
          <table:table-cell table:style-name="ce4" office:value-type="float" office:value="334486" calcext:value-type="float">
            <text:p>334,486</text:p>
          </table:table-cell>
          <table:table-cell table:style-name="ce4" office:value-type="float" office:value="334781" calcext:value-type="float">
            <text:p>334,781</text:p>
          </table:table-cell>
          <table:table-cell table:style-name="ce4" office:value-type="float" office:value="334744" calcext:value-type="float">
            <text:p>334,744</text:p>
          </table:table-cell>
          <table:table-cell table:style-name="ce4" office:value-type="float" office:value="335819" calcext:value-type="float">
            <text:p>335,819</text:p>
          </table:table-cell>
          <table:table-cell table:style-name="ce4" office:value-type="float" office:value="335949" calcext:value-type="float">
            <text:p>335,949</text:p>
          </table:table-cell>
          <table:table-cell table:style-name="ce4" office:value-type="float" office:value="334466" calcext:value-type="float">
            <text:p>334,46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rgas</text:p>
          </table:table-cell>
          <table:table-cell table:style-name="ce4" office:value-type="float" office:value="188861" calcext:value-type="float">
            <text:p>188,861</text:p>
          </table:table-cell>
          <table:table-cell table:number-columns-repeated="2" table:style-name="ce4" office:value-type="float" office:value="193765" calcext:value-type="float">
            <text:p>193,765</text:p>
          </table:table-cell>
          <table:table-cell table:style-name="ce4" office:value-type="float" office:value="200261" calcext:value-type="float">
            <text:p>200,261</text:p>
          </table:table-cell>
          <table:table-cell table:style-name="ce4" office:value-type="float" office:value="199484" calcext:value-type="float">
            <text:p>199,484</text:p>
          </table:table-cell>
          <table:table-cell table:style-name="ce4" office:value-type="float" office:value="199083" calcext:value-type="float">
            <text:p>199,083</text:p>
          </table:table-cell>
          <table:table-cell table:style-name="ce4" office:value-type="float" office:value="199364" calcext:value-type="float">
            <text:p>199,364</text:p>
          </table:table-cell>
          <table:table-cell table:style-name="ce4" office:value-type="float" office:value="198725" calcext:value-type="float">
            <text:p>198,725</text:p>
          </table:table-cell>
          <table:table-cell table:style-name="ce4" office:value-type="float" office:value="203017" calcext:value-type="float">
            <text:p>203,0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even</text:p>
          </table:table-cell>
          <table:table-cell table:style-name="ce4" office:value-type="float" office:value="112372" calcext:value-type="float">
            <text:p>112,372</text:p>
          </table:table-cell>
          <table:table-cell table:number-columns-repeated="2" table:style-name="ce4" office:value-type="float" office:value="111426" calcext:value-type="float">
            <text:p>111,426</text:p>
          </table:table-cell>
          <table:table-cell table:style-name="ce4" office:value-type="float" office:value="107101" calcext:value-type="float">
            <text:p>107,101</text:p>
          </table:table-cell>
          <table:table-cell table:style-name="ce4" office:value-type="float" office:value="105673" calcext:value-type="float">
            <text:p>105,673</text:p>
          </table:table-cell>
          <table:table-cell table:style-name="ce4" office:value-type="float" office:value="104416" calcext:value-type="float">
            <text:p>104,416</text:p>
          </table:table-cell>
          <table:table-cell table:style-name="ce4" office:value-type="float" office:value="103122" calcext:value-type="float">
            <text:p>103,122</text:p>
          </table:table-cell>
          <table:table-cell table:style-name="ce4" office:value-type="float" office:value="101978" calcext:value-type="float">
            <text:p>101,978</text:p>
          </table:table-cell>
          <table:table-cell table:style-name="ce4" office:value-type="float" office:value="99628" calcext:value-type="float">
            <text:p>99,62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se</text:p>
          </table:table-cell>
          <table:table-cell table:style-name="ce4" office:value-type="float" office:value="156959" calcext:value-type="float">
            <text:p>156,959</text:p>
          </table:table-cell>
          <table:table-cell table:number-columns-repeated="2" table:style-name="ce4" office:value-type="float" office:value="156509" calcext:value-type="float">
            <text:p>156,509</text:p>
          </table:table-cell>
          <table:table-cell table:style-name="ce4" office:value-type="float" office:value="149750" calcext:value-type="float">
            <text:p>149,750</text:p>
          </table:table-cell>
          <table:table-cell table:style-name="ce4" office:value-type="float" office:value="149134" calcext:value-type="float">
            <text:p>149,134</text:p>
          </table:table-cell>
          <table:table-cell table:style-name="ce4" office:value-type="float" office:value="148350" calcext:value-type="float">
            <text:p>148,350</text:p>
          </table:table-cell>
          <table:table-cell table:style-name="ce4" office:value-type="float" office:value="147817" calcext:value-type="float">
            <text:p>147,817</text:p>
          </table:table-cell>
          <table:table-cell table:style-name="ce4" office:value-type="float" office:value="147055" calcext:value-type="float">
            <text:p>147,055</text:p>
          </table:table-cell>
          <table:table-cell table:style-name="ce4" office:value-type="float" office:value="145765" calcext:value-type="float">
            <text:p>145,76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din</text:p>
          </table:table-cell>
          <table:table-cell table:style-name="ce4" office:value-type="float" office:value="50185" calcext:value-type="float">
            <text:p>50,185</text:p>
          </table:table-cell>
          <table:table-cell table:number-columns-repeated="2" table:style-name="ce4" office:value-type="float" office:value="49471" calcext:value-type="float">
            <text:p>49,471</text:p>
          </table:table-cell>
          <table:table-cell table:style-name="ce4" office:value-type="float" office:value="48095" calcext:value-type="float">
            <text:p>48,095</text:p>
          </table:table-cell>
          <table:table-cell table:style-name="ce4" office:value-type="float" office:value="47382" calcext:value-type="float">
            <text:p>47,382</text:p>
          </table:table-cell>
          <table:table-cell table:style-name="ce4" office:value-type="float" office:value="46877" calcext:value-type="float">
            <text:p>46,877</text:p>
          </table:table-cell>
          <table:table-cell table:style-name="ce4" office:value-type="float" office:value="46068" calcext:value-type="float">
            <text:p>46,068</text:p>
          </table:table-cell>
          <table:table-cell table:style-name="ce4" office:value-type="float" office:value="45327" calcext:value-type="float">
            <text:p>45,327</text:p>
          </table:table-cell>
          <table:table-cell table:style-name="ce4" office:value-type="float" office:value="43595" calcext:value-type="float">
            <text:p>43,5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ara Zagora</text:p>
          </table:table-cell>
          <table:table-cell table:style-name="ce4" office:value-type="float" office:value="140710" calcext:value-type="float">
            <text:p>140,710</text:p>
          </table:table-cell>
          <table:table-cell table:number-columns-repeated="2" table:style-name="ce4" office:value-type="float" office:value="140456" calcext:value-type="float">
            <text:p>140,456</text:p>
          </table:table-cell>
          <table:table-cell table:style-name="ce4" office:value-type="float" office:value="138329" calcext:value-type="float">
            <text:p>138,329</text:p>
          </table:table-cell>
          <table:table-cell table:style-name="ce4" office:value-type="float" office:value="137416" calcext:value-type="float">
            <text:p>137,416</text:p>
          </table:table-cell>
          <table:table-cell table:style-name="ce4" office:value-type="float" office:value="137881" calcext:value-type="float">
            <text:p>137,881</text:p>
          </table:table-cell>
          <table:table-cell table:style-name="ce4" office:value-type="float" office:value="137834" calcext:value-type="float">
            <text:p>137,834</text:p>
          </table:table-cell>
          <table:table-cell table:style-name="ce4" office:value-type="float" office:value="137729" calcext:value-type="float">
            <text:p>137,729</text:p>
          </table:table-cell>
          <table:table-cell table:style-name="ce4" office:value-type="float" office:value="136807" calcext:value-type="float">
            <text:p>136,80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ive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3781" calcext:value-type="float">
            <text:p>93,781</text:p>
          </table:table-cell>
          <table:table-cell table:style-name="ce4" office:value-type="float" office:value="91669" calcext:value-type="float">
            <text:p>91,669</text:p>
          </table:table-cell>
          <table:table-cell table:style-name="ce4" office:value-type="float" office:value="91042" calcext:value-type="float">
            <text:p>91,042</text:p>
          </table:table-cell>
          <table:table-cell table:style-name="ce4" office:value-type="float" office:value="90404" calcext:value-type="float">
            <text:p>90,404</text:p>
          </table:table-cell>
          <table:table-cell table:style-name="ce4" office:value-type="float" office:value="89723" calcext:value-type="float">
            <text:p>89,723</text:p>
          </table:table-cell>
          <table:table-cell table:style-name="ce4" office:value-type="float" office:value="89065" calcext:value-type="float">
            <text:p>89,065</text:p>
          </table:table-cell>
          <table:table-cell table:style-name="ce4" office:value-type="float" office:value="87895" calcext:value-type="float">
            <text:p>87,8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bric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2672" calcext:value-type="float">
            <text:p>92,672</text:p>
          </table:table-cell>
          <table:table-cell table:style-name="ce4" office:value-type="float" office:value="91045" calcext:value-type="float">
            <text:p>91,045</text:p>
          </table:table-cell>
          <table:table-cell table:style-name="ce4" office:value-type="float" office:value="90375" calcext:value-type="float">
            <text:p>90,375</text:p>
          </table:table-cell>
          <table:table-cell table:style-name="ce4" office:value-type="float" office:value="89627" calcext:value-type="float">
            <text:p>89,627</text:p>
          </table:table-cell>
          <table:table-cell table:style-name="ce4" office:value-type="float" office:value="88807" calcext:value-type="float">
            <text:p>88,807</text:p>
          </table:table-cell>
          <table:table-cell table:style-name="ce4" office:value-type="float" office:value="87817" calcext:value-type="float">
            <text:p>87,817</text:p>
          </table:table-cell>
          <table:table-cell table:style-name="ce4" office:value-type="float" office:value="86292" calcext:value-type="float">
            <text:p>86,29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hume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6824" calcext:value-type="float">
            <text:p>86,824</text:p>
          </table:table-cell>
          <table:table-cell table:style-name="ce4" office:value-type="float" office:value="80947" calcext:value-type="float">
            <text:p>80,947</text:p>
          </table:table-cell>
          <table:table-cell table:style-name="ce4" office:value-type="float" office:value="80511" calcext:value-type="float">
            <text:p>80,511</text:p>
          </table:table-cell>
          <table:table-cell table:style-name="ce4" office:value-type="float" office:value="80143" calcext:value-type="float">
            <text:p>80,143</text:p>
          </table:table-cell>
          <table:table-cell table:style-name="ce4" office:value-type="float" office:value="79710" calcext:value-type="float">
            <text:p>79,710</text:p>
          </table:table-cell>
          <table:table-cell table:style-name="ce4" office:value-type="float" office:value="78884" calcext:value-type="float">
            <text:p>78,884</text:p>
          </table:table-cell>
          <table:table-cell table:style-name="ce4" office:value-type="float" office:value="77709" calcext:value-type="float">
            <text:p>77,70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rnik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8920" calcext:value-type="float">
            <text:p>78,920</text:p>
          </table:table-cell>
          <table:table-cell table:style-name="ce4" office:value-type="float" office:value="80264" calcext:value-type="float">
            <text:p>80,264</text:p>
          </table:table-cell>
          <table:table-cell table:style-name="ce4" office:value-type="float" office:value="79169" calcext:value-type="float">
            <text:p>79,169</text:p>
          </table:table-cell>
          <table:table-cell table:style-name="ce4" office:value-type="float" office:value="78371" calcext:value-type="float">
            <text:p>78,371</text:p>
          </table:table-cell>
          <table:table-cell table:style-name="ce4" office:value-type="float" office:value="77382" calcext:value-type="float">
            <text:p>77,382</text:p>
          </table:table-cell>
          <table:table-cell table:style-name="ce4" office:value-type="float" office:value="76247" calcext:value-type="float">
            <text:p>76,247</text:p>
          </table:table-cell>
          <table:table-cell table:style-name="ce4" office:value-type="float" office:value="74824" calcext:value-type="float">
            <text:p>74,82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ambo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7174" calcext:value-type="float">
            <text:p>77,174</text:p>
          </table:table-cell>
          <table:table-cell table:style-name="ce4" office:value-type="float" office:value="74201" calcext:value-type="float">
            <text:p>74,201</text:p>
          </table:table-cell>
          <table:table-cell table:style-name="ce4" office:value-type="float" office:value="73268" calcext:value-type="float">
            <text:p>73,268</text:p>
          </table:table-cell>
          <table:table-cell table:style-name="ce4" office:value-type="float" office:value="72778" calcext:value-type="float">
            <text:p>72,778</text:p>
          </table:table-cell>
          <table:table-cell table:style-name="ce4" office:value-type="float" office:value="72159" calcext:value-type="float">
            <text:p>72,159</text:p>
          </table:table-cell>
          <table:table-cell table:style-name="ce4" office:value-type="float" office:value="71561" calcext:value-type="float">
            <text:p>71,561</text:p>
          </table:table-cell>
          <table:table-cell table:style-name="ce4" office:value-type="float" office:value="70224" calcext:value-type="float">
            <text:p>70,22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skov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7050" calcext:value-type="float">
            <text:p>77,050</text:p>
          </table:table-cell>
          <table:table-cell table:style-name="ce4" office:value-type="float" office:value="76456" calcext:value-type="float">
            <text:p>76,456</text:p>
          </table:table-cell>
          <table:table-cell table:style-name="ce4" office:value-type="float" office:value="75641" calcext:value-type="float">
            <text:p>75,641</text:p>
          </table:table-cell>
          <table:table-cell table:style-name="ce4" office:value-type="float" office:value="75334" calcext:value-type="float">
            <text:p>75,334</text:p>
          </table:table-cell>
          <table:table-cell table:style-name="ce4" office:value-type="float" office:value="74826" calcext:value-type="float">
            <text:p>74,826</text:p>
          </table:table-cell>
          <table:table-cell table:style-name="ce4" office:value-type="float" office:value="73819" calcext:value-type="float">
            <text:p>73,819</text:p>
          </table:table-cell>
          <table:table-cell table:style-name="ce4" office:value-type="float" office:value="72336" calcext:value-type="float">
            <text:p>72,3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zardzhik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5346" calcext:value-type="float">
            <text:p>75,346</text:p>
          </table:table-cell>
          <table:table-cell table:style-name="ce4" office:value-type="float" office:value="72032" calcext:value-type="float">
            <text:p>72,032</text:p>
          </table:table-cell>
          <table:table-cell table:style-name="ce4" office:value-type="float" office:value="71437" calcext:value-type="float">
            <text:p>71,437</text:p>
          </table:table-cell>
          <table:table-cell table:style-name="ce4" office:value-type="float" office:value="71195" calcext:value-type="float">
            <text:p>71,195</text:p>
          </table:table-cell>
          <table:table-cell table:style-name="ce4" office:value-type="float" office:value="70728" calcext:value-type="float">
            <text:p>70,728</text:p>
          </table:table-cell>
          <table:table-cell table:style-name="ce4" office:value-type="float" office:value="70321" calcext:value-type="float">
            <text:p>70,321</text:p>
          </table:table-cell>
          <table:table-cell table:style-name="ce4" office:value-type="float" office:value="69384" calcext:value-type="float">
            <text:p>69,3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agoevgra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0404" calcext:value-type="float">
            <text:p>70,404</text:p>
          </table:table-cell>
          <table:table-cell table:style-name="ce4" office:value-type="float" office:value="70902" calcext:value-type="float">
            <text:p>70,902</text:p>
          </table:table-cell>
          <table:table-cell table:style-name="ce4" office:value-type="float" office:value="70656" calcext:value-type="float">
            <text:p>70,656</text:p>
          </table:table-cell>
          <table:table-cell table:style-name="ce4" office:value-type="float" office:value="70562" calcext:value-type="float">
            <text:p>70,562</text:p>
          </table:table-cell>
          <table:table-cell table:style-name="ce4" office:value-type="float" office:value="70583" calcext:value-type="float">
            <text:p>70,583</text:p>
          </table:table-cell>
          <table:table-cell table:style-name="ce4" office:value-type="float" office:value="70293" calcext:value-type="float">
            <text:p>70,293</text:p>
          </table:table-cell>
          <table:table-cell table:style-name="ce4" office:value-type="float" office:value="69610" calcext:value-type="float">
            <text:p>69,61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liko Tarnov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7099" calcext:value-type="float">
            <text:p>67,099</text:p>
          </table:table-cell>
          <table:table-cell table:style-name="ce4" office:value-type="float" office:value="68799" calcext:value-type="float">
            <text:p>68,799</text:p>
          </table:table-cell>
          <table:table-cell table:style-name="ce4" office:value-type="float" office:value="68735" calcext:value-type="float">
            <text:p>68,735</text:p>
          </table:table-cell>
          <table:table-cell table:style-name="ce4" office:value-type="float" office:value="68871" calcext:value-type="float">
            <text:p>68,871</text:p>
          </table:table-cell>
          <table:table-cell table:style-name="ce4" office:value-type="float" office:value="68984" calcext:value-type="float">
            <text:p>68,984</text:p>
          </table:table-cell>
          <table:table-cell table:style-name="ce4" office:value-type="float" office:value="68676" calcext:value-type="float">
            <text:p>68,676</text:p>
          </table:table-cell>
          <table:table-cell table:style-name="ce4" office:value-type="float" office:value="68320" calcext:value-type="float">
            <text:p>68,3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rats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1011" calcext:value-type="float">
            <text:p>61,011</text:p>
          </table:table-cell>
          <table:table-cell table:style-name="ce4" office:value-type="float" office:value="60741" calcext:value-type="float">
            <text:p>60,741</text:p>
          </table:table-cell>
          <table:table-cell table:style-name="ce4" office:value-type="float" office:value="59700" calcext:value-type="float">
            <text:p>59,700</text:p>
          </table:table-cell>
          <table:table-cell table:style-name="ce4" office:value-type="float" office:value="58856" calcext:value-type="float">
            <text:p>58,856</text:p>
          </table:table-cell>
          <table:table-cell table:style-name="ce4" office:value-type="float" office:value="57771" calcext:value-type="float">
            <text:p>57,771</text:p>
          </table:table-cell>
          <table:table-cell table:style-name="ce4" office:value-type="float" office:value="56517" calcext:value-type="float">
            <text:p>56,517</text:p>
          </table:table-cell>
          <table:table-cell table:style-name="ce4" office:value-type="float" office:value="54150" calcext:value-type="float">
            <text:p>54,15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zech Republic</text:p>
          </table:table-cell>
          <table:table-cell table:style-name="ce4" office:value-type="float" office:value="10467542" calcext:value-type="float">
            <text:p>10,467,542</text:p>
          </table:table-cell>
          <table:table-cell table:style-name="ce4" office:value-type="float" office:value="10506813" calcext:value-type="float">
            <text:p>10,506,813</text:p>
          </table:table-cell>
          <table:table-cell table:style-name="ce4" office:value-type="float" office:value="10532770" calcext:value-type="float">
            <text:p>10,532,770</text:p>
          </table:table-cell>
          <table:table-cell table:style-name="ce4" office:value-type="float" office:value="10505445" calcext:value-type="float">
            <text:p>10,505,445</text:p>
          </table:table-cell>
          <table:table-cell table:style-name="ce4" office:value-type="float" office:value="10516125" calcext:value-type="float">
            <text:p>10,516,125</text:p>
          </table:table-cell>
          <table:table-cell table:style-name="ce4" office:value-type="float" office:value="10512419" calcext:value-type="float">
            <text:p>10,512,419</text:p>
          </table:table-cell>
          <table:table-cell table:style-name="ce4" office:value-type="float" office:value="10538275" calcext:value-type="float">
            <text:p>10,538,275</text:p>
          </table:table-cell>
          <table:table-cell table:style-name="ce4" office:value-type="float" office:value="10553843" calcext:value-type="float">
            <text:p>10,553,84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aha</text:p>
          </table:table-cell>
          <table:table-cell table:style-name="ce4" office:value-type="float" office:value="1233211" calcext:value-type="float">
            <text:p>1,233,211</text:p>
          </table:table-cell>
          <table:table-cell table:style-name="ce4" office:value-type="float" office:value="1249026" calcext:value-type="float">
            <text:p>1,249,026</text:p>
          </table:table-cell>
          <table:table-cell table:style-name="ce4" office:value-type="float" office:value="1257158" calcext:value-type="float">
            <text:p>1,257,158</text:p>
          </table:table-cell>
          <table:table-cell table:style-name="ce4" office:value-type="float" office:value="1241664" calcext:value-type="float">
            <text:p>1,241,664</text:p>
          </table:table-cell>
          <table:table-cell table:style-name="ce4" office:value-type="float" office:value="1246780" calcext:value-type="float">
            <text:p>1,246,780</text:p>
          </table:table-cell>
          <table:table-cell table:style-name="ce4" office:value-type="float" office:value="1243201" calcext:value-type="float">
            <text:p>1,243,201</text:p>
          </table:table-cell>
          <table:table-cell table:style-name="ce4" office:value-type="float" office:value="1259079" calcext:value-type="float">
            <text:p>1,259,079</text:p>
          </table:table-cell>
          <table:table-cell table:style-name="ce4" office:value-type="float" office:value="1267449" calcext:value-type="float">
            <text:p>1,267,449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no</text:p>
          </table:table-cell>
          <table:table-cell table:style-name="ce4" office:value-type="float" office:value="370592" calcext:value-type="float">
            <text:p>370,592</text:p>
          </table:table-cell>
          <table:table-cell table:style-name="ce4" office:value-type="float" office:value="371399" calcext:value-type="float">
            <text:p>371,399</text:p>
          </table:table-cell>
          <table:table-cell table:style-name="ce4" office:value-type="float" office:value="371371" calcext:value-type="float">
            <text:p>371,371</text:p>
          </table:table-cell>
          <table:table-cell table:style-name="ce4" office:value-type="float" office:value="378965" calcext:value-type="float">
            <text:p>378,965</text:p>
          </table:table-cell>
          <table:table-cell table:style-name="ce4" office:value-type="float" office:value="378327" calcext:value-type="float">
            <text:p>378,327</text:p>
          </table:table-cell>
          <table:table-cell table:style-name="ce4" office:value-type="float" office:value="377508" calcext:value-type="float">
            <text:p>377,508</text:p>
          </table:table-cell>
          <table:table-cell table:style-name="ce4" office:value-type="float" office:value="377440" calcext:value-type="float">
            <text:p>377,440</text:p>
          </table:table-cell>
          <table:table-cell table:style-name="ce4" office:value-type="float" office:value="377028" calcext:value-type="float">
            <text:p>377,02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strava</text:p>
          </table:table-cell>
          <table:table-cell table:style-name="ce4" office:value-type="float" office:value="307767" calcext:value-type="float">
            <text:p>307,767</text:p>
          </table:table-cell>
          <table:table-cell table:style-name="ce4" office:value-type="float" office:value="306006" calcext:value-type="float">
            <text:p>306,006</text:p>
          </table:table-cell>
          <table:table-cell table:style-name="ce4" office:value-type="float" office:value="303609" calcext:value-type="float">
            <text:p>303,609</text:p>
          </table:table-cell>
          <table:table-cell table:style-name="ce4" office:value-type="float" office:value="299622" calcext:value-type="float">
            <text:p>299,622</text:p>
          </table:table-cell>
          <table:table-cell table:style-name="ce4" office:value-type="float" office:value="297421" calcext:value-type="float">
            <text:p>297,421</text:p>
          </table:table-cell>
          <table:table-cell table:style-name="ce4" office:value-type="float" office:value="295653" calcext:value-type="float">
            <text:p>295,653</text:p>
          </table:table-cell>
          <table:table-cell table:style-name="ce4" office:value-type="float" office:value="294200" calcext:value-type="float">
            <text:p>294,200</text:p>
          </table:table-cell>
          <table:table-cell table:style-name="ce4" office:value-type="float" office:value="292681" calcext:value-type="float">
            <text:p>292,68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zen</text:p>
          </table:table-cell>
          <table:table-cell table:style-name="ce4" office:value-type="float" office:value="169273" calcext:value-type="float">
            <text:p>169,273</text:p>
          </table:table-cell>
          <table:table-cell table:style-name="ce4" office:value-type="float" office:value="169935" calcext:value-type="float">
            <text:p>169,935</text:p>
          </table:table-cell>
          <table:table-cell table:style-name="ce4" office:value-type="float" office:value="168808" calcext:value-type="float">
            <text:p>168,808</text:p>
          </table:table-cell>
          <table:table-cell table:style-name="ce4" office:value-type="float" office:value="167302" calcext:value-type="float">
            <text:p>167,302</text:p>
          </table:table-cell>
          <table:table-cell table:style-name="ce4" office:value-type="float" office:value="167472" calcext:value-type="float">
            <text:p>167,472</text:p>
          </table:table-cell>
          <table:table-cell table:style-name="ce4" office:value-type="float" office:value="168034" calcext:value-type="float">
            <text:p>168,034</text:p>
          </table:table-cell>
          <table:table-cell table:style-name="ce4" office:value-type="float" office:value="169033" calcext:value-type="float">
            <text:p>169,033</text:p>
          </table:table-cell>
          <table:table-cell table:style-name="ce4" office:value-type="float" office:value="169858" calcext:value-type="float">
            <text:p>169,85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Ústí nad Labem</text:p>
          </table:table-cell>
          <table:table-cell table:style-name="ce4" office:value-type="float" office:value="95289" calcext:value-type="float">
            <text:p>95,289</text:p>
          </table:table-cell>
          <table:table-cell table:style-name="ce4" office:value-type="float" office:value="95477" calcext:value-type="float">
            <text:p>95,477</text:p>
          </table:table-cell>
          <table:table-cell table:style-name="ce4" office:value-type="float" office:value="95464" calcext:value-type="float">
            <text:p>95,464</text:p>
          </table:table-cell>
          <table:table-cell table:style-name="ce4" office:value-type="float" office:value="94258" calcext:value-type="float">
            <text:p>94,258</text:p>
          </table:table-cell>
          <table:table-cell table:style-name="ce4" office:value-type="float" office:value="93747" calcext:value-type="float">
            <text:p>93,747</text:p>
          </table:table-cell>
          <table:table-cell table:style-name="ce4" office:value-type="float" office:value="93523" calcext:value-type="float">
            <text:p>93,523</text:p>
          </table:table-cell>
          <table:table-cell table:style-name="ce4" office:value-type="float" office:value="93409" calcext:value-type="float">
            <text:p>93,409</text:p>
          </table:table-cell>
          <table:table-cell table:style-name="ce4" office:value-type="float" office:value="93248" calcext:value-type="float">
            <text:p>93,24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lomouc</text:p>
          </table:table-cell>
          <table:table-cell table:style-name="ce4" office:value-type="float" office:value="100373" calcext:value-type="float">
            <text:p>100,373</text:p>
          </table:table-cell>
          <table:table-cell table:style-name="ce4" office:value-type="float" office:value="100362" calcext:value-type="float">
            <text:p>100,362</text:p>
          </table:table-cell>
          <table:table-cell table:style-name="ce4" office:value-type="float" office:value="100233" calcext:value-type="float">
            <text:p>100,233</text:p>
          </table:table-cell>
          <table:table-cell table:style-name="ce4" office:value-type="float" office:value="99529" calcext:value-type="float">
            <text:p>99,529</text:p>
          </table:table-cell>
          <table:table-cell table:style-name="ce4" office:value-type="float" office:value="99471" calcext:value-type="float">
            <text:p>99,471</text:p>
          </table:table-cell>
          <table:table-cell table:style-name="ce4" office:value-type="float" office:value="99489" calcext:value-type="float">
            <text:p>99,489</text:p>
          </table:table-cell>
          <table:table-cell table:style-name="ce4" office:value-type="float" office:value="99809" calcext:value-type="float">
            <text:p>99,809</text:p>
          </table:table-cell>
          <table:table-cell table:style-name="ce4" office:value-type="float" office:value="100154" calcext:value-type="float">
            <text:p>100,154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berec</text:p>
          </table:table-cell>
          <table:table-cell table:style-name="ce4" office:value-type="float" office:value="100914" calcext:value-type="float">
            <text:p>100,914</text:p>
          </table:table-cell>
          <table:table-cell table:style-name="ce4" office:value-type="float" office:value="101625" calcext:value-type="float">
            <text:p>101,625</text:p>
          </table:table-cell>
          <table:table-cell table:style-name="ce4" office:value-type="float" office:value="101865" calcext:value-type="float">
            <text:p>101,865</text:p>
          </table:table-cell>
          <table:table-cell table:style-name="ce4" office:value-type="float" office:value="102005" calcext:value-type="float">
            <text:p>102,005</text:p>
          </table:table-cell>
          <table:table-cell table:style-name="ce4" office:value-type="float" office:value="102113" calcext:value-type="float">
            <text:p>102,113</text:p>
          </table:table-cell>
          <table:table-cell table:style-name="ce4" office:value-type="float" office:value="102301" calcext:value-type="float">
            <text:p>102,301</text:p>
          </table:table-cell>
          <table:table-cell table:style-name="ce4" office:value-type="float" office:value="102562" calcext:value-type="float">
            <text:p>102,562</text:p>
          </table:table-cell>
          <table:table-cell table:style-name="ce4" office:value-type="float" office:value="103288" calcext:value-type="float">
            <text:p>103,28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eské Budejovice</text:p>
          </table:table-cell>
          <table:table-cell table:style-name="ce4" office:value-type="float" office:value="94936" calcext:value-type="float">
            <text:p>94,936</text:p>
          </table:table-cell>
          <table:table-cell table:style-name="ce4" office:value-type="float" office:value="94865" calcext:value-type="float">
            <text:p>94,865</text:p>
          </table:table-cell>
          <table:table-cell table:style-name="ce4" office:value-type="float" office:value="94754" calcext:value-type="float">
            <text:p>94,754</text:p>
          </table:table-cell>
          <table:table-cell table:style-name="ce4" office:value-type="float" office:value="93620" calcext:value-type="float">
            <text:p>93,620</text:p>
          </table:table-cell>
          <table:table-cell table:style-name="ce4" office:value-type="float" office:value="93467" calcext:value-type="float">
            <text:p>93,467</text:p>
          </table:table-cell>
          <table:table-cell table:style-name="ce4" office:value-type="float" office:value="93253" calcext:value-type="float">
            <text:p>93,253</text:p>
          </table:table-cell>
          <table:table-cell table:style-name="ce4" office:value-type="float" office:value="93285" calcext:value-type="float">
            <text:p>93,285</text:p>
          </table:table-cell>
          <table:table-cell table:style-name="ce4" office:value-type="float" office:value="93513" calcext:value-type="float">
            <text:p>93,51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radec Králové</text:p>
          </table:table-cell>
          <table:table-cell table:style-name="ce4" office:value-type="float" office:value="94497" calcext:value-type="float">
            <text:p>94,497</text:p>
          </table:table-cell>
          <table:table-cell table:style-name="ce4" office:value-type="float" office:value="94493" calcext:value-type="float">
            <text:p>94,493</text:p>
          </table:table-cell>
          <table:table-cell table:style-name="ce4" office:value-type="float" office:value="94318" calcext:value-type="float">
            <text:p>94,318</text:p>
          </table:table-cell>
          <table:table-cell table:style-name="ce4" office:value-type="float" office:value="93490" calcext:value-type="float">
            <text:p>93,490</text:p>
          </table:table-cell>
          <table:table-cell table:style-name="ce4" office:value-type="float" office:value="93035" calcext:value-type="float">
            <text:p>93,035</text:p>
          </table:table-cell>
          <table:table-cell table:style-name="ce4" office:value-type="float" office:value="92904" calcext:value-type="float">
            <text:p>92,904</text:p>
          </table:table-cell>
          <table:table-cell table:style-name="ce4" office:value-type="float" office:value="92808" calcext:value-type="float">
            <text:p>92,808</text:p>
          </table:table-cell>
          <table:table-cell table:style-name="ce4" office:value-type="float" office:value="92891" calcext:value-type="float">
            <text:p>92,89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rdubice</text:p>
          </table:table-cell>
          <table:table-cell table:style-name="ce4" office:value-type="float" office:value="89892" calcext:value-type="float">
            <text:p>89,892</text:p>
          </table:table-cell>
          <table:table-cell table:style-name="ce4" office:value-type="float" office:value="90077" calcext:value-type="float">
            <text:p>90,077</text:p>
          </table:table-cell>
          <table:table-cell table:style-name="ce4" office:value-type="float" office:value="90401" calcext:value-type="float">
            <text:p>90,401</text:p>
          </table:table-cell>
          <table:table-cell table:style-name="ce4" office:value-type="float" office:value="89552" calcext:value-type="float">
            <text:p>89,552</text:p>
          </table:table-cell>
          <table:table-cell table:style-name="ce4" office:value-type="float" office:value="89467" calcext:value-type="float">
            <text:p>89,467</text:p>
          </table:table-cell>
          <table:table-cell table:style-name="ce4" office:value-type="float" office:value="89432" calcext:value-type="float">
            <text:p>89,432</text:p>
          </table:table-cell>
          <table:table-cell table:style-name="ce4" office:value-type="float" office:value="89693" calcext:value-type="float">
            <text:p>89,693</text:p>
          </table:table-cell>
          <table:table-cell table:style-name="ce4" office:value-type="float" office:value="89638" calcext:value-type="float">
            <text:p>89,63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lín</text:p>
          </table:table-cell>
          <table:table-cell table:style-name="ce4" office:value-type="float" office:value="75860" calcext:value-type="float">
            <text:p>75,860</text:p>
          </table:table-cell>
          <table:table-cell table:style-name="ce4" office:value-type="float" office:value="75714" calcext:value-type="float">
            <text:p>75,714</text:p>
          </table:table-cell>
          <table:table-cell table:style-name="ce4" office:value-type="float" office:value="75469" calcext:value-type="float">
            <text:p>75,469</text:p>
          </table:table-cell>
          <table:table-cell table:style-name="ce4" office:value-type="float" office:value="75660" calcext:value-type="float">
            <text:p>75,660</text:p>
          </table:table-cell>
          <table:table-cell table:style-name="ce4" office:value-type="float" office:value="75555" calcext:value-type="float">
            <text:p>75,555</text:p>
          </table:table-cell>
          <table:table-cell table:style-name="ce4" office:value-type="float" office:value="75278" calcext:value-type="float">
            <text:p>75,278</text:p>
          </table:table-cell>
          <table:table-cell table:style-name="ce4" office:value-type="float" office:value="75112" calcext:value-type="float">
            <text:p>75,112</text:p>
          </table:table-cell>
          <table:table-cell table:style-name="ce4" office:value-type="float" office:value="75171" calcext:value-type="float">
            <text:p>75,17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ladno</text:p>
          </table:table-cell>
          <table:table-cell table:style-name="ce4" office:value-type="float" office:value="69906" calcext:value-type="float">
            <text:p>69,906</text:p>
          </table:table-cell>
          <table:table-cell table:style-name="ce4" office:value-type="float" office:value="69938" calcext:value-type="float">
            <text:p>69,938</text:p>
          </table:table-cell>
          <table:table-cell table:style-name="ce4" office:value-type="float" office:value="70665" calcext:value-type="float">
            <text:p>70,665</text:p>
          </table:table-cell>
          <table:table-cell table:style-name="ce4" office:value-type="float" office:value="68682" calcext:value-type="float">
            <text:p>68,682</text:p>
          </table:table-cell>
          <table:table-cell table:style-name="ce4" office:value-type="float" office:value="68551" calcext:value-type="float">
            <text:p>68,551</text:p>
          </table:table-cell>
          <table:table-cell table:style-name="ce4" office:value-type="float" office:value="68519" calcext:value-type="float">
            <text:p>68,519</text:p>
          </table:table-cell>
          <table:table-cell table:style-name="ce4" office:value-type="float" office:value="68552" calcext:value-type="float">
            <text:p>68,552</text:p>
          </table:table-cell>
          <table:table-cell table:style-name="ce4" office:value-type="float" office:value="68466" calcext:value-type="float">
            <text:p>68,46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rlovy Vary</text:p>
          </table:table-cell>
          <table:table-cell table:style-name="ce4" office:value-type="float" office:value="51459" calcext:value-type="float">
            <text:p>51,459</text:p>
          </table:table-cell>
          <table:table-cell table:style-name="ce4" office:value-type="float" office:value="51320" calcext:value-type="float">
            <text:p>51,320</text:p>
          </table:table-cell>
          <table:table-cell table:style-name="ce4" office:value-type="float" office:value="51115" calcext:value-type="float">
            <text:p>51,115</text:p>
          </table:table-cell>
          <table:table-cell table:style-name="ce4" office:value-type="float" office:value="50594" calcext:value-type="float">
            <text:p>50,594</text:p>
          </table:table-cell>
          <table:table-cell table:style-name="ce4" office:value-type="float" office:value="50172" calcext:value-type="float">
            <text:p>50,172</text:p>
          </table:table-cell>
          <table:table-cell table:style-name="ce4" office:value-type="float" office:value="49864" calcext:value-type="float">
            <text:p>49,864</text:p>
          </table:table-cell>
          <table:table-cell table:style-name="ce4" office:value-type="float" office:value="49781" calcext:value-type="float">
            <text:p>49,781</text:p>
          </table:table-cell>
          <table:table-cell table:style-name="ce4" office:value-type="float" office:value="49326" calcext:value-type="float">
            <text:p>49,32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ihlava</text:p>
          </table:table-cell>
          <table:table-cell table:style-name="ce4" office:value-type="float" office:value="51143" calcext:value-type="float">
            <text:p>51,143</text:p>
          </table:table-cell>
          <table:table-cell table:style-name="ce4" office:value-type="float" office:value="51222" calcext:value-type="float">
            <text:p>51,222</text:p>
          </table:table-cell>
          <table:table-cell table:style-name="ce4" office:value-type="float" office:value="51154" calcext:value-type="float">
            <text:p>51,154</text:p>
          </table:table-cell>
          <table:table-cell table:style-name="ce4" office:value-type="float" office:value="50669" calcext:value-type="float">
            <text:p>50,669</text:p>
          </table:table-cell>
          <table:table-cell table:style-name="ce4" office:value-type="float" office:value="50598" calcext:value-type="float">
            <text:p>50,598</text:p>
          </table:table-cell>
          <table:table-cell table:style-name="ce4" office:value-type="float" office:value="50510" calcext:value-type="float">
            <text:p>50,510</text:p>
          </table:table-cell>
          <table:table-cell table:style-name="ce4" office:value-type="float" office:value="50521" calcext:value-type="float">
            <text:p>50,521</text:p>
          </table:table-cell>
          <table:table-cell table:style-name="ce4" office:value-type="float" office:value="50714" calcext:value-type="float">
            <text:p>50,714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vírov</text:p>
          </table:table-cell>
          <table:table-cell table:style-name="ce4" office:value-type="float" office:value="83558" calcext:value-type="float">
            <text:p>83,558</text:p>
          </table:table-cell>
          <table:table-cell table:style-name="ce4" office:value-type="float" office:value="82896" calcext:value-type="float">
            <text:p>82,896</text:p>
          </table:table-cell>
          <table:table-cell table:style-name="ce4" office:value-type="float" office:value="82022" calcext:value-type="float">
            <text:p>82,022</text:p>
          </table:table-cell>
          <table:table-cell table:style-name="ce4" office:value-type="float" office:value="78503" calcext:value-type="float">
            <text:p>78,503</text:p>
          </table:table-cell>
          <table:table-cell table:style-name="ce4" office:value-type="float" office:value="77371" calcext:value-type="float">
            <text:p>77,371</text:p>
          </table:table-cell>
          <table:table-cell table:style-name="ce4" office:value-type="float" office:value="76109" calcext:value-type="float">
            <text:p>76,109</text:p>
          </table:table-cell>
          <table:table-cell table:style-name="ce4" office:value-type="float" office:value="75049" calcext:value-type="float">
            <text:p>75,049</text:p>
          </table:table-cell>
          <table:table-cell table:style-name="ce4" office:value-type="float" office:value="74101" calcext:value-type="float">
            <text:p>74,10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st</text:p>
          </table:table-cell>
          <table:table-cell table:style-name="ce4" office:value-type="float" office:value="67438" calcext:value-type="float">
            <text:p>67,438</text:p>
          </table:table-cell>
          <table:table-cell table:style-name="ce4" office:value-type="float" office:value="67518" calcext:value-type="float">
            <text:p>67,518</text:p>
          </table:table-cell>
          <table:table-cell table:style-name="ce4" office:value-type="float" office:value="67466" calcext:value-type="float">
            <text:p>67,466</text:p>
          </table:table-cell>
          <table:table-cell table:style-name="ce4" office:value-type="float" office:value="67058" calcext:value-type="float">
            <text:p>67,058</text:p>
          </table:table-cell>
          <table:table-cell table:style-name="ce4" office:value-type="float" office:value="67490" calcext:value-type="float">
            <text:p>67,490</text:p>
          </table:table-cell>
          <table:table-cell table:style-name="ce4" office:value-type="float" office:value="67332" calcext:value-type="float">
            <text:p>67,332</text:p>
          </table:table-cell>
          <table:table-cell table:style-name="ce4" office:value-type="float" office:value="67089" calcext:value-type="float">
            <text:p>67,089</text:p>
          </table:table-cell>
          <table:table-cell table:style-name="ce4" office:value-type="float" office:value="67002" calcext:value-type="float">
            <text:p>67,00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rviná</text:p>
          </table:table-cell>
          <table:table-cell table:style-name="ce4" office:value-type="float" office:value="62661" calcext:value-type="float">
            <text:p>62,661</text:p>
          </table:table-cell>
          <table:table-cell table:style-name="ce4" office:value-type="float" office:value="61948" calcext:value-type="float">
            <text:p>61,948</text:p>
          </table:table-cell>
          <table:table-cell table:style-name="ce4" office:value-type="float" office:value="60679" calcext:value-type="float">
            <text:p>60,679</text:p>
          </table:table-cell>
          <table:table-cell table:style-name="ce4" office:value-type="float" office:value="58833" calcext:value-type="float">
            <text:p>58,833</text:p>
          </table:table-cell>
          <table:table-cell table:style-name="ce4" office:value-type="float" office:value="57842" calcext:value-type="float">
            <text:p>57,842</text:p>
          </table:table-cell>
          <table:table-cell table:style-name="ce4" office:value-type="float" office:value="56848" calcext:value-type="float">
            <text:p>56,848</text:p>
          </table:table-cell>
          <table:table-cell table:style-name="ce4" office:value-type="float" office:value="55985" calcext:value-type="float">
            <text:p>55,985</text:p>
          </table:table-cell>
          <table:table-cell table:style-name="ce4" office:value-type="float" office:value="55163" calcext:value-type="float">
            <text:p>55,16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omutov-Jirkov</text:p>
          </table:table-cell>
          <table:table-cell table:style-name="ce4" office:value-type="float" office:value="70820" calcext:value-type="float">
            <text:p>70,820</text:p>
          </table:table-cell>
          <table:table-cell table:style-name="ce4" office:value-type="float" office:value="70718" calcext:value-type="float">
            <text:p>70,718</text:p>
          </table:table-cell>
          <table:table-cell table:style-name="ce4" office:value-type="float" office:value="71334" calcext:value-type="float">
            <text:p>71,334</text:p>
          </table:table-cell>
          <table:table-cell table:style-name="ce4" office:value-type="float" office:value="69889" calcext:value-type="float">
            <text:p>69,889</text:p>
          </table:table-cell>
          <table:table-cell table:style-name="ce4" office:value-type="float" office:value="69417" calcext:value-type="float">
            <text:p>69,417</text:p>
          </table:table-cell>
          <table:table-cell table:style-name="ce4" office:value-type="float" office:value="69214" calcext:value-type="float">
            <text:p>69,214</text:p>
          </table:table-cell>
          <table:table-cell table:style-name="ce4" office:value-type="float" office:value="68842" calcext:value-type="float">
            <text:p>68,842</text:p>
          </table:table-cell>
          <table:table-cell table:style-name="ce4" office:value-type="float" office:value="68545" calcext:value-type="float">
            <text:p>68,54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560628" calcext:value-type="float">
            <text:p>5,560,628</text:p>
          </table:table-cell>
          <table:table-cell table:style-name="ce4" office:value-type="float" office:value="5580516" calcext:value-type="float">
            <text:p>5,580,516</text:p>
          </table:table-cell>
          <table:table-cell table:style-name="ce4" office:value-type="float" office:value="5602628" calcext:value-type="float">
            <text:p>5,602,628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øbenhavn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39542" calcext:value-type="float">
            <text:p>539,542</text:p>
          </table:table-cell>
          <table:table-cell table:style-name="ce4" office:value-type="float" office:value="549050" calcext:value-type="float">
            <text:p>549,050</text:p>
          </table:table-cell>
          <table:table-cell table:style-name="ce4" office:value-type="float" office:value="559440" calcext:value-type="float">
            <text:p>559,440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Århus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310956" calcext:value-type="float">
            <text:p>310,956</text:p>
          </table:table-cell>
          <table:table-cell table:style-name="ce4" office:value-type="float" office:value="314545" calcext:value-type="float">
            <text:p>314,545</text:p>
          </table:table-cell>
          <table:table-cell table:style-name="ce4" office:value-type="float" office:value="319094" calcext:value-type="float">
            <text:p>319,094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dense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90245" calcext:value-type="float">
            <text:p>190,245</text:p>
          </table:table-cell>
          <table:table-cell table:style-name="ce4" office:value-type="float" office:value="191610" calcext:value-type="float">
            <text:p>191,610</text:p>
          </table:table-cell>
          <table:table-cell table:style-name="ce4" office:value-type="float" office:value="193370" calcext:value-type="float">
            <text:p>193,370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alborg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99188" calcext:value-type="float">
            <text:p>199,188</text:p>
          </table:table-cell>
          <table:table-cell table:style-name="ce4" office:value-type="float" office:value="201142" calcext:value-type="float">
            <text:p>201,142</text:p>
          </table:table-cell>
          <table:table-cell table:style-name="ce4" office:value-type="float" office:value="203448" calcext:value-type="float">
            <text:p>203,448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rmany</text:p>
          </table:table-cell>
          <table:table-cell table:style-name="ce4" office:value-type="float" office:value="82217837" calcext:value-type="float">
            <text:p>82,217,837</text:p>
          </table:table-cell>
          <table:table-cell table:style-name="ce4" office:value-type="float" office:value="82002356" calcext:value-type="float">
            <text:p>82,002,356</text:p>
          </table:table-cell>
          <table:table-cell table:style-name="ce4" office:value-type="float" office:value="81802257" calcext:value-type="float">
            <text:p>81,802,257</text:p>
          </table:table-cell>
          <table:table-cell table:style-name="ce4" office:value-type="float" office:value="81751602" calcext:value-type="float">
            <text:p>81,751,602</text:p>
          </table:table-cell>
          <table:table-cell table:style-name="ce4" office:value-type="float" office:value="80327900" calcext:value-type="float">
            <text:p>80,327,900</text:p>
          </table:table-cell>
          <table:table-cell table:style-name="ce4" office:value-type="float" office:value="80523746" calcext:value-type="float">
            <text:p>80,523,746</text:p>
          </table:table-cell>
          <table:table-cell table:style-name="ce4" office:value-type="float" office:value="80767463" calcext:value-type="float">
            <text:p>80,767,463</text:p>
          </table:table-cell>
          <table:table-cell table:style-name="ce4" office:value-type="float" office:value="81197537" calcext:value-type="float">
            <text:p>81,197,537</text:p>
          </table:table-cell>
          <table:table-cell table:style-name="ce4" office:value-type="float" office:value="82175684" calcext:value-type="float">
            <text:p>82,175,6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lin</text:p>
          </table:table-cell>
          <table:table-cell table:style-name="ce4" office:value-type="float" office:value="3416255" calcext:value-type="float">
            <text:p>3,416,255</text:p>
          </table:table-cell>
          <table:table-cell table:style-name="ce4" office:value-type="float" office:value="3431675" calcext:value-type="float">
            <text:p>3,431,675</text:p>
          </table:table-cell>
          <table:table-cell table:style-name="ce4" office:value-type="float" office:value="3442675" calcext:value-type="float">
            <text:p>3,442,675</text:p>
          </table:table-cell>
          <table:table-cell table:style-name="ce4" office:value-type="float" office:value="3460725" calcext:value-type="float">
            <text:p>3,460,725</text:p>
          </table:table-cell>
          <table:table-cell table:style-name="ce4" office:value-type="float" office:value="3326002" calcext:value-type="float">
            <text:p>3,326,002</text:p>
          </table:table-cell>
          <table:table-cell table:style-name="ce4" office:value-type="float" office:value="3375222" calcext:value-type="float">
            <text:p>3,375,222</text:p>
          </table:table-cell>
          <table:table-cell table:style-name="ce4" office:value-type="float" office:value="3421829" calcext:value-type="float">
            <text:p>3,421,829</text:p>
          </table:table-cell>
          <table:table-cell table:style-name="ce4" office:value-type="float" office:value="3469849" calcext:value-type="float">
            <text:p>3,469,849</text:p>
          </table:table-cell>
          <table:table-cell table:style-name="ce4" office:value-type="float" office:value="3520031" calcext:value-type="float">
            <text:p>3,520,0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mburg</text:p>
          </table:table-cell>
          <table:table-cell table:style-name="ce4" office:value-type="float" office:value="1770629" calcext:value-type="float">
            <text:p>1,770,629</text:p>
          </table:table-cell>
          <table:table-cell table:style-name="ce4" office:value-type="float" office:value="1772100" calcext:value-type="float">
            <text:p>1,772,100</text:p>
          </table:table-cell>
          <table:table-cell table:style-name="ce4" office:value-type="float" office:value="1774224" calcext:value-type="float">
            <text:p>1,774,224</text:p>
          </table:table-cell>
          <table:table-cell table:style-name="ce4" office:value-type="float" office:value="1786448" calcext:value-type="float">
            <text:p>1,786,448</text:p>
          </table:table-cell>
          <table:table-cell table:style-name="ce4" office:value-type="float" office:value="1718187" calcext:value-type="float">
            <text:p>1,718,187</text:p>
          </table:table-cell>
          <table:table-cell table:style-name="ce4" office:value-type="float" office:value="1734272" calcext:value-type="float">
            <text:p>1,734,272</text:p>
          </table:table-cell>
          <table:table-cell table:style-name="ce4" office:value-type="float" office:value="1746342" calcext:value-type="float">
            <text:p>1,746,342</text:p>
          </table:table-cell>
          <table:table-cell table:style-name="ce4" office:value-type="float" office:value="1762791" calcext:value-type="float">
            <text:p>1,762,791</text:p>
          </table:table-cell>
          <table:table-cell table:style-name="ce4" office:value-type="float" office:value="1787408" calcext:value-type="float">
            <text:p>1,787,4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ünchen</text:p>
          </table:table-cell>
          <table:table-cell table:style-name="ce4" office:value-type="float" office:value="1311573" calcext:value-type="float">
            <text:p>1,311,573</text:p>
          </table:table-cell>
          <table:table-cell table:style-name="ce4" office:value-type="float" office:value="1326807" calcext:value-type="float">
            <text:p>1,326,807</text:p>
          </table:table-cell>
          <table:table-cell table:style-name="ce4" office:value-type="float" office:value="1330440" calcext:value-type="float">
            <text:p>1,330,440</text:p>
          </table:table-cell>
          <table:table-cell table:style-name="ce4" office:value-type="float" office:value="1353186" calcext:value-type="float">
            <text:p>1,353,186</text:p>
          </table:table-cell>
          <table:table-cell table:style-name="ce4" office:value-type="float" office:value="1364920" calcext:value-type="float">
            <text:p>1,364,920</text:p>
          </table:table-cell>
          <table:table-cell table:style-name="ce4" office:value-type="float" office:value="1388308" calcext:value-type="float">
            <text:p>1,388,308</text:p>
          </table:table-cell>
          <table:table-cell table:style-name="ce4" office:value-type="float" office:value="1407836" calcext:value-type="float">
            <text:p>1,407,836</text:p>
          </table:table-cell>
          <table:table-cell table:style-name="ce4" office:value-type="float" office:value="1429584" calcext:value-type="float">
            <text:p>1,429,584</text:p>
          </table:table-cell>
          <table:table-cell table:style-name="ce4" office:value-type="float" office:value="1450381" calcext:value-type="float">
            <text:p>1,450,3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öln</text:p>
          </table:table-cell>
          <table:table-cell table:style-name="ce4" office:value-type="float" office:value="995397" calcext:value-type="float">
            <text:p>995,397</text:p>
          </table:table-cell>
          <table:table-cell table:style-name="ce4" office:value-type="float" office:value="995420" calcext:value-type="float">
            <text:p>995,420</text:p>
          </table:table-cell>
          <table:table-cell table:style-name="ce4" office:value-type="float" office:value="998105" calcext:value-type="float">
            <text:p>998,105</text:p>
          </table:table-cell>
          <table:table-cell table:style-name="ce4" office:value-type="float" office:value="1007119" calcext:value-type="float">
            <text:p>1,007,119</text:p>
          </table:table-cell>
          <table:table-cell table:style-name="ce4" office:value-type="float" office:value="1013665" calcext:value-type="float">
            <text:p>1,013,665</text:p>
          </table:table-cell>
          <table:table-cell table:style-name="ce4" office:value-type="float" office:value="1024373" calcext:value-type="float">
            <text:p>1,024,373</text:p>
          </table:table-cell>
          <table:table-cell table:style-name="ce4" office:value-type="float" office:value="1034175" calcext:value-type="float">
            <text:p>1,034,175</text:p>
          </table:table-cell>
          <table:table-cell table:style-name="ce4" office:value-type="float" office:value="1046680" calcext:value-type="float">
            <text:p>1,046,680</text:p>
          </table:table-cell>
          <table:table-cell table:style-name="ce4" office:value-type="float" office:value="1060582" calcext:value-type="float">
            <text:p>1,060,58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ankfurt am Main</text:p>
          </table:table-cell>
          <table:table-cell table:style-name="ce4" office:value-type="float" office:value="659021" calcext:value-type="float">
            <text:p>659,021</text:p>
          </table:table-cell>
          <table:table-cell table:style-name="ce4" office:value-type="float" office:value="664838" calcext:value-type="float">
            <text:p>664,838</text:p>
          </table:table-cell>
          <table:table-cell table:style-name="ce4" office:value-type="float" office:value="671927" calcext:value-type="float">
            <text:p>671,927</text:p>
          </table:table-cell>
          <table:table-cell table:style-name="ce4" office:value-type="float" office:value="679664" calcext:value-type="float">
            <text:p>679,664</text:p>
          </table:table-cell>
          <table:table-cell table:style-name="ce4" office:value-type="float" office:value="676533" calcext:value-type="float">
            <text:p>676,533</text:p>
          </table:table-cell>
          <table:table-cell table:style-name="ce4" office:value-type="float" office:value="687775" calcext:value-type="float">
            <text:p>687,775</text:p>
          </table:table-cell>
          <table:table-cell table:style-name="ce4" office:value-type="float" office:value="701350" calcext:value-type="float">
            <text:p>701,350</text:p>
          </table:table-cell>
          <table:table-cell table:style-name="ce4" office:value-type="float" office:value="717624" calcext:value-type="float">
            <text:p>717,624</text:p>
          </table:table-cell>
          <table:table-cell table:style-name="ce4" office:value-type="float" office:value="732688" calcext:value-type="float">
            <text:p>732,6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sen</text:p>
          </table:table-cell>
          <table:table-cell table:style-name="ce4" office:value-type="float" office:value="582140" calcext:value-type="float">
            <text:p>582,140</text:p>
          </table:table-cell>
          <table:table-cell table:style-name="ce4" office:value-type="float" office:value="579759" calcext:value-type="float">
            <text:p>579,759</text:p>
          </table:table-cell>
          <table:table-cell table:style-name="ce4" office:value-type="float" office:value="576259" calcext:value-type="float">
            <text:p>576,259</text:p>
          </table:table-cell>
          <table:table-cell table:style-name="ce4" office:value-type="float" office:value="574635" calcext:value-type="float">
            <text:p>574,635</text:p>
          </table:table-cell>
          <table:table-cell table:style-name="ce4" office:value-type="float" office:value="565900" calcext:value-type="float">
            <text:p>565,900</text:p>
          </table:table-cell>
          <table:table-cell table:style-name="ce4" office:value-type="float" office:value="566862" calcext:value-type="float">
            <text:p>566,862</text:p>
          </table:table-cell>
          <table:table-cell table:style-name="ce4" office:value-type="float" office:value="569884" calcext:value-type="float">
            <text:p>569,884</text:p>
          </table:table-cell>
          <table:table-cell table:style-name="ce4" office:value-type="float" office:value="573784" calcext:value-type="float">
            <text:p>573,784</text:p>
          </table:table-cell>
          <table:table-cell table:style-name="ce4" office:value-type="float" office:value="582624" calcext:value-type="float">
            <text:p>582,62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uttgart</text:p>
          </table:table-cell>
          <table:table-cell table:style-name="ce4" office:value-type="float" office:value="597176" calcext:value-type="float">
            <text:p>597,176</text:p>
          </table:table-cell>
          <table:table-cell table:style-name="ce4" office:value-type="float" office:value="600068" calcext:value-type="float">
            <text:p>600,068</text:p>
          </table:table-cell>
          <table:table-cell table:style-name="ce4" office:value-type="float" office:value="601646" calcext:value-type="float">
            <text:p>601,646</text:p>
          </table:table-cell>
          <table:table-cell table:style-name="ce4" office:value-type="float" office:value="606588" calcext:value-type="float">
            <text:p>606,588</text:p>
          </table:table-cell>
          <table:table-cell table:style-name="ce4" office:value-type="float" office:value="591015" calcext:value-type="float">
            <text:p>591,015</text:p>
          </table:table-cell>
          <table:table-cell table:style-name="ce4" office:value-type="float" office:value="597939" calcext:value-type="float">
            <text:p>597,939</text:p>
          </table:table-cell>
          <table:table-cell table:style-name="ce4" office:value-type="float" office:value="604297" calcext:value-type="float">
            <text:p>604,297</text:p>
          </table:table-cell>
          <table:table-cell table:style-name="ce4" office:value-type="float" office:value="612441" calcext:value-type="float">
            <text:p>612,441</text:p>
          </table:table-cell>
          <table:table-cell table:style-name="ce4" office:value-type="float" office:value="623738" calcext:value-type="float">
            <text:p>623,7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ipzig</text:p>
          </table:table-cell>
          <table:table-cell table:style-name="ce4" office:value-type="float" office:value="510512" calcext:value-type="float">
            <text:p>510,512</text:p>
          </table:table-cell>
          <table:table-cell table:style-name="ce4" office:value-type="float" office:value="515469" calcext:value-type="float">
            <text:p>515,469</text:p>
          </table:table-cell>
          <table:table-cell table:style-name="ce4" office:value-type="float" office:value="518862" calcext:value-type="float">
            <text:p>518,862</text:p>
          </table:table-cell>
          <table:table-cell table:style-name="ce4" office:value-type="float" office:value="522883" calcext:value-type="float">
            <text:p>522,883</text:p>
          </table:table-cell>
          <table:table-cell table:style-name="ce4" office:value-type="float" office:value="510043" calcext:value-type="float">
            <text:p>510,043</text:p>
          </table:table-cell>
          <table:table-cell table:style-name="ce4" office:value-type="float" office:value="520838" calcext:value-type="float">
            <text:p>520,838</text:p>
          </table:table-cell>
          <table:table-cell table:style-name="ce4" office:value-type="float" office:value="531562" calcext:value-type="float">
            <text:p>531,562</text:p>
          </table:table-cell>
          <table:table-cell table:style-name="ce4" office:value-type="float" office:value="544479" calcext:value-type="float">
            <text:p>544,479</text:p>
          </table:table-cell>
          <table:table-cell table:style-name="ce4" office:value-type="float" office:value="560472" calcext:value-type="float">
            <text:p>560,47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style-name="ce4" office:value-type="float" office:value="507513" calcext:value-type="float">
            <text:p>507,513</text:p>
          </table:table-cell>
          <table:table-cell table:style-name="ce4" office:value-type="float" office:value="512234" calcext:value-type="float">
            <text:p>512,234</text:p>
          </table:table-cell>
          <table:table-cell table:style-name="ce4" office:value-type="float" office:value="517052" calcext:value-type="float">
            <text:p>517,052</text:p>
          </table:table-cell>
          <table:table-cell table:style-name="ce4" office:value-type="float" office:value="523058" calcext:value-type="float">
            <text:p>523,058</text:p>
          </table:table-cell>
          <table:table-cell table:style-name="ce4" office:value-type="float" office:value="517765" calcext:value-type="float">
            <text:p>517,765</text:p>
          </table:table-cell>
          <table:table-cell table:style-name="ce4" office:value-type="float" office:value="525105" calcext:value-type="float">
            <text:p>525,105</text:p>
          </table:table-cell>
          <table:table-cell table:style-name="ce4" office:value-type="float" office:value="530754" calcext:value-type="float">
            <text:p>530,754</text:p>
          </table:table-cell>
          <table:table-cell table:style-name="ce4" office:value-type="float" office:value="536308" calcext:value-type="float">
            <text:p>536,308</text:p>
          </table:table-cell>
          <table:table-cell table:style-name="ce4" office:value-type="float" office:value="543825" calcext:value-type="float">
            <text:p>543,8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rtmund</text:p>
          </table:table-cell>
          <table:table-cell table:style-name="ce4" office:value-type="float" office:value="586909" calcext:value-type="float">
            <text:p>586,909</text:p>
          </table:table-cell>
          <table:table-cell table:style-name="ce4" office:value-type="float" office:value="584412" calcext:value-type="float">
            <text:p>584,412</text:p>
          </table:table-cell>
          <table:table-cell table:style-name="ce4" office:value-type="float" office:value="581308" calcext:value-type="float">
            <text:p>581,308</text:p>
          </table:table-cell>
          <table:table-cell table:style-name="ce4" office:value-type="float" office:value="580444" calcext:value-type="float">
            <text:p>580,444</text:p>
          </table:table-cell>
          <table:table-cell table:style-name="ce4" office:value-type="float" office:value="571403" calcext:value-type="float">
            <text:p>571,403</text:p>
          </table:table-cell>
          <table:table-cell table:style-name="ce4" office:value-type="float" office:value="572087" calcext:value-type="float">
            <text:p>572,087</text:p>
          </table:table-cell>
          <table:table-cell table:style-name="ce4" office:value-type="float" office:value="575944" calcext:value-type="float">
            <text:p>575,944</text:p>
          </table:table-cell>
          <table:table-cell table:style-name="ce4" office:value-type="float" office:value="580511" calcext:value-type="float">
            <text:p>580,511</text:p>
          </table:table-cell>
          <table:table-cell table:style-name="ce4" office:value-type="float" office:value="586181" calcext:value-type="float">
            <text:p>586,1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üsseldorf</text:p>
          </table:table-cell>
          <table:table-cell table:style-name="ce4" office:value-type="float" office:value="581122" calcext:value-type="float">
            <text:p>581,122</text:p>
          </table:table-cell>
          <table:table-cell table:style-name="ce4" office:value-type="float" office:value="584217" calcext:value-type="float">
            <text:p>584,217</text:p>
          </table:table-cell>
          <table:table-cell table:style-name="ce4" office:value-type="float" office:value="586217" calcext:value-type="float">
            <text:p>586,217</text:p>
          </table:table-cell>
          <table:table-cell table:style-name="ce4" office:value-type="float" office:value="588735" calcext:value-type="float">
            <text:p>588,735</text:p>
          </table:table-cell>
          <table:table-cell table:style-name="ce4" office:value-type="float" office:value="589649" calcext:value-type="float">
            <text:p>589,649</text:p>
          </table:table-cell>
          <table:table-cell table:style-name="ce4" office:value-type="float" office:value="593682" calcext:value-type="float">
            <text:p>593,682</text:p>
          </table:table-cell>
          <table:table-cell table:style-name="ce4" office:value-type="float" office:value="598686" calcext:value-type="float">
            <text:p>598,686</text:p>
          </table:table-cell>
          <table:table-cell table:style-name="ce4" office:value-type="float" office:value="604527" calcext:value-type="float">
            <text:p>604,527</text:p>
          </table:table-cell>
          <table:table-cell table:style-name="ce4" office:value-type="float" office:value="612178" calcext:value-type="float">
            <text:p>612,1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men</text:p>
          </table:table-cell>
          <table:table-cell table:style-name="ce4" office:value-type="float" office:value="547769" calcext:value-type="float">
            <text:p>547,769</text:p>
          </table:table-cell>
          <table:table-cell table:style-name="ce4" office:value-type="float" office:value="547360" calcext:value-type="float">
            <text:p>547,360</text:p>
          </table:table-cell>
          <table:table-cell table:style-name="ce4" office:value-type="float" office:value="547685" calcext:value-type="float">
            <text:p>547,685</text:p>
          </table:table-cell>
          <table:table-cell table:style-name="ce4" office:value-type="float" office:value="547340" calcext:value-type="float">
            <text:p>547,340</text:p>
          </table:table-cell>
          <table:table-cell table:style-name="ce4" office:value-type="float" office:value="544043" calcext:value-type="float">
            <text:p>544,043</text:p>
          </table:table-cell>
          <table:table-cell table:style-name="ce4" office:value-type="float" office:value="546451" calcext:value-type="float">
            <text:p>546,451</text:p>
          </table:table-cell>
          <table:table-cell table:style-name="ce4" office:value-type="float" office:value="548547" calcext:value-type="float">
            <text:p>548,547</text:p>
          </table:table-cell>
          <table:table-cell table:style-name="ce4" office:value-type="float" office:value="551767" calcext:value-type="float">
            <text:p>551,767</text:p>
          </table:table-cell>
          <table:table-cell table:style-name="ce4" office:value-type="float" office:value="557464" calcext:value-type="float">
            <text:p>557,46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nnover</text:p>
          </table:table-cell>
          <table:table-cell table:style-name="ce4" office:value-type="float" office:value="518069" calcext:value-type="float">
            <text:p>518,069</text:p>
          </table:table-cell>
          <table:table-cell table:style-name="ce4" office:value-type="float" office:value="519619" calcext:value-type="float">
            <text:p>519,619</text:p>
          </table:table-cell>
          <table:table-cell table:style-name="ce4" office:value-type="float" office:value="520966" calcext:value-type="float">
            <text:p>520,966</text:p>
          </table:table-cell>
          <table:table-cell table:style-name="ce4" office:value-type="float" office:value="522686" calcext:value-type="float">
            <text:p>522,686</text:p>
          </table:table-cell>
          <table:table-cell table:style-name="ce4" office:value-type="float" office:value="509485" calcext:value-type="float">
            <text:p>509,485</text:p>
          </table:table-cell>
          <table:table-cell table:style-name="ce4" office:value-type="float" office:value="514137" calcext:value-type="float">
            <text:p>514,137</text:p>
          </table:table-cell>
          <table:table-cell table:style-name="ce4" office:value-type="float" office:value="518386" calcext:value-type="float">
            <text:p>518,386</text:p>
          </table:table-cell>
          <table:table-cell table:style-name="ce4" office:value-type="float" office:value="523642" calcext:value-type="float">
            <text:p>523,642</text:p>
          </table:table-cell>
          <table:table-cell table:style-name="ce4" office:value-type="float" office:value="532163" calcext:value-type="float">
            <text:p>532,16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ürnberg</text:p>
          </table:table-cell>
          <table:table-cell table:style-name="ce4" office:value-type="float" office:value="503110" calcext:value-type="float">
            <text:p>503,110</text:p>
          </table:table-cell>
          <table:table-cell table:style-name="ce4" office:value-type="float" office:value="503638" calcext:value-type="float">
            <text:p>503,638</text:p>
          </table:table-cell>
          <table:table-cell table:style-name="ce4" office:value-type="float" office:value="503673" calcext:value-type="float">
            <text:p>503,673</text:p>
          </table:table-cell>
          <table:table-cell table:style-name="ce4" office:value-type="float" office:value="505664" calcext:value-type="float">
            <text:p>505,664</text:p>
          </table:table-cell>
          <table:table-cell table:style-name="ce4" office:value-type="float" office:value="490085" calcext:value-type="float">
            <text:p>490,085</text:p>
          </table:table-cell>
          <table:table-cell table:style-name="ce4" office:value-type="float" office:value="495121" calcext:value-type="float">
            <text:p>495,121</text:p>
          </table:table-cell>
          <table:table-cell table:style-name="ce4" office:value-type="float" office:value="498876" calcext:value-type="float">
            <text:p>498,876</text:p>
          </table:table-cell>
          <table:table-cell table:style-name="ce4" office:value-type="float" office:value="501072" calcext:value-type="float">
            <text:p>501,072</text:p>
          </table:table-cell>
          <table:table-cell table:style-name="ce4" office:value-type="float" office:value="509975" calcext:value-type="float">
            <text:p>509,97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chum</text:p>
          </table:table-cell>
          <table:table-cell table:style-name="ce4" office:value-type="float" office:value="381542" calcext:value-type="float">
            <text:p>381,542</text:p>
          </table:table-cell>
          <table:table-cell table:style-name="ce4" office:value-type="float" office:value="378596" calcext:value-type="float">
            <text:p>378,596</text:p>
          </table:table-cell>
          <table:table-cell table:style-name="ce4" office:value-type="float" office:value="376319" calcext:value-type="float">
            <text:p>376,319</text:p>
          </table:table-cell>
          <table:table-cell table:style-name="ce4" office:value-type="float" office:value="374737" calcext:value-type="float">
            <text:p>374,737</text:p>
          </table:table-cell>
          <table:table-cell table:style-name="ce4" office:value-type="float" office:value="362585" calcext:value-type="float">
            <text:p>362,585</text:p>
          </table:table-cell>
          <table:table-cell table:style-name="ce4" office:value-type="float" office:value="362213" calcext:value-type="float">
            <text:p>362,213</text:p>
          </table:table-cell>
          <table:table-cell table:style-name="ce4" office:value-type="float" office:value="361734" calcext:value-type="float">
            <text:p>361,734</text:p>
          </table:table-cell>
          <table:table-cell table:style-name="ce4" office:value-type="float" office:value="361876" calcext:value-type="float">
            <text:p>361,876</text:p>
          </table:table-cell>
          <table:table-cell table:style-name="ce4" office:value-type="float" office:value="364742" calcext:value-type="float">
            <text:p>364,74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elefeld</text:p>
          </table:table-cell>
          <table:table-cell table:style-name="ce4" office:value-type="float" office:value="324912" calcext:value-type="float">
            <text:p>324,912</text:p>
          </table:table-cell>
          <table:table-cell table:style-name="ce4" office:value-type="float" office:value="323615" calcext:value-type="float">
            <text:p>323,615</text:p>
          </table:table-cell>
          <table:table-cell table:style-name="ce4" office:value-type="float" office:value="323084" calcext:value-type="float">
            <text:p>323,084</text:p>
          </table:table-cell>
          <table:table-cell table:style-name="ce4" office:value-type="float" office:value="323270" calcext:value-type="float">
            <text:p>323,270</text:p>
          </table:table-cell>
          <table:table-cell table:style-name="ce4" office:value-type="float" office:value="327199" calcext:value-type="float">
            <text:p>327,199</text:p>
          </table:table-cell>
          <table:table-cell table:style-name="ce4" office:value-type="float" office:value="328314" calcext:value-type="float">
            <text:p>328,314</text:p>
          </table:table-cell>
          <table:table-cell table:style-name="ce4" office:value-type="float" office:value="328864" calcext:value-type="float">
            <text:p>328,864</text:p>
          </table:table-cell>
          <table:table-cell table:style-name="ce4" office:value-type="float" office:value="329782" calcext:value-type="float">
            <text:p>329,782</text:p>
          </table:table-cell>
          <table:table-cell table:style-name="ce4" office:value-type="float" office:value="333090" calcext:value-type="float">
            <text:p>333,09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lle an der Saale</text:p>
          </table:table-cell>
          <table:table-cell table:style-name="ce4" office:value-type="float" office:value="234295" calcext:value-type="float">
            <text:p>234,295</text:p>
          </table:table-cell>
          <table:table-cell table:style-name="ce4" office:value-type="float" office:value="233013" calcext:value-type="float">
            <text:p>233,013</text:p>
          </table:table-cell>
          <table:table-cell table:style-name="ce4" office:value-type="float" office:value="232323" calcext:value-type="float">
            <text:p>232,323</text:p>
          </table:table-cell>
          <table:table-cell table:style-name="ce4" office:value-type="float" office:value="232963" calcext:value-type="float">
            <text:p>232,963</text:p>
          </table:table-cell>
          <table:table-cell table:style-name="ce4" office:value-type="float" office:value="230494" calcext:value-type="float">
            <text:p>230,494</text:p>
          </table:table-cell>
          <table:table-cell table:style-name="ce4" office:value-type="float" office:value="231440" calcext:value-type="float">
            <text:p>231,440</text:p>
          </table:table-cell>
          <table:table-cell table:style-name="ce4" office:value-type="float" office:value="231565" calcext:value-type="float">
            <text:p>231,565</text:p>
          </table:table-cell>
          <table:table-cell table:style-name="ce4" office:value-type="float" office:value="232470" calcext:value-type="float">
            <text:p>232,470</text:p>
          </table:table-cell>
          <table:table-cell table:style-name="ce4" office:value-type="float" office:value="236991" calcext:value-type="float">
            <text:p>236,99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deburg</text:p>
          </table:table-cell>
          <table:table-cell table:style-name="ce4" office:value-type="float" office:value="230140" calcext:value-type="float">
            <text:p>230,140</text:p>
          </table:table-cell>
          <table:table-cell table:style-name="ce4" office:value-type="float" office:value="230047" calcext:value-type="float">
            <text:p>230,047</text:p>
          </table:table-cell>
          <table:table-cell table:style-name="ce4" office:value-type="float" office:value="230456" calcext:value-type="float">
            <text:p>230,456</text:p>
          </table:table-cell>
          <table:table-cell table:style-name="ce4" office:value-type="float" office:value="231525" calcext:value-type="float">
            <text:p>231,525</text:p>
          </table:table-cell>
          <table:table-cell table:style-name="ce4" office:value-type="float" office:value="228910" calcext:value-type="float">
            <text:p>228,910</text:p>
          </table:table-cell>
          <table:table-cell table:style-name="ce4" office:value-type="float" office:value="229924" calcext:value-type="float">
            <text:p>229,924</text:p>
          </table:table-cell>
          <table:table-cell table:style-name="ce4" office:value-type="float" office:value="231021" calcext:value-type="float">
            <text:p>231,021</text:p>
          </table:table-cell>
          <table:table-cell table:style-name="ce4" office:value-type="float" office:value="232306" calcext:value-type="float">
            <text:p>232,306</text:p>
          </table:table-cell>
          <table:table-cell table:style-name="ce4" office:value-type="float" office:value="235723" calcext:value-type="float">
            <text:p>235,72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esbaden</text:p>
          </table:table-cell>
          <table:table-cell table:style-name="ce4" office:value-type="float" office:value="275849" calcext:value-type="float">
            <text:p>275,849</text:p>
          </table:table-cell>
          <table:table-cell table:style-name="ce4" office:value-type="float" office:value="276742" calcext:value-type="float">
            <text:p>276,742</text:p>
          </table:table-cell>
          <table:table-cell table:style-name="ce4" office:value-type="float" office:value="277493" calcext:value-type="float">
            <text:p>277,493</text:p>
          </table:table-cell>
          <table:table-cell table:style-name="ce4" office:value-type="float" office:value="275976" calcext:value-type="float">
            <text:p>275,976</text:p>
          </table:table-cell>
          <table:table-cell table:style-name="ce4" office:value-type="float" office:value="270952" calcext:value-type="float">
            <text:p>270,952</text:p>
          </table:table-cell>
          <table:table-cell table:style-name="ce4" office:value-type="float" office:value="272636" calcext:value-type="float">
            <text:p>272,636</text:p>
          </table:table-cell>
          <table:table-cell table:style-name="ce4" office:value-type="float" office:value="273871" calcext:value-type="float">
            <text:p>273,871</text:p>
          </table:table-cell>
          <table:table-cell table:style-name="ce4" office:value-type="float" office:value="275116" calcext:value-type="float">
            <text:p>275,116</text:p>
          </table:table-cell>
          <table:table-cell table:style-name="ce4" office:value-type="float" office:value="276218" calcext:value-type="float">
            <text:p>276,2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öttingen</text:p>
          </table:table-cell>
          <table:table-cell table:style-name="ce4" office:value-type="float" office:value="121513" calcext:value-type="float">
            <text:p>121,513</text:p>
          </table:table-cell>
          <table:table-cell table:style-name="ce4" office:value-type="float" office:value="121455" calcext:value-type="float">
            <text:p>121,455</text:p>
          </table:table-cell>
          <table:table-cell table:style-name="ce4" office:value-type="float" office:value="121457" calcext:value-type="float">
            <text:p>121,457</text:p>
          </table:table-cell>
          <table:table-cell table:style-name="ce4" office:value-type="float" office:value="121060" calcext:value-type="float">
            <text:p>121,060</text:p>
          </table:table-cell>
          <table:table-cell table:style-name="ce4" office:value-type="float" office:value="116052" calcext:value-type="float">
            <text:p>116,052</text:p>
          </table:table-cell>
          <table:table-cell table:style-name="ce4" office:value-type="float" office:value="116650" calcext:value-type="float">
            <text:p>116,650</text:p>
          </table:table-cell>
          <table:table-cell table:style-name="ce4" office:value-type="float" office:value="116891" calcext:value-type="float">
            <text:p>116,891</text:p>
          </table:table-cell>
          <table:table-cell table:style-name="ce4" office:value-type="float" office:value="117665" calcext:value-type="float">
            <text:p>117,665</text:p>
          </table:table-cell>
          <table:table-cell table:style-name="ce4" office:value-type="float" office:value="118914" calcext:value-type="float">
            <text:p>118,9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ülheim a.d.Ruhr</text:p>
          </table:table-cell>
          <table:table-cell table:style-name="ce4" office:value-type="float" office:value="168925" calcext:value-type="float">
            <text:p>168,925</text:p>
          </table:table-cell>
          <table:table-cell table:style-name="ce4" office:value-type="float" office:value="168288" calcext:value-type="float">
            <text:p>168,288</text:p>
          </table:table-cell>
          <table:table-cell table:style-name="ce4" office:value-type="float" office:value="167471" calcext:value-type="float">
            <text:p>167,471</text:p>
          </table:table-cell>
          <table:table-cell table:style-name="ce4" office:value-type="float" office:value="167344" calcext:value-type="float">
            <text:p>167,344</text:p>
          </table:table-cell>
          <table:table-cell table:style-name="ce4" office:value-type="float" office:value="166804" calcext:value-type="float">
            <text:p>166,804</text:p>
          </table:table-cell>
          <table:table-cell table:style-name="ce4" office:value-type="float" office:value="166654" calcext:value-type="float">
            <text:p>166,654</text:p>
          </table:table-cell>
          <table:table-cell table:style-name="ce4" office:value-type="float" office:value="166640" calcext:value-type="float">
            <text:p>166,640</text:p>
          </table:table-cell>
          <table:table-cell table:style-name="ce4" office:value-type="float" office:value="167108" calcext:value-type="float">
            <text:p>167,108</text:p>
          </table:table-cell>
          <table:table-cell table:style-name="ce4" office:value-type="float" office:value="169278" calcext:value-type="float">
            <text:p>169,2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ers</text:p>
          </table:table-cell>
          <table:table-cell table:style-name="ce4" office:value-type="float" office:value="107111" calcext:value-type="float">
            <text:p>107,111</text:p>
          </table:table-cell>
          <table:table-cell table:style-name="ce4" office:value-type="float" office:value="106645" calcext:value-type="float">
            <text:p>106,645</text:p>
          </table:table-cell>
          <table:table-cell table:style-name="ce4" office:value-type="float" office:value="105929" calcext:value-type="float">
            <text:p>105,929</text:p>
          </table:table-cell>
          <table:table-cell table:style-name="ce4" office:value-type="float" office:value="105506" calcext:value-type="float">
            <text:p>105,506</text:p>
          </table:table-cell>
          <table:table-cell table:style-name="ce4" office:value-type="float" office:value="103831" calcext:value-type="float">
            <text:p>103,831</text:p>
          </table:table-cell>
          <table:table-cell table:style-name="ce4" office:value-type="float" office:value="103504" calcext:value-type="float">
            <text:p>103,504</text:p>
          </table:table-cell>
          <table:table-cell table:style-name="ce4" office:value-type="float" office:value="103108" calcext:value-type="float">
            <text:p>103,108</text:p>
          </table:table-cell>
          <table:table-cell table:style-name="ce4" office:value-type="float" office:value="102923" calcext:value-type="float">
            <text:p>102,923</text:p>
          </table:table-cell>
          <table:table-cell table:style-name="ce4" office:value-type="float" office:value="104529" calcext:value-type="float">
            <text:p>104,5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rmstadt</text:p>
          </table:table-cell>
          <table:table-cell table:style-name="ce4" office:value-type="float" office:value="142191" calcext:value-type="float">
            <text:p>142,191</text:p>
          </table:table-cell>
          <table:table-cell table:style-name="ce4" office:value-type="float" office:value="142310" calcext:value-type="float">
            <text:p>142,310</text:p>
          </table:table-cell>
          <table:table-cell table:style-name="ce4" office:value-type="float" office:value="143332" calcext:value-type="float">
            <text:p>143,332</text:p>
          </table:table-cell>
          <table:table-cell table:style-name="ce4" office:value-type="float" office:value="144402" calcext:value-type="float">
            <text:p>144,402</text:p>
          </table:table-cell>
          <table:table-cell table:style-name="ce4" office:value-type="float" office:value="145845" calcext:value-type="float">
            <text:p>145,845</text:p>
          </table:table-cell>
          <table:table-cell table:style-name="ce4" office:value-type="float" office:value="147925" calcext:value-type="float">
            <text:p>147,925</text:p>
          </table:table-cell>
          <table:table-cell table:style-name="ce4" office:value-type="float" office:value="149743" calcext:value-type="float">
            <text:p>149,743</text:p>
          </table:table-cell>
          <table:table-cell table:style-name="ce4" office:value-type="float" office:value="151879" calcext:value-type="float">
            <text:p>151,879</text:p>
          </table:table-cell>
          <table:table-cell table:style-name="ce4" office:value-type="float" office:value="155353" calcext:value-type="float">
            <text:p>155,3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ier</text:p>
          </table:table-cell>
          <table:table-cell table:style-name="ce4" office:value-type="float" office:value="103888" calcext:value-type="float">
            <text:p>103,888</text:p>
          </table:table-cell>
          <table:table-cell table:style-name="ce4" office:value-type="float" office:value="104640" calcext:value-type="float">
            <text:p>104,640</text:p>
          </table:table-cell>
          <table:table-cell table:style-name="ce4" office:value-type="float" office:value="104587" calcext:value-type="float">
            <text:p>104,587</text:p>
          </table:table-cell>
          <table:table-cell table:style-name="ce4" office:value-type="float" office:value="105260" calcext:value-type="float">
            <text:p>105,260</text:p>
          </table:table-cell>
          <table:table-cell table:style-name="ce4" office:value-type="float" office:value="106284" calcext:value-type="float">
            <text:p>106,284</text:p>
          </table:table-cell>
          <table:table-cell table:style-name="ce4" office:value-type="float" office:value="106544" calcext:value-type="float">
            <text:p>106,544</text:p>
          </table:table-cell>
          <table:table-cell table:style-name="ce4" office:value-type="float" office:value="107233" calcext:value-type="float">
            <text:p>107,233</text:p>
          </table:table-cell>
          <table:table-cell table:style-name="ce4" office:value-type="float" office:value="108472" calcext:value-type="float">
            <text:p>108,472</text:p>
          </table:table-cell>
          <table:table-cell table:style-name="ce4" office:value-type="float" office:value="114914" calcext:value-type="float">
            <text:p>114,9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eiburg im Breisgau</text:p>
          </table:table-cell>
          <table:table-cell table:style-name="ce4" office:value-type="float" office:value="219430" calcext:value-type="float">
            <text:p>219,430</text:p>
          </table:table-cell>
          <table:table-cell table:style-name="ce4" office:value-type="float" office:value="219665" calcext:value-type="float">
            <text:p>219,665</text:p>
          </table:table-cell>
          <table:table-cell table:style-name="ce4" office:value-type="float" office:value="221924" calcext:value-type="float">
            <text:p>221,924</text:p>
          </table:table-cell>
          <table:table-cell table:style-name="ce4" office:value-type="float" office:value="224191" calcext:value-type="float">
            <text:p>224,191</text:p>
          </table:table-cell>
          <table:table-cell table:style-name="ce4" office:value-type="float" office:value="214234" calcext:value-type="float">
            <text:p>214,234</text:p>
          </table:table-cell>
          <table:table-cell table:style-name="ce4" office:value-type="float" office:value="218043" calcext:value-type="float">
            <text:p>218,043</text:p>
          </table:table-cell>
          <table:table-cell table:style-name="ce4" office:value-type="float" office:value="220286" calcext:value-type="float">
            <text:p>220,286</text:p>
          </table:table-cell>
          <table:table-cell table:style-name="ce4" office:value-type="float" office:value="222203" calcext:value-type="float">
            <text:p>222,203</text:p>
          </table:table-cell>
          <table:table-cell table:style-name="ce4" office:value-type="float" office:value="226393" calcext:value-type="float">
            <text:p>226,39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gensburg</text:p>
          </table:table-cell>
          <table:table-cell table:style-name="ce4" office:value-type="float" office:value="132495" calcext:value-type="float">
            <text:p>132,495</text:p>
          </table:table-cell>
          <table:table-cell table:style-name="ce4" office:value-type="float" office:value="133525" calcext:value-type="float">
            <text:p>133,525</text:p>
          </table:table-cell>
          <table:table-cell table:style-name="ce4" office:value-type="float" office:value="134218" calcext:value-type="float">
            <text:p>134,218</text:p>
          </table:table-cell>
          <table:table-cell table:style-name="ce4" office:value-type="float" office:value="135520" calcext:value-type="float">
            <text:p>135,520</text:p>
          </table:table-cell>
          <table:table-cell table:style-name="ce4" office:value-type="float" office:value="136352" calcext:value-type="float">
            <text:p>136,352</text:p>
          </table:table-cell>
          <table:table-cell table:style-name="ce4" office:value-type="float" office:value="138296" calcext:value-type="float">
            <text:p>138,296</text:p>
          </table:table-cell>
          <table:table-cell table:style-name="ce4" office:value-type="float" office:value="140276" calcext:value-type="float">
            <text:p>140,276</text:p>
          </table:table-cell>
          <table:table-cell table:style-name="ce4" office:value-type="float" office:value="142292" calcext:value-type="float">
            <text:p>142,292</text:p>
          </table:table-cell>
          <table:table-cell table:style-name="ce4" office:value-type="float" office:value="145465" calcext:value-type="float">
            <text:p>145,46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ankfurt (Oder)</text:p>
          </table:table-cell>
          <table:table-cell table:style-name="ce4" office:value-type="float" office:value="61969" calcext:value-type="float">
            <text:p>61,969</text:p>
          </table:table-cell>
          <table:table-cell table:style-name="ce4" office:value-type="float" office:value="61286" calcext:value-type="float">
            <text:p>61,286</text:p>
          </table:table-cell>
          <table:table-cell table:style-name="ce4" office:value-type="float" office:value="60625" calcext:value-type="float">
            <text:p>60,625</text:p>
          </table:table-cell>
          <table:table-cell table:style-name="ce4" office:value-type="float" office:value="60330" calcext:value-type="float">
            <text:p>60,330</text:p>
          </table:table-cell>
          <table:table-cell table:style-name="ce4" office:value-type="float" office:value="59063" calcext:value-type="float">
            <text:p>59,063</text:p>
          </table:table-cell>
          <table:table-cell table:style-name="ce4" office:value-type="float" office:value="58537" calcext:value-type="float">
            <text:p>58,537</text:p>
          </table:table-cell>
          <table:table-cell table:style-name="ce4" office:value-type="float" office:value="58018" calcext:value-type="float">
            <text:p>58,018</text:p>
          </table:table-cell>
          <table:table-cell table:style-name="ce4" office:value-type="float" office:value="57649" calcext:value-type="float">
            <text:p>57,649</text:p>
          </table:table-cell>
          <table:table-cell table:style-name="ce4" office:value-type="float" office:value="58092" calcext:value-type="float">
            <text:p>58,09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imar</text:p>
          </table:table-cell>
          <table:table-cell table:style-name="ce4" office:value-type="float" office:value="64720" calcext:value-type="float">
            <text:p>64,720</text:p>
          </table:table-cell>
          <table:table-cell table:style-name="ce4" office:value-type="float" office:value="64938" calcext:value-type="float">
            <text:p>64,938</text:p>
          </table:table-cell>
          <table:table-cell table:style-name="ce4" office:value-type="float" office:value="65233" calcext:value-type="float">
            <text:p>65,233</text:p>
          </table:table-cell>
          <table:table-cell table:style-name="ce4" office:value-type="float" office:value="65479" calcext:value-type="float">
            <text:p>65,479</text:p>
          </table:table-cell>
          <table:table-cell table:style-name="ce4" office:value-type="float" office:value="62886" calcext:value-type="float">
            <text:p>62,886</text:p>
          </table:table-cell>
          <table:table-cell table:style-name="ce4" office:value-type="float" office:value="63236" calcext:value-type="float">
            <text:p>63,236</text:p>
          </table:table-cell>
          <table:table-cell table:style-name="ce4" office:value-type="float" office:value="63315" calcext:value-type="float">
            <text:p>63,315</text:p>
          </table:table-cell>
          <table:table-cell table:style-name="ce4" office:value-type="float" office:value="63477" calcext:value-type="float">
            <text:p>63,477</text:p>
          </table:table-cell>
          <table:table-cell table:style-name="ce4" office:value-type="float" office:value="64131" calcext:value-type="float">
            <text:p>64,1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werin</text:p>
          </table:table-cell>
          <table:table-cell table:style-name="ce4" office:value-type="float" office:value="95855" calcext:value-type="float">
            <text:p>95,855</text:p>
          </table:table-cell>
          <table:table-cell table:style-name="ce4" office:value-type="float" office:value="95551" calcext:value-type="float">
            <text:p>95,551</text:p>
          </table:table-cell>
          <table:table-cell table:style-name="ce4" office:value-type="float" office:value="95041" calcext:value-type="float">
            <text:p>95,041</text:p>
          </table:table-cell>
          <table:table-cell table:style-name="ce4" office:value-type="float" office:value="95220" calcext:value-type="float">
            <text:p>95,220</text:p>
          </table:table-cell>
          <table:table-cell table:style-name="ce4" office:value-type="float" office:value="91327" calcext:value-type="float">
            <text:p>91,327</text:p>
          </table:table-cell>
          <table:table-cell table:style-name="ce4" office:value-type="float" office:value="91264" calcext:value-type="float">
            <text:p>91,264</text:p>
          </table:table-cell>
          <table:table-cell table:style-name="ce4" office:value-type="float" office:value="91583" calcext:value-type="float">
            <text:p>91,583</text:p>
          </table:table-cell>
          <table:table-cell table:style-name="ce4" office:value-type="float" office:value="92138" calcext:value-type="float">
            <text:p>92,138</text:p>
          </table:table-cell>
          <table:table-cell table:style-name="ce4" office:value-type="float" office:value="96800" calcext:value-type="float">
            <text:p>96,8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rfurt</text:p>
          </table:table-cell>
          <table:table-cell table:style-name="ce4" office:value-type="float" office:value="202929" calcext:value-type="float">
            <text:p>202,929</text:p>
          </table:table-cell>
          <table:table-cell table:style-name="ce4" office:value-type="float" office:value="203333" calcext:value-type="float">
            <text:p>203,333</text:p>
          </table:table-cell>
          <table:table-cell table:style-name="ce4" office:value-type="float" office:value="203830" calcext:value-type="float">
            <text:p>203,830</text:p>
          </table:table-cell>
          <table:table-cell table:style-name="ce4" office:value-type="float" office:value="204994" calcext:value-type="float">
            <text:p>204,994</text:p>
          </table:table-cell>
          <table:table-cell table:style-name="ce4" office:value-type="float" office:value="201952" calcext:value-type="float">
            <text:p>201,952</text:p>
          </table:table-cell>
          <table:table-cell table:style-name="ce4" office:value-type="float" office:value="203485" calcext:value-type="float">
            <text:p>203,485</text:p>
          </table:table-cell>
          <table:table-cell table:style-name="ce4" office:value-type="float" office:value="204880" calcext:value-type="float">
            <text:p>204,880</text:p>
          </table:table-cell>
          <table:table-cell table:style-name="ce4" office:value-type="float" office:value="206219" calcext:value-type="float">
            <text:p>206,219</text:p>
          </table:table-cell>
          <table:table-cell table:style-name="ce4" office:value-type="float" office:value="210118" calcext:value-type="float">
            <text:p>210,1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gsburg</text:p>
          </table:table-cell>
          <table:table-cell table:style-name="ce4" office:value-type="float" office:value="262992" calcext:value-type="float">
            <text:p>262,992</text:p>
          </table:table-cell>
          <table:table-cell table:style-name="ce4" office:value-type="float" office:value="263313" calcext:value-type="float">
            <text:p>263,313</text:p>
          </table:table-cell>
          <table:table-cell table:style-name="ce4" office:value-type="float" office:value="263646" calcext:value-type="float">
            <text:p>263,646</text:p>
          </table:table-cell>
          <table:table-cell table:style-name="ce4" office:value-type="float" office:value="264708" calcext:value-type="float">
            <text:p>264,708</text:p>
          </table:table-cell>
          <table:table-cell table:style-name="ce4" office:value-type="float" office:value="269402" calcext:value-type="float">
            <text:p>269,402</text:p>
          </table:table-cell>
          <table:table-cell table:style-name="ce4" office:value-type="float" office:value="272699" calcext:value-type="float">
            <text:p>272,699</text:p>
          </table:table-cell>
          <table:table-cell table:style-name="ce4" office:value-type="float" office:value="276542" calcext:value-type="float">
            <text:p>276,542</text:p>
          </table:table-cell>
          <table:table-cell table:style-name="ce4" office:value-type="float" office:value="281111" calcext:value-type="float">
            <text:p>281,111</text:p>
          </table:table-cell>
          <table:table-cell table:style-name="ce4" office:value-type="float" office:value="286374" calcext:value-type="float">
            <text:p>286,3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nn</text:p>
          </table:table-cell>
          <table:table-cell table:style-name="ce4" office:value-type="float" office:value="316416" calcext:value-type="float">
            <text:p>316,416</text:p>
          </table:table-cell>
          <table:table-cell table:style-name="ce4" office:value-type="float" office:value="317949" calcext:value-type="float">
            <text:p>317,949</text:p>
          </table:table-cell>
          <table:table-cell table:style-name="ce4" office:value-type="float" office:value="319841" calcext:value-type="float">
            <text:p>319,841</text:p>
          </table:table-cell>
          <table:table-cell table:style-name="ce4" office:value-type="float" office:value="324899" calcext:value-type="float">
            <text:p>324,899</text:p>
          </table:table-cell>
          <table:table-cell table:style-name="ce4" office:value-type="float" office:value="307530" calcext:value-type="float">
            <text:p>307,530</text:p>
          </table:table-cell>
          <table:table-cell table:style-name="ce4" office:value-type="float" office:value="309869" calcext:value-type="float">
            <text:p>309,869</text:p>
          </table:table-cell>
          <table:table-cell table:style-name="ce4" office:value-type="float" office:value="311287" calcext:value-type="float">
            <text:p>311,287</text:p>
          </table:table-cell>
          <table:table-cell table:style-name="ce4" office:value-type="float" office:value="313958" calcext:value-type="float">
            <text:p>313,958</text:p>
          </table:table-cell>
          <table:table-cell table:style-name="ce4" office:value-type="float" office:value="318809" calcext:value-type="float">
            <text:p>318,80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rlsruhe</text:p>
          </table:table-cell>
          <table:table-cell table:style-name="ce4" office:value-type="float" office:value="288917" calcext:value-type="float">
            <text:p>288,917</text:p>
          </table:table-cell>
          <table:table-cell table:style-name="ce4" office:value-type="float" office:value="290736" calcext:value-type="float">
            <text:p>290,736</text:p>
          </table:table-cell>
          <table:table-cell table:style-name="ce4" office:value-type="float" office:value="291959" calcext:value-type="float">
            <text:p>291,959</text:p>
          </table:table-cell>
          <table:table-cell table:style-name="ce4" office:value-type="float" office:value="294761" calcext:value-type="float">
            <text:p>294,761</text:p>
          </table:table-cell>
          <table:table-cell table:style-name="ce4" office:value-type="float" office:value="291995" calcext:value-type="float">
            <text:p>291,995</text:p>
          </table:table-cell>
          <table:table-cell table:style-name="ce4" office:value-type="float" office:value="296033" calcext:value-type="float">
            <text:p>296,033</text:p>
          </table:table-cell>
          <table:table-cell table:style-name="ce4" office:value-type="float" office:value="299103" calcext:value-type="float">
            <text:p>299,103</text:p>
          </table:table-cell>
          <table:table-cell table:style-name="ce4" office:value-type="float" office:value="300051" calcext:value-type="float">
            <text:p>300,051</text:p>
          </table:table-cell>
          <table:table-cell table:style-name="ce4" office:value-type="float" office:value="307755" calcext:value-type="float">
            <text:p>307,7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önchengladbach</text:p>
          </table:table-cell>
          <table:table-cell table:style-name="ce4" office:value-type="float" office:value="260018" calcext:value-type="float">
            <text:p>260,018</text:p>
          </table:table-cell>
          <table:table-cell table:style-name="ce4" office:value-type="float" office:value="258848" calcext:value-type="float">
            <text:p>258,848</text:p>
          </table:table-cell>
          <table:table-cell table:style-name="ce4" office:value-type="float" office:value="258251" calcext:value-type="float">
            <text:p>258,251</text:p>
          </table:table-cell>
          <table:table-cell table:style-name="ce4" office:value-type="float" office:value="257993" calcext:value-type="float">
            <text:p>257,993</text:p>
          </table:table-cell>
          <table:table-cell table:style-name="ce4" office:value-type="float" office:value="254834" calcext:value-type="float">
            <text:p>254,834</text:p>
          </table:table-cell>
          <table:table-cell table:style-name="ce4" office:value-type="float" office:value="255087" calcext:value-type="float">
            <text:p>255,087</text:p>
          </table:table-cell>
          <table:table-cell table:style-name="ce4" office:value-type="float" office:value="255430" calcext:value-type="float">
            <text:p>255,430</text:p>
          </table:table-cell>
          <table:table-cell table:style-name="ce4" office:value-type="float" office:value="256853" calcext:value-type="float">
            <text:p>256,853</text:p>
          </table:table-cell>
          <table:table-cell table:style-name="ce4" office:value-type="float" office:value="259996" calcext:value-type="float">
            <text:p>259,9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inz</text:p>
          </table:table-cell>
          <table:table-cell table:style-name="ce4" office:value-type="float" office:value="198118" calcext:value-type="float">
            <text:p>198,118</text:p>
          </table:table-cell>
          <table:table-cell table:style-name="ce4" office:value-type="float" office:value="197623" calcext:value-type="float">
            <text:p>197,623</text:p>
          </table:table-cell>
          <table:table-cell table:style-name="ce4" office:value-type="float" office:value="197778" calcext:value-type="float">
            <text:p>197,778</text:p>
          </table:table-cell>
          <table:table-cell table:style-name="ce4" office:value-type="float" office:value="199237" calcext:value-type="float">
            <text:p>199,237</text:p>
          </table:table-cell>
          <table:table-cell table:style-name="ce4" office:value-type="float" office:value="201002" calcext:value-type="float">
            <text:p>201,002</text:p>
          </table:table-cell>
          <table:table-cell table:style-name="ce4" office:value-type="float" office:value="202756" calcext:value-type="float">
            <text:p>202,756</text:p>
          </table:table-cell>
          <table:table-cell table:style-name="ce4" office:value-type="float" office:value="204268" calcext:value-type="float">
            <text:p>204,268</text:p>
          </table:table-cell>
          <table:table-cell table:style-name="ce4" office:value-type="float" office:value="206991" calcext:value-type="float">
            <text:p>206,991</text:p>
          </table:table-cell>
          <table:table-cell table:style-name="ce4" office:value-type="float" office:value="209779" calcext:value-type="float">
            <text:p>209,7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iel</text:p>
          </table:table-cell>
          <table:table-cell table:style-name="ce4" office:value-type="float" office:value="236902" calcext:value-type="float">
            <text:p>236,902</text:p>
          </table:table-cell>
          <table:table-cell table:style-name="ce4" office:value-type="float" office:value="237579" calcext:value-type="float">
            <text:p>237,579</text:p>
          </table:table-cell>
          <table:table-cell table:style-name="ce4" office:value-type="float" office:value="238281" calcext:value-type="float">
            <text:p>238,281</text:p>
          </table:table-cell>
          <table:table-cell table:style-name="ce4" office:value-type="float" office:value="239526" calcext:value-type="float">
            <text:p>239,526</text:p>
          </table:table-cell>
          <table:table-cell table:style-name="ce4" office:value-type="float" office:value="237667" calcext:value-type="float">
            <text:p>237,667</text:p>
          </table:table-cell>
          <table:table-cell table:style-name="ce4" office:value-type="float" office:value="239866" calcext:value-type="float">
            <text:p>239,866</text:p>
          </table:table-cell>
          <table:table-cell table:style-name="ce4" office:value-type="float" office:value="241533" calcext:value-type="float">
            <text:p>241,533</text:p>
          </table:table-cell>
          <table:table-cell table:style-name="ce4" office:value-type="float" office:value="243148" calcext:value-type="float">
            <text:p>243,148</text:p>
          </table:table-cell>
          <table:table-cell table:style-name="ce4" office:value-type="float" office:value="246306" calcext:value-type="float">
            <text:p>246,30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arbrücken</text:p>
          </table:table-cell>
          <table:table-cell table:style-name="ce4" office:value-type="float" office:value="176452" calcext:value-type="float">
            <text:p>176,452</text:p>
          </table:table-cell>
          <table:table-cell table:style-name="ce4" office:value-type="float" office:value="176749" calcext:value-type="float">
            <text:p>176,749</text:p>
          </table:table-cell>
          <table:table-cell table:style-name="ce4" office:value-type="float" office:value="175810" calcext:value-type="float">
            <text:p>175,810</text:p>
          </table:table-cell>
          <table:table-cell table:style-name="ce4" office:value-type="float" office:value="175741" calcext:value-type="float">
            <text:p>175,741</text:p>
          </table:table-cell>
          <table:table-cell table:style-name="ce4" office:value-type="float" office:value="176497" calcext:value-type="float">
            <text:p>176,497</text:p>
          </table:table-cell>
          <table:table-cell table:style-name="ce4" office:value-type="float" office:value="176996" calcext:value-type="float">
            <text:p>176,996</text:p>
          </table:table-cell>
          <table:table-cell table:style-name="ce4" office:value-type="float" office:value="177201" calcext:value-type="float">
            <text:p>177,201</text:p>
          </table:table-cell>
          <table:table-cell table:style-name="ce4" office:value-type="float" office:value="176926" calcext:value-type="float">
            <text:p>176,926</text:p>
          </table:table-cell>
          <table:table-cell table:style-name="ce4" office:value-type="float" office:value="178151" calcext:value-type="float">
            <text:p>178,1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tsdam</text:p>
          </table:table-cell>
          <table:table-cell table:style-name="ce4" office:value-type="float" office:value="150833" calcext:value-type="float">
            <text:p>150,833</text:p>
          </table:table-cell>
          <table:table-cell table:style-name="ce4" office:value-type="float" office:value="152966" calcext:value-type="float">
            <text:p>152,966</text:p>
          </table:table-cell>
          <table:table-cell table:style-name="ce4" office:value-type="float" office:value="154606" calcext:value-type="float">
            <text:p>154,606</text:p>
          </table:table-cell>
          <table:table-cell table:style-name="ce4" office:value-type="float" office:value="156906" calcext:value-type="float">
            <text:p>156,906</text:p>
          </table:table-cell>
          <table:table-cell table:style-name="ce4" office:value-type="float" office:value="157603" calcext:value-type="float">
            <text:p>157,603</text:p>
          </table:table-cell>
          <table:table-cell table:style-name="ce4" office:value-type="float" office:value="159456" calcext:value-type="float">
            <text:p>159,456</text:p>
          </table:table-cell>
          <table:table-cell table:style-name="ce4" office:value-type="float" office:value="161468" calcext:value-type="float">
            <text:p>161,468</text:p>
          </table:table-cell>
          <table:table-cell table:style-name="ce4" office:value-type="float" office:value="164042" calcext:value-type="float">
            <text:p>164,042</text:p>
          </table:table-cell>
          <table:table-cell table:style-name="ce4" office:value-type="float" office:value="167745" calcext:value-type="float">
            <text:p>167,7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blenz</text:p>
          </table:table-cell>
          <table:table-cell table:style-name="ce4" office:value-type="float" office:value="106087" calcext:value-type="float">
            <text:p>106,087</text:p>
          </table:table-cell>
          <table:table-cell table:style-name="ce4" office:value-type="float" office:value="106293" calcext:value-type="float">
            <text:p>106,293</text:p>
          </table:table-cell>
          <table:table-cell table:style-name="ce4" office:value-type="float" office:value="106445" calcext:value-type="float">
            <text:p>106,445</text:p>
          </table:table-cell>
          <table:table-cell table:style-name="ce4" office:value-type="float" office:value="106417" calcext:value-type="float">
            <text:p>106,417</text:p>
          </table:table-cell>
          <table:table-cell table:style-name="ce4" office:value-type="float" office:value="107954" calcext:value-type="float">
            <text:p>107,954</text:p>
          </table:table-cell>
          <table:table-cell table:style-name="ce4" office:value-type="float" office:value="109779" calcext:value-type="float">
            <text:p>109,779</text:p>
          </table:table-cell>
          <table:table-cell table:style-name="ce4" office:value-type="float" office:value="110643" calcext:value-type="float">
            <text:p>110,643</text:p>
          </table:table-cell>
          <table:table-cell table:style-name="ce4" office:value-type="float" office:value="111434" calcext:value-type="float">
            <text:p>111,434</text:p>
          </table:table-cell>
          <table:table-cell table:style-name="ce4" office:value-type="float" office:value="112586" calcext:value-type="float">
            <text:p>112,58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stock</text:p>
          </table:table-cell>
          <table:table-cell table:style-name="ce4" office:value-type="float" office:value="200413" calcext:value-type="float">
            <text:p>200,413</text:p>
          </table:table-cell>
          <table:table-cell table:style-name="ce4" office:value-type="float" office:value="201096" calcext:value-type="float">
            <text:p>201,096</text:p>
          </table:table-cell>
          <table:table-cell table:style-name="ce4" office:value-type="float" office:value="201442" calcext:value-type="float">
            <text:p>201,442</text:p>
          </table:table-cell>
          <table:table-cell table:style-name="ce4" office:value-type="float" office:value="202735" calcext:value-type="float">
            <text:p>202,735</text:p>
          </table:table-cell>
          <table:table-cell table:style-name="ce4" office:value-type="float" office:value="201813" calcext:value-type="float">
            <text:p>201,813</text:p>
          </table:table-cell>
          <table:table-cell table:style-name="ce4" office:value-type="float" office:value="202887" calcext:value-type="float">
            <text:p>202,887</text:p>
          </table:table-cell>
          <table:table-cell table:style-name="ce4" office:value-type="float" office:value="203431" calcext:value-type="float">
            <text:p>203,431</text:p>
          </table:table-cell>
          <table:table-cell table:style-name="ce4" office:value-type="float" office:value="204167" calcext:value-type="float">
            <text:p>204,167</text:p>
          </table:table-cell>
          <table:table-cell table:style-name="ce4" office:value-type="float" office:value="206011" calcext:value-type="float">
            <text:p>206,01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iserslautern</text:p>
          </table:table-cell>
          <table:table-cell table:style-name="ce4" office:value-type="float" office:value="97770" calcext:value-type="float">
            <text:p>97,770</text:p>
          </table:table-cell>
          <table:table-cell table:style-name="ce4" office:value-type="float" office:value="97436" calcext:value-type="float">
            <text:p>97,436</text:p>
          </table:table-cell>
          <table:table-cell table:style-name="ce4" office:value-type="float" office:value="99275" calcext:value-type="float">
            <text:p>99,275</text:p>
          </table:table-cell>
          <table:table-cell table:style-name="ce4" office:value-type="float" office:value="99184" calcext:value-type="float">
            <text:p>99,184</text:p>
          </table:table-cell>
          <table:table-cell table:style-name="ce4" office:value-type="float" office:value="96963" calcext:value-type="float">
            <text:p>96,963</text:p>
          </table:table-cell>
          <table:table-cell table:style-name="ce4" office:value-type="float" office:value="97112" calcext:value-type="float">
            <text:p>97,112</text:p>
          </table:table-cell>
          <table:table-cell table:style-name="ce4" office:value-type="float" office:value="97162" calcext:value-type="float">
            <text:p>97,162</text:p>
          </table:table-cell>
          <table:table-cell table:style-name="ce4" office:value-type="float" office:value="97382" calcext:value-type="float">
            <text:p>97,382</text:p>
          </table:table-cell>
          <table:table-cell table:style-name="ce4" office:value-type="float" office:value="98520" calcext:value-type="float">
            <text:p>98,5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serlohn</text:p>
          </table:table-cell>
          <table:table-cell table:style-name="ce4" office:value-type="float" office:value="96112" calcext:value-type="float">
            <text:p>96,112</text:p>
          </table:table-cell>
          <table:table-cell table:style-name="ce4" office:value-type="float" office:value="95598" calcext:value-type="float">
            <text:p>95,598</text:p>
          </table:table-cell>
          <table:table-cell table:style-name="ce4" office:value-type="float" office:value="95232" calcext:value-type="float">
            <text:p>95,232</text:p>
          </table:table-cell>
          <table:table-cell table:style-name="ce4" office:value-type="float" office:value="94966" calcext:value-type="float">
            <text:p>94,966</text:p>
          </table:table-cell>
          <table:table-cell table:style-name="ce4" office:value-type="float" office:value="94367" calcext:value-type="float">
            <text:p>94,367</text:p>
          </table:table-cell>
          <table:table-cell table:style-name="ce4" office:value-type="float" office:value="93799" calcext:value-type="float">
            <text:p>93,799</text:p>
          </table:table-cell>
          <table:table-cell table:style-name="ce4" office:value-type="float" office:value="93119" calcext:value-type="float">
            <text:p>93,119</text:p>
          </table:table-cell>
          <table:table-cell table:style-name="ce4" office:value-type="float" office:value="92899" calcext:value-type="float">
            <text:p>92,899</text:p>
          </table:table-cell>
          <table:table-cell table:style-name="ce4" office:value-type="float" office:value="93537" calcext:value-type="float">
            <text:p>93,53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slingen am Neckar</text:p>
          </table:table-cell>
          <table:table-cell table:style-name="ce4" office:value-type="float" office:value="91557" calcext:value-type="float">
            <text:p>91,557</text:p>
          </table:table-cell>
          <table:table-cell table:style-name="ce4" office:value-type="float" office:value="91573" calcext:value-type="float">
            <text:p>91,573</text:p>
          </table:table-cell>
          <table:table-cell table:style-name="ce4" office:value-type="float" office:value="91463" calcext:value-type="float">
            <text:p>91,463</text:p>
          </table:table-cell>
          <table:table-cell table:style-name="ce4" office:value-type="float" office:value="91869" calcext:value-type="float">
            <text:p>91,869</text:p>
          </table:table-cell>
          <table:table-cell table:style-name="ce4" office:value-type="float" office:value="87519" calcext:value-type="float">
            <text:p>87,519</text:p>
          </table:table-cell>
          <table:table-cell table:style-name="ce4" office:value-type="float" office:value="88295" calcext:value-type="float">
            <text:p>88,295</text:p>
          </table:table-cell>
          <table:table-cell table:style-name="ce4" office:value-type="float" office:value="89242" calcext:value-type="float">
            <text:p>89,242</text:p>
          </table:table-cell>
          <table:table-cell table:style-name="ce4" office:value-type="float" office:value="90378" calcext:value-type="float">
            <text:p>90,378</text:p>
          </table:table-cell>
          <table:table-cell table:style-name="ce4" office:value-type="float" office:value="91271" calcext:value-type="float">
            <text:p>91,2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nau</text:p>
          </table:table-cell>
          <table:table-cell table:style-name="ce4" office:value-type="float" office:value="88287" calcext:value-type="float">
            <text:p>88,287</text:p>
          </table:table-cell>
          <table:table-cell table:style-name="ce4" office:value-type="float" office:value="88245" calcext:value-type="float">
            <text:p>88,245</text:p>
          </table:table-cell>
          <table:table-cell table:style-name="ce4" office:value-type="float" office:value="88358" calcext:value-type="float">
            <text:p>88,358</text:p>
          </table:table-cell>
          <table:table-cell table:style-name="ce4" office:value-type="float" office:value="88637" calcext:value-type="float">
            <text:p>88,637</text:p>
          </table:table-cell>
          <table:table-cell table:style-name="ce4" office:value-type="float" office:value="86803" calcext:value-type="float">
            <text:p>86,803</text:p>
          </table:table-cell>
          <table:table-cell table:style-name="ce4" office:value-type="float" office:value="88834" calcext:value-type="float">
            <text:p>88,834</text:p>
          </table:table-cell>
          <table:table-cell table:style-name="ce4" office:value-type="float" office:value="89907" calcext:value-type="float">
            <text:p>89,907</text:p>
          </table:table-cell>
          <table:table-cell table:style-name="ce4" office:value-type="float" office:value="90934" calcext:value-type="float">
            <text:p>90,934</text:p>
          </table:table-cell>
          <table:table-cell table:style-name="ce4" office:value-type="float" office:value="92643" calcext:value-type="float">
            <text:p>92,6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lhelmshaven</text:p>
          </table:table-cell>
          <table:table-cell table:style-name="ce4" office:value-type="float" office:value="82192" calcext:value-type="float">
            <text:p>82,192</text:p>
          </table:table-cell>
          <table:table-cell table:style-name="ce4" office:value-type="float" office:value="81411" calcext:value-type="float">
            <text:p>81,411</text:p>
          </table:table-cell>
          <table:table-cell table:style-name="ce4" office:value-type="float" office:value="81137" calcext:value-type="float">
            <text:p>81,137</text:p>
          </table:table-cell>
          <table:table-cell table:style-name="ce4" office:value-type="float" office:value="81324" calcext:value-type="float">
            <text:p>81,324</text:p>
          </table:table-cell>
          <table:table-cell table:style-name="ce4" office:value-type="float" office:value="76926" calcext:value-type="float">
            <text:p>76,926</text:p>
          </table:table-cell>
          <table:table-cell table:style-name="ce4" office:value-type="float" office:value="76545" calcext:value-type="float">
            <text:p>76,545</text:p>
          </table:table-cell>
          <table:table-cell table:style-name="ce4" office:value-type="float" office:value="75728" calcext:value-type="float">
            <text:p>75,728</text:p>
          </table:table-cell>
          <table:table-cell table:style-name="ce4" office:value-type="float" office:value="75534" calcext:value-type="float">
            <text:p>75,534</text:p>
          </table:table-cell>
          <table:table-cell table:style-name="ce4" office:value-type="float" office:value="75995" calcext:value-type="float">
            <text:p>75,9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dwigsburg</text:p>
          </table:table-cell>
          <table:table-cell table:style-name="ce4" office:value-type="float" office:value="87349" calcext:value-type="float">
            <text:p>87,349</text:p>
          </table:table-cell>
          <table:table-cell table:style-name="ce4" office:value-type="float" office:value="87207" calcext:value-type="float">
            <text:p>87,207</text:p>
          </table:table-cell>
          <table:table-cell table:style-name="ce4" office:value-type="float" office:value="87460" calcext:value-type="float">
            <text:p>87,460</text:p>
          </table:table-cell>
          <table:table-cell table:style-name="ce4" office:value-type="float" office:value="87735" calcext:value-type="float">
            <text:p>87,735</text:p>
          </table:table-cell>
          <table:table-cell table:style-name="ce4" office:value-type="float" office:value="86939" calcext:value-type="float">
            <text:p>86,939</text:p>
          </table:table-cell>
          <table:table-cell table:style-name="ce4" office:value-type="float" office:value="88200" calcext:value-type="float">
            <text:p>88,200</text:p>
          </table:table-cell>
          <table:table-cell table:style-name="ce4" office:value-type="float" office:value="89639" calcext:value-type="float">
            <text:p>89,639</text:p>
          </table:table-cell>
          <table:table-cell table:style-name="ce4" office:value-type="float" office:value="91116" calcext:value-type="float">
            <text:p>91,116</text:p>
          </table:table-cell>
          <table:table-cell table:style-name="ce4" office:value-type="float" office:value="92973" calcext:value-type="float">
            <text:p>92,97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übingen</text:p>
          </table:table-cell>
          <table:table-cell table:style-name="ce4" office:value-type="float" office:value="83813" calcext:value-type="float">
            <text:p>83,813</text:p>
          </table:table-cell>
          <table:table-cell table:style-name="ce4" office:value-type="float" office:value="85344" calcext:value-type="float">
            <text:p>85,344</text:p>
          </table:table-cell>
          <table:table-cell table:style-name="ce4" office:value-type="float" office:value="87788" calcext:value-type="float">
            <text:p>87,788</text:p>
          </table:table-cell>
          <table:table-cell table:style-name="ce4" office:value-type="float" office:value="88358" calcext:value-type="float">
            <text:p>88,358</text:p>
          </table:table-cell>
          <table:table-cell table:style-name="ce4" office:value-type="float" office:value="83248" calcext:value-type="float">
            <text:p>83,248</text:p>
          </table:table-cell>
          <table:table-cell table:style-name="ce4" office:value-type="float" office:value="84496" calcext:value-type="float">
            <text:p>84,496</text:p>
          </table:table-cell>
          <table:table-cell table:style-name="ce4" office:value-type="float" office:value="85383" calcext:value-type="float">
            <text:p>85,383</text:p>
          </table:table-cell>
          <table:table-cell table:style-name="ce4" office:value-type="float" office:value="85871" calcext:value-type="float">
            <text:p>85,871</text:p>
          </table:table-cell>
          <table:table-cell table:style-name="ce4" office:value-type="float" office:value="87464" calcext:value-type="float">
            <text:p>87,46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llingen-Schwenningen</text:p>
          </table:table-cell>
          <table:table-cell table:style-name="ce4" office:value-type="float" office:value="81417" calcext:value-type="float">
            <text:p>81,417</text:p>
          </table:table-cell>
          <table:table-cell table:style-name="ce4" office:value-type="float" office:value="81246" calcext:value-type="float">
            <text:p>81,246</text:p>
          </table:table-cell>
          <table:table-cell table:style-name="ce4" office:value-type="float" office:value="80941" calcext:value-type="float">
            <text:p>80,941</text:p>
          </table:table-cell>
          <table:table-cell table:style-name="ce4" office:value-type="float" office:value="81022" calcext:value-type="float">
            <text:p>81,022</text:p>
          </table:table-cell>
          <table:table-cell table:style-name="ce4" office:value-type="float" office:value="80268" calcext:value-type="float">
            <text:p>80,268</text:p>
          </table:table-cell>
          <table:table-cell table:style-name="ce4" office:value-type="float" office:value="80923" calcext:value-type="float">
            <text:p>80,923</text:p>
          </table:table-cell>
          <table:table-cell table:style-name="ce4" office:value-type="float" office:value="81128" calcext:value-type="float">
            <text:p>81,128</text:p>
          </table:table-cell>
          <table:table-cell table:style-name="ce4" office:value-type="float" office:value="81916" calcext:value-type="float">
            <text:p>81,916</text:p>
          </table:table-cell>
          <table:table-cell table:style-name="ce4" office:value-type="float" office:value="84674" calcext:value-type="float">
            <text:p>84,6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lensburg</text:p>
          </table:table-cell>
          <table:table-cell table:style-name="ce4" office:value-type="float" office:value="87792" calcext:value-type="float">
            <text:p>87,792</text:p>
          </table:table-cell>
          <table:table-cell table:style-name="ce4" office:value-type="float" office:value="88718" calcext:value-type="float">
            <text:p>88,718</text:p>
          </table:table-cell>
          <table:table-cell table:style-name="ce4" office:value-type="float" office:value="88502" calcext:value-type="float">
            <text:p>88,502</text:p>
          </table:table-cell>
          <table:table-cell table:style-name="ce4" office:value-type="float" office:value="88759" calcext:value-type="float">
            <text:p>88,759</text:p>
          </table:table-cell>
          <table:table-cell table:style-name="ce4" office:value-type="float" office:value="82801" calcext:value-type="float">
            <text:p>82,801</text:p>
          </table:table-cell>
          <table:table-cell table:style-name="ce4" office:value-type="float" office:value="83462" calcext:value-type="float">
            <text:p>83,462</text:p>
          </table:table-cell>
          <table:table-cell table:style-name="ce4" office:value-type="float" office:value="83971" calcext:value-type="float">
            <text:p>83,971</text:p>
          </table:table-cell>
          <table:table-cell table:style-name="ce4" office:value-type="float" office:value="84694" calcext:value-type="float">
            <text:p>84,694</text:p>
          </table:table-cell>
          <table:table-cell table:style-name="ce4" office:value-type="float" office:value="85942" calcext:value-type="float">
            <text:p>85,94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burg</text:p>
          </table:table-cell>
          <table:table-cell table:style-name="ce4" office:value-type="float" office:value="79240" calcext:value-type="float">
            <text:p>79,240</text:p>
          </table:table-cell>
          <table:table-cell table:style-name="ce4" office:value-type="float" office:value="79836" calcext:value-type="float">
            <text:p>79,836</text:p>
          </table:table-cell>
          <table:table-cell table:style-name="ce4" office:value-type="float" office:value="80123" calcext:value-type="float">
            <text:p>80,123</text:p>
          </table:table-cell>
          <table:table-cell table:style-name="ce4" office:value-type="float" office:value="80656" calcext:value-type="float">
            <text:p>80,656</text:p>
          </table:table-cell>
          <table:table-cell table:style-name="ce4" office:value-type="float" office:value="72190" calcext:value-type="float">
            <text:p>72,190</text:p>
          </table:table-cell>
          <table:table-cell table:style-name="ce4" office:value-type="float" office:value="72433" calcext:value-type="float">
            <text:p>72,433</text:p>
          </table:table-cell>
          <table:table-cell table:style-name="ce4" office:value-type="float" office:value="73125" calcext:value-type="float">
            <text:p>73,125</text:p>
          </table:table-cell>
          <table:table-cell table:style-name="ce4" office:value-type="float" office:value="73147" calcext:value-type="float">
            <text:p>73,147</text:p>
          </table:table-cell>
          <table:table-cell table:style-name="ce4" office:value-type="float" office:value="73836" calcext:value-type="float">
            <text:p>73,8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nstanz</text:p>
          </table:table-cell>
          <table:table-cell table:style-name="ce4" office:value-type="float" office:value="81511" calcext:value-type="float">
            <text:p>81,511</text:p>
          </table:table-cell>
          <table:table-cell table:style-name="ce4" office:value-type="float" office:value="82608" calcext:value-type="float">
            <text:p>82,608</text:p>
          </table:table-cell>
          <table:table-cell table:style-name="ce4" office:value-type="float" office:value="83644" calcext:value-type="float">
            <text:p>83,644</text:p>
          </table:table-cell>
          <table:table-cell table:style-name="ce4" office:value-type="float" office:value="84693" calcext:value-type="float">
            <text:p>84,693</text:p>
          </table:table-cell>
          <table:table-cell table:style-name="ce4" office:value-type="float" office:value="78539" calcext:value-type="float">
            <text:p>78,539</text:p>
          </table:table-cell>
          <table:table-cell table:style-name="ce4" office:value-type="float" office:value="79645" calcext:value-type="float">
            <text:p>79,645</text:p>
          </table:table-cell>
          <table:table-cell table:style-name="ce4" office:value-type="float" office:value="81141" calcext:value-type="float">
            <text:p>81,141</text:p>
          </table:table-cell>
          <table:table-cell table:style-name="ce4" office:value-type="float" office:value="81692" calcext:value-type="float">
            <text:p>81,692</text:p>
          </table:table-cell>
          <table:table-cell table:style-name="ce4" office:value-type="float" office:value="82859" calcext:value-type="float">
            <text:p>82,8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münster</text:p>
          </table:table-cell>
          <table:table-cell table:style-name="ce4" office:value-type="float" office:value="77595" calcext:value-type="float">
            <text:p>77,595</text:p>
          </table:table-cell>
          <table:table-cell table:style-name="ce4" office:value-type="float" office:value="77100" calcext:value-type="float">
            <text:p>77,100</text:p>
          </table:table-cell>
          <table:table-cell table:style-name="ce4" office:value-type="float" office:value="76897" calcext:value-type="float">
            <text:p>76,897</text:p>
          </table:table-cell>
          <table:table-cell table:style-name="ce4" office:value-type="float" office:value="76830" calcext:value-type="float">
            <text:p>76,830</text:p>
          </table:table-cell>
          <table:table-cell table:style-name="ce4" office:value-type="float" office:value="77201" calcext:value-type="float">
            <text:p>77,201</text:p>
          </table:table-cell>
          <table:table-cell table:style-name="ce4" office:value-type="float" office:value="76951" calcext:value-type="float">
            <text:p>76,951</text:p>
          </table:table-cell>
          <table:table-cell table:style-name="ce4" office:value-type="float" office:value="77058" calcext:value-type="float">
            <text:p>77,058</text:p>
          </table:table-cell>
          <table:table-cell table:style-name="ce4" office:value-type="float" office:value="77588" calcext:value-type="float">
            <text:p>77,588</text:p>
          </table:table-cell>
          <table:table-cell table:style-name="ce4" office:value-type="float" office:value="79197" calcext:value-type="float">
            <text:p>79,19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ndenburg an der Havel</text:p>
          </table:table-cell>
          <table:table-cell table:style-name="ce4" office:value-type="float" office:value="72954" calcext:value-type="float">
            <text:p>72,954</text:p>
          </table:table-cell>
          <table:table-cell table:style-name="ce4" office:value-type="float" office:value="72516" calcext:value-type="float">
            <text:p>72,516</text:p>
          </table:table-cell>
          <table:table-cell table:style-name="ce4" office:value-type="float" office:value="72264" calcext:value-type="float">
            <text:p>72,264</text:p>
          </table:table-cell>
          <table:table-cell table:style-name="ce4" office:value-type="float" office:value="71778" calcext:value-type="float">
            <text:p>71,778</text:p>
          </table:table-cell>
          <table:table-cell table:style-name="ce4" office:value-type="float" office:value="71381" calcext:value-type="float">
            <text:p>71,381</text:p>
          </table:table-cell>
          <table:table-cell table:style-name="ce4" office:value-type="float" office:value="71149" calcext:value-type="float">
            <text:p>71,149</text:p>
          </table:table-cell>
          <table:table-cell table:number-columns-repeated="2" table:style-name="ce4" office:value-type="float" office:value="71032" calcext:value-type="float">
            <text:p>71,032</text:p>
          </table:table-cell>
          <table:table-cell table:style-name="ce4" office:value-type="float" office:value="71574" calcext:value-type="float">
            <text:p>71,5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eßen</text:p>
          </table:table-cell>
          <table:table-cell table:style-name="ce4" office:value-type="float" office:value="74593" calcext:value-type="float">
            <text:p>74,593</text:p>
          </table:table-cell>
          <table:table-cell table:style-name="ce4" office:value-type="float" office:value="75140" calcext:value-type="float">
            <text:p>75,140</text:p>
          </table:table-cell>
          <table:table-cell table:style-name="ce4" office:value-type="float" office:value="76090" calcext:value-type="float">
            <text:p>76,090</text:p>
          </table:table-cell>
          <table:table-cell table:style-name="ce4" office:value-type="float" office:value="77366" calcext:value-type="float">
            <text:p>77,366</text:p>
          </table:table-cell>
          <table:table-cell table:style-name="ce4" office:value-type="float" office:value="74776" calcext:value-type="float">
            <text:p>74,776</text:p>
          </table:table-cell>
          <table:table-cell table:style-name="ce4" office:value-type="float" office:value="76680" calcext:value-type="float">
            <text:p>76,680</text:p>
          </table:table-cell>
          <table:table-cell table:style-name="ce4" office:value-type="float" office:value="77733" calcext:value-type="float">
            <text:p>77,733</text:p>
          </table:table-cell>
          <table:table-cell table:style-name="ce4" office:value-type="float" office:value="83280" calcext:value-type="float">
            <text:p>83,280</text:p>
          </table:table-cell>
          <table:table-cell table:style-name="ce4" office:value-type="float" office:value="84455" calcext:value-type="float">
            <text:p>84,4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üneburg</text:p>
          </table:table-cell>
          <table:table-cell table:style-name="ce4" office:value-type="float" office:value="72299" calcext:value-type="float">
            <text:p>72,299</text:p>
          </table:table-cell>
          <table:table-cell table:style-name="ce4" office:value-type="float" office:value="72492" calcext:value-type="float">
            <text:p>72,492</text:p>
          </table:table-cell>
          <table:table-cell table:style-name="ce4" office:value-type="float" office:value="72800" calcext:value-type="float">
            <text:p>72,800</text:p>
          </table:table-cell>
          <table:table-cell table:style-name="ce4" office:value-type="float" office:value="72983" calcext:value-type="float">
            <text:p>72,983</text:p>
          </table:table-cell>
          <table:table-cell table:style-name="ce4" office:value-type="float" office:value="73581" calcext:value-type="float">
            <text:p>73,581</text:p>
          </table:table-cell>
          <table:table-cell table:style-name="ce4" office:value-type="float" office:value="74121" calcext:value-type="float">
            <text:p>74,121</text:p>
          </table:table-cell>
          <table:table-cell table:style-name="ce4" office:value-type="float" office:value="71668" calcext:value-type="float">
            <text:p>71,668</text:p>
          </table:table-cell>
          <table:table-cell table:style-name="ce4" office:value-type="float" office:value="72546" calcext:value-type="float">
            <text:p>72,546</text:p>
          </table:table-cell>
          <table:table-cell table:style-name="ce4" office:value-type="float" office:value="74072" calcext:value-type="float">
            <text:p>74,07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yreuth</text:p>
          </table:table-cell>
          <table:table-cell table:style-name="ce4" office:value-type="float" office:value="73097" calcext:value-type="float">
            <text:p>73,097</text:p>
          </table:table-cell>
          <table:table-cell table:style-name="ce4" office:value-type="float" office:value="72935" calcext:value-type="float">
            <text:p>72,935</text:p>
          </table:table-cell>
          <table:table-cell table:style-name="ce4" office:value-type="float" office:value="72576" calcext:value-type="float">
            <text:p>72,576</text:p>
          </table:table-cell>
          <table:table-cell table:style-name="ce4" office:value-type="float" office:value="72683" calcext:value-type="float">
            <text:p>72,683</text:p>
          </table:table-cell>
          <table:table-cell table:style-name="ce4" office:value-type="float" office:value="71214" calcext:value-type="float">
            <text:p>71,214</text:p>
          </table:table-cell>
          <table:table-cell table:style-name="ce4" office:value-type="float" office:value="71482" calcext:value-type="float">
            <text:p>71,482</text:p>
          </table:table-cell>
          <table:table-cell table:style-name="ce4" office:value-type="float" office:value="71572" calcext:value-type="float">
            <text:p>71,572</text:p>
          </table:table-cell>
          <table:table-cell table:style-name="ce4" office:value-type="float" office:value="71601" calcext:value-type="float">
            <text:p>71,601</text:p>
          </table:table-cell>
          <table:table-cell table:style-name="ce4" office:value-type="float" office:value="72148" calcext:value-type="float">
            <text:p>72,1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elle</text:p>
          </table:table-cell>
          <table:table-cell table:style-name="ce4" office:value-type="float" office:value="70930" calcext:value-type="float">
            <text:p>70,930</text:p>
          </table:table-cell>
          <table:table-cell table:style-name="ce4" office:value-type="float" office:value="70745" calcext:value-type="float">
            <text:p>70,745</text:p>
          </table:table-cell>
          <table:table-cell table:style-name="ce4" office:value-type="float" office:value="70446" calcext:value-type="float">
            <text:p>70,446</text:p>
          </table:table-cell>
          <table:table-cell table:style-name="ce4" office:value-type="float" office:value="70242" calcext:value-type="float">
            <text:p>70,242</text:p>
          </table:table-cell>
          <table:table-cell table:style-name="ce4" office:value-type="float" office:value="69972" calcext:value-type="float">
            <text:p>69,972</text:p>
          </table:table-cell>
          <table:table-cell table:style-name="ce4" office:value-type="float" office:value="69871" calcext:value-type="float">
            <text:p>69,871</text:p>
          </table:table-cell>
          <table:table-cell table:style-name="ce4" office:value-type="float" office:value="68508" calcext:value-type="float">
            <text:p>68,508</text:p>
          </table:table-cell>
          <table:table-cell table:style-name="ce4" office:value-type="float" office:value="68721" calcext:value-type="float">
            <text:p>68,721</text:p>
          </table:table-cell>
          <table:table-cell table:style-name="ce4" office:value-type="float" office:value="69748" calcext:value-type="float">
            <text:p>69,7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chaffenburg</text:p>
          </table:table-cell>
          <table:table-cell table:style-name="ce4" office:value-type="float" office:value="68646" calcext:value-type="float">
            <text:p>68,646</text:p>
          </table:table-cell>
          <table:table-cell table:style-name="ce4" office:value-type="float" office:value="68747" calcext:value-type="float">
            <text:p>68,747</text:p>
          </table:table-cell>
          <table:table-cell table:style-name="ce4" office:value-type="float" office:value="68722" calcext:value-type="float">
            <text:p>68,722</text:p>
          </table:table-cell>
          <table:table-cell table:style-name="ce4" office:value-type="float" office:value="68678" calcext:value-type="float">
            <text:p>68,678</text:p>
          </table:table-cell>
          <table:table-cell table:style-name="ce4" office:value-type="float" office:value="67470" calcext:value-type="float">
            <text:p>67,470</text:p>
          </table:table-cell>
          <table:table-cell table:style-name="ce4" office:value-type="float" office:value="67681" calcext:value-type="float">
            <text:p>67,681</text:p>
          </table:table-cell>
          <table:table-cell table:style-name="ce4" office:value-type="float" office:value="67844" calcext:value-type="float">
            <text:p>67,844</text:p>
          </table:table-cell>
          <table:table-cell table:style-name="ce4" office:value-type="float" office:value="68167" calcext:value-type="float">
            <text:p>68,167</text:p>
          </table:table-cell>
          <table:table-cell table:style-name="ce4" office:value-type="float" office:value="68986" calcext:value-type="float">
            <text:p>68,98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mberg</text:p>
          </table:table-cell>
          <table:table-cell table:style-name="ce4" office:value-type="float" office:value="69884" calcext:value-type="float">
            <text:p>69,884</text:p>
          </table:table-cell>
          <table:table-cell table:style-name="ce4" office:value-type="float" office:value="69989" calcext:value-type="float">
            <text:p>69,989</text:p>
          </table:table-cell>
          <table:table-cell table:style-name="ce4" office:value-type="float" office:value="69827" calcext:value-type="float">
            <text:p>69,827</text:p>
          </table:table-cell>
          <table:table-cell table:style-name="ce4" office:value-type="float" office:value="70004" calcext:value-type="float">
            <text:p>70,004</text:p>
          </table:table-cell>
          <table:table-cell table:style-name="ce4" office:value-type="float" office:value="70712" calcext:value-type="float">
            <text:p>70,712</text:p>
          </table:table-cell>
          <table:table-cell table:style-name="ce4" office:value-type="float" office:value="70863" calcext:value-type="float">
            <text:p>70,863</text:p>
          </table:table-cell>
          <table:table-cell table:style-name="ce4" office:value-type="float" office:value="71167" calcext:value-type="float">
            <text:p>71,167</text:p>
          </table:table-cell>
          <table:table-cell table:style-name="ce4" office:value-type="float" office:value="71952" calcext:value-type="float">
            <text:p>71,952</text:p>
          </table:table-cell>
          <table:table-cell table:style-name="ce4" office:value-type="float" office:value="73331" calcext:value-type="float">
            <text:p>73,3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auen</text:p>
          </table:table-cell>
          <table:table-cell table:style-name="ce4" office:value-type="float" office:value="67613" calcext:value-type="float">
            <text:p>67,613</text:p>
          </table:table-cell>
          <table:table-cell table:style-name="ce4" office:value-type="float" office:value="66870" calcext:value-type="float">
            <text:p>66,870</text:p>
          </table:table-cell>
          <table:table-cell table:style-name="ce4" office:value-type="float" office:value="66412" calcext:value-type="float">
            <text:p>66,412</text:p>
          </table:table-cell>
          <table:table-cell table:style-name="ce4" office:value-type="float" office:value="66098" calcext:value-type="float">
            <text:p>66,098</text:p>
          </table:table-cell>
          <table:table-cell table:style-name="ce4" office:value-type="float" office:value="64468" calcext:value-type="float">
            <text:p>64,468</text:p>
          </table:table-cell>
          <table:table-cell table:style-name="ce4" office:value-type="float" office:value="64218" calcext:value-type="float">
            <text:p>64,218</text:p>
          </table:table-cell>
          <table:table-cell table:style-name="ce4" office:value-type="float" office:value="63967" calcext:value-type="float">
            <text:p>63,967</text:p>
          </table:table-cell>
          <table:table-cell table:style-name="ce4" office:value-type="float" office:value="64077" calcext:value-type="float">
            <text:p>64,077</text:p>
          </table:table-cell>
          <table:table-cell table:style-name="ce4" office:value-type="float" office:value="65201" calcext:value-type="float">
            <text:p>65,2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brandenburg</text:p>
          </table:table-cell>
          <table:table-cell table:style-name="ce4" office:value-type="float" office:value="66735" calcext:value-type="float">
            <text:p>66,735</text:p>
          </table:table-cell>
          <table:table-cell table:style-name="ce4" office:value-type="float" office:value="65879" calcext:value-type="float">
            <text:p>65,879</text:p>
          </table:table-cell>
          <table:table-cell table:style-name="ce4" office:value-type="float" office:value="65137" calcext:value-type="float">
            <text:p>65,137</text:p>
          </table:table-cell>
          <table:table-cell table:style-name="ce4" office:value-type="float" office:value="65282" calcext:value-type="float">
            <text:p>65,282</text:p>
          </table:table-cell>
          <table:table-cell table:style-name="ce4" office:value-type="float" office:value="64027" calcext:value-type="float">
            <text:p>64,027</text:p>
          </table:table-cell>
          <table:table-cell table:style-name="ce4" office:value-type="float" office:value="63509" calcext:value-type="float">
            <text:p>63,509</text:p>
          </table:table-cell>
          <table:table-cell table:style-name="ce4" office:value-type="float" office:value="63437" calcext:value-type="float">
            <text:p>63,437</text:p>
          </table:table-cell>
          <table:table-cell table:style-name="ce4" office:value-type="float" office:value="63311" calcext:value-type="float">
            <text:p>63,311</text:p>
          </table:table-cell>
          <table:table-cell table:style-name="ce4" office:value-type="float" office:value="63602" calcext:value-type="float">
            <text:p>63,6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lda</text:p>
          </table:table-cell>
          <table:table-cell table:style-name="ce4" office:value-type="float" office:value="64097" calcext:value-type="float">
            <text:p>64,097</text:p>
          </table:table-cell>
          <table:table-cell table:style-name="ce4" office:value-type="float" office:value="64129" calcext:value-type="float">
            <text:p>64,129</text:p>
          </table:table-cell>
          <table:table-cell table:style-name="ce4" office:value-type="float" office:value="64177" calcext:value-type="float">
            <text:p>64,177</text:p>
          </table:table-cell>
          <table:table-cell table:style-name="ce4" office:value-type="float" office:value="64349" calcext:value-type="float">
            <text:p>64,349</text:p>
          </table:table-cell>
          <table:table-cell table:style-name="ce4" office:value-type="float" office:value="64414" calcext:value-type="float">
            <text:p>64,414</text:p>
          </table:table-cell>
          <table:table-cell table:style-name="ce4" office:value-type="float" office:value="64779" calcext:value-type="float">
            <text:p>64,779</text:p>
          </table:table-cell>
          <table:table-cell table:style-name="ce4" office:value-type="float" office:value="65036" calcext:value-type="float">
            <text:p>65,036</text:p>
          </table:table-cell>
          <table:table-cell table:style-name="ce4" office:value-type="float" office:value="65540" calcext:value-type="float">
            <text:p>65,540</text:p>
          </table:table-cell>
          <table:table-cell table:style-name="ce4" office:value-type="float" office:value="67253" calcext:value-type="float">
            <text:p>67,2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empten (Allgäu)</text:p>
          </table:table-cell>
          <table:table-cell table:style-name="ce4" office:value-type="float" office:value="61703" calcext:value-type="float">
            <text:p>61,703</text:p>
          </table:table-cell>
          <table:table-cell table:style-name="ce4" office:value-type="float" office:value="62135" calcext:value-type="float">
            <text:p>62,135</text:p>
          </table:table-cell>
          <table:table-cell table:style-name="ce4" office:value-type="float" office:value="62007" calcext:value-type="float">
            <text:p>62,007</text:p>
          </table:table-cell>
          <table:table-cell table:style-name="ce4" office:value-type="float" office:value="62060" calcext:value-type="float">
            <text:p>62,060</text:p>
          </table:table-cell>
          <table:table-cell table:style-name="ce4" office:value-type="float" office:value="64300" calcext:value-type="float">
            <text:p>64,300</text:p>
          </table:table-cell>
          <table:table-cell table:style-name="ce4" office:value-type="float" office:value="64625" calcext:value-type="float">
            <text:p>64,625</text:p>
          </table:table-cell>
          <table:table-cell table:style-name="ce4" office:value-type="float" office:value="65044" calcext:value-type="float">
            <text:p>65,044</text:p>
          </table:table-cell>
          <table:table-cell table:style-name="ce4" office:value-type="float" office:value="65624" calcext:value-type="float">
            <text:p>65,624</text:p>
          </table:table-cell>
          <table:table-cell table:style-name="ce4" office:value-type="float" office:value="66947" calcext:value-type="float">
            <text:p>66,94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ndshut</text:p>
          </table:table-cell>
          <table:table-cell table:style-name="ce4" office:value-type="float" office:value="62629" calcext:value-type="float">
            <text:p>62,629</text:p>
          </table:table-cell>
          <table:table-cell table:style-name="ce4" office:value-type="float" office:value="62606" calcext:value-type="float">
            <text:p>62,606</text:p>
          </table:table-cell>
          <table:table-cell table:style-name="ce4" office:value-type="float" office:value="62735" calcext:value-type="float">
            <text:p>62,735</text:p>
          </table:table-cell>
          <table:table-cell table:style-name="ce4" office:value-type="float" office:value="63258" calcext:value-type="float">
            <text:p>63,258</text:p>
          </table:table-cell>
          <table:table-cell table:style-name="ce4" office:value-type="float" office:value="64277" calcext:value-type="float">
            <text:p>64,277</text:p>
          </table:table-cell>
          <table:table-cell table:style-name="ce4" office:value-type="float" office:value="65322" calcext:value-type="float">
            <text:p>65,322</text:p>
          </table:table-cell>
          <table:table-cell table:style-name="ce4" office:value-type="float" office:value="66179" calcext:value-type="float">
            <text:p>66,179</text:p>
          </table:table-cell>
          <table:table-cell table:style-name="ce4" office:value-type="float" office:value="67509" calcext:value-type="float">
            <text:p>67,509</text:p>
          </table:table-cell>
          <table:table-cell table:style-name="ce4" office:value-type="float" office:value="69211" calcext:value-type="float">
            <text:p>69,21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ndelfingen</text:p>
          </table:table-cell>
          <table:table-cell table:style-name="ce4" office:value-type="float" office:value="60829" calcext:value-type="float">
            <text:p>60,829</text:p>
          </table:table-cell>
          <table:table-cell table:style-name="ce4" office:value-type="float" office:value="60648" calcext:value-type="float">
            <text:p>60,648</text:p>
          </table:table-cell>
          <table:table-cell table:style-name="ce4" office:value-type="float" office:value="60475" calcext:value-type="float">
            <text:p>60,475</text:p>
          </table:table-cell>
          <table:table-cell table:style-name="ce4" office:value-type="float" office:value="60445" calcext:value-type="float">
            <text:p>60,445</text:p>
          </table:table-cell>
          <table:table-cell table:style-name="ce4" office:value-type="float" office:value="60452" calcext:value-type="float">
            <text:p>60,452</text:p>
          </table:table-cell>
          <table:table-cell table:style-name="ce4" office:value-type="float" office:value="60795" calcext:value-type="float">
            <text:p>60,795</text:p>
          </table:table-cell>
          <table:table-cell table:style-name="ce4" office:value-type="float" office:value="61669" calcext:value-type="float">
            <text:p>61,669</text:p>
          </table:table-cell>
          <table:table-cell table:style-name="ce4" office:value-type="float" office:value="62215" calcext:value-type="float">
            <text:p>62,215</text:p>
          </table:table-cell>
          <table:table-cell table:style-name="ce4" office:value-type="float" office:value="63971" calcext:value-type="float">
            <text:p>63,9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senheim</text:p>
          </table:table-cell>
          <table:table-cell table:style-name="ce4" office:value-type="float" office:value="60674" calcext:value-type="float">
            <text:p>60,674</text:p>
          </table:table-cell>
          <table:table-cell table:style-name="ce4" office:value-type="float" office:value="60711" calcext:value-type="float">
            <text:p>60,711</text:p>
          </table:table-cell>
          <table:table-cell table:style-name="ce4" office:value-type="float" office:value="60877" calcext:value-type="float">
            <text:p>60,877</text:p>
          </table:table-cell>
          <table:table-cell table:style-name="ce4" office:value-type="float" office:value="61299" calcext:value-type="float">
            <text:p>61,299</text:p>
          </table:table-cell>
          <table:table-cell table:style-name="ce4" office:value-type="float" office:value="59543" calcext:value-type="float">
            <text:p>59,543</text:p>
          </table:table-cell>
          <table:table-cell table:style-name="ce4" office:value-type="float" office:value="59935" calcext:value-type="float">
            <text:p>59,935</text:p>
          </table:table-cell>
          <table:table-cell table:style-name="ce4" office:value-type="float" office:value="60464" calcext:value-type="float">
            <text:p>60,464</text:p>
          </table:table-cell>
          <table:table-cell table:style-name="ce4" office:value-type="float" office:value="60889" calcext:value-type="float">
            <text:p>60,889</text:p>
          </table:table-cell>
          <table:table-cell table:style-name="ce4" office:value-type="float" office:value="61844" calcext:value-type="float">
            <text:p>61,8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ankenthal (Pfalz)</text:p>
          </table:table-cell>
          <table:table-cell table:style-name="ce4" office:value-type="float" office:value="47090" calcext:value-type="float">
            <text:p>47,090</text:p>
          </table:table-cell>
          <table:table-cell table:style-name="ce4" office:value-type="float" office:value="46948" calcext:value-type="float">
            <text:p>46,948</text:p>
          </table:table-cell>
          <table:table-cell table:style-name="ce4" office:value-type="float" office:value="46874" calcext:value-type="float">
            <text:p>46,874</text:p>
          </table:table-cell>
          <table:table-cell table:style-name="ce4" office:value-type="float" office:value="46793" calcext:value-type="float">
            <text:p>46,793</text:p>
          </table:table-cell>
          <table:table-cell table:style-name="ce4" office:value-type="float" office:value="46617" calcext:value-type="float">
            <text:p>46,617</text:p>
          </table:table-cell>
          <table:table-cell table:style-name="ce4" office:value-type="float" office:value="47035" calcext:value-type="float">
            <text:p>47,035</text:p>
          </table:table-cell>
          <table:table-cell table:style-name="ce4" office:value-type="float" office:value="47332" calcext:value-type="float">
            <text:p>47,332</text:p>
          </table:table-cell>
          <table:table-cell table:style-name="ce4" office:value-type="float" office:value="47724" calcext:value-type="float">
            <text:p>47,724</text:p>
          </table:table-cell>
          <table:table-cell table:style-name="ce4" office:value-type="float" office:value="48363" calcext:value-type="float">
            <text:p>48,36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ralsund</text:p>
          </table:table-cell>
          <table:table-cell table:style-name="ce4" office:value-type="float" office:value="58027" calcext:value-type="float">
            <text:p>58,027</text:p>
          </table:table-cell>
          <table:table-cell table:style-name="ce4" office:value-type="float" office:value="57866" calcext:value-type="float">
            <text:p>57,866</text:p>
          </table:table-cell>
          <table:table-cell table:style-name="ce4" office:value-type="float" office:value="57778" calcext:value-type="float">
            <text:p>57,778</text:p>
          </table:table-cell>
          <table:table-cell table:style-name="ce4" office:value-type="float" office:value="57670" calcext:value-type="float">
            <text:p>57,670</text:p>
          </table:table-cell>
          <table:table-cell table:style-name="ce4" office:value-type="float" office:value="56921" calcext:value-type="float">
            <text:p>56,921</text:p>
          </table:table-cell>
          <table:table-cell table:style-name="ce4" office:value-type="float" office:value="57357" calcext:value-type="float">
            <text:p>57,357</text:p>
          </table:table-cell>
          <table:table-cell table:style-name="ce4" office:value-type="float" office:value="57301" calcext:value-type="float">
            <text:p>57,301</text:p>
          </table:table-cell>
          <table:table-cell table:style-name="ce4" office:value-type="float" office:value="57525" calcext:value-type="float">
            <text:p>57,525</text:p>
          </table:table-cell>
          <table:table-cell table:style-name="ce4" office:value-type="float" office:value="58041" calcext:value-type="float">
            <text:p>58,04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iedrichshafen</text:p>
          </table:table-cell>
          <table:table-cell table:style-name="ce4" office:value-type="float" office:value="58484" calcext:value-type="float">
            <text:p>58,484</text:p>
          </table:table-cell>
          <table:table-cell table:style-name="ce4" office:value-type="float" office:value="58848" calcext:value-type="float">
            <text:p>58,848</text:p>
          </table:table-cell>
          <table:table-cell table:style-name="ce4" office:value-type="float" office:value="58726" calcext:value-type="float">
            <text:p>58,726</text:p>
          </table:table-cell>
          <table:table-cell table:style-name="ce4" office:value-type="float" office:value="59002" calcext:value-type="float">
            <text:p>59,002</text:p>
          </table:table-cell>
          <table:table-cell table:style-name="ce4" office:value-type="float" office:value="57153" calcext:value-type="float">
            <text:p>57,153</text:p>
          </table:table-cell>
          <table:table-cell table:style-name="ce4" office:value-type="float" office:value="57333" calcext:value-type="float">
            <text:p>57,333</text:p>
          </table:table-cell>
          <table:table-cell table:style-name="ce4" office:value-type="float" office:value="57153" calcext:value-type="float">
            <text:p>57,153</text:p>
          </table:table-cell>
          <table:table-cell table:style-name="ce4" office:value-type="float" office:value="58350" calcext:value-type="float">
            <text:p>58,350</text:p>
          </table:table-cell>
          <table:table-cell table:style-name="ce4" office:value-type="float" office:value="59108" calcext:value-type="float">
            <text:p>59,1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ffenburg</text:p>
          </table:table-cell>
          <table:table-cell table:style-name="ce4" office:value-type="float" office:value="58993" calcext:value-type="float">
            <text:p>58,993</text:p>
          </table:table-cell>
          <table:table-cell table:style-name="ce4" office:value-type="float" office:value="59208" calcext:value-type="float">
            <text:p>59,208</text:p>
          </table:table-cell>
          <table:table-cell table:style-name="ce4" office:value-type="float" office:value="59156" calcext:value-type="float">
            <text:p>59,156</text:p>
          </table:table-cell>
          <table:table-cell table:style-name="ce4" office:value-type="float" office:value="59215" calcext:value-type="float">
            <text:p>59,215</text:p>
          </table:table-cell>
          <table:table-cell table:style-name="ce4" office:value-type="float" office:value="57158" calcext:value-type="float">
            <text:p>57,158</text:p>
          </table:table-cell>
          <table:table-cell table:style-name="ce4" office:value-type="float" office:value="57328" calcext:value-type="float">
            <text:p>57,328</text:p>
          </table:table-cell>
          <table:table-cell table:style-name="ce4" office:value-type="float" office:value="57448" calcext:value-type="float">
            <text:p>57,448</text:p>
          </table:table-cell>
          <table:table-cell table:style-name="ce4" office:value-type="float" office:value="57687" calcext:value-type="float">
            <text:p>57,687</text:p>
          </table:table-cell>
          <table:table-cell table:style-name="ce4" office:value-type="float" office:value="58465" calcext:value-type="float">
            <text:p>58,46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örlitz</text:p>
          </table:table-cell>
          <table:table-cell table:style-name="ce4" office:value-type="float" office:value="56724" calcext:value-type="float">
            <text:p>56,724</text:p>
          </table:table-cell>
          <table:table-cell table:style-name="ce4" office:value-type="float" office:value="56461" calcext:value-type="float">
            <text:p>56,461</text:p>
          </table:table-cell>
          <table:table-cell table:style-name="ce4" office:value-type="float" office:value="55957" calcext:value-type="float">
            <text:p>55,957</text:p>
          </table:table-cell>
          <table:table-cell table:style-name="ce4" office:value-type="float" office:value="55596" calcext:value-type="float">
            <text:p>55,596</text:p>
          </table:table-cell>
          <table:table-cell table:style-name="ce4" office:value-type="float" office:value="54441" calcext:value-type="float">
            <text:p>54,441</text:p>
          </table:table-cell>
          <table:table-cell table:style-name="ce4" office:value-type="float" office:value="54242" calcext:value-type="float">
            <text:p>54,242</text:p>
          </table:table-cell>
          <table:table-cell table:style-name="ce4" office:value-type="float" office:value="54042" calcext:value-type="float">
            <text:p>54,042</text:p>
          </table:table-cell>
          <table:table-cell table:style-name="ce4" office:value-type="float" office:value="54193" calcext:value-type="float">
            <text:p>54,193</text:p>
          </table:table-cell>
          <table:table-cell table:style-name="ce4" office:value-type="float" office:value="55255" calcext:value-type="float">
            <text:p>55,2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kt Augustin</text:p>
          </table:table-cell>
          <table:table-cell table:style-name="ce4" office:value-type="float" office:value="55844" calcext:value-type="float">
            <text:p>55,844</text:p>
          </table:table-cell>
          <table:table-cell table:style-name="ce4" office:value-type="float" office:value="55624" calcext:value-type="float">
            <text:p>55,624</text:p>
          </table:table-cell>
          <table:table-cell table:style-name="ce4" office:value-type="float" office:value="55524" calcext:value-type="float">
            <text:p>55,524</text:p>
          </table:table-cell>
          <table:table-cell table:style-name="ce4" office:value-type="float" office:value="55442" calcext:value-type="float">
            <text:p>55,442</text:p>
          </table:table-cell>
          <table:table-cell table:style-name="ce4" office:value-type="float" office:value="54100" calcext:value-type="float">
            <text:p>54,100</text:p>
          </table:table-cell>
          <table:table-cell table:style-name="ce4" office:value-type="float" office:value="54109" calcext:value-type="float">
            <text:p>54,109</text:p>
          </table:table-cell>
          <table:table-cell table:style-name="ce4" office:value-type="float" office:value="54285" calcext:value-type="float">
            <text:p>54,285</text:p>
          </table:table-cell>
          <table:table-cell table:style-name="ce4" office:value-type="float" office:value="54631" calcext:value-type="float">
            <text:p>54,631</text:p>
          </table:table-cell>
          <table:table-cell table:style-name="ce4" office:value-type="float" office:value="55709" calcext:value-type="float">
            <text:p>55,70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-Ulm</text:p>
          </table:table-cell>
          <table:table-cell table:number-columns-repeated="2" table:style-name="ce4" office:value-type="float" office:value="52866" calcext:value-type="float">
            <text:p>52,866</text:p>
          </table:table-cell>
          <table:table-cell table:style-name="ce4" office:value-type="float" office:value="53034" calcext:value-type="float">
            <text:p>53,034</text:p>
          </table:table-cell>
          <table:table-cell table:style-name="ce4" office:value-type="float" office:value="53504" calcext:value-type="float">
            <text:p>53,504</text:p>
          </table:table-cell>
          <table:table-cell table:style-name="ce4" office:value-type="float" office:value="53300" calcext:value-type="float">
            <text:p>53,300</text:p>
          </table:table-cell>
          <table:table-cell table:style-name="ce4" office:value-type="float" office:value="53888" calcext:value-type="float">
            <text:p>53,888</text:p>
          </table:table-cell>
          <table:table-cell table:style-name="ce4" office:value-type="float" office:value="54969" calcext:value-type="float">
            <text:p>54,969</text:p>
          </table:table-cell>
          <table:table-cell table:style-name="ce4" office:value-type="float" office:value="55689" calcext:value-type="float">
            <text:p>55,689</text:p>
          </table:table-cell>
          <table:table-cell table:style-name="ce4" office:value-type="float" office:value="57237" calcext:value-type="float">
            <text:p>57,23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weinfurt</text:p>
          </table:table-cell>
          <table:table-cell table:style-name="ce4" office:value-type="float" office:value="53798" calcext:value-type="float">
            <text:p>53,798</text:p>
          </table:table-cell>
          <table:table-cell table:style-name="ce4" office:value-type="float" office:value="53588" calcext:value-type="float">
            <text:p>53,588</text:p>
          </table:table-cell>
          <table:table-cell table:style-name="ce4" office:value-type="float" office:value="53533" calcext:value-type="float">
            <text:p>53,533</text:p>
          </table:table-cell>
          <table:table-cell table:style-name="ce4" office:value-type="float" office:value="53415" calcext:value-type="float">
            <text:p>53,415</text:p>
          </table:table-cell>
          <table:table-cell table:style-name="ce4" office:value-type="float" office:value="52118" calcext:value-type="float">
            <text:p>52,118</text:p>
          </table:table-cell>
          <table:table-cell table:style-name="ce4" office:value-type="float" office:value="52098" calcext:value-type="float">
            <text:p>52,098</text:p>
          </table:table-cell>
          <table:table-cell table:style-name="ce4" office:value-type="float" office:value="51851" calcext:value-type="float">
            <text:p>51,851</text:p>
          </table:table-cell>
          <table:table-cell table:style-name="ce4" office:value-type="float" office:value="51610" calcext:value-type="float">
            <text:p>51,610</text:p>
          </table:table-cell>
          <table:table-cell table:style-name="ce4" office:value-type="float" office:value="51969" calcext:value-type="float">
            <text:p>51,96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ifswald</text:p>
          </table:table-cell>
          <table:table-cell table:style-name="ce4" office:value-type="float" office:value="53845" calcext:value-type="float">
            <text:p>53,845</text:p>
          </table:table-cell>
          <table:table-cell table:style-name="ce4" office:value-type="float" office:value="54131" calcext:value-type="float">
            <text:p>54,131</text:p>
          </table:table-cell>
          <table:table-cell table:style-name="ce4" office:value-type="float" office:value="54362" calcext:value-type="float">
            <text:p>54,362</text:p>
          </table:table-cell>
          <table:table-cell table:style-name="ce4" office:value-type="float" office:value="54610" calcext:value-type="float">
            <text:p>54,610</text:p>
          </table:table-cell>
          <table:table-cell table:style-name="ce4" office:value-type="float" office:value="55949" calcext:value-type="float">
            <text:p>55,949</text:p>
          </table:table-cell>
          <table:table-cell table:style-name="ce4" office:value-type="float" office:value="55771" calcext:value-type="float">
            <text:p>55,771</text:p>
          </table:table-cell>
          <table:table-cell table:style-name="ce4" office:value-type="float" office:value="56445" calcext:value-type="float">
            <text:p>56,445</text:p>
          </table:table-cell>
          <table:table-cell table:style-name="ce4" office:value-type="float" office:value="56685" calcext:value-type="float">
            <text:p>56,685</text:p>
          </table:table-cell>
          <table:table-cell table:style-name="ce4" office:value-type="float" office:value="57286" calcext:value-type="float">
            <text:p>57,28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tzlar</text:p>
          </table:table-cell>
          <table:table-cell table:style-name="ce4" office:value-type="float" office:value="51934" calcext:value-type="float">
            <text:p>51,934</text:p>
          </table:table-cell>
          <table:table-cell table:style-name="ce4" office:value-type="float" office:value="51780" calcext:value-type="float">
            <text:p>51,780</text:p>
          </table:table-cell>
          <table:table-cell table:style-name="ce4" office:value-type="float" office:value="51497" calcext:value-type="float">
            <text:p>51,497</text:p>
          </table:table-cell>
          <table:table-cell table:style-name="ce4" office:value-type="float" office:value="51499" calcext:value-type="float">
            <text:p>51,499</text:p>
          </table:table-cell>
          <table:table-cell table:style-name="ce4" office:value-type="float" office:value="50826" calcext:value-type="float">
            <text:p>50,826</text:p>
          </table:table-cell>
          <table:table-cell table:style-name="ce4" office:value-type="float" office:value="51063" calcext:value-type="float">
            <text:p>51,063</text:p>
          </table:table-cell>
          <table:table-cell table:style-name="ce4" office:value-type="float" office:value="51135" calcext:value-type="float">
            <text:p>51,135</text:p>
          </table:table-cell>
          <table:table-cell table:style-name="ce4" office:value-type="float" office:value="51262" calcext:value-type="float">
            <text:p>51,262</text:p>
          </table:table-cell>
          <table:table-cell table:style-name="ce4" office:value-type="float" office:value="51649" calcext:value-type="float">
            <text:p>51,6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eyer</text:p>
          </table:table-cell>
          <table:table-cell table:style-name="ce4" office:value-type="float" office:value="50673" calcext:value-type="float">
            <text:p>50,673</text:p>
          </table:table-cell>
          <table:table-cell table:style-name="ce4" office:value-type="float" office:value="49930" calcext:value-type="float">
            <text:p>49,930</text:p>
          </table:table-cell>
          <table:table-cell table:style-name="ce4" office:value-type="float" office:value="49811" calcext:value-type="float">
            <text:p>49,811</text:p>
          </table:table-cell>
          <table:table-cell table:style-name="ce4" office:value-type="float" office:value="49857" calcext:value-type="float">
            <text:p>49,857</text:p>
          </table:table-cell>
          <table:table-cell table:style-name="ce4" office:value-type="float" office:value="49712" calcext:value-type="float">
            <text:p>49,712</text:p>
          </table:table-cell>
          <table:table-cell table:style-name="ce4" office:value-type="float" office:value="49764" calcext:value-type="float">
            <text:p>49,764</text:p>
          </table:table-cell>
          <table:table-cell table:style-name="ce4" office:value-type="float" office:value="49740" calcext:value-type="float">
            <text:p>49,740</text:p>
          </table:table-cell>
          <table:table-cell table:style-name="ce4" office:value-type="float" office:value="49855" calcext:value-type="float">
            <text:p>49,855</text:p>
          </table:table-cell>
          <table:table-cell table:style-name="ce4" office:value-type="float" office:value="50284" calcext:value-type="float">
            <text:p>50,2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ssau</text:p>
          </table:table-cell>
          <table:table-cell table:style-name="ce4" office:value-type="float" office:value="50741" calcext:value-type="float">
            <text:p>50,741</text:p>
          </table:table-cell>
          <table:table-cell table:style-name="ce4" office:value-type="float" office:value="50717" calcext:value-type="float">
            <text:p>50,717</text:p>
          </table:table-cell>
          <table:table-cell table:style-name="ce4" office:value-type="float" office:value="50627" calcext:value-type="float">
            <text:p>50,627</text:p>
          </table:table-cell>
          <table:table-cell table:style-name="ce4" office:value-type="float" office:value="50594" calcext:value-type="float">
            <text:p>50,594</text:p>
          </table:table-cell>
          <table:table-cell table:style-name="ce4" office:value-type="float" office:value="48623" calcext:value-type="float">
            <text:p>48,623</text:p>
          </table:table-cell>
          <table:table-cell table:style-name="ce4" office:value-type="float" office:value="49038" calcext:value-type="float">
            <text:p>49,038</text:p>
          </table:table-cell>
          <table:table-cell table:style-name="ce4" office:value-type="float" office:value="49454" calcext:value-type="float">
            <text:p>49,454</text:p>
          </table:table-cell>
          <table:table-cell table:style-name="ce4" office:value-type="float" office:value="49952" calcext:value-type="float">
            <text:p>49,952</text:p>
          </table:table-cell>
          <table:table-cell table:style-name="ce4" office:value-type="float" office:value="50566" calcext:value-type="float">
            <text:p>50,56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sau-Roßlau</text:p>
          </table:table-cell>
          <table:table-cell table:style-name="ce4" office:value-type="float" office:value="89934" calcext:value-type="float">
            <text:p>89,934</text:p>
          </table:table-cell>
          <table:table-cell table:style-name="ce4" office:value-type="float" office:value="88693" calcext:value-type="float">
            <text:p>88,693</text:p>
          </table:table-cell>
          <table:table-cell table:style-name="ce4" office:value-type="float" office:value="87764" calcext:value-type="float">
            <text:p>87,764</text:p>
          </table:table-cell>
          <table:table-cell table:style-name="ce4" office:value-type="float" office:value="86906" calcext:value-type="float">
            <text:p>86,906</text:p>
          </table:table-cell>
          <table:table-cell table:style-name="ce4" office:value-type="float" office:value="85488" calcext:value-type="float">
            <text:p>85,488</text:p>
          </table:table-cell>
          <table:table-cell table:style-name="ce4" office:value-type="float" office:value="84606" calcext:value-type="float">
            <text:p>84,606</text:p>
          </table:table-cell>
          <table:table-cell table:style-name="ce4" office:value-type="float" office:value="83616" calcext:value-type="float">
            <text:p>83,616</text:p>
          </table:table-cell>
          <table:table-cell table:style-name="ce4" office:value-type="float" office:value="83061" calcext:value-type="float">
            <text:p>83,061</text:p>
          </table:table-cell>
          <table:table-cell table:style-name="ce4" office:value-type="float" office:value="82919" calcext:value-type="float">
            <text:p>82,9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isburg</text:p>
          </table:table-cell>
          <table:table-cell table:style-name="ce4" office:value-type="float" office:value="496665" calcext:value-type="float">
            <text:p>496,665</text:p>
          </table:table-cell>
          <table:table-cell table:style-name="ce4" office:value-type="float" office:value="494048" calcext:value-type="float">
            <text:p>494,048</text:p>
          </table:table-cell>
          <table:table-cell table:style-name="ce4" office:value-type="float" office:value="491931" calcext:value-type="float">
            <text:p>491,931</text:p>
          </table:table-cell>
          <table:table-cell table:style-name="ce4" office:value-type="float" office:value="489559" calcext:value-type="float">
            <text:p>489,559</text:p>
          </table:table-cell>
          <table:table-cell table:style-name="ce4" office:value-type="float" office:value="487470" calcext:value-type="float">
            <text:p>487,470</text:p>
          </table:table-cell>
          <table:table-cell table:style-name="ce4" office:value-type="float" office:value="486816" calcext:value-type="float">
            <text:p>486,816</text:p>
          </table:table-cell>
          <table:table-cell table:style-name="ce4" office:value-type="float" office:value="486855" calcext:value-type="float">
            <text:p>486,855</text:p>
          </table:table-cell>
          <table:table-cell table:style-name="ce4" office:value-type="float" office:value="485465" calcext:value-type="float">
            <text:p>485,465</text:p>
          </table:table-cell>
          <table:table-cell table:style-name="ce4" office:value-type="float" office:value="491231" calcext:value-type="float">
            <text:p>491,2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nnheim</text:p>
          </table:table-cell>
          <table:table-cell table:style-name="ce4" office:value-type="float" office:value="309795" calcext:value-type="float">
            <text:p>309,795</text:p>
          </table:table-cell>
          <table:table-cell table:style-name="ce4" office:value-type="float" office:value="311342" calcext:value-type="float">
            <text:p>311,342</text:p>
          </table:table-cell>
          <table:table-cell table:style-name="ce4" office:value-type="float" office:value="311969" calcext:value-type="float">
            <text:p>311,969</text:p>
          </table:table-cell>
          <table:table-cell table:style-name="ce4" office:value-type="float" office:value="313174" calcext:value-type="float">
            <text:p>313,174</text:p>
          </table:table-cell>
          <table:table-cell table:style-name="ce4" office:value-type="float" office:value="291458" calcext:value-type="float">
            <text:p>291,458</text:p>
          </table:table-cell>
          <table:table-cell table:style-name="ce4" office:value-type="float" office:value="294627" calcext:value-type="float">
            <text:p>294,627</text:p>
          </table:table-cell>
          <table:table-cell table:style-name="ce4" office:value-type="float" office:value="296690" calcext:value-type="float">
            <text:p>296,690</text:p>
          </table:table-cell>
          <table:table-cell table:style-name="ce4" office:value-type="float" office:value="299844" calcext:value-type="float">
            <text:p>299,844</text:p>
          </table:table-cell>
          <table:table-cell table:style-name="ce4" office:value-type="float" office:value="305780" calcext:value-type="float">
            <text:p>305,78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lsenkirchen</text:p>
          </table:table-cell>
          <table:table-cell table:style-name="ce4" office:value-type="float" office:value="264765" calcext:value-type="float">
            <text:p>264,765</text:p>
          </table:table-cell>
          <table:table-cell table:style-name="ce4" office:value-type="float" office:value="262063" calcext:value-type="float">
            <text:p>262,063</text:p>
          </table:table-cell>
          <table:table-cell table:style-name="ce4" office:value-type="float" office:value="259744" calcext:value-type="float">
            <text:p>259,744</text:p>
          </table:table-cell>
          <table:table-cell table:style-name="ce4" office:value-type="float" office:value="257981" calcext:value-type="float">
            <text:p>257,981</text:p>
          </table:table-cell>
          <table:table-cell table:style-name="ce4" office:value-type="float" office:value="257994" calcext:value-type="float">
            <text:p>257,994</text:p>
          </table:table-cell>
          <table:table-cell table:style-name="ce4" office:value-type="float" office:value="257607" calcext:value-type="float">
            <text:p>257,607</text:p>
          </table:table-cell>
          <table:table-cell table:style-name="ce4" office:value-type="float" office:value="257850" calcext:value-type="float">
            <text:p>257,850</text:p>
          </table:table-cell>
          <table:table-cell table:style-name="ce4" office:value-type="float" office:value="257651" calcext:value-type="float">
            <text:p>257,651</text:p>
          </table:table-cell>
          <table:table-cell table:style-name="ce4" office:value-type="float" office:value="260368" calcext:value-type="float">
            <text:p>260,3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ünster</text:p>
          </table:table-cell>
          <table:table-cell table:style-name="ce4" office:value-type="float" office:value="272951" calcext:value-type="float">
            <text:p>272,951</text:p>
          </table:table-cell>
          <table:table-cell table:style-name="ce4" office:value-type="float" office:value="273875" calcext:value-type="float">
            <text:p>273,875</text:p>
          </table:table-cell>
          <table:table-cell table:style-name="ce4" office:value-type="float" office:value="275543" calcext:value-type="float">
            <text:p>275,543</text:p>
          </table:table-cell>
          <table:table-cell table:style-name="ce4" office:value-type="float" office:value="279803" calcext:value-type="float">
            <text:p>279,803</text:p>
          </table:table-cell>
          <table:table-cell table:style-name="ce4" office:value-type="float" office:value="293393" calcext:value-type="float">
            <text:p>293,393</text:p>
          </table:table-cell>
          <table:table-cell table:style-name="ce4" office:value-type="float" office:value="296599" calcext:value-type="float">
            <text:p>296,599</text:p>
          </table:table-cell>
          <table:table-cell table:style-name="ce4" office:value-type="float" office:value="299708" calcext:value-type="float">
            <text:p>299,708</text:p>
          </table:table-cell>
          <table:table-cell table:style-name="ce4" office:value-type="float" office:value="302178" calcext:value-type="float">
            <text:p>302,178</text:p>
          </table:table-cell>
          <table:table-cell table:style-name="ce4" office:value-type="float" office:value="310039" calcext:value-type="float">
            <text:p>310,03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nitz</text:p>
          </table:table-cell>
          <table:table-cell table:style-name="ce4" office:value-type="float" office:value="244951" calcext:value-type="float">
            <text:p>244,951</text:p>
          </table:table-cell>
          <table:table-cell table:style-name="ce4" office:value-type="float" office:value="243880" calcext:value-type="float">
            <text:p>243,880</text:p>
          </table:table-cell>
          <table:table-cell table:style-name="ce4" office:value-type="float" office:value="243089" calcext:value-type="float">
            <text:p>243,089</text:p>
          </table:table-cell>
          <table:table-cell table:style-name="ce4" office:value-type="float" office:value="243248" calcext:value-type="float">
            <text:p>243,248</text:p>
          </table:table-cell>
          <table:table-cell table:style-name="ce4" office:value-type="float" office:value="240543" calcext:value-type="float">
            <text:p>240,543</text:p>
          </table:table-cell>
          <table:table-cell table:style-name="ce4" office:value-type="float" office:value="241210" calcext:value-type="float">
            <text:p>241,210</text:p>
          </table:table-cell>
          <table:table-cell table:style-name="ce4" office:value-type="float" office:value="242022" calcext:value-type="float">
            <text:p>242,022</text:p>
          </table:table-cell>
          <table:table-cell table:style-name="ce4" office:value-type="float" office:value="243521" calcext:value-type="float">
            <text:p>243,521</text:p>
          </table:table-cell>
          <table:table-cell table:style-name="ce4" office:value-type="float" office:value="248645" calcext:value-type="float">
            <text:p>248,6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unschweig</text:p>
          </table:table-cell>
          <table:table-cell table:style-name="ce4" office:value-type="float" office:value="245810" calcext:value-type="float">
            <text:p>245,810</text:p>
          </table:table-cell>
          <table:table-cell table:style-name="ce4" office:value-type="float" office:value="246012" calcext:value-type="float">
            <text:p>246,012</text:p>
          </table:table-cell>
          <table:table-cell table:style-name="ce4" office:value-type="float" office:value="247400" calcext:value-type="float">
            <text:p>247,400</text:p>
          </table:table-cell>
          <table:table-cell table:style-name="ce4" office:value-type="float" office:value="248867" calcext:value-type="float">
            <text:p>248,867</text:p>
          </table:table-cell>
          <table:table-cell table:style-name="ce4" office:value-type="float" office:value="243829" calcext:value-type="float">
            <text:p>243,829</text:p>
          </table:table-cell>
          <table:table-cell table:style-name="ce4" office:value-type="float" office:value="245798" calcext:value-type="float">
            <text:p>245,798</text:p>
          </table:table-cell>
          <table:table-cell table:style-name="ce4" office:value-type="float" office:value="247227" calcext:value-type="float">
            <text:p>247,227</text:p>
          </table:table-cell>
          <table:table-cell table:style-name="ce4" office:value-type="float" office:value="248502" calcext:value-type="float">
            <text:p>248,502</text:p>
          </table:table-cell>
          <table:table-cell table:style-name="ce4" office:value-type="float" office:value="251364" calcext:value-type="float">
            <text:p>251,36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achen</text:p>
          </table:table-cell>
          <table:table-cell table:style-name="ce4" office:value-type="float" office:value="259030" calcext:value-type="float">
            <text:p>259,030</text:p>
          </table:table-cell>
          <table:table-cell table:style-name="ce4" office:value-type="float" office:value="259269" calcext:value-type="float">
            <text:p>259,269</text:p>
          </table:table-cell>
          <table:table-cell table:style-name="ce4" office:value-type="float" office:value="258380" calcext:value-type="float">
            <text:p>258,380</text:p>
          </table:table-cell>
          <table:table-cell table:style-name="ce4" office:value-type="float" office:value="258664" calcext:value-type="float">
            <text:p>258,664</text:p>
          </table:table-cell>
          <table:table-cell table:style-name="ce4" office:value-type="float" office:value="238665" calcext:value-type="float">
            <text:p>238,665</text:p>
          </table:table-cell>
          <table:table-cell table:style-name="ce4" office:value-type="float" office:value="240086" calcext:value-type="float">
            <text:p>240,086</text:p>
          </table:table-cell>
          <table:table-cell table:style-name="ce4" office:value-type="float" office:value="241683" calcext:value-type="float">
            <text:p>241,683</text:p>
          </table:table-cell>
          <table:table-cell table:style-name="ce4" office:value-type="float" office:value="243336" calcext:value-type="float">
            <text:p>243,336</text:p>
          </table:table-cell>
          <table:table-cell table:style-name="ce4" office:value-type="float" office:value="245885" calcext:value-type="float">
            <text:p>245,88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refeld</text:p>
          </table:table-cell>
          <table:table-cell table:style-name="ce4" office:value-type="float" office:value="236516" calcext:value-type="float">
            <text:p>236,516</text:p>
          </table:table-cell>
          <table:table-cell table:style-name="ce4" office:value-type="float" office:value="236333" calcext:value-type="float">
            <text:p>236,333</text:p>
          </table:table-cell>
          <table:table-cell table:style-name="ce4" office:value-type="float" office:value="235414" calcext:value-type="float">
            <text:p>235,414</text:p>
          </table:table-cell>
          <table:table-cell table:style-name="ce4" office:value-type="float" office:value="235076" calcext:value-type="float">
            <text:p>235,076</text:p>
          </table:table-cell>
          <table:table-cell table:style-name="ce4" office:value-type="float" office:value="221864" calcext:value-type="float">
            <text:p>221,864</text:p>
          </table:table-cell>
          <table:table-cell table:style-name="ce4" office:value-type="float" office:value="222026" calcext:value-type="float">
            <text:p>222,026</text:p>
          </table:table-cell>
          <table:table-cell table:style-name="ce4" office:value-type="float" office:value="222058" calcext:value-type="float">
            <text:p>222,058</text:p>
          </table:table-cell>
          <table:table-cell table:style-name="ce4" office:value-type="float" office:value="222500" calcext:value-type="float">
            <text:p>222,500</text:p>
          </table:table-cell>
          <table:table-cell table:style-name="ce4" office:value-type="float" office:value="225144" calcext:value-type="float">
            <text:p>225,1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berhausen</text:p>
          </table:table-cell>
          <table:table-cell table:style-name="ce4" office:value-type="float" office:value="217108" calcext:value-type="float">
            <text:p>217,108</text:p>
          </table:table-cell>
          <table:table-cell table:style-name="ce4" office:value-type="float" office:value="215670" calcext:value-type="float">
            <text:p>215,670</text:p>
          </table:table-cell>
          <table:table-cell table:style-name="ce4" office:value-type="float" office:value="214024" calcext:value-type="float">
            <text:p>214,024</text:p>
          </table:table-cell>
          <table:table-cell table:style-name="ce4" office:value-type="float" office:value="212945" calcext:value-type="float">
            <text:p>212,945</text:p>
          </table:table-cell>
          <table:table-cell table:style-name="ce4" office:value-type="float" office:value="210256" calcext:value-type="float">
            <text:p>210,256</text:p>
          </table:table-cell>
          <table:table-cell table:style-name="ce4" office:value-type="float" office:value="210005" calcext:value-type="float">
            <text:p>210,005</text:p>
          </table:table-cell>
          <table:table-cell table:style-name="ce4" office:value-type="float" office:value="209097" calcext:value-type="float">
            <text:p>209,097</text:p>
          </table:table-cell>
          <table:table-cell table:style-name="ce4" office:value-type="float" office:value="209292" calcext:value-type="float">
            <text:p>209,292</text:p>
          </table:table-cell>
          <table:table-cell table:style-name="ce4" office:value-type="float" office:value="210934" calcext:value-type="float">
            <text:p>210,9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übeck</text:p>
          </table:table-cell>
          <table:table-cell table:style-name="ce4" office:value-type="float" office:value="211541" calcext:value-type="float">
            <text:p>211,541</text:p>
          </table:table-cell>
          <table:table-cell table:style-name="ce4" office:value-type="float" office:value="210892" calcext:value-type="float">
            <text:p>210,892</text:p>
          </table:table-cell>
          <table:table-cell table:style-name="ce4" office:value-type="float" office:value="209818" calcext:value-type="float">
            <text:p>209,818</text:p>
          </table:table-cell>
          <table:table-cell table:style-name="ce4" office:value-type="float" office:value="210232" calcext:value-type="float">
            <text:p>210,232</text:p>
          </table:table-cell>
          <table:table-cell table:style-name="ce4" office:value-type="float" office:value="210679" calcext:value-type="float">
            <text:p>210,679</text:p>
          </table:table-cell>
          <table:table-cell table:style-name="ce4" office:value-type="float" office:value="211713" calcext:value-type="float">
            <text:p>211,713</text:p>
          </table:table-cell>
          <table:table-cell table:style-name="ce4" office:value-type="float" office:value="212958" calcext:value-type="float">
            <text:p>212,958</text:p>
          </table:table-cell>
          <table:table-cell table:style-name="ce4" office:value-type="float" office:value="214420" calcext:value-type="float">
            <text:p>214,420</text:p>
          </table:table-cell>
          <table:table-cell table:style-name="ce4" office:value-type="float" office:value="216253" calcext:value-type="float">
            <text:p>216,2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gen</text:p>
          </table:table-cell>
          <table:table-cell table:style-name="ce4" office:value-type="float" office:value="193748" calcext:value-type="float">
            <text:p>193,748</text:p>
          </table:table-cell>
          <table:table-cell table:style-name="ce4" office:value-type="float" office:value="192177" calcext:value-type="float">
            <text:p>192,177</text:p>
          </table:table-cell>
          <table:table-cell table:style-name="ce4" office:value-type="float" office:value="190121" calcext:value-type="float">
            <text:p>190,121</text:p>
          </table:table-cell>
          <table:table-cell table:style-name="ce4" office:value-type="float" office:value="188529" calcext:value-type="float">
            <text:p>188,529</text:p>
          </table:table-cell>
          <table:table-cell table:style-name="ce4" office:value-type="float" office:value="187333" calcext:value-type="float">
            <text:p>187,333</text:p>
          </table:table-cell>
          <table:table-cell table:style-name="ce4" office:value-type="float" office:value="186243" calcext:value-type="float">
            <text:p>186,243</text:p>
          </table:table-cell>
          <table:table-cell table:style-name="ce4" office:value-type="float" office:value="185996" calcext:value-type="float">
            <text:p>185,996</text:p>
          </table:table-cell>
          <table:table-cell table:style-name="ce4" office:value-type="float" office:value="186716" calcext:value-type="float">
            <text:p>186,716</text:p>
          </table:table-cell>
          <table:table-cell table:style-name="ce4" office:value-type="float" office:value="189044" calcext:value-type="float">
            <text:p>189,0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ssel</text:p>
          </table:table-cell>
          <table:table-cell table:style-name="ce4" office:value-type="float" office:value="193803" calcext:value-type="float">
            <text:p>193,803</text:p>
          </table:table-cell>
          <table:table-cell table:style-name="ce4" office:value-type="float" office:value="194168" calcext:value-type="float">
            <text:p>194,168</text:p>
          </table:table-cell>
          <table:table-cell table:style-name="ce4" office:value-type="float" office:value="194774" calcext:value-type="float">
            <text:p>194,774</text:p>
          </table:table-cell>
          <table:table-cell table:style-name="ce4" office:value-type="float" office:value="195530" calcext:value-type="float">
            <text:p>195,530</text:p>
          </table:table-cell>
          <table:table-cell table:style-name="ce4" office:value-type="float" office:value="191854" calcext:value-type="float">
            <text:p>191,854</text:p>
          </table:table-cell>
          <table:table-cell table:style-name="ce4" office:value-type="float" office:value="192874" calcext:value-type="float">
            <text:p>192,874</text:p>
          </table:table-cell>
          <table:table-cell table:style-name="ce4" office:value-type="float" office:value="194087" calcext:value-type="float">
            <text:p>194,087</text:p>
          </table:table-cell>
          <table:table-cell table:style-name="ce4" office:value-type="float" office:value="194747" calcext:value-type="float">
            <text:p>194,747</text:p>
          </table:table-cell>
          <table:table-cell table:style-name="ce4" office:value-type="float" office:value="197984" calcext:value-type="float">
            <text:p>197,9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mm</text:p>
          </table:table-cell>
          <table:table-cell table:style-name="ce4" office:value-type="float" office:value="183065" calcext:value-type="float">
            <text:p>183,065</text:p>
          </table:table-cell>
          <table:table-cell table:style-name="ce4" office:value-type="float" office:value="182459" calcext:value-type="float">
            <text:p>182,459</text:p>
          </table:table-cell>
          <table:table-cell table:style-name="ce4" office:value-type="float" office:value="181741" calcext:value-type="float">
            <text:p>181,741</text:p>
          </table:table-cell>
          <table:table-cell table:style-name="ce4" office:value-type="float" office:value="181783" calcext:value-type="float">
            <text:p>181,783</text:p>
          </table:table-cell>
          <table:table-cell table:style-name="ce4" office:value-type="float" office:value="176474" calcext:value-type="float">
            <text:p>176,474</text:p>
          </table:table-cell>
          <table:table-cell table:style-name="ce4" office:value-type="float" office:value="176440" calcext:value-type="float">
            <text:p>176,440</text:p>
          </table:table-cell>
          <table:table-cell table:style-name="ce4" office:value-type="float" office:value="176048" calcext:value-type="float">
            <text:p>176,048</text:p>
          </table:table-cell>
          <table:table-cell table:style-name="ce4" office:value-type="float" office:value="176580" calcext:value-type="float">
            <text:p>176,580</text:p>
          </table:table-cell>
          <table:table-cell table:style-name="ce4" office:value-type="float" office:value="179397" calcext:value-type="float">
            <text:p>179,39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rne</text:p>
          </table:table-cell>
          <table:table-cell table:style-name="ce4" office:value-type="float" office:value="168454" calcext:value-type="float">
            <text:p>168,454</text:p>
          </table:table-cell>
          <table:table-cell table:style-name="ce4" office:value-type="float" office:value="166924" calcext:value-type="float">
            <text:p>166,924</text:p>
          </table:table-cell>
          <table:table-cell table:style-name="ce4" office:value-type="float" office:value="165632" calcext:value-type="float">
            <text:p>165,632</text:p>
          </table:table-cell>
          <table:table-cell table:style-name="ce4" office:value-type="float" office:value="164762" calcext:value-type="float">
            <text:p>164,762</text:p>
          </table:table-cell>
          <table:table-cell table:style-name="ce4" office:value-type="float" office:value="154887" calcext:value-type="float">
            <text:p>154,887</text:p>
          </table:table-cell>
          <table:table-cell table:style-name="ce4" office:value-type="float" office:value="154563" calcext:value-type="float">
            <text:p>154,563</text:p>
          </table:table-cell>
          <table:table-cell table:style-name="ce4" office:value-type="float" office:value="154417" calcext:value-type="float">
            <text:p>154,417</text:p>
          </table:table-cell>
          <table:table-cell table:style-name="ce4" office:value-type="float" office:value="154608" calcext:value-type="float">
            <text:p>154,608</text:p>
          </table:table-cell>
          <table:table-cell table:style-name="ce4" office:value-type="float" office:value="155851" calcext:value-type="float">
            <text:p>155,8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lingen</text:p>
          </table:table-cell>
          <table:table-cell table:style-name="ce4" office:value-type="float" office:value="162575" calcext:value-type="float">
            <text:p>162,575</text:p>
          </table:table-cell>
          <table:table-cell table:style-name="ce4" office:value-type="float" office:value="161779" calcext:value-type="float">
            <text:p>161,779</text:p>
          </table:table-cell>
          <table:table-cell table:style-name="ce4" office:value-type="float" office:value="160992" calcext:value-type="float">
            <text:p>160,992</text:p>
          </table:table-cell>
          <table:table-cell table:style-name="ce4" office:value-type="float" office:value="159927" calcext:value-type="float">
            <text:p>159,927</text:p>
          </table:table-cell>
          <table:table-cell table:style-name="ce4" office:value-type="float" office:value="155080" calcext:value-type="float">
            <text:p>155,080</text:p>
          </table:table-cell>
          <table:table-cell table:style-name="ce4" office:value-type="float" office:value="155316" calcext:value-type="float">
            <text:p>155,316</text:p>
          </table:table-cell>
          <table:table-cell table:style-name="ce4" office:value-type="float" office:value="155768" calcext:value-type="float">
            <text:p>155,768</text:p>
          </table:table-cell>
          <table:table-cell table:style-name="ce4" office:value-type="float" office:value="156771" calcext:value-type="float">
            <text:p>156,771</text:p>
          </table:table-cell>
          <table:table-cell table:style-name="ce4" office:value-type="float" office:value="158726" calcext:value-type="float">
            <text:p>158,7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snabrück</text:p>
          </table:table-cell>
          <table:table-cell table:style-name="ce4" office:value-type="float" office:value="162870" calcext:value-type="float">
            <text:p>162,870</text:p>
          </table:table-cell>
          <table:table-cell table:style-name="ce4" office:value-type="float" office:value="163286" calcext:value-type="float">
            <text:p>163,286</text:p>
          </table:table-cell>
          <table:table-cell table:style-name="ce4" office:value-type="float" office:value="163514" calcext:value-type="float">
            <text:p>163,514</text:p>
          </table:table-cell>
          <table:table-cell table:style-name="ce4" office:value-type="float" office:value="164119" calcext:value-type="float">
            <text:p>164,119</text:p>
          </table:table-cell>
          <table:table-cell table:style-name="ce4" office:value-type="float" office:value="154513" calcext:value-type="float">
            <text:p>154,513</text:p>
          </table:table-cell>
          <table:table-cell table:style-name="ce4" office:value-type="float" office:value="155625" calcext:value-type="float">
            <text:p>155,625</text:p>
          </table:table-cell>
          <table:table-cell table:style-name="ce4" office:value-type="float" office:value="156315" calcext:value-type="float">
            <text:p>156,315</text:p>
          </table:table-cell>
          <table:table-cell table:style-name="ce4" office:value-type="float" office:value="156897" calcext:value-type="float">
            <text:p>156,897</text:p>
          </table:table-cell>
          <table:table-cell table:style-name="ce4" office:value-type="float" office:value="162403" calcext:value-type="float">
            <text:p>162,40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dwigshafen am Rhein</text:p>
          </table:table-cell>
          <table:table-cell table:style-name="ce4" office:value-type="float" office:value="163777" calcext:value-type="float">
            <text:p>163,777</text:p>
          </table:table-cell>
          <table:table-cell table:style-name="ce4" office:value-type="float" office:value="163467" calcext:value-type="float">
            <text:p>163,467</text:p>
          </table:table-cell>
          <table:table-cell table:style-name="ce4" office:value-type="float" office:value="163340" calcext:value-type="float">
            <text:p>163,340</text:p>
          </table:table-cell>
          <table:table-cell table:style-name="ce4" office:value-type="float" office:value="164351" calcext:value-type="float">
            <text:p>164,351</text:p>
          </table:table-cell>
          <table:table-cell table:style-name="ce4" office:value-type="float" office:value="158637" calcext:value-type="float">
            <text:p>158,637</text:p>
          </table:table-cell>
          <table:table-cell table:style-name="ce4" office:value-type="float" office:value="160179" calcext:value-type="float">
            <text:p>160,179</text:p>
          </table:table-cell>
          <table:table-cell table:style-name="ce4" office:value-type="float" office:value="161518" calcext:value-type="float">
            <text:p>161,518</text:p>
          </table:table-cell>
          <table:table-cell table:style-name="ce4" office:value-type="float" office:value="163832" calcext:value-type="float">
            <text:p>163,832</text:p>
          </table:table-cell>
          <table:table-cell table:style-name="ce4" office:value-type="float" office:value="164718" calcext:value-type="float">
            <text:p>164,7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verkusen</text:p>
          </table:table-cell>
          <table:table-cell table:style-name="ce4" office:value-type="float" office:value="161345" calcext:value-type="float">
            <text:p>161,345</text:p>
          </table:table-cell>
          <table:table-cell table:style-name="ce4" office:value-type="float" office:value="161322" calcext:value-type="float">
            <text:p>161,322</text:p>
          </table:table-cell>
          <table:table-cell table:style-name="ce4" office:value-type="float" office:value="160593" calcext:value-type="float">
            <text:p>160,593</text:p>
          </table:table-cell>
          <table:table-cell table:style-name="ce4" office:value-type="float" office:value="160772" calcext:value-type="float">
            <text:p>160,772</text:p>
          </table:table-cell>
          <table:table-cell table:style-name="ce4" office:value-type="float" office:value="159373" calcext:value-type="float">
            <text:p>159,373</text:p>
          </table:table-cell>
          <table:table-cell table:style-name="ce4" office:value-type="float" office:value="159926" calcext:value-type="float">
            <text:p>159,926</text:p>
          </table:table-cell>
          <table:table-cell table:style-name="ce4" office:value-type="float" office:value="160819" calcext:value-type="float">
            <text:p>160,819</text:p>
          </table:table-cell>
          <table:table-cell table:style-name="ce4" office:value-type="float" office:value="161540" calcext:value-type="float">
            <text:p>161,540</text:p>
          </table:table-cell>
          <table:table-cell table:style-name="ce4" office:value-type="float" office:value="163487" calcext:value-type="float">
            <text:p>163,4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ldenburg (Oldenburg)</text:p>
          </table:table-cell>
          <table:table-cell table:style-name="ce4" office:value-type="float" office:value="159563" calcext:value-type="float">
            <text:p>159,563</text:p>
          </table:table-cell>
          <table:table-cell table:style-name="ce4" office:value-type="float" office:value="160279" calcext:value-type="float">
            <text:p>160,279</text:p>
          </table:table-cell>
          <table:table-cell table:style-name="ce4" office:value-type="float" office:value="161334" calcext:value-type="float">
            <text:p>161,334</text:p>
          </table:table-cell>
          <table:table-cell table:style-name="ce4" office:value-type="float" office:value="162173" calcext:value-type="float">
            <text:p>162,173</text:p>
          </table:table-cell>
          <table:table-cell table:style-name="ce4" office:value-type="float" office:value="157706" calcext:value-type="float">
            <text:p>157,706</text:p>
          </table:table-cell>
          <table:table-cell table:style-name="ce4" office:value-type="float" office:value="158658" calcext:value-type="float">
            <text:p>158,658</text:p>
          </table:table-cell>
          <table:table-cell table:style-name="ce4" office:value-type="float" office:value="159610" calcext:value-type="float">
            <text:p>159,610</text:p>
          </table:table-cell>
          <table:table-cell table:style-name="ce4" office:value-type="float" office:value="160907" calcext:value-type="float">
            <text:p>160,907</text:p>
          </table:table-cell>
          <table:table-cell table:style-name="ce4" office:value-type="float" office:value="163830" calcext:value-type="float">
            <text:p>163,8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ss</text:p>
          </table:table-cell>
          <table:table-cell table:style-name="ce4" office:value-type="float" office:value="151449" calcext:value-type="float">
            <text:p>151,449</text:p>
          </table:table-cell>
          <table:table-cell table:style-name="ce4" office:value-type="float" office:value="151254" calcext:value-type="float">
            <text:p>151,254</text:p>
          </table:table-cell>
          <table:table-cell table:style-name="ce4" office:value-type="float" office:value="151280" calcext:value-type="float">
            <text:p>151,280</text:p>
          </table:table-cell>
          <table:table-cell table:style-name="ce4" office:value-type="float" office:value="151388" calcext:value-type="float">
            <text:p>151,388</text:p>
          </table:table-cell>
          <table:table-cell table:style-name="ce4" office:value-type="float" office:value="151070" calcext:value-type="float">
            <text:p>151,070</text:p>
          </table:table-cell>
          <table:table-cell table:style-name="ce4" office:value-type="float" office:value="151486" calcext:value-type="float">
            <text:p>151,486</text:p>
          </table:table-cell>
          <table:table-cell table:style-name="ce4" office:value-type="float" office:value="152252" calcext:value-type="float">
            <text:p>152,252</text:p>
          </table:table-cell>
          <table:table-cell table:style-name="ce4" office:value-type="float" office:value="152644" calcext:value-type="float">
            <text:p>152,644</text:p>
          </table:table-cell>
          <table:table-cell table:style-name="ce4" office:value-type="float" office:value="155414" calcext:value-type="float">
            <text:p>155,4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idelberg</text:p>
          </table:table-cell>
          <table:table-cell table:style-name="ce4" office:value-type="float" office:value="145311" calcext:value-type="float">
            <text:p>145,311</text:p>
          </table:table-cell>
          <table:table-cell table:style-name="ce4" office:value-type="float" office:value="145642" calcext:value-type="float">
            <text:p>145,642</text:p>
          </table:table-cell>
          <table:table-cell table:style-name="ce4" office:value-type="float" office:value="146466" calcext:value-type="float">
            <text:p>146,466</text:p>
          </table:table-cell>
          <table:table-cell table:style-name="ce4" office:value-type="float" office:value="147312" calcext:value-type="float">
            <text:p>147,312</text:p>
          </table:table-cell>
          <table:table-cell table:style-name="ce4" office:value-type="float" office:value="148415" calcext:value-type="float">
            <text:p>148,415</text:p>
          </table:table-cell>
          <table:table-cell table:style-name="ce4" office:value-type="float" office:value="150335" calcext:value-type="float">
            <text:p>150,335</text:p>
          </table:table-cell>
          <table:table-cell table:style-name="ce4" office:value-type="float" office:value="152113" calcext:value-type="float">
            <text:p>152,113</text:p>
          </table:table-cell>
          <table:table-cell table:style-name="ce4" office:value-type="float" office:value="154715" calcext:value-type="float">
            <text:p>154,715</text:p>
          </table:table-cell>
          <table:table-cell table:style-name="ce4" office:value-type="float" office:value="156267" calcext:value-type="float">
            <text:p>156,2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derborn</text:p>
          </table:table-cell>
          <table:table-cell table:style-name="ce4" office:value-type="float" office:value="144181" calcext:value-type="float">
            <text:p>144,181</text:p>
          </table:table-cell>
          <table:table-cell table:style-name="ce4" office:value-type="float" office:value="144811" calcext:value-type="float">
            <text:p>144,811</text:p>
          </table:table-cell>
          <table:table-cell table:style-name="ce4" office:value-type="float" office:value="145320" calcext:value-type="float">
            <text:p>145,320</text:p>
          </table:table-cell>
          <table:table-cell table:style-name="ce4" office:value-type="float" office:value="146283" calcext:value-type="float">
            <text:p>146,283</text:p>
          </table:table-cell>
          <table:table-cell table:style-name="ce4" office:value-type="float" office:value="143174" calcext:value-type="float">
            <text:p>143,174</text:p>
          </table:table-cell>
          <table:table-cell table:style-name="ce4" office:value-type="float" office:value="143575" calcext:value-type="float">
            <text:p>143,575</text:p>
          </table:table-cell>
          <table:table-cell table:style-name="ce4" office:value-type="float" office:value="143659" calcext:value-type="float">
            <text:p>143,659</text:p>
          </table:table-cell>
          <table:table-cell table:style-name="ce4" office:value-type="float" office:value="145176" calcext:value-type="float">
            <text:p>145,176</text:p>
          </table:table-cell>
          <table:table-cell table:style-name="ce4" office:value-type="float" office:value="148126" calcext:value-type="float">
            <text:p>148,1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ürzburg</text:p>
          </table:table-cell>
          <table:table-cell table:style-name="ce4" office:value-type="float" office:value="135212" calcext:value-type="float">
            <text:p>135,212</text:p>
          </table:table-cell>
          <table:table-cell table:style-name="ce4" office:value-type="float" office:value="133501" calcext:value-type="float">
            <text:p>133,501</text:p>
          </table:table-cell>
          <table:table-cell table:style-name="ce4" office:value-type="float" office:value="133195" calcext:value-type="float">
            <text:p>133,195</text:p>
          </table:table-cell>
          <table:table-cell table:style-name="ce4" office:value-type="float" office:value="133799" calcext:value-type="float">
            <text:p>133,799</text:p>
          </table:table-cell>
          <table:table-cell table:style-name="ce4" office:value-type="float" office:value="124449" calcext:value-type="float">
            <text:p>124,449</text:p>
          </table:table-cell>
          <table:table-cell table:style-name="ce4" office:value-type="float" office:value="124577" calcext:value-type="float">
            <text:p>124,577</text:p>
          </table:table-cell>
          <table:table-cell table:style-name="ce4" office:value-type="float" office:value="124698" calcext:value-type="float">
            <text:p>124,698</text:p>
          </table:table-cell>
          <table:table-cell table:style-name="ce4" office:value-type="float" office:value="124219" calcext:value-type="float">
            <text:p>124,219</text:p>
          </table:table-cell>
          <table:table-cell table:style-name="ce4" office:value-type="float" office:value="124873" calcext:value-type="float">
            <text:p>124,87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cklinghausen</text:p>
          </table:table-cell>
          <table:table-cell table:style-name="ce4" office:value-type="float" office:value="120536" calcext:value-type="float">
            <text:p>120,536</text:p>
          </table:table-cell>
          <table:table-cell table:style-name="ce4" office:value-type="float" office:value="120059" calcext:value-type="float">
            <text:p>120,059</text:p>
          </table:table-cell>
          <table:table-cell table:style-name="ce4" office:value-type="float" office:value="119050" calcext:value-type="float">
            <text:p>119,050</text:p>
          </table:table-cell>
          <table:table-cell table:style-name="ce4" office:value-type="float" office:value="118365" calcext:value-type="float">
            <text:p>118,365</text:p>
          </table:table-cell>
          <table:table-cell table:style-name="ce4" office:value-type="float" office:value="115648" calcext:value-type="float">
            <text:p>115,648</text:p>
          </table:table-cell>
          <table:table-cell table:style-name="ce4" office:value-type="float" office:value="115385" calcext:value-type="float">
            <text:p>115,385</text:p>
          </table:table-cell>
          <table:table-cell table:style-name="ce4" office:value-type="float" office:value="115320" calcext:value-type="float">
            <text:p>115,320</text:p>
          </table:table-cell>
          <table:table-cell table:style-name="ce4" office:value-type="float" office:value="114147" calcext:value-type="float">
            <text:p>114,147</text:p>
          </table:table-cell>
          <table:table-cell table:style-name="ce4" office:value-type="float" office:value="114330" calcext:value-type="float">
            <text:p>114,3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lfsburg</text:p>
          </table:table-cell>
          <table:table-cell table:style-name="ce4" office:value-type="float" office:value="120009" calcext:value-type="float">
            <text:p>120,009</text:p>
          </table:table-cell>
          <table:table-cell table:style-name="ce4" office:value-type="float" office:value="120538" calcext:value-type="float">
            <text:p>120,538</text:p>
          </table:table-cell>
          <table:table-cell table:style-name="ce4" office:value-type="float" office:value="121109" calcext:value-type="float">
            <text:p>121,109</text:p>
          </table:table-cell>
          <table:table-cell table:style-name="ce4" office:value-type="float" office:value="121451" calcext:value-type="float">
            <text:p>121,451</text:p>
          </table:table-cell>
          <table:table-cell table:style-name="ce4" office:value-type="float" office:value="120889" calcext:value-type="float">
            <text:p>120,889</text:p>
          </table:table-cell>
          <table:table-cell table:style-name="ce4" office:value-type="float" office:value="121758" calcext:value-type="float">
            <text:p>121,758</text:p>
          </table:table-cell>
          <table:table-cell table:style-name="ce4" office:value-type="float" office:value="122457" calcext:value-type="float">
            <text:p>122,457</text:p>
          </table:table-cell>
          <table:table-cell table:style-name="ce4" office:value-type="float" office:value="123027" calcext:value-type="float">
            <text:p>123,027</text:p>
          </table:table-cell>
          <table:table-cell table:style-name="ce4" office:value-type="float" office:value="124045" calcext:value-type="float">
            <text:p>124,0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merhaven</text:p>
          </table:table-cell>
          <table:table-cell table:style-name="ce4" office:value-type="float" office:value="115313" calcext:value-type="float">
            <text:p>115,313</text:p>
          </table:table-cell>
          <table:table-cell table:style-name="ce4" office:value-type="float" office:value="114506" calcext:value-type="float">
            <text:p>114,506</text:p>
          </table:table-cell>
          <table:table-cell table:style-name="ce4" office:value-type="float" office:value="114031" calcext:value-type="float">
            <text:p>114,031</text:p>
          </table:table-cell>
          <table:table-cell table:style-name="ce4" office:value-type="float" office:value="113366" calcext:value-type="float">
            <text:p>113,366</text:p>
          </table:table-cell>
          <table:table-cell table:style-name="ce4" office:value-type="float" office:value="108139" calcext:value-type="float">
            <text:p>108,139</text:p>
          </table:table-cell>
          <table:table-cell table:style-name="ce4" office:value-type="float" office:value="108323" calcext:value-type="float">
            <text:p>108,323</text:p>
          </table:table-cell>
          <table:table-cell table:style-name="ce4" office:value-type="float" office:value="108844" calcext:value-type="float">
            <text:p>108,844</text:p>
          </table:table-cell>
          <table:table-cell table:style-name="ce4" office:value-type="float" office:value="110121" calcext:value-type="float">
            <text:p>110,121</text:p>
          </table:table-cell>
          <table:table-cell table:style-name="ce4" office:value-type="float" office:value="114025" calcext:value-type="float">
            <text:p>114,0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ttrop</text:p>
          </table:table-cell>
          <table:table-cell table:style-name="ce4" office:value-type="float" office:value="118597" calcext:value-type="float">
            <text:p>118,597</text:p>
          </table:table-cell>
          <table:table-cell table:style-name="ce4" office:value-type="float" office:value="117756" calcext:value-type="float">
            <text:p>117,756</text:p>
          </table:table-cell>
          <table:table-cell table:style-name="ce4" office:value-type="float" office:value="117241" calcext:value-type="float">
            <text:p>117,241</text:p>
          </table:table-cell>
          <table:table-cell table:style-name="ce4" office:value-type="float" office:value="116771" calcext:value-type="float">
            <text:p>116,771</text:p>
          </table:table-cell>
          <table:table-cell table:style-name="ce4" office:value-type="float" office:value="117074" calcext:value-type="float">
            <text:p>117,074</text:p>
          </table:table-cell>
          <table:table-cell table:style-name="ce4" office:value-type="float" office:value="116498" calcext:value-type="float">
            <text:p>116,498</text:p>
          </table:table-cell>
          <table:table-cell table:style-name="ce4" office:value-type="float" office:value="116055" calcext:value-type="float">
            <text:p>116,055</text:p>
          </table:table-cell>
          <table:table-cell table:style-name="ce4" office:value-type="float" office:value="116017" calcext:value-type="float">
            <text:p>116,017</text:p>
          </table:table-cell>
          <table:table-cell table:style-name="ce4" office:value-type="float" office:value="117143" calcext:value-type="float">
            <text:p>117,1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ilbronn</text:p>
          </table:table-cell>
          <table:table-cell table:style-name="ce4" office:value-type="float" office:value="121627" calcext:value-type="float">
            <text:p>121,627</text:p>
          </table:table-cell>
          <table:table-cell table:style-name="ce4" office:value-type="float" office:value="122098" calcext:value-type="float">
            <text:p>122,098</text:p>
          </table:table-cell>
          <table:table-cell table:style-name="ce4" office:value-type="float" office:value="122415" calcext:value-type="float">
            <text:p>122,415</text:p>
          </table:table-cell>
          <table:table-cell table:style-name="ce4" office:value-type="float" office:value="122879" calcext:value-type="float">
            <text:p>122,879</text:p>
          </table:table-cell>
          <table:table-cell table:style-name="ce4" office:value-type="float" office:value="116716" calcext:value-type="float">
            <text:p>116,716</text:p>
          </table:table-cell>
          <table:table-cell table:style-name="ce4" office:value-type="float" office:value="117531" calcext:value-type="float">
            <text:p>117,531</text:p>
          </table:table-cell>
          <table:table-cell table:style-name="ce4" office:value-type="float" office:value="118122" calcext:value-type="float">
            <text:p>118,122</text:p>
          </table:table-cell>
          <table:table-cell table:style-name="ce4" office:value-type="float" office:value="119841" calcext:value-type="float">
            <text:p>119,841</text:p>
          </table:table-cell>
          <table:table-cell table:style-name="ce4" office:value-type="float" office:value="122567" calcext:value-type="float">
            <text:p>122,5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mscheid</text:p>
          </table:table-cell>
          <table:table-cell table:style-name="ce4" office:value-type="float" office:value="113935" calcext:value-type="float">
            <text:p>113,935</text:p>
          </table:table-cell>
          <table:table-cell table:style-name="ce4" office:value-type="float" office:value="112679" calcext:value-type="float">
            <text:p>112,679</text:p>
          </table:table-cell>
          <table:table-cell table:style-name="ce4" office:value-type="float" office:value="111422" calcext:value-type="float">
            <text:p>111,422</text:p>
          </table:table-cell>
          <table:table-cell table:style-name="ce4" office:value-type="float" office:value="110563" calcext:value-type="float">
            <text:p>110,563</text:p>
          </table:table-cell>
          <table:table-cell table:style-name="ce4" office:value-type="float" office:value="110132" calcext:value-type="float">
            <text:p>110,132</text:p>
          </table:table-cell>
          <table:table-cell table:style-name="ce4" office:value-type="float" office:value="109352" calcext:value-type="float">
            <text:p>109,352</text:p>
          </table:table-cell>
          <table:table-cell table:style-name="ce4" office:value-type="float" office:value="108955" calcext:value-type="float">
            <text:p>108,955</text:p>
          </table:table-cell>
          <table:table-cell table:style-name="ce4" office:value-type="float" office:value="109009" calcext:value-type="float">
            <text:p>109,009</text:p>
          </table:table-cell>
          <table:table-cell table:style-name="ce4" office:value-type="float" office:value="109499" calcext:value-type="float">
            <text:p>109,49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ffenbach am Main</text:p>
          </table:table-cell>
          <table:table-cell table:style-name="ce4" office:value-type="float" office:value="118245" calcext:value-type="float">
            <text:p>118,245</text:p>
          </table:table-cell>
          <table:table-cell table:style-name="ce4" office:value-type="float" office:value="118977" calcext:value-type="float">
            <text:p>118,977</text:p>
          </table:table-cell>
          <table:table-cell table:style-name="ce4" office:value-type="float" office:value="118770" calcext:value-type="float">
            <text:p>118,770</text:p>
          </table:table-cell>
          <table:table-cell table:style-name="ce4" office:value-type="float" office:value="120435" calcext:value-type="float">
            <text:p>120,435</text:p>
          </table:table-cell>
          <table:table-cell table:style-name="ce4" office:value-type="float" office:value="114855" calcext:value-type="float">
            <text:p>114,855</text:p>
          </table:table-cell>
          <table:table-cell table:style-name="ce4" office:value-type="float" office:value="116945" calcext:value-type="float">
            <text:p>116,945</text:p>
          </table:table-cell>
          <table:table-cell table:style-name="ce4" office:value-type="float" office:value="119203" calcext:value-type="float">
            <text:p>119,203</text:p>
          </table:table-cell>
          <table:table-cell table:style-name="ce4" office:value-type="float" office:value="120988" calcext:value-type="float">
            <text:p>120,988</text:p>
          </table:table-cell>
          <table:table-cell table:style-name="ce4" office:value-type="float" office:value="123734" calcext:value-type="float">
            <text:p>123,7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lm</text:p>
          </table:table-cell>
          <table:table-cell table:style-name="ce4" office:value-type="float" office:value="121434" calcext:value-type="float">
            <text:p>121,434</text:p>
          </table:table-cell>
          <table:table-cell table:style-name="ce4" office:value-type="float" office:value="121648" calcext:value-type="float">
            <text:p>121,648</text:p>
          </table:table-cell>
          <table:table-cell table:style-name="ce4" office:value-type="float" office:value="122087" calcext:value-type="float">
            <text:p>122,087</text:p>
          </table:table-cell>
          <table:table-cell table:style-name="ce4" office:value-type="float" office:value="122801" calcext:value-type="float">
            <text:p>122,801</text:p>
          </table:table-cell>
          <table:table-cell table:style-name="ce4" office:value-type="float" office:value="117541" calcext:value-type="float">
            <text:p>117,541</text:p>
          </table:table-cell>
          <table:table-cell table:style-name="ce4" office:value-type="float" office:value="117977" calcext:value-type="float">
            <text:p>117,977</text:p>
          </table:table-cell>
          <table:table-cell table:style-name="ce4" office:value-type="float" office:value="119218" calcext:value-type="float">
            <text:p>119,218</text:p>
          </table:table-cell>
          <table:table-cell table:style-name="ce4" office:value-type="float" office:value="120714" calcext:value-type="float">
            <text:p>120,714</text:p>
          </table:table-cell>
          <table:table-cell table:style-name="ce4" office:value-type="float" office:value="122636" calcext:value-type="float">
            <text:p>122,6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forzheim</text:p>
          </table:table-cell>
          <table:table-cell table:style-name="ce4" office:value-type="float" office:value="119423" calcext:value-type="float">
            <text:p>119,423</text:p>
          </table:table-cell>
          <table:table-cell table:style-name="ce4" office:value-type="float" office:value="119839" calcext:value-type="float">
            <text:p>119,839</text:p>
          </table:table-cell>
          <table:table-cell table:style-name="ce4" office:value-type="float" office:value="119788" calcext:value-type="float">
            <text:p>119,788</text:p>
          </table:table-cell>
          <table:table-cell table:style-name="ce4" office:value-type="float" office:value="119781" calcext:value-type="float">
            <text:p>119,781</text:p>
          </table:table-cell>
          <table:table-cell table:style-name="ce4" office:value-type="float" office:value="115211" calcext:value-type="float">
            <text:p>115,211</text:p>
          </table:table-cell>
          <table:table-cell table:style-name="ce4" office:value-type="float" office:value="116425" calcext:value-type="float">
            <text:p>116,425</text:p>
          </table:table-cell>
          <table:table-cell table:style-name="ce4" office:value-type="float" office:value="117754" calcext:value-type="float">
            <text:p>117,754</text:p>
          </table:table-cell>
          <table:table-cell table:style-name="ce4" office:value-type="float" office:value="119291" calcext:value-type="float">
            <text:p>119,291</text:p>
          </table:table-cell>
          <table:table-cell table:style-name="ce4" office:value-type="float" office:value="122247" calcext:value-type="float">
            <text:p>122,24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golstadt</text:p>
          </table:table-cell>
          <table:table-cell table:style-name="ce4" office:value-type="float" office:value="123055" calcext:value-type="float">
            <text:p>123,055</text:p>
          </table:table-cell>
          <table:table-cell table:style-name="ce4" office:value-type="float" office:value="123925" calcext:value-type="float">
            <text:p>123,925</text:p>
          </table:table-cell>
          <table:table-cell table:style-name="ce4" office:value-type="float" office:value="124387" calcext:value-type="float">
            <text:p>124,387</text:p>
          </table:table-cell>
          <table:table-cell table:style-name="ce4" office:value-type="float" office:value="125088" calcext:value-type="float">
            <text:p>125,088</text:p>
          </table:table-cell>
          <table:table-cell table:style-name="ce4" office:value-type="float" office:value="126076" calcext:value-type="float">
            <text:p>126,076</text:p>
          </table:table-cell>
          <table:table-cell table:style-name="ce4" office:value-type="float" office:value="127886" calcext:value-type="float">
            <text:p>127,886</text:p>
          </table:table-cell>
          <table:table-cell table:style-name="ce4" office:value-type="float" office:value="129136" calcext:value-type="float">
            <text:p>129,136</text:p>
          </table:table-cell>
          <table:table-cell table:style-name="ce4" office:value-type="float" office:value="131002" calcext:value-type="float">
            <text:p>131,002</text:p>
          </table:table-cell>
          <table:table-cell table:style-name="ce4" office:value-type="float" office:value="132438" calcext:value-type="float">
            <text:p>132,4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ra</text:p>
          </table:table-cell>
          <table:table-cell table:style-name="ce4" office:value-type="float" office:value="101618" calcext:value-type="float">
            <text:p>101,618</text:p>
          </table:table-cell>
          <table:table-cell table:style-name="ce4" office:value-type="float" office:value="100643" calcext:value-type="float">
            <text:p>100,643</text:p>
          </table:table-cell>
          <table:table-cell table:style-name="ce4" office:value-type="float" office:value="99987" calcext:value-type="float">
            <text:p>99,987</text:p>
          </table:table-cell>
          <table:table-cell table:style-name="ce4" office:value-type="float" office:value="99262" calcext:value-type="float">
            <text:p>99,262</text:p>
          </table:table-cell>
          <table:table-cell table:style-name="ce4" office:value-type="float" office:value="95746" calcext:value-type="float">
            <text:p>95,746</text:p>
          </table:table-cell>
          <table:table-cell table:style-name="ce4" office:value-type="float" office:value="95384" calcext:value-type="float">
            <text:p>95,384</text:p>
          </table:table-cell>
          <table:table-cell table:style-name="ce4" office:value-type="float" office:value="94977" calcext:value-type="float">
            <text:p>94,977</text:p>
          </table:table-cell>
          <table:table-cell table:style-name="ce4" office:value-type="float" office:value="94492" calcext:value-type="float">
            <text:p>94,492</text:p>
          </table:table-cell>
          <table:table-cell table:style-name="ce4" office:value-type="float" office:value="96011" calcext:value-type="float">
            <text:p>96,01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lzgitter</text:p>
          </table:table-cell>
          <table:table-cell table:style-name="ce4" office:value-type="float" office:value="105320" calcext:value-type="float">
            <text:p>105,320</text:p>
          </table:table-cell>
          <table:table-cell table:style-name="ce4" office:value-type="float" office:value="104423" calcext:value-type="float">
            <text:p>104,423</text:p>
          </table:table-cell>
          <table:table-cell table:style-name="ce4" office:value-type="float" office:value="103446" calcext:value-type="float">
            <text:p>103,446</text:p>
          </table:table-cell>
          <table:table-cell table:style-name="ce4" office:value-type="float" office:value="102394" calcext:value-type="float">
            <text:p>102,394</text:p>
          </table:table-cell>
          <table:table-cell table:style-name="ce4" office:value-type="float" office:value="98588" calcext:value-type="float">
            <text:p>98,588</text:p>
          </table:table-cell>
          <table:table-cell table:style-name="ce4" office:value-type="float" office:value="98095" calcext:value-type="float">
            <text:p>98,095</text:p>
          </table:table-cell>
          <table:table-cell table:style-name="ce4" office:value-type="float" office:value="98197" calcext:value-type="float">
            <text:p>98,197</text:p>
          </table:table-cell>
          <table:table-cell table:style-name="ce4" office:value-type="float" office:value="98966" calcext:value-type="float">
            <text:p>98,966</text:p>
          </table:table-cell>
          <table:table-cell table:style-name="ce4" office:value-type="float" office:value="101079" calcext:value-type="float">
            <text:p>101,0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utlingen</text:p>
          </table:table-cell>
          <table:table-cell table:style-name="ce4" office:value-type="float" office:value="112458" calcext:value-type="float">
            <text:p>112,458</text:p>
          </table:table-cell>
          <table:table-cell table:style-name="ce4" office:value-type="float" office:value="112176" calcext:value-type="float">
            <text:p>112,176</text:p>
          </table:table-cell>
          <table:table-cell table:style-name="ce4" office:value-type="float" office:value="112132" calcext:value-type="float">
            <text:p>112,132</text:p>
          </table:table-cell>
          <table:table-cell table:style-name="ce4" office:value-type="float" office:value="112484" calcext:value-type="float">
            <text:p>112,484</text:p>
          </table:table-cell>
          <table:table-cell table:style-name="ce4" office:value-type="float" office:value="110084" calcext:value-type="float">
            <text:p>110,084</text:p>
          </table:table-cell>
          <table:table-cell table:style-name="ce4" office:value-type="float" office:value="110681" calcext:value-type="float">
            <text:p>110,681</text:p>
          </table:table-cell>
          <table:table-cell table:style-name="ce4" office:value-type="float" office:value="111357" calcext:value-type="float">
            <text:p>111,357</text:p>
          </table:table-cell>
          <table:table-cell table:style-name="ce4" office:value-type="float" office:value="112452" calcext:value-type="float">
            <text:p>112,452</text:p>
          </table:table-cell>
          <table:table-cell table:style-name="ce4" office:value-type="float" office:value="114310" calcext:value-type="float">
            <text:p>114,31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ürth</text:p>
          </table:table-cell>
          <table:table-cell table:style-name="ce4" office:value-type="float" office:value="114130" calcext:value-type="float">
            <text:p>114,130</text:p>
          </table:table-cell>
          <table:table-cell table:style-name="ce4" office:value-type="float" office:value="114071" calcext:value-type="float">
            <text:p>114,071</text:p>
          </table:table-cell>
          <table:table-cell table:style-name="ce4" office:value-type="float" office:value="114044" calcext:value-type="float">
            <text:p>114,044</text:p>
          </table:table-cell>
          <table:table-cell table:style-name="ce4" office:value-type="float" office:value="114628" calcext:value-type="float">
            <text:p>114,628</text:p>
          </table:table-cell>
          <table:table-cell table:style-name="ce4" office:value-type="float" office:value="116640" calcext:value-type="float">
            <text:p>116,640</text:p>
          </table:table-cell>
          <table:table-cell table:style-name="ce4" office:value-type="float" office:value="118358" calcext:value-type="float">
            <text:p>118,358</text:p>
          </table:table-cell>
          <table:table-cell table:style-name="ce4" office:value-type="float" office:value="119808" calcext:value-type="float">
            <text:p>119,808</text:p>
          </table:table-cell>
          <table:table-cell table:style-name="ce4" office:value-type="float" office:value="121519" calcext:value-type="float">
            <text:p>121,519</text:p>
          </table:table-cell>
          <table:table-cell table:style-name="ce4" office:value-type="float" office:value="124171" calcext:value-type="float">
            <text:p>124,1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ttbus</text:p>
          </table:table-cell>
          <table:table-cell table:style-name="ce4" office:value-type="float" office:value="102811" calcext:value-type="float">
            <text:p>102,811</text:p>
          </table:table-cell>
          <table:table-cell table:style-name="ce4" office:value-type="float" office:value="101785" calcext:value-type="float">
            <text:p>101,785</text:p>
          </table:table-cell>
          <table:table-cell table:style-name="ce4" office:value-type="float" office:value="101671" calcext:value-type="float">
            <text:p>101,671</text:p>
          </table:table-cell>
          <table:table-cell table:style-name="ce4" office:value-type="float" office:value="102091" calcext:value-type="float">
            <text:p>102,091</text:p>
          </table:table-cell>
          <table:table-cell table:style-name="ce4" office:value-type="float" office:value="99974" calcext:value-type="float">
            <text:p>99,974</text:p>
          </table:table-cell>
          <table:table-cell table:style-name="ce4" office:value-type="float" office:value="99913" calcext:value-type="float">
            <text:p>99,913</text:p>
          </table:table-cell>
          <table:table-cell table:style-name="ce4" office:value-type="float" office:value="99595" calcext:value-type="float">
            <text:p>99,595</text:p>
          </table:table-cell>
          <table:table-cell table:style-name="ce4" office:value-type="float" office:value="99491" calcext:value-type="float">
            <text:p>99,491</text:p>
          </table:table-cell>
          <table:table-cell table:style-name="ce4" office:value-type="float" office:value="99687" calcext:value-type="float">
            <text:p>99,6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egen</text:p>
          </table:table-cell>
          <table:table-cell table:style-name="ce4" office:value-type="float" office:value="105049" calcext:value-type="float">
            <text:p>105,049</text:p>
          </table:table-cell>
          <table:table-cell table:style-name="ce4" office:value-type="float" office:value="104419" calcext:value-type="float">
            <text:p>104,419</text:p>
          </table:table-cell>
          <table:table-cell table:style-name="ce4" office:value-type="float" office:value="103984" calcext:value-type="float">
            <text:p>103,984</text:p>
          </table:table-cell>
          <table:table-cell table:style-name="ce4" office:value-type="float" office:value="103424" calcext:value-type="float">
            <text:p>103,424</text:p>
          </table:table-cell>
          <table:table-cell table:style-name="ce4" office:value-type="float" office:value="99230" calcext:value-type="float">
            <text:p>99,230</text:p>
          </table:table-cell>
          <table:table-cell table:style-name="ce4" office:value-type="float" office:value="99261" calcext:value-type="float">
            <text:p>99,261</text:p>
          </table:table-cell>
          <table:table-cell table:style-name="ce4" office:value-type="float" office:value="99403" calcext:value-type="float">
            <text:p>99,403</text:p>
          </table:table-cell>
          <table:table-cell table:style-name="ce4" office:value-type="float" office:value="100325" calcext:value-type="float">
            <text:p>100,325</text:p>
          </table:table-cell>
          <table:table-cell table:style-name="ce4" office:value-type="float" office:value="102355" calcext:value-type="float">
            <text:p>102,3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gisch Gladbach</text:p>
          </table:table-cell>
          <table:table-cell table:style-name="ce4" office:value-type="float" office:value="105840" calcext:value-type="float">
            <text:p>105,840</text:p>
          </table:table-cell>
          <table:table-cell table:style-name="ce4" office:value-type="float" office:value="105901" calcext:value-type="float">
            <text:p>105,901</text:p>
          </table:table-cell>
          <table:table-cell table:style-name="ce4" office:value-type="float" office:value="105699" calcext:value-type="float">
            <text:p>105,699</text:p>
          </table:table-cell>
          <table:table-cell table:style-name="ce4" office:value-type="float" office:value="105723" calcext:value-type="float">
            <text:p>105,723</text:p>
          </table:table-cell>
          <table:table-cell table:style-name="ce4" office:value-type="float" office:value="109026" calcext:value-type="float">
            <text:p>109,026</text:p>
          </table:table-cell>
          <table:table-cell table:style-name="ce4" office:value-type="float" office:value="109138" calcext:value-type="float">
            <text:p>109,138</text:p>
          </table:table-cell>
          <table:table-cell table:style-name="ce4" office:value-type="float" office:value="109425" calcext:value-type="float">
            <text:p>109,425</text:p>
          </table:table-cell>
          <table:table-cell table:style-name="ce4" office:value-type="float" office:value="109697" calcext:value-type="float">
            <text:p>109,697</text:p>
          </table:table-cell>
          <table:table-cell table:style-name="ce4" office:value-type="float" office:value="111366" calcext:value-type="float">
            <text:p>111,36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ildesheim</text:p>
          </table:table-cell>
          <table:table-cell table:style-name="ce4" office:value-type="float" office:value="103593" calcext:value-type="float">
            <text:p>103,593</text:p>
          </table:table-cell>
          <table:table-cell table:style-name="ce4" office:value-type="float" office:value="103288" calcext:value-type="float">
            <text:p>103,288</text:p>
          </table:table-cell>
          <table:table-cell table:style-name="ce4" office:value-type="float" office:value="102903" calcext:value-type="float">
            <text:p>102,903</text:p>
          </table:table-cell>
          <table:table-cell table:style-name="ce4" office:value-type="float" office:value="102794" calcext:value-type="float">
            <text:p>102,794</text:p>
          </table:table-cell>
          <table:table-cell table:style-name="ce4" office:value-type="float" office:value="102584" calcext:value-type="float">
            <text:p>102,584</text:p>
          </table:table-cell>
          <table:table-cell table:style-name="ce4" office:value-type="float" office:value="102487" calcext:value-type="float">
            <text:p>102,487</text:p>
          </table:table-cell>
          <table:table-cell table:number-columns-repeated="2" table:style-name="ce4" office:value-type="float" office:value="99979" calcext:value-type="float">
            <text:p>99,979</text:p>
          </table:table-cell>
          <table:table-cell table:style-name="ce4" office:value-type="float" office:value="101667" calcext:value-type="float">
            <text:p>101,6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tten</text:p>
          </table:table-cell>
          <table:table-cell table:style-name="ce4" office:value-type="float" office:value="99598" calcext:value-type="float">
            <text:p>99,598</text:p>
          </table:table-cell>
          <table:table-cell table:style-name="ce4" office:value-type="float" office:value="99126" calcext:value-type="float">
            <text:p>99,126</text:p>
          </table:table-cell>
          <table:table-cell table:style-name="ce4" office:value-type="float" office:value="98601" calcext:value-type="float">
            <text:p>98,601</text:p>
          </table:table-cell>
          <table:table-cell table:style-name="ce4" office:value-type="float" office:value="98233" calcext:value-type="float">
            <text:p>98,233</text:p>
          </table:table-cell>
          <table:table-cell table:style-name="ce4" office:value-type="float" office:value="96221" calcext:value-type="float">
            <text:p>96,221</text:p>
          </table:table-cell>
          <table:table-cell table:style-name="ce4" office:value-type="float" office:value="96136" calcext:value-type="float">
            <text:p>96,136</text:p>
          </table:table-cell>
          <table:table-cell table:style-name="ce4" office:value-type="float" office:value="95629" calcext:value-type="float">
            <text:p>95,629</text:p>
          </table:table-cell>
          <table:table-cell table:style-name="ce4" office:value-type="float" office:value="95907" calcext:value-type="float">
            <text:p>95,907</text:p>
          </table:table-cell>
          <table:table-cell table:style-name="ce4" office:value-type="float" office:value="96700" calcext:value-type="float">
            <text:p>96,7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wickau</text:p>
          </table:table-cell>
          <table:table-cell table:style-name="ce4" office:value-type="float" office:value="95841" calcext:value-type="float">
            <text:p>95,841</text:p>
          </table:table-cell>
          <table:table-cell table:style-name="ce4" office:value-type="float" office:value="94887" calcext:value-type="float">
            <text:p>94,887</text:p>
          </table:table-cell>
          <table:table-cell table:style-name="ce4" office:value-type="float" office:value="94340" calcext:value-type="float">
            <text:p>94,340</text:p>
          </table:table-cell>
          <table:table-cell table:style-name="ce4" office:value-type="float" office:value="93750" calcext:value-type="float">
            <text:p>93,750</text:p>
          </table:table-cell>
          <table:table-cell table:style-name="ce4" office:value-type="float" office:value="93081" calcext:value-type="float">
            <text:p>93,081</text:p>
          </table:table-cell>
          <table:table-cell table:style-name="ce4" office:value-type="float" office:value="92227" calcext:value-type="float">
            <text:p>92,227</text:p>
          </table:table-cell>
          <table:table-cell table:style-name="ce4" office:value-type="float" office:value="91564" calcext:value-type="float">
            <text:p>91,564</text:p>
          </table:table-cell>
          <table:table-cell table:style-name="ce4" office:value-type="float" office:value="91066" calcext:value-type="float">
            <text:p>91,066</text:p>
          </table:table-cell>
          <table:table-cell table:style-name="ce4" office:value-type="float" office:value="91123" calcext:value-type="float">
            <text:p>91,12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rlangen</text:p>
          </table:table-cell>
          <table:table-cell table:style-name="ce4" office:value-type="float" office:value="104650" calcext:value-type="float">
            <text:p>104,650</text:p>
          </table:table-cell>
          <table:table-cell table:style-name="ce4" office:value-type="float" office:value="104980" calcext:value-type="float">
            <text:p>104,980</text:p>
          </table:table-cell>
          <table:table-cell table:style-name="ce4" office:value-type="float" office:value="105554" calcext:value-type="float">
            <text:p>105,554</text:p>
          </table:table-cell>
          <table:table-cell table:style-name="ce4" office:value-type="float" office:value="105629" calcext:value-type="float">
            <text:p>105,629</text:p>
          </table:table-cell>
          <table:table-cell table:style-name="ce4" office:value-type="float" office:value="104312" calcext:value-type="float">
            <text:p>104,312</text:p>
          </table:table-cell>
          <table:table-cell table:style-name="ce4" office:value-type="float" office:value="105412" calcext:value-type="float">
            <text:p>105,412</text:p>
          </table:table-cell>
          <table:table-cell table:style-name="ce4" office:value-type="float" office:value="105624" calcext:value-type="float">
            <text:p>105,624</text:p>
          </table:table-cell>
          <table:table-cell table:style-name="ce4" office:value-type="float" office:value="106423" calcext:value-type="float">
            <text:p>106,423</text:p>
          </table:table-cell>
          <table:table-cell table:style-name="ce4" office:value-type="float" office:value="108336" calcext:value-type="float">
            <text:p>108,3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uppertal</text:p>
          </table:table-cell>
          <table:table-cell table:style-name="ce4" office:value-type="float" office:value="356420" calcext:value-type="float">
            <text:p>356,420</text:p>
          </table:table-cell>
          <table:table-cell table:style-name="ce4" office:value-type="float" office:value="353308" calcext:value-type="float">
            <text:p>353,308</text:p>
          </table:table-cell>
          <table:table-cell table:style-name="ce4" office:value-type="float" office:value="351050" calcext:value-type="float">
            <text:p>351,050</text:p>
          </table:table-cell>
          <table:table-cell table:style-name="ce4" office:value-type="float" office:value="349721" calcext:value-type="float">
            <text:p>349,721</text:p>
          </table:table-cell>
          <table:table-cell table:style-name="ce4" office:value-type="float" office:value="342570" calcext:value-type="float">
            <text:p>342,570</text:p>
          </table:table-cell>
          <table:table-cell table:style-name="ce4" office:value-type="float" office:value="342885" calcext:value-type="float">
            <text:p>342,885</text:p>
          </table:table-cell>
          <table:table-cell table:style-name="ce4" office:value-type="float" office:value="343488" calcext:value-type="float">
            <text:p>343,488</text:p>
          </table:table-cell>
          <table:table-cell table:style-name="ce4" office:value-type="float" office:value="345425" calcext:value-type="float">
            <text:p>345,425</text:p>
          </table:table-cell>
          <table:table-cell table:style-name="ce4" office:value-type="float" office:value="350046" calcext:value-type="float">
            <text:p>350,0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ena</text:p>
          </table:table-cell>
          <table:table-cell table:style-name="ce4" office:value-type="float" office:value="102752" calcext:value-type="float">
            <text:p>102,752</text:p>
          </table:table-cell>
          <table:table-cell table:style-name="ce4" office:value-type="float" office:value="103392" calcext:value-type="float">
            <text:p>103,392</text:p>
          </table:table-cell>
          <table:table-cell table:style-name="ce4" office:value-type="float" office:value="104449" calcext:value-type="float">
            <text:p>104,449</text:p>
          </table:table-cell>
          <table:table-cell table:style-name="ce4" office:value-type="float" office:value="105129" calcext:value-type="float">
            <text:p>105,129</text:p>
          </table:table-cell>
          <table:table-cell table:style-name="ce4" office:value-type="float" office:value="106428" calcext:value-type="float">
            <text:p>106,428</text:p>
          </table:table-cell>
          <table:table-cell table:style-name="ce4" office:value-type="float" office:value="106915" calcext:value-type="float">
            <text:p>106,915</text:p>
          </table:table-cell>
          <table:table-cell table:style-name="ce4" office:value-type="float" office:value="107679" calcext:value-type="float">
            <text:p>107,679</text:p>
          </table:table-cell>
          <table:table-cell table:style-name="ce4" office:value-type="float" office:value="108207" calcext:value-type="float">
            <text:p>108,207</text:p>
          </table:table-cell>
          <table:table-cell table:style-name="ce4" office:value-type="float" office:value="109527" calcext:value-type="float">
            <text:p>109,52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üren, Stadt</text:p>
          </table:table-cell>
          <table:table-cell table:number-columns-repeated="8" table:style-name="ce5" office:value-type="string" calcext:value-type="string">
            <text:p>:</text:p>
          </table:table-cell>
          <table:table-cell table:style-name="ce4" office:value-type="float" office:value="90244" calcext:value-type="float">
            <text:p>90,2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cholt, Stadt</text:p>
          </table:table-cell>
          <table:table-cell table:number-columns-repeated="8" table:style-name="ce5" office:value-type="string" calcext:value-type="string">
            <text:p>:</text:p>
          </table:table-cell>
          <table:table-cell table:style-name="ce4" office:value-type="float" office:value="71443" calcext:value-type="float">
            <text:p>71,4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tonia</text:p>
          </table:table-cell>
          <table:table-cell table:style-name="ce4" office:value-type="float" office:value="1363310" calcext:value-type="float">
            <text:p>1,363,310</text:p>
          </table:table-cell>
          <table:table-cell table:style-name="ce4" office:value-type="float" office:value="1364112" calcext:value-type="float">
            <text:p>1,364,112</text:p>
          </table:table-cell>
          <table:table-cell table:style-name="ce4" office:value-type="float" office:value="1365275" calcext:value-type="float">
            <text:p>1,365,275</text:p>
          </table:table-cell>
          <table:table-cell table:style-name="ce4" office:value-type="float" office:value="1294455" calcext:value-type="float">
            <text:p>1,294,455</text:p>
          </table:table-cell>
          <table:table-cell table:style-name="ce4" office:value-type="float" office:value="1325217" calcext:value-type="float">
            <text:p>1,325,217</text:p>
          </table:table-cell>
          <table:table-cell table:style-name="ce4" office:value-type="float" office:value="1320174" calcext:value-type="float">
            <text:p>1,320,174</text:p>
          </table:table-cell>
          <table:table-cell table:style-name="ce4" office:value-type="float" office:value="1315819" calcext:value-type="float">
            <text:p>1,315,819</text:p>
          </table:table-cell>
          <table:table-cell table:style-name="ce4" office:value-type="float" office:value="1313271" calcext:value-type="float">
            <text:p>1,313,271</text:p>
          </table:table-cell>
          <table:table-cell table:style-name="ce4" office:value-type="float" office:value="1315944" calcext:value-type="float">
            <text:p>1,315,9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llinn</text:p>
          </table:table-cell>
          <table:table-cell table:style-name="ce4" office:value-type="float" office:value="401389" calcext:value-type="float">
            <text:p>401,389</text:p>
          </table:table-cell>
          <table:table-cell table:style-name="ce4" office:value-type="float" office:value="403930" calcext:value-type="float">
            <text:p>403,930</text:p>
          </table:table-cell>
          <table:table-cell table:style-name="ce4" office:value-type="float" office:value="406665" calcext:value-type="float">
            <text:p>406,665</text:p>
          </table:table-cell>
          <table:table-cell table:style-name="ce4" office:value-type="float" office:value="393222" calcext:value-type="float">
            <text:p>393,222</text:p>
          </table:table-cell>
          <table:table-cell table:style-name="ce4" office:value-type="float" office:value="403862" calcext:value-type="float">
            <text:p>403,862</text:p>
          </table:table-cell>
          <table:table-cell table:style-name="ce4" office:value-type="float" office:value="406059" calcext:value-type="float">
            <text:p>406,059</text:p>
          </table:table-cell>
          <table:table-cell table:style-name="ce4" office:value-type="float" office:value="411063" calcext:value-type="float">
            <text:p>411,063</text:p>
          </table:table-cell>
          <table:table-cell table:style-name="ce4" office:value-type="float" office:value="413782" calcext:value-type="float">
            <text:p>413,782</text:p>
          </table:table-cell>
          <table:table-cell table:style-name="ce4" office:value-type="float" office:value="423420" calcext:value-type="float">
            <text:p>423,4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rtu</text:p>
          </table:table-cell>
          <table:table-cell table:style-name="ce4" office:value-type="float" office:value="98706" calcext:value-type="float">
            <text:p>98,706</text:p>
          </table:table-cell>
          <table:table-cell table:style-name="ce4" office:value-type="float" office:value="98475" calcext:value-type="float">
            <text:p>98,475</text:p>
          </table:table-cell>
          <table:table-cell table:style-name="ce4" office:value-type="float" office:value="98387" calcext:value-type="float">
            <text:p>98,387</text:p>
          </table:table-cell>
          <table:table-cell table:style-name="ce4" office:value-type="float" office:value="97600" calcext:value-type="float">
            <text:p>97,600</text:p>
          </table:table-cell>
          <table:table-cell table:style-name="ce4" office:value-type="float" office:value="99558" calcext:value-type="float">
            <text:p>99,558</text:p>
          </table:table-cell>
          <table:table-cell table:style-name="ce4" office:value-type="float" office:value="99518" calcext:value-type="float">
            <text:p>99,518</text:p>
          </table:table-cell>
          <table:table-cell table:style-name="ce4" office:value-type="float" office:value="98449" calcext:value-type="float">
            <text:p>98,449</text:p>
          </table:table-cell>
          <table:table-cell table:style-name="ce4" office:value-type="float" office:value="97332" calcext:value-type="float">
            <text:p>97,332</text:p>
          </table:table-cell>
          <table:table-cell table:style-name="ce4" office:value-type="float" office:value="93687" calcext:value-type="float">
            <text:p>93,6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rv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5495" calcext:value-type="float">
            <text:p>65,495</text:p>
          </table:table-cell>
          <table:table-cell table:style-name="ce4" office:value-type="float" office:value="58663" calcext:value-type="float">
            <text:p>58,663</text:p>
          </table:table-cell>
          <table:table-cell table:style-name="ce4" office:value-type="float" office:value="60454" calcext:value-type="float">
            <text:p>60,454</text:p>
          </table:table-cell>
          <table:table-cell table:style-name="ce4" office:value-type="float" office:value="59888" calcext:value-type="float">
            <text:p>59,888</text:p>
          </table:table-cell>
          <table:table-cell table:style-name="ce4" office:value-type="float" office:value="59049" calcext:value-type="float">
            <text:p>59,049</text:p>
          </table:table-cell>
          <table:table-cell table:style-name="ce4" office:value-type="float" office:value="58375" calcext:value-type="float">
            <text:p>58,375</text:p>
          </table:table-cell>
          <table:table-cell table:style-name="ce4" office:value-type="float" office:value="58204" calcext:value-type="float">
            <text:p>58,20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4570881" calcext:value-type="float">
            <text:p>4,570,881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blin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16255" calcext:value-type="float">
            <text:p>516,255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blin (greater city)</text:p>
          </table:table-cell>
          <table:table-cell table:style-name="ce4" office:value-type="float" office:value="1252700" calcext:value-type="float">
            <text:p>1,252,700</text:p>
          </table:table-cell>
          <table:table-cell table:style-name="ce4" office:value-type="float" office:value="1258500" calcext:value-type="float">
            <text:p>1,258,500</text:p>
          </table:table-cell>
          <table:table-cell table:style-name="ce4" office:value-type="float" office:value="1259600" calcext:value-type="float">
            <text:p>1,259,600</text:p>
          </table:table-cell>
          <table:table-cell table:style-name="ce4" office:value-type="float" office:value="1261500" calcext:value-type="float">
            <text:p>1,261,500</text:p>
          </table:table-cell>
          <table:table-cell table:style-name="ce4" office:value-type="float" office:value="1262900" calcext:value-type="float">
            <text:p>1,262,900</text:p>
          </table:table-cell>
          <table:table-cell table:style-name="ce4" office:value-type="float" office:value="1262400" calcext:value-type="float">
            <text:p>1,262,400</text:p>
          </table:table-cell>
          <table:table-cell table:style-name="ce4" office:value-type="float" office:value="1274600" calcext:value-type="float">
            <text:p>1,274,600</text:p>
          </table:table-cell>
          <table:table-cell table:style-name="ce4" office:value-type="float" office:value="1305300" calcext:value-type="float">
            <text:p>1,305,300</text:p>
          </table:table-cell>
          <table:table-cell table:style-name="ce4" office:value-type="float" office:value="1325700" calcext:value-type="float">
            <text:p>1,325,7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k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18713" calcext:value-type="float">
            <text:p>118,713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merick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6980" calcext:value-type="float">
            <text:p>56,980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lway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3963" calcext:value-type="float">
            <text:p>73,963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terford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46583" calcext:value-type="float">
            <text:p>46,583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ece</text:p>
          </table:table-cell>
          <table:table-cell table:style-name="ce4" office:value-type="float" office:value="11319316" calcext:value-type="float">
            <text:p>11,319,316</text:p>
          </table:table-cell>
          <table:table-cell table:style-name="ce4" office:value-type="float" office:value="11366372" calcext:value-type="float">
            <text:p>11,366,37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816286" calcext:value-type="float">
            <text:p>10,816,286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hina</text:p>
          </table:table-cell>
          <table:table-cell table:style-name="ce4" office:value-type="float" office:value="799686" calcext:value-type="float">
            <text:p>799,686</text:p>
          </table:table-cell>
          <table:table-cell table:style-name="ce4" office:value-type="float" office:value="799979" calcext:value-type="float">
            <text:p>799,97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64046" calcext:value-type="float">
            <text:p>664,046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thina (greater city)</text:p>
          </table:table-cell>
          <table:table-cell table:style-name="ce4" office:value-type="float" office:value="2969219" calcext:value-type="float">
            <text:p>2,969,219</text:p>
          </table:table-cell>
          <table:table-cell table:style-name="ce4" office:value-type="float" office:value="2989023" calcext:value-type="float">
            <text:p>2,989,02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641511" calcext:value-type="float">
            <text:p>2,641,511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622404" calcext:value-type="float">
            <text:p>2,622,404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hessaloniki</text:p>
          </table:table-cell>
          <table:table-cell table:style-name="ce4" office:value-type="float" office:value="377542" calcext:value-type="float">
            <text:p>377,542</text:p>
          </table:table-cell>
          <table:table-cell table:style-name="ce4" office:value-type="float" office:value="376047" calcext:value-type="float">
            <text:p>376,04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15196" calcext:value-type="float">
            <text:p>315,196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átra</text:p>
          </table:table-cell>
          <table:table-cell table:style-name="ce4" office:value-type="float" office:value="184962" calcext:value-type="float">
            <text:p>184,962</text:p>
          </table:table-cell>
          <table:table-cell table:style-name="ce4" office:value-type="float" office:value="187086" calcext:value-type="float">
            <text:p>187,08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0896" calcext:value-type="float">
            <text:p>170,896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akleio</text:p>
          </table:table-cell>
          <table:table-cell table:style-name="ce4" office:value-type="float" office:value="154812" calcext:value-type="float">
            <text:p>154,812</text:p>
          </table:table-cell>
          <table:table-cell table:style-name="ce4" office:value-type="float" office:value="156315" calcext:value-type="float">
            <text:p>156,31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1324" calcext:value-type="float">
            <text:p>151,324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risa</text:p>
          </table:table-cell>
          <table:table-cell table:style-name="ce4" office:value-type="float" office:value="142316" calcext:value-type="float">
            <text:p>142,316</text:p>
          </table:table-cell>
          <table:table-cell table:style-name="ce4" office:value-type="float" office:value="143148" calcext:value-type="float">
            <text:p>143,14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6926" calcext:value-type="float">
            <text:p>146,926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olos</text:p>
          </table:table-cell>
          <table:table-cell table:style-name="ce4" office:value-type="float" office:value="87009" calcext:value-type="float">
            <text:p>87,009</text:p>
          </table:table-cell>
          <table:table-cell table:style-name="ce4" office:value-type="float" office:value="87059" calcext:value-type="float">
            <text:p>87,05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6046" calcext:value-type="float">
            <text:p>86,046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oannina</text:p>
          </table:table-cell>
          <table:table-cell table:style-name="ce4" office:value-type="float" office:value="87855" calcext:value-type="float">
            <text:p>87,855</text:p>
          </table:table-cell>
          <table:table-cell table:style-name="ce4" office:value-type="float" office:value="90270" calcext:value-type="float">
            <text:p>90,27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0371" calcext:value-type="float">
            <text:p>80,371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vala</text:p>
          </table:table-cell>
          <table:table-cell table:style-name="ce4" office:value-type="float" office:value="65229" calcext:value-type="float">
            <text:p>65,229</text:p>
          </table:table-cell>
          <table:table-cell table:style-name="ce4" office:value-type="float" office:value="65372" calcext:value-type="float">
            <text:p>65,37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8790" calcext:value-type="float">
            <text:p>58,790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lamata</text:p>
          </table:table-cell>
          <table:table-cell table:style-name="ce4" office:value-type="float" office:value="68895" calcext:value-type="float">
            <text:p>68,895</text:p>
          </table:table-cell>
          <table:table-cell table:style-name="ce4" office:value-type="float" office:value="70018" calcext:value-type="float">
            <text:p>70,01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2409" calcext:value-type="float">
            <text:p>62,409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ain</text:p>
          </table:table-cell>
          <table:table-cell table:style-name="ce4" office:value-type="float" office:value="46157822" calcext:value-type="float">
            <text:p>46,157,82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7021031" calcext:value-type="float">
            <text:p>47,021,031</text:p>
          </table:table-cell>
          <table:table-cell table:style-name="ce4" office:value-type="float" office:value="46815916" calcext:value-type="float">
            <text:p>46,815,916</text:p>
          </table:table-cell>
          <table:table-cell table:style-name="ce4" office:value-type="float" office:value="47265321" calcext:value-type="float">
            <text:p>47,265,321</text:p>
          </table:table-cell>
          <table:table-cell table:style-name="ce4" office:value-type="float" office:value="47129783" calcext:value-type="float">
            <text:p>47,129,783</text:p>
          </table:table-cell>
          <table:table-cell table:style-name="ce4" office:value-type="float" office:value="46771341" calcext:value-type="float">
            <text:p>46,771,341</text:p>
          </table:table-cell>
          <table:table-cell table:style-name="ce4" office:value-type="float" office:value="46449565" calcext:value-type="float">
            <text:p>46,449,565</text:p>
          </table:table-cell>
          <table:table-cell table:style-name="ce4" office:value-type="float" office:value="46445828" calcext:value-type="float">
            <text:p>46,445,82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drid</text:p>
          </table:table-cell>
          <table:table-cell table:style-name="ce4" office:value-type="float" office:value="3213271" calcext:value-type="float">
            <text:p>3,213,271</text:p>
          </table:table-cell>
          <table:table-cell table:style-name="ce4" office:value-type="float" office:value="3255944" calcext:value-type="float">
            <text:p>3,255,944</text:p>
          </table:table-cell>
          <table:table-cell table:style-name="ce4" office:value-type="float" office:value="3273049" calcext:value-type="float">
            <text:p>3,273,049</text:p>
          </table:table-cell>
          <table:table-cell table:style-name="ce4" office:value-type="float" office:value="3198645" calcext:value-type="float">
            <text:p>3,198,645</text:p>
          </table:table-cell>
          <table:table-cell table:style-name="ce4" office:value-type="float" office:value="3233527" calcext:value-type="float">
            <text:p>3,233,527</text:p>
          </table:table-cell>
          <table:table-cell table:style-name="ce4" office:value-type="float" office:value="3207247" calcext:value-type="float">
            <text:p>3,207,247</text:p>
          </table:table-cell>
          <table:table-cell table:style-name="ce4" office:value-type="float" office:value="3165235" calcext:value-type="float">
            <text:p>3,165,235</text:p>
          </table:table-cell>
          <table:table-cell table:style-name="ce4" office:value-type="float" office:value="3141991" calcext:value-type="float">
            <text:p>3,141,991</text:p>
          </table:table-cell>
          <table:table-cell table:style-name="ce4" office:value-type="float" office:value="3165541" calcext:value-type="float">
            <text:p>3,165,54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drid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4852911" calcext:value-type="float">
            <text:p>4,852,911</text:p>
          </table:table-cell>
          <table:table-cell table:style-name="ce4" office:value-type="float" office:value="4878277" calcext:value-type="float">
            <text:p>4,878,27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style-name="ce4" office:value-type="float" office:value="1615908" calcext:value-type="float">
            <text:p>1,615,908</text:p>
          </table:table-cell>
          <table:table-cell table:style-name="ce4" office:value-type="float" office:value="1621537" calcext:value-type="float">
            <text:p>1,621,537</text:p>
          </table:table-cell>
          <table:table-cell table:style-name="ce4" office:value-type="float" office:value="1619337" calcext:value-type="float">
            <text:p>1,619,337</text:p>
          </table:table-cell>
          <table:table-cell table:style-name="ce4" office:value-type="float" office:value="1611013" calcext:value-type="float">
            <text:p>1,611,013</text:p>
          </table:table-cell>
          <table:table-cell table:style-name="ce4" office:value-type="float" office:value="1620943" calcext:value-type="float">
            <text:p>1,620,943</text:p>
          </table:table-cell>
          <table:table-cell table:style-name="ce4" office:value-type="float" office:value="1611822" calcext:value-type="float">
            <text:p>1,611,822</text:p>
          </table:table-cell>
          <table:table-cell table:style-name="ce4" office:value-type="float" office:value="1602386" calcext:value-type="float">
            <text:p>1,602,386</text:p>
          </table:table-cell>
          <table:table-cell table:style-name="ce4" office:value-type="float" office:value="1604555" calcext:value-type="float">
            <text:p>1,604,555</text:p>
          </table:table-cell>
          <table:table-cell table:style-name="ce4" office:value-type="float" office:value="1608746" calcext:value-type="float">
            <text:p>1,608,7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191076" calcext:value-type="float">
            <text:p>3,191,076</text:p>
          </table:table-cell>
          <table:table-cell table:style-name="ce4" office:value-type="float" office:value="3184502" calcext:value-type="float">
            <text:p>3,184,502</text:p>
          </table:table-cell>
          <table:table-cell table:style-name="ce4" office:value-type="float" office:value="3202571" calcext:value-type="float">
            <text:p>3,202,571</text:p>
          </table:table-cell>
          <table:table-cell table:style-name="ce4" office:value-type="float" office:value="3190951" calcext:value-type="float">
            <text:p>3,190,951</text:p>
          </table:table-cell>
          <table:table-cell table:style-name="ce4" office:value-type="float" office:value="3176357" calcext:value-type="float">
            <text:p>3,176,357</text:p>
          </table:table-cell>
          <table:table-cell table:style-name="ce4" office:value-type="float" office:value="3610906" calcext:value-type="float">
            <text:p>3,610,906</text:p>
          </table:table-cell>
          <table:table-cell table:style-name="ce4" office:value-type="float" office:value="3624554" calcext:value-type="float">
            <text:p>3,624,5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encia</text:p>
          </table:table-cell>
          <table:table-cell table:style-name="ce4" office:value-type="float" office:value="807200" calcext:value-type="float">
            <text:p>807,200</text:p>
          </table:table-cell>
          <table:table-cell table:style-name="ce4" office:value-type="float" office:value="814208" calcext:value-type="float">
            <text:p>814,208</text:p>
          </table:table-cell>
          <table:table-cell table:style-name="ce4" office:value-type="float" office:value="809267" calcext:value-type="float">
            <text:p>809,267</text:p>
          </table:table-cell>
          <table:table-cell table:style-name="ce4" office:value-type="float" office:value="792054" calcext:value-type="float">
            <text:p>792,054</text:p>
          </table:table-cell>
          <table:table-cell table:style-name="ce4" office:value-type="float" office:value="797028" calcext:value-type="float">
            <text:p>797,028</text:p>
          </table:table-cell>
          <table:table-cell table:style-name="ce4" office:value-type="float" office:value="792303" calcext:value-type="float">
            <text:p>792,303</text:p>
          </table:table-cell>
          <table:table-cell table:style-name="ce4" office:value-type="float" office:value="786424" calcext:value-type="float">
            <text:p>786,424</text:p>
          </table:table-cell>
          <table:table-cell table:style-name="ce4" office:value-type="float" office:value="786189" calcext:value-type="float">
            <text:p>786,189</text:p>
          </table:table-cell>
          <table:table-cell table:style-name="ce4" office:value-type="float" office:value="790201" calcext:value-type="float">
            <text:p>790,2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enci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1383908" calcext:value-type="float">
            <text:p>1,383,908</text:p>
          </table:table-cell>
          <table:table-cell table:style-name="ce4" office:value-type="float" office:value="1388368" calcext:value-type="float">
            <text:p>1,388,3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style-name="ce4" office:value-type="float" office:value="699759" calcext:value-type="float">
            <text:p>699,759</text:p>
          </table:table-cell>
          <table:table-cell table:style-name="ce4" office:value-type="float" office:value="703206" calcext:value-type="float">
            <text:p>703,206</text:p>
          </table:table-cell>
          <table:table-cell table:style-name="ce4" office:value-type="float" office:value="704198" calcext:value-type="float">
            <text:p>704,198</text:p>
          </table:table-cell>
          <table:table-cell table:style-name="ce4" office:value-type="float" office:value="698042" calcext:value-type="float">
            <text:p>698,042</text:p>
          </table:table-cell>
          <table:table-cell table:style-name="ce4" office:value-type="float" office:value="702355" calcext:value-type="float">
            <text:p>702,355</text:p>
          </table:table-cell>
          <table:table-cell table:style-name="ce4" office:value-type="float" office:value="700169" calcext:value-type="float">
            <text:p>700,169</text:p>
          </table:table-cell>
          <table:table-cell table:style-name="ce4" office:value-type="float" office:value="696676" calcext:value-type="float">
            <text:p>696,676</text:p>
          </table:table-cell>
          <table:table-cell table:style-name="ce4" office:value-type="float" office:value="693878" calcext:value-type="float">
            <text:p>693,878</text:p>
          </table:table-cell>
          <table:table-cell table:style-name="ce4" office:value-type="float" office:value="690566" calcext:value-type="float">
            <text:p>690,56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881439" calcext:value-type="float">
            <text:p>881,439</text:p>
          </table:table-cell>
          <table:table-cell table:style-name="ce4" office:value-type="float" office:value="879806" calcext:value-type="float">
            <text:p>879,80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ragoza</text:p>
          </table:table-cell>
          <table:table-cell table:style-name="ce4" office:value-type="float" office:value="666129" calcext:value-type="float">
            <text:p>666,129</text:p>
          </table:table-cell>
          <table:table-cell table:style-name="ce4" office:value-type="float" office:value="674317" calcext:value-type="float">
            <text:p>674,317</text:p>
          </table:table-cell>
          <table:table-cell table:style-name="ce4" office:value-type="float" office:value="675121" calcext:value-type="float">
            <text:p>675,121</text:p>
          </table:table-cell>
          <table:table-cell table:style-name="ce4" office:value-type="float" office:value="678115" calcext:value-type="float">
            <text:p>678,115</text:p>
          </table:table-cell>
          <table:table-cell table:style-name="ce4" office:value-type="float" office:value="679624" calcext:value-type="float">
            <text:p>679,624</text:p>
          </table:table-cell>
          <table:table-cell table:style-name="ce4" office:value-type="float" office:value="682004" calcext:value-type="float">
            <text:p>682,004</text:p>
          </table:table-cell>
          <table:table-cell table:style-name="ce4" office:value-type="float" office:value="666058" calcext:value-type="float">
            <text:p>666,058</text:p>
          </table:table-cell>
          <table:table-cell table:style-name="ce4" office:value-type="float" office:value="664953" calcext:value-type="float">
            <text:p>664,953</text:p>
          </table:table-cell>
          <table:table-cell table:style-name="ce4" office:value-type="float" office:value="661108" calcext:value-type="float">
            <text:p>661,1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álaga</text:p>
          </table:table-cell>
          <table:table-cell table:style-name="ce4" office:value-type="float" office:value="566447" calcext:value-type="float">
            <text:p>566,447</text:p>
          </table:table-cell>
          <table:table-cell table:style-name="ce4" office:value-type="float" office:value="568305" calcext:value-type="float">
            <text:p>568,305</text:p>
          </table:table-cell>
          <table:table-cell table:style-name="ce4" office:value-type="float" office:value="568507" calcext:value-type="float">
            <text:p>568,507</text:p>
          </table:table-cell>
          <table:table-cell table:style-name="ce4" office:value-type="float" office:value="561435" calcext:value-type="float">
            <text:p>561,435</text:p>
          </table:table-cell>
          <table:table-cell table:style-name="ce4" office:value-type="float" office:value="567433" calcext:value-type="float">
            <text:p>567,433</text:p>
          </table:table-cell>
          <table:table-cell table:style-name="ce4" office:value-type="float" office:value="568479" calcext:value-type="float">
            <text:p>568,479</text:p>
          </table:table-cell>
          <table:table-cell table:style-name="ce4" office:value-type="float" office:value="566913" calcext:value-type="float">
            <text:p>566,913</text:p>
          </table:table-cell>
          <table:table-cell table:style-name="ce4" office:value-type="float" office:value="569130" calcext:value-type="float">
            <text:p>569,130</text:p>
          </table:table-cell>
          <table:table-cell table:style-name="ce4" office:value-type="float" office:value="569009" calcext:value-type="float">
            <text:p>569,00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urcia</text:p>
          </table:table-cell>
          <table:table-cell table:style-name="ce4" office:value-type="float" office:value="430571" calcext:value-type="float">
            <text:p>430,571</text:p>
          </table:table-cell>
          <table:table-cell table:style-name="ce4" office:value-type="float" office:value="436870" calcext:value-type="float">
            <text:p>436,870</text:p>
          </table:table-cell>
          <table:table-cell table:style-name="ce4" office:value-type="float" office:value="441345" calcext:value-type="float">
            <text:p>441,345</text:p>
          </table:table-cell>
          <table:table-cell table:style-name="ce4" office:value-type="float" office:value="437667" calcext:value-type="float">
            <text:p>437,667</text:p>
          </table:table-cell>
          <table:table-cell table:style-name="ce4" office:value-type="float" office:value="441354" calcext:value-type="float">
            <text:p>441,354</text:p>
          </table:table-cell>
          <table:table-cell table:style-name="ce4" office:value-type="float" office:value="438246" calcext:value-type="float">
            <text:p>438,246</text:p>
          </table:table-cell>
          <table:table-cell table:style-name="ce4" office:value-type="float" office:value="439712" calcext:value-type="float">
            <text:p>439,712</text:p>
          </table:table-cell>
          <table:table-cell table:style-name="ce4" office:value-type="float" office:value="439889" calcext:value-type="float">
            <text:p>439,889</text:p>
          </table:table-cell>
          <table:table-cell table:style-name="ce4" office:value-type="float" office:value="441003" calcext:value-type="float">
            <text:p>441,00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s Palmas</text:p>
          </table:table-cell>
          <table:table-cell table:style-name="ce4" office:value-type="float" office:value="381123" calcext:value-type="float">
            <text:p>381,123</text:p>
          </table:table-cell>
          <table:table-cell table:style-name="ce4" office:value-type="float" office:value="381847" calcext:value-type="float">
            <text:p>381,847</text:p>
          </table:table-cell>
          <table:table-cell table:style-name="ce4" office:value-type="float" office:value="383308" calcext:value-type="float">
            <text:p>383,308</text:p>
          </table:table-cell>
          <table:table-cell table:style-name="ce4" office:value-type="float" office:value="381271" calcext:value-type="float">
            <text:p>381,271</text:p>
          </table:table-cell>
          <table:table-cell table:style-name="ce4" office:value-type="float" office:value="382296" calcext:value-type="float">
            <text:p>382,296</text:p>
          </table:table-cell>
          <table:table-cell table:style-name="ce4" office:value-type="float" office:value="383050" calcext:value-type="float">
            <text:p>383,050</text:p>
          </table:table-cell>
          <table:table-cell table:style-name="ce4" office:value-type="float" office:value="382283" calcext:value-type="float">
            <text:p>382,283</text:p>
          </table:table-cell>
          <table:table-cell table:style-name="ce4" office:value-type="float" office:value="379766" calcext:value-type="float">
            <text:p>379,766</text:p>
          </table:table-cell>
          <table:table-cell table:style-name="ce4" office:value-type="float" office:value="378998" calcext:value-type="float">
            <text:p>378,99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ladolid</text:p>
          </table:table-cell>
          <table:table-cell table:style-name="ce4" office:value-type="float" office:value="318461" calcext:value-type="float">
            <text:p>318,461</text:p>
          </table:table-cell>
          <table:table-cell table:style-name="ce4" office:value-type="float" office:value="317864" calcext:value-type="float">
            <text:p>317,864</text:p>
          </table:table-cell>
          <table:table-cell table:style-name="ce4" office:value-type="float" office:value="315522" calcext:value-type="float">
            <text:p>315,522</text:p>
          </table:table-cell>
          <table:table-cell table:style-name="ce4" office:value-type="float" office:value="311682" calcext:value-type="float">
            <text:p>311,682</text:p>
          </table:table-cell>
          <table:table-cell table:style-name="ce4" office:value-type="float" office:value="311501" calcext:value-type="float">
            <text:p>311,501</text:p>
          </table:table-cell>
          <table:table-cell table:style-name="ce4" office:value-type="float" office:value="309714" calcext:value-type="float">
            <text:p>309,714</text:p>
          </table:table-cell>
          <table:table-cell table:style-name="ce4" office:value-type="float" office:value="306830" calcext:value-type="float">
            <text:p>306,830</text:p>
          </table:table-cell>
          <table:table-cell table:style-name="ce4" office:value-type="float" office:value="303905" calcext:value-type="float">
            <text:p>303,905</text:p>
          </table:table-cell>
          <table:table-cell table:style-name="ce4" office:value-type="float" office:value="301876" calcext:value-type="float">
            <text:p>301,87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lma de Mallorca</text:p>
          </table:table-cell>
          <table:table-cell table:style-name="ce4" office:value-type="float" office:value="396570" calcext:value-type="float">
            <text:p>396,570</text:p>
          </table:table-cell>
          <table:table-cell table:style-name="ce4" office:value-type="float" office:value="401270" calcext:value-type="float">
            <text:p>401,270</text:p>
          </table:table-cell>
          <table:table-cell table:style-name="ce4" office:value-type="float" office:value="404681" calcext:value-type="float">
            <text:p>404,681</text:p>
          </table:table-cell>
          <table:table-cell table:style-name="ce4" office:value-type="float" office:value="402044" calcext:value-type="float">
            <text:p>402,044</text:p>
          </table:table-cell>
          <table:table-cell table:style-name="ce4" office:value-type="float" office:value="407648" calcext:value-type="float">
            <text:p>407,648</text:p>
          </table:table-cell>
          <table:table-cell table:style-name="ce4" office:value-type="float" office:value="398162" calcext:value-type="float">
            <text:p>398,162</text:p>
          </table:table-cell>
          <table:table-cell table:style-name="ce4" office:value-type="float" office:value="399093" calcext:value-type="float">
            <text:p>399,093</text:p>
          </table:table-cell>
          <table:table-cell table:style-name="ce4" office:value-type="float" office:value="400578" calcext:value-type="float">
            <text:p>400,578</text:p>
          </table:table-cell>
          <table:table-cell table:style-name="ce4" office:value-type="float" office:value="402949" calcext:value-type="float">
            <text:p>402,9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iago de Compostela</text:p>
          </table:table-cell>
          <table:table-cell table:style-name="ce4" office:value-type="float" office:value="94339" calcext:value-type="float">
            <text:p>94,339</text:p>
          </table:table-cell>
          <table:table-cell table:style-name="ce4" office:value-type="float" office:value="95092" calcext:value-type="float">
            <text:p>95,092</text:p>
          </table:table-cell>
          <table:table-cell table:style-name="ce4" office:value-type="float" office:value="94824" calcext:value-type="float">
            <text:p>94,824</text:p>
          </table:table-cell>
          <table:table-cell table:style-name="ce4" office:value-type="float" office:value="95397" calcext:value-type="float">
            <text:p>95,397</text:p>
          </table:table-cell>
          <table:table-cell table:style-name="ce4" office:value-type="float" office:value="95671" calcext:value-type="float">
            <text:p>95,671</text:p>
          </table:table-cell>
          <table:table-cell table:style-name="ce4" office:value-type="float" office:value="96041" calcext:value-type="float">
            <text:p>96,041</text:p>
          </table:table-cell>
          <table:table-cell table:style-name="ce4" office:value-type="float" office:value="95800" calcext:value-type="float">
            <text:p>95,800</text:p>
          </table:table-cell>
          <table:table-cell table:style-name="ce4" office:value-type="float" office:value="95612" calcext:value-type="float">
            <text:p>95,612</text:p>
          </table:table-cell>
          <table:table-cell table:style-name="ce4" office:value-type="float" office:value="95966" calcext:value-type="float">
            <text:p>95,96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toria/Gasteiz</text:p>
          </table:table-cell>
          <table:table-cell table:style-name="ce4" office:value-type="float" office:value="232477" calcext:value-type="float">
            <text:p>232,477</text:p>
          </table:table-cell>
          <table:table-cell table:style-name="ce4" office:value-type="float" office:value="235661" calcext:value-type="float">
            <text:p>235,661</text:p>
          </table:table-cell>
          <table:table-cell table:style-name="ce4" office:value-type="float" office:value="238247" calcext:value-type="float">
            <text:p>238,247</text:p>
          </table:table-cell>
          <table:table-cell table:style-name="ce4" office:value-type="float" office:value="240753" calcext:value-type="float">
            <text:p>240,753</text:p>
          </table:table-cell>
          <table:table-cell table:style-name="ce4" office:value-type="float" office:value="242223" calcext:value-type="float">
            <text:p>242,223</text:p>
          </table:table-cell>
          <table:table-cell table:style-name="ce4" office:value-type="float" office:value="241386" calcext:value-type="float">
            <text:p>241,386</text:p>
          </table:table-cell>
          <table:table-cell table:style-name="ce4" office:value-type="float" office:value="242082" calcext:value-type="float">
            <text:p>242,082</text:p>
          </table:table-cell>
          <table:table-cell table:style-name="ce4" office:value-type="float" office:value="243918" calcext:value-type="float">
            <text:p>243,918</text:p>
          </table:table-cell>
          <table:table-cell table:style-name="ce4" office:value-type="float" office:value="244634" calcext:value-type="float">
            <text:p>244,6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viedo</text:p>
          </table:table-cell>
          <table:table-cell table:style-name="ce4" office:value-type="float" office:value="220644" calcext:value-type="float">
            <text:p>220,644</text:p>
          </table:table-cell>
          <table:table-cell table:style-name="ce4" office:value-type="float" office:value="224005" calcext:value-type="float">
            <text:p>224,005</text:p>
          </table:table-cell>
          <table:table-cell table:style-name="ce4" office:value-type="float" office:value="225155" calcext:value-type="float">
            <text:p>225,155</text:p>
          </table:table-cell>
          <table:table-cell table:style-name="ce4" office:value-type="float" office:value="225005" calcext:value-type="float">
            <text:p>225,005</text:p>
          </table:table-cell>
          <table:table-cell table:style-name="ce4" office:value-type="float" office:value="225973" calcext:value-type="float">
            <text:p>225,973</text:p>
          </table:table-cell>
          <table:table-cell table:style-name="ce4" office:value-type="float" office:value="225089" calcext:value-type="float">
            <text:p>225,089</text:p>
          </table:table-cell>
          <table:table-cell table:style-name="ce4" office:value-type="float" office:value="223765" calcext:value-type="float">
            <text:p>223,765</text:p>
          </table:table-cell>
          <table:table-cell table:style-name="ce4" office:value-type="float" office:value="221870" calcext:value-type="float">
            <text:p>221,870</text:p>
          </table:table-cell>
          <table:table-cell table:style-name="ce4" office:value-type="float" office:value="220567" calcext:value-type="float">
            <text:p>220,5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mplona/Iruña</text:p>
          </table:table-cell>
          <table:table-cell table:style-name="ce4" office:value-type="float" office:value="197275" calcext:value-type="float">
            <text:p>197,275</text:p>
          </table:table-cell>
          <table:table-cell table:style-name="ce4" office:value-type="float" office:value="198491" calcext:value-type="float">
            <text:p>198,491</text:p>
          </table:table-cell>
          <table:table-cell table:style-name="ce4" office:value-type="float" office:value="197488" calcext:value-type="float">
            <text:p>197,488</text:p>
          </table:table-cell>
          <table:table-cell table:style-name="ce4" office:value-type="float" office:value="195943" calcext:value-type="float">
            <text:p>195,943</text:p>
          </table:table-cell>
          <table:table-cell table:style-name="ce4" office:value-type="float" office:value="197604" calcext:value-type="float">
            <text:p>197,604</text:p>
          </table:table-cell>
          <table:table-cell table:style-name="ce4" office:value-type="float" office:value="196955" calcext:value-type="float">
            <text:p>196,955</text:p>
          </table:table-cell>
          <table:table-cell table:style-name="ce4" office:value-type="float" office:value="196166" calcext:value-type="float">
            <text:p>196,166</text:p>
          </table:table-cell>
          <table:table-cell table:style-name="ce4" office:value-type="float" office:value="195853" calcext:value-type="float">
            <text:p>195,853</text:p>
          </table:table-cell>
          <table:table-cell table:style-name="ce4" office:value-type="float" office:value="195650" calcext:value-type="float">
            <text:p>195,65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mplona/Iruñ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19405" calcext:value-type="float">
            <text:p>319,405</text:p>
          </table:table-cell>
          <table:table-cell table:style-name="ce4" office:value-type="float" office:value="320318" calcext:value-type="float">
            <text:p>320,3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ander</text:p>
          </table:table-cell>
          <table:table-cell table:style-name="ce4" office:value-type="float" office:value="182302" calcext:value-type="float">
            <text:p>182,302</text:p>
          </table:table-cell>
          <table:table-cell table:style-name="ce4" office:value-type="float" office:value="182700" calcext:value-type="float">
            <text:p>182,700</text:p>
          </table:table-cell>
          <table:table-cell table:style-name="ce4" office:value-type="float" office:value="181589" calcext:value-type="float">
            <text:p>181,589</text:p>
          </table:table-cell>
          <table:table-cell table:style-name="ce4" office:value-type="float" office:value="178095" calcext:value-type="float">
            <text:p>178,095</text:p>
          </table:table-cell>
          <table:table-cell table:style-name="ce4" office:value-type="float" office:value="178465" calcext:value-type="float">
            <text:p>178,465</text:p>
          </table:table-cell>
          <table:table-cell table:style-name="ce4" office:value-type="float" office:value="177123" calcext:value-type="float">
            <text:p>177,123</text:p>
          </table:table-cell>
          <table:table-cell table:style-name="ce4" office:value-type="float" office:value="175736" calcext:value-type="float">
            <text:p>175,736</text:p>
          </table:table-cell>
          <table:table-cell table:style-name="ce4" office:value-type="float" office:value="173957" calcext:value-type="float">
            <text:p>173,957</text:p>
          </table:table-cell>
          <table:table-cell table:style-name="ce4" office:value-type="float" office:value="172656" calcext:value-type="float">
            <text:p>172,65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ledo</text:p>
          </table:table-cell>
          <table:table-cell table:style-name="ce4" office:value-type="float" office:value="80810" calcext:value-type="float">
            <text:p>80,810</text:p>
          </table:table-cell>
          <table:table-cell table:style-name="ce4" office:value-type="float" office:value="82291" calcext:value-type="float">
            <text:p>82,291</text:p>
          </table:table-cell>
          <table:table-cell table:style-name="ce4" office:value-type="float" office:value="82489" calcext:value-type="float">
            <text:p>82,489</text:p>
          </table:table-cell>
          <table:table-cell table:style-name="ce4" office:value-type="float" office:value="83872" calcext:value-type="float">
            <text:p>83,872</text:p>
          </table:table-cell>
          <table:table-cell table:style-name="ce4" office:value-type="float" office:value="84019" calcext:value-type="float">
            <text:p>84,019</text:p>
          </table:table-cell>
          <table:table-cell table:style-name="ce4" office:value-type="float" office:value="83593" calcext:value-type="float">
            <text:p>83,593</text:p>
          </table:table-cell>
          <table:table-cell table:style-name="ce4" office:value-type="float" office:value="83334" calcext:value-type="float">
            <text:p>83,334</text:p>
          </table:table-cell>
          <table:table-cell table:style-name="ce4" office:value-type="float" office:value="83226" calcext:value-type="float">
            <text:p>83,226</text:p>
          </table:table-cell>
          <table:table-cell table:style-name="ce4" office:value-type="float" office:value="83459" calcext:value-type="float">
            <text:p>83,4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dajoz</text:p>
          </table:table-cell>
          <table:table-cell table:style-name="ce4" office:value-type="float" office:value="146832" calcext:value-type="float">
            <text:p>146,832</text:p>
          </table:table-cell>
          <table:table-cell table:style-name="ce4" office:value-type="float" office:value="148334" calcext:value-type="float">
            <text:p>148,334</text:p>
          </table:table-cell>
          <table:table-cell table:style-name="ce4" office:value-type="float" office:value="150376" calcext:value-type="float">
            <text:p>150,376</text:p>
          </table:table-cell>
          <table:table-cell table:style-name="ce4" office:value-type="float" office:value="151214" calcext:value-type="float">
            <text:p>151,214</text:p>
          </table:table-cell>
          <table:table-cell table:style-name="ce4" office:value-type="float" office:value="152270" calcext:value-type="float">
            <text:p>152,270</text:p>
          </table:table-cell>
          <table:table-cell table:style-name="ce4" office:value-type="float" office:value="150621" calcext:value-type="float">
            <text:p>150,621</text:p>
          </table:table-cell>
          <table:table-cell table:style-name="ce4" office:value-type="float" office:value="150517" calcext:value-type="float">
            <text:p>150,517</text:p>
          </table:table-cell>
          <table:table-cell table:style-name="ce4" office:value-type="float" office:value="149892" calcext:value-type="float">
            <text:p>149,892</text:p>
          </table:table-cell>
          <table:table-cell table:style-name="ce4" office:value-type="float" office:value="149946" calcext:value-type="float">
            <text:p>149,9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groño</text:p>
          </table:table-cell>
          <table:table-cell table:style-name="ce4" office:value-type="float" office:value="150071" calcext:value-type="float">
            <text:p>150,071</text:p>
          </table:table-cell>
          <table:table-cell table:style-name="ce4" office:value-type="float" office:value="152107" calcext:value-type="float">
            <text:p>152,107</text:p>
          </table:table-cell>
          <table:table-cell table:style-name="ce4" office:value-type="float" office:value="152650" calcext:value-type="float">
            <text:p>152,650</text:p>
          </table:table-cell>
          <table:table-cell table:style-name="ce4" office:value-type="float" office:value="152698" calcext:value-type="float">
            <text:p>152,698</text:p>
          </table:table-cell>
          <table:table-cell table:style-name="ce4" office:value-type="float" office:value="153402" calcext:value-type="float">
            <text:p>153,402</text:p>
          </table:table-cell>
          <table:table-cell table:style-name="ce4" office:value-type="float" office:value="153066" calcext:value-type="float">
            <text:p>153,066</text:p>
          </table:table-cell>
          <table:table-cell table:style-name="ce4" office:value-type="float" office:value="151962" calcext:value-type="float">
            <text:p>151,962</text:p>
          </table:table-cell>
          <table:table-cell table:style-name="ce4" office:value-type="float" office:value="151344" calcext:value-type="float">
            <text:p>151,344</text:p>
          </table:table-cell>
          <table:table-cell table:style-name="ce4" office:value-type="float" office:value="150876" calcext:value-type="float">
            <text:p>150,87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lbao</text:p>
          </table:table-cell>
          <table:table-cell table:style-name="ce4" office:value-type="float" office:value="353340" calcext:value-type="float">
            <text:p>353,340</text:p>
          </table:table-cell>
          <table:table-cell table:style-name="ce4" office:value-type="float" office:value="354860" calcext:value-type="float">
            <text:p>354,860</text:p>
          </table:table-cell>
          <table:table-cell table:style-name="ce4" office:value-type="float" office:value="353187" calcext:value-type="float">
            <text:p>353,187</text:p>
          </table:table-cell>
          <table:table-cell table:style-name="ce4" office:value-type="float" office:value="351356" calcext:value-type="float">
            <text:p>351,356</text:p>
          </table:table-cell>
          <table:table-cell table:style-name="ce4" office:value-type="float" office:value="351629" calcext:value-type="float">
            <text:p>351,629</text:p>
          </table:table-cell>
          <table:table-cell table:style-name="ce4" office:value-type="float" office:value="349356" calcext:value-type="float">
            <text:p>349,356</text:p>
          </table:table-cell>
          <table:table-cell table:style-name="ce4" office:value-type="float" office:value="346574" calcext:value-type="float">
            <text:p>346,574</text:p>
          </table:table-cell>
          <table:table-cell table:style-name="ce4" office:value-type="float" office:value="345141" calcext:value-type="float">
            <text:p>345,141</text:p>
          </table:table-cell>
          <table:table-cell table:style-name="ce4" office:value-type="float" office:value="345122" calcext:value-type="float">
            <text:p>345,12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lba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87084" calcext:value-type="float">
            <text:p>787,084</text:p>
          </table:table-cell>
          <table:table-cell table:style-name="ce4" office:value-type="float" office:value="785036" calcext:value-type="float">
            <text:p>785,036</text:p>
          </table:table-cell>
          <table:table-cell table:style-name="ce4" office:value-type="float" office:value="785793" calcext:value-type="float">
            <text:p>785,793</text:p>
          </table:table-cell>
          <table:table-cell table:style-name="ce4" office:value-type="float" office:value="782365" calcext:value-type="float">
            <text:p>782,365</text:p>
          </table:table-cell>
          <table:table-cell table:style-name="ce4" office:value-type="float" office:value="777787" calcext:value-type="float">
            <text:p>777,787</text:p>
          </table:table-cell>
          <table:table-cell table:style-name="ce4" office:value-type="float" office:value="792211" calcext:value-type="float">
            <text:p>792,211</text:p>
          </table:table-cell>
          <table:table-cell table:style-name="ce4" office:value-type="float" office:value="790689" calcext:value-type="float">
            <text:p>790,68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órdoba</text:p>
          </table:table-cell>
          <table:table-cell table:style-name="ce4" office:value-type="float" office:value="325453" calcext:value-type="float">
            <text:p>325,453</text:p>
          </table:table-cell>
          <table:table-cell table:style-name="ce4" office:value-type="float" office:value="328428" calcext:value-type="float">
            <text:p>328,428</text:p>
          </table:table-cell>
          <table:table-cell table:style-name="ce4" office:value-type="float" office:value="328547" calcext:value-type="float">
            <text:p>328,547</text:p>
          </table:table-cell>
          <table:table-cell table:style-name="ce4" office:value-type="float" office:value="328326" calcext:value-type="float">
            <text:p>328,326</text:p>
          </table:table-cell>
          <table:table-cell table:style-name="ce4" office:value-type="float" office:value="328841" calcext:value-type="float">
            <text:p>328,841</text:p>
          </table:table-cell>
          <table:table-cell table:style-name="ce4" office:value-type="float" office:value="328704" calcext:value-type="float">
            <text:p>328,704</text:p>
          </table:table-cell>
          <table:table-cell table:style-name="ce4" office:value-type="float" office:value="328041" calcext:value-type="float">
            <text:p>328,041</text:p>
          </table:table-cell>
          <table:table-cell table:style-name="ce4" office:value-type="float" office:value="327362" calcext:value-type="float">
            <text:p>327,362</text:p>
          </table:table-cell>
          <table:table-cell table:style-name="ce4" office:value-type="float" office:value="326609" calcext:value-type="float">
            <text:p>326,60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icante/Alacant</text:p>
          </table:table-cell>
          <table:table-cell table:style-name="ce4" office:value-type="float" office:value="331750" calcext:value-type="float">
            <text:p>331,750</text:p>
          </table:table-cell>
          <table:table-cell table:style-name="ce4" office:value-type="float" office:value="334757" calcext:value-type="float">
            <text:p>334,757</text:p>
          </table:table-cell>
          <table:table-cell table:style-name="ce4" office:value-type="float" office:value="334418" calcext:value-type="float">
            <text:p>334,418</text:p>
          </table:table-cell>
          <table:table-cell table:style-name="ce4" office:value-type="float" office:value="329325" calcext:value-type="float">
            <text:p>329,325</text:p>
          </table:table-cell>
          <table:table-cell table:style-name="ce4" office:value-type="float" office:value="334678" calcext:value-type="float">
            <text:p>334,678</text:p>
          </table:table-cell>
          <table:table-cell table:style-name="ce4" office:value-type="float" office:value="335052" calcext:value-type="float">
            <text:p>335,052</text:p>
          </table:table-cell>
          <table:table-cell table:style-name="ce4" office:value-type="float" office:value="332067" calcext:value-type="float">
            <text:p>332,067</text:p>
          </table:table-cell>
          <table:table-cell table:style-name="ce4" office:value-type="float" office:value="328648" calcext:value-type="float">
            <text:p>328,648</text:p>
          </table:table-cell>
          <table:table-cell table:style-name="ce4" office:value-type="float" office:value="330525" calcext:value-type="float">
            <text:p>330,5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go</text:p>
          </table:table-cell>
          <table:table-cell table:style-name="ce4" office:value-type="float" office:value="295703" calcext:value-type="float">
            <text:p>295,703</text:p>
          </table:table-cell>
          <table:table-cell table:style-name="ce4" office:value-type="float" office:value="297332" calcext:value-type="float">
            <text:p>297,332</text:p>
          </table:table-cell>
          <table:table-cell table:style-name="ce4" office:value-type="float" office:value="297124" calcext:value-type="float">
            <text:p>297,124</text:p>
          </table:table-cell>
          <table:table-cell table:style-name="ce4" office:value-type="float" office:value="295623" calcext:value-type="float">
            <text:p>295,623</text:p>
          </table:table-cell>
          <table:table-cell table:style-name="ce4" office:value-type="float" office:value="297355" calcext:value-type="float">
            <text:p>297,355</text:p>
          </table:table-cell>
          <table:table-cell table:style-name="ce4" office:value-type="float" office:value="296479" calcext:value-type="float">
            <text:p>296,479</text:p>
          </table:table-cell>
          <table:table-cell table:style-name="ce4" office:value-type="float" office:value="294997" calcext:value-type="float">
            <text:p>294,997</text:p>
          </table:table-cell>
          <table:table-cell table:style-name="ce4" office:value-type="float" office:value="294098" calcext:value-type="float">
            <text:p>294,098</text:p>
          </table:table-cell>
          <table:table-cell table:style-name="ce4" office:value-type="float" office:value="292817" calcext:value-type="float">
            <text:p>292,8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jón</text:p>
          </table:table-cell>
          <table:table-cell table:style-name="ce4" office:value-type="float" office:value="275699" calcext:value-type="float">
            <text:p>275,699</text:p>
          </table:table-cell>
          <table:table-cell table:style-name="ce4" office:value-type="float" office:value="277554" calcext:value-type="float">
            <text:p>277,554</text:p>
          </table:table-cell>
          <table:table-cell table:style-name="ce4" office:value-type="float" office:value="277198" calcext:value-type="float">
            <text:p>277,198</text:p>
          </table:table-cell>
          <table:table-cell table:style-name="ce4" office:value-type="float" office:value="276969" calcext:value-type="float">
            <text:p>276,969</text:p>
          </table:table-cell>
          <table:table-cell table:style-name="ce4" office:value-type="float" office:value="277733" calcext:value-type="float">
            <text:p>277,733</text:p>
          </table:table-cell>
          <table:table-cell table:style-name="ce4" office:value-type="float" office:value="275274" calcext:value-type="float">
            <text:p>275,274</text:p>
          </table:table-cell>
          <table:table-cell table:style-name="ce4" office:value-type="float" office:value="275735" calcext:value-type="float">
            <text:p>275,735</text:p>
          </table:table-cell>
          <table:table-cell table:style-name="ce4" office:value-type="float" office:value="274290" calcext:value-type="float">
            <text:p>274,290</text:p>
          </table:table-cell>
          <table:table-cell table:style-name="ce4" office:value-type="float" office:value="273422" calcext:value-type="float">
            <text:p>273,42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'Hospitalet de Llobregat</text:p>
          </table:table-cell>
          <table:table-cell table:style-name="ce4" office:value-type="float" office:value="253782" calcext:value-type="float">
            <text:p>253,782</text:p>
          </table:table-cell>
          <table:table-cell table:style-name="ce4" office:value-type="float" office:value="257038" calcext:value-type="float">
            <text:p>257,038</text:p>
          </table:table-cell>
          <table:table-cell table:style-name="ce4" office:value-type="float" office:value="258642" calcext:value-type="float">
            <text:p>258,642</text:p>
          </table:table-cell>
          <table:table-cell table:style-name="ce4" office:value-type="float" office:value="256509" calcext:value-type="float">
            <text:p>256,509</text:p>
          </table:table-cell>
          <table:table-cell table:style-name="ce4" office:value-type="float" office:value="257057" calcext:value-type="float">
            <text:p>257,057</text:p>
          </table:table-cell>
          <table:table-cell table:style-name="ce4" office:value-type="float" office:value="254056" calcext:value-type="float">
            <text:p>254,056</text:p>
          </table:table-cell>
          <table:table-cell table:style-name="ce4" office:value-type="float" office:value="253518" calcext:value-type="float">
            <text:p>253,518</text:p>
          </table:table-cell>
          <table:table-cell table:style-name="ce4" office:value-type="float" office:value="252171" calcext:value-type="float">
            <text:p>252,171</text:p>
          </table:table-cell>
          <table:table-cell table:style-name="ce4" office:value-type="float" office:value="254804" calcext:value-type="float">
            <text:p>254,80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a Cruz de Tenerife</text:p>
          </table:table-cell>
          <table:table-cell table:style-name="ce4" office:value-type="float" office:value="221956" calcext:value-type="float">
            <text:p>221,956</text:p>
          </table:table-cell>
          <table:table-cell table:style-name="ce4" office:value-type="float" office:value="222417" calcext:value-type="float">
            <text:p>222,417</text:p>
          </table:table-cell>
          <table:table-cell table:style-name="ce4" office:value-type="float" office:value="222643" calcext:value-type="float">
            <text:p>222,643</text:p>
          </table:table-cell>
          <table:table-cell table:style-name="ce4" office:value-type="float" office:value="204476" calcext:value-type="float">
            <text:p>204,476</text:p>
          </table:table-cell>
          <table:table-cell table:style-name="ce4" office:value-type="float" office:value="206965" calcext:value-type="float">
            <text:p>206,965</text:p>
          </table:table-cell>
          <table:table-cell table:style-name="ce4" office:value-type="float" office:value="206593" calcext:value-type="float">
            <text:p>206,593</text:p>
          </table:table-cell>
          <table:table-cell table:style-name="ce4" office:value-type="float" office:value="205279" calcext:value-type="float">
            <text:p>205,279</text:p>
          </table:table-cell>
          <table:table-cell table:style-name="ce4" office:value-type="float" office:value="203811" calcext:value-type="float">
            <text:p>203,811</text:p>
          </table:table-cell>
          <table:table-cell table:style-name="ce4" office:value-type="float" office:value="203585" calcext:value-type="float">
            <text:p>203,58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a Cruz de Tenerife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56654" calcext:value-type="float">
            <text:p>356,654</text:p>
          </table:table-cell>
          <table:table-cell table:style-name="ce4" office:value-type="float" office:value="356696" calcext:value-type="float">
            <text:p>356,6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 Coruña</text:p>
          </table:table-cell>
          <table:table-cell table:style-name="ce4" office:value-type="float" office:value="245164" calcext:value-type="float">
            <text:p>245,164</text:p>
          </table:table-cell>
          <table:table-cell table:style-name="ce4" office:value-type="float" office:value="246056" calcext:value-type="float">
            <text:p>246,056</text:p>
          </table:table-cell>
          <table:table-cell table:style-name="ce4" office:value-type="float" office:value="246047" calcext:value-type="float">
            <text:p>246,047</text:p>
          </table:table-cell>
          <table:table-cell table:style-name="ce4" office:value-type="float" office:value="245053" calcext:value-type="float">
            <text:p>245,053</text:p>
          </table:table-cell>
          <table:table-cell table:style-name="ce4" office:value-type="float" office:value="246146" calcext:value-type="float">
            <text:p>246,146</text:p>
          </table:table-cell>
          <table:table-cell table:style-name="ce4" office:value-type="float" office:value="245923" calcext:value-type="float">
            <text:p>245,923</text:p>
          </table:table-cell>
          <table:table-cell table:style-name="ce4" office:value-type="float" office:value="244810" calcext:value-type="float">
            <text:p>244,810</text:p>
          </table:table-cell>
          <table:table-cell table:style-name="ce4" office:value-type="float" office:value="243870" calcext:value-type="float">
            <text:p>243,870</text:p>
          </table:table-cell>
          <table:table-cell table:style-name="ce4" office:value-type="float" office:value="243978" calcext:value-type="float">
            <text:p>243,9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kald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9321" calcext:value-type="float">
            <text:p>99,321</text:p>
          </table:table-cell>
          <table:table-cell table:style-name="ce4" office:value-type="float" office:value="100064" calcext:value-type="float">
            <text:p>100,064</text:p>
          </table:table-cell>
          <table:table-cell table:style-name="ce4" office:value-type="float" office:value="100369" calcext:value-type="float">
            <text:p>100,369</text:p>
          </table:table-cell>
          <table:table-cell table:style-name="ce4" office:value-type="float" office:value="100502" calcext:value-type="float">
            <text:p>100,502</text:p>
          </table:table-cell>
          <table:table-cell table:style-name="ce4" office:value-type="float" office:value="100080" calcext:value-type="float">
            <text:p>100,080</text:p>
          </table:table-cell>
          <table:table-cell table:style-name="ce4" office:value-type="float" office:value="100228" calcext:value-type="float">
            <text:p>100,228</text:p>
          </table:table-cell>
          <table:table-cell table:style-name="ce4" office:value-type="float" office:value="100025" calcext:value-type="float">
            <text:p>100,0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u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6622" calcext:value-type="float">
            <text:p>106,622</text:p>
          </table:table-cell>
          <table:table-cell table:style-name="ce4" office:value-type="float" office:value="106849" calcext:value-type="float">
            <text:p>106,849</text:p>
          </table:table-cell>
          <table:table-cell table:style-name="ce4" office:value-type="float" office:value="107211" calcext:value-type="float">
            <text:p>107,211</text:p>
          </table:table-cell>
          <table:table-cell table:style-name="ce4" office:value-type="float" office:value="106790" calcext:value-type="float">
            <text:p>106,790</text:p>
          </table:table-cell>
          <table:table-cell table:style-name="ce4" office:value-type="float" office:value="104962" calcext:value-type="float">
            <text:p>104,962</text:p>
          </table:table-cell>
          <table:table-cell table:style-name="ce4" office:value-type="float" office:value="103194" calcext:value-type="float">
            <text:p>103,194</text:p>
          </table:table-cell>
          <table:table-cell table:style-name="ce4" office:value-type="float" office:value="103615" calcext:value-type="float">
            <text:p>103,61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ld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0900" calcext:value-type="float">
            <text:p>100,900</text:p>
          </table:table-cell>
          <table:table-cell table:style-name="ce4" office:value-type="float" office:value="101080" calcext:value-type="float">
            <text:p>101,080</text:p>
          </table:table-cell>
          <table:table-cell table:style-name="ce4" office:value-type="float" office:value="101300" calcext:value-type="float">
            <text:p>101,300</text:p>
          </table:table-cell>
          <table:table-cell table:style-name="ce4" office:value-type="float" office:value="102170" calcext:value-type="float">
            <text:p>102,170</text:p>
          </table:table-cell>
          <table:table-cell table:style-name="ce4" office:value-type="float" office:value="102076" calcext:value-type="float">
            <text:p>102,076</text:p>
          </table:table-cell>
          <table:table-cell table:style-name="ce4" office:value-type="float" office:value="102078" calcext:value-type="float">
            <text:p>102,078</text:p>
          </table:table-cell>
          <table:table-cell table:style-name="ce4" office:value-type="float" office:value="102164" calcext:value-type="float">
            <text:p>102,16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rl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0182" calcext:value-type="float">
            <text:p>120,182</text:p>
          </table:table-cell>
          <table:table-cell table:style-name="ce4" office:value-type="float" office:value="122045" calcext:value-type="float">
            <text:p>122,045</text:p>
          </table:table-cell>
          <table:table-cell table:style-name="ce4" office:value-type="float" office:value="124208" calcext:value-type="float">
            <text:p>124,208</text:p>
          </table:table-cell>
          <table:table-cell table:style-name="ce4" office:value-type="float" office:value="125634" calcext:value-type="float">
            <text:p>125,634</text:p>
          </table:table-cell>
          <table:table-cell table:style-name="ce4" office:value-type="float" office:value="125323" calcext:value-type="float">
            <text:p>125,323</text:p>
          </table:table-cell>
          <table:table-cell table:style-name="ce4" office:value-type="float" office:value="125056" calcext:value-type="float">
            <text:p>125,056</text:p>
          </table:table-cell>
          <table:table-cell table:style-name="ce4" office:value-type="float" office:value="124661" calcext:value-type="float">
            <text:p>124,66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g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7635" calcext:value-type="float">
            <text:p>97,635</text:p>
          </table:table-cell>
          <table:table-cell table:style-name="ce4" office:value-type="float" office:value="98001" calcext:value-type="float">
            <text:p>98,001</text:p>
          </table:table-cell>
          <table:table-cell table:style-name="ce4" office:value-type="float" office:value="98457" calcext:value-type="float">
            <text:p>98,457</text:p>
          </table:table-cell>
          <table:table-cell table:style-name="ce4" office:value-type="float" office:value="98761" calcext:value-type="float">
            <text:p>98,761</text:p>
          </table:table-cell>
          <table:table-cell table:style-name="ce4" office:value-type="float" office:value="98560" calcext:value-type="float">
            <text:p>98,560</text:p>
          </table:table-cell>
          <table:table-cell table:style-name="ce4" office:value-type="float" office:value="98134" calcext:value-type="float">
            <text:p>98,134</text:p>
          </table:table-cell>
          <table:table-cell table:style-name="ce4" office:value-type="float" office:value="98268" calcext:value-type="float">
            <text:p>98,2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 Fernand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6689" calcext:value-type="float">
            <text:p>96,689</text:p>
          </table:table-cell>
          <table:table-cell table:style-name="ce4" office:value-type="float" office:value="96786" calcext:value-type="float">
            <text:p>96,786</text:p>
          </table:table-cell>
          <table:table-cell table:style-name="ce4" office:value-type="float" office:value="96772" calcext:value-type="float">
            <text:p>96,772</text:p>
          </table:table-cell>
          <table:table-cell table:style-name="ce4" office:value-type="float" office:value="96361" calcext:value-type="float">
            <text:p>96,361</text:p>
          </table:table-cell>
          <table:table-cell table:style-name="ce4" office:value-type="float" office:value="96335" calcext:value-type="float">
            <text:p>96,335</text:p>
          </table:table-cell>
          <table:table-cell table:style-name="ce4" office:value-type="float" office:value="96131" calcext:value-type="float">
            <text:p>96,131</text:p>
          </table:table-cell>
          <table:table-cell table:style-name="ce4" office:value-type="float" office:value="95949" calcext:value-type="float">
            <text:p>95,9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ro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6236" calcext:value-type="float">
            <text:p>96,236</text:p>
          </table:table-cell>
          <table:table-cell table:style-name="ce4" office:value-type="float" office:value="96113" calcext:value-type="float">
            <text:p>96,113</text:p>
          </table:table-cell>
          <table:table-cell table:style-name="ce4" office:value-type="float" office:value="97198" calcext:value-type="float">
            <text:p>97,198</text:p>
          </table:table-cell>
          <table:table-cell table:style-name="ce4" office:value-type="float" office:value="97292" calcext:value-type="float">
            <text:p>97,292</text:p>
          </table:table-cell>
          <table:table-cell table:style-name="ce4" office:value-type="float" office:value="97227" calcext:value-type="float">
            <text:p>97,227</text:p>
          </table:table-cell>
          <table:table-cell table:style-name="ce4" office:value-type="float" office:value="97586" calcext:value-type="float">
            <text:p>97,586</text:p>
          </table:table-cell>
          <table:table-cell table:style-name="ce4" office:value-type="float" office:value="98255" calcext:value-type="float">
            <text:p>98,2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ácer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4179" calcext:value-type="float">
            <text:p>94,179</text:p>
          </table:table-cell>
          <table:table-cell table:style-name="ce4" office:value-type="float" office:value="95616" calcext:value-type="float">
            <text:p>95,616</text:p>
          </table:table-cell>
          <table:table-cell table:style-name="ce4" office:value-type="float" office:value="95668" calcext:value-type="float">
            <text:p>95,668</text:p>
          </table:table-cell>
          <table:table-cell table:style-name="ce4" office:value-type="float" office:value="95925" calcext:value-type="float">
            <text:p>95,925</text:p>
          </table:table-cell>
          <table:table-cell table:style-name="ce4" office:value-type="float" office:value="95855" calcext:value-type="float">
            <text:p>95,855</text:p>
          </table:table-cell>
          <table:table-cell table:style-name="ce4" office:value-type="float" office:value="95617" calcext:value-type="float">
            <text:p>95,617</text:p>
          </table:table-cell>
          <table:table-cell table:style-name="ce4" office:value-type="float" office:value="95814" calcext:value-type="float">
            <text:p>95,8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reviej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1091" calcext:value-type="float">
            <text:p>101,091</text:p>
          </table:table-cell>
          <table:table-cell table:style-name="ce4" office:value-type="float" office:value="90097" calcext:value-type="float">
            <text:p>90,097</text:p>
          </table:table-cell>
          <table:table-cell table:style-name="ce4" office:value-type="float" office:value="103720" calcext:value-type="float">
            <text:p>103,720</text:p>
          </table:table-cell>
          <table:table-cell table:style-name="ce4" office:value-type="float" office:value="105205" calcext:value-type="float">
            <text:p>105,205</text:p>
          </table:table-cell>
          <table:table-cell table:style-name="ce4" office:value-type="float" office:value="91415" calcext:value-type="float">
            <text:p>91,415</text:p>
          </table:table-cell>
          <table:table-cell table:style-name="ce4" office:value-type="float" office:value="88447" calcext:value-type="float">
            <text:p>88,447</text:p>
          </table:table-cell>
          <table:table-cell table:style-name="ce4" office:value-type="float" office:value="84213" calcext:value-type="float">
            <text:p>84,21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zuelo de Alarcó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2804" calcext:value-type="float">
            <text:p>82,804</text:p>
          </table:table-cell>
          <table:table-cell table:style-name="ce4" office:value-type="float" office:value="83371" calcext:value-type="float">
            <text:p>83,371</text:p>
          </table:table-cell>
          <table:table-cell table:style-name="ce4" office:value-type="float" office:value="83844" calcext:value-type="float">
            <text:p>83,844</text:p>
          </table:table-cell>
          <table:table-cell table:style-name="ce4" office:value-type="float" office:value="84474" calcext:value-type="float">
            <text:p>84,474</text:p>
          </table:table-cell>
          <table:table-cell table:style-name="ce4" office:value-type="float" office:value="84360" calcext:value-type="float">
            <text:p>84,360</text:p>
          </table:table-cell>
          <table:table-cell table:style-name="ce4" office:value-type="float" office:value="84558" calcext:value-type="float">
            <text:p>84,558</text:p>
          </table:table-cell>
          <table:table-cell table:style-name="ce4" office:value-type="float" office:value="84989" calcext:value-type="float">
            <text:p>84,98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erto de Santa María, E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8503" calcext:value-type="float">
            <text:p>88,503</text:p>
          </table:table-cell>
          <table:table-cell table:style-name="ce4" office:value-type="float" office:value="89012" calcext:value-type="float">
            <text:p>89,012</text:p>
          </table:table-cell>
          <table:table-cell table:style-name="ce4" office:value-type="float" office:value="89068" calcext:value-type="float">
            <text:p>89,068</text:p>
          </table:table-cell>
          <table:table-cell table:style-name="ce4" office:value-type="float" office:value="89142" calcext:value-type="float">
            <text:p>89,142</text:p>
          </table:table-cell>
          <table:table-cell table:style-name="ce4" office:value-type="float" office:value="88700" calcext:value-type="float">
            <text:p>88,700</text:p>
          </table:table-cell>
          <table:table-cell table:style-name="ce4" office:value-type="float" office:value="88335" calcext:value-type="float">
            <text:p>88,335</text:p>
          </table:table-cell>
          <table:table-cell table:style-name="ce4" office:value-type="float" office:value="88184" calcext:value-type="float">
            <text:p>88,1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sla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1218" calcext:value-type="float">
            <text:p>91,218</text:p>
          </table:table-cell>
          <table:table-cell table:style-name="ce4" office:value-type="float" office:value="89155" calcext:value-type="float">
            <text:p>89,155</text:p>
          </table:table-cell>
          <table:table-cell table:style-name="ce4" office:value-type="float" office:value="91832" calcext:value-type="float">
            <text:p>91,832</text:p>
          </table:table-cell>
          <table:table-cell table:style-name="ce4" office:value-type="float" office:value="91425" calcext:value-type="float">
            <text:p>91,425</text:p>
          </table:table-cell>
          <table:table-cell table:style-name="ce4" office:value-type="float" office:value="88847" calcext:value-type="float">
            <text:p>88,847</text:p>
          </table:table-cell>
          <table:table-cell table:style-name="ce4" office:value-type="float" office:value="86919" calcext:value-type="float">
            <text:p>86,919</text:p>
          </table:table-cell>
          <table:table-cell table:style-name="ce4" office:value-type="float" office:value="84533" calcext:value-type="float">
            <text:p>84,5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ilé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4202" calcext:value-type="float">
            <text:p>84,202</text:p>
          </table:table-cell>
          <table:table-cell table:style-name="ce4" office:value-type="float" office:value="82938" calcext:value-type="float">
            <text:p>82,938</text:p>
          </table:table-cell>
          <table:table-cell table:style-name="ce4" office:value-type="float" office:value="83107" calcext:value-type="float">
            <text:p>83,107</text:p>
          </table:table-cell>
          <table:table-cell table:style-name="ce4" office:value-type="float" office:value="82568" calcext:value-type="float">
            <text:p>82,568</text:p>
          </table:table-cell>
          <table:table-cell table:style-name="ce4" office:value-type="float" office:value="81659" calcext:value-type="float">
            <text:p>81,659</text:p>
          </table:table-cell>
          <table:table-cell table:style-name="ce4" office:value-type="float" office:value="80880" calcext:value-type="float">
            <text:p>80,880</text:p>
          </table:table-cell>
          <table:table-cell table:style-name="ce4" office:value-type="float" office:value="80114" calcext:value-type="float">
            <text:p>80,1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lavera de la Rei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8986" calcext:value-type="float">
            <text:p>88,986</text:p>
          </table:table-cell>
          <table:table-cell table:style-name="ce4" office:value-type="float" office:value="87676" calcext:value-type="float">
            <text:p>87,676</text:p>
          </table:table-cell>
          <table:table-cell table:style-name="ce4" office:value-type="float" office:value="88755" calcext:value-type="float">
            <text:p>88,755</text:p>
          </table:table-cell>
          <table:table-cell table:style-name="ce4" office:value-type="float" office:value="88548" calcext:value-type="float">
            <text:p>88,548</text:p>
          </table:table-cell>
          <table:table-cell table:style-name="ce4" office:value-type="float" office:value="86779" calcext:value-type="float">
            <text:p>86,779</text:p>
          </table:table-cell>
          <table:table-cell table:style-name="ce4" office:value-type="float" office:value="85150" calcext:value-type="float">
            <text:p>85,150</text:p>
          </table:table-cell>
          <table:table-cell table:style-name="ce4" office:value-type="float" office:value="84119" calcext:value-type="float">
            <text:p>84,1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lenci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2169" calcext:value-type="float">
            <text:p>82,169</text:p>
          </table:table-cell>
          <table:table-cell table:style-name="ce4" office:value-type="float" office:value="81089" calcext:value-type="float">
            <text:p>81,089</text:p>
          </table:table-cell>
          <table:table-cell table:style-name="ce4" office:value-type="float" office:value="81198" calcext:value-type="float">
            <text:p>81,198</text:p>
          </table:table-cell>
          <table:table-cell table:style-name="ce4" office:value-type="float" office:value="80649" calcext:value-type="float">
            <text:p>80,649</text:p>
          </table:table-cell>
          <table:table-cell table:style-name="ce4" office:value-type="float" office:value="80178" calcext:value-type="float">
            <text:p>80,178</text:p>
          </table:table-cell>
          <table:table-cell table:style-name="ce4" office:value-type="float" office:value="79595" calcext:value-type="float">
            <text:p>79,595</text:p>
          </table:table-cell>
          <table:table-cell table:style-name="ce4" office:value-type="float" office:value="79137" calcext:value-type="float">
            <text:p>79,13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 Boi de Llobrega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2411" calcext:value-type="float">
            <text:p>82,411</text:p>
          </table:table-cell>
          <table:table-cell table:style-name="ce4" office:value-type="float" office:value="82666" calcext:value-type="float">
            <text:p>82,666</text:p>
          </table:table-cell>
          <table:table-cell table:style-name="ce4" office:value-type="float" office:value="83070" calcext:value-type="float">
            <text:p>83,070</text:p>
          </table:table-cell>
          <table:table-cell table:style-name="ce4" office:value-type="float" office:value="83408" calcext:value-type="float">
            <text:p>83,408</text:p>
          </table:table-cell>
          <table:table-cell table:style-name="ce4" office:value-type="float" office:value="83107" calcext:value-type="float">
            <text:p>83,107</text:p>
          </table:table-cell>
          <table:table-cell table:style-name="ce4" office:value-type="float" office:value="82195" calcext:value-type="float">
            <text:p>82,195</text:p>
          </table:table-cell>
          <table:table-cell table:style-name="ce4" office:value-type="float" office:value="82402" calcext:value-type="float">
            <text:p>82,4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rro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3638" calcext:value-type="float">
            <text:p>73,638</text:p>
          </table:table-cell>
          <table:table-cell table:style-name="ce4" office:value-type="float" office:value="71690" calcext:value-type="float">
            <text:p>71,690</text:p>
          </table:table-cell>
          <table:table-cell table:style-name="ce4" office:value-type="float" office:value="71997" calcext:value-type="float">
            <text:p>71,997</text:p>
          </table:table-cell>
          <table:table-cell table:style-name="ce4" office:value-type="float" office:value="71232" calcext:value-type="float">
            <text:p>71,232</text:p>
          </table:table-cell>
          <table:table-cell table:style-name="ce4" office:value-type="float" office:value="70389" calcext:value-type="float">
            <text:p>70,389</text:p>
          </table:table-cell>
          <table:table-cell table:style-name="ce4" office:value-type="float" office:value="69452" calcext:value-type="float">
            <text:p>69,452</text:p>
          </table:table-cell>
          <table:table-cell table:style-name="ce4" office:value-type="float" office:value="68308" calcext:value-type="float">
            <text:p>68,3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ntevedr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1981" calcext:value-type="float">
            <text:p>81,981</text:p>
          </table:table-cell>
          <table:table-cell table:style-name="ce4" office:value-type="float" office:value="82346" calcext:value-type="float">
            <text:p>82,346</text:p>
          </table:table-cell>
          <table:table-cell table:style-name="ce4" office:value-type="float" office:value="82684" calcext:value-type="float">
            <text:p>82,684</text:p>
          </table:table-cell>
          <table:table-cell table:style-name="ce4" office:value-type="float" office:value="82934" calcext:value-type="float">
            <text:p>82,934</text:p>
          </table:table-cell>
          <table:table-cell table:style-name="ce4" office:value-type="float" office:value="82946" calcext:value-type="float">
            <text:p>82,946</text:p>
          </table:table-cell>
          <table:table-cell table:style-name="ce4" office:value-type="float" office:value="82539" calcext:value-type="float">
            <text:p>82,539</text:p>
          </table:table-cell>
          <table:table-cell table:style-name="ce4" office:value-type="float" office:value="82549" calcext:value-type="float">
            <text:p>82,5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eut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0579" calcext:value-type="float">
            <text:p>80,579</text:p>
          </table:table-cell>
          <table:table-cell table:style-name="ce4" office:value-type="float" office:value="83517" calcext:value-type="float">
            <text:p>83,517</text:p>
          </table:table-cell>
          <table:table-cell table:style-name="ce4" office:value-type="float" office:value="84018" calcext:value-type="float">
            <text:p>84,018</text:p>
          </table:table-cell>
          <table:table-cell table:style-name="ce4" office:value-type="float" office:value="84180" calcext:value-type="float">
            <text:p>84,180</text:p>
          </table:table-cell>
          <table:table-cell table:style-name="ce4" office:value-type="float" office:value="84963" calcext:value-type="float">
            <text:p>84,963</text:p>
          </table:table-cell>
          <table:table-cell table:style-name="ce4" office:value-type="float" office:value="84263" calcext:value-type="float">
            <text:p>84,263</text:p>
          </table:table-cell>
          <table:table-cell table:style-name="ce4" office:value-type="float" office:value="84519" calcext:value-type="float">
            <text:p>84,5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ndi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9430" calcext:value-type="float">
            <text:p>79,430</text:p>
          </table:table-cell>
          <table:table-cell table:style-name="ce4" office:value-type="float" office:value="77595" calcext:value-type="float">
            <text:p>77,595</text:p>
          </table:table-cell>
          <table:table-cell table:style-name="ce4" office:value-type="float" office:value="79010" calcext:value-type="float">
            <text:p>79,010</text:p>
          </table:table-cell>
          <table:table-cell table:style-name="ce4" office:value-type="float" office:value="78543" calcext:value-type="float">
            <text:p>78,543</text:p>
          </table:table-cell>
          <table:table-cell table:style-name="ce4" office:value-type="float" office:value="76497" calcext:value-type="float">
            <text:p>76,497</text:p>
          </table:table-cell>
          <table:table-cell table:style-name="ce4" office:value-type="float" office:value="75514" calcext:value-type="float">
            <text:p>75,514</text:p>
          </table:table-cell>
          <table:table-cell table:style-name="ce4" office:value-type="float" office:value="74814" calcext:value-type="float">
            <text:p>74,8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zas de Madrid, La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8065" calcext:value-type="float">
            <text:p>88,065</text:p>
          </table:table-cell>
          <table:table-cell table:style-name="ce4" office:value-type="float" office:value="89885" calcext:value-type="float">
            <text:p>89,885</text:p>
          </table:table-cell>
          <table:table-cell table:style-name="ce4" office:value-type="float" office:value="90390" calcext:value-type="float">
            <text:p>90,390</text:p>
          </table:table-cell>
          <table:table-cell table:style-name="ce4" office:value-type="float" office:value="91806" calcext:value-type="float">
            <text:p>91,806</text:p>
          </table:table-cell>
          <table:table-cell table:style-name="ce4" office:value-type="float" office:value="92784" calcext:value-type="float">
            <text:p>92,784</text:p>
          </table:table-cell>
          <table:table-cell table:style-name="ce4" office:value-type="float" office:value="93520" calcext:value-type="float">
            <text:p>93,520</text:p>
          </table:table-cell>
          <table:table-cell table:style-name="ce4" office:value-type="float" office:value="94471" calcext:value-type="float">
            <text:p>94,4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uadalajar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3789" calcext:value-type="float">
            <text:p>83,789</text:p>
          </table:table-cell>
          <table:table-cell table:style-name="ce4" office:value-type="float" office:value="84404" calcext:value-type="float">
            <text:p>84,404</text:p>
          </table:table-cell>
          <table:table-cell table:style-name="ce4" office:value-type="float" office:value="84803" calcext:value-type="float">
            <text:p>84,803</text:p>
          </table:table-cell>
          <table:table-cell table:style-name="ce4" office:value-type="float" office:value="84504" calcext:value-type="float">
            <text:p>84,504</text:p>
          </table:table-cell>
          <table:table-cell table:style-name="ce4" office:value-type="float" office:value="83720" calcext:value-type="float">
            <text:p>83,720</text:p>
          </table:table-cell>
          <table:table-cell table:style-name="ce4" office:value-type="float" office:value="83391" calcext:value-type="float">
            <text:p>83,391</text:p>
          </table:table-cell>
          <table:table-cell table:style-name="ce4" office:value-type="float" office:value="83633" calcext:value-type="float">
            <text:p>83,6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 Cugat del Vallè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1745" calcext:value-type="float">
            <text:p>81,745</text:p>
          </table:table-cell>
          <table:table-cell table:style-name="ce4" office:value-type="float" office:value="84934" calcext:value-type="float">
            <text:p>84,934</text:p>
          </table:table-cell>
          <table:table-cell table:style-name="ce4" office:value-type="float" office:value="84946" calcext:value-type="float">
            <text:p>84,946</text:p>
          </table:table-cell>
          <table:table-cell table:style-name="ce4" office:value-type="float" office:value="86108" calcext:value-type="float">
            <text:p>86,108</text:p>
          </table:table-cell>
          <table:table-cell table:style-name="ce4" office:value-type="float" office:value="87118" calcext:value-type="float">
            <text:p>87,118</text:p>
          </table:table-cell>
          <table:table-cell table:style-name="ce4" office:value-type="float" office:value="87830" calcext:value-type="float">
            <text:p>87,830</text:p>
          </table:table-cell>
          <table:table-cell table:style-name="ce4" office:value-type="float" office:value="88921" calcext:value-type="float">
            <text:p>88,9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nres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6209" calcext:value-type="float">
            <text:p>76,209</text:p>
          </table:table-cell>
          <table:table-cell table:style-name="ce4" office:value-type="float" office:value="76311" calcext:value-type="float">
            <text:p>76,311</text:p>
          </table:table-cell>
          <table:table-cell table:style-name="ce4" office:value-type="float" office:value="76570" calcext:value-type="float">
            <text:p>76,570</text:p>
          </table:table-cell>
          <table:table-cell table:style-name="ce4" office:value-type="float" office:value="76170" calcext:value-type="float">
            <text:p>76,170</text:p>
          </table:table-cell>
          <table:table-cell table:style-name="ce4" office:value-type="float" office:value="75297" calcext:value-type="float">
            <text:p>75,297</text:p>
          </table:table-cell>
          <table:table-cell table:style-name="ce4" office:value-type="float" office:value="74655" calcext:value-type="float">
            <text:p>74,655</text:p>
          </table:table-cell>
          <table:table-cell table:style-name="ce4" office:value-type="float" office:value="74752" calcext:value-type="float">
            <text:p>74,75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tx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0277" calcext:value-type="float">
            <text:p>80,277</text:p>
          </table:table-cell>
          <table:table-cell table:style-name="ce4" office:value-type="float" office:value="80252" calcext:value-type="float">
            <text:p>80,252</text:p>
          </table:table-cell>
          <table:table-cell table:style-name="ce4" office:value-type="float" office:value="80026" calcext:value-type="float">
            <text:p>80,026</text:p>
          </table:table-cell>
          <table:table-cell table:style-name="ce4" office:value-type="float" office:value="79839" calcext:value-type="float">
            <text:p>79,839</text:p>
          </table:table-cell>
          <table:table-cell table:style-name="ce4" office:value-type="float" office:value="79544" calcext:value-type="float">
            <text:p>79,544</text:p>
          </table:table-cell>
          <table:table-cell table:style-name="ce4" office:value-type="float" office:value="78846" calcext:value-type="float">
            <text:p>78,846</text:p>
          </table:table-cell>
          <table:table-cell table:style-name="ce4" office:value-type="float" office:value="78554" calcext:value-type="float">
            <text:p>78,5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bí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3591" calcext:value-type="float">
            <text:p>73,591</text:p>
          </table:table-cell>
          <table:table-cell table:style-name="ce4" office:value-type="float" office:value="74321" calcext:value-type="float">
            <text:p>74,321</text:p>
          </table:table-cell>
          <table:table-cell table:style-name="ce4" office:value-type="float" office:value="74484" calcext:value-type="float">
            <text:p>74,484</text:p>
          </table:table-cell>
          <table:table-cell table:style-name="ce4" office:value-type="float" office:value="74468" calcext:value-type="float">
            <text:p>74,468</text:p>
          </table:table-cell>
          <table:table-cell table:style-name="ce4" office:value-type="float" office:value="74353" calcext:value-type="float">
            <text:p>74,353</text:p>
          </table:table-cell>
          <table:table-cell table:style-name="ce4" office:value-type="float" office:value="74536" calcext:value-type="float">
            <text:p>74,536</text:p>
          </table:table-cell>
          <table:table-cell table:style-name="ce4" office:value-type="float" office:value="75167" calcext:value-type="float">
            <text:p>75,1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iudad Rea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4345" calcext:value-type="float">
            <text:p>74,345</text:p>
          </table:table-cell>
          <table:table-cell table:style-name="ce4" office:value-type="float" office:value="75071" calcext:value-type="float">
            <text:p>75,071</text:p>
          </table:table-cell>
          <table:table-cell table:style-name="ce4" office:value-type="float" office:value="74921" calcext:value-type="float">
            <text:p>74,921</text:p>
          </table:table-cell>
          <table:table-cell table:style-name="ce4" office:value-type="float" office:value="74872" calcext:value-type="float">
            <text:p>74,872</text:p>
          </table:table-cell>
          <table:table-cell table:style-name="ce4" office:value-type="float" office:value="74960" calcext:value-type="float">
            <text:p>74,960</text:p>
          </table:table-cell>
          <table:table-cell table:style-name="ce4" office:value-type="float" office:value="74427" calcext:value-type="float">
            <text:p>74,427</text:p>
          </table:table-cell>
          <table:table-cell table:style-name="ce4" office:value-type="float" office:value="74054" calcext:value-type="float">
            <text:p>74,0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nidor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1198" calcext:value-type="float">
            <text:p>71,198</text:p>
          </table:table-cell>
          <table:table-cell table:style-name="ce4" office:value-type="float" office:value="68045" calcext:value-type="float">
            <text:p>68,045</text:p>
          </table:table-cell>
          <table:table-cell table:style-name="ce4" office:value-type="float" office:value="72991" calcext:value-type="float">
            <text:p>72,991</text:p>
          </table:table-cell>
          <table:table-cell table:style-name="ce4" office:value-type="float" office:value="73768" calcext:value-type="float">
            <text:p>73,768</text:p>
          </table:table-cell>
          <table:table-cell table:style-name="ce4" office:value-type="float" office:value="69010" calcext:value-type="float">
            <text:p>69,010</text:p>
          </table:table-cell>
          <table:table-cell table:style-name="ce4" office:value-type="float" office:value="69045" calcext:value-type="float">
            <text:p>69,045</text:p>
          </table:table-cell>
          <table:table-cell table:style-name="ce4" office:value-type="float" office:value="66642" calcext:value-type="float">
            <text:p>66,64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lill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6034" calcext:value-type="float">
            <text:p>76,034</text:p>
          </table:table-cell>
          <table:table-cell table:style-name="ce4" office:value-type="float" office:value="81323" calcext:value-type="float">
            <text:p>81,323</text:p>
          </table:table-cell>
          <table:table-cell table:style-name="ce4" office:value-type="float" office:value="80802" calcext:value-type="float">
            <text:p>80,802</text:p>
          </table:table-cell>
          <table:table-cell table:style-name="ce4" office:value-type="float" office:value="83679" calcext:value-type="float">
            <text:p>83,679</text:p>
          </table:table-cell>
          <table:table-cell table:style-name="ce4" office:value-type="float" office:value="84509" calcext:value-type="float">
            <text:p>84,509</text:p>
          </table:table-cell>
          <table:table-cell table:style-name="ce4" office:value-type="float" office:value="85584" calcext:value-type="float">
            <text:p>85,584</text:p>
          </table:table-cell>
          <table:table-cell table:style-name="ce4" office:value-type="float" office:value="86026" calcext:value-type="float">
            <text:p>86,0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ladecan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4077" calcext:value-type="float">
            <text:p>64,077</text:p>
          </table:table-cell>
          <table:table-cell table:style-name="ce4" office:value-type="float" office:value="64999" calcext:value-type="float">
            <text:p>64,999</text:p>
          </table:table-cell>
          <table:table-cell table:style-name="ce4" office:value-type="float" office:value="65188" calcext:value-type="float">
            <text:p>65,188</text:p>
          </table:table-cell>
          <table:table-cell table:style-name="ce4" office:value-type="float" office:value="65444" calcext:value-type="float">
            <text:p>65,444</text:p>
          </table:table-cell>
          <table:table-cell table:style-name="ce4" office:value-type="float" office:value="65358" calcext:value-type="float">
            <text:p>65,358</text:p>
          </table:table-cell>
          <table:table-cell table:style-name="ce4" office:value-type="float" office:value="65549" calcext:value-type="float">
            <text:p>65,549</text:p>
          </table:table-cell>
          <table:table-cell table:style-name="ce4" office:value-type="float" office:value="65779" calcext:value-type="float">
            <text:p>65,7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nferra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8767" calcext:value-type="float">
            <text:p>68,767</text:p>
          </table:table-cell>
          <table:table-cell table:style-name="ce4" office:value-type="float" office:value="68383" calcext:value-type="float">
            <text:p>68,383</text:p>
          </table:table-cell>
          <table:table-cell table:style-name="ce4" office:value-type="float" office:value="68549" calcext:value-type="float">
            <text:p>68,549</text:p>
          </table:table-cell>
          <table:table-cell table:style-name="ce4" office:value-type="float" office:value="68121" calcext:value-type="float">
            <text:p>68,121</text:p>
          </table:table-cell>
          <table:table-cell table:style-name="ce4" office:value-type="float" office:value="67367" calcext:value-type="float">
            <text:p>67,367</text:p>
          </table:table-cell>
          <table:table-cell table:style-name="ce4" office:value-type="float" office:value="66884" calcext:value-type="float">
            <text:p>66,884</text:p>
          </table:table-cell>
          <table:table-cell table:style-name="ce4" office:value-type="float" office:value="66447" calcext:value-type="float">
            <text:p>66,44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 Sebastián de los Rey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8157" calcext:value-type="float">
            <text:p>78,157</text:p>
          </table:table-cell>
          <table:table-cell table:style-name="ce4" office:value-type="float" office:value="80561" calcext:value-type="float">
            <text:p>80,561</text:p>
          </table:table-cell>
          <table:table-cell table:style-name="ce4" office:value-type="float" office:value="81466" calcext:value-type="float">
            <text:p>81,466</text:p>
          </table:table-cell>
          <table:table-cell table:style-name="ce4" office:value-type="float" office:value="82090" calcext:value-type="float">
            <text:p>82,090</text:p>
          </table:table-cell>
          <table:table-cell table:style-name="ce4" office:value-type="float" office:value="83329" calcext:value-type="float">
            <text:p>83,329</text:p>
          </table:table-cell>
          <table:table-cell table:style-name="ce4" office:value-type="float" office:value="84944" calcext:value-type="float">
            <text:p>84,944</text:p>
          </table:table-cell>
          <table:table-cell table:style-name="ce4" office:value-type="float" office:value="86206" calcext:value-type="float">
            <text:p>86,20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mor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5998" calcext:value-type="float">
            <text:p>65,998</text:p>
          </table:table-cell>
          <table:table-cell table:style-name="ce4" office:value-type="float" office:value="65417" calcext:value-type="float">
            <text:p>65,417</text:p>
          </table:table-cell>
          <table:table-cell table:style-name="ce4" office:value-type="float" office:value="65362" calcext:value-type="float">
            <text:p>65,362</text:p>
          </table:table-cell>
          <table:table-cell table:style-name="ce4" office:value-type="float" office:value="64986" calcext:value-type="float">
            <text:p>64,986</text:p>
          </table:table-cell>
          <table:table-cell table:style-name="ce4" office:value-type="float" office:value="64423" calcext:value-type="float">
            <text:p>64,423</text:p>
          </table:table-cell>
          <table:table-cell table:style-name="ce4" office:value-type="float" office:value="63831" calcext:value-type="float">
            <text:p>63,831</text:p>
          </table:table-cell>
          <table:table-cell table:style-name="ce4" office:value-type="float" office:value="63217" calcext:value-type="float">
            <text:p>63,2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engirol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1783" calcext:value-type="float">
            <text:p>71,783</text:p>
          </table:table-cell>
          <table:table-cell table:style-name="ce4" office:value-type="float" office:value="72019" calcext:value-type="float">
            <text:p>72,019</text:p>
          </table:table-cell>
          <table:table-cell table:style-name="ce4" office:value-type="float" office:value="75953" calcext:value-type="float">
            <text:p>75,953</text:p>
          </table:table-cell>
          <table:table-cell table:style-name="ce4" office:value-type="float" office:value="77397" calcext:value-type="float">
            <text:p>77,397</text:p>
          </table:table-cell>
          <table:table-cell table:style-name="ce4" office:value-type="float" office:value="75856" calcext:value-type="float">
            <text:p>75,856</text:p>
          </table:table-cell>
          <table:table-cell table:style-name="ce4" office:value-type="float" office:value="77525" calcext:value-type="float">
            <text:p>77,525</text:p>
          </table:table-cell>
          <table:table-cell table:style-name="ce4" office:value-type="float" office:value="77486" calcext:value-type="float">
            <text:p>77,48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erdanyola del Vallè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8407" calcext:value-type="float">
            <text:p>58,407</text:p>
          </table:table-cell>
          <table:table-cell table:style-name="ce4" office:value-type="float" office:value="57674" calcext:value-type="float">
            <text:p>57,674</text:p>
          </table:table-cell>
          <table:table-cell table:style-name="ce4" office:value-type="float" office:value="57892" calcext:value-type="float">
            <text:p>57,892</text:p>
          </table:table-cell>
          <table:table-cell table:style-name="ce4" office:value-type="float" office:value="57642" calcext:value-type="float">
            <text:p>57,642</text:p>
          </table:table-cell>
          <table:table-cell table:style-name="ce4" office:value-type="float" office:value="57402" calcext:value-type="float">
            <text:p>57,402</text:p>
          </table:table-cell>
          <table:table-cell table:style-name="ce4" office:value-type="float" office:value="57413" calcext:value-type="float">
            <text:p>57,413</text:p>
          </table:table-cell>
          <table:table-cell table:style-name="ce4" office:value-type="float" office:value="57543" calcext:value-type="float">
            <text:p>57,5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lúcar de Barrame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6541" calcext:value-type="float">
            <text:p>66,541</text:p>
          </table:table-cell>
          <table:table-cell table:style-name="ce4" office:value-type="float" office:value="67232" calcext:value-type="float">
            <text:p>67,232</text:p>
          </table:table-cell>
          <table:table-cell table:style-name="ce4" office:value-type="float" office:value="67308" calcext:value-type="float">
            <text:p>67,308</text:p>
          </table:table-cell>
          <table:table-cell table:style-name="ce4" office:value-type="float" office:value="67301" calcext:value-type="float">
            <text:p>67,301</text:p>
          </table:table-cell>
          <table:table-cell table:style-name="ce4" office:value-type="float" office:value="67385" calcext:value-type="float">
            <text:p>67,385</text:p>
          </table:table-cell>
          <table:table-cell table:style-name="ce4" office:value-type="float" office:value="67433" calcext:value-type="float">
            <text:p>67,433</text:p>
          </table:table-cell>
          <table:table-cell table:style-name="ce4" office:value-type="float" office:value="67620" calcext:value-type="float">
            <text:p>67,6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lanova i la Geltrú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6532" calcext:value-type="float">
            <text:p>66,532</text:p>
          </table:table-cell>
          <table:table-cell table:style-name="ce4" office:value-type="float" office:value="66074" calcext:value-type="float">
            <text:p>66,074</text:p>
          </table:table-cell>
          <table:table-cell table:style-name="ce4" office:value-type="float" office:value="66591" calcext:value-type="float">
            <text:p>66,591</text:p>
          </table:table-cell>
          <table:table-cell table:style-name="ce4" office:value-type="float" office:value="66275" calcext:value-type="float">
            <text:p>66,275</text:p>
          </table:table-cell>
          <table:table-cell table:style-name="ce4" office:value-type="float" office:value="65941" calcext:value-type="float">
            <text:p>65,941</text:p>
          </table:table-cell>
          <table:table-cell table:style-name="ce4" office:value-type="float" office:value="65684" calcext:value-type="float">
            <text:p>65,684</text:p>
          </table:table-cell>
          <table:table-cell table:style-name="ce4" office:value-type="float" office:value="65972" calcext:value-type="float">
            <text:p>65,97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at de Llobregat, E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3434" calcext:value-type="float">
            <text:p>63,434</text:p>
          </table:table-cell>
          <table:table-cell table:style-name="ce4" office:value-type="float" office:value="62981" calcext:value-type="float">
            <text:p>62,981</text:p>
          </table:table-cell>
          <table:table-cell table:style-name="ce4" office:value-type="float" office:value="63162" calcext:value-type="float">
            <text:p>63,162</text:p>
          </table:table-cell>
          <table:table-cell table:style-name="ce4" office:value-type="float" office:value="63419" calcext:value-type="float">
            <text:p>63,419</text:p>
          </table:table-cell>
          <table:table-cell table:style-name="ce4" office:value-type="float" office:value="62866" calcext:value-type="float">
            <text:p>62,866</text:p>
          </table:table-cell>
          <table:table-cell table:style-name="ce4" office:value-type="float" office:value="63014" calcext:value-type="float">
            <text:p>63,014</text:p>
          </table:table-cell>
          <table:table-cell table:style-name="ce4" office:value-type="float" office:value="63457" calcext:value-type="float">
            <text:p>63,45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ínea de la Concepción, L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4645" calcext:value-type="float">
            <text:p>64,645</text:p>
          </table:table-cell>
          <table:table-cell table:style-name="ce4" office:value-type="float" office:value="65412" calcext:value-type="float">
            <text:p>65,412</text:p>
          </table:table-cell>
          <table:table-cell table:style-name="ce4" office:value-type="float" office:value="64704" calcext:value-type="float">
            <text:p>64,704</text:p>
          </table:table-cell>
          <table:table-cell table:style-name="ce4" office:value-type="float" office:value="62697" calcext:value-type="float">
            <text:p>62,697</text:p>
          </table:table-cell>
          <table:table-cell table:style-name="ce4" office:value-type="float" office:value="63132" calcext:value-type="float">
            <text:p>63,132</text:p>
          </table:table-cell>
          <table:table-cell table:style-name="ce4" office:value-type="float" office:value="63352" calcext:value-type="float">
            <text:p>63,352</text:p>
          </table:table-cell>
          <table:table-cell table:style-name="ce4" office:value-type="float" office:value="63278" calcext:value-type="float">
            <text:p>63,2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nellà de Llobrega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7240" calcext:value-type="float">
            <text:p>87,240</text:p>
          </table:table-cell>
          <table:table-cell table:style-name="ce4" office:value-type="float" office:value="86504" calcext:value-type="float">
            <text:p>86,504</text:p>
          </table:table-cell>
          <table:table-cell table:style-name="ce4" office:value-type="float" office:value="87458" calcext:value-type="float">
            <text:p>87,458</text:p>
          </table:table-cell>
          <table:table-cell table:style-name="ce4" office:value-type="float" office:value="86687" calcext:value-type="float">
            <text:p>86,687</text:p>
          </table:table-cell>
          <table:table-cell table:style-name="ce4" office:value-type="float" office:value="86234" calcext:value-type="float">
            <text:p>86,234</text:p>
          </table:table-cell>
          <table:table-cell table:style-name="ce4" office:value-type="float" office:value="86376" calcext:value-type="float">
            <text:p>86,376</text:p>
          </table:table-cell>
          <table:table-cell table:style-name="ce4" office:value-type="float" office:value="86072" calcext:value-type="float">
            <text:p>86,07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jadahon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9439" calcext:value-type="float">
            <text:p>69,439</text:p>
          </table:table-cell>
          <table:table-cell table:style-name="ce4" office:value-type="float" office:value="69587" calcext:value-type="float">
            <text:p>69,587</text:p>
          </table:table-cell>
          <table:table-cell table:style-name="ce4" office:value-type="float" office:value="70198" calcext:value-type="float">
            <text:p>70,198</text:p>
          </table:table-cell>
          <table:table-cell table:style-name="ce4" office:value-type="float" office:value="70386" calcext:value-type="float">
            <text:p>70,386</text:p>
          </table:table-cell>
          <table:table-cell table:style-name="ce4" office:value-type="float" office:value="70359" calcext:value-type="float">
            <text:p>70,359</text:p>
          </table:table-cell>
          <table:table-cell table:style-name="ce4" office:value-type="float" office:value="70800" calcext:value-type="float">
            <text:p>70,800</text:p>
          </table:table-cell>
          <table:table-cell table:style-name="ce4" office:value-type="float" office:value="70755" calcext:value-type="float">
            <text:p>70,7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remolino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6957" calcext:value-type="float">
            <text:p>66,957</text:p>
          </table:table-cell>
          <table:table-cell table:style-name="ce4" office:value-type="float" office:value="66270" calcext:value-type="float">
            <text:p>66,270</text:p>
          </table:table-cell>
          <table:table-cell table:style-name="ce4" office:value-type="float" office:value="68961" calcext:value-type="float">
            <text:p>68,961</text:p>
          </table:table-cell>
          <table:table-cell table:style-name="ce4" office:value-type="float" office:value="69389" calcext:value-type="float">
            <text:p>69,389</text:p>
          </table:table-cell>
          <table:table-cell table:style-name="ce4" office:value-type="float" office:value="67353" calcext:value-type="float">
            <text:p>67,353</text:p>
          </table:table-cell>
          <table:table-cell table:style-name="ce4" office:value-type="float" office:value="67492" calcext:value-type="float">
            <text:p>67,492</text:p>
          </table:table-cell>
          <table:table-cell table:style-name="ce4" office:value-type="float" office:value="67786" calcext:value-type="float">
            <text:p>67,78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stelldefel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2250" calcext:value-type="float">
            <text:p>62,250</text:p>
          </table:table-cell>
          <table:table-cell table:style-name="ce4" office:value-type="float" office:value="61858" calcext:value-type="float">
            <text:p>61,858</text:p>
          </table:table-cell>
          <table:table-cell table:style-name="ce4" office:value-type="float" office:value="62989" calcext:value-type="float">
            <text:p>62,989</text:p>
          </table:table-cell>
          <table:table-cell table:style-name="ce4" office:value-type="float" office:value="63077" calcext:value-type="float">
            <text:p>63,077</text:p>
          </table:table-cell>
          <table:table-cell table:style-name="ce4" office:value-type="float" office:value="63255" calcext:value-type="float">
            <text:p>63,255</text:p>
          </table:table-cell>
          <table:table-cell table:style-name="ce4" office:value-type="float" office:value="63891" calcext:value-type="float">
            <text:p>63,891</text:p>
          </table:table-cell>
          <table:table-cell table:style-name="ce4" office:value-type="float" office:value="64892" calcext:value-type="float">
            <text:p>64,89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ru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0938" calcext:value-type="float">
            <text:p>60,938</text:p>
          </table:table-cell>
          <table:table-cell table:style-name="ce4" office:value-type="float" office:value="60747" calcext:value-type="float">
            <text:p>60,747</text:p>
          </table:table-cell>
          <table:table-cell table:style-name="ce4" office:value-type="float" office:value="61102" calcext:value-type="float">
            <text:p>61,102</text:p>
          </table:table-cell>
          <table:table-cell table:style-name="ce4" office:value-type="float" office:value="61113" calcext:value-type="float">
            <text:p>61,113</text:p>
          </table:table-cell>
          <table:table-cell table:style-name="ce4" office:value-type="float" office:value="61195" calcext:value-type="float">
            <text:p>61,195</text:p>
          </table:table-cell>
          <table:table-cell table:style-name="ce4" office:value-type="float" office:value="61481" calcext:value-type="float">
            <text:p>61,481</text:p>
          </table:table-cell>
          <table:table-cell table:style-name="ce4" office:value-type="float" office:value="61608" calcext:value-type="float">
            <text:p>61,6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anoller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9691" calcext:value-type="float">
            <text:p>59,691</text:p>
          </table:table-cell>
          <table:table-cell table:style-name="ce4" office:value-type="float" office:value="59571" calcext:value-type="float">
            <text:p>59,571</text:p>
          </table:table-cell>
          <table:table-cell table:style-name="ce4" office:value-type="float" office:value="59954" calcext:value-type="float">
            <text:p>59,954</text:p>
          </table:table-cell>
          <table:table-cell table:style-name="ce4" office:value-type="float" office:value="59753" calcext:value-type="float">
            <text:p>59,753</text:p>
          </table:table-cell>
          <table:table-cell table:style-name="ce4" office:value-type="float" office:value="59930" calcext:value-type="float">
            <text:p>59,930</text:p>
          </table:table-cell>
          <table:table-cell table:style-name="ce4" office:value-type="float" office:value="60101" calcext:value-type="float">
            <text:p>60,101</text:p>
          </table:table-cell>
          <table:table-cell table:style-name="ce4" office:value-type="float" office:value="60174" calcext:value-type="float">
            <text:p>60,1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recif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8156" calcext:value-type="float">
            <text:p>58,156</text:p>
          </table:table-cell>
          <table:table-cell table:style-name="ce4" office:value-type="float" office:value="55381" calcext:value-type="float">
            <text:p>55,381</text:p>
          </table:table-cell>
          <table:table-cell table:style-name="ce4" office:value-type="float" office:value="56284" calcext:value-type="float">
            <text:p>56,284</text:p>
          </table:table-cell>
          <table:table-cell table:style-name="ce4" office:value-type="float" office:value="55673" calcext:value-type="float">
            <text:p>55,673</text:p>
          </table:table-cell>
          <table:table-cell table:style-name="ce4" office:value-type="float" office:value="56880" calcext:value-type="float">
            <text:p>56,880</text:p>
          </table:table-cell>
          <table:table-cell table:style-name="ce4" office:value-type="float" office:value="56940" calcext:value-type="float">
            <text:p>56,940</text:p>
          </table:table-cell>
          <table:table-cell table:style-name="ce4" office:value-type="float" office:value="58537" calcext:value-type="float">
            <text:p>58,53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4815" calcext:value-type="float">
            <text:p>54,815</text:p>
          </table:table-cell>
          <table:table-cell table:style-name="ce4" office:value-type="float" office:value="54357" calcext:value-type="float">
            <text:p>54,357</text:p>
          </table:table-cell>
          <table:table-cell table:style-name="ce4" office:value-type="float" office:value="54536" calcext:value-type="float">
            <text:p>54,536</text:p>
          </table:table-cell>
          <table:table-cell table:style-name="ce4" office:value-type="float" office:value="54056" calcext:value-type="float">
            <text:p>54,056</text:p>
          </table:table-cell>
          <table:table-cell table:style-name="ce4" office:value-type="float" office:value="53540" calcext:value-type="float">
            <text:p>53,540</text:p>
          </table:table-cell>
          <table:table-cell table:style-name="ce4" office:value-type="float" office:value="53248" calcext:value-type="float">
            <text:p>53,248</text:p>
          </table:table-cell>
          <table:table-cell table:style-name="ce4" office:value-type="float" office:value="52745" calcext:value-type="float">
            <text:p>52,7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d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87834" calcext:value-type="float">
            <text:p>87,834</text:p>
          </table:table-cell>
          <table:table-cell table:style-name="ce4" office:value-type="float" office:value="87278" calcext:value-type="float">
            <text:p>87,2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a Lucía de Tiraja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4845" calcext:value-type="float">
            <text:p>64,845</text:p>
          </table:table-cell>
          <table:table-cell table:style-name="ce4" office:value-type="float" office:value="66725" calcext:value-type="float">
            <text:p>66,725</text:p>
          </table:table-cell>
          <table:table-cell table:style-name="ce4" office:value-type="float" office:value="67291" calcext:value-type="float">
            <text:p>67,291</text:p>
          </table:table-cell>
          <table:table-cell table:style-name="ce4" office:value-type="float" office:value="68506" calcext:value-type="float">
            <text:p>68,506</text:p>
          </table:table-cell>
          <table:table-cell table:style-name="ce4" office:value-type="float" office:value="68544" calcext:value-type="float">
            <text:p>68,544</text:p>
          </table:table-cell>
          <table:table-cell table:style-name="ce4" office:value-type="float" office:value="69069" calcext:value-type="float">
            <text:p>69,069</text:p>
          </table:table-cell>
          <table:table-cell table:style-name="ce4" office:value-type="float" office:value="69178" calcext:value-type="float">
            <text:p>69,1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llet del Vallè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2459" calcext:value-type="float">
            <text:p>52,459</text:p>
          </table:table-cell>
          <table:table-cell table:style-name="ce4" office:value-type="float" office:value="52096" calcext:value-type="float">
            <text:p>52,096</text:p>
          </table:table-cell>
          <table:table-cell table:style-name="ce4" office:value-type="float" office:value="52242" calcext:value-type="float">
            <text:p>52,242</text:p>
          </table:table-cell>
          <table:table-cell table:style-name="ce4" office:value-type="float" office:value="51954" calcext:value-type="float">
            <text:p>51,954</text:p>
          </table:table-cell>
          <table:table-cell table:style-name="ce4" office:value-type="float" office:value="51719" calcext:value-type="float">
            <text:p>51,719</text:p>
          </table:table-cell>
          <table:table-cell table:style-name="ce4" office:value-type="float" office:value="51650" calcext:value-type="float">
            <text:p>51,650</text:p>
          </table:table-cell>
          <table:table-cell table:style-name="ce4" office:value-type="float" office:value="51491" calcext:value-type="float">
            <text:p>51,49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39154" calcext:value-type="float">
            <text:p>239,154</text:p>
          </table:table-cell>
          <table:table-cell table:style-name="ce4" office:value-type="float" office:value="241003" calcext:value-type="float">
            <text:p>241,003</text:p>
          </table:table-cell>
          <table:table-cell table:style-name="ce4" office:value-type="float" office:value="239017" calcext:value-type="float">
            <text:p>239,017</text:p>
          </table:table-cell>
          <table:table-cell table:style-name="ce4" office:value-type="float" office:value="237818" calcext:value-type="float">
            <text:p>237,818</text:p>
          </table:table-cell>
          <table:table-cell table:style-name="ce4" office:value-type="float" office:value="237540" calcext:value-type="float">
            <text:p>237,540</text:p>
          </table:table-cell>
          <table:table-cell table:style-name="ce4" office:value-type="float" office:value="235800" calcext:value-type="float">
            <text:p>235,800</text:p>
          </table:table-cell>
          <table:table-cell table:style-name="ce4" office:value-type="float" office:value="234758" calcext:value-type="float">
            <text:p>234,7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98707" calcext:value-type="float">
            <text:p>398,707</text:p>
          </table:table-cell>
          <table:table-cell table:style-name="ce4" office:value-type="float" office:value="399562" calcext:value-type="float">
            <text:p>399,56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dalo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18886" calcext:value-type="float">
            <text:p>218,886</text:p>
          </table:table-cell>
          <table:table-cell table:style-name="ce4" office:value-type="float" office:value="219241" calcext:value-type="float">
            <text:p>219,241</text:p>
          </table:table-cell>
          <table:table-cell table:style-name="ce4" office:value-type="float" office:value="220977" calcext:value-type="float">
            <text:p>220,977</text:p>
          </table:table-cell>
          <table:table-cell table:style-name="ce4" office:value-type="float" office:value="219708" calcext:value-type="float">
            <text:p>219,708</text:p>
          </table:table-cell>
          <table:table-cell table:style-name="ce4" office:value-type="float" office:value="217210" calcext:value-type="float">
            <text:p>217,210</text:p>
          </table:table-cell>
          <table:table-cell table:style-name="ce4" office:value-type="float" office:value="215654" calcext:value-type="float">
            <text:p>215,654</text:p>
          </table:table-cell>
          <table:table-cell table:style-name="ce4" office:value-type="float" office:value="215634" calcext:value-type="float">
            <text:p>215,6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óstol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06015" calcext:value-type="float">
            <text:p>206,015</text:p>
          </table:table-cell>
          <table:table-cell table:style-name="ce4" office:value-type="float" office:value="203493" calcext:value-type="float">
            <text:p>203,493</text:p>
          </table:table-cell>
          <table:table-cell table:style-name="ce4" office:value-type="float" office:value="206031" calcext:value-type="float">
            <text:p>206,031</text:p>
          </table:table-cell>
          <table:table-cell table:style-name="ce4" office:value-type="float" office:value="206451" calcext:value-type="float">
            <text:p>206,451</text:p>
          </table:table-cell>
          <table:table-cell table:style-name="ce4" office:value-type="float" office:value="205712" calcext:value-type="float">
            <text:p>205,712</text:p>
          </table:table-cell>
          <table:table-cell table:style-name="ce4" office:value-type="float" office:value="206263" calcext:value-type="float">
            <text:p>206,263</text:p>
          </table:table-cell>
          <table:table-cell table:style-name="ce4" office:value-type="float" office:value="205614" calcext:value-type="float">
            <text:p>205,6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che/Elx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30822" calcext:value-type="float">
            <text:p>230,822</text:p>
          </table:table-cell>
          <table:table-cell table:style-name="ce4" office:value-type="float" office:value="227417" calcext:value-type="float">
            <text:p>227,417</text:p>
          </table:table-cell>
          <table:table-cell table:style-name="ce4" office:value-type="float" office:value="230587" calcext:value-type="float">
            <text:p>230,587</text:p>
          </table:table-cell>
          <table:table-cell table:style-name="ce4" office:value-type="float" office:value="230224" calcext:value-type="float">
            <text:p>230,224</text:p>
          </table:table-cell>
          <table:table-cell table:style-name="ce4" office:value-type="float" office:value="228647" calcext:value-type="float">
            <text:p>228,647</text:p>
          </table:table-cell>
          <table:table-cell table:style-name="ce4" office:value-type="float" office:value="227312" calcext:value-type="float">
            <text:p>227,312</text:p>
          </table:table-cell>
          <table:table-cell table:style-name="ce4" office:value-type="float" office:value="227659" calcext:value-type="float">
            <text:p>227,6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tage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14165" calcext:value-type="float">
            <text:p>214,165</text:p>
          </table:table-cell>
          <table:table-cell table:style-name="ce4" office:value-type="float" office:value="215757" calcext:value-type="float">
            <text:p>215,757</text:p>
          </table:table-cell>
          <table:table-cell table:style-name="ce4" office:value-type="float" office:value="216655" calcext:value-type="float">
            <text:p>216,655</text:p>
          </table:table-cell>
          <table:table-cell table:style-name="ce4" office:value-type="float" office:value="217641" calcext:value-type="float">
            <text:p>217,641</text:p>
          </table:table-cell>
          <table:table-cell table:style-name="ce4" office:value-type="float" office:value="216451" calcext:value-type="float">
            <text:p>216,451</text:p>
          </table:table-cell>
          <table:table-cell table:style-name="ce4" office:value-type="float" office:value="216301" calcext:value-type="float">
            <text:p>216,301</text:p>
          </table:table-cell>
          <table:table-cell table:style-name="ce4" office:value-type="float" office:value="214759" calcext:value-type="float">
            <text:p>214,7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badel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07338" calcext:value-type="float">
            <text:p>207,338</text:p>
          </table:table-cell>
          <table:table-cell table:style-name="ce4" office:value-type="float" office:value="206949" calcext:value-type="float">
            <text:p>206,949</text:p>
          </table:table-cell>
          <table:table-cell table:style-name="ce4" office:value-type="float" office:value="207938" calcext:value-type="float">
            <text:p>207,938</text:p>
          </table:table-cell>
          <table:table-cell table:style-name="ce4" office:value-type="float" office:value="207649" calcext:value-type="float">
            <text:p>207,649</text:p>
          </table:table-cell>
          <table:table-cell table:style-name="ce4" office:value-type="float" office:value="207444" calcext:value-type="float">
            <text:p>207,444</text:p>
          </table:table-cell>
          <table:table-cell table:style-name="ce4" office:value-type="float" office:value="207814" calcext:value-type="float">
            <text:p>207,814</text:p>
          </table:table-cell>
          <table:table-cell table:style-name="ce4" office:value-type="float" office:value="208246" calcext:value-type="float">
            <text:p>208,2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erez de la Fronter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08896" calcext:value-type="float">
            <text:p>208,896</text:p>
          </table:table-cell>
          <table:table-cell table:style-name="ce4" office:value-type="float" office:value="211784" calcext:value-type="float">
            <text:p>211,784</text:p>
          </table:table-cell>
          <table:table-cell table:style-name="ce4" office:value-type="float" office:value="211900" calcext:value-type="float">
            <text:p>211,900</text:p>
          </table:table-cell>
          <table:table-cell table:style-name="ce4" office:value-type="float" office:value="211670" calcext:value-type="float">
            <text:p>211,670</text:p>
          </table:table-cell>
          <table:table-cell table:style-name="ce4" office:value-type="float" office:value="212226" calcext:value-type="float">
            <text:p>212,226</text:p>
          </table:table-cell>
          <table:table-cell table:style-name="ce4" office:value-type="float" office:value="212876" calcext:value-type="float">
            <text:p>212,876</text:p>
          </table:table-cell>
          <table:table-cell table:style-name="ce4" office:value-type="float" office:value="212830" calcext:value-type="float">
            <text:p>212,8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enlabra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98973" calcext:value-type="float">
            <text:p>198,973</text:p>
          </table:table-cell>
          <table:table-cell table:style-name="ce4" office:value-type="float" office:value="196986" calcext:value-type="float">
            <text:p>196,986</text:p>
          </table:table-cell>
          <table:table-cell table:style-name="ce4" office:value-type="float" office:value="198132" calcext:value-type="float">
            <text:p>198,132</text:p>
          </table:table-cell>
          <table:table-cell table:style-name="ce4" office:value-type="float" office:value="197520" calcext:value-type="float">
            <text:p>197,520</text:p>
          </table:table-cell>
          <table:table-cell table:style-name="ce4" office:value-type="float" office:value="195864" calcext:value-type="float">
            <text:p>195,864</text:p>
          </table:table-cell>
          <table:table-cell table:style-name="ce4" office:value-type="float" office:value="195180" calcext:value-type="float">
            <text:p>195,180</text:p>
          </table:table-cell>
          <table:table-cell table:style-name="ce4" office:value-type="float" office:value="194171" calcext:value-type="float">
            <text:p>194,1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 Sebastián/Donosti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5506" calcext:value-type="float">
            <text:p>185,506</text:p>
          </table:table-cell>
          <table:table-cell table:style-name="ce4" office:value-type="float" office:value="185512" calcext:value-type="float">
            <text:p>185,512</text:p>
          </table:table-cell>
          <table:table-cell table:style-name="ce4" office:value-type="float" office:value="186409" calcext:value-type="float">
            <text:p>186,409</text:p>
          </table:table-cell>
          <table:table-cell table:style-name="ce4" office:value-type="float" office:value="186500" calcext:value-type="float">
            <text:p>186,500</text:p>
          </table:table-cell>
          <table:table-cell table:style-name="ce4" office:value-type="float" office:value="186126" calcext:value-type="float">
            <text:p>186,126</text:p>
          </table:table-cell>
          <table:table-cell table:style-name="ce4" office:value-type="float" office:value="186095" calcext:value-type="float">
            <text:p>186,095</text:p>
          </table:table-cell>
          <table:table-cell table:style-name="ce4" office:value-type="float" office:value="186064" calcext:value-type="float">
            <text:p>186,06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calá de Henar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04120" calcext:value-type="float">
            <text:p>204,120</text:p>
          </table:table-cell>
          <table:table-cell table:style-name="ce4" office:value-type="float" office:value="200505" calcext:value-type="float">
            <text:p>200,505</text:p>
          </table:table-cell>
          <table:table-cell table:style-name="ce4" office:value-type="float" office:value="203924" calcext:value-type="float">
            <text:p>203,924</text:p>
          </table:table-cell>
          <table:table-cell table:style-name="ce4" office:value-type="float" office:value="204823" calcext:value-type="float">
            <text:p>204,823</text:p>
          </table:table-cell>
          <table:table-cell table:style-name="ce4" office:value-type="float" office:value="200768" calcext:value-type="float">
            <text:p>200,768</text:p>
          </table:table-cell>
          <table:table-cell table:style-name="ce4" office:value-type="float" office:value="198750" calcext:value-type="float">
            <text:p>198,750</text:p>
          </table:table-cell>
          <table:table-cell table:style-name="ce4" office:value-type="float" office:value="195907" calcext:value-type="float">
            <text:p>195,90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rrass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12724" calcext:value-type="float">
            <text:p>212,724</text:p>
          </table:table-cell>
          <table:table-cell table:style-name="ce4" office:value-type="float" office:value="214406" calcext:value-type="float">
            <text:p>214,406</text:p>
          </table:table-cell>
          <table:table-cell table:style-name="ce4" office:value-type="float" office:value="215678" calcext:value-type="float">
            <text:p>215,678</text:p>
          </table:table-cell>
          <table:table-cell table:style-name="ce4" office:value-type="float" office:value="215055" calcext:value-type="float">
            <text:p>215,055</text:p>
          </table:table-cell>
          <table:table-cell table:style-name="ce4" office:value-type="float" office:value="215517" calcext:value-type="float">
            <text:p>215,517</text:p>
          </table:table-cell>
          <table:table-cell table:style-name="ce4" office:value-type="float" office:value="215214" calcext:value-type="float">
            <text:p>215,214</text:p>
          </table:table-cell>
          <table:table-cell table:style-name="ce4" office:value-type="float" office:value="215121" calcext:value-type="float">
            <text:p>215,1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gané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7227" calcext:value-type="float">
            <text:p>187,227</text:p>
          </table:table-cell>
          <table:table-cell table:style-name="ce4" office:value-type="float" office:value="185758" calcext:value-type="float">
            <text:p>185,758</text:p>
          </table:table-cell>
          <table:table-cell table:style-name="ce4" office:value-type="float" office:value="187125" calcext:value-type="float">
            <text:p>187,125</text:p>
          </table:table-cell>
          <table:table-cell table:style-name="ce4" office:value-type="float" office:value="186995" calcext:value-type="float">
            <text:p>186,995</text:p>
          </table:table-cell>
          <table:table-cell table:style-name="ce4" office:value-type="float" office:value="186696" calcext:value-type="float">
            <text:p>186,696</text:p>
          </table:table-cell>
          <table:table-cell table:style-name="ce4" office:value-type="float" office:value="186907" calcext:value-type="float">
            <text:p>186,907</text:p>
          </table:table-cell>
          <table:table-cell table:style-name="ce4" office:value-type="float" office:value="187173" calcext:value-type="float">
            <text:p>187,17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merí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90013" calcext:value-type="float">
            <text:p>190,013</text:p>
          </table:table-cell>
          <table:table-cell table:style-name="ce4" office:value-type="float" office:value="189680" calcext:value-type="float">
            <text:p>189,680</text:p>
          </table:table-cell>
          <table:table-cell table:style-name="ce4" office:value-type="float" office:value="191443" calcext:value-type="float">
            <text:p>191,443</text:p>
          </table:table-cell>
          <table:table-cell table:style-name="ce4" office:value-type="float" office:value="192697" calcext:value-type="float">
            <text:p>192,697</text:p>
          </table:table-cell>
          <table:table-cell table:style-name="ce4" office:value-type="float" office:value="193351" calcext:value-type="float">
            <text:p>193,351</text:p>
          </table:table-cell>
          <table:table-cell table:style-name="ce4" office:value-type="float" office:value="194203" calcext:value-type="float">
            <text:p>194,203</text:p>
          </table:table-cell>
          <table:table-cell table:style-name="ce4" office:value-type="float" office:value="194515" calcext:value-type="float">
            <text:p>194,51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rgo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8574" calcext:value-type="float">
            <text:p>178,574</text:p>
          </table:table-cell>
          <table:table-cell table:style-name="ce4" office:value-type="float" office:value="178864" calcext:value-type="float">
            <text:p>178,864</text:p>
          </table:table-cell>
          <table:table-cell table:style-name="ce4" office:value-type="float" office:value="179906" calcext:value-type="float">
            <text:p>179,906</text:p>
          </table:table-cell>
          <table:table-cell table:style-name="ce4" office:value-type="float" office:value="179097" calcext:value-type="float">
            <text:p>179,097</text:p>
          </table:table-cell>
          <table:table-cell table:style-name="ce4" office:value-type="float" office:value="177776" calcext:value-type="float">
            <text:p>177,776</text:p>
          </table:table-cell>
          <table:table-cell table:style-name="ce4" office:value-type="float" office:value="177100" calcext:value-type="float">
            <text:p>177,100</text:p>
          </table:table-cell>
          <table:table-cell table:style-name="ce4" office:value-type="float" office:value="176608" calcext:value-type="float">
            <text:p>176,6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lamanc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54462" calcext:value-type="float">
            <text:p>154,462</text:p>
          </table:table-cell>
          <table:table-cell table:style-name="ce4" office:value-type="float" office:value="151658" calcext:value-type="float">
            <text:p>151,658</text:p>
          </table:table-cell>
          <table:table-cell table:style-name="ce4" office:value-type="float" office:value="152048" calcext:value-type="float">
            <text:p>152,048</text:p>
          </table:table-cell>
          <table:table-cell table:style-name="ce4" office:value-type="float" office:value="149528" calcext:value-type="float">
            <text:p>149,528</text:p>
          </table:table-cell>
          <table:table-cell table:style-name="ce4" office:value-type="float" office:value="148042" calcext:value-type="float">
            <text:p>148,042</text:p>
          </table:table-cell>
          <table:table-cell table:style-name="ce4" office:value-type="float" office:value="146438" calcext:value-type="float">
            <text:p>146,438</text:p>
          </table:table-cell>
          <table:table-cell table:style-name="ce4" office:value-type="float" office:value="144949" calcext:value-type="float">
            <text:p>144,9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corcó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68299" calcext:value-type="float">
            <text:p>168,299</text:p>
          </table:table-cell>
          <table:table-cell table:style-name="ce4" office:value-type="float" office:value="167217" calcext:value-type="float">
            <text:p>167,217</text:p>
          </table:table-cell>
          <table:table-cell table:style-name="ce4" office:value-type="float" office:value="169308" calcext:value-type="float">
            <text:p>169,308</text:p>
          </table:table-cell>
          <table:table-cell table:style-name="ce4" office:value-type="float" office:value="169773" calcext:value-type="float">
            <text:p>169,773</text:p>
          </table:table-cell>
          <table:table-cell table:style-name="ce4" office:value-type="float" office:value="170336" calcext:value-type="float">
            <text:p>170,336</text:p>
          </table:table-cell>
          <table:table-cell table:style-name="ce4" office:value-type="float" office:value="167136" calcext:value-type="float">
            <text:p>167,136</text:p>
          </table:table-cell>
          <table:table-cell table:style-name="ce4" office:value-type="float" office:value="167354" calcext:value-type="float">
            <text:p>167,3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taf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69130" calcext:value-type="float">
            <text:p>169,130</text:p>
          </table:table-cell>
          <table:table-cell table:style-name="ce4" office:value-type="float" office:value="168642" calcext:value-type="float">
            <text:p>168,642</text:p>
          </table:table-cell>
          <table:table-cell table:style-name="ce4" office:value-type="float" office:value="171280" calcext:value-type="float">
            <text:p>171,280</text:p>
          </table:table-cell>
          <table:table-cell table:style-name="ce4" office:value-type="float" office:value="172526" calcext:value-type="float">
            <text:p>172,526</text:p>
          </table:table-cell>
          <table:table-cell table:style-name="ce4" office:value-type="float" office:value="173057" calcext:value-type="float">
            <text:p>173,057</text:p>
          </table:table-cell>
          <table:table-cell table:style-name="ce4" office:value-type="float" office:value="174921" calcext:value-type="float">
            <text:p>174,921</text:p>
          </table:table-cell>
          <table:table-cell table:style-name="ce4" office:value-type="float" office:value="176659" calcext:value-type="float">
            <text:p>176,6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bacet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0475" calcext:value-type="float">
            <text:p>170,475</text:p>
          </table:table-cell>
          <table:table-cell table:style-name="ce4" office:value-type="float" office:value="171999" calcext:value-type="float">
            <text:p>171,999</text:p>
          </table:table-cell>
          <table:table-cell table:style-name="ce4" office:value-type="float" office:value="172472" calcext:value-type="float">
            <text:p>172,472</text:p>
          </table:table-cell>
          <table:table-cell table:style-name="ce4" office:value-type="float" office:value="172693" calcext:value-type="float">
            <text:p>172,693</text:p>
          </table:table-cell>
          <table:table-cell table:style-name="ce4" office:value-type="float" office:value="172487" calcext:value-type="float">
            <text:p>172,487</text:p>
          </table:table-cell>
          <table:table-cell table:style-name="ce4" office:value-type="float" office:value="172121" calcext:value-type="float">
            <text:p>172,121</text:p>
          </table:table-cell>
          <table:table-cell table:style-name="ce4" office:value-type="float" office:value="172426" calcext:value-type="float">
            <text:p>172,4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stellón de la Plana/Castelló de la Pla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0690" calcext:value-type="float">
            <text:p>180,690</text:p>
          </table:table-cell>
          <table:table-cell table:style-name="ce4" office:value-type="float" office:value="176298" calcext:value-type="float">
            <text:p>176,298</text:p>
          </table:table-cell>
          <table:table-cell table:style-name="ce4" office:value-type="float" office:value="180204" calcext:value-type="float">
            <text:p>180,204</text:p>
          </table:table-cell>
          <table:table-cell table:style-name="ce4" office:value-type="float" office:value="180185" calcext:value-type="float">
            <text:p>180,185</text:p>
          </table:table-cell>
          <table:table-cell table:style-name="ce4" office:value-type="float" office:value="173841" calcext:value-type="float">
            <text:p>173,841</text:p>
          </table:table-cell>
          <table:table-cell table:style-name="ce4" office:value-type="float" office:value="171669" calcext:value-type="float">
            <text:p>171,669</text:p>
          </table:table-cell>
          <table:table-cell table:style-name="ce4" office:value-type="float" office:value="170990" calcext:value-type="float">
            <text:p>170,99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uelv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49310" calcext:value-type="float">
            <text:p>149,310</text:p>
          </table:table-cell>
          <table:table-cell table:style-name="ce4" office:value-type="float" office:value="147808" calcext:value-type="float">
            <text:p>147,808</text:p>
          </table:table-cell>
          <table:table-cell table:style-name="ce4" office:value-type="float" office:value="148568" calcext:value-type="float">
            <text:p>148,568</text:p>
          </table:table-cell>
          <table:table-cell table:style-name="ce4" office:value-type="float" office:value="148101" calcext:value-type="float">
            <text:p>148,101</text:p>
          </table:table-cell>
          <table:table-cell table:style-name="ce4" office:value-type="float" office:value="147212" calcext:value-type="float">
            <text:p>147,212</text:p>
          </table:table-cell>
          <table:table-cell table:style-name="ce4" office:value-type="float" office:value="146318" calcext:value-type="float">
            <text:p>146,318</text:p>
          </table:table-cell>
          <table:table-cell table:style-name="ce4" office:value-type="float" office:value="145468" calcext:value-type="float">
            <text:p>145,4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ádiz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5826" calcext:value-type="float">
            <text:p>125,826</text:p>
          </table:table-cell>
          <table:table-cell table:style-name="ce4" office:value-type="float" office:value="124014" calcext:value-type="float">
            <text:p>124,014</text:p>
          </table:table-cell>
          <table:table-cell table:style-name="ce4" office:value-type="float" office:value="123948" calcext:value-type="float">
            <text:p>123,948</text:p>
          </table:table-cell>
          <table:table-cell table:style-name="ce4" office:value-type="float" office:value="122990" calcext:value-type="float">
            <text:p>122,990</text:p>
          </table:table-cell>
          <table:table-cell table:style-name="ce4" office:value-type="float" office:value="121739" calcext:value-type="float">
            <text:p>121,739</text:p>
          </table:table-cell>
          <table:table-cell table:style-name="ce4" office:value-type="float" office:value="120468" calcext:value-type="float">
            <text:p>120,468</text:p>
          </table:table-cell>
          <table:table-cell table:style-name="ce4" office:value-type="float" office:value="118919" calcext:value-type="float">
            <text:p>118,9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ó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34012" calcext:value-type="float">
            <text:p>134,012</text:p>
          </table:table-cell>
          <table:table-cell table:style-name="ce4" office:value-type="float" office:value="131411" calcext:value-type="float">
            <text:p>131,411</text:p>
          </table:table-cell>
          <table:table-cell table:style-name="ce4" office:value-type="float" office:value="131680" calcext:value-type="float">
            <text:p>131,680</text:p>
          </table:table-cell>
          <table:table-cell table:style-name="ce4" office:value-type="float" office:value="130601" calcext:value-type="float">
            <text:p>130,601</text:p>
          </table:table-cell>
          <table:table-cell table:style-name="ce4" office:value-type="float" office:value="129551" calcext:value-type="float">
            <text:p>129,551</text:p>
          </table:table-cell>
          <table:table-cell table:style-name="ce4" office:value-type="float" office:value="127817" calcext:value-type="float">
            <text:p>127,817</text:p>
          </table:table-cell>
          <table:table-cell table:style-name="ce4" office:value-type="float" office:value="126192" calcext:value-type="float">
            <text:p>126,19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 Cristóbal de la Lagu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52222" calcext:value-type="float">
            <text:p>152,222</text:p>
          </table:table-cell>
          <table:table-cell table:style-name="ce4" office:value-type="float" office:value="152025" calcext:value-type="float">
            <text:p>152,025</text:p>
          </table:table-cell>
          <table:table-cell table:style-name="ce4" office:value-type="float" office:value="153224" calcext:value-type="float">
            <text:p>153,224</text:p>
          </table:table-cell>
          <table:table-cell table:style-name="ce4" office:value-type="float" office:value="151718" calcext:value-type="float">
            <text:p>151,718</text:p>
          </table:table-cell>
          <table:table-cell table:style-name="ce4" office:value-type="float" office:value="153009" calcext:value-type="float">
            <text:p>153,009</text:p>
          </table:table-cell>
          <table:table-cell table:style-name="ce4" office:value-type="float" office:value="152843" calcext:value-type="float">
            <text:p>152,843</text:p>
          </table:table-cell>
          <table:table-cell table:style-name="ce4" office:value-type="float" office:value="153111" calcext:value-type="float">
            <text:p>153,11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rrago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40184" calcext:value-type="float">
            <text:p>140,184</text:p>
          </table:table-cell>
          <table:table-cell table:style-name="ce4" office:value-type="float" office:value="133223" calcext:value-type="float">
            <text:p>133,223</text:p>
          </table:table-cell>
          <table:table-cell table:style-name="ce4" office:value-type="float" office:value="133954" calcext:value-type="float">
            <text:p>133,954</text:p>
          </table:table-cell>
          <table:table-cell table:style-name="ce4" office:value-type="float" office:value="133545" calcext:value-type="float">
            <text:p>133,545</text:p>
          </table:table-cell>
          <table:table-cell table:style-name="ce4" office:value-type="float" office:value="132199" calcext:value-type="float">
            <text:p>132,199</text:p>
          </table:table-cell>
          <table:table-cell table:style-name="ce4" office:value-type="float" office:value="131255" calcext:value-type="float">
            <text:p>131,255</text:p>
          </table:table-cell>
          <table:table-cell table:style-name="ce4" office:value-type="float" office:value="131094" calcext:value-type="float">
            <text:p>131,09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a Coloma de Gramene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0060" calcext:value-type="float">
            <text:p>120,060</text:p>
          </table:table-cell>
          <table:table-cell table:style-name="ce4" office:value-type="float" office:value="119391" calcext:value-type="float">
            <text:p>119,391</text:p>
          </table:table-cell>
          <table:table-cell table:style-name="ce4" office:value-type="float" office:value="120593" calcext:value-type="float">
            <text:p>120,593</text:p>
          </table:table-cell>
          <table:table-cell table:style-name="ce4" office:value-type="float" office:value="120029" calcext:value-type="float">
            <text:p>120,029</text:p>
          </table:table-cell>
          <table:table-cell table:style-name="ce4" office:value-type="float" office:value="118738" calcext:value-type="float">
            <text:p>118,738</text:p>
          </table:table-cell>
          <table:table-cell table:style-name="ce4" office:value-type="float" office:value="116950" calcext:value-type="float">
            <text:p>116,950</text:p>
          </table:table-cell>
          <table:table-cell table:style-name="ce4" office:value-type="float" office:value="117153" calcext:value-type="float">
            <text:p>117,1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é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6790" calcext:value-type="float">
            <text:p>116,790</text:p>
          </table:table-cell>
          <table:table-cell table:style-name="ce4" office:value-type="float" office:value="116469" calcext:value-type="float">
            <text:p>116,469</text:p>
          </table:table-cell>
          <table:table-cell table:style-name="ce4" office:value-type="float" office:value="116731" calcext:value-type="float">
            <text:p>116,731</text:p>
          </table:table-cell>
          <table:table-cell table:style-name="ce4" office:value-type="float" office:value="116176" calcext:value-type="float">
            <text:p>116,176</text:p>
          </table:table-cell>
          <table:table-cell table:style-name="ce4" office:value-type="float" office:value="115837" calcext:value-type="float">
            <text:p>115,837</text:p>
          </table:table-cell>
          <table:table-cell table:style-name="ce4" office:value-type="float" office:value="115395" calcext:value-type="float">
            <text:p>115,395</text:p>
          </table:table-cell>
          <table:table-cell table:style-name="ce4" office:value-type="float" office:value="114658" calcext:value-type="float">
            <text:p>114,6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lei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37387" calcext:value-type="float">
            <text:p>137,387</text:p>
          </table:table-cell>
          <table:table-cell table:style-name="ce4" office:value-type="float" office:value="137283" calcext:value-type="float">
            <text:p>137,283</text:p>
          </table:table-cell>
          <table:table-cell table:style-name="ce4" office:value-type="float" office:value="139834" calcext:value-type="float">
            <text:p>139,834</text:p>
          </table:table-cell>
          <table:table-cell table:style-name="ce4" office:value-type="float" office:value="139809" calcext:value-type="float">
            <text:p>139,809</text:p>
          </table:table-cell>
          <table:table-cell table:style-name="ce4" office:value-type="float" office:value="139176" calcext:value-type="float">
            <text:p>139,176</text:p>
          </table:table-cell>
          <table:table-cell table:style-name="ce4" office:value-type="float" office:value="138542" calcext:value-type="float">
            <text:p>138,542</text:p>
          </table:table-cell>
          <table:table-cell table:style-name="ce4" office:value-type="float" office:value="138144" calcext:value-type="float">
            <text:p>138,1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urens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8673" calcext:value-type="float">
            <text:p>108,673</text:p>
          </table:table-cell>
          <table:table-cell table:style-name="ce4" office:value-type="float" office:value="107314" calcext:value-type="float">
            <text:p>107,314</text:p>
          </table:table-cell>
          <table:table-cell table:style-name="ce4" office:value-type="float" office:value="107597" calcext:value-type="float">
            <text:p>107,597</text:p>
          </table:table-cell>
          <table:table-cell table:style-name="ce4" office:value-type="float" office:value="107542" calcext:value-type="float">
            <text:p>107,542</text:p>
          </table:table-cell>
          <table:table-cell table:style-name="ce4" office:value-type="float" office:value="106905" calcext:value-type="float">
            <text:p>106,905</text:p>
          </table:table-cell>
          <table:table-cell table:style-name="ce4" office:value-type="float" office:value="106231" calcext:value-type="float">
            <text:p>106,231</text:p>
          </table:table-cell>
          <table:table-cell table:style-name="ce4" office:value-type="float" office:value="105893" calcext:value-type="float">
            <text:p>105,89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aró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2905" calcext:value-type="float">
            <text:p>122,905</text:p>
          </table:table-cell>
          <table:table-cell table:style-name="ce4" office:value-type="float" office:value="123367" calcext:value-type="float">
            <text:p>123,367</text:p>
          </table:table-cell>
          <table:table-cell table:style-name="ce4" office:value-type="float" office:value="124084" calcext:value-type="float">
            <text:p>124,084</text:p>
          </table:table-cell>
          <table:table-cell table:style-name="ce4" office:value-type="float" office:value="124099" calcext:value-type="float">
            <text:p>124,099</text:p>
          </table:table-cell>
          <table:table-cell table:style-name="ce4" office:value-type="float" office:value="124280" calcext:value-type="float">
            <text:p>124,280</text:p>
          </table:table-cell>
          <table:table-cell table:style-name="ce4" office:value-type="float" office:value="124867" calcext:value-type="float">
            <text:p>124,867</text:p>
          </table:table-cell>
          <table:table-cell table:style-name="ce4" office:value-type="float" office:value="125517" calcext:value-type="float">
            <text:p>125,5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s Hermana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5086" calcext:value-type="float">
            <text:p>125,086</text:p>
          </table:table-cell>
          <table:table-cell table:style-name="ce4" office:value-type="float" office:value="128433" calcext:value-type="float">
            <text:p>128,433</text:p>
          </table:table-cell>
          <table:table-cell table:style-name="ce4" office:value-type="float" office:value="128794" calcext:value-type="float">
            <text:p>128,794</text:p>
          </table:table-cell>
          <table:table-cell table:style-name="ce4" office:value-type="float" office:value="129719" calcext:value-type="float">
            <text:p>129,719</text:p>
          </table:table-cell>
          <table:table-cell table:style-name="ce4" office:value-type="float" office:value="130369" calcext:value-type="float">
            <text:p>130,369</text:p>
          </table:table-cell>
          <table:table-cell table:style-name="ce4" office:value-type="float" office:value="131317" calcext:value-type="float">
            <text:p>131,317</text:p>
          </table:table-cell>
          <table:table-cell table:style-name="ce4" office:value-type="float" office:value="131855" calcext:value-type="float">
            <text:p>131,8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gecira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6417" calcext:value-type="float">
            <text:p>116,417</text:p>
          </table:table-cell>
          <table:table-cell table:style-name="ce4" office:value-type="float" office:value="117695" calcext:value-type="float">
            <text:p>117,695</text:p>
          </table:table-cell>
          <table:table-cell table:style-name="ce4" office:value-type="float" office:value="116917" calcext:value-type="float">
            <text:p>116,917</text:p>
          </table:table-cell>
          <table:table-cell table:style-name="ce4" office:value-type="float" office:value="114277" calcext:value-type="float">
            <text:p>114,277</text:p>
          </table:table-cell>
          <table:table-cell table:style-name="ce4" office:value-type="float" office:value="117974" calcext:value-type="float">
            <text:p>117,974</text:p>
          </table:table-cell>
          <table:table-cell table:style-name="ce4" office:value-type="float" office:value="118920" calcext:value-type="float">
            <text:p>118,920</text:p>
          </table:table-cell>
          <table:table-cell table:style-name="ce4" office:value-type="float" office:value="120601" calcext:value-type="float">
            <text:p>120,6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bell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36322" calcext:value-type="float">
            <text:p>136,322</text:p>
          </table:table-cell>
          <table:table-cell table:style-name="ce4" office:value-type="float" office:value="135124" calcext:value-type="float">
            <text:p>135,124</text:p>
          </table:table-cell>
          <table:table-cell table:style-name="ce4" office:value-type="float" office:value="140473" calcext:value-type="float">
            <text:p>140,473</text:p>
          </table:table-cell>
          <table:table-cell table:style-name="ce4" office:value-type="float" office:value="142018" calcext:value-type="float">
            <text:p>142,018</text:p>
          </table:table-cell>
          <table:table-cell table:style-name="ce4" office:value-type="float" office:value="138679" calcext:value-type="float">
            <text:p>138,679</text:p>
          </table:table-cell>
          <table:table-cell table:style-name="ce4" office:value-type="float" office:value="139537" calcext:value-type="float">
            <text:p>139,537</text:p>
          </table:table-cell>
          <table:table-cell table:style-name="ce4" office:value-type="float" office:value="140744" calcext:value-type="float">
            <text:p>140,7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rejón de Ardoz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8441" calcext:value-type="float">
            <text:p>118,441</text:p>
          </table:table-cell>
          <table:table-cell table:style-name="ce4" office:value-type="float" office:value="123213" calcext:value-type="float">
            <text:p>123,213</text:p>
          </table:table-cell>
          <table:table-cell table:style-name="ce4" office:value-type="float" office:value="125331" calcext:value-type="float">
            <text:p>125,331</text:p>
          </table:table-cell>
          <table:table-cell table:style-name="ce4" office:value-type="float" office:value="123761" calcext:value-type="float">
            <text:p>123,761</text:p>
          </table:table-cell>
          <table:table-cell table:style-name="ce4" office:value-type="float" office:value="126878" calcext:value-type="float">
            <text:p>126,878</text:p>
          </table:table-cell>
          <table:table-cell table:style-name="ce4" office:value-type="float" office:value="126934" calcext:value-type="float">
            <text:p>126,934</text:p>
          </table:table-cell>
          <table:table-cell table:style-name="ce4" office:value-type="float" office:value="126981" calcext:value-type="float">
            <text:p>126,9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cobenda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0080" calcext:value-type="float">
            <text:p>110,080</text:p>
          </table:table-cell>
          <table:table-cell table:style-name="ce4" office:value-type="float" office:value="110351" calcext:value-type="float">
            <text:p>110,351</text:p>
          </table:table-cell>
          <table:table-cell table:style-name="ce4" office:value-type="float" office:value="111040" calcext:value-type="float">
            <text:p>111,040</text:p>
          </table:table-cell>
          <table:table-cell table:style-name="ce4" office:value-type="float" office:value="112196" calcext:value-type="float">
            <text:p>112,196</text:p>
          </table:table-cell>
          <table:table-cell table:style-name="ce4" office:value-type="float" office:value="112188" calcext:value-type="float">
            <text:p>112,188</text:p>
          </table:table-cell>
          <table:table-cell table:style-name="ce4" office:value-type="float" office:value="113055" calcext:value-type="float">
            <text:p>113,055</text:p>
          </table:table-cell>
          <table:table-cell table:style-name="ce4" office:value-type="float" office:value="113340" calcext:value-type="float">
            <text:p>113,34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calá de Guadaír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74845" calcext:value-type="float">
            <text:p>74,845</text:p>
          </table:table-cell>
          <table:table-cell table:style-name="ce4" office:value-type="float" office:value="75080" calcext:value-type="float">
            <text:p>75,08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coy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9567" calcext:value-type="float">
            <text:p>59,567</text:p>
          </table:table-cell>
          <table:table-cell table:style-name="ce4" office:value-type="float" office:value="59198" calcext:value-type="float">
            <text:p>59,19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Ávil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8358" calcext:value-type="float">
            <text:p>58,358</text:p>
          </table:table-cell>
          <table:table-cell table:style-name="ce4" office:value-type="float" office:value="58083" calcext:value-type="float">
            <text:p>58,08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nalmáden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6598" calcext:value-type="float">
            <text:p>66,598</text:p>
          </table:table-cell>
          <table:table-cell table:style-name="ce4" office:value-type="float" office:value="67245" calcext:value-type="float">
            <text:p>67,2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clana de la Fronter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82777" calcext:value-type="float">
            <text:p>82,777</text:p>
          </table:table-cell>
          <table:table-cell table:style-name="ce4" office:value-type="float" office:value="82645" calcext:value-type="float">
            <text:p>82,6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llado Villalb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2056" calcext:value-type="float">
            <text:p>62,056</text:p>
          </table:table-cell>
          <table:table-cell table:style-name="ce4" office:value-type="float" office:value="61597" calcext:value-type="float">
            <text:p>61,59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uenc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5428" calcext:value-type="float">
            <text:p>55,428</text:p>
          </table:table-cell>
          <table:table-cell table:style-name="ce4" office:value-type="float" office:value="55102" calcext:value-type="float">
            <text:p>55,1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iviss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49975" calcext:value-type="float">
            <text:p>49,975</text:p>
          </table:table-cell>
          <table:table-cell table:style-name="ce4" office:value-type="float" office:value="49549" calcext:value-type="float">
            <text:p>49,5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nares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9737" calcext:value-type="float">
            <text:p>59,737</text:p>
          </table:table-cell>
          <table:table-cell table:style-name="ce4" office:value-type="float" office:value="58829" calcext:value-type="float">
            <text:p>58,8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rc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91714" calcext:value-type="float">
            <text:p>91,714</text:p>
          </table:table-cell>
          <table:table-cell table:style-name="ce4" office:value-type="float" office:value="91730" calcext:value-type="float">
            <text:p>91,7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érid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8971" calcext:value-type="float">
            <text:p>58,971</text:p>
          </table:table-cell>
          <table:table-cell table:style-name="ce4" office:value-type="float" office:value="59174" calcext:value-type="float">
            <text:p>59,1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gunto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4944" calcext:value-type="float">
            <text:p>64,944</text:p>
          </table:table-cell>
          <table:table-cell table:style-name="ce4" office:value-type="float" office:value="64439" calcext:value-type="float">
            <text:p>64,43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relaveg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3496" calcext:value-type="float">
            <text:p>53,496</text:p>
          </table:table-cell>
          <table:table-cell table:style-name="ce4" office:value-type="float" office:value="52819" calcext:value-type="float">
            <text:p>52,8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demoro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72854" calcext:value-type="float">
            <text:p>72,854</text:p>
          </table:table-cell>
          <table:table-cell table:style-name="ce4" office:value-type="float" office:value="72988" calcext:value-type="float">
            <text:p>72,9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erto de la Cruz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29412" calcext:value-type="float">
            <text:p>29,412</text:p>
          </table:table-cell>
          <table:table-cell table:style-name="ce4" office:value-type="float" office:value="29497" calcext:value-type="float">
            <text:p>29,49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erto de la Cruz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5688" calcext:value-type="float">
            <text:p>65,688</text:p>
          </table:table-cell>
          <table:table-cell table:style-name="ce4" office:value-type="float" office:value="65646" calcext:value-type="float">
            <text:p>65,6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7340" calcext:value-type="float">
            <text:p>67,340</text:p>
          </table:table-cell>
          <table:table-cell table:style-name="ce4" office:value-type="float" office:value="67854" calcext:value-type="float">
            <text:p>67,8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gualad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8751" calcext:value-type="float">
            <text:p>38,751</text:p>
          </table:table-cell>
          <table:table-cell table:style-name="ce4" office:value-type="float" office:value="38987" calcext:value-type="float">
            <text:p>38,9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gualad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0851" calcext:value-type="float">
            <text:p>60,851</text:p>
          </table:table-cell>
          <table:table-cell table:style-name="ce4" office:value-type="float" office:value="61007" calcext:value-type="float">
            <text:p>61,00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rent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80107" calcext:value-type="float">
            <text:p>80,107</text:p>
          </table:table-cell>
          <table:table-cell table:style-name="ce4" office:value-type="float" office:value="80762" calcext:value-type="float">
            <text:p>80,76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slat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43320" calcext:value-type="float">
            <text:p>43,320</text:p>
          </table:table-cell>
          <table:table-cell table:style-name="ce4" office:value-type="float" office:value="42988" calcext:value-type="float">
            <text:p>42,9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ivas-Vaciamadrid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81473" calcext:value-type="float">
            <text:p>81,473</text:p>
          </table:table-cell>
          <table:table-cell table:style-name="ce4" office:value-type="float" office:value="82715" calcext:value-type="float">
            <text:p>82,71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turtzi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46284" calcext:value-type="float">
            <text:p>46,284</text:p>
          </table:table-cell>
          <table:table-cell table:style-name="ce4" office:value-type="float" office:value="46043" calcext:value-type="float">
            <text:p>46,0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plugues de Llobregat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45626" calcext:value-type="float">
            <text:p>45,626</text:p>
          </table:table-cell>
          <table:table-cell table:style-name="ce4" office:value-type="float" office:value="45733" calcext:value-type="float">
            <text:p>45,7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 Vicente del Raspeig/Sant Vicent del Raspeig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6302" calcext:value-type="float">
            <text:p>56,302</text:p>
          </table:table-cell>
          <table:table-cell table:style-name="ce4" office:value-type="float" office:value="56715" calcext:value-type="float">
            <text:p>56,71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an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4291153" calcext:value-type="float">
            <text:p>64,291,153</text:p>
          </table:table-cell>
          <table:table-cell table:style-name="ce4" office:value-type="float" office:value="64611814" calcext:value-type="float">
            <text:p>64,611,814</text:p>
          </table:table-cell>
          <table:table-cell table:style-name="ce4" office:value-type="float" office:value="64932944" calcext:value-type="float">
            <text:p>64,932,944</text:p>
          </table:table-cell>
          <table:table-cell table:style-name="ce4" office:value-type="float" office:value="65240637" calcext:value-type="float">
            <text:p>65,240,637</text:p>
          </table:table-cell>
          <table:table-cell table:style-name="ce4" office:value-type="float" office:value="65615841" calcext:value-type="float">
            <text:p>65,615,841</text:p>
          </table:table-cell>
          <table:table-cell table:style-name="ce4" office:value-type="float" office:value="65907160" calcext:value-type="float">
            <text:p>65,907,16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ri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233906" calcext:value-type="float">
            <text:p>2,233,906</text:p>
          </table:table-cell>
          <table:table-cell table:style-name="ce4" office:value-type="float" office:value="2243718" calcext:value-type="float">
            <text:p>2,243,718</text:p>
          </table:table-cell>
          <table:table-cell table:style-name="ce4" office:value-type="float" office:value="2249977" calcext:value-type="float">
            <text:p>2,249,977</text:p>
          </table:table-cell>
          <table:table-cell table:style-name="ce4" office:value-type="float" office:value="2240681" calcext:value-type="float">
            <text:p>2,240,681</text:p>
          </table:table-cell>
          <table:table-cell table:style-name="ce4" office:value-type="float" office:value="2229870" calcext:value-type="float">
            <text:p>2,229,870</text:p>
          </table:table-cell>
          <table:table-cell table:style-name="ce4" office:value-type="float" office:value="2220445" calcext:value-type="float">
            <text:p>2,220,44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ris (greater city)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695406" calcext:value-type="float">
            <text:p>6,695,406</text:p>
          </table:table-cell>
          <table:table-cell table:style-name="ce4" office:value-type="float" office:value="6707750" calcext:value-type="float">
            <text:p>6,707,750</text:p>
          </table:table-cell>
          <table:table-cell table:style-name="ce4" office:value-type="float" office:value="6728051" calcext:value-type="float">
            <text:p>6,728,051</text:p>
          </table:table-cell>
          <table:table-cell table:style-name="ce4" office:value-type="float" office:value="6754282" calcext:value-type="float">
            <text:p>6,754,28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yo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82085" calcext:value-type="float">
            <text:p>1,282,085</text:p>
          </table:table-cell>
          <table:table-cell table:style-name="ce4" office:value-type="float" office:value="1293288" calcext:value-type="float">
            <text:p>1,293,288</text:p>
          </table:table-cell>
          <table:table-cell table:style-name="ce4" office:value-type="float" office:value="1307101" calcext:value-type="float">
            <text:p>1,307,101</text:p>
          </table:table-cell>
          <table:table-cell table:style-name="ce4" office:value-type="float" office:value="1321495" calcext:value-type="float">
            <text:p>1,321,495</text:p>
          </table:table-cell>
          <table:table-cell table:style-name="ce4" office:value-type="float" office:value="1333618" calcext:value-type="float">
            <text:p>1,333,618</text:p>
          </table:table-cell>
          <table:table-cell table:style-name="ce4" office:value-type="float" office:value="1351078" calcext:value-type="float">
            <text:p>1,351,07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ulous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00210" calcext:value-type="float">
            <text:p>700,210</text:p>
          </table:table-cell>
          <table:table-cell table:style-name="ce4" office:value-type="float" office:value="704454" calcext:value-type="float">
            <text:p>704,454</text:p>
          </table:table-cell>
          <table:table-cell table:style-name="ce4" office:value-type="float" office:value="714318" calcext:value-type="float">
            <text:p>714,318</text:p>
          </table:table-cell>
          <table:table-cell table:style-name="ce4" office:value-type="float" office:value="725052" calcext:value-type="float">
            <text:p>725,052</text:p>
          </table:table-cell>
          <table:table-cell table:style-name="ce4" office:value-type="float" office:value="734976" calcext:value-type="float">
            <text:p>734,976</text:p>
          </table:table-cell>
          <table:table-cell table:style-name="ce4" office:value-type="float" office:value="746919" calcext:value-type="float">
            <text:p>746,91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rasbourg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68402" calcext:value-type="float">
            <text:p>468,402</text:p>
          </table:table-cell>
          <table:table-cell table:style-name="ce4" office:value-type="float" office:value="468242" calcext:value-type="float">
            <text:p>468,242</text:p>
          </table:table-cell>
          <table:table-cell table:style-name="ce4" office:value-type="float" office:value="470109" calcext:value-type="float">
            <text:p>470,109</text:p>
          </table:table-cell>
          <table:table-cell table:style-name="ce4" office:value-type="float" office:value="473495" calcext:value-type="float">
            <text:p>473,495</text:p>
          </table:table-cell>
          <table:table-cell table:style-name="ce4" office:value-type="float" office:value="475993" calcext:value-type="float">
            <text:p>475,993</text:p>
          </table:table-cell>
          <table:table-cell table:style-name="ce4" office:value-type="float" office:value="477655" calcext:value-type="float">
            <text:p>477,65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rdeaux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08797" calcext:value-type="float">
            <text:p>708,797</text:p>
          </table:table-cell>
          <table:table-cell table:style-name="ce4" office:value-type="float" office:value="714191" calcext:value-type="float">
            <text:p>714,191</text:p>
          </table:table-cell>
          <table:table-cell table:style-name="ce4" office:value-type="float" office:value="720028" calcext:value-type="float">
            <text:p>720,028</text:p>
          </table:table-cell>
          <table:table-cell table:style-name="ce4" office:value-type="float" office:value="730116" calcext:value-type="float">
            <text:p>730,116</text:p>
          </table:table-cell>
          <table:table-cell table:style-name="ce4" office:value-type="float" office:value="742115" calcext:value-type="float">
            <text:p>742,115</text:p>
          </table:table-cell>
          <table:table-cell table:style-name="ce4" office:value-type="float" office:value="753601" calcext:value-type="float">
            <text:p>753,60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nt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82132" calcext:value-type="float">
            <text:p>582,132</text:p>
          </table:table-cell>
          <table:table-cell table:style-name="ce4" office:value-type="float" office:value="587478" calcext:value-type="float">
            <text:p>587,478</text:p>
          </table:table-cell>
          <table:table-cell table:style-name="ce4" office:value-type="float" office:value="593983" calcext:value-type="float">
            <text:p>593,983</text:p>
          </table:table-cell>
          <table:table-cell table:style-name="ce4" office:value-type="float" office:value="602853" calcext:value-type="float">
            <text:p>602,853</text:p>
          </table:table-cell>
          <table:table-cell table:style-name="ce4" office:value-type="float" office:value="609199" calcext:value-type="float">
            <text:p>609,199</text:p>
          </table:table-cell>
          <table:table-cell table:style-name="ce4" office:value-type="float" office:value="619240" calcext:value-type="float">
            <text:p>619,24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ll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09020" calcext:value-type="float">
            <text:p>1,109,020</text:p>
          </table:table-cell>
          <table:table-cell table:style-name="ce4" office:value-type="float" office:value="1112454" calcext:value-type="float">
            <text:p>1,112,454</text:p>
          </table:table-cell>
          <table:table-cell table:style-name="ce4" office:value-type="float" office:value="1113813" calcext:value-type="float">
            <text:p>1,113,813</text:p>
          </table:table-cell>
          <table:table-cell table:style-name="ce4" office:value-type="float" office:value="1119832" calcext:value-type="float">
            <text:p>1,119,832</text:p>
          </table:table-cell>
          <table:table-cell table:style-name="ce4" office:value-type="float" office:value="1128828" calcext:value-type="float">
            <text:p>1,128,828</text:p>
          </table:table-cell>
          <table:table-cell table:style-name="ce4" office:value-type="float" office:value="1133920" calcext:value-type="float">
            <text:p>1,133,92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ntpellier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13068" calcext:value-type="float">
            <text:p>413,068</text:p>
          </table:table-cell>
          <table:table-cell table:style-name="ce4" office:value-type="float" office:value="417540" calcext:value-type="float">
            <text:p>417,540</text:p>
          </table:table-cell>
          <table:table-cell table:style-name="ce4" office:value-type="float" office:value="427532" calcext:value-type="float">
            <text:p>427,532</text:p>
          </table:table-cell>
          <table:table-cell table:style-name="ce4" office:value-type="float" office:value="434189" calcext:value-type="float">
            <text:p>434,189</text:p>
          </table:table-cell>
          <table:table-cell table:style-name="ce4" office:value-type="float" office:value="441929" calcext:value-type="float">
            <text:p>441,929</text:p>
          </table:table-cell>
          <table:table-cell table:style-name="ce4" office:value-type="float" office:value="450051" calcext:value-type="float">
            <text:p>450,05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int-Etie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74669" calcext:value-type="float">
            <text:p>374,669</text:p>
          </table:table-cell>
          <table:table-cell table:style-name="ce4" office:value-type="float" office:value="374369" calcext:value-type="float">
            <text:p>374,369</text:p>
          </table:table-cell>
          <table:table-cell table:style-name="ce4" office:value-type="float" office:value="372730" calcext:value-type="float">
            <text:p>372,730</text:p>
          </table:table-cell>
          <table:table-cell table:style-name="ce4" office:value-type="float" office:value="374922" calcext:value-type="float">
            <text:p>374,922</text:p>
          </table:table-cell>
          <table:table-cell table:style-name="ce4" office:value-type="float" office:value="376266" calcext:value-type="float">
            <text:p>376,266</text:p>
          </table:table-cell>
          <table:table-cell table:style-name="ce4" office:value-type="float" office:value="375242" calcext:value-type="float">
            <text:p>375,24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 Havr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41080" calcext:value-type="float">
            <text:p>241,080</text:p>
          </table:table-cell>
          <table:table-cell table:style-name="ce4" office:value-type="float" office:value="239675" calcext:value-type="float">
            <text:p>239,675</text:p>
          </table:table-cell>
          <table:table-cell table:style-name="ce4" office:value-type="float" office:value="238171" calcext:value-type="float">
            <text:p>238,171</text:p>
          </table:table-cell>
          <table:table-cell table:style-name="ce4" office:value-type="float" office:value="237066" calcext:value-type="float">
            <text:p>237,066</text:p>
          </table:table-cell>
          <table:table-cell table:style-name="ce4" office:value-type="float" office:value="236040" calcext:value-type="float">
            <text:p>236,040</text:p>
          </table:table-cell>
          <table:table-cell table:style-name="ce4" office:value-type="float" office:value="236391" calcext:value-type="float">
            <text:p>236,39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nn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94201" calcext:value-type="float">
            <text:p>394,201</text:p>
          </table:table-cell>
          <table:table-cell table:style-name="ce4" office:value-type="float" office:value="398319" calcext:value-type="float">
            <text:p>398,319</text:p>
          </table:table-cell>
          <table:table-cell table:style-name="ce4" office:value-type="float" office:value="402331" calcext:value-type="float">
            <text:p>402,331</text:p>
          </table:table-cell>
          <table:table-cell table:style-name="ce4" office:value-type="float" office:value="408428" calcext:value-type="float">
            <text:p>408,428</text:p>
          </table:table-cell>
          <table:table-cell table:style-name="ce4" office:value-type="float" office:value="414186" calcext:value-type="float">
            <text:p>414,186</text:p>
          </table:table-cell>
          <table:table-cell table:style-name="ce4" office:value-type="float" office:value="420363" calcext:value-type="float">
            <text:p>420,36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ien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5519" calcext:value-type="float">
            <text:p>175,519</text:p>
          </table:table-cell>
          <table:table-cell table:style-name="ce4" office:value-type="float" office:value="175369" calcext:value-type="float">
            <text:p>175,369</text:p>
          </table:table-cell>
          <table:table-cell table:style-name="ce4" office:value-type="float" office:value="175438" calcext:value-type="float">
            <text:p>175,438</text:p>
          </table:table-cell>
          <table:table-cell table:style-name="ce4" office:value-type="float" office:value="175024" calcext:value-type="float">
            <text:p>175,024</text:p>
          </table:table-cell>
          <table:table-cell table:style-name="ce4" office:value-type="float" office:value="175387" calcext:value-type="float">
            <text:p>175,387</text:p>
          </table:table-cell>
          <table:table-cell table:style-name="ce4" office:value-type="float" office:value="175201" calcext:value-type="float">
            <text:p>175,20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ncy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57054" calcext:value-type="float">
            <text:p>257,054</text:p>
          </table:table-cell>
          <table:table-cell table:style-name="ce4" office:value-type="float" office:value="257072" calcext:value-type="float">
            <text:p>257,072</text:p>
          </table:table-cell>
          <table:table-cell table:style-name="ce4" office:value-type="float" office:value="256224" calcext:value-type="float">
            <text:p>256,224</text:p>
          </table:table-cell>
          <table:table-cell table:style-name="ce4" office:value-type="float" office:value="256004" calcext:value-type="float">
            <text:p>256,004</text:p>
          </table:table-cell>
          <table:table-cell table:style-name="ce4" office:value-type="float" office:value="254030" calcext:value-type="float">
            <text:p>254,030</text:p>
          </table:table-cell>
          <table:table-cell table:style-name="ce4" office:value-type="float" office:value="254788" calcext:value-type="float">
            <text:p>254,78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tz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20005" calcext:value-type="float">
            <text:p>220,005</text:p>
          </table:table-cell>
          <table:table-cell table:style-name="ce4" office:value-type="float" office:value="219236" calcext:value-type="float">
            <text:p>219,236</text:p>
          </table:table-cell>
          <table:table-cell table:style-name="ce4" office:value-type="float" office:value="218431" calcext:value-type="float">
            <text:p>218,431</text:p>
          </table:table-cell>
          <table:table-cell table:style-name="ce4" office:value-type="float" office:value="217799" calcext:value-type="float">
            <text:p>217,799</text:p>
          </table:table-cell>
          <table:table-cell table:style-name="ce4" office:value-type="float" office:value="217104" calcext:value-type="float">
            <text:p>217,104</text:p>
          </table:table-cell>
          <table:table-cell table:style-name="ce4" office:value-type="float" office:value="216029" calcext:value-type="float">
            <text:p>216,02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im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8597" calcext:value-type="float">
            <text:p>208,597</text:p>
          </table:table-cell>
          <table:table-cell table:style-name="ce4" office:value-type="float" office:value="207692" calcext:value-type="float">
            <text:p>207,692</text:p>
          </table:table-cell>
          <table:table-cell table:style-name="ce4" office:value-type="float" office:value="208144" calcext:value-type="float">
            <text:p>208,144</text:p>
          </table:table-cell>
          <table:table-cell table:style-name="ce4" office:value-type="float" office:value="209421" calcext:value-type="float">
            <text:p>209,421</text:p>
          </table:table-cell>
          <table:table-cell table:style-name="ce4" office:value-type="float" office:value="210177" calcext:value-type="float">
            <text:p>210,177</text:p>
          </table:table-cell>
          <table:table-cell table:style-name="ce4" office:value-type="float" office:value="210798" calcext:value-type="float">
            <text:p>210,79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rléan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72204" calcext:value-type="float">
            <text:p>272,204</text:p>
          </table:table-cell>
          <table:table-cell table:style-name="ce4" office:value-type="float" office:value="273083" calcext:value-type="float">
            <text:p>273,083</text:p>
          </table:table-cell>
          <table:table-cell table:style-name="ce4" office:value-type="float" office:value="273877" calcext:value-type="float">
            <text:p>273,877</text:p>
          </table:table-cell>
          <table:table-cell table:style-name="ce4" office:value-type="float" office:value="275083" calcext:value-type="float">
            <text:p>275,083</text:p>
          </table:table-cell>
          <table:table-cell table:style-name="ce4" office:value-type="float" office:value="276686" calcext:value-type="float">
            <text:p>276,686</text:p>
          </table:table-cell>
          <table:table-cell table:style-name="ce4" office:value-type="float" office:value="279549" calcext:value-type="float">
            <text:p>279,54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jo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45047" calcext:value-type="float">
            <text:p>245,047</text:p>
          </table:table-cell>
          <table:table-cell table:style-name="ce4" office:value-type="float" office:value="243959" calcext:value-type="float">
            <text:p>243,959</text:p>
          </table:table-cell>
          <table:table-cell table:style-name="ce4" office:value-type="float" office:value="244941" calcext:value-type="float">
            <text:p>244,941</text:p>
          </table:table-cell>
          <table:table-cell table:style-name="ce4" office:value-type="float" office:value="245685" calcext:value-type="float">
            <text:p>245,685</text:p>
          </table:table-cell>
          <table:table-cell table:style-name="ce4" office:value-type="float" office:value="247164" calcext:value-type="float">
            <text:p>247,164</text:p>
          </table:table-cell>
          <table:table-cell table:style-name="ce4" office:value-type="float" office:value="249025" calcext:value-type="float">
            <text:p>249,02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itier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6022" calcext:value-type="float">
            <text:p>136,022</text:p>
          </table:table-cell>
          <table:table-cell table:style-name="ce4" office:value-type="float" office:value="135033" calcext:value-type="float">
            <text:p>135,033</text:p>
          </table:table-cell>
          <table:table-cell table:style-name="ce4" office:value-type="float" office:value="135432" calcext:value-type="float">
            <text:p>135,432</text:p>
          </table:table-cell>
          <table:table-cell table:style-name="ce4" office:value-type="float" office:value="135635" calcext:value-type="float">
            <text:p>135,635</text:p>
          </table:table-cell>
          <table:table-cell table:style-name="ce4" office:value-type="float" office:value="135730" calcext:value-type="float">
            <text:p>135,730</text:p>
          </table:table-cell>
          <table:table-cell table:style-name="ce4" office:value-type="float" office:value="136069" calcext:value-type="float">
            <text:p>136,06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ermont-Ferrand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79385" calcext:value-type="float">
            <text:p>279,385</text:p>
          </table:table-cell>
          <table:table-cell table:style-name="ce4" office:value-type="float" office:value="280219" calcext:value-type="float">
            <text:p>280,219</text:p>
          </table:table-cell>
          <table:table-cell table:style-name="ce4" office:value-type="float" office:value="281605" calcext:value-type="float">
            <text:p>281,605</text:p>
          </table:table-cell>
          <table:table-cell table:style-name="ce4" office:value-type="float" office:value="282737" calcext:value-type="float">
            <text:p>282,737</text:p>
          </table:table-cell>
          <table:table-cell table:style-name="ce4" office:value-type="float" office:value="283635" calcext:value-type="float">
            <text:p>283,635</text:p>
          </table:table-cell>
          <table:table-cell table:style-name="ce4" office:value-type="float" office:value="284672" calcext:value-type="float">
            <text:p>284,67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e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17283" calcext:value-type="float">
            <text:p>217,283</text:p>
          </table:table-cell>
          <table:table-cell table:style-name="ce4" office:value-type="float" office:value="216919" calcext:value-type="float">
            <text:p>216,919</text:p>
          </table:table-cell>
          <table:table-cell table:style-name="ce4" office:value-type="float" office:value="216838" calcext:value-type="float">
            <text:p>216,838</text:p>
          </table:table-cell>
          <table:table-cell table:style-name="ce4" office:value-type="float" office:value="217281" calcext:value-type="float">
            <text:p>217,281</text:p>
          </table:table-cell>
          <table:table-cell table:style-name="ce4" office:value-type="float" office:value="217219" calcext:value-type="float">
            <text:p>217,219</text:p>
          </table:table-cell>
          <table:table-cell table:style-name="ce4" office:value-type="float" office:value="217659" calcext:value-type="float">
            <text:p>217,6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mog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9096" calcext:value-type="float">
            <text:p>199,096</text:p>
          </table:table-cell>
          <table:table-cell table:style-name="ce4" office:value-type="float" office:value="200115" calcext:value-type="float">
            <text:p>200,115</text:p>
          </table:table-cell>
          <table:table-cell table:style-name="ce4" office:value-type="float" office:value="199125" calcext:value-type="float">
            <text:p>199,125</text:p>
          </table:table-cell>
          <table:table-cell table:style-name="ce4" office:value-type="float" office:value="198109" calcext:value-type="float">
            <text:p>198,109</text:p>
          </table:table-cell>
          <table:table-cell table:style-name="ce4" office:value-type="float" office:value="197643" calcext:value-type="float">
            <text:p>197,643</text:p>
          </table:table-cell>
          <table:table-cell table:style-name="ce4" office:value-type="float" office:value="197700" calcext:value-type="float">
            <text:p>197,70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sanço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7142" calcext:value-type="float">
            <text:p>177,142</text:p>
          </table:table-cell>
          <table:table-cell table:style-name="ce4" office:value-type="float" office:value="176985" calcext:value-type="float">
            <text:p>176,985</text:p>
          </table:table-cell>
          <table:table-cell table:style-name="ce4" office:value-type="float" office:value="176472" calcext:value-type="float">
            <text:p>176,472</text:p>
          </table:table-cell>
          <table:table-cell table:style-name="ce4" office:value-type="float" office:value="177517" calcext:value-type="float">
            <text:p>177,517</text:p>
          </table:table-cell>
          <table:table-cell table:style-name="ce4" office:value-type="float" office:value="178653" calcext:value-type="float">
            <text:p>178,653</text:p>
          </table:table-cell>
          <table:table-cell table:style-name="ce4" office:value-type="float" office:value="178853" calcext:value-type="float">
            <text:p>178,85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nobl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96959" calcext:value-type="float">
            <text:p>396,959</text:p>
          </table:table-cell>
          <table:table-cell table:style-name="ce4" office:value-type="float" office:value="398287" calcext:value-type="float">
            <text:p>398,287</text:p>
          </table:table-cell>
          <table:table-cell table:style-name="ce4" office:value-type="float" office:value="402326" calcext:value-type="float">
            <text:p>402,326</text:p>
          </table:table-cell>
          <table:table-cell table:style-name="ce4" office:value-type="float" office:value="405156" calcext:value-type="float">
            <text:p>405,156</text:p>
          </table:table-cell>
          <table:table-cell table:style-name="ce4" office:value-type="float" office:value="408046" calcext:value-type="float">
            <text:p>408,046</text:p>
          </table:table-cell>
          <table:table-cell table:style-name="ce4" office:value-type="float" office:value="409490" calcext:value-type="float">
            <text:p>409,49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jaccio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8023" calcext:value-type="float">
            <text:p>78,023</text:p>
          </table:table-cell>
          <table:table-cell table:style-name="ce4" office:value-type="float" office:value="79501" calcext:value-type="float">
            <text:p>79,501</text:p>
          </table:table-cell>
          <table:table-cell table:style-name="ce4" office:value-type="float" office:value="81104" calcext:value-type="float">
            <text:p>81,104</text:p>
          </table:table-cell>
          <table:table-cell table:style-name="ce4" office:value-type="float" office:value="80751" calcext:value-type="float">
            <text:p>80,751</text:p>
          </table:table-cell>
          <table:table-cell table:style-name="ce4" office:value-type="float" office:value="82327" calcext:value-type="float">
            <text:p>82,327</text:p>
          </table:table-cell>
          <table:table-cell table:style-name="ce4" office:value-type="float" office:value="83756" calcext:value-type="float">
            <text:p>83,75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int Deni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8078" calcext:value-type="float">
            <text:p>198,078</text:p>
          </table:table-cell>
          <table:table-cell table:style-name="ce4" office:value-type="float" office:value="197454" calcext:value-type="float">
            <text:p>197,454</text:p>
          </table:table-cell>
          <table:table-cell table:style-name="ce4" office:value-type="float" office:value="197970" calcext:value-type="float">
            <text:p>197,970</text:p>
          </table:table-cell>
          <table:table-cell table:style-name="ce4" office:value-type="float" office:value="199243" calcext:value-type="float">
            <text:p>199,243</text:p>
          </table:table-cell>
          <table:table-cell table:style-name="ce4" office:value-type="float" office:value="197245" calcext:value-type="float">
            <text:p>197,245</text:p>
          </table:table-cell>
          <table:table-cell table:style-name="ce4" office:value-type="float" office:value="200090" calcext:value-type="float">
            <text:p>200,09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rt-de-Fran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5428" calcext:value-type="float">
            <text:p>165,428</text:p>
          </table:table-cell>
          <table:table-cell table:style-name="ce4" office:value-type="float" office:value="164053" calcext:value-type="float">
            <text:p>164,053</text:p>
          </table:table-cell>
          <table:table-cell table:style-name="ce4" office:value-type="float" office:value="163632" calcext:value-type="float">
            <text:p>163,632</text:p>
          </table:table-cell>
          <table:table-cell table:style-name="ce4" office:value-type="float" office:value="162081" calcext:value-type="float">
            <text:p>162,081</text:p>
          </table:table-cell>
          <table:table-cell table:style-name="ce4" office:value-type="float" office:value="160980" calcext:value-type="float">
            <text:p>160,980</text:p>
          </table:table-cell>
          <table:table-cell table:style-name="ce4" office:value-type="float" office:value="160498" calcext:value-type="float">
            <text:p>160,49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ulo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24336" calcext:value-type="float">
            <text:p>424,336</text:p>
          </table:table-cell>
          <table:table-cell table:style-name="ce4" office:value-type="float" office:value="423219" calcext:value-type="float">
            <text:p>423,219</text:p>
          </table:table-cell>
          <table:table-cell table:style-name="ce4" office:value-type="float" office:value="422425" calcext:value-type="float">
            <text:p>422,425</text:p>
          </table:table-cell>
          <table:table-cell table:style-name="ce4" office:value-type="float" office:value="425609" calcext:value-type="float">
            <text:p>425,609</text:p>
          </table:table-cell>
          <table:table-cell table:style-name="ce4" office:value-type="float" office:value="425505" calcext:value-type="float">
            <text:p>425,505</text:p>
          </table:table-cell>
          <table:table-cell table:style-name="ce4" office:value-type="float" office:value="427839" calcext:value-type="float">
            <text:p>427,83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encienn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1416" calcext:value-type="float">
            <text:p>191,416</text:p>
          </table:table-cell>
          <table:table-cell table:style-name="ce4" office:value-type="float" office:value="191694" calcext:value-type="float">
            <text:p>191,694</text:p>
          </table:table-cell>
          <table:table-cell table:style-name="ce4" office:value-type="float" office:value="191606" calcext:value-type="float">
            <text:p>191,606</text:p>
          </table:table-cell>
          <table:table-cell table:style-name="ce4" office:value-type="float" office:value="190896" calcext:value-type="float">
            <text:p>190,896</text:p>
          </table:table-cell>
          <table:table-cell table:style-name="ce4" office:value-type="float" office:value="190436" calcext:value-type="float">
            <text:p>190,436</text:p>
          </table:table-cell>
          <table:table-cell table:style-name="ce4" office:value-type="float" office:value="191544" calcext:value-type="float">
            <text:p>191,54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ur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77989" calcext:value-type="float">
            <text:p>277,989</text:p>
          </table:table-cell>
          <table:table-cell table:style-name="ce4" office:value-type="float" office:value="277791" calcext:value-type="float">
            <text:p>277,791</text:p>
          </table:table-cell>
          <table:table-cell table:style-name="ce4" office:value-type="float" office:value="278974" calcext:value-type="float">
            <text:p>278,974</text:p>
          </table:table-cell>
          <table:table-cell table:style-name="ce4" office:value-type="float" office:value="280405" calcext:value-type="float">
            <text:p>280,405</text:p>
          </table:table-cell>
          <table:table-cell table:style-name="ce4" office:value-type="float" office:value="281151" calcext:value-type="float">
            <text:p>281,151</text:p>
          </table:table-cell>
          <table:table-cell table:style-name="ce4" office:value-type="float" office:value="283071" calcext:value-type="float">
            <text:p>283,07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ger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62634" calcext:value-type="float">
            <text:p>262,634</text:p>
          </table:table-cell>
          <table:table-cell table:style-name="ce4" office:value-type="float" office:value="263761" calcext:value-type="float">
            <text:p>263,761</text:p>
          </table:table-cell>
          <table:table-cell table:style-name="ce4" office:value-type="float" office:value="265521" calcext:value-type="float">
            <text:p>265,521</text:p>
          </table:table-cell>
          <table:table-cell table:style-name="ce4" office:value-type="float" office:value="267119" calcext:value-type="float">
            <text:p>267,119</text:p>
          </table:table-cell>
          <table:table-cell table:style-name="ce4" office:value-type="float" office:value="269176" calcext:value-type="float">
            <text:p>269,176</text:p>
          </table:table-cell>
          <table:table-cell table:style-name="ce4" office:value-type="float" office:value="272621" calcext:value-type="float">
            <text:p>272,62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st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7646" calcext:value-type="float">
            <text:p>207,646</text:p>
          </table:table-cell>
          <table:table-cell table:style-name="ce4" office:value-type="float" office:value="207243" calcext:value-type="float">
            <text:p>207,243</text:p>
          </table:table-cell>
          <table:table-cell table:style-name="ce4" office:value-type="float" office:value="206823" calcext:value-type="float">
            <text:p>206,823</text:p>
          </table:table-cell>
          <table:table-cell table:style-name="ce4" office:value-type="float" office:value="206661" calcext:value-type="float">
            <text:p>206,661</text:p>
          </table:table-cell>
          <table:table-cell table:style-name="ce4" office:value-type="float" office:value="207142" calcext:value-type="float">
            <text:p>207,142</text:p>
          </table:table-cell>
          <table:table-cell table:style-name="ce4" office:value-type="float" office:value="207726" calcext:value-type="float">
            <text:p>207,72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 Man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2681" calcext:value-type="float">
            <text:p>182,681</text:p>
          </table:table-cell>
          <table:table-cell table:style-name="ce4" office:value-type="float" office:value="182918" calcext:value-type="float">
            <text:p>182,918</text:p>
          </table:table-cell>
          <table:table-cell table:style-name="ce4" office:value-type="float" office:value="183750" calcext:value-type="float">
            <text:p>183,750</text:p>
          </table:table-cell>
          <table:table-cell table:style-name="ce4" office:value-type="float" office:value="184466" calcext:value-type="float">
            <text:p>184,466</text:p>
          </table:table-cell>
          <table:table-cell table:style-name="ce4" office:value-type="float" office:value="185346" calcext:value-type="float">
            <text:p>185,346</text:p>
          </table:table-cell>
          <table:table-cell table:style-name="ce4" office:value-type="float" office:value="185053" calcext:value-type="float">
            <text:p>185,05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igno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5659" calcext:value-type="float">
            <text:p>175,659</text:p>
          </table:table-cell>
          <table:table-cell table:style-name="ce4" office:value-type="float" office:value="176034" calcext:value-type="float">
            <text:p>176,034</text:p>
          </table:table-cell>
          <table:table-cell table:style-name="ce4" office:value-type="float" office:value="176940" calcext:value-type="float">
            <text:p>176,940</text:p>
          </table:table-cell>
          <table:table-cell table:style-name="ce4" office:value-type="float" office:value="176729" calcext:value-type="float">
            <text:p>176,729</text:p>
          </table:table-cell>
          <table:table-cell table:style-name="ce4" office:value-type="float" office:value="177830" calcext:value-type="float">
            <text:p>177,830</text:p>
          </table:table-cell>
          <table:table-cell table:style-name="ce4" office:value-type="float" office:value="180619" calcext:value-type="float">
            <text:p>180,61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ulhous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51271" calcext:value-type="float">
            <text:p>251,271</text:p>
          </table:table-cell>
          <table:table-cell table:style-name="ce4" office:value-type="float" office:value="250507" calcext:value-type="float">
            <text:p>250,507</text:p>
          </table:table-cell>
          <table:table-cell table:style-name="ce4" office:value-type="float" office:value="251896" calcext:value-type="float">
            <text:p>251,896</text:p>
          </table:table-cell>
          <table:table-cell table:style-name="ce4" office:value-type="float" office:value="253504" calcext:value-type="float">
            <text:p>253,504</text:p>
          </table:table-cell>
          <table:table-cell table:style-name="ce4" office:value-type="float" office:value="255337" calcext:value-type="float">
            <text:p>255,337</text:p>
          </table:table-cell>
          <table:table-cell table:style-name="ce4" office:value-type="float" office:value="254678" calcext:value-type="float">
            <text:p>254,67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nkerqu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7151" calcext:value-type="float">
            <text:p>197,151</text:p>
          </table:table-cell>
          <table:table-cell table:style-name="ce4" office:value-type="float" office:value="196206" calcext:value-type="float">
            <text:p>196,206</text:p>
          </table:table-cell>
          <table:table-cell table:style-name="ce4" office:value-type="float" office:value="195161" calcext:value-type="float">
            <text:p>195,161</text:p>
          </table:table-cell>
          <table:table-cell table:style-name="ce4" office:value-type="float" office:value="194642" calcext:value-type="float">
            <text:p>194,642</text:p>
          </table:table-cell>
          <table:table-cell table:style-name="ce4" office:value-type="float" office:value="193806" calcext:value-type="float">
            <text:p>193,806</text:p>
          </table:table-cell>
          <table:table-cell table:style-name="ce4" office:value-type="float" office:value="194468" calcext:value-type="float">
            <text:p>194,46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rpigna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52044" calcext:value-type="float">
            <text:p>252,044</text:p>
          </table:table-cell>
          <table:table-cell table:style-name="ce4" office:value-type="float" office:value="253119" calcext:value-type="float">
            <text:p>253,119</text:p>
          </table:table-cell>
          <table:table-cell table:style-name="ce4" office:value-type="float" office:value="255509" calcext:value-type="float">
            <text:p>255,509</text:p>
          </table:table-cell>
          <table:table-cell table:style-name="ce4" office:value-type="float" office:value="259165" calcext:value-type="float">
            <text:p>259,165</text:p>
          </table:table-cell>
          <table:table-cell table:style-name="ce4" office:value-type="float" office:value="261939" calcext:value-type="float">
            <text:p>261,939</text:p>
          </table:table-cell>
          <table:table-cell table:style-name="ce4" office:value-type="float" office:value="264105" calcext:value-type="float">
            <text:p>264,10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îm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30961" calcext:value-type="float">
            <text:p>230,961</text:p>
          </table:table-cell>
          <table:table-cell table:style-name="ce4" office:value-type="float" office:value="233278" calcext:value-type="float">
            <text:p>233,278</text:p>
          </table:table-cell>
          <table:table-cell table:style-name="ce4" office:value-type="float" office:value="237203" calcext:value-type="float">
            <text:p>237,203</text:p>
          </table:table-cell>
          <table:table-cell table:style-name="ce4" office:value-type="float" office:value="239919" calcext:value-type="float">
            <text:p>239,919</text:p>
          </table:table-cell>
          <table:table-cell table:style-name="ce4" office:value-type="float" office:value="244598" calcext:value-type="float">
            <text:p>244,598</text:p>
          </table:table-cell>
          <table:table-cell table:style-name="ce4" office:value-type="float" office:value="245607" calcext:value-type="float">
            <text:p>245,60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u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8591" calcext:value-type="float">
            <text:p>148,591</text:p>
          </table:table-cell>
          <table:table-cell table:style-name="ce4" office:value-type="float" office:value="147739" calcext:value-type="float">
            <text:p>147,739</text:p>
          </table:table-cell>
          <table:table-cell table:style-name="ce4" office:value-type="float" office:value="146975" calcext:value-type="float">
            <text:p>146,975</text:p>
          </table:table-cell>
          <table:table-cell table:style-name="ce4" office:value-type="float" office:value="145674" calcext:value-type="float">
            <text:p>145,674</text:p>
          </table:table-cell>
          <table:table-cell table:style-name="ce4" office:value-type="float" office:value="145163" calcext:value-type="float">
            <text:p>145,163</text:p>
          </table:table-cell>
          <table:table-cell table:style-name="ce4" office:value-type="float" office:value="145774" calcext:value-type="float">
            <text:p>145,77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yo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1724" calcext:value-type="float">
            <text:p>121,724</text:p>
          </table:table-cell>
          <table:table-cell table:style-name="ce4" office:value-type="float" office:value="122122" calcext:value-type="float">
            <text:p>122,122</text:p>
          </table:table-cell>
          <table:table-cell table:style-name="ce4" office:value-type="float" office:value="122907" calcext:value-type="float">
            <text:p>122,907</text:p>
          </table:table-cell>
          <table:table-cell table:style-name="ce4" office:value-type="float" office:value="124706" calcext:value-type="float">
            <text:p>124,706</text:p>
          </table:table-cell>
          <table:table-cell table:style-name="ce4" office:value-type="float" office:value="126064" calcext:value-type="float">
            <text:p>126,064</text:p>
          </table:table-cell>
          <table:table-cell table:style-name="ce4" office:value-type="float" office:value="125992" calcext:value-type="float">
            <text:p>125,99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nemass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8457" calcext:value-type="float">
            <text:p>78,457</text:p>
          </table:table-cell>
          <table:table-cell table:style-name="ce4" office:value-type="float" office:value="80376" calcext:value-type="float">
            <text:p>80,376</text:p>
          </table:table-cell>
          <table:table-cell table:style-name="ce4" office:value-type="float" office:value="82245" calcext:value-type="float">
            <text:p>82,245</text:p>
          </table:table-cell>
          <table:table-cell table:style-name="ce4" office:value-type="float" office:value="84040" calcext:value-type="float">
            <text:p>84,040</text:p>
          </table:table-cell>
          <table:table-cell table:style-name="ce4" office:value-type="float" office:value="86540" calcext:value-type="float">
            <text:p>86,540</text:p>
          </table:table-cell>
          <table:table-cell table:style-name="ce4" office:value-type="float" office:value="88276" calcext:value-type="float">
            <text:p>88,27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necy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5940" calcext:value-type="float">
            <text:p>135,940</text:p>
          </table:table-cell>
          <table:table-cell table:style-name="ce4" office:value-type="float" office:value="138745" calcext:value-type="float">
            <text:p>138,745</text:p>
          </table:table-cell>
          <table:table-cell table:style-name="ce4" office:value-type="float" office:value="139792" calcext:value-type="float">
            <text:p>139,792</text:p>
          </table:table-cell>
          <table:table-cell table:style-name="ce4" office:value-type="float" office:value="140222" calcext:value-type="float">
            <text:p>140,222</text:p>
          </table:table-cell>
          <table:table-cell table:style-name="ce4" office:value-type="float" office:value="142933" calcext:value-type="float">
            <text:p>142,933</text:p>
          </table:table-cell>
          <table:table-cell table:style-name="ce4" office:value-type="float" office:value="146154" calcext:value-type="float">
            <text:p>146,15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rient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5977" calcext:value-type="float">
            <text:p>185,977</text:p>
          </table:table-cell>
          <table:table-cell table:style-name="ce4" office:value-type="float" office:value="185559" calcext:value-type="float">
            <text:p>185,559</text:p>
          </table:table-cell>
          <table:table-cell table:style-name="ce4" office:value-type="float" office:value="186150" calcext:value-type="float">
            <text:p>186,150</text:p>
          </table:table-cell>
          <table:table-cell table:style-name="ce4" office:value-type="float" office:value="186967" calcext:value-type="float">
            <text:p>186,967</text:p>
          </table:table-cell>
          <table:table-cell table:style-name="ce4" office:value-type="float" office:value="188026" calcext:value-type="float">
            <text:p>188,026</text:p>
          </table:table-cell>
          <table:table-cell table:style-name="ce4" office:value-type="float" office:value="187859" calcext:value-type="float">
            <text:p>187,8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ntbéliard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7721" calcext:value-type="float">
            <text:p>117,721</text:p>
          </table:table-cell>
          <table:table-cell table:style-name="ce4" office:value-type="float" office:value="117495" calcext:value-type="float">
            <text:p>117,495</text:p>
          </table:table-cell>
          <table:table-cell table:style-name="ce4" office:value-type="float" office:value="117645" calcext:value-type="float">
            <text:p>117,645</text:p>
          </table:table-cell>
          <table:table-cell table:style-name="ce4" office:value-type="float" office:value="117063" calcext:value-type="float">
            <text:p>117,063</text:p>
          </table:table-cell>
          <table:table-cell table:style-name="ce4" office:value-type="float" office:value="116166" calcext:value-type="float">
            <text:p>116,166</text:p>
          </table:table-cell>
          <table:table-cell table:style-name="ce4" office:value-type="float" office:value="115356" calcext:value-type="float">
            <text:p>115,35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oy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6477" calcext:value-type="float">
            <text:p>126,477</text:p>
          </table:table-cell>
          <table:table-cell table:style-name="ce4" office:value-type="float" office:value="125693" calcext:value-type="float">
            <text:p>125,693</text:p>
          </table:table-cell>
          <table:table-cell table:style-name="ce4" office:value-type="float" office:value="125256" calcext:value-type="float">
            <text:p>125,256</text:p>
          </table:table-cell>
          <table:table-cell table:style-name="ce4" office:value-type="float" office:value="125859" calcext:value-type="float">
            <text:p>125,859</text:p>
          </table:table-cell>
          <table:table-cell table:style-name="ce4" office:value-type="float" office:value="126165" calcext:value-type="float">
            <text:p>126,165</text:p>
          </table:table-cell>
          <table:table-cell table:style-name="ce4" office:value-type="float" office:value="127595" calcext:value-type="float">
            <text:p>127,59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int-Nazair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5927" calcext:value-type="float">
            <text:p>115,927</text:p>
          </table:table-cell>
          <table:table-cell table:style-name="ce4" office:value-type="float" office:value="117171" calcext:value-type="float">
            <text:p>117,171</text:p>
          </table:table-cell>
          <table:table-cell table:style-name="ce4" office:value-type="float" office:value="117197" calcext:value-type="float">
            <text:p>117,197</text:p>
          </table:table-cell>
          <table:table-cell table:style-name="ce4" office:value-type="float" office:value="118804" calcext:value-type="float">
            <text:p>118,804</text:p>
          </table:table-cell>
          <table:table-cell table:style-name="ce4" office:value-type="float" office:value="120497" calcext:value-type="float">
            <text:p>120,497</text:p>
          </table:table-cell>
          <table:table-cell table:style-name="ce4" office:value-type="float" office:value="122165" calcext:value-type="float">
            <text:p>122,16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Rochell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5921" calcext:value-type="float">
            <text:p>145,921</text:p>
          </table:table-cell>
          <table:table-cell table:style-name="ce4" office:value-type="float" office:value="147237" calcext:value-type="float">
            <text:p>147,237</text:p>
          </table:table-cell>
          <table:table-cell table:style-name="ce4" office:value-type="float" office:value="147747" calcext:value-type="float">
            <text:p>147,747</text:p>
          </table:table-cell>
          <table:table-cell table:style-name="ce4" office:value-type="float" office:value="147556" calcext:value-type="float">
            <text:p>147,556</text:p>
          </table:table-cell>
          <table:table-cell table:style-name="ce4" office:value-type="float" office:value="148498" calcext:value-type="float">
            <text:p>148,498</text:p>
          </table:table-cell>
          <table:table-cell table:style-name="ce4" office:value-type="float" office:value="149937" calcext:value-type="float">
            <text:p>149,93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goulêm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3895" calcext:value-type="float">
            <text:p>103,895</text:p>
          </table:table-cell>
          <table:table-cell table:style-name="ce4" office:value-type="float" office:value="103172" calcext:value-type="float">
            <text:p>103,172</text:p>
          </table:table-cell>
          <table:table-cell table:style-name="ce4" office:value-type="float" office:value="103578" calcext:value-type="float">
            <text:p>103,578</text:p>
          </table:table-cell>
          <table:table-cell table:style-name="ce4" office:value-type="float" office:value="104137" calcext:value-type="float">
            <text:p>104,137</text:p>
          </table:table-cell>
          <table:table-cell table:style-name="ce4" office:value-type="float" office:value="103977" calcext:value-type="float">
            <text:p>103,977</text:p>
          </table:table-cell>
          <table:table-cell table:style-name="ce4" office:value-type="float" office:value="104195" calcext:value-type="float">
            <text:p>104,19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ulogne-sur-Mer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8902" calcext:value-type="float">
            <text:p>118,902</text:p>
          </table:table-cell>
          <table:table-cell table:style-name="ce4" office:value-type="float" office:value="118304" calcext:value-type="float">
            <text:p>118,304</text:p>
          </table:table-cell>
          <table:table-cell table:style-name="ce4" office:value-type="float" office:value="117683" calcext:value-type="float">
            <text:p>117,683</text:p>
          </table:table-cell>
          <table:table-cell table:style-name="ce4" office:value-type="float" office:value="117833" calcext:value-type="float">
            <text:p>117,833</text:p>
          </table:table-cell>
          <table:table-cell table:style-name="ce4" office:value-type="float" office:value="117234" calcext:value-type="float">
            <text:p>117,234</text:p>
          </table:table-cell>
          <table:table-cell table:style-name="ce4" office:value-type="float" office:value="116589" calcext:value-type="float">
            <text:p>116,58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mbéry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1527" calcext:value-type="float">
            <text:p>121,527</text:p>
          </table:table-cell>
          <table:table-cell table:style-name="ce4" office:value-type="float" office:value="122606" calcext:value-type="float">
            <text:p>122,606</text:p>
          </table:table-cell>
          <table:table-cell table:style-name="ce4" office:value-type="float" office:value="124356" calcext:value-type="float">
            <text:p>124,356</text:p>
          </table:table-cell>
          <table:table-cell table:style-name="ce4" office:value-type="float" office:value="124402" calcext:value-type="float">
            <text:p>124,402</text:p>
          </table:table-cell>
          <table:table-cell table:style-name="ce4" office:value-type="float" office:value="125481" calcext:value-type="float">
            <text:p>125,481</text:p>
          </table:table-cell>
          <table:table-cell table:style-name="ce4" office:value-type="float" office:value="127027" calcext:value-type="float">
            <text:p>127,02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lon-sur-Saô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5101" calcext:value-type="float">
            <text:p>105,101</text:p>
          </table:table-cell>
          <table:table-cell table:style-name="ce4" office:value-type="float" office:value="104907" calcext:value-type="float">
            <text:p>104,907</text:p>
          </table:table-cell>
          <table:table-cell table:style-name="ce4" office:value-type="float" office:value="105088" calcext:value-type="float">
            <text:p>105,088</text:p>
          </table:table-cell>
          <table:table-cell table:style-name="ce4" office:value-type="float" office:value="105136" calcext:value-type="float">
            <text:p>105,136</text:p>
          </table:table-cell>
          <table:table-cell table:number-columns-repeated="2" table:style-name="ce4" office:value-type="float" office:value="106018" calcext:value-type="float">
            <text:p>106,01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tr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8629" calcext:value-type="float">
            <text:p>108,629</text:p>
          </table:table-cell>
          <table:table-cell table:style-name="ce4" office:value-type="float" office:value="109749" calcext:value-type="float">
            <text:p>109,749</text:p>
          </table:table-cell>
          <table:table-cell table:style-name="ce4" office:value-type="float" office:value="110545" calcext:value-type="float">
            <text:p>110,545</text:p>
          </table:table-cell>
          <table:table-cell table:style-name="ce4" office:value-type="float" office:value="110741" calcext:value-type="float">
            <text:p>110,741</text:p>
          </table:table-cell>
          <table:table-cell table:style-name="ce4" office:value-type="float" office:value="110582" calcext:value-type="float">
            <text:p>110,582</text:p>
          </table:table-cell>
          <table:table-cell table:style-name="ce4" office:value-type="float" office:value="110879" calcext:value-type="float">
            <text:p>110,87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ort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1532" calcext:value-type="float">
            <text:p>101,532</text:p>
          </table:table-cell>
          <table:table-cell table:style-name="ce4" office:value-type="float" office:value="102931" calcext:value-type="float">
            <text:p>102,931</text:p>
          </table:table-cell>
          <table:table-cell table:style-name="ce4" office:value-type="float" office:value="103730" calcext:value-type="float">
            <text:p>103,730</text:p>
          </table:table-cell>
          <table:table-cell table:style-name="ce4" office:value-type="float" office:value="103707" calcext:value-type="float">
            <text:p>103,707</text:p>
          </table:table-cell>
          <table:table-cell table:style-name="ce4" office:value-type="float" office:value="103874" calcext:value-type="float">
            <text:p>103,874</text:p>
          </table:table-cell>
          <table:table-cell table:style-name="ce4" office:value-type="float" office:value="105297" calcext:value-type="float">
            <text:p>105,29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lai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6377" calcext:value-type="float">
            <text:p>96,377</text:p>
          </table:table-cell>
          <table:table-cell table:style-name="ce4" office:value-type="float" office:value="95866" calcext:value-type="float">
            <text:p>95,866</text:p>
          </table:table-cell>
          <table:table-cell table:style-name="ce4" office:value-type="float" office:value="95494" calcext:value-type="float">
            <text:p>95,494</text:p>
          </table:table-cell>
          <table:table-cell table:style-name="ce4" office:value-type="float" office:value="95358" calcext:value-type="float">
            <text:p>95,358</text:p>
          </table:table-cell>
          <table:table-cell table:style-name="ce4" office:value-type="float" office:value="95662" calcext:value-type="float">
            <text:p>95,662</text:p>
          </table:table-cell>
          <table:table-cell table:style-name="ce4" office:value-type="float" office:value="99704" calcext:value-type="float">
            <text:p>99,70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ézier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8027" calcext:value-type="float">
            <text:p>108,027</text:p>
          </table:table-cell>
          <table:table-cell table:style-name="ce4" office:value-type="float" office:value="108375" calcext:value-type="float">
            <text:p>108,375</text:p>
          </table:table-cell>
          <table:table-cell table:style-name="ce4" office:value-type="float" office:value="109129" calcext:value-type="float">
            <text:p>109,129</text:p>
          </table:table-cell>
          <table:table-cell table:style-name="ce4" office:value-type="float" office:value="111208" calcext:value-type="float">
            <text:p>111,208</text:p>
          </table:table-cell>
          <table:table-cell table:style-name="ce4" office:value-type="float" office:value="113785" calcext:value-type="float">
            <text:p>113,785</text:p>
          </table:table-cell>
          <table:table-cell table:style-name="ce4" office:value-type="float" office:value="115420" calcext:value-type="float">
            <text:p>115,42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ra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2359" calcext:value-type="float">
            <text:p>92,359</text:p>
          </table:table-cell>
          <table:table-cell table:style-name="ce4" office:value-type="float" office:value="92191" calcext:value-type="float">
            <text:p>92,191</text:p>
          </table:table-cell>
          <table:table-cell table:style-name="ce4" office:value-type="float" office:value="92347" calcext:value-type="float">
            <text:p>92,347</text:p>
          </table:table-cell>
          <table:table-cell table:style-name="ce4" office:value-type="float" office:value="92786" calcext:value-type="float">
            <text:p>92,786</text:p>
          </table:table-cell>
          <table:table-cell table:style-name="ce4" office:value-type="float" office:value="92618" calcext:value-type="float">
            <text:p>92,618</text:p>
          </table:table-cell>
          <table:table-cell table:style-name="ce4" office:value-type="float" office:value="93235" calcext:value-type="float">
            <text:p>93,23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urg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5997" calcext:value-type="float">
            <text:p>95,997</text:p>
          </table:table-cell>
          <table:table-cell table:style-name="ce4" office:value-type="float" office:value="95950" calcext:value-type="float">
            <text:p>95,950</text:p>
          </table:table-cell>
          <table:table-cell table:style-name="ce4" office:value-type="float" office:value="96444" calcext:value-type="float">
            <text:p>96,444</text:p>
          </table:table-cell>
          <table:table-cell table:style-name="ce4" office:value-type="float" office:value="96767" calcext:value-type="float">
            <text:p>96,767</text:p>
          </table:table-cell>
          <table:table-cell table:style-name="ce4" office:value-type="float" office:value="97435" calcext:value-type="float">
            <text:p>97,435</text:p>
          </table:table-cell>
          <table:table-cell table:style-name="ce4" office:value-type="float" office:value="96905" calcext:value-type="float">
            <text:p>96,90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int-Brieuc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3801" calcext:value-type="float">
            <text:p>113,801</text:p>
          </table:table-cell>
          <table:table-cell table:style-name="ce4" office:value-type="float" office:value="114543" calcext:value-type="float">
            <text:p>114,543</text:p>
          </table:table-cell>
          <table:table-cell table:style-name="ce4" office:value-type="float" office:value="115069" calcext:value-type="float">
            <text:p>115,069</text:p>
          </table:table-cell>
          <table:table-cell table:style-name="ce4" office:value-type="float" office:value="115581" calcext:value-type="float">
            <text:p>115,581</text:p>
          </table:table-cell>
          <table:table-cell table:style-name="ce4" office:value-type="float" office:value="115905" calcext:value-type="float">
            <text:p>115,905</text:p>
          </table:table-cell>
          <table:table-cell table:style-name="ce4" office:value-type="float" office:value="115719" calcext:value-type="float">
            <text:p>115,71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imper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6210" calcext:value-type="float">
            <text:p>86,210</text:p>
          </table:table-cell>
          <table:table-cell table:style-name="ce4" office:value-type="float" office:value="86546" calcext:value-type="float">
            <text:p>86,546</text:p>
          </table:table-cell>
          <table:table-cell table:style-name="ce4" office:value-type="float" office:value="86714" calcext:value-type="float">
            <text:p>86,714</text:p>
          </table:table-cell>
          <table:table-cell table:style-name="ce4" office:value-type="float" office:value="87037" calcext:value-type="float">
            <text:p>87,037</text:p>
          </table:table-cell>
          <table:table-cell table:style-name="ce4" office:value-type="float" office:value="87421" calcext:value-type="float">
            <text:p>87,421</text:p>
          </table:table-cell>
          <table:table-cell table:style-name="ce4" office:value-type="float" office:value="87698" calcext:value-type="float">
            <text:p>87,69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nn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0259" calcext:value-type="float">
            <text:p>130,259</text:p>
          </table:table-cell>
          <table:table-cell table:style-name="ce4" office:value-type="float" office:value="131323" calcext:value-type="float">
            <text:p>131,323</text:p>
          </table:table-cell>
          <table:table-cell table:style-name="ce4" office:value-type="float" office:value="132680" calcext:value-type="float">
            <text:p>132,680</text:p>
          </table:table-cell>
          <table:table-cell table:style-name="ce4" office:value-type="float" office:value="133852" calcext:value-type="float">
            <text:p>133,852</text:p>
          </table:table-cell>
          <table:table-cell table:style-name="ce4" office:value-type="float" office:value="135807" calcext:value-type="float">
            <text:p>135,807</text:p>
          </table:table-cell>
          <table:table-cell table:style-name="ce4" office:value-type="float" office:value="136894" calcext:value-type="float">
            <text:p>136,89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rbourg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3294" calcext:value-type="float">
            <text:p>83,294</text:p>
          </table:table-cell>
          <table:table-cell table:style-name="ce4" office:value-type="float" office:value="82437" calcext:value-type="float">
            <text:p>82,437</text:p>
          </table:table-cell>
          <table:table-cell table:style-name="ce4" office:value-type="float" office:value="81709" calcext:value-type="float">
            <text:p>81,709</text:p>
          </table:table-cell>
          <table:table-cell table:style-name="ce4" office:value-type="float" office:value="81130" calcext:value-type="float">
            <text:p>81,130</text:p>
          </table:table-cell>
          <table:table-cell table:style-name="ce4" office:value-type="float" office:value="81003" calcext:value-type="float">
            <text:p>81,003</text:p>
          </table:table-cell>
          <table:table-cell table:style-name="ce4" office:value-type="float" office:value="80959" calcext:value-type="float">
            <text:p>80,9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rb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4995" calcext:value-type="float">
            <text:p>74,995</text:p>
          </table:table-cell>
          <table:table-cell table:style-name="ce4" office:value-type="float" office:value="74442" calcext:value-type="float">
            <text:p>74,442</text:p>
          </table:table-cell>
          <table:table-cell table:style-name="ce4" office:value-type="float" office:value="74520" calcext:value-type="float">
            <text:p>74,520</text:p>
          </table:table-cell>
          <table:table-cell table:style-name="ce4" office:value-type="float" office:value="73677" calcext:value-type="float">
            <text:p>73,677</text:p>
          </table:table-cell>
          <table:table-cell table:style-name="ce4" office:value-type="float" office:value="73340" calcext:value-type="float">
            <text:p>73,340</text:p>
          </table:table-cell>
          <table:table-cell table:style-name="ce4" office:value-type="float" office:value="73461" calcext:value-type="float">
            <text:p>73,46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pièg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0489" calcext:value-type="float">
            <text:p>70,489</text:p>
          </table:table-cell>
          <table:table-cell table:style-name="ce4" office:value-type="float" office:value="70264" calcext:value-type="float">
            <text:p>70,264</text:p>
          </table:table-cell>
          <table:table-cell table:style-name="ce4" office:value-type="float" office:value="69278" calcext:value-type="float">
            <text:p>69,278</text:p>
          </table:table-cell>
          <table:table-cell table:style-name="ce4" office:value-type="float" office:value="69951" calcext:value-type="float">
            <text:p>69,951</text:p>
          </table:table-cell>
          <table:table-cell table:style-name="ce4" office:value-type="float" office:value="70396" calcext:value-type="float">
            <text:p>70,396</text:p>
          </table:table-cell>
          <table:table-cell table:style-name="ce4" office:value-type="float" office:value="70718" calcext:value-type="float">
            <text:p>70,71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lfort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4848" calcext:value-type="float">
            <text:p>94,848</text:p>
          </table:table-cell>
          <table:table-cell table:style-name="ce4" office:value-type="float" office:value="95255" calcext:value-type="float">
            <text:p>95,255</text:p>
          </table:table-cell>
          <table:table-cell table:style-name="ce4" office:value-type="float" office:value="95608" calcext:value-type="float">
            <text:p>95,608</text:p>
          </table:table-cell>
          <table:table-cell table:style-name="ce4" office:value-type="float" office:value="95989" calcext:value-type="float">
            <text:p>95,989</text:p>
          </table:table-cell>
          <table:table-cell table:style-name="ce4" office:value-type="float" office:value="96300" calcext:value-type="float">
            <text:p>96,300</text:p>
          </table:table-cell>
          <table:table-cell table:style-name="ce4" office:value-type="float" office:value="96203" calcext:value-type="float">
            <text:p>96,20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a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9189" calcext:value-type="float">
            <text:p>69,189</text:p>
          </table:table-cell>
          <table:table-cell table:style-name="ce4" office:value-type="float" office:value="69373" calcext:value-type="float">
            <text:p>69,373</text:p>
          </table:table-cell>
          <table:table-cell table:style-name="ce4" office:value-type="float" office:value="68840" calcext:value-type="float">
            <text:p>68,840</text:p>
          </table:table-cell>
          <table:table-cell table:style-name="ce4" office:value-type="float" office:value="68431" calcext:value-type="float">
            <text:p>68,431</text:p>
          </table:table-cell>
          <table:table-cell table:style-name="ce4" office:value-type="float" office:value="68140" calcext:value-type="float">
            <text:p>68,140</text:p>
          </table:table-cell>
          <table:table-cell table:style-name="ce4" office:value-type="float" office:value="67993" calcext:value-type="float">
            <text:p>67,99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int-Quenti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2561" calcext:value-type="float">
            <text:p>72,561</text:p>
          </table:table-cell>
          <table:table-cell table:style-name="ce4" office:value-type="float" office:value="72700" calcext:value-type="float">
            <text:p>72,700</text:p>
          </table:table-cell>
          <table:table-cell table:style-name="ce4" office:value-type="float" office:value="73106" calcext:value-type="float">
            <text:p>73,106</text:p>
          </table:table-cell>
          <table:table-cell table:style-name="ce4" office:value-type="float" office:value="73044" calcext:value-type="float">
            <text:p>73,044</text:p>
          </table:table-cell>
          <table:table-cell table:style-name="ce4" office:value-type="float" office:value="72493" calcext:value-type="float">
            <text:p>72,493</text:p>
          </table:table-cell>
          <table:table-cell table:style-name="ce4" office:value-type="float" office:value="72597" calcext:value-type="float">
            <text:p>72,59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auvai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9221" calcext:value-type="float">
            <text:p>79,221</text:p>
          </table:table-cell>
          <table:table-cell table:style-name="ce4" office:value-type="float" office:value="79380" calcext:value-type="float">
            <text:p>79,380</text:p>
          </table:table-cell>
          <table:table-cell table:style-name="ce4" office:value-type="float" office:value="78807" calcext:value-type="float">
            <text:p>78,807</text:p>
          </table:table-cell>
          <table:table-cell table:style-name="ce4" office:value-type="float" office:value="78770" calcext:value-type="float">
            <text:p>78,770</text:p>
          </table:table-cell>
          <table:table-cell table:style-name="ce4" office:value-type="float" office:value="79787" calcext:value-type="float">
            <text:p>79,787</text:p>
          </table:table-cell>
          <table:table-cell table:style-name="ce4" office:value-type="float" office:value="79389" calcext:value-type="float">
            <text:p>79,38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il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1821" calcext:value-type="float">
            <text:p>71,821</text:p>
          </table:table-cell>
          <table:table-cell table:style-name="ce4" office:value-type="float" office:value="71033" calcext:value-type="float">
            <text:p>71,033</text:p>
          </table:table-cell>
          <table:table-cell table:style-name="ce4" office:value-type="float" office:value="71579" calcext:value-type="float">
            <text:p>71,579</text:p>
          </table:table-cell>
          <table:table-cell table:style-name="ce4" office:value-type="float" office:value="71618" calcext:value-type="float">
            <text:p>71,618</text:p>
          </table:table-cell>
          <table:table-cell table:style-name="ce4" office:value-type="float" office:value="72257" calcext:value-type="float">
            <text:p>72,257</text:p>
          </table:table-cell>
          <table:table-cell table:style-name="ce4" office:value-type="float" office:value="73717" calcext:value-type="float">
            <text:p>73,71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reux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2025" calcext:value-type="float">
            <text:p>82,025</text:p>
          </table:table-cell>
          <table:table-cell table:style-name="ce4" office:value-type="float" office:value="81585" calcext:value-type="float">
            <text:p>81,585</text:p>
          </table:table-cell>
          <table:table-cell table:style-name="ce4" office:value-type="float" office:value="80545" calcext:value-type="float">
            <text:p>80,545</text:p>
          </table:table-cell>
          <table:table-cell table:style-name="ce4" office:value-type="float" office:value="81100" calcext:value-type="float">
            <text:p>81,100</text:p>
          </table:table-cell>
          <table:table-cell table:style-name="ce4" office:value-type="float" office:value="81420" calcext:value-type="float">
            <text:p>81,420</text:p>
          </table:table-cell>
          <table:table-cell table:style-name="ce4" office:value-type="float" office:value="81475" calcext:value-type="float">
            <text:p>81,47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âteauroux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3837" calcext:value-type="float">
            <text:p>73,837</text:p>
          </table:table-cell>
          <table:table-cell table:style-name="ce4" office:value-type="float" office:value="72923" calcext:value-type="float">
            <text:p>72,923</text:p>
          </table:table-cell>
          <table:table-cell table:style-name="ce4" office:value-type="float" office:value="72323" calcext:value-type="float">
            <text:p>72,323</text:p>
          </table:table-cell>
          <table:table-cell table:style-name="ce4" office:value-type="float" office:value="71750" calcext:value-type="float">
            <text:p>71,750</text:p>
          </table:table-cell>
          <table:table-cell table:style-name="ce4" office:value-type="float" office:value="72014" calcext:value-type="float">
            <text:p>72,014</text:p>
          </table:table-cell>
          <table:table-cell table:style-name="ce4" office:value-type="float" office:value="71689" calcext:value-type="float">
            <text:p>71,68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ve-la-Gaillard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8930" calcext:value-type="float">
            <text:p>78,930</text:p>
          </table:table-cell>
          <table:table-cell table:style-name="ce4" office:value-type="float" office:value="79276" calcext:value-type="float">
            <text:p>79,276</text:p>
          </table:table-cell>
          <table:table-cell table:style-name="ce4" office:value-type="float" office:value="78826" calcext:value-type="float">
            <text:p>78,826</text:p>
          </table:table-cell>
          <table:table-cell table:style-name="ce4" office:value-type="float" office:value="78049" calcext:value-type="float">
            <text:p>78,049</text:p>
          </table:table-cell>
          <table:table-cell table:style-name="ce4" office:value-type="float" office:value="77504" calcext:value-type="float">
            <text:p>77,504</text:p>
          </table:table-cell>
          <table:table-cell table:style-name="ce4" office:value-type="float" office:value="77759" calcext:value-type="float">
            <text:p>77,7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bi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9999" calcext:value-type="float">
            <text:p>79,999</text:p>
          </table:table-cell>
          <table:table-cell table:style-name="ce4" office:value-type="float" office:value="80173" calcext:value-type="float">
            <text:p>80,173</text:p>
          </table:table-cell>
          <table:table-cell table:style-name="ce4" office:value-type="float" office:value="80729" calcext:value-type="float">
            <text:p>80,729</text:p>
          </table:table-cell>
          <table:table-cell table:style-name="ce4" office:value-type="float" office:value="80962" calcext:value-type="float">
            <text:p>80,962</text:p>
          </table:table-cell>
          <table:table-cell table:style-name="ce4" office:value-type="float" office:value="81334" calcext:value-type="float">
            <text:p>81,334</text:p>
          </table:table-cell>
          <table:table-cell table:style-name="ce4" office:value-type="float" office:value="81862" calcext:value-type="float">
            <text:p>81,86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réju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6479" calcext:value-type="float">
            <text:p>86,479</text:p>
          </table:table-cell>
          <table:table-cell table:style-name="ce4" office:value-type="float" office:value="85449" calcext:value-type="float">
            <text:p>85,449</text:p>
          </table:table-cell>
          <table:table-cell table:style-name="ce4" office:value-type="float" office:value="85961" calcext:value-type="float">
            <text:p>85,961</text:p>
          </table:table-cell>
          <table:table-cell table:style-name="ce4" office:value-type="float" office:value="86635" calcext:value-type="float">
            <text:p>86,635</text:p>
          </table:table-cell>
          <table:table-cell table:style-name="ce4" office:value-type="float" office:value="87031" calcext:value-type="float">
            <text:p>87,031</text:p>
          </table:table-cell>
          <table:table-cell table:style-name="ce4" office:value-type="float" office:value="88078" calcext:value-type="float">
            <text:p>88,07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âlons-en-Champag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4247" calcext:value-type="float">
            <text:p>64,247</text:p>
          </table:table-cell>
          <table:table-cell table:style-name="ce4" office:value-type="float" office:value="63368" calcext:value-type="float">
            <text:p>63,368</text:p>
          </table:table-cell>
          <table:table-cell table:style-name="ce4" office:value-type="float" office:value="63278" calcext:value-type="float">
            <text:p>63,278</text:p>
          </table:table-cell>
          <table:table-cell table:style-name="ce4" office:value-type="float" office:value="63594" calcext:value-type="float">
            <text:p>63,594</text:p>
          </table:table-cell>
          <table:table-cell table:style-name="ce4" office:value-type="float" office:value="63606" calcext:value-type="float">
            <text:p>63,606</text:p>
          </table:table-cell>
          <table:table-cell table:style-name="ce4" office:value-type="float" office:value="63966" calcext:value-type="float">
            <text:p>63,96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bag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3904" calcext:value-type="float">
            <text:p>103,904</text:p>
          </table:table-cell>
          <table:table-cell table:style-name="ce4" office:value-type="float" office:value="104264" calcext:value-type="float">
            <text:p>104,264</text:p>
          </table:table-cell>
          <table:table-cell table:style-name="ce4" office:value-type="float" office:value="103887" calcext:value-type="float">
            <text:p>103,887</text:p>
          </table:table-cell>
          <table:table-cell table:style-name="ce4" office:value-type="float" office:value="103364" calcext:value-type="float">
            <text:p>103,364</text:p>
          </table:table-cell>
          <table:table-cell table:style-name="ce4" office:value-type="float" office:value="103477" calcext:value-type="float">
            <text:p>103,477</text:p>
          </table:table-cell>
          <table:table-cell table:style-name="ce4" office:value-type="float" office:value="104073" calcext:value-type="float">
            <text:p>104,07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x-en-Proven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55951" calcext:value-type="float">
            <text:p>355,951</text:p>
          </table:table-cell>
          <table:table-cell table:style-name="ce4" office:value-type="float" office:value="355763" calcext:value-type="float">
            <text:p>355,763</text:p>
          </table:table-cell>
          <table:table-cell table:style-name="ce4" office:value-type="float" office:value="355721" calcext:value-type="float">
            <text:p>355,721</text:p>
          </table:table-cell>
          <table:table-cell table:style-name="ce4" office:value-type="float" office:value="358122" calcext:value-type="float">
            <text:p>358,122</text:p>
          </table:table-cell>
          <table:table-cell table:style-name="ce4" office:value-type="float" office:value="360109" calcext:value-type="float">
            <text:p>360,109</text:p>
          </table:table-cell>
          <table:table-cell table:style-name="ce4" office:value-type="float" office:value="362907" calcext:value-type="float">
            <text:p>362,90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seill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38933" calcext:value-type="float">
            <text:p>1,038,933</text:p>
          </table:table-cell>
          <table:table-cell table:style-name="ce4" office:value-type="float" office:value="1041294" calcext:value-type="float">
            <text:p>1,041,294</text:p>
          </table:table-cell>
          <table:table-cell table:style-name="ce4" office:value-type="float" office:value="1042873" calcext:value-type="float">
            <text:p>1,042,873</text:p>
          </table:table-cell>
          <table:table-cell table:style-name="ce4" office:value-type="float" office:value="1045805" calcext:value-type="float">
            <text:p>1,045,805</text:p>
          </table:table-cell>
          <table:table-cell table:style-name="ce4" office:value-type="float" office:value="1049857" calcext:value-type="float">
            <text:p>1,049,857</text:p>
          </table:table-cell>
          <table:table-cell table:style-name="ce4" office:value-type="float" office:value="1054116" calcext:value-type="float">
            <text:p>1,054,11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20252" calcext:value-type="float">
            <text:p>520,252</text:p>
          </table:table-cell>
          <table:table-cell table:style-name="ce4" office:value-type="float" office:value="521673" calcext:value-type="float">
            <text:p>521,673</text:p>
          </table:table-cell>
          <table:table-cell table:style-name="ce4" office:value-type="float" office:value="522008" calcext:value-type="float">
            <text:p>522,008</text:p>
          </table:table-cell>
          <table:table-cell table:style-name="ce4" office:value-type="float" office:value="520990" calcext:value-type="float">
            <text:p>520,990</text:p>
          </table:table-cell>
          <table:table-cell table:style-name="ce4" office:value-type="float" office:value="519525" calcext:value-type="float">
            <text:p>519,525</text:p>
          </table:table-cell>
          <table:table-cell table:style-name="ce4" office:value-type="float" office:value="521504" calcext:value-type="float">
            <text:p>521,50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e Sophia-Antipoli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4162" calcext:value-type="float">
            <text:p>174,162</text:p>
          </table:table-cell>
          <table:table-cell table:style-name="ce4" office:value-type="float" office:value="173452" calcext:value-type="float">
            <text:p>173,452</text:p>
          </table:table-cell>
          <table:table-cell table:style-name="ce4" office:value-type="float" office:value="174592" calcext:value-type="float">
            <text:p>174,592</text:p>
          </table:table-cell>
          <table:table-cell table:style-name="ce4" office:value-type="float" office:value="174277" calcext:value-type="float">
            <text:p>174,277</text:p>
          </table:table-cell>
          <table:table-cell table:style-name="ce4" office:value-type="float" office:value="174322" calcext:value-type="float">
            <text:p>174,322</text:p>
          </table:table-cell>
          <table:table-cell table:style-name="ce4" office:value-type="float" office:value="174122" calcext:value-type="float">
            <text:p>174,12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ns - Liévi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45741" calcext:value-type="float">
            <text:p>245,741</text:p>
          </table:table-cell>
          <table:table-cell table:style-name="ce4" office:value-type="float" office:value="244473" calcext:value-type="float">
            <text:p>244,473</text:p>
          </table:table-cell>
          <table:table-cell table:style-name="ce4" office:value-type="float" office:value="243907" calcext:value-type="float">
            <text:p>243,907</text:p>
          </table:table-cell>
          <table:table-cell table:style-name="ce4" office:value-type="float" office:value="242680" calcext:value-type="float">
            <text:p>242,680</text:p>
          </table:table-cell>
          <table:table-cell table:style-name="ce4" office:value-type="float" office:value="241629" calcext:value-type="float">
            <text:p>241,629</text:p>
          </table:table-cell>
          <table:table-cell table:style-name="ce4" office:value-type="float" office:value="242586" calcext:value-type="float">
            <text:p>242,58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énin - Carvi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3067" calcext:value-type="float">
            <text:p>123,067</text:p>
          </table:table-cell>
          <table:table-cell table:style-name="ce4" office:value-type="float" office:value="123702" calcext:value-type="float">
            <text:p>123,702</text:p>
          </table:table-cell>
          <table:table-cell table:style-name="ce4" office:value-type="float" office:value="124461" calcext:value-type="float">
            <text:p>124,461</text:p>
          </table:table-cell>
          <table:table-cell table:style-name="ce4" office:value-type="float" office:value="124049" calcext:value-type="float">
            <text:p>124,049</text:p>
          </table:table-cell>
          <table:table-cell table:style-name="ce4" office:value-type="float" office:value="124368" calcext:value-type="float">
            <text:p>124,368</text:p>
          </table:table-cell>
          <table:table-cell table:style-name="ce4" office:value-type="float" office:value="124841" calcext:value-type="float">
            <text:p>124,84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uai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2270" calcext:value-type="float">
            <text:p>152,270</text:p>
          </table:table-cell>
          <table:table-cell table:style-name="ce4" office:value-type="float" office:value="152231" calcext:value-type="float">
            <text:p>152,231</text:p>
          </table:table-cell>
          <table:table-cell table:style-name="ce4" office:value-type="float" office:value="151968" calcext:value-type="float">
            <text:p>151,968</text:p>
          </table:table-cell>
          <table:table-cell table:style-name="ce4" office:value-type="float" office:value="151551" calcext:value-type="float">
            <text:p>151,551</text:p>
          </table:table-cell>
          <table:table-cell table:style-name="ce4" office:value-type="float" office:value="150935" calcext:value-type="float">
            <text:p>150,935</text:p>
          </table:table-cell>
          <table:table-cell table:style-name="ce4" office:value-type="float" office:value="150123" calcext:value-type="float">
            <text:p>150,1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ne la Vallé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6284" calcext:value-type="float">
            <text:p>86,284</text:p>
          </table:table-cell>
          <table:table-cell table:style-name="ce4" office:value-type="float" office:value="86432" calcext:value-type="float">
            <text:p>86,432</text:p>
          </table:table-cell>
          <table:table-cell table:style-name="ce4" office:value-type="float" office:value="86812" calcext:value-type="float">
            <text:p>86,812</text:p>
          </table:table-cell>
          <table:table-cell table:style-name="ce4" office:value-type="float" office:value="87712" calcext:value-type="float">
            <text:p>87,712</text:p>
          </table:table-cell>
          <table:table-cell table:style-name="ce4" office:value-type="float" office:value="87705" calcext:value-type="float">
            <text:p>87,705</text:p>
          </table:table-cell>
          <table:table-cell table:style-name="ce4" office:value-type="float" office:value="87601" calcext:value-type="float">
            <text:p>87,60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rsaill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2143" calcext:value-type="float">
            <text:p>182,143</text:p>
          </table:table-cell>
          <table:table-cell table:style-name="ce4" office:value-type="float" office:value="181474" calcext:value-type="float">
            <text:p>181,474</text:p>
          </table:table-cell>
          <table:table-cell table:style-name="ce4" office:value-type="float" office:value="181861" calcext:value-type="float">
            <text:p>181,861</text:p>
          </table:table-cell>
          <table:table-cell table:style-name="ce4" office:value-type="float" office:value="181024" calcext:value-type="float">
            <text:p>181,024</text:p>
          </table:table-cell>
          <table:table-cell table:style-name="ce4" office:value-type="float" office:value="182105" calcext:value-type="float">
            <text:p>182,105</text:p>
          </table:table-cell>
          <table:table-cell table:style-name="ce4" office:value-type="float" office:value="182515" calcext:value-type="float">
            <text:p>182,51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C de la Boucle de la Sei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9184" calcext:value-type="float">
            <text:p>169,184</text:p>
          </table:table-cell>
          <table:table-cell table:style-name="ce4" office:value-type="float" office:value="169624" calcext:value-type="float">
            <text:p>169,624</text:p>
          </table:table-cell>
          <table:table-cell table:style-name="ce4" office:value-type="float" office:value="170305" calcext:value-type="float">
            <text:p>170,305</text:p>
          </table:table-cell>
          <table:table-cell table:number-columns-repeated="2" table:style-name="ce4" office:value-type="float" office:value="170904" calcext:value-type="float">
            <text:p>170,904</text:p>
          </table:table-cell>
          <table:table-cell table:style-name="ce4" office:value-type="float" office:value="171347" calcext:value-type="float">
            <text:p>171,34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énart en Esso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195" calcext:value-type="float">
            <text:p>16,195</text:p>
          </table:table-cell>
          <table:table-cell table:style-name="ce4" office:value-type="float" office:value="16665" calcext:value-type="float">
            <text:p>16,665</text:p>
          </table:table-cell>
          <table:table-cell table:style-name="ce4" office:value-type="float" office:value="17157" calcext:value-type="float">
            <text:p>17,157</text:p>
          </table:table-cell>
          <table:table-cell table:style-name="ce4" office:value-type="float" office:value="18169" calcext:value-type="float">
            <text:p>18,169</text:p>
          </table:table-cell>
          <table:table-cell table:style-name="ce4" office:value-type="float" office:value="18855" calcext:value-type="float">
            <text:p>18,855</text:p>
          </table:table-cell>
          <table:table-cell table:style-name="ce4" office:value-type="float" office:value="19536" calcext:value-type="float">
            <text:p>19,53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en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9332" calcext:value-type="float">
            <text:p>119,332</text:p>
          </table:table-cell>
          <table:table-cell table:style-name="ce4" office:value-type="float" office:value="118805" calcext:value-type="float">
            <text:p>118,805</text:p>
          </table:table-cell>
          <table:table-cell table:style-name="ce4" office:value-type="float" office:value="119553" calcext:value-type="float">
            <text:p>119,553</text:p>
          </table:table-cell>
          <table:table-cell table:style-name="ce4" office:value-type="float" office:value="119642" calcext:value-type="float">
            <text:p>119,642</text:p>
          </table:table-cell>
          <table:table-cell table:style-name="ce4" office:value-type="float" office:value="119293" calcext:value-type="float">
            <text:p>119,293</text:p>
          </table:table-cell>
          <table:table-cell table:style-name="ce4" office:value-type="float" office:value="120475" calcext:value-type="float">
            <text:p>120,47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ue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86492" calcext:value-type="float">
            <text:p>486,492</text:p>
          </table:table-cell>
          <table:table-cell table:style-name="ce4" office:value-type="float" office:value="486298" calcext:value-type="float">
            <text:p>486,298</text:p>
          </table:table-cell>
          <table:table-cell table:style-name="ce4" office:value-type="float" office:value="487136" calcext:value-type="float">
            <text:p>487,136</text:p>
          </table:table-cell>
          <table:table-cell table:style-name="ce4" office:value-type="float" office:value="488706" calcext:value-type="float">
            <text:p>488,706</text:p>
          </table:table-cell>
          <table:table-cell table:style-name="ce4" office:value-type="float" office:value="488826" calcext:value-type="float">
            <text:p>488,826</text:p>
          </table:table-cell>
          <table:table-cell table:style-name="ce4" office:value-type="float" office:value="489923" calcext:value-type="float">
            <text:p>489,9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Marne et Chanterei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4791" calcext:value-type="float">
            <text:p>74,791</text:p>
          </table:table-cell>
          <table:table-cell table:style-name="ce4" office:value-type="float" office:value="75471" calcext:value-type="float">
            <text:p>75,471</text:p>
          </table:table-cell>
          <table:table-cell table:style-name="ce4" office:value-type="float" office:value="76221" calcext:value-type="float">
            <text:p>76,221</text:p>
          </table:table-cell>
          <table:table-cell table:style-name="ce4" office:value-type="float" office:value="77294" calcext:value-type="float">
            <text:p>77,294</text:p>
          </table:table-cell>
          <table:table-cell table:style-name="ce4" office:value-type="float" office:value="77587" calcext:value-type="float">
            <text:p>77,587</text:p>
          </table:table-cell>
          <table:table-cell table:style-name="ce4" office:value-type="float" office:value="78216" calcext:value-type="float">
            <text:p>78,21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es deux Rives de la Sei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4771" calcext:value-type="float">
            <text:p>64,771</text:p>
          </table:table-cell>
          <table:table-cell table:style-name="ce4" office:value-type="float" office:value="65014" calcext:value-type="float">
            <text:p>65,014</text:p>
          </table:table-cell>
          <table:table-cell table:style-name="ce4" office:value-type="float" office:value="65270" calcext:value-type="float">
            <text:p>65,270</text:p>
          </table:table-cell>
          <table:table-cell table:style-name="ce4" office:value-type="float" office:value="64784" calcext:value-type="float">
            <text:p>64,784</text:p>
          </table:table-cell>
          <table:table-cell table:style-name="ce4" office:value-type="float" office:value="65196" calcext:value-type="float">
            <text:p>65,196</text:p>
          </table:table-cell>
          <table:table-cell table:style-name="ce4" office:value-type="float" office:value="65905" calcext:value-type="float">
            <text:p>65,90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C des Coteaux de la Sei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6565" calcext:value-type="float">
            <text:p>36,565</text:p>
          </table:table-cell>
          <table:table-cell table:style-name="ce4" office:value-type="float" office:value="36692" calcext:value-type="float">
            <text:p>36,692</text:p>
          </table:table-cell>
          <table:table-cell table:style-name="ce4" office:value-type="float" office:value="36813" calcext:value-type="float">
            <text:p>36,813</text:p>
          </table:table-cell>
          <table:table-cell table:style-name="ce4" office:value-type="float" office:value="36726" calcext:value-type="float">
            <text:p>36,726</text:p>
          </table:table-cell>
          <table:table-cell table:style-name="ce4" office:value-type="float" office:value="37060" calcext:value-type="float">
            <text:p>37,060</text:p>
          </table:table-cell>
          <table:table-cell table:style-name="ce4" office:value-type="float" office:value="37182" calcext:value-type="float">
            <text:p>37,18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Europ' Esso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0194" calcext:value-type="float">
            <text:p>130,194</text:p>
          </table:table-cell>
          <table:table-cell table:style-name="ce4" office:value-type="float" office:value="132556" calcext:value-type="float">
            <text:p>132,556</text:p>
          </table:table-cell>
          <table:table-cell table:style-name="ce4" office:value-type="float" office:value="134577" calcext:value-type="float">
            <text:p>134,577</text:p>
          </table:table-cell>
          <table:table-cell table:style-name="ce4" office:value-type="float" office:value="136031" calcext:value-type="float">
            <text:p>136,031</text:p>
          </table:table-cell>
          <table:table-cell table:style-name="ce4" office:value-type="float" office:value="139260" calcext:value-type="float">
            <text:p>139,260</text:p>
          </table:table-cell>
          <table:table-cell table:style-name="ce4" office:value-type="float" office:value="143182" calcext:value-type="float">
            <text:p>143,18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Brie Francilie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7490" calcext:value-type="float">
            <text:p>57,490</text:p>
          </table:table-cell>
          <table:table-cell table:style-name="ce4" office:value-type="float" office:value="57884" calcext:value-type="float">
            <text:p>57,884</text:p>
          </table:table-cell>
          <table:table-cell table:style-name="ce4" office:value-type="float" office:value="58896" calcext:value-type="float">
            <text:p>58,896</text:p>
          </table:table-cell>
          <table:table-cell table:style-name="ce4" office:value-type="float" office:value="60151" calcext:value-type="float">
            <text:p>60,151</text:p>
          </table:table-cell>
          <table:table-cell table:style-name="ce4" office:value-type="float" office:value="60396" calcext:value-type="float">
            <text:p>60,396</text:p>
          </table:table-cell>
          <table:table-cell table:style-name="ce4" office:value-type="float" office:value="61089" calcext:value-type="float">
            <text:p>61,08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les Portes de l'Esso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2167" calcext:value-type="float">
            <text:p>52,167</text:p>
          </table:table-cell>
          <table:table-cell table:style-name="ce4" office:value-type="float" office:value="52147" calcext:value-type="float">
            <text:p>52,147</text:p>
          </table:table-cell>
          <table:table-cell table:style-name="ce4" office:value-type="float" office:value="51916" calcext:value-type="float">
            <text:p>51,916</text:p>
          </table:table-cell>
          <table:table-cell table:style-name="ce4" office:value-type="float" office:value="51886" calcext:value-type="float">
            <text:p>51,886</text:p>
          </table:table-cell>
          <table:table-cell table:style-name="ce4" office:value-type="float" office:value="52908" calcext:value-type="float">
            <text:p>52,908</text:p>
          </table:table-cell>
          <table:table-cell table:style-name="ce4" office:value-type="float" office:value="54972" calcext:value-type="float">
            <text:p>54,97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Val et Forêt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3923" calcext:value-type="float">
            <text:p>83,923</text:p>
          </table:table-cell>
          <table:table-cell table:style-name="ce4" office:value-type="float" office:value="83879" calcext:value-type="float">
            <text:p>83,879</text:p>
          </table:table-cell>
          <table:table-cell table:style-name="ce4" office:value-type="float" office:value="84001" calcext:value-type="float">
            <text:p>84,001</text:p>
          </table:table-cell>
          <table:table-cell table:style-name="ce4" office:value-type="float" office:value="84505" calcext:value-type="float">
            <text:p>84,505</text:p>
          </table:table-cell>
          <table:table-cell table:style-name="ce4" office:value-type="float" office:value="85604" calcext:value-type="float">
            <text:p>85,604</text:p>
          </table:table-cell>
          <table:table-cell table:style-name="ce4" office:value-type="float" office:value="86384" calcext:value-type="float">
            <text:p>86,38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C de l'Ouest de la Plaine de Fran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5715" calcext:value-type="float">
            <text:p>45,715</text:p>
          </table:table-cell>
          <table:table-cell table:style-name="ce4" office:value-type="float" office:value="46088" calcext:value-type="float">
            <text:p>46,088</text:p>
          </table:table-cell>
          <table:table-cell table:style-name="ce4" office:value-type="float" office:value="46599" calcext:value-type="float">
            <text:p>46,599</text:p>
          </table:table-cell>
          <table:table-cell table:style-name="ce4" office:value-type="float" office:value="46875" calcext:value-type="float">
            <text:p>46,875</text:p>
          </table:table-cell>
          <table:table-cell table:style-name="ce4" office:value-type="float" office:value="47286" calcext:value-type="float">
            <text:p>47,286</text:p>
          </table:table-cell>
          <table:table-cell table:style-name="ce4" office:value-type="float" office:value="47930" calcext:value-type="float">
            <text:p>47,93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le Parisi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8262" calcext:value-type="float">
            <text:p>88,262</text:p>
          </table:table-cell>
          <table:table-cell table:style-name="ce4" office:value-type="float" office:value="89355" calcext:value-type="float">
            <text:p>89,355</text:p>
          </table:table-cell>
          <table:table-cell table:style-name="ce4" office:value-type="float" office:value="90662" calcext:value-type="float">
            <text:p>90,662</text:p>
          </table:table-cell>
          <table:table-cell table:style-name="ce4" office:value-type="float" office:value="91879" calcext:value-type="float">
            <text:p>91,879</text:p>
          </table:table-cell>
          <table:table-cell table:style-name="ce4" office:value-type="float" office:value="92702" calcext:value-type="float">
            <text:p>92,702</text:p>
          </table:table-cell>
          <table:table-cell table:style-name="ce4" office:value-type="float" office:value="94139" calcext:value-type="float">
            <text:p>94,13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lun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6877" calcext:value-type="float">
            <text:p>106,877</text:p>
          </table:table-cell>
          <table:table-cell table:style-name="ce4" office:value-type="float" office:value="107750" calcext:value-type="float">
            <text:p>107,750</text:p>
          </table:table-cell>
          <table:table-cell table:style-name="ce4" office:value-type="float" office:value="107782" calcext:value-type="float">
            <text:p>107,782</text:p>
          </table:table-cell>
          <table:table-cell table:style-name="ce4" office:value-type="float" office:value="109060" calcext:value-type="float">
            <text:p>109,060</text:p>
          </table:table-cell>
          <table:table-cell table:style-name="ce4" office:value-type="float" office:value="109301" calcext:value-type="float">
            <text:p>109,301</text:p>
          </table:table-cell>
          <table:table-cell table:style-name="ce4" office:value-type="float" office:value="110209" calcext:value-type="float">
            <text:p>110,20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ux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2726" calcext:value-type="float">
            <text:p>82,726</text:p>
          </table:table-cell>
          <table:table-cell table:style-name="ce4" office:value-type="float" office:value="84197" calcext:value-type="float">
            <text:p>84,197</text:p>
          </table:table-cell>
          <table:table-cell table:style-name="ce4" office:value-type="float" office:value="85777" calcext:value-type="float">
            <text:p>85,777</text:p>
          </table:table-cell>
          <table:table-cell table:style-name="ce4" office:value-type="float" office:value="87698" calcext:value-type="float">
            <text:p>87,698</text:p>
          </table:table-cell>
          <table:table-cell table:style-name="ce4" office:value-type="float" office:value="89045" calcext:value-type="float">
            <text:p>89,045</text:p>
          </table:table-cell>
          <table:table-cell table:style-name="ce4" office:value-type="float" office:value="88978" calcext:value-type="float">
            <text:p>88,97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ntes en Yvelin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6735" calcext:value-type="float">
            <text:p>86,735</text:p>
          </table:table-cell>
          <table:table-cell table:style-name="ce4" office:value-type="float" office:value="87417" calcext:value-type="float">
            <text:p>87,417</text:p>
          </table:table-cell>
          <table:table-cell table:style-name="ce4" office:value-type="float" office:value="88306" calcext:value-type="float">
            <text:p>88,306</text:p>
          </table:table-cell>
          <table:table-cell table:style-name="ce4" office:value-type="float" office:value="89678" calcext:value-type="float">
            <text:p>89,678</text:p>
          </table:table-cell>
          <table:table-cell table:style-name="ce4" office:value-type="float" office:value="91988" calcext:value-type="float">
            <text:p>91,988</text:p>
          </table:table-cell>
          <table:table-cell table:style-name="ce4" office:value-type="float" office:value="91748" calcext:value-type="float">
            <text:p>91,74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vry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5156" calcext:value-type="float">
            <text:p>115,156</text:p>
          </table:table-cell>
          <table:table-cell table:style-name="ce4" office:value-type="float" office:value="114720" calcext:value-type="float">
            <text:p>114,720</text:p>
          </table:table-cell>
          <table:table-cell table:style-name="ce4" office:value-type="float" office:value="114402" calcext:value-type="float">
            <text:p>114,402</text:p>
          </table:table-cell>
          <table:table-cell table:style-name="ce4" office:value-type="float" office:value="114503" calcext:value-type="float">
            <text:p>114,503</text:p>
          </table:table-cell>
          <table:table-cell table:style-name="ce4" office:value-type="float" office:value="115985" calcext:value-type="float">
            <text:p>115,985</text:p>
          </table:table-cell>
          <table:table-cell table:style-name="ce4" office:value-type="float" office:value="116430" calcext:value-type="float">
            <text:p>116,43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u Plateau de Saclay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6259" calcext:value-type="float">
            <text:p>96,259</text:p>
          </table:table-cell>
          <table:table-cell table:style-name="ce4" office:value-type="float" office:value="96416" calcext:value-type="float">
            <text:p>96,416</text:p>
          </table:table-cell>
          <table:table-cell table:style-name="ce4" office:value-type="float" office:value="96890" calcext:value-type="float">
            <text:p>96,890</text:p>
          </table:table-cell>
          <table:table-cell table:style-name="ce4" office:value-type="float" office:value="96738" calcext:value-type="float">
            <text:p>96,738</text:p>
          </table:table-cell>
          <table:table-cell table:style-name="ce4" office:value-type="float" office:value="98152" calcext:value-type="float">
            <text:p>98,152</text:p>
          </table:table-cell>
          <table:table-cell table:style-name="ce4" office:value-type="float" office:value="100039" calcext:value-type="float">
            <text:p>100,03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e Seine Esso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4315" calcext:value-type="float">
            <text:p>64,315</text:p>
          </table:table-cell>
          <table:table-cell table:style-name="ce4" office:value-type="float" office:value="65040" calcext:value-type="float">
            <text:p>65,040</text:p>
          </table:table-cell>
          <table:table-cell table:style-name="ce4" office:value-type="float" office:value="66130" calcext:value-type="float">
            <text:p>66,130</text:p>
          </table:table-cell>
          <table:table-cell table:style-name="ce4" office:value-type="float" office:value="67904" calcext:value-type="float">
            <text:p>67,904</text:p>
          </table:table-cell>
          <table:table-cell table:style-name="ce4" office:value-type="float" office:value="69872" calcext:value-type="float">
            <text:p>69,872</text:p>
          </table:table-cell>
          <table:table-cell table:style-name="ce4" office:value-type="float" office:value="71836" calcext:value-type="float">
            <text:p>71,83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u Val d'Org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5748" calcext:value-type="float">
            <text:p>125,748</text:p>
          </table:table-cell>
          <table:table-cell table:style-name="ce4" office:value-type="float" office:value="126577" calcext:value-type="float">
            <text:p>126,577</text:p>
          </table:table-cell>
          <table:table-cell table:style-name="ce4" office:value-type="float" office:value="128483" calcext:value-type="float">
            <text:p>128,483</text:p>
          </table:table-cell>
          <table:table-cell table:style-name="ce4" office:value-type="float" office:value="130024" calcext:value-type="float">
            <text:p>130,024</text:p>
          </table:table-cell>
          <table:table-cell table:style-name="ce4" office:value-type="float" office:value="131450" calcext:value-type="float">
            <text:p>131,450</text:p>
          </table:table-cell>
          <table:table-cell table:style-name="ce4" office:value-type="float" office:value="131668" calcext:value-type="float">
            <text:p>131,66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u Val d'Yerr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9887" calcext:value-type="float">
            <text:p>89,887</text:p>
          </table:table-cell>
          <table:table-cell table:style-name="ce4" office:value-type="float" office:value="90035" calcext:value-type="float">
            <text:p>90,035</text:p>
          </table:table-cell>
          <table:table-cell table:style-name="ce4" office:value-type="float" office:value="90151" calcext:value-type="float">
            <text:p>90,151</text:p>
          </table:table-cell>
          <table:table-cell table:style-name="ce4" office:value-type="float" office:value="90878" calcext:value-type="float">
            <text:p>90,878</text:p>
          </table:table-cell>
          <table:table-cell table:style-name="ce4" office:value-type="float" office:value="91709" calcext:value-type="float">
            <text:p>91,709</text:p>
          </table:table-cell>
          <table:table-cell table:style-name="ce4" office:value-type="float" office:value="92146" calcext:value-type="float">
            <text:p>92,14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Sénart - Val de Sei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8499" calcext:value-type="float">
            <text:p>78,499</text:p>
          </table:table-cell>
          <table:table-cell table:style-name="ce4" office:value-type="float" office:value="78711" calcext:value-type="float">
            <text:p>78,711</text:p>
          </table:table-cell>
          <table:table-cell table:style-name="ce4" office:value-type="float" office:value="79893" calcext:value-type="float">
            <text:p>79,893</text:p>
          </table:table-cell>
          <table:table-cell table:style-name="ce4" office:value-type="float" office:value="82324" calcext:value-type="float">
            <text:p>82,324</text:p>
          </table:table-cell>
          <table:table-cell table:style-name="ce4" office:value-type="float" office:value="83408" calcext:value-type="float">
            <text:p>83,408</text:p>
          </table:table-cell>
          <table:table-cell table:style-name="ce4" office:value-type="float" office:value="83823" calcext:value-type="float">
            <text:p>83,8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Val de Franc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9954" calcext:value-type="float">
            <text:p>139,954</text:p>
          </table:table-cell>
          <table:table-cell table:style-name="ce4" office:value-type="float" office:value="138883" calcext:value-type="float">
            <text:p>138,883</text:p>
          </table:table-cell>
          <table:table-cell table:style-name="ce4" office:value-type="float" office:value="139277" calcext:value-type="float">
            <text:p>139,277</text:p>
          </table:table-cell>
          <table:table-cell table:style-name="ce4" office:value-type="float" office:value="139967" calcext:value-type="float">
            <text:p>139,967</text:p>
          </table:table-cell>
          <table:table-cell table:style-name="ce4" office:value-type="float" office:value="140742" calcext:value-type="float">
            <text:p>140,742</text:p>
          </table:table-cell>
          <table:table-cell table:style-name="ce4" office:value-type="float" office:value="140658" calcext:value-type="float">
            <text:p>140,65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e la Vallée de Montmorency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8621" calcext:value-type="float">
            <text:p>108,621</text:p>
          </table:table-cell>
          <table:table-cell table:style-name="ce4" office:value-type="float" office:value="108422" calcext:value-type="float">
            <text:p>108,422</text:p>
          </table:table-cell>
          <table:table-cell table:style-name="ce4" office:value-type="float" office:value="108621" calcext:value-type="float">
            <text:p>108,621</text:p>
          </table:table-cell>
          <table:table-cell table:style-name="ce4" office:value-type="float" office:value="109254" calcext:value-type="float">
            <text:p>109,254</text:p>
          </table:table-cell>
          <table:table-cell table:style-name="ce4" office:value-type="float" office:value="109425" calcext:value-type="float">
            <text:p>109,425</text:p>
          </table:table-cell>
          <table:table-cell table:style-name="ce4" office:value-type="float" office:value="109781" calcext:value-type="float">
            <text:p>109,78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tigu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9181" calcext:value-type="float">
            <text:p>69,181</text:p>
          </table:table-cell>
          <table:table-cell table:style-name="ce4" office:value-type="float" office:value="70184" calcext:value-type="float">
            <text:p>70,184</text:p>
          </table:table-cell>
          <table:table-cell table:style-name="ce4" office:value-type="float" office:value="70415" calcext:value-type="float">
            <text:p>70,415</text:p>
          </table:table-cell>
          <table:table-cell table:style-name="ce4" office:value-type="float" office:value="70472" calcext:value-type="float">
            <text:p>70,472</text:p>
          </table:table-cell>
          <table:table-cell table:style-name="ce4" office:value-type="float" office:value="70988" calcext:value-type="float">
            <text:p>70,988</text:p>
          </table:table-cell>
          <table:table-cell table:style-name="ce4" office:value-type="float" office:value="72077" calcext:value-type="float">
            <text:p>72,07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genteuil - Bezon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0844" calcext:value-type="float">
            <text:p>130,844</text:p>
          </table:table-cell>
          <table:table-cell table:style-name="ce4" office:value-type="float" office:value="131088" calcext:value-type="float">
            <text:p>131,088</text:p>
          </table:table-cell>
          <table:table-cell table:style-name="ce4" office:value-type="float" office:value="132578" calcext:value-type="float">
            <text:p>132,578</text:p>
          </table:table-cell>
          <table:table-cell table:style-name="ce4" office:value-type="float" office:value="133101" calcext:value-type="float">
            <text:p>133,101</text:p>
          </table:table-cell>
          <table:table-cell table:style-name="ce4" office:value-type="float" office:value="134639" calcext:value-type="float">
            <text:p>134,639</text:p>
          </table:table-cell>
          <table:table-cell table:style-name="ce4" office:value-type="float" office:value="137296" calcext:value-type="float">
            <text:p>137,29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ergy-Pontois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0427" calcext:value-type="float">
            <text:p>190,427</text:p>
          </table:table-cell>
          <table:table-cell table:style-name="ce4" office:value-type="float" office:value="190975" calcext:value-type="float">
            <text:p>190,975</text:p>
          </table:table-cell>
          <table:table-cell table:style-name="ce4" office:value-type="float" office:value="192809" calcext:value-type="float">
            <text:p>192,809</text:p>
          </table:table-cell>
          <table:table-cell table:style-name="ce4" office:value-type="float" office:value="194734" calcext:value-type="float">
            <text:p>194,734</text:p>
          </table:table-cell>
          <table:table-cell table:style-name="ce4" office:value-type="float" office:value="195514" calcext:value-type="float">
            <text:p>195,514</text:p>
          </table:table-cell>
          <table:table-cell table:style-name="ce4" office:value-type="float" office:value="197985" calcext:value-type="float">
            <text:p>197,98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leville-Mézièr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7712" calcext:value-type="float">
            <text:p>67,712</text:p>
          </table:table-cell>
          <table:table-cell table:style-name="ce4" office:value-type="float" office:value="67751" calcext:value-type="float">
            <text:p>67,751</text:p>
          </table:table-cell>
          <table:table-cell table:style-name="ce4" office:value-type="float" office:value="67602" calcext:value-type="float">
            <text:p>67,602</text:p>
          </table:table-cell>
          <table:table-cell table:style-name="ce4" office:value-type="float" office:value="67975" calcext:value-type="float">
            <text:p>67,975</text:p>
          </table:table-cell>
          <table:table-cell table:style-name="ce4" office:value-type="float" office:value="67300" calcext:value-type="float">
            <text:p>67,300</text:p>
          </table:table-cell>
          <table:table-cell table:style-name="ce4" office:value-type="float" office:value="66831" calcext:value-type="float">
            <text:p>66,83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lmar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5437" calcext:value-type="float">
            <text:p>95,437</text:p>
          </table:table-cell>
          <table:table-cell table:style-name="ce4" office:value-type="float" office:value="95857" calcext:value-type="float">
            <text:p>95,857</text:p>
          </table:table-cell>
          <table:table-cell table:style-name="ce4" office:value-type="float" office:value="95881" calcext:value-type="float">
            <text:p>95,881</text:p>
          </table:table-cell>
          <table:table-cell table:style-name="ce4" office:value-type="float" office:value="95920" calcext:value-type="float">
            <text:p>95,920</text:p>
          </table:table-cell>
          <table:table-cell table:style-name="ce4" office:value-type="float" office:value="96999" calcext:value-type="float">
            <text:p>96,999</text:p>
          </table:table-cell>
          <table:table-cell table:style-name="ce4" office:value-type="float" office:value="98002" calcext:value-type="float">
            <text:p>98,00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 des Lacs de l'Essonne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8493" calcext:value-type="float">
            <text:p>58,493</text:p>
          </table:table-cell>
          <table:table-cell table:style-name="ce4" office:value-type="float" office:value="58685" calcext:value-type="float">
            <text:p>58,685</text:p>
          </table:table-cell>
          <table:table-cell table:style-name="ce4" office:value-type="float" office:value="58836" calcext:value-type="float">
            <text:p>58,836</text:p>
          </table:table-cell>
          <table:table-cell table:style-name="ce4" office:value-type="float" office:value="58934" calcext:value-type="float">
            <text:p>58,934</text:p>
          </table:table-cell>
          <table:table-cell table:style-name="ce4" office:value-type="float" office:value="58848" calcext:value-type="float">
            <text:p>58,848</text:p>
          </table:table-cell>
          <table:table-cell table:style-name="ce4" office:value-type="float" office:value="59645" calcext:value-type="float">
            <text:p>59,64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int-Quentin en Yvelines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4714" calcext:value-type="float">
            <text:p>144,714</text:p>
          </table:table-cell>
          <table:table-cell table:style-name="ce4" office:value-type="float" office:value="144228" calcext:value-type="float">
            <text:p>144,228</text:p>
          </table:table-cell>
          <table:table-cell table:style-name="ce4" office:value-type="float" office:value="144408" calcext:value-type="float">
            <text:p>144,408</text:p>
          </table:table-cell>
          <table:table-cell table:style-name="ce4" office:value-type="float" office:value="144467" calcext:value-type="float">
            <text:p>144,467</text:p>
          </table:table-cell>
          <table:table-cell table:style-name="ce4" office:value-type="float" office:value="144929" calcext:value-type="float">
            <text:p>144,929</text:p>
          </table:table-cell>
          <table:table-cell table:style-name="ce4" office:value-type="float" office:value="144881" calcext:value-type="float">
            <text:p>144,88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nnes</text:p>
          </table:table-cell>
          <table:table-cell table:number-columns-repeated="6" table:style-name="ce5" office:value-type="string" calcext:value-type="string">
            <text:p>:</text:p>
          </table:table-cell>
          <table:table-cell table:style-name="ce4" office:value-type="float" office:value="73744" calcext:value-type="float">
            <text:p>73,74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greb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791946" calcext:value-type="float">
            <text:p>791,946</text:p>
          </table:table-cell>
          <table:table-cell table:style-name="ce4" office:value-type="float" office:value="793049" calcext:value-type="float">
            <text:p>793,049</text:p>
          </table:table-cell>
          <table:table-cell table:style-name="ce4" office:value-type="float" office:value="799999" calcext:value-type="float">
            <text:p>799,999</text:p>
          </table:table-cell>
          <table:table-cell table:style-name="ce4" office:value-type="float" office:value="801349" calcext:value-type="float">
            <text:p>801,3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ijeka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126215" calcext:value-type="float">
            <text:p>126,215</text:p>
          </table:table-cell>
          <table:table-cell table:style-name="ce4" office:value-type="float" office:value="124838" calcext:value-type="float">
            <text:p>124,838</text:p>
          </table:table-cell>
          <table:table-cell table:style-name="ce4" office:value-type="float" office:value="123725" calcext:value-type="float">
            <text:p>123,725</text:p>
          </table:table-cell>
          <table:table-cell table:style-name="ce4" office:value-type="float" office:value="121975" calcext:value-type="float">
            <text:p>121,97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avonski Brod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58265" calcext:value-type="float">
            <text:p>58,265</text:p>
          </table:table-cell>
          <table:table-cell table:style-name="ce4" office:value-type="float" office:value="57764" calcext:value-type="float">
            <text:p>57,764</text:p>
          </table:table-cell>
          <table:table-cell table:style-name="ce4" office:value-type="float" office:value="57797" calcext:value-type="float">
            <text:p>57,797</text:p>
          </table:table-cell>
          <table:table-cell table:style-name="ce4" office:value-type="float" office:value="56769" calcext:value-type="float">
            <text:p>56,76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sijek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106964" calcext:value-type="float">
            <text:p>106,964</text:p>
          </table:table-cell>
          <table:table-cell table:style-name="ce4" office:value-type="float" office:value="106345" calcext:value-type="float">
            <text:p>106,345</text:p>
          </table:table-cell>
          <table:table-cell table:style-name="ce4" office:value-type="float" office:value="106610" calcext:value-type="float">
            <text:p>106,610</text:p>
          </table:table-cell>
          <table:table-cell table:style-name="ce4" office:value-type="float" office:value="105921" calcext:value-type="float">
            <text:p>105,9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plit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176352" calcext:value-type="float">
            <text:p>176,352</text:p>
          </table:table-cell>
          <table:table-cell table:style-name="ce4" office:value-type="float" office:value="175353" calcext:value-type="float">
            <text:p>175,353</text:p>
          </table:table-cell>
          <table:table-cell table:style-name="ce4" office:value-type="float" office:value="174333" calcext:value-type="float">
            <text:p>174,333</text:p>
          </table:table-cell>
          <table:table-cell table:style-name="ce4" office:value-type="float" office:value="173109" calcext:value-type="float">
            <text:p>173,10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la - Pol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6676" calcext:value-type="float">
            <text:p>56,676</text:p>
          </table:table-cell>
          <table:table-cell table:style-name="ce4" office:value-type="float" office:value="56540" calcext:value-type="float">
            <text:p>56,54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dar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75537" calcext:value-type="float">
            <text:p>75,537</text:p>
          </table:table-cell>
          <table:table-cell table:style-name="ce4" office:value-type="float" office:value="75346" calcext:value-type="float">
            <text:p>75,3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taly</text:p>
          </table:table-cell>
          <table:table-cell table:style-name="ce4" office:value-type="float" office:value="59619290" calcext:value-type="float">
            <text:p>59,619,29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0340328" calcext:value-type="float">
            <text:p>60,340,328</text:p>
          </table:table-cell>
          <table:table-cell table:style-name="ce4" office:value-type="float" office:value="59364690" calcext:value-type="float">
            <text:p>59,364,690</text:p>
          </table:table-cell>
          <table:table-cell table:style-name="ce4" office:value-type="float" office:value="59394207" calcext:value-type="float">
            <text:p>59,394,207</text:p>
          </table:table-cell>
          <table:table-cell table:style-name="ce4" office:value-type="float" office:value="59685227" calcext:value-type="float">
            <text:p>59,685,227</text:p>
          </table:table-cell>
          <table:table-cell table:style-name="ce4" office:value-type="float" office:value="60782668" calcext:value-type="float">
            <text:p>60,782,668</text:p>
          </table:table-cell>
          <table:table-cell table:style-name="ce4" office:value-type="float" office:value="60795612" calcext:value-type="float">
            <text:p>60,795,612</text:p>
          </table:table-cell>
          <table:table-cell table:style-name="ce4" office:value-type="float" office:value="60665551" calcext:value-type="float">
            <text:p>60,665,5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ma</text:p>
          </table:table-cell>
          <table:table-cell table:style-name="ce4" office:value-type="float" office:value="2718768" calcext:value-type="float">
            <text:p>2,718,768</text:p>
          </table:table-cell>
          <table:table-cell table:style-name="ce4" office:value-type="float" office:value="2724347" calcext:value-type="float">
            <text:p>2,724,347</text:p>
          </table:table-cell>
          <table:table-cell table:style-name="ce4" office:value-type="float" office:value="2743796" calcext:value-type="float">
            <text:p>2,743,796</text:p>
          </table:table-cell>
          <table:table-cell table:style-name="ce4" office:value-type="float" office:value="2608530" calcext:value-type="float">
            <text:p>2,608,530</text:p>
          </table:table-cell>
          <table:table-cell table:style-name="ce4" office:value-type="float" office:value="2614263" calcext:value-type="float">
            <text:p>2,614,263</text:p>
          </table:table-cell>
          <table:table-cell table:style-name="ce4" office:value-type="float" office:value="2638842" calcext:value-type="float">
            <text:p>2,638,842</text:p>
          </table:table-cell>
          <table:table-cell table:style-name="ce4" office:value-type="float" office:value="2863322" calcext:value-type="float">
            <text:p>2,863,322</text:p>
          </table:table-cell>
          <table:table-cell table:style-name="ce4" office:value-type="float" office:value="2872021" calcext:value-type="float">
            <text:p>2,872,021</text:p>
          </table:table-cell>
          <table:table-cell table:style-name="ce4" office:value-type="float" office:value="2864731" calcext:value-type="float">
            <text:p>2,864,7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lano</text:p>
          </table:table-cell>
          <table:table-cell table:style-name="ce4" office:value-type="float" office:value="1299633" calcext:value-type="float">
            <text:p>1,299,633</text:p>
          </table:table-cell>
          <table:table-cell table:style-name="ce4" office:value-type="float" office:value="1295705" calcext:value-type="float">
            <text:p>1,295,705</text:p>
          </table:table-cell>
          <table:table-cell table:style-name="ce4" office:value-type="float" office:value="1307495" calcext:value-type="float">
            <text:p>1,307,495</text:p>
          </table:table-cell>
          <table:table-cell table:style-name="ce4" office:value-type="float" office:value="1230912" calcext:value-type="float">
            <text:p>1,230,912</text:p>
          </table:table-cell>
          <table:table-cell table:style-name="ce4" office:value-type="float" office:value="1240173" calcext:value-type="float">
            <text:p>1,240,173</text:p>
          </table:table-cell>
          <table:table-cell table:style-name="ce4" office:value-type="float" office:value="1262101" calcext:value-type="float">
            <text:p>1,262,101</text:p>
          </table:table-cell>
          <table:table-cell table:style-name="ce4" office:value-type="float" office:value="1324169" calcext:value-type="float">
            <text:p>1,324,169</text:p>
          </table:table-cell>
          <table:table-cell table:style-name="ce4" office:value-type="float" office:value="1337155" calcext:value-type="float">
            <text:p>1,337,155</text:p>
          </table:table-cell>
          <table:table-cell table:style-name="ce4" office:value-type="float" office:value="1345851" calcext:value-type="float">
            <text:p>1,345,8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lano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154102" calcext:value-type="float">
            <text:p>3,154,102</text:p>
          </table:table-cell>
          <table:table-cell table:style-name="ce4" office:value-type="float" office:value="3854555" calcext:value-type="float">
            <text:p>3,854,555</text:p>
          </table:table-cell>
          <table:table-cell table:style-name="ce4" office:value-type="float" office:value="3875801" calcext:value-type="float">
            <text:p>3,875,801</text:p>
          </table:table-cell>
          <table:table-cell table:style-name="ce4" office:value-type="float" office:value="3925767" calcext:value-type="float">
            <text:p>3,925,767</text:p>
          </table:table-cell>
          <table:table-cell table:style-name="ce4" office:value-type="float" office:value="4038864" calcext:value-type="float">
            <text:p>4,038,864</text:p>
          </table:table-cell>
          <table:table-cell table:style-name="ce4" office:value-type="float" office:value="4061382" calcext:value-type="float">
            <text:p>4,061,382</text:p>
          </table:table-cell>
          <table:table-cell table:style-name="ce4" office:value-type="float" office:value="4074585" calcext:value-type="float">
            <text:p>4,074,58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poli</text:p>
          </table:table-cell>
          <table:table-cell table:style-name="ce4" office:value-type="float" office:value="973132" calcext:value-type="float">
            <text:p>973,132</text:p>
          </table:table-cell>
          <table:table-cell table:style-name="ce4" office:value-type="float" office:value="963661" calcext:value-type="float">
            <text:p>963,661</text:p>
          </table:table-cell>
          <table:table-cell table:style-name="ce4" office:value-type="float" office:value="962940" calcext:value-type="float">
            <text:p>962,940</text:p>
          </table:table-cell>
          <table:table-cell table:style-name="ce4" office:value-type="float" office:value="962661" calcext:value-type="float">
            <text:p>962,661</text:p>
          </table:table-cell>
          <table:table-cell table:style-name="ce4" office:value-type="float" office:value="961106" calcext:value-type="float">
            <text:p>961,106</text:p>
          </table:table-cell>
          <table:table-cell table:style-name="ce4" office:value-type="float" office:value="959052" calcext:value-type="float">
            <text:p>959,052</text:p>
          </table:table-cell>
          <table:table-cell table:style-name="ce4" office:value-type="float" office:value="989111" calcext:value-type="float">
            <text:p>989,111</text:p>
          </table:table-cell>
          <table:table-cell table:style-name="ce4" office:value-type="float" office:value="978399" calcext:value-type="float">
            <text:p>978,399</text:p>
          </table:table-cell>
          <table:table-cell table:style-name="ce4" office:value-type="float" office:value="974074" calcext:value-type="float">
            <text:p>974,0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apoli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120177" calcext:value-type="float">
            <text:p>3,120,177</text:p>
          </table:table-cell>
          <table:table-cell table:style-name="ce4" office:value-type="float" office:value="3055218" calcext:value-type="float">
            <text:p>3,055,218</text:p>
          </table:table-cell>
          <table:table-cell table:style-name="ce4" office:value-type="float" office:value="3053247" calcext:value-type="float">
            <text:p>3,053,247</text:p>
          </table:table-cell>
          <table:table-cell table:style-name="ce4" office:value-type="float" office:value="3055339" calcext:value-type="float">
            <text:p>3,055,339</text:p>
          </table:table-cell>
          <table:table-cell table:style-name="ce4" office:value-type="float" office:value="3127390" calcext:value-type="float">
            <text:p>3,127,390</text:p>
          </table:table-cell>
          <table:table-cell table:style-name="ce4" office:value-type="float" office:value="3118149" calcext:value-type="float">
            <text:p>3,118,149</text:p>
          </table:table-cell>
          <table:table-cell table:style-name="ce4" office:value-type="float" office:value="3113898" calcext:value-type="float">
            <text:p>3,113,89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ino</text:p>
          </table:table-cell>
          <table:table-cell table:style-name="ce4" office:value-type="float" office:value="908263" calcext:value-type="float">
            <text:p>908,263</text:p>
          </table:table-cell>
          <table:table-cell table:style-name="ce4" office:value-type="float" office:value="908825" calcext:value-type="float">
            <text:p>908,825</text:p>
          </table:table-cell>
          <table:table-cell table:style-name="ce4" office:value-type="float" office:value="909538" calcext:value-type="float">
            <text:p>909,538</text:p>
          </table:table-cell>
          <table:table-cell table:style-name="ce4" office:value-type="float" office:value="874320" calcext:value-type="float">
            <text:p>874,320</text:p>
          </table:table-cell>
          <table:table-cell table:style-name="ce4" office:value-type="float" office:value="869312" calcext:value-type="float">
            <text:p>869,312</text:p>
          </table:table-cell>
          <table:table-cell table:style-name="ce4" office:value-type="float" office:value="872091" calcext:value-type="float">
            <text:p>872,091</text:p>
          </table:table-cell>
          <table:table-cell table:style-name="ce4" office:value-type="float" office:value="902137" calcext:value-type="float">
            <text:p>902,137</text:p>
          </table:table-cell>
          <table:table-cell table:style-name="ce4" office:value-type="float" office:value="896773" calcext:value-type="float">
            <text:p>896,773</text:p>
          </table:table-cell>
          <table:table-cell table:style-name="ce4" office:value-type="float" office:value="890529" calcext:value-type="float">
            <text:p>890,5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lermo</text:p>
          </table:table-cell>
          <table:table-cell table:style-name="ce4" office:value-type="float" office:value="663173" calcext:value-type="float">
            <text:p>663,173</text:p>
          </table:table-cell>
          <table:table-cell table:style-name="ce4" office:value-type="float" office:value="659433" calcext:value-type="float">
            <text:p>659,433</text:p>
          </table:table-cell>
          <table:table-cell table:style-name="ce4" office:value-type="float" office:value="656081" calcext:value-type="float">
            <text:p>656,081</text:p>
          </table:table-cell>
          <table:table-cell table:style-name="ce4" office:value-type="float" office:value="659326" calcext:value-type="float">
            <text:p>659,326</text:p>
          </table:table-cell>
          <table:table-cell table:style-name="ce4" office:value-type="float" office:value="656829" calcext:value-type="float">
            <text:p>656,829</text:p>
          </table:table-cell>
          <table:table-cell table:style-name="ce4" office:value-type="float" office:value="654987" calcext:value-type="float">
            <text:p>654,987</text:p>
          </table:table-cell>
          <table:table-cell table:number-columns-repeated="2" table:style-name="ce4" office:value-type="float" office:value="678492" calcext:value-type="float">
            <text:p>678,492</text:p>
          </table:table-cell>
          <table:table-cell table:style-name="ce4" office:value-type="float" office:value="674435" calcext:value-type="float">
            <text:p>674,43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ova</text:p>
          </table:table-cell>
          <table:table-cell table:style-name="ce4" office:value-type="float" office:value="610887" calcext:value-type="float">
            <text:p>610,887</text:p>
          </table:table-cell>
          <table:table-cell table:style-name="ce4" office:value-type="float" office:value="611171" calcext:value-type="float">
            <text:p>611,171</text:p>
          </table:table-cell>
          <table:table-cell table:style-name="ce4" office:value-type="float" office:value="609746" calcext:value-type="float">
            <text:p>609,746</text:p>
          </table:table-cell>
          <table:table-cell table:style-name="ce4" office:value-type="float" office:value="587680" calcext:value-type="float">
            <text:p>587,680</text:p>
          </table:table-cell>
          <table:table-cell table:style-name="ce4" office:value-type="float" office:value="584644" calcext:value-type="float">
            <text:p>584,644</text:p>
          </table:table-cell>
          <table:table-cell table:style-name="ce4" office:value-type="float" office:value="582320" calcext:value-type="float">
            <text:p>582,320</text:p>
          </table:table-cell>
          <table:table-cell table:style-name="ce4" office:value-type="float" office:value="596958" calcext:value-type="float">
            <text:p>596,958</text:p>
          </table:table-cell>
          <table:table-cell table:style-name="ce4" office:value-type="float" office:value="592507" calcext:value-type="float">
            <text:p>592,507</text:p>
          </table:table-cell>
          <table:table-cell table:style-name="ce4" office:value-type="float" office:value="586655" calcext:value-type="float">
            <text:p>586,6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renze</text:p>
          </table:table-cell>
          <table:table-cell table:style-name="ce4" office:value-type="float" office:value="364710" calcext:value-type="float">
            <text:p>364,710</text:p>
          </table:table-cell>
          <table:table-cell table:style-name="ce4" office:value-type="float" office:value="365659" calcext:value-type="float">
            <text:p>365,659</text:p>
          </table:table-cell>
          <table:table-cell table:style-name="ce4" office:value-type="float" office:value="368901" calcext:value-type="float">
            <text:p>368,901</text:p>
          </table:table-cell>
          <table:table-cell table:style-name="ce4" office:value-type="float" office:value="356419" calcext:value-type="float">
            <text:p>356,419</text:p>
          </table:table-cell>
          <table:table-cell table:style-name="ce4" office:value-type="float" office:value="357318" calcext:value-type="float">
            <text:p>357,318</text:p>
          </table:table-cell>
          <table:table-cell table:style-name="ce4" office:value-type="float" office:value="366039" calcext:value-type="float">
            <text:p>366,039</text:p>
          </table:table-cell>
          <table:table-cell table:style-name="ce4" office:value-type="float" office:value="377207" calcext:value-type="float">
            <text:p>377,207</text:p>
          </table:table-cell>
          <table:table-cell table:style-name="ce4" office:value-type="float" office:value="381037" calcext:value-type="float">
            <text:p>381,037</text:p>
          </table:table-cell>
          <table:table-cell table:style-name="ce4" office:value-type="float" office:value="382808" calcext:value-type="float">
            <text:p>382,8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i</text:p>
          </table:table-cell>
          <table:table-cell table:style-name="ce4" office:value-type="float" office:value="322511" calcext:value-type="float">
            <text:p>322,511</text:p>
          </table:table-cell>
          <table:table-cell table:style-name="ce4" office:value-type="float" office:value="320677" calcext:value-type="float">
            <text:p>320,677</text:p>
          </table:table-cell>
          <table:table-cell table:style-name="ce4" office:value-type="float" office:value="320150" calcext:value-type="float">
            <text:p>320,150</text:p>
          </table:table-cell>
          <table:table-cell table:style-name="ce4" office:value-type="float" office:value="316483" calcext:value-type="float">
            <text:p>316,483</text:p>
          </table:table-cell>
          <table:table-cell table:style-name="ce4" office:value-type="float" office:value="315408" calcext:value-type="float">
            <text:p>315,408</text:p>
          </table:table-cell>
          <table:table-cell table:style-name="ce4" office:value-type="float" office:value="313213" calcext:value-type="float">
            <text:p>313,213</text:p>
          </table:table-cell>
          <table:table-cell table:style-name="ce4" office:value-type="float" office:value="322751" calcext:value-type="float">
            <text:p>322,751</text:p>
          </table:table-cell>
          <table:table-cell table:style-name="ce4" office:value-type="float" office:value="327361" calcext:value-type="float">
            <text:p>327,361</text:p>
          </table:table-cell>
          <table:table-cell table:style-name="ce4" office:value-type="float" office:value="326344" calcext:value-type="float">
            <text:p>326,3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logna</text:p>
          </table:table-cell>
          <table:table-cell table:style-name="ce4" office:value-type="float" office:value="372256" calcext:value-type="float">
            <text:p>372,256</text:p>
          </table:table-cell>
          <table:table-cell table:style-name="ce4" office:value-type="float" office:value="374944" calcext:value-type="float">
            <text:p>374,944</text:p>
          </table:table-cell>
          <table:table-cell table:style-name="ce4" office:value-type="float" office:value="377220" calcext:value-type="float">
            <text:p>377,220</text:p>
          </table:table-cell>
          <table:table-cell table:style-name="ce4" office:value-type="float" office:value="369653" calcext:value-type="float">
            <text:p>369,653</text:p>
          </table:table-cell>
          <table:table-cell table:style-name="ce4" office:value-type="float" office:value="371151" calcext:value-type="float">
            <text:p>371,151</text:p>
          </table:table-cell>
          <table:table-cell table:style-name="ce4" office:value-type="float" office:value="380635" calcext:value-type="float">
            <text:p>380,635</text:p>
          </table:table-cell>
          <table:table-cell table:style-name="ce4" office:value-type="float" office:value="384202" calcext:value-type="float">
            <text:p>384,202</text:p>
          </table:table-cell>
          <table:table-cell table:style-name="ce4" office:value-type="float" office:value="386181" calcext:value-type="float">
            <text:p>386,181</text:p>
          </table:table-cell>
          <table:table-cell table:style-name="ce4" office:value-type="float" office:value="386663" calcext:value-type="float">
            <text:p>386,66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tania</text:p>
          </table:table-cell>
          <table:table-cell table:style-name="ce4" office:value-type="float" office:value="298957" calcext:value-type="float">
            <text:p>298,957</text:p>
          </table:table-cell>
          <table:table-cell table:style-name="ce4" office:value-type="float" office:value="296469" calcext:value-type="float">
            <text:p>296,469</text:p>
          </table:table-cell>
          <table:table-cell table:style-name="ce4" office:value-type="float" office:value="295591" calcext:value-type="float">
            <text:p>295,591</text:p>
          </table:table-cell>
          <table:table-cell table:style-name="ce4" office:value-type="float" office:value="295817" calcext:value-type="float">
            <text:p>295,817</text:p>
          </table:table-cell>
          <table:table-cell table:style-name="ce4" office:value-type="float" office:value="293104" calcext:value-type="float">
            <text:p>293,104</text:p>
          </table:table-cell>
          <table:table-cell table:style-name="ce4" office:value-type="float" office:value="290678" calcext:value-type="float">
            <text:p>290,678</text:p>
          </table:table-cell>
          <table:table-cell table:style-name="ce4" office:value-type="float" office:value="315576" calcext:value-type="float">
            <text:p>315,576</text:p>
          </table:table-cell>
          <table:table-cell table:style-name="ce4" office:value-type="float" office:value="315601" calcext:value-type="float">
            <text:p>315,601</text:p>
          </table:table-cell>
          <table:table-cell table:style-name="ce4" office:value-type="float" office:value="314555" calcext:value-type="float">
            <text:p>314,5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nezia</text:p>
          </table:table-cell>
          <table:table-cell table:style-name="ce4" office:value-type="float" office:value="268993" calcext:value-type="float">
            <text:p>268,993</text:p>
          </table:table-cell>
          <table:table-cell table:style-name="ce4" office:value-type="float" office:value="270098" calcext:value-type="float">
            <text:p>270,098</text:p>
          </table:table-cell>
          <table:table-cell table:style-name="ce4" office:value-type="float" office:value="270801" calcext:value-type="float">
            <text:p>270,801</text:p>
          </table:table-cell>
          <table:table-cell table:style-name="ce4" office:value-type="float" office:value="262254" calcext:value-type="float">
            <text:p>262,254</text:p>
          </table:table-cell>
          <table:table-cell table:style-name="ce4" office:value-type="float" office:value="260856" calcext:value-type="float">
            <text:p>260,856</text:p>
          </table:table-cell>
          <table:table-cell table:style-name="ce4" office:value-type="float" office:value="259263" calcext:value-type="float">
            <text:p>259,263</text:p>
          </table:table-cell>
          <table:table-cell table:style-name="ce4" office:value-type="float" office:value="264534" calcext:value-type="float">
            <text:p>264,534</text:p>
          </table:table-cell>
          <table:table-cell table:style-name="ce4" office:value-type="float" office:value="264579" calcext:value-type="float">
            <text:p>264,579</text:p>
          </table:table-cell>
          <table:table-cell table:style-name="ce4" office:value-type="float" office:value="263352" calcext:value-type="float">
            <text:p>263,35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rona</text:p>
          </table:table-cell>
          <table:table-cell table:style-name="ce4" office:value-type="float" office:value="264191" calcext:value-type="float">
            <text:p>264,191</text:p>
          </table:table-cell>
          <table:table-cell table:style-name="ce4" office:value-type="float" office:value="265368" calcext:value-type="float">
            <text:p>265,368</text:p>
          </table:table-cell>
          <table:table-cell table:style-name="ce4" office:value-type="float" office:value="264475" calcext:value-type="float">
            <text:p>264,475</text:p>
          </table:table-cell>
          <table:table-cell table:style-name="ce4" office:value-type="float" office:value="253597" calcext:value-type="float">
            <text:p>253,597</text:p>
          </table:table-cell>
          <table:table-cell table:style-name="ce4" office:value-type="float" office:value="251842" calcext:value-type="float">
            <text:p>251,842</text:p>
          </table:table-cell>
          <table:table-cell table:style-name="ce4" office:value-type="float" office:value="253409" calcext:value-type="float">
            <text:p>253,409</text:p>
          </table:table-cell>
          <table:table-cell table:style-name="ce4" office:value-type="float" office:value="259966" calcext:value-type="float">
            <text:p>259,966</text:p>
          </table:table-cell>
          <table:table-cell table:style-name="ce4" office:value-type="float" office:value="260125" calcext:value-type="float">
            <text:p>260,125</text:p>
          </table:table-cell>
          <table:table-cell table:style-name="ce4" office:value-type="float" office:value="258765" calcext:value-type="float">
            <text:p>258,76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emona</text:p>
          </table:table-cell>
          <table:table-cell table:style-name="ce4" office:value-type="float" office:value="71998" calcext:value-type="float">
            <text:p>71,998</text:p>
          </table:table-cell>
          <table:table-cell table:style-name="ce4" office:value-type="float" office:value="72267" calcext:value-type="float">
            <text:p>72,267</text:p>
          </table:table-cell>
          <table:table-cell table:style-name="ce4" office:value-type="float" office:value="72248" calcext:value-type="float">
            <text:p>72,248</text:p>
          </table:table-cell>
          <table:table-cell table:style-name="ce4" office:value-type="float" office:value="70003" calcext:value-type="float">
            <text:p>70,003</text:p>
          </table:table-cell>
          <table:table-cell table:style-name="ce4" office:value-type="float" office:value="69675" calcext:value-type="float">
            <text:p>69,675</text:p>
          </table:table-cell>
          <table:table-cell table:style-name="ce4" office:value-type="float" office:value="72137" calcext:value-type="float">
            <text:p>72,137</text:p>
          </table:table-cell>
          <table:table-cell table:style-name="ce4" office:value-type="float" office:value="71184" calcext:value-type="float">
            <text:p>71,184</text:p>
          </table:table-cell>
          <table:table-cell table:style-name="ce4" office:value-type="float" office:value="71657" calcext:value-type="float">
            <text:p>71,657</text:p>
          </table:table-cell>
          <table:table-cell table:style-name="ce4" office:value-type="float" office:value="71901" calcext:value-type="float">
            <text:p>71,9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ento</text:p>
          </table:table-cell>
          <table:table-cell table:style-name="ce4" office:value-type="float" office:value="112637" calcext:value-type="float">
            <text:p>112,637</text:p>
          </table:table-cell>
          <table:table-cell table:style-name="ce4" office:value-type="float" office:value="114236" calcext:value-type="float">
            <text:p>114,236</text:p>
          </table:table-cell>
          <table:table-cell table:style-name="ce4" office:value-type="float" office:value="115511" calcext:value-type="float">
            <text:p>115,511</text:p>
          </table:table-cell>
          <table:table-cell table:style-name="ce4" office:value-type="float" office:value="113736" calcext:value-type="float">
            <text:p>113,736</text:p>
          </table:table-cell>
          <table:table-cell table:style-name="ce4" office:value-type="float" office:value="114063" calcext:value-type="float">
            <text:p>114,063</text:p>
          </table:table-cell>
          <table:table-cell table:style-name="ce4" office:value-type="float" office:value="115540" calcext:value-type="float">
            <text:p>115,540</text:p>
          </table:table-cell>
          <table:table-cell table:style-name="ce4" office:value-type="float" office:value="117285" calcext:value-type="float">
            <text:p>117,285</text:p>
          </table:table-cell>
          <table:table-cell table:style-name="ce4" office:value-type="float" office:value="117304" calcext:value-type="float">
            <text:p>117,304</text:p>
          </table:table-cell>
          <table:table-cell table:style-name="ce4" office:value-type="float" office:value="117317" calcext:value-type="float">
            <text:p>117,3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ieste</text:p>
          </table:table-cell>
          <table:table-cell table:style-name="ce4" office:value-type="float" office:value="205356" calcext:value-type="float">
            <text:p>205,356</text:p>
          </table:table-cell>
          <table:table-cell table:style-name="ce4" office:value-type="float" office:value="205341" calcext:value-type="float">
            <text:p>205,341</text:p>
          </table:table-cell>
          <table:table-cell table:style-name="ce4" office:value-type="float" office:value="205523" calcext:value-type="float">
            <text:p>205,523</text:p>
          </table:table-cell>
          <table:table-cell table:style-name="ce4" office:value-type="float" office:value="202878" calcext:value-type="float">
            <text:p>202,878</text:p>
          </table:table-cell>
          <table:table-cell table:style-name="ce4" office:value-type="float" office:value="201814" calcext:value-type="float">
            <text:p>201,814</text:p>
          </table:table-cell>
          <table:table-cell table:style-name="ce4" office:value-type="float" office:value="201148" calcext:value-type="float">
            <text:p>201,148</text:p>
          </table:table-cell>
          <table:table-cell table:style-name="ce4" office:value-type="float" office:value="204849" calcext:value-type="float">
            <text:p>204,849</text:p>
          </table:table-cell>
          <table:table-cell table:style-name="ce4" office:value-type="float" office:value="205413" calcext:value-type="float">
            <text:p>205,413</text:p>
          </table:table-cell>
          <table:table-cell table:style-name="ce4" office:value-type="float" office:value="204420" calcext:value-type="float">
            <text:p>204,4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rugia</text:p>
          </table:table-cell>
          <table:table-cell table:style-name="ce4" office:value-type="float" office:value="163287" calcext:value-type="float">
            <text:p>163,287</text:p>
          </table:table-cell>
          <table:table-cell table:style-name="ce4" office:value-type="float" office:value="165207" calcext:value-type="float">
            <text:p>165,207</text:p>
          </table:table-cell>
          <table:table-cell table:style-name="ce4" office:value-type="float" office:value="166667" calcext:value-type="float">
            <text:p>166,667</text:p>
          </table:table-cell>
          <table:table-cell table:style-name="ce4" office:value-type="float" office:value="161722" calcext:value-type="float">
            <text:p>161,722</text:p>
          </table:table-cell>
          <table:table-cell table:style-name="ce4" office:value-type="float" office:value="162097" calcext:value-type="float">
            <text:p>162,097</text:p>
          </table:table-cell>
          <table:table-cell table:style-name="ce4" office:value-type="float" office:value="162986" calcext:value-type="float">
            <text:p>162,986</text:p>
          </table:table-cell>
          <table:table-cell table:style-name="ce4" office:value-type="float" office:value="166030" calcext:value-type="float">
            <text:p>166,030</text:p>
          </table:table-cell>
          <table:table-cell table:style-name="ce4" office:value-type="float" office:value="165668" calcext:value-type="float">
            <text:p>165,668</text:p>
          </table:table-cell>
          <table:table-cell table:style-name="ce4" office:value-type="float" office:value="166134" calcext:value-type="float">
            <text:p>166,1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cona</text:p>
          </table:table-cell>
          <table:table-cell table:style-name="ce4" office:value-type="float" office:value="101424" calcext:value-type="float">
            <text:p>101,424</text:p>
          </table:table-cell>
          <table:table-cell table:style-name="ce4" office:value-type="float" office:value="102047" calcext:value-type="float">
            <text:p>102,047</text:p>
          </table:table-cell>
          <table:table-cell table:style-name="ce4" office:value-type="float" office:value="102521" calcext:value-type="float">
            <text:p>102,521</text:p>
          </table:table-cell>
          <table:table-cell table:style-name="ce4" office:value-type="float" office:value="100926" calcext:value-type="float">
            <text:p>100,926</text:p>
          </table:table-cell>
          <table:table-cell table:style-name="ce4" office:value-type="float" office:value="100465" calcext:value-type="float">
            <text:p>100,465</text:p>
          </table:table-cell>
          <table:table-cell table:style-name="ce4" office:value-type="float" office:value="100343" calcext:value-type="float">
            <text:p>100,343</text:p>
          </table:table-cell>
          <table:table-cell table:style-name="ce4" office:value-type="float" office:value="101742" calcext:value-type="float">
            <text:p>101,742</text:p>
          </table:table-cell>
          <table:table-cell table:style-name="ce4" office:value-type="float" office:value="101518" calcext:value-type="float">
            <text:p>101,518</text:p>
          </table:table-cell>
          <table:table-cell table:style-name="ce4" office:value-type="float" office:value="100861" calcext:value-type="float">
            <text:p>100,86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scara</text:p>
          </table:table-cell>
          <table:table-cell table:style-name="ce4" office:value-type="float" office:value="122790" calcext:value-type="float">
            <text:p>122,790</text:p>
          </table:table-cell>
          <table:table-cell table:style-name="ce4" office:value-type="float" office:value="123022" calcext:value-type="float">
            <text:p>123,022</text:p>
          </table:table-cell>
          <table:table-cell table:style-name="ce4" office:value-type="float" office:value="123062" calcext:value-type="float">
            <text:p>123,062</text:p>
          </table:table-cell>
          <table:table-cell table:style-name="ce4" office:value-type="float" office:value="117631" calcext:value-type="float">
            <text:p>117,631</text:p>
          </table:table-cell>
          <table:table-cell table:style-name="ce4" office:value-type="float" office:value="116846" calcext:value-type="float">
            <text:p>116,846</text:p>
          </table:table-cell>
          <table:table-cell table:style-name="ce4" office:value-type="float" office:value="117091" calcext:value-type="float">
            <text:p>117,091</text:p>
          </table:table-cell>
          <table:table-cell table:style-name="ce4" office:value-type="float" office:value="121325" calcext:value-type="float">
            <text:p>121,325</text:p>
          </table:table-cell>
          <table:table-cell table:style-name="ce4" office:value-type="float" office:value="121366" calcext:value-type="float">
            <text:p>121,366</text:p>
          </table:table-cell>
          <table:table-cell table:style-name="ce4" office:value-type="float" office:value="121014" calcext:value-type="float">
            <text:p>121,0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mpobasso</text:p>
          </table:table-cell>
          <table:table-cell table:style-name="ce4" office:value-type="float" office:value="51321" calcext:value-type="float">
            <text:p>51,321</text:p>
          </table:table-cell>
          <table:table-cell table:style-name="ce4" office:value-type="float" office:value="51218" calcext:value-type="float">
            <text:p>51,218</text:p>
          </table:table-cell>
          <table:table-cell table:style-name="ce4" office:value-type="float" office:value="50986" calcext:value-type="float">
            <text:p>50,986</text:p>
          </table:table-cell>
          <table:table-cell table:style-name="ce4" office:value-type="float" office:value="48921" calcext:value-type="float">
            <text:p>48,921</text:p>
          </table:table-cell>
          <table:table-cell table:style-name="ce4" office:value-type="float" office:value="48675" calcext:value-type="float">
            <text:p>48,675</text:p>
          </table:table-cell>
          <table:table-cell table:style-name="ce4" office:value-type="float" office:value="48487" calcext:value-type="float">
            <text:p>48,487</text:p>
          </table:table-cell>
          <table:table-cell table:style-name="ce4" office:value-type="float" office:value="49392" calcext:value-type="float">
            <text:p>49,392</text:p>
          </table:table-cell>
          <table:table-cell table:style-name="ce4" office:value-type="float" office:value="49434" calcext:value-type="float">
            <text:p>49,434</text:p>
          </table:table-cell>
          <table:table-cell table:style-name="ce4" office:value-type="float" office:value="49431" calcext:value-type="float">
            <text:p>49,4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serta</text:p>
          </table:table-cell>
          <table:table-cell table:style-name="ce4" office:value-type="float" office:value="78703" calcext:value-type="float">
            <text:p>78,703</text:p>
          </table:table-cell>
          <table:table-cell table:style-name="ce4" office:value-type="float" office:value="78965" calcext:value-type="float">
            <text:p>78,965</text:p>
          </table:table-cell>
          <table:table-cell table:style-name="ce4" office:value-type="float" office:value="78669" calcext:value-type="float">
            <text:p>78,669</text:p>
          </table:table-cell>
          <table:table-cell table:style-name="ce4" office:value-type="float" office:value="75531" calcext:value-type="float">
            <text:p>75,531</text:p>
          </table:table-cell>
          <table:table-cell table:style-name="ce4" office:value-type="float" office:value="75625" calcext:value-type="float">
            <text:p>75,625</text:p>
          </table:table-cell>
          <table:table-cell table:style-name="ce4" office:value-type="float" office:value="74868" calcext:value-type="float">
            <text:p>74,868</text:p>
          </table:table-cell>
          <table:table-cell table:style-name="ce4" office:value-type="float" office:value="77099" calcext:value-type="float">
            <text:p>77,099</text:p>
          </table:table-cell>
          <table:table-cell table:style-name="ce4" office:value-type="float" office:value="76887" calcext:value-type="float">
            <text:p>76,887</text:p>
          </table:table-cell>
          <table:table-cell table:style-name="ce4" office:value-type="float" office:value="76326" calcext:value-type="float">
            <text:p>76,3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ranto</text:p>
          </table:table-cell>
          <table:table-cell table:style-name="ce4" office:value-type="float" office:value="195130" calcext:value-type="float">
            <text:p>195,130</text:p>
          </table:table-cell>
          <table:table-cell table:style-name="ce4" office:value-type="float" office:value="194021" calcext:value-type="float">
            <text:p>194,021</text:p>
          </table:table-cell>
          <table:table-cell table:style-name="ce4" office:value-type="float" office:value="193136" calcext:value-type="float">
            <text:p>193,136</text:p>
          </table:table-cell>
          <table:table-cell table:style-name="ce4" office:value-type="float" office:value="200573" calcext:value-type="float">
            <text:p>200,573</text:p>
          </table:table-cell>
          <table:table-cell table:style-name="ce4" office:value-type="float" office:value="199936" calcext:value-type="float">
            <text:p>199,936</text:p>
          </table:table-cell>
          <table:table-cell table:style-name="ce4" office:value-type="float" office:value="198728" calcext:value-type="float">
            <text:p>198,728</text:p>
          </table:table-cell>
          <table:table-cell table:style-name="ce4" office:value-type="float" office:value="203257" calcext:value-type="float">
            <text:p>203,257</text:p>
          </table:table-cell>
          <table:table-cell table:style-name="ce4" office:value-type="float" office:value="202016" calcext:value-type="float">
            <text:p>202,016</text:p>
          </table:table-cell>
          <table:table-cell table:style-name="ce4" office:value-type="float" office:value="201100" calcext:value-type="float">
            <text:p>201,1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tenza</text:p>
          </table:table-cell>
          <table:table-cell table:style-name="ce4" office:value-type="float" office:value="68013" calcext:value-type="float">
            <text:p>68,013</text:p>
          </table:table-cell>
          <table:table-cell table:style-name="ce4" office:value-type="float" office:value="68594" calcext:value-type="float">
            <text:p>68,594</text:p>
          </table:table-cell>
          <table:table-cell table:style-name="ce4" office:value-type="float" office:value="68556" calcext:value-type="float">
            <text:p>68,556</text:p>
          </table:table-cell>
          <table:table-cell table:style-name="ce4" office:value-type="float" office:value="66844" calcext:value-type="float">
            <text:p>66,844</text:p>
          </table:table-cell>
          <table:table-cell table:style-name="ce4" office:value-type="float" office:value="66698" calcext:value-type="float">
            <text:p>66,698</text:p>
          </table:table-cell>
          <table:table-cell table:style-name="ce4" office:value-type="float" office:value="66405" calcext:value-type="float">
            <text:p>66,405</text:p>
          </table:table-cell>
          <table:table-cell table:style-name="ce4" office:value-type="float" office:value="67403" calcext:value-type="float">
            <text:p>67,403</text:p>
          </table:table-cell>
          <table:table-cell table:style-name="ce4" office:value-type="float" office:value="67348" calcext:value-type="float">
            <text:p>67,348</text:p>
          </table:table-cell>
          <table:table-cell table:style-name="ce4" office:value-type="float" office:value="67122" calcext:value-type="float">
            <text:p>67,12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tanzaro</text:p>
          </table:table-cell>
          <table:table-cell table:style-name="ce4" office:value-type="float" office:value="94004" calcext:value-type="float">
            <text:p>94,004</text:p>
          </table:table-cell>
          <table:table-cell table:style-name="ce4" office:value-type="float" office:value="93519" calcext:value-type="float">
            <text:p>93,519</text:p>
          </table:table-cell>
          <table:table-cell table:style-name="ce4" office:value-type="float" office:value="93302" calcext:value-type="float">
            <text:p>93,302</text:p>
          </table:table-cell>
          <table:table-cell table:style-name="ce4" office:value-type="float" office:value="89727" calcext:value-type="float">
            <text:p>89,727</text:p>
          </table:table-cell>
          <table:table-cell table:style-name="ce4" office:value-type="float" office:value="89319" calcext:value-type="float">
            <text:p>89,319</text:p>
          </table:table-cell>
          <table:table-cell table:style-name="ce4" office:value-type="float" office:value="89062" calcext:value-type="float">
            <text:p>89,062</text:p>
          </table:table-cell>
          <table:table-cell table:style-name="ce4" office:value-type="float" office:value="91028" calcext:value-type="float">
            <text:p>91,028</text:p>
          </table:table-cell>
          <table:table-cell table:style-name="ce4" office:value-type="float" office:value="90840" calcext:value-type="float">
            <text:p>90,840</text:p>
          </table:table-cell>
          <table:table-cell table:style-name="ce4" office:value-type="float" office:value="90612" calcext:value-type="float">
            <text:p>90,61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ggio di Calabria</text:p>
          </table:table-cell>
          <table:table-cell table:style-name="ce4" office:value-type="float" office:value="185577" calcext:value-type="float">
            <text:p>185,577</text:p>
          </table:table-cell>
          <table:table-cell table:style-name="ce4" office:value-type="float" office:value="185621" calcext:value-type="float">
            <text:p>185,621</text:p>
          </table:table-cell>
          <table:table-cell table:style-name="ce4" office:value-type="float" office:value="185854" calcext:value-type="float">
            <text:p>185,854</text:p>
          </table:table-cell>
          <table:table-cell table:style-name="ce4" office:value-type="float" office:value="181178" calcext:value-type="float">
            <text:p>181,178</text:p>
          </table:table-cell>
          <table:table-cell table:style-name="ce4" office:value-type="float" office:value="180719" calcext:value-type="float">
            <text:p>180,719</text:p>
          </table:table-cell>
          <table:table-cell table:style-name="ce4" office:value-type="float" office:value="180686" calcext:value-type="float">
            <text:p>180,686</text:p>
          </table:table-cell>
          <table:table-cell table:style-name="ce4" office:value-type="float" office:value="184937" calcext:value-type="float">
            <text:p>184,937</text:p>
          </table:table-cell>
          <table:table-cell table:style-name="ce4" office:value-type="float" office:value="183974" calcext:value-type="float">
            <text:p>183,974</text:p>
          </table:table-cell>
          <table:table-cell table:style-name="ce4" office:value-type="float" office:value="183035" calcext:value-type="float">
            <text:p>183,03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ssari</text:p>
          </table:table-cell>
          <table:table-cell table:style-name="ce4" office:value-type="float" office:value="129086" calcext:value-type="float">
            <text:p>129,086</text:p>
          </table:table-cell>
          <table:table-cell table:style-name="ce4" office:value-type="float" office:value="130306" calcext:value-type="float">
            <text:p>130,306</text:p>
          </table:table-cell>
          <table:table-cell table:style-name="ce4" office:value-type="float" office:value="130366" calcext:value-type="float">
            <text:p>130,366</text:p>
          </table:table-cell>
          <table:table-cell table:style-name="ce4" office:value-type="float" office:value="123729" calcext:value-type="float">
            <text:p>123,729</text:p>
          </table:table-cell>
          <table:table-cell table:style-name="ce4" office:value-type="float" office:value="123624" calcext:value-type="float">
            <text:p>123,624</text:p>
          </table:table-cell>
          <table:table-cell table:style-name="ce4" office:value-type="float" office:value="125672" calcext:value-type="float">
            <text:p>125,672</text:p>
          </table:table-cell>
          <table:table-cell table:style-name="ce4" office:value-type="float" office:value="127715" calcext:value-type="float">
            <text:p>127,715</text:p>
          </table:table-cell>
          <table:table-cell table:style-name="ce4" office:value-type="float" office:value="127625" calcext:value-type="float">
            <text:p>127,625</text:p>
          </table:table-cell>
          <table:table-cell table:style-name="ce4" office:value-type="float" office:value="127525" calcext:value-type="float">
            <text:p>127,5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gliari</text:p>
          </table:table-cell>
          <table:table-cell table:style-name="ce4" office:value-type="float" office:value="158041" calcext:value-type="float">
            <text:p>158,041</text:p>
          </table:table-cell>
          <table:table-cell table:style-name="ce4" office:value-type="float" office:value="157297" calcext:value-type="float">
            <text:p>157,297</text:p>
          </table:table-cell>
          <table:table-cell table:style-name="ce4" office:value-type="float" office:value="156951" calcext:value-type="float">
            <text:p>156,951</text:p>
          </table:table-cell>
          <table:table-cell table:style-name="ce4" office:value-type="float" office:value="150531" calcext:value-type="float">
            <text:p>150,531</text:p>
          </table:table-cell>
          <table:table-cell table:style-name="ce4" office:value-type="float" office:value="149343" calcext:value-type="float">
            <text:p>149,343</text:p>
          </table:table-cell>
          <table:table-cell table:style-name="ce4" office:value-type="float" office:value="149575" calcext:value-type="float">
            <text:p>149,575</text:p>
          </table:table-cell>
          <table:table-cell table:style-name="ce4" office:value-type="float" office:value="154019" calcext:value-type="float">
            <text:p>154,019</text:p>
          </table:table-cell>
          <table:table-cell table:style-name="ce4" office:value-type="float" office:value="154478" calcext:value-type="float">
            <text:p>154,478</text:p>
          </table:table-cell>
          <table:table-cell table:style-name="ce4" office:value-type="float" office:value="154460" calcext:value-type="float">
            <text:p>154,46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dova</text:p>
          </table:table-cell>
          <table:table-cell table:style-name="ce4" office:value-type="float" office:value="210173" calcext:value-type="float">
            <text:p>210,173</text:p>
          </table:table-cell>
          <table:table-cell table:style-name="ce4" office:value-type="float" office:value="211936" calcext:value-type="float">
            <text:p>211,936</text:p>
          </table:table-cell>
          <table:table-cell table:style-name="ce4" office:value-type="float" office:value="212989" calcext:value-type="float">
            <text:p>212,989</text:p>
          </table:table-cell>
          <table:table-cell table:style-name="ce4" office:value-type="float" office:value="206936" calcext:value-type="float">
            <text:p>206,936</text:p>
          </table:table-cell>
          <table:table-cell table:style-name="ce4" office:value-type="float" office:value="205631" calcext:value-type="float">
            <text:p>205,631</text:p>
          </table:table-cell>
          <table:table-cell table:style-name="ce4" office:value-type="float" office:value="207245" calcext:value-type="float">
            <text:p>207,245</text:p>
          </table:table-cell>
          <table:table-cell table:style-name="ce4" office:value-type="float" office:value="209678" calcext:value-type="float">
            <text:p>209,678</text:p>
          </table:table-cell>
          <table:table-cell table:style-name="ce4" office:value-type="float" office:value="211210" calcext:value-type="float">
            <text:p>211,210</text:p>
          </table:table-cell>
          <table:table-cell table:style-name="ce4" office:value-type="float" office:value="210401" calcext:value-type="float">
            <text:p>210,4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scia</text:p>
          </table:table-cell>
          <table:table-cell table:style-name="ce4" office:value-type="float" office:value="189742" calcext:value-type="float">
            <text:p>189,742</text:p>
          </table:table-cell>
          <table:table-cell table:style-name="ce4" office:value-type="float" office:value="190844" calcext:value-type="float">
            <text:p>190,844</text:p>
          </table:table-cell>
          <table:table-cell table:style-name="ce4" office:value-type="float" office:value="191618" calcext:value-type="float">
            <text:p>191,618</text:p>
          </table:table-cell>
          <table:table-cell table:style-name="ce4" office:value-type="float" office:value="189576" calcext:value-type="float">
            <text:p>189,576</text:p>
          </table:table-cell>
          <table:table-cell table:style-name="ce4" office:value-type="float" office:value="189085" calcext:value-type="float">
            <text:p>189,085</text:p>
          </table:table-cell>
          <table:table-cell table:style-name="ce4" office:value-type="float" office:value="188520" calcext:value-type="float">
            <text:p>188,520</text:p>
          </table:table-cell>
          <table:table-cell table:style-name="ce4" office:value-type="float" office:value="193599" calcext:value-type="float">
            <text:p>193,599</text:p>
          </table:table-cell>
          <table:table-cell table:style-name="ce4" office:value-type="float" office:value="196058" calcext:value-type="float">
            <text:p>196,058</text:p>
          </table:table-cell>
          <table:table-cell table:style-name="ce4" office:value-type="float" office:value="196480" calcext:value-type="float">
            <text:p>196,48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dena</text:p>
          </table:table-cell>
          <table:table-cell table:style-name="ce4" office:value-type="float" office:value="179937" calcext:value-type="float">
            <text:p>179,937</text:p>
          </table:table-cell>
          <table:table-cell table:style-name="ce4" office:value-type="float" office:value="181807" calcext:value-type="float">
            <text:p>181,807</text:p>
          </table:table-cell>
          <table:table-cell table:style-name="ce4" office:value-type="float" office:value="183114" calcext:value-type="float">
            <text:p>183,114</text:p>
          </table:table-cell>
          <table:table-cell table:style-name="ce4" office:value-type="float" office:value="178828" calcext:value-type="float">
            <text:p>178,828</text:p>
          </table:table-cell>
          <table:table-cell table:style-name="ce4" office:value-type="float" office:value="179095" calcext:value-type="float">
            <text:p>179,095</text:p>
          </table:table-cell>
          <table:table-cell table:style-name="ce4" office:value-type="float" office:value="179353" calcext:value-type="float">
            <text:p>179,353</text:p>
          </table:table-cell>
          <table:table-cell table:style-name="ce4" office:value-type="float" office:value="184525" calcext:value-type="float">
            <text:p>184,525</text:p>
          </table:table-cell>
          <table:table-cell table:style-name="ce4" office:value-type="float" office:value="185148" calcext:value-type="float">
            <text:p>185,148</text:p>
          </table:table-cell>
          <table:table-cell table:style-name="ce4" office:value-type="float" office:value="184973" calcext:value-type="float">
            <text:p>184,97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ggia</text:p>
          </table:table-cell>
          <table:table-cell table:style-name="ce4" office:value-type="float" office:value="153469" calcext:value-type="float">
            <text:p>153,469</text:p>
          </table:table-cell>
          <table:table-cell table:style-name="ce4" office:value-type="float" office:value="153239" calcext:value-type="float">
            <text:p>153,239</text:p>
          </table:table-cell>
          <table:table-cell table:style-name="ce4" office:value-type="float" office:value="152959" calcext:value-type="float">
            <text:p>152,959</text:p>
          </table:table-cell>
          <table:table-cell table:style-name="ce4" office:value-type="float" office:value="147916" calcext:value-type="float">
            <text:p>147,916</text:p>
          </table:table-cell>
          <table:table-cell table:style-name="ce4" office:value-type="float" office:value="147045" calcext:value-type="float">
            <text:p>147,045</text:p>
          </table:table-cell>
          <table:table-cell table:style-name="ce4" office:value-type="float" office:value="148573" calcext:value-type="float">
            <text:p>148,573</text:p>
          </table:table-cell>
          <table:table-cell table:style-name="ce4" office:value-type="float" office:value="153143" calcext:value-type="float">
            <text:p>153,143</text:p>
          </table:table-cell>
          <table:table-cell table:style-name="ce4" office:value-type="float" office:value="152770" calcext:value-type="float">
            <text:p>152,770</text:p>
          </table:table-cell>
          <table:table-cell table:style-name="ce4" office:value-type="float" office:value="151991" calcext:value-type="float">
            <text:p>151,99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lerno</text:p>
          </table:table-cell>
          <table:table-cell table:style-name="ce4" office:value-type="float" office:value="140580" calcext:value-type="float">
            <text:p>140,58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9704" calcext:value-type="float">
            <text:p>139,704</text:p>
          </table:table-cell>
          <table:table-cell table:style-name="ce4" office:value-type="float" office:value="132847" calcext:value-type="float">
            <text:p>132,847</text:p>
          </table:table-cell>
          <table:table-cell table:style-name="ce4" office:value-type="float" office:value="132741" calcext:value-type="float">
            <text:p>132,741</text:p>
          </table:table-cell>
          <table:table-cell table:style-name="ce4" office:value-type="float" office:value="131925" calcext:value-type="float">
            <text:p>131,925</text:p>
          </table:table-cell>
          <table:table-cell table:style-name="ce4" office:value-type="float" office:value="133885" calcext:value-type="float">
            <text:p>133,885</text:p>
          </table:table-cell>
          <table:table-cell table:style-name="ce4" office:value-type="float" office:value="135603" calcext:value-type="float">
            <text:p>135,603</text:p>
          </table:table-cell>
          <table:table-cell table:style-name="ce4" office:value-type="float" office:value="135261" calcext:value-type="float">
            <text:p>135,26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acenz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2687" calcext:value-type="float">
            <text:p>102,687</text:p>
          </table:table-cell>
          <table:table-cell table:style-name="ce4" office:value-type="float" office:value="100023" calcext:value-type="float">
            <text:p>100,023</text:p>
          </table:table-cell>
          <table:table-cell table:style-name="ce4" office:value-type="float" office:value="100195" calcext:value-type="float">
            <text:p>100,195</text:p>
          </table:table-cell>
          <table:table-cell table:style-name="ce4" office:value-type="float" office:value="100843" calcext:value-type="float">
            <text:p>100,843</text:p>
          </table:table-cell>
          <table:table-cell table:style-name="ce4" office:value-type="float" office:value="102404" calcext:value-type="float">
            <text:p>102,404</text:p>
          </table:table-cell>
          <table:table-cell table:style-name="ce4" office:value-type="float" office:value="102269" calcext:value-type="float">
            <text:p>102,269</text:p>
          </table:table-cell>
          <table:table-cell table:style-name="ce4" office:value-type="float" office:value="102191" calcext:value-type="float">
            <text:p>102,19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lzan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3135" calcext:value-type="float">
            <text:p>103,135</text:p>
          </table:table-cell>
          <table:table-cell table:style-name="ce4" office:value-type="float" office:value="101941" calcext:value-type="float">
            <text:p>101,941</text:p>
          </table:table-cell>
          <table:table-cell table:style-name="ce4" office:value-type="float" office:value="102486" calcext:value-type="float">
            <text:p>102,486</text:p>
          </table:table-cell>
          <table:table-cell table:style-name="ce4" office:value-type="float" office:value="103891" calcext:value-type="float">
            <text:p>103,891</text:p>
          </table:table-cell>
          <table:table-cell table:style-name="ce4" office:value-type="float" office:value="105713" calcext:value-type="float">
            <text:p>105,713</text:p>
          </table:table-cell>
          <table:table-cell table:style-name="ce4" office:value-type="float" office:value="106110" calcext:value-type="float">
            <text:p>106,110</text:p>
          </table:table-cell>
          <table:table-cell table:style-name="ce4" office:value-type="float" office:value="106441" calcext:value-type="float">
            <text:p>106,44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din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9439" calcext:value-type="float">
            <text:p>99,439</text:p>
          </table:table-cell>
          <table:table-cell table:style-name="ce4" office:value-type="float" office:value="98318" calcext:value-type="float">
            <text:p>98,318</text:p>
          </table:table-cell>
          <table:table-cell table:style-name="ce4" office:value-type="float" office:value="98174" calcext:value-type="float">
            <text:p>98,174</text:p>
          </table:table-cell>
          <table:table-cell table:style-name="ce4" office:value-type="float" office:value="98780" calcext:value-type="float">
            <text:p>98,780</text:p>
          </table:table-cell>
          <table:table-cell table:style-name="ce4" office:value-type="float" office:value="99528" calcext:value-type="float">
            <text:p>99,528</text:p>
          </table:table-cell>
          <table:table-cell table:style-name="ce4" office:value-type="float" office:value="99473" calcext:value-type="float">
            <text:p>99,473</text:p>
          </table:table-cell>
          <table:table-cell table:style-name="ce4" office:value-type="float" office:value="99169" calcext:value-type="float">
            <text:p>99,16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Spezi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5641" calcext:value-type="float">
            <text:p>95,641</text:p>
          </table:table-cell>
          <table:table-cell table:style-name="ce4" office:value-type="float" office:value="92790" calcext:value-type="float">
            <text:p>92,790</text:p>
          </table:table-cell>
          <table:table-cell table:style-name="ce4" office:value-type="float" office:value="92418" calcext:value-type="float">
            <text:p>92,418</text:p>
          </table:table-cell>
          <table:table-cell table:style-name="ce4" office:value-type="float" office:value="92439" calcext:value-type="float">
            <text:p>92,439</text:p>
          </table:table-cell>
          <table:table-cell table:style-name="ce4" office:value-type="float" office:value="94535" calcext:value-type="float">
            <text:p>94,535</text:p>
          </table:table-cell>
          <table:table-cell table:style-name="ce4" office:value-type="float" office:value="93990" calcext:value-type="float">
            <text:p>93,990</text:p>
          </table:table-cell>
          <table:table-cell table:style-name="ce4" office:value-type="float" office:value="93959" calcext:value-type="float">
            <text:p>93,9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cc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4949" calcext:value-type="float">
            <text:p>94,949</text:p>
          </table:table-cell>
          <table:table-cell table:style-name="ce4" office:value-type="float" office:value="89368" calcext:value-type="float">
            <text:p>89,368</text:p>
          </table:table-cell>
          <table:table-cell table:style-name="ce4" office:value-type="float" office:value="89615" calcext:value-type="float">
            <text:p>89,615</text:p>
          </table:table-cell>
          <table:table-cell table:style-name="ce4" office:value-type="float" office:value="89598" calcext:value-type="float">
            <text:p>89,598</text:p>
          </table:table-cell>
          <table:table-cell table:style-name="ce4" office:value-type="float" office:value="93302" calcext:value-type="float">
            <text:p>93,302</text:p>
          </table:table-cell>
          <table:table-cell table:style-name="ce4" office:value-type="float" office:value="94148" calcext:value-type="float">
            <text:p>94,148</text:p>
          </table:table-cell>
          <table:table-cell table:style-name="ce4" office:value-type="float" office:value="94773" calcext:value-type="float">
            <text:p>94,77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lett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4089" calcext:value-type="float">
            <text:p>94,089</text:p>
          </table:table-cell>
          <table:table-cell table:style-name="ce4" office:value-type="float" office:value="93921" calcext:value-type="float">
            <text:p>93,921</text:p>
          </table:table-cell>
          <table:table-cell table:style-name="ce4" office:value-type="float" office:value="94322" calcext:value-type="float">
            <text:p>94,322</text:p>
          </table:table-cell>
          <table:table-cell table:style-name="ce4" office:value-type="float" office:value="94681" calcext:value-type="float">
            <text:p>94,681</text:p>
          </table:table-cell>
          <table:table-cell table:style-name="ce4" office:value-type="float" office:value="94903" calcext:value-type="float">
            <text:p>94,903</text:p>
          </table:table-cell>
          <table:table-cell table:style-name="ce4" office:value-type="float" office:value="94971" calcext:value-type="float">
            <text:p>94,971</text:p>
          </table:table-cell>
          <table:table-cell table:style-name="ce4" office:value-type="float" office:value="94814" calcext:value-type="float">
            <text:p>94,8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sar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4799" calcext:value-type="float">
            <text:p>94,799</text:p>
          </table:table-cell>
          <table:table-cell table:style-name="ce4" office:value-type="float" office:value="94534" calcext:value-type="float">
            <text:p>94,534</text:p>
          </table:table-cell>
          <table:table-cell table:style-name="ce4" office:value-type="float" office:value="94346" calcext:value-type="float">
            <text:p>94,346</text:p>
          </table:table-cell>
          <table:table-cell table:style-name="ce4" office:value-type="float" office:value="94615" calcext:value-type="float">
            <text:p>94,615</text:p>
          </table:table-cell>
          <table:table-cell table:style-name="ce4" office:value-type="float" office:value="94705" calcext:value-type="float">
            <text:p>94,705</text:p>
          </table:table-cell>
          <table:table-cell table:style-name="ce4" office:value-type="float" office:value="94604" calcext:value-type="float">
            <text:p>94,604</text:p>
          </table:table-cell>
          <table:table-cell table:style-name="ce4" office:value-type="float" office:value="94582" calcext:value-type="float">
            <text:p>94,58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4812" calcext:value-type="float">
            <text:p>84,812</text:p>
          </table:table-cell>
          <table:table-cell table:style-name="ce4" office:value-type="float" office:value="81464" calcext:value-type="float">
            <text:p>81,464</text:p>
          </table:table-cell>
          <table:table-cell table:style-name="ce4" office:value-type="float" office:value="82124" calcext:value-type="float">
            <text:p>82,124</text:p>
          </table:table-cell>
          <table:table-cell table:style-name="ce4" office:value-type="float" office:value="83422" calcext:value-type="float">
            <text:p>83,422</text:p>
          </table:table-cell>
          <table:table-cell table:style-name="ce4" office:value-type="float" office:value="84834" calcext:value-type="float">
            <text:p>84,834</text:p>
          </table:table-cell>
          <table:table-cell table:style-name="ce4" office:value-type="float" office:value="84687" calcext:value-type="float">
            <text:p>84,687</text:p>
          </table:table-cell>
          <table:table-cell table:style-name="ce4" office:value-type="float" office:value="84495" calcext:value-type="float">
            <text:p>84,4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s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7440" calcext:value-type="float">
            <text:p>87,440</text:p>
          </table:table-cell>
          <table:table-cell table:style-name="ce4" office:value-type="float" office:value="86285" calcext:value-type="float">
            <text:p>86,285</text:p>
          </table:table-cell>
          <table:table-cell table:style-name="ce4" office:value-type="float" office:value="85517" calcext:value-type="float">
            <text:p>85,517</text:p>
          </table:table-cell>
          <table:table-cell table:style-name="ce4" office:value-type="float" office:value="86263" calcext:value-type="float">
            <text:p>86,263</text:p>
          </table:table-cell>
          <table:table-cell table:style-name="ce4" office:value-type="float" office:value="88627" calcext:value-type="float">
            <text:p>88,627</text:p>
          </table:table-cell>
          <table:table-cell table:style-name="ce4" office:value-type="float" office:value="89523" calcext:value-type="float">
            <text:p>89,523</text:p>
          </table:table-cell>
          <table:table-cell table:style-name="ce4" office:value-type="float" office:value="89158" calcext:value-type="float">
            <text:p>89,1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evis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2208" calcext:value-type="float">
            <text:p>82,208</text:p>
          </table:table-cell>
          <table:table-cell table:style-name="ce4" office:value-type="float" office:value="80617" calcext:value-type="float">
            <text:p>80,617</text:p>
          </table:table-cell>
          <table:table-cell table:style-name="ce4" office:value-type="float" office:value="81026" calcext:value-type="float">
            <text:p>81,026</text:p>
          </table:table-cell>
          <table:table-cell table:style-name="ce4" office:value-type="float" office:value="82462" calcext:value-type="float">
            <text:p>82,462</text:p>
          </table:table-cell>
          <table:table-cell table:style-name="ce4" office:value-type="float" office:value="83145" calcext:value-type="float">
            <text:p>83,145</text:p>
          </table:table-cell>
          <table:table-cell table:style-name="ce4" office:value-type="float" office:value="83652" calcext:value-type="float">
            <text:p>83,652</text:p>
          </table:table-cell>
          <table:table-cell table:style-name="ce4" office:value-type="float" office:value="83731" calcext:value-type="float">
            <text:p>83,7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res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1788" calcext:value-type="float">
            <text:p>81,788</text:p>
          </table:table-cell>
          <table:table-cell table:style-name="ce4" office:value-type="float" office:value="79902" calcext:value-type="float">
            <text:p>79,902</text:p>
          </table:table-cell>
          <table:table-cell table:style-name="ce4" office:value-type="float" office:value="79405" calcext:value-type="float">
            <text:p>79,405</text:p>
          </table:table-cell>
          <table:table-cell table:style-name="ce4" office:value-type="float" office:value="79333" calcext:value-type="float">
            <text:p>79,333</text:p>
          </table:table-cell>
          <table:table-cell table:style-name="ce4" office:value-type="float" office:value="80927" calcext:value-type="float">
            <text:p>80,927</text:p>
          </table:table-cell>
          <table:table-cell table:style-name="ce4" office:value-type="float" office:value="80857" calcext:value-type="float">
            <text:p>80,857</text:p>
          </table:table-cell>
          <table:table-cell table:style-name="ce4" office:value-type="float" office:value="80799" calcext:value-type="float">
            <text:p>80,79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sto Arsizi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1716" calcext:value-type="float">
            <text:p>81,716</text:p>
          </table:table-cell>
          <table:table-cell table:style-name="ce4" office:value-type="float" office:value="79463" calcext:value-type="float">
            <text:p>79,463</text:p>
          </table:table-cell>
          <table:table-cell table:style-name="ce4" office:value-type="float" office:value="79392" calcext:value-type="float">
            <text:p>79,392</text:p>
          </table:table-cell>
          <table:table-cell table:style-name="ce4" office:value-type="float" office:value="79563" calcext:value-type="float">
            <text:p>79,563</text:p>
          </table:table-cell>
          <table:table-cell table:style-name="ce4" office:value-type="float" office:value="81744" calcext:value-type="float">
            <text:p>81,744</text:p>
          </table:table-cell>
          <table:table-cell table:style-name="ce4" office:value-type="float" office:value="82518" calcext:value-type="float">
            <text:p>82,518</text:p>
          </table:table-cell>
          <table:table-cell table:style-name="ce4" office:value-type="float" office:value="83106" calcext:value-type="float">
            <text:p>83,10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ti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5910" calcext:value-type="float">
            <text:p>75,910</text:p>
          </table:table-cell>
          <table:table-cell table:style-name="ce4" office:value-type="float" office:value="73885" calcext:value-type="float">
            <text:p>73,885</text:p>
          </table:table-cell>
          <table:table-cell table:style-name="ce4" office:value-type="float" office:value="73863" calcext:value-type="float">
            <text:p>73,863</text:p>
          </table:table-cell>
          <table:table-cell table:style-name="ce4" office:value-type="float" office:value="74320" calcext:value-type="float">
            <text:p>74,320</text:p>
          </table:table-cell>
          <table:table-cell table:style-name="ce4" office:value-type="float" office:value="76135" calcext:value-type="float">
            <text:p>76,135</text:p>
          </table:table-cell>
          <table:table-cell table:style-name="ce4" office:value-type="float" office:value="76673" calcext:value-type="float">
            <text:p>76,673</text:p>
          </table:table-cell>
          <table:table-cell table:style-name="ce4" office:value-type="float" office:value="76202" calcext:value-type="float">
            <text:p>76,2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vi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1184" calcext:value-type="float">
            <text:p>71,184</text:p>
          </table:table-cell>
          <table:table-cell table:style-name="ce4" office:value-type="float" office:value="68546" calcext:value-type="float">
            <text:p>68,546</text:p>
          </table:table-cell>
          <table:table-cell table:style-name="ce4" office:value-type="float" office:value="68352" calcext:value-type="float">
            <text:p>68,352</text:p>
          </table:table-cell>
          <table:table-cell table:style-name="ce4" office:value-type="float" office:value="68313" calcext:value-type="float">
            <text:p>68,313</text:p>
          </table:table-cell>
          <table:table-cell table:style-name="ce4" office:value-type="float" office:value="71297" calcext:value-type="float">
            <text:p>71,297</text:p>
          </table:table-cell>
          <table:table-cell table:style-name="ce4" office:value-type="float" office:value="72205" calcext:value-type="float">
            <text:p>72,205</text:p>
          </table:table-cell>
          <table:table-cell table:style-name="ce4" office:value-type="float" office:value="72576" calcext:value-type="float">
            <text:p>72,57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ss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0818" calcext:value-type="float">
            <text:p>70,818</text:p>
          </table:table-cell>
          <table:table-cell table:style-name="ce4" office:value-type="float" office:value="68891" calcext:value-type="float">
            <text:p>68,891</text:p>
          </table:table-cell>
          <table:table-cell table:style-name="ce4" office:value-type="float" office:value="68802" calcext:value-type="float">
            <text:p>68,802</text:p>
          </table:table-cell>
          <table:table-cell table:style-name="ce4" office:value-type="float" office:value="69022" calcext:value-type="float">
            <text:p>69,022</text:p>
          </table:table-cell>
          <table:table-cell table:style-name="ce4" office:value-type="float" office:value="70202" calcext:value-type="float">
            <text:p>70,202</text:p>
          </table:table-cell>
          <table:table-cell table:style-name="ce4" office:value-type="float" office:value="69836" calcext:value-type="float">
            <text:p>69,836</text:p>
          </table:table-cell>
          <table:table-cell table:style-name="ce4" office:value-type="float" office:value="69479" calcext:value-type="float">
            <text:p>69,4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senz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9717" calcext:value-type="float">
            <text:p>69,717</text:p>
          </table:table-cell>
          <table:table-cell table:style-name="ce4" office:value-type="float" office:value="69627" calcext:value-type="float">
            <text:p>69,627</text:p>
          </table:table-cell>
          <table:table-cell table:style-name="ce4" office:value-type="float" office:value="69376" calcext:value-type="float">
            <text:p>69,376</text:p>
          </table:table-cell>
          <table:table-cell table:style-name="ce4" office:value-type="float" office:value="69065" calcext:value-type="float">
            <text:p>69,065</text:p>
          </table:table-cell>
          <table:table-cell table:style-name="ce4" office:value-type="float" office:value="67910" calcext:value-type="float">
            <text:p>67,910</text:p>
          </table:table-cell>
          <table:table-cell table:style-name="ce4" office:value-type="float" office:value="67679" calcext:value-type="float">
            <text:p>67,679</text:p>
          </table:table-cell>
          <table:table-cell table:style-name="ce4" office:value-type="float" office:value="67546" calcext:value-type="float">
            <text:p>67,5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von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2494" calcext:value-type="float">
            <text:p>62,494</text:p>
          </table:table-cell>
          <table:table-cell table:style-name="ce4" office:value-type="float" office:value="60933" calcext:value-type="float">
            <text:p>60,933</text:p>
          </table:table-cell>
          <table:table-cell table:style-name="ce4" office:value-type="float" office:value="60595" calcext:value-type="float">
            <text:p>60,595</text:p>
          </table:table-cell>
          <table:table-cell table:style-name="ce4" office:value-type="float" office:value="60760" calcext:value-type="float">
            <text:p>60,760</text:p>
          </table:table-cell>
          <table:table-cell table:style-name="ce4" office:value-type="float" office:value="61761" calcext:value-type="float">
            <text:p>61,761</text:p>
          </table:table-cell>
          <table:table-cell table:style-name="ce4" office:value-type="float" office:value="61529" calcext:value-type="float">
            <text:p>61,529</text:p>
          </table:table-cell>
          <table:table-cell table:style-name="ce4" office:value-type="float" office:value="61345" calcext:value-type="float">
            <text:p>61,3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0522" calcext:value-type="float">
            <text:p>60,522</text:p>
          </table:table-cell>
          <table:table-cell table:style-name="ce4" office:value-type="float" office:value="59640" calcext:value-type="float">
            <text:p>59,640</text:p>
          </table:table-cell>
          <table:table-cell table:style-name="ce4" office:value-type="float" office:value="59859" calcext:value-type="float">
            <text:p>59,859</text:p>
          </table:table-cell>
          <table:table-cell table:style-name="ce4" office:value-type="float" office:value="60009" calcext:value-type="float">
            <text:p>60,009</text:p>
          </table:table-cell>
          <table:table-cell table:style-name="ce4" office:value-type="float" office:value="60556" calcext:value-type="float">
            <text:p>60,556</text:p>
          </table:table-cell>
          <table:table-cell table:style-name="ce4" office:value-type="float" office:value="60524" calcext:value-type="float">
            <text:p>60,524</text:p>
          </table:table-cell>
          <table:table-cell table:style-name="ce4" office:value-type="float" office:value="60436" calcext:value-type="float">
            <text:p>60,4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cireal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2881" calcext:value-type="float">
            <text:p>52,881</text:p>
          </table:table-cell>
          <table:table-cell table:style-name="ce4" office:value-type="float" office:value="51376" calcext:value-type="float">
            <text:p>51,376</text:p>
          </table:table-cell>
          <table:table-cell table:style-name="ce4" office:value-type="float" office:value="51447" calcext:value-type="float">
            <text:p>51,447</text:p>
          </table:table-cell>
          <table:table-cell table:style-name="ce4" office:value-type="float" office:value="51402" calcext:value-type="float">
            <text:p>51,402</text:p>
          </table:table-cell>
          <table:table-cell table:style-name="ce4" office:value-type="float" office:value="52792" calcext:value-type="float">
            <text:p>52,792</text:p>
          </table:table-cell>
          <table:table-cell table:style-name="ce4" office:value-type="float" office:value="52703" calcext:value-type="float">
            <text:p>52,703</text:p>
          </table:table-cell>
          <table:table-cell table:style-name="ce4" office:value-type="float" office:value="52622" calcext:value-type="float">
            <text:p>52,62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ellin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6512" calcext:value-type="float">
            <text:p>56,512</text:p>
          </table:table-cell>
          <table:table-cell table:style-name="ce4" office:value-type="float" office:value="54347" calcext:value-type="float">
            <text:p>54,347</text:p>
          </table:table-cell>
          <table:table-cell table:style-name="ce4" office:value-type="float" office:value="54270" calcext:value-type="float">
            <text:p>54,270</text:p>
          </table:table-cell>
          <table:table-cell table:style-name="ce4" office:value-type="float" office:value="54706" calcext:value-type="float">
            <text:p>54,706</text:p>
          </table:table-cell>
          <table:table-cell table:style-name="ce4" office:value-type="float" office:value="55448" calcext:value-type="float">
            <text:p>55,448</text:p>
          </table:table-cell>
          <table:table-cell table:style-name="ce4" office:value-type="float" office:value="55171" calcext:value-type="float">
            <text:p>55,171</text:p>
          </table:table-cell>
          <table:table-cell table:style-name="ce4" office:value-type="float" office:value="54857" calcext:value-type="float">
            <text:p>54,85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denon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1404" calcext:value-type="float">
            <text:p>51,404</text:p>
          </table:table-cell>
          <table:table-cell table:style-name="ce4" office:value-type="float" office:value="50632" calcext:value-type="float">
            <text:p>50,632</text:p>
          </table:table-cell>
          <table:table-cell table:style-name="ce4" office:value-type="float" office:value="50365" calcext:value-type="float">
            <text:p>50,365</text:p>
          </table:table-cell>
          <table:table-cell table:style-name="ce4" office:value-type="float" office:value="51378" calcext:value-type="float">
            <text:p>51,378</text:p>
          </table:table-cell>
          <table:table-cell table:style-name="ce4" office:value-type="float" office:value="51758" calcext:value-type="float">
            <text:p>51,758</text:p>
          </table:table-cell>
          <table:table-cell table:style-name="ce4" office:value-type="float" office:value="51632" calcext:value-type="float">
            <text:p>51,632</text:p>
          </table:table-cell>
          <table:table-cell table:style-name="ce4" office:value-type="float" office:value="51229" calcext:value-type="float">
            <text:p>51,2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cc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47791" calcext:value-type="float">
            <text:p>47,791</text:p>
          </table:table-cell>
          <table:table-cell table:style-name="ce4" office:value-type="float" office:value="46583" calcext:value-type="float">
            <text:p>46,583</text:p>
          </table:table-cell>
          <table:table-cell table:style-name="ce4" office:value-type="float" office:value="46673" calcext:value-type="float">
            <text:p>46,673</text:p>
          </table:table-cell>
          <table:table-cell table:style-name="ce4" office:value-type="float" office:value="47240" calcext:value-type="float">
            <text:p>47,240</text:p>
          </table:table-cell>
          <table:table-cell table:style-name="ce4" office:value-type="float" office:value="48131" calcext:value-type="float">
            <text:p>48,131</text:p>
          </table:table-cell>
          <table:table-cell table:style-name="ce4" office:value-type="float" office:value="48141" calcext:value-type="float">
            <text:p>48,141</text:p>
          </table:table-cell>
          <table:table-cell table:style-name="ce4" office:value-type="float" office:value="47999" calcext:value-type="float">
            <text:p>47,99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tamur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9400" calcext:value-type="float">
            <text:p>69,400</text:p>
          </table:table-cell>
          <table:table-cell table:style-name="ce4" office:value-type="float" office:value="69585" calcext:value-type="float">
            <text:p>69,585</text:p>
          </table:table-cell>
          <table:table-cell table:style-name="ce4" office:value-type="float" office:value="69901" calcext:value-type="float">
            <text:p>69,901</text:p>
          </table:table-cell>
          <table:table-cell table:style-name="ce4" office:value-type="float" office:value="70171" calcext:value-type="float">
            <text:p>70,171</text:p>
          </table:table-cell>
          <table:table-cell table:style-name="ce4" office:value-type="float" office:value="70347" calcext:value-type="float">
            <text:p>70,347</text:p>
          </table:table-cell>
          <table:table-cell table:style-name="ce4" office:value-type="float" office:value="70396" calcext:value-type="float">
            <text:p>70,3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tont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6313" calcext:value-type="float">
            <text:p>56,313</text:p>
          </table:table-cell>
          <table:table-cell table:style-name="ce4" office:value-type="float" office:value="56277" calcext:value-type="float">
            <text:p>56,277</text:p>
          </table:table-cell>
          <table:table-cell table:style-name="ce4" office:value-type="float" office:value="56085" calcext:value-type="float">
            <text:p>56,085</text:p>
          </table:table-cell>
          <table:table-cell table:style-name="ce4" office:value-type="float" office:value="56043" calcext:value-type="float">
            <text:p>56,043</text:p>
          </table:table-cell>
          <table:table-cell table:style-name="ce4" office:value-type="float" office:value="55644" calcext:value-type="float">
            <text:p>55,644</text:p>
          </table:table-cell>
          <table:table-cell table:style-name="ce4" office:value-type="float" office:value="55540" calcext:value-type="float">
            <text:p>55,54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lfett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0333" calcext:value-type="float">
            <text:p>60,333</text:p>
          </table:table-cell>
          <table:table-cell table:style-name="ce4" office:value-type="float" office:value="60425" calcext:value-type="float">
            <text:p>60,425</text:p>
          </table:table-cell>
          <table:table-cell table:style-name="ce4" office:value-type="float" office:value="60338" calcext:value-type="float">
            <text:p>60,338</text:p>
          </table:table-cell>
          <table:table-cell table:style-name="ce4" office:value-type="float" office:value="60397" calcext:value-type="float">
            <text:p>60,397</text:p>
          </table:table-cell>
          <table:table-cell table:style-name="ce4" office:value-type="float" office:value="60058" calcext:value-type="float">
            <text:p>60,058</text:p>
          </table:table-cell>
          <table:table-cell table:style-name="ce4" office:value-type="float" office:value="59874" calcext:value-type="float">
            <text:p>59,8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ttipagli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0464" calcext:value-type="float">
            <text:p>50,464</text:p>
          </table:table-cell>
          <table:table-cell table:style-name="ce4" office:value-type="float" office:value="50450" calcext:value-type="float">
            <text:p>50,450</text:p>
          </table:table-cell>
          <table:table-cell table:style-name="ce4" office:value-type="float" office:value="50513" calcext:value-type="float">
            <text:p>50,513</text:p>
          </table:table-cell>
          <table:table-cell table:style-name="ce4" office:value-type="float" office:value="50812" calcext:value-type="float">
            <text:p>50,812</text:p>
          </table:table-cell>
          <table:table-cell table:style-name="ce4" office:value-type="float" office:value="50868" calcext:value-type="float">
            <text:p>50,868</text:p>
          </table:table-cell>
          <table:table-cell table:style-name="ce4" office:value-type="float" office:value="50786" calcext:value-type="float">
            <text:p>50,78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sceglie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4648" calcext:value-type="float">
            <text:p>54,648</text:p>
          </table:table-cell>
          <table:table-cell table:style-name="ce4" office:value-type="float" office:value="54626" calcext:value-type="float">
            <text:p>54,626</text:p>
          </table:table-cell>
          <table:table-cell table:style-name="ce4" office:value-type="float" office:value="54877" calcext:value-type="float">
            <text:p>54,877</text:p>
          </table:table-cell>
          <table:table-cell table:style-name="ce4" office:value-type="float" office:value="55424" calcext:value-type="float">
            <text:p>55,424</text:p>
          </table:table-cell>
          <table:table-cell table:style-name="ce4" office:value-type="float" office:value="55517" calcext:value-type="float">
            <text:p>55,517</text:p>
          </table:table-cell>
          <table:table-cell table:style-name="ce4" office:value-type="float" office:value="55422" calcext:value-type="float">
            <text:p>55,42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p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6766" calcext:value-type="float">
            <text:p>66,766</text:p>
          </table:table-cell>
          <table:table-cell table:style-name="ce4" office:value-type="float" office:value="67355" calcext:value-type="float">
            <text:p>67,355</text:p>
          </table:table-cell>
          <table:table-cell table:style-name="ce4" office:value-type="float" office:value="67408" calcext:value-type="float">
            <text:p>67,408</text:p>
          </table:table-cell>
          <table:table-cell table:style-name="ce4" office:value-type="float" office:value="69530" calcext:value-type="float">
            <text:p>69,530</text:p>
          </table:table-cell>
          <table:table-cell table:style-name="ce4" office:value-type="float" office:value="70419" calcext:value-type="float">
            <text:p>70,419</text:p>
          </table:table-cell>
          <table:table-cell table:style-name="ce4" office:value-type="float" office:value="70699" calcext:value-type="float">
            <text:p>70,69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erignol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6715" calcext:value-type="float">
            <text:p>56,715</text:p>
          </table:table-cell>
          <table:table-cell table:style-name="ce4" office:value-type="float" office:value="56638" calcext:value-type="float">
            <text:p>56,638</text:p>
          </table:table-cell>
          <table:table-cell table:style-name="ce4" office:value-type="float" office:value="56816" calcext:value-type="float">
            <text:p>56,816</text:p>
          </table:table-cell>
          <table:table-cell table:style-name="ce4" office:value-type="float" office:value="58063" calcext:value-type="float">
            <text:p>58,063</text:p>
          </table:table-cell>
          <table:table-cell table:style-name="ce4" office:value-type="float" office:value="58295" calcext:value-type="float">
            <text:p>58,295</text:p>
          </table:table-cell>
          <table:table-cell table:style-name="ce4" office:value-type="float" office:value="58396" calcext:value-type="float">
            <text:p>58,3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llarate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0370" calcext:value-type="float">
            <text:p>50,370</text:p>
          </table:table-cell>
          <table:table-cell table:style-name="ce4" office:value-type="float" office:value="50354" calcext:value-type="float">
            <text:p>50,354</text:p>
          </table:table-cell>
          <table:table-cell table:style-name="ce4" office:value-type="float" office:value="50961" calcext:value-type="float">
            <text:p>50,961</text:p>
          </table:table-cell>
          <table:table-cell table:style-name="ce4" office:value-type="float" office:value="52455" calcext:value-type="float">
            <text:p>52,455</text:p>
          </table:table-cell>
          <table:table-cell table:style-name="ce4" office:value-type="float" office:value="52850" calcext:value-type="float">
            <text:p>52,850</text:p>
          </table:table-cell>
          <table:table-cell table:style-name="ce4" office:value-type="float" office:value="53343" calcext:value-type="float">
            <text:p>53,3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l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5489" calcext:value-type="float">
            <text:p>75,489</text:p>
          </table:table-cell>
          <table:table-cell table:style-name="ce4" office:value-type="float" office:value="75707" calcext:value-type="float">
            <text:p>75,707</text:p>
          </table:table-cell>
          <table:table-cell table:style-name="ce4" office:value-type="float" office:value="75618" calcext:value-type="float">
            <text:p>75,618</text:p>
          </table:table-cell>
          <table:table-cell table:style-name="ce4" office:value-type="float" office:value="76826" calcext:value-type="float">
            <text:p>76,826</text:p>
          </table:table-cell>
          <table:table-cell table:style-name="ce4" office:value-type="float" office:value="76723" calcext:value-type="float">
            <text:p>76,723</text:p>
          </table:table-cell>
          <table:table-cell table:style-name="ce4" office:value-type="float" office:value="75827" calcext:value-type="float">
            <text:p>75,82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ronn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38493" calcext:value-type="float">
            <text:p>38,493</text:p>
          </table:table-cell>
          <table:table-cell table:style-name="ce4" office:value-type="float" office:value="38644" calcext:value-type="float">
            <text:p>38,644</text:p>
          </table:table-cell>
          <table:table-cell table:style-name="ce4" office:value-type="float" office:value="38902" calcext:value-type="float">
            <text:p>38,902</text:p>
          </table:table-cell>
          <table:table-cell table:style-name="ce4" office:value-type="float" office:value="39422" calcext:value-type="float">
            <text:p>39,422</text:p>
          </table:table-cell>
          <table:table-cell table:style-name="ce4" office:value-type="float" office:value="39437" calcext:value-type="float">
            <text:p>39,437</text:p>
          </table:table-cell>
          <table:table-cell table:style-name="ce4" office:value-type="float" office:value="39401" calcext:value-type="float">
            <text:p>39,4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gheri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4047" calcext:value-type="float">
            <text:p>54,047</text:p>
          </table:table-cell>
          <table:table-cell table:style-name="ce4" office:value-type="float" office:value="54185" calcext:value-type="float">
            <text:p>54,185</text:p>
          </table:table-cell>
          <table:table-cell table:style-name="ce4" office:value-type="float" office:value="54271" calcext:value-type="float">
            <text:p>54,271</text:p>
          </table:table-cell>
          <table:table-cell table:style-name="ce4" office:value-type="float" office:value="55854" calcext:value-type="float">
            <text:p>55,854</text:p>
          </table:table-cell>
          <table:table-cell table:style-name="ce4" office:value-type="float" office:value="55615" calcext:value-type="float">
            <text:p>55,615</text:p>
          </table:table-cell>
          <table:table-cell table:style-name="ce4" office:value-type="float" office:value="55387" calcext:value-type="float">
            <text:p>55,3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zi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49567" calcext:value-type="float">
            <text:p>49,567</text:p>
          </table:table-cell>
          <table:table-cell table:style-name="ce4" office:value-type="float" office:value="49790" calcext:value-type="float">
            <text:p>49,790</text:p>
          </table:table-cell>
          <table:table-cell table:style-name="ce4" office:value-type="float" office:value="50789" calcext:value-type="float">
            <text:p>50,789</text:p>
          </table:table-cell>
          <table:table-cell table:style-name="ce4" office:value-type="float" office:value="53557" calcext:value-type="float">
            <text:p>53,557</text:p>
          </table:table-cell>
          <table:table-cell table:style-name="ce4" office:value-type="float" office:value="53986" calcext:value-type="float">
            <text:p>53,986</text:p>
          </table:table-cell>
          <table:table-cell table:style-name="ce4" office:value-type="float" office:value="54211" calcext:value-type="float">
            <text:p>54,21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ssuol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40098" calcext:value-type="float">
            <text:p>40,098</text:p>
          </table:table-cell>
          <table:table-cell table:style-name="ce4" office:value-type="float" office:value="39932" calcext:value-type="float">
            <text:p>39,932</text:p>
          </table:table-cell>
          <table:table-cell table:style-name="ce4" office:value-type="float" office:value="39888" calcext:value-type="float">
            <text:p>39,888</text:p>
          </table:table-cell>
          <table:table-cell table:style-name="ce4" office:value-type="float" office:value="41126" calcext:value-type="float">
            <text:p>41,126</text:p>
          </table:table-cell>
          <table:table-cell table:style-name="ce4" office:value-type="float" office:value="41064" calcext:value-type="float">
            <text:p>41,064</text:p>
          </table:table-cell>
          <table:table-cell table:style-name="ce4" office:value-type="float" office:value="40853" calcext:value-type="float">
            <text:p>40,8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ssina</text:p>
          </table:table-cell>
          <table:table-cell table:style-name="ce4" office:value-type="float" office:value="243997" calcext:value-type="float">
            <text:p>243,99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42864" calcext:value-type="float">
            <text:p>242,864</text:p>
          </table:table-cell>
          <table:table-cell table:style-name="ce4" office:value-type="float" office:value="243846" calcext:value-type="float">
            <text:p>243,846</text:p>
          </table:table-cell>
          <table:table-cell table:style-name="ce4" office:value-type="float" office:value="242914" calcext:value-type="float">
            <text:p>242,914</text:p>
          </table:table-cell>
          <table:table-cell table:style-name="ce4" office:value-type="float" office:value="242267" calcext:value-type="float">
            <text:p>242,267</text:p>
          </table:table-cell>
          <table:table-cell table:style-name="ce4" office:value-type="float" office:value="241997" calcext:value-type="float">
            <text:p>241,997</text:p>
          </table:table-cell>
          <table:table-cell table:style-name="ce4" office:value-type="float" office:value="240414" calcext:value-type="float">
            <text:p>240,414</text:p>
          </table:table-cell>
          <table:table-cell table:style-name="ce4" office:value-type="float" office:value="238439" calcext:value-type="float">
            <text:p>238,43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ato</text:p>
          </table:table-cell>
          <table:table-cell table:style-name="ce4" office:value-type="float" office:value="185603" calcext:value-type="float">
            <text:p>185,60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6798" calcext:value-type="float">
            <text:p>186,798</text:p>
          </table:table-cell>
          <table:table-cell table:style-name="ce4" office:value-type="float" office:value="185421" calcext:value-type="float">
            <text:p>185,421</text:p>
          </table:table-cell>
          <table:table-cell table:style-name="ce4" office:value-type="float" office:value="184885" calcext:value-type="float">
            <text:p>184,885</text:p>
          </table:table-cell>
          <table:table-cell table:style-name="ce4" office:value-type="float" office:value="187159" calcext:value-type="float">
            <text:p>187,159</text:p>
          </table:table-cell>
          <table:table-cell table:style-name="ce4" office:value-type="float" office:value="191268" calcext:value-type="float">
            <text:p>191,268</text:p>
          </table:table-cell>
          <table:table-cell table:style-name="ce4" office:value-type="float" office:value="191002" calcext:value-type="float">
            <text:p>191,002</text:p>
          </table:table-cell>
          <table:table-cell table:style-name="ce4" office:value-type="float" office:value="191150" calcext:value-type="float">
            <text:p>191,15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rma</text:p>
          </table:table-cell>
          <table:table-cell table:style-name="ce4" office:value-type="float" office:value="178718" calcext:value-type="float">
            <text:p>178,71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4467" calcext:value-type="float">
            <text:p>184,467</text:p>
          </table:table-cell>
          <table:table-cell table:style-name="ce4" office:value-type="float" office:value="175229" calcext:value-type="float">
            <text:p>175,229</text:p>
          </table:table-cell>
          <table:table-cell table:style-name="ce4" office:value-type="float" office:value="175842" calcext:value-type="float">
            <text:p>175,842</text:p>
          </table:table-cell>
          <table:table-cell table:style-name="ce4" office:value-type="float" office:value="177714" calcext:value-type="float">
            <text:p>177,714</text:p>
          </table:table-cell>
          <table:table-cell table:style-name="ce4" office:value-type="float" office:value="187938" calcext:value-type="float">
            <text:p>187,938</text:p>
          </table:table-cell>
          <table:table-cell table:style-name="ce4" office:value-type="float" office:value="190284" calcext:value-type="float">
            <text:p>190,284</text:p>
          </table:table-cell>
          <table:table-cell table:style-name="ce4" office:value-type="float" office:value="192836" calcext:value-type="float">
            <text:p>192,8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vorno</text:p>
          </table:table-cell>
          <table:table-cell table:style-name="ce4" office:value-type="float" office:value="160949" calcext:value-type="float">
            <text:p>160,94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0742" calcext:value-type="float">
            <text:p>160,742</text:p>
          </table:table-cell>
          <table:table-cell table:style-name="ce4" office:value-type="float" office:value="157002" calcext:value-type="float">
            <text:p>157,002</text:p>
          </table:table-cell>
          <table:table-cell table:style-name="ce4" office:value-type="float" office:value="156779" calcext:value-type="float">
            <text:p>156,779</text:p>
          </table:table-cell>
          <table:table-cell table:style-name="ce4" office:value-type="float" office:value="156998" calcext:value-type="float">
            <text:p>156,998</text:p>
          </table:table-cell>
          <table:table-cell table:style-name="ce4" office:value-type="float" office:value="160512" calcext:value-type="float">
            <text:p>160,512</text:p>
          </table:table-cell>
          <table:table-cell table:style-name="ce4" office:value-type="float" office:value="159542" calcext:value-type="float">
            <text:p>159,542</text:p>
          </table:table-cell>
          <table:table-cell table:style-name="ce4" office:value-type="float" office:value="159219" calcext:value-type="float">
            <text:p>159,2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ggio nell'Emilia</text:p>
          </table:table-cell>
          <table:table-cell table:style-name="ce4" office:value-type="float" office:value="162290" calcext:value-type="float">
            <text:p>162,29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7678" calcext:value-type="float">
            <text:p>167,678</text:p>
          </table:table-cell>
          <table:table-cell table:style-name="ce4" office:value-type="float" office:value="161615" calcext:value-type="float">
            <text:p>161,615</text:p>
          </table:table-cell>
          <table:table-cell table:style-name="ce4" office:value-type="float" office:value="162570" calcext:value-type="float">
            <text:p>162,570</text:p>
          </table:table-cell>
          <table:table-cell table:style-name="ce4" office:value-type="float" office:value="163928" calcext:value-type="float">
            <text:p>163,928</text:p>
          </table:table-cell>
          <table:table-cell table:style-name="ce4" office:value-type="float" office:value="172525" calcext:value-type="float">
            <text:p>172,525</text:p>
          </table:table-cell>
          <table:table-cell table:style-name="ce4" office:value-type="float" office:value="171655" calcext:value-type="float">
            <text:p>171,655</text:p>
          </table:table-cell>
          <table:table-cell table:style-name="ce4" office:value-type="float" office:value="171345" calcext:value-type="float">
            <text:p>171,3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venna</text:p>
          </table:table-cell>
          <table:table-cell table:style-name="ce4" office:value-type="float" office:value="153388" calcext:value-type="float">
            <text:p>153,38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7459" calcext:value-type="float">
            <text:p>157,459</text:p>
          </table:table-cell>
          <table:table-cell table:style-name="ce4" office:value-type="float" office:value="152734" calcext:value-type="float">
            <text:p>152,734</text:p>
          </table:table-cell>
          <table:table-cell table:style-name="ce4" office:value-type="float" office:value="153458" calcext:value-type="float">
            <text:p>153,458</text:p>
          </table:table-cell>
          <table:table-cell table:style-name="ce4" office:value-type="float" office:value="154288" calcext:value-type="float">
            <text:p>154,288</text:p>
          </table:table-cell>
          <table:table-cell table:style-name="ce4" office:value-type="float" office:value="158784" calcext:value-type="float">
            <text:p>158,784</text:p>
          </table:table-cell>
          <table:table-cell table:style-name="ce4" office:value-type="float" office:value="158911" calcext:value-type="float">
            <text:p>158,911</text:p>
          </table:table-cell>
          <table:table-cell table:style-name="ce4" office:value-type="float" office:value="159116" calcext:value-type="float">
            <text:p>159,11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errara</text:p>
          </table:table-cell>
          <table:table-cell table:style-name="ce4" office:value-type="float" office:value="133591" calcext:value-type="float">
            <text:p>133,591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4967" calcext:value-type="float">
            <text:p>134,967</text:p>
          </table:table-cell>
          <table:table-cell table:style-name="ce4" office:value-type="float" office:value="132880" calcext:value-type="float">
            <text:p>132,880</text:p>
          </table:table-cell>
          <table:table-cell table:style-name="ce4" office:value-type="float" office:value="132295" calcext:value-type="float">
            <text:p>132,295</text:p>
          </table:table-cell>
          <table:table-cell table:style-name="ce4" office:value-type="float" office:value="131842" calcext:value-type="float">
            <text:p>131,842</text:p>
          </table:table-cell>
          <table:table-cell table:style-name="ce4" office:value-type="float" office:value="133423" calcext:value-type="float">
            <text:p>133,423</text:p>
          </table:table-cell>
          <table:table-cell table:style-name="ce4" office:value-type="float" office:value="133682" calcext:value-type="float">
            <text:p>133,682</text:p>
          </table:table-cell>
          <table:table-cell table:style-name="ce4" office:value-type="float" office:value="133155" calcext:value-type="float">
            <text:p>133,1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imini</text:p>
          </table:table-cell>
          <table:table-cell table:style-name="ce4" office:value-type="float" office:value="138465" calcext:value-type="float">
            <text:p>138,46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1505" calcext:value-type="float">
            <text:p>141,505</text:p>
          </table:table-cell>
          <table:table-cell table:style-name="ce4" office:value-type="float" office:value="138993" calcext:value-type="float">
            <text:p>138,993</text:p>
          </table:table-cell>
          <table:table-cell table:style-name="ce4" office:value-type="float" office:value="139727" calcext:value-type="float">
            <text:p>139,727</text:p>
          </table:table-cell>
          <table:table-cell table:style-name="ce4" office:value-type="float" office:value="143731" calcext:value-type="float">
            <text:p>143,731</text:p>
          </table:table-cell>
          <table:table-cell table:style-name="ce4" office:value-type="float" office:value="146856" calcext:value-type="float">
            <text:p>146,856</text:p>
          </table:table-cell>
          <table:table-cell table:style-name="ce4" office:value-type="float" office:value="147578" calcext:value-type="float">
            <text:p>147,578</text:p>
          </table:table-cell>
          <table:table-cell table:style-name="ce4" office:value-type="float" office:value="147750" calcext:value-type="float">
            <text:p>147,75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racusa</text:p>
          </table:table-cell>
          <table:table-cell table:style-name="ce4" office:value-type="float" office:value="123595" calcext:value-type="float">
            <text:p>123,59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3768" calcext:value-type="float">
            <text:p>123,768</text:p>
          </table:table-cell>
          <table:table-cell table:style-name="ce4" office:value-type="float" office:value="119333" calcext:value-type="float">
            <text:p>119,333</text:p>
          </table:table-cell>
          <table:table-cell table:style-name="ce4" office:value-type="float" office:value="118442" calcext:value-type="float">
            <text:p>118,442</text:p>
          </table:table-cell>
          <table:table-cell table:style-name="ce4" office:value-type="float" office:value="118644" calcext:value-type="float">
            <text:p>118,644</text:p>
          </table:table-cell>
          <table:table-cell table:style-name="ce4" office:value-type="float" office:value="122304" calcext:value-type="float">
            <text:p>122,304</text:p>
          </table:table-cell>
          <table:table-cell table:style-name="ce4" office:value-type="float" office:value="122503" calcext:value-type="float">
            <text:p>122,503</text:p>
          </table:table-cell>
          <table:table-cell table:style-name="ce4" office:value-type="float" office:value="122291" calcext:value-type="float">
            <text:p>122,29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onza</text:p>
          </table:table-cell>
          <table:table-cell table:style-name="ce4" office:value-type="float" office:value="120826" calcext:value-type="float">
            <text:p>120,82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1545" calcext:value-type="float">
            <text:p>121,545</text:p>
          </table:table-cell>
          <table:table-cell table:style-name="ce4" office:value-type="float" office:value="119971" calcext:value-type="float">
            <text:p>119,971</text:p>
          </table:table-cell>
          <table:table-cell table:style-name="ce4" office:value-type="float" office:value="119928" calcext:value-type="float">
            <text:p>119,928</text:p>
          </table:table-cell>
          <table:table-cell table:style-name="ce4" office:value-type="float" office:value="120440" calcext:value-type="float">
            <text:p>120,440</text:p>
          </table:table-cell>
          <table:table-cell table:style-name="ce4" office:value-type="float" office:value="123151" calcext:value-type="float">
            <text:p>123,151</text:p>
          </table:table-cell>
          <table:table-cell table:style-name="ce4" office:value-type="float" office:value="122367" calcext:value-type="float">
            <text:p>122,367</text:p>
          </table:table-cell>
          <table:table-cell table:style-name="ce4" office:value-type="float" office:value="122671" calcext:value-type="float">
            <text:p>122,6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gamo</text:p>
          </table:table-cell>
          <table:table-cell table:style-name="ce4" office:value-type="float" office:value="115781" calcext:value-type="float">
            <text:p>115,781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8019" calcext:value-type="float">
            <text:p>118,019</text:p>
          </table:table-cell>
          <table:table-cell table:style-name="ce4" office:value-type="float" office:value="115213" calcext:value-type="float">
            <text:p>115,213</text:p>
          </table:table-cell>
          <table:table-cell table:style-name="ce4" office:value-type="float" office:value="115374" calcext:value-type="float">
            <text:p>115,374</text:p>
          </table:table-cell>
          <table:table-cell table:style-name="ce4" office:value-type="float" office:value="115072" calcext:value-type="float">
            <text:p>115,072</text:p>
          </table:table-cell>
          <table:table-cell table:style-name="ce4" office:value-type="float" office:value="118717" calcext:value-type="float">
            <text:p>118,717</text:p>
          </table:table-cell>
          <table:table-cell table:style-name="ce4" office:value-type="float" office:value="119002" calcext:value-type="float">
            <text:p>119,002</text:p>
          </table:table-cell>
          <table:table-cell table:style-name="ce4" office:value-type="float" office:value="119381" calcext:value-type="float">
            <text:p>119,3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rlì</text:p>
          </table:table-cell>
          <table:table-cell table:style-name="ce4" office:value-type="float" office:value="114683" calcext:value-type="float">
            <text:p>114,68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7550" calcext:value-type="float">
            <text:p>117,550</text:p>
          </table:table-cell>
          <table:table-cell table:style-name="ce4" office:value-type="float" office:value="116121" calcext:value-type="float">
            <text:p>116,121</text:p>
          </table:table-cell>
          <table:table-cell table:style-name="ce4" office:value-type="float" office:value="116363" calcext:value-type="float">
            <text:p>116,363</text:p>
          </table:table-cell>
          <table:table-cell table:style-name="ce4" office:value-type="float" office:value="116029" calcext:value-type="float">
            <text:p>116,029</text:p>
          </table:table-cell>
          <table:table-cell table:style-name="ce4" office:value-type="float" office:value="118359" calcext:value-type="float">
            <text:p>118,359</text:p>
          </table:table-cell>
          <table:table-cell table:style-name="ce4" office:value-type="float" office:value="118255" calcext:value-type="float">
            <text:p>118,255</text:p>
          </table:table-cell>
          <table:table-cell table:style-name="ce4" office:value-type="float" office:value="117913" calcext:value-type="float">
            <text:p>117,91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tina</text:p>
          </table:table-cell>
          <table:table-cell table:style-name="ce4" office:value-type="float" office:value="115490" calcext:value-type="float">
            <text:p>115,49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8612" calcext:value-type="float">
            <text:p>118,612</text:p>
          </table:table-cell>
          <table:table-cell table:style-name="ce4" office:value-type="float" office:value="117731" calcext:value-type="float">
            <text:p>117,731</text:p>
          </table:table-cell>
          <table:table-cell table:style-name="ce4" office:value-type="float" office:value="117760" calcext:value-type="float">
            <text:p>117,760</text:p>
          </table:table-cell>
          <table:table-cell table:style-name="ce4" office:value-type="float" office:value="119426" calcext:value-type="float">
            <text:p>119,426</text:p>
          </table:table-cell>
          <table:table-cell table:style-name="ce4" office:value-type="float" office:value="125375" calcext:value-type="float">
            <text:p>125,375</text:p>
          </table:table-cell>
          <table:table-cell table:style-name="ce4" office:value-type="float" office:value="125496" calcext:value-type="float">
            <text:p>125,496</text:p>
          </table:table-cell>
          <table:table-cell table:style-name="ce4" office:value-type="float" office:value="125985" calcext:value-type="float">
            <text:p>125,98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cenza</text:p>
          </table:table-cell>
          <table:table-cell table:style-name="ce4" office:value-type="float" office:value="114108" calcext:value-type="float">
            <text:p>114,10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5550" calcext:value-type="float">
            <text:p>115,550</text:p>
          </table:table-cell>
          <table:table-cell table:style-name="ce4" office:value-type="float" office:value="112288" calcext:value-type="float">
            <text:p>112,288</text:p>
          </table:table-cell>
          <table:table-cell table:style-name="ce4" office:value-type="float" office:value="111222" calcext:value-type="float">
            <text:p>111,222</text:p>
          </table:table-cell>
          <table:table-cell table:style-name="ce4" office:value-type="float" office:value="113639" calcext:value-type="float">
            <text:p>113,639</text:p>
          </table:table-cell>
          <table:table-cell table:style-name="ce4" office:value-type="float" office:value="113655" calcext:value-type="float">
            <text:p>113,655</text:p>
          </table:table-cell>
          <table:table-cell table:style-name="ce4" office:value-type="float" office:value="113599" calcext:value-type="float">
            <text:p>113,599</text:p>
          </table:table-cell>
          <table:table-cell table:style-name="ce4" office:value-type="float" office:value="112953" calcext:value-type="float">
            <text:p>112,9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rni</text:p>
          </table:table-cell>
          <table:table-cell table:style-name="ce4" office:value-type="float" office:value="110933" calcext:value-type="float">
            <text:p>110,93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2735" calcext:value-type="float">
            <text:p>112,735</text:p>
          </table:table-cell>
          <table:table-cell table:style-name="ce4" office:value-type="float" office:value="109480" calcext:value-type="float">
            <text:p>109,480</text:p>
          </table:table-cell>
          <table:table-cell table:style-name="ce4" office:value-type="float" office:value="109110" calcext:value-type="float">
            <text:p>109,110</text:p>
          </table:table-cell>
          <table:table-cell table:style-name="ce4" office:value-type="float" office:value="109382" calcext:value-type="float">
            <text:p>109,382</text:p>
          </table:table-cell>
          <table:table-cell table:style-name="ce4" office:value-type="float" office:value="112227" calcext:value-type="float">
            <text:p>112,227</text:p>
          </table:table-cell>
          <table:table-cell table:style-name="ce4" office:value-type="float" office:value="112133" calcext:value-type="float">
            <text:p>112,133</text:p>
          </table:table-cell>
          <table:table-cell table:style-name="ce4" office:value-type="float" office:value="111501" calcext:value-type="float">
            <text:p>111,5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vara</text:p>
          </table:table-cell>
          <table:table-cell table:style-name="ce4" office:value-type="float" office:value="102862" calcext:value-type="float">
            <text:p>102,86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4363" calcext:value-type="float">
            <text:p>104,363</text:p>
          </table:table-cell>
          <table:table-cell table:style-name="ce4" office:value-type="float" office:value="102105" calcext:value-type="float">
            <text:p>102,105</text:p>
          </table:table-cell>
          <table:table-cell table:style-name="ce4" office:value-type="float" office:value="101739" calcext:value-type="float">
            <text:p>101,739</text:p>
          </table:table-cell>
          <table:table-cell table:style-name="ce4" office:value-type="float" office:value="101933" calcext:value-type="float">
            <text:p>101,933</text:p>
          </table:table-cell>
          <table:table-cell table:style-name="ce4" office:value-type="float" office:value="104736" calcext:value-type="float">
            <text:p>104,736</text:p>
          </table:table-cell>
          <table:table-cell table:style-name="ce4" office:value-type="float" office:value="104452" calcext:value-type="float">
            <text:p>104,452</text:p>
          </table:table-cell>
          <table:table-cell table:style-name="ce4" office:value-type="float" office:value="104380" calcext:value-type="float">
            <text:p>104,38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ugliano in Campania</text:p>
          </table:table-cell>
          <table:table-cell table:style-name="ce4" office:value-type="float" office:value="112340" calcext:value-type="float">
            <text:p>112,34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5484" calcext:value-type="float">
            <text:p>115,484</text:p>
          </table:table-cell>
          <table:table-cell table:style-name="ce4" office:value-type="float" office:value="108990" calcext:value-type="float">
            <text:p>108,990</text:p>
          </table:table-cell>
          <table:table-cell table:style-name="ce4" office:value-type="float" office:value="108904" calcext:value-type="float">
            <text:p>108,904</text:p>
          </table:table-cell>
          <table:table-cell table:style-name="ce4" office:value-type="float" office:value="110473" calcext:value-type="float">
            <text:p>110,473</text:p>
          </table:table-cell>
          <table:table-cell table:style-name="ce4" office:value-type="float" office:value="120157" calcext:value-type="float">
            <text:p>120,157</text:p>
          </table:table-cell>
          <table:table-cell table:style-name="ce4" office:value-type="float" office:value="121201" calcext:value-type="float">
            <text:p>121,201</text:p>
          </table:table-cell>
          <table:table-cell table:style-name="ce4" office:value-type="float" office:value="122974" calcext:value-type="float">
            <text:p>122,9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essandri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89732" calcext:value-type="float">
            <text:p>89,732</text:p>
          </table:table-cell>
          <table:table-cell table:style-name="ce4" office:value-type="float" office:value="89493" calcext:value-type="float">
            <text:p>89,493</text:p>
          </table:table-cell>
          <table:table-cell table:style-name="ce4" office:value-type="float" office:value="89446" calcext:value-type="float">
            <text:p>89,446</text:p>
          </table:table-cell>
          <table:table-cell table:style-name="ce4" office:value-type="float" office:value="93805" calcext:value-type="float">
            <text:p>93,805</text:p>
          </table:table-cell>
          <table:table-cell table:style-name="ce4" office:value-type="float" office:value="93963" calcext:value-type="float">
            <text:p>93,963</text:p>
          </table:table-cell>
          <table:table-cell table:style-name="ce4" office:value-type="float" office:value="93943" calcext:value-type="float">
            <text:p>93,9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ezz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97911" calcext:value-type="float">
            <text:p>97,911</text:p>
          </table:table-cell>
          <table:table-cell table:style-name="ce4" office:value-type="float" office:value="98018" calcext:value-type="float">
            <text:p>98,018</text:p>
          </table:table-cell>
          <table:table-cell table:style-name="ce4" office:value-type="float" office:value="98352" calcext:value-type="float">
            <text:p>98,352</text:p>
          </table:table-cell>
          <table:table-cell table:style-name="ce4" office:value-type="float" office:value="99232" calcext:value-type="float">
            <text:p>99,232</text:p>
          </table:table-cell>
          <table:table-cell table:style-name="ce4" office:value-type="float" office:value="99434" calcext:value-type="float">
            <text:p>99,434</text:p>
          </table:table-cell>
          <table:table-cell table:style-name="ce4" office:value-type="float" office:value="99543" calcext:value-type="float">
            <text:p>99,5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osset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8492" calcext:value-type="float">
            <text:p>78,492</text:p>
          </table:table-cell>
          <table:table-cell table:style-name="ce4" office:value-type="float" office:value="78457" calcext:value-type="float">
            <text:p>78,457</text:p>
          </table:table-cell>
          <table:table-cell table:style-name="ce4" office:value-type="float" office:value="79216" calcext:value-type="float">
            <text:p>79,216</text:p>
          </table:table-cell>
          <table:table-cell table:style-name="ce4" office:value-type="float" office:value="81536" calcext:value-type="float">
            <text:p>81,536</text:p>
          </table:table-cell>
          <table:table-cell table:style-name="ce4" office:value-type="float" office:value="81837" calcext:value-type="float">
            <text:p>81,837</text:p>
          </table:table-cell>
          <table:table-cell table:style-name="ce4" office:value-type="float" office:value="82087" calcext:value-type="float">
            <text:p>82,0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ndis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88662" calcext:value-type="float">
            <text:p>88,662</text:p>
          </table:table-cell>
          <table:table-cell table:style-name="ce4" office:value-type="float" office:value="88734" calcext:value-type="float">
            <text:p>88,734</text:p>
          </table:table-cell>
          <table:table-cell table:style-name="ce4" office:value-type="float" office:value="88611" calcext:value-type="float">
            <text:p>88,611</text:p>
          </table:table-cell>
          <table:table-cell table:style-name="ce4" office:value-type="float" office:value="89165" calcext:value-type="float">
            <text:p>89,165</text:p>
          </table:table-cell>
          <table:table-cell table:style-name="ce4" office:value-type="float" office:value="88667" calcext:value-type="float">
            <text:p>88,667</text:p>
          </table:table-cell>
          <table:table-cell table:style-name="ce4" office:value-type="float" office:value="88302" calcext:value-type="float">
            <text:p>88,3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pan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9170" calcext:value-type="float">
            <text:p>69,170</text:p>
          </table:table-cell>
          <table:table-cell table:style-name="ce4" office:value-type="float" office:value="69183" calcext:value-type="float">
            <text:p>69,183</text:p>
          </table:table-cell>
          <table:table-cell table:style-name="ce4" office:value-type="float" office:value="68967" calcext:value-type="float">
            <text:p>68,967</text:p>
          </table:table-cell>
          <table:table-cell table:style-name="ce4" office:value-type="float" office:value="69293" calcext:value-type="float">
            <text:p>69,293</text:p>
          </table:table-cell>
          <table:table-cell table:style-name="ce4" office:value-type="float" office:value="69182" calcext:value-type="float">
            <text:p>69,182</text:p>
          </table:table-cell>
          <table:table-cell table:style-name="ce4" office:value-type="float" office:value="68759" calcext:value-type="float">
            <text:p>68,7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gus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9801" calcext:value-type="float">
            <text:p>69,801</text:p>
          </table:table-cell>
          <table:table-cell table:style-name="ce4" office:value-type="float" office:value="69863" calcext:value-type="float">
            <text:p>69,863</text:p>
          </table:table-cell>
          <table:table-cell table:style-name="ce4" office:value-type="float" office:value="69816" calcext:value-type="float">
            <text:p>69,816</text:p>
          </table:table-cell>
          <table:table-cell table:style-name="ce4" office:value-type="float" office:value="72812" calcext:value-type="float">
            <text:p>72,812</text:p>
          </table:table-cell>
          <table:table-cell table:style-name="ce4" office:value-type="float" office:value="73030" calcext:value-type="float">
            <text:p>73,030</text:p>
          </table:table-cell>
          <table:table-cell table:style-name="ce4" office:value-type="float" office:value="73313" calcext:value-type="float">
            <text:p>73,31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dri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99818" calcext:value-type="float">
            <text:p>99,818</text:p>
          </table:table-cell>
          <table:table-cell table:style-name="ce4" office:value-type="float" office:value="100133" calcext:value-type="float">
            <text:p>100,133</text:p>
          </table:table-cell>
          <table:table-cell table:style-name="ce4" office:value-type="float" office:value="100432" calcext:value-type="float">
            <text:p>100,432</text:p>
          </table:table-cell>
          <table:table-cell table:style-name="ce4" office:value-type="float" office:value="100333" calcext:value-type="float">
            <text:p>100,333</text:p>
          </table:table-cell>
          <table:table-cell table:style-name="ce4" office:value-type="float" office:value="100518" calcext:value-type="float">
            <text:p>100,518</text:p>
          </table:table-cell>
          <table:table-cell table:style-name="ce4" office:value-type="float" office:value="100440" calcext:value-type="float">
            <text:p>100,44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n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5664" calcext:value-type="float">
            <text:p>55,664</text:p>
          </table:table-cell>
          <table:table-cell table:style-name="ce4" office:value-type="float" office:value="55826" calcext:value-type="float">
            <text:p>55,826</text:p>
          </table:table-cell>
          <table:table-cell table:style-name="ce4" office:value-type="float" office:value="55786" calcext:value-type="float">
            <text:p>55,786</text:p>
          </table:table-cell>
          <table:table-cell table:style-name="ce4" office:value-type="float" office:value="55680" calcext:value-type="float">
            <text:p>55,680</text:p>
          </table:table-cell>
          <table:table-cell table:style-name="ce4" office:value-type="float" office:value="56221" calcext:value-type="float">
            <text:p>56,221</text:p>
          </table:table-cell>
          <table:table-cell table:style-name="ce4" office:value-type="float" office:value="56217" calcext:value-type="float">
            <text:p>56,2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'Aquil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7486" calcext:value-type="float">
            <text:p>67,486</text:p>
          </table:table-cell>
          <table:table-cell table:style-name="ce4" office:value-type="float" office:value="66905" calcext:value-type="float">
            <text:p>66,905</text:p>
          </table:table-cell>
          <table:table-cell table:style-name="ce4" office:value-type="float" office:value="68304" calcext:value-type="float">
            <text:p>68,304</text:p>
          </table:table-cell>
          <table:table-cell table:style-name="ce4" office:value-type="float" office:value="70967" calcext:value-type="float">
            <text:p>70,967</text:p>
          </table:table-cell>
          <table:table-cell table:style-name="ce4" office:value-type="float" office:value="70230" calcext:value-type="float">
            <text:p>70,230</text:p>
          </table:table-cell>
          <table:table-cell table:style-name="ce4" office:value-type="float" office:value="69753" calcext:value-type="float">
            <text:p>69,7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yprus</text:p>
          </table:table-cell>
          <table:table-cell table:style-name="ce4" office:value-type="float" office:value="776400" calcext:value-type="float">
            <text:p>776,400</text:p>
          </table:table-cell>
          <table:table-cell table:style-name="ce4" office:value-type="float" office:value="796900" calcext:value-type="float">
            <text:p>796,900</text:p>
          </table:table-cell>
          <table:table-cell table:style-name="ce4" office:value-type="float" office:value="819100" calcext:value-type="float">
            <text:p>819,100</text:p>
          </table:table-cell>
          <table:table-cell table:style-name="ce4" office:value-type="float" office:value="840407" calcext:value-type="float">
            <text:p>840,407</text:p>
          </table:table-cell>
          <table:table-cell table:style-name="ce4" office:value-type="float" office:value="862000" calcext:value-type="float">
            <text:p>862,000</text:p>
          </table:table-cell>
          <table:table-cell table:style-name="ce4" office:value-type="float" office:value="865900" calcext:value-type="float">
            <text:p>865,900</text:p>
          </table:table-cell>
          <table:table-cell table:style-name="ce4" office:value-type="float" office:value="858000" calcext:value-type="float">
            <text:p>858,000</text:p>
          </table:table-cell>
          <table:table-cell table:style-name="ce4" office:value-type="float" office:value="847000" calcext:value-type="float">
            <text:p>847,000</text:p>
          </table:table-cell>
          <table:table-cell table:style-name="ce4" office:value-type="float" office:value="848300" calcext:value-type="float">
            <text:p>848,3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fkosia</text:p>
          </table:table-cell>
          <table:table-cell table:style-name="ce4" office:value-type="float" office:value="223700" calcext:value-type="float">
            <text:p>223,700</text:p>
          </table:table-cell>
          <table:table-cell table:style-name="ce4" office:value-type="float" office:value="229100" calcext:value-type="float">
            <text:p>229,100</text:p>
          </table:table-cell>
          <table:table-cell table:style-name="ce4" office:value-type="float" office:value="234900" calcext:value-type="float">
            <text:p>234,900</text:p>
          </table:table-cell>
          <table:table-cell table:style-name="ce4" office:value-type="float" office:value="239277" calcext:value-type="float">
            <text:p>239,277</text:p>
          </table:table-cell>
          <table:table-cell table:style-name="ce4" office:value-type="float" office:value="245900" calcext:value-type="float">
            <text:p>245,900</text:p>
          </table:table-cell>
          <table:table-cell table:style-name="ce4" office:value-type="float" office:value="246400" calcext:value-type="float">
            <text:p>246,400</text:p>
          </table:table-cell>
          <table:table-cell table:style-name="ce4" office:value-type="float" office:value="244100" calcext:value-type="float">
            <text:p>244,100</text:p>
          </table:table-cell>
          <table:table-cell table:style-name="ce4" office:value-type="float" office:value="241000" calcext:value-type="float">
            <text:p>241,000</text:p>
          </table:table-cell>
          <table:table-cell table:style-name="ce4" office:value-type="float" office:value="241400" calcext:value-type="float">
            <text:p>241,4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mesos</text:p>
          </table:table-cell>
          <table:table-cell table:style-name="ce4" office:value-type="float" office:value="170700" calcext:value-type="float">
            <text:p>170,700</text:p>
          </table:table-cell>
          <table:table-cell table:style-name="ce4" office:value-type="float" office:value="174100" calcext:value-type="float">
            <text:p>174,100</text:p>
          </table:table-cell>
          <table:table-cell table:style-name="ce4" office:value-type="float" office:value="177800" calcext:value-type="float">
            <text:p>177,800</text:p>
          </table:table-cell>
          <table:table-cell table:style-name="ce4" office:value-type="float" office:value="180201" calcext:value-type="float">
            <text:p>180,201</text:p>
          </table:table-cell>
          <table:table-cell table:style-name="ce4" office:value-type="float" office:value="184600" calcext:value-type="float">
            <text:p>184,600</text:p>
          </table:table-cell>
          <table:table-cell table:style-name="ce4" office:value-type="float" office:value="184100" calcext:value-type="float">
            <text:p>184,100</text:p>
          </table:table-cell>
          <table:table-cell table:style-name="ce4" office:value-type="float" office:value="182400" calcext:value-type="float">
            <text:p>182,400</text:p>
          </table:table-cell>
          <table:table-cell table:style-name="ce4" office:value-type="float" office:value="180000" calcext:value-type="float">
            <text:p>180,000</text:p>
          </table:table-cell>
          <table:table-cell table:style-name="ce4" office:value-type="float" office:value="180300" calcext:value-type="float">
            <text:p>180,30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tvia</text:p>
          </table:table-cell>
          <table:table-cell table:style-name="ce4" office:value-type="float" office:value="2270894" calcext:value-type="float">
            <text:p>2,270,894</text:p>
          </table:table-cell>
          <table:table-cell table:style-name="ce4" office:value-type="float" office:value="2261294" calcext:value-type="float">
            <text:p>2,261,294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70371" calcext:value-type="float">
            <text:p>2,070,371</text:p>
          </table:table-cell>
          <table:table-cell table:style-name="ce4" office:value-type="float" office:value="2044813" calcext:value-type="float">
            <text:p>2,044,813</text:p>
          </table:table-cell>
          <table:table-cell table:style-name="ce4" office:value-type="float" office:value="2023825" calcext:value-type="float">
            <text:p>2,023,825</text:p>
          </table:table-cell>
          <table:table-cell table:style-name="ce4" office:value-type="float" office:value="2001468" calcext:value-type="float">
            <text:p>2,001,468</text:p>
          </table:table-cell>
          <table:table-cell table:style-name="ce4" office:value-type="float" office:value="1986096" calcext:value-type="float">
            <text:p>1,986,096</text:p>
          </table:table-cell>
          <table:table-cell table:style-name="ce4" office:value-type="float" office:value="1968957" calcext:value-type="float">
            <text:p>1,968,957</text:p>
          </table:table-cell>
          <table:table-cell table:style-name="ce4" office:value-type="float" office:value="1950116" calcext:value-type="float">
            <text:p>1,950,1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iga</text:p>
          </table:table-cell>
          <table:table-cell table:style-name="ce4" office:value-type="float" office:value="697272" calcext:value-type="float">
            <text:p>697,272</text:p>
          </table:table-cell>
          <table:table-cell table:style-name="ce4" office:value-type="float" office:value="713016" calcext:value-type="float">
            <text:p>713,016</text:p>
          </table:table-cell>
          <table:table-cell table:style-name="ce4" office:value-type="float" office:value="673433" calcext:value-type="float">
            <text:p>673,433</text:p>
          </table:table-cell>
          <table:table-cell table:style-name="ce4" office:value-type="float" office:value="658637" calcext:value-type="float">
            <text:p>658,637</text:p>
          </table:table-cell>
          <table:table-cell table:style-name="ce4" office:value-type="float" office:value="649853" calcext:value-type="float">
            <text:p>649,853</text:p>
          </table:table-cell>
          <table:table-cell table:style-name="ce4" office:value-type="float" office:value="643615" calcext:value-type="float">
            <text:p>643,615</text:p>
          </table:table-cell>
          <table:table-cell table:style-name="ce4" office:value-type="float" office:value="643368" calcext:value-type="float">
            <text:p>643,368</text:p>
          </table:table-cell>
          <table:table-cell table:style-name="ce4" office:value-type="float" office:value="641007" calcext:value-type="float">
            <text:p>641,007</text:p>
          </table:table-cell>
          <table:table-cell table:style-name="ce4" office:value-type="float" office:value="639342" calcext:value-type="float">
            <text:p>639,342</text:p>
          </table:table-cell>
          <table:table-cell table:style-name="ce4" office:value-type="float" office:value="641201" calcext:value-type="float">
            <text:p>641,2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epaja</text:p>
          </table:table-cell>
          <table:table-cell table:style-name="ce4" office:value-type="float" office:value="81748" calcext:value-type="float">
            <text:p>81,748</text:p>
          </table:table-cell>
          <table:table-cell table:style-name="ce4" office:value-type="float" office:value="84747" calcext:value-type="float">
            <text:p>84,747</text:p>
          </table:table-cell>
          <table:table-cell table:style-name="ce4" office:value-type="float" office:value="78913" calcext:value-type="float">
            <text:p>78,913</text:p>
          </table:table-cell>
          <table:table-cell table:style-name="ce4" office:value-type="float" office:value="76737" calcext:value-type="float">
            <text:p>76,737</text:p>
          </table:table-cell>
          <table:table-cell table:style-name="ce4" office:value-type="float" office:value="74812" calcext:value-type="float">
            <text:p>74,812</text:p>
          </table:table-cell>
          <table:table-cell table:style-name="ce4" office:value-type="float" office:value="73469" calcext:value-type="float">
            <text:p>73,469</text:p>
          </table:table-cell>
          <table:table-cell table:style-name="ce4" office:value-type="float" office:value="71926" calcext:value-type="float">
            <text:p>71,926</text:p>
          </table:table-cell>
          <table:table-cell table:style-name="ce4" office:value-type="float" office:value="71125" calcext:value-type="float">
            <text:p>71,125</text:p>
          </table:table-cell>
          <table:table-cell table:style-name="ce4" office:value-type="float" office:value="70610" calcext:value-type="float">
            <text:p>70,610</text:p>
          </table:table-cell>
          <table:table-cell table:style-name="ce4" office:value-type="float" office:value="69406" calcext:value-type="float">
            <text:p>69,40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elgav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0923" calcext:value-type="float">
            <text:p>60,923</text:p>
          </table:table-cell>
          <table:table-cell table:style-name="ce4" office:value-type="float" office:value="59511" calcext:value-type="float">
            <text:p>59,511</text:p>
          </table:table-cell>
          <table:table-cell table:style-name="ce4" office:value-type="float" office:value="58332" calcext:value-type="float">
            <text:p>58,332</text:p>
          </table:table-cell>
          <table:table-cell table:style-name="ce4" office:value-type="float" office:value="57773" calcext:value-type="float">
            <text:p>57,773</text:p>
          </table:table-cell>
          <table:table-cell table:style-name="ce4" office:value-type="float" office:value="57332" calcext:value-type="float">
            <text:p>57,332</text:p>
          </table:table-cell>
          <table:table-cell table:style-name="ce4" office:value-type="float" office:value="57180" calcext:value-type="float">
            <text:p>57,180</text:p>
          </table:table-cell>
          <table:table-cell table:style-name="ce4" office:value-type="float" office:value="57028" calcext:value-type="float">
            <text:p>57,028</text:p>
          </table:table-cell>
          <table:table-cell table:style-name="ce4" office:value-type="float" office:value="56702" calcext:value-type="float">
            <text:p>56,70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ugavpils</text:p>
          </table:table-cell>
          <table:table-cell table:style-name="ce4" office:value-type="float" office:value="101705" calcext:value-type="float">
            <text:p>101,70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5962" calcext:value-type="float">
            <text:p>95,962</text:p>
          </table:table-cell>
          <table:table-cell table:style-name="ce4" office:value-type="float" office:value="93213" calcext:value-type="float">
            <text:p>93,213</text:p>
          </table:table-cell>
          <table:table-cell table:style-name="ce4" office:value-type="float" office:value="90879" calcext:value-type="float">
            <text:p>90,879</text:p>
          </table:table-cell>
          <table:table-cell table:style-name="ce4" office:value-type="float" office:value="89184" calcext:value-type="float">
            <text:p>89,184</text:p>
          </table:table-cell>
          <table:table-cell table:style-name="ce4" office:value-type="float" office:value="87403" calcext:value-type="float">
            <text:p>87,403</text:p>
          </table:table-cell>
          <table:table-cell table:style-name="ce4" office:value-type="float" office:value="86435" calcext:value-type="float">
            <text:p>86,435</text:p>
          </table:table-cell>
          <table:table-cell table:style-name="ce4" office:value-type="float" office:value="85540" calcext:value-type="float">
            <text:p>85,540</text:p>
          </table:table-cell>
          <table:table-cell table:style-name="ce4" office:value-type="float" office:value="84288" calcext:value-type="float">
            <text:p>84,2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thuania</text:p>
          </table:table-cell>
          <table:table-cell table:style-name="ce4" office:value-type="float" office:value="3366357" calcext:value-type="float">
            <text:p>3,366,357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052588" calcext:value-type="float">
            <text:p>3,052,58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971905" calcext:value-type="float">
            <text:p>2,971,905</text:p>
          </table:table-cell>
          <table:table-cell table:style-name="ce4" office:value-type="float" office:value="2943472" calcext:value-type="float">
            <text:p>2,943,472</text:p>
          </table:table-cell>
          <table:table-cell table:style-name="ce4" office:value-type="float" office:value="2921262" calcext:value-type="float">
            <text:p>2,921,262</text:p>
          </table:table-cell>
          <table:table-cell table:style-name="ce4" office:value-type="float" office:value="2888558" calcext:value-type="float">
            <text:p>2,888,5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lnius</text:p>
          </table:table-cell>
          <table:table-cell table:style-name="ce4" office:value-type="float" office:value="555733" calcext:value-type="float">
            <text:p>555,733</text:p>
          </table:table-cell>
          <table:table-cell table:style-name="ce4" office:value-type="float" office:value="558165" calcext:value-type="float">
            <text:p>558,165</text:p>
          </table:table-cell>
          <table:table-cell table:style-name="ce4" office:value-type="float" office:value="543191" calcext:value-type="float">
            <text:p>543,191</text:p>
          </table:table-cell>
          <table:table-cell table:style-name="ce4" office:value-type="float" office:value="536127" calcext:value-type="float">
            <text:p>536,127</text:p>
          </table:table-cell>
          <table:table-cell table:style-name="ce4" office:value-type="float" office:value="533279" calcext:value-type="float">
            <text:p>533,279</text:p>
          </table:table-cell>
          <table:table-cell table:style-name="ce4" office:value-type="float" office:value="537152" calcext:value-type="float">
            <text:p>537,152</text:p>
          </table:table-cell>
          <table:table-cell table:style-name="ce4" office:value-type="float" office:value="539707" calcext:value-type="float">
            <text:p>539,707</text:p>
          </table:table-cell>
          <table:table-cell table:style-name="ce4" office:value-type="float" office:value="542626" calcext:value-type="float">
            <text:p>542,626</text:p>
          </table:table-cell>
          <table:table-cell table:style-name="ce4" office:value-type="float" office:value="543493" calcext:value-type="float">
            <text:p>543,49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unas</text:p>
          </table:table-cell>
          <table:table-cell table:style-name="ce4" office:value-type="float" office:value="355586" calcext:value-type="float">
            <text:p>355,586</text:p>
          </table:table-cell>
          <table:table-cell table:style-name="ce4" office:value-type="float" office:value="352279" calcext:value-type="float">
            <text:p>352,279</text:p>
          </table:table-cell>
          <table:table-cell table:style-name="ce4" office:value-type="float" office:value="329542" calcext:value-type="float">
            <text:p>329,542</text:p>
          </table:table-cell>
          <table:table-cell table:style-name="ce4" office:value-type="float" office:value="317319" calcext:value-type="float">
            <text:p>317,319</text:p>
          </table:table-cell>
          <table:table-cell table:style-name="ce4" office:value-type="float" office:value="310773" calcext:value-type="float">
            <text:p>310,773</text:p>
          </table:table-cell>
          <table:table-cell table:style-name="ce4" office:value-type="float" office:value="306888" calcext:value-type="float">
            <text:p>306,888</text:p>
          </table:table-cell>
          <table:table-cell table:style-name="ce4" office:value-type="float" office:value="304012" calcext:value-type="float">
            <text:p>304,012</text:p>
          </table:table-cell>
          <table:table-cell table:style-name="ce4" office:value-type="float" office:value="301357" calcext:value-type="float">
            <text:p>301,357</text:p>
          </table:table-cell>
          <table:table-cell table:style-name="ce4" office:value-type="float" office:value="297846" calcext:value-type="float">
            <text:p>297,8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nevezys</text:p>
          </table:table-cell>
          <table:table-cell table:style-name="ce4" office:value-type="float" office:value="113653" calcext:value-type="float">
            <text:p>113,653</text:p>
          </table:table-cell>
          <table:table-cell table:style-name="ce4" office:value-type="float" office:value="112619" calcext:value-type="float">
            <text:p>112,619</text:p>
          </table:table-cell>
          <table:table-cell table:style-name="ce4" office:value-type="float" office:value="103101" calcext:value-type="float">
            <text:p>103,101</text:p>
          </table:table-cell>
          <table:table-cell table:style-name="ce4" office:value-type="float" office:value="100027" calcext:value-type="float">
            <text:p>100,027</text:p>
          </table:table-cell>
          <table:table-cell table:style-name="ce4" office:value-type="float" office:value="98469" calcext:value-type="float">
            <text:p>98,469</text:p>
          </table:table-cell>
          <table:table-cell table:style-name="ce4" office:value-type="float" office:value="97343" calcext:value-type="float">
            <text:p>97,343</text:p>
          </table:table-cell>
          <table:table-cell table:style-name="ce4" office:value-type="float" office:value="96328" calcext:value-type="float">
            <text:p>96,328</text:p>
          </table:table-cell>
          <table:table-cell table:style-name="ce4" office:value-type="float" office:value="95202" calcext:value-type="float">
            <text:p>95,202</text:p>
          </table:table-cell>
          <table:table-cell table:style-name="ce4" office:value-type="float" office:value="93598" calcext:value-type="float">
            <text:p>93,59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ytu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3630" calcext:value-type="float">
            <text:p>63,630</text:p>
          </table:table-cell>
          <table:table-cell table:style-name="ce4" office:value-type="float" office:value="60302" calcext:value-type="float">
            <text:p>60,302</text:p>
          </table:table-cell>
          <table:table-cell table:style-name="ce4" office:value-type="float" office:value="58515" calcext:value-type="float">
            <text:p>58,515</text:p>
          </table:table-cell>
          <table:table-cell table:style-name="ce4" office:value-type="float" office:value="57281" calcext:value-type="float">
            <text:p>57,281</text:p>
          </table:table-cell>
          <table:table-cell table:style-name="ce4" office:value-type="float" office:value="56357" calcext:value-type="float">
            <text:p>56,357</text:p>
          </table:table-cell>
          <table:table-cell table:style-name="ce4" office:value-type="float" office:value="55614" calcext:value-type="float">
            <text:p>55,614</text:p>
          </table:table-cell>
          <table:table-cell table:style-name="ce4" office:value-type="float" office:value="54431" calcext:value-type="float">
            <text:p>54,4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laipeda</text:p>
          </table:table-cell>
          <table:table-cell table:style-name="ce4" office:value-type="float" office:value="184657" calcext:value-type="float">
            <text:p>184,65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8134" calcext:value-type="float">
            <text:p>168,134</text:p>
          </table:table-cell>
          <table:table-cell table:style-name="ce4" office:value-type="float" office:value="162898" calcext:value-type="float">
            <text:p>162,898</text:p>
          </table:table-cell>
          <table:table-cell table:style-name="ce4" office:value-type="float" office:value="160142" calcext:value-type="float">
            <text:p>160,142</text:p>
          </table:table-cell>
          <table:table-cell table:style-name="ce4" office:value-type="float" office:value="158541" calcext:value-type="float">
            <text:p>158,541</text:p>
          </table:table-cell>
          <table:table-cell table:style-name="ce4" office:value-type="float" office:value="157305" calcext:value-type="float">
            <text:p>157,305</text:p>
          </table:table-cell>
          <table:table-cell table:style-name="ce4" office:value-type="float" office:value="156141" calcext:value-type="float">
            <text:p>156,141</text:p>
          </table:table-cell>
          <table:table-cell table:style-name="ce4" office:value-type="float" office:value="154326" calcext:value-type="float">
            <text:p>154,3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auliai</text:p>
          </table:table-cell>
          <table:table-cell table:style-name="ce4" office:value-type="float" office:value="127059" calcext:value-type="float">
            <text:p>127,05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4506" calcext:value-type="float">
            <text:p>114,506</text:p>
          </table:table-cell>
          <table:table-cell table:style-name="ce4" office:value-type="float" office:value="109748" calcext:value-type="float">
            <text:p>109,748</text:p>
          </table:table-cell>
          <table:table-cell table:style-name="ce4" office:value-type="float" office:value="107689" calcext:value-type="float">
            <text:p>107,689</text:p>
          </table:table-cell>
          <table:table-cell table:style-name="ce4" office:value-type="float" office:value="106470" calcext:value-type="float">
            <text:p>106,470</text:p>
          </table:table-cell>
          <table:table-cell table:style-name="ce4" office:value-type="float" office:value="105610" calcext:value-type="float">
            <text:p>105,610</text:p>
          </table:table-cell>
          <table:table-cell table:style-name="ce4" office:value-type="float" office:value="104569" calcext:value-type="float">
            <text:p>104,569</text:p>
          </table:table-cell>
          <table:table-cell table:style-name="ce4" office:value-type="float" office:value="102981" calcext:value-type="float">
            <text:p>102,9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xembourg (Grand Duchy)</text:p>
          </table:table-cell>
          <table:table-cell table:style-name="ce4" office:value-type="float" office:value="483799" calcext:value-type="float">
            <text:p>483,799</text:p>
          </table:table-cell>
          <table:table-cell table:style-name="ce4" office:value-type="float" office:value="493500" calcext:value-type="float">
            <text:p>493,500</text:p>
          </table:table-cell>
          <table:table-cell table:number-columns-repeated="8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4" office:value-type="float" office:value="85500" calcext:value-type="float">
            <text:p>85,500</text:p>
          </table:table-cell>
          <table:table-cell table:style-name="ce4" office:value-type="float" office:value="88600" calcext:value-type="float">
            <text:p>88,600</text:p>
          </table:table-cell>
          <table:table-cell table:style-name="ce4" office:value-type="float" office:value="90848" calcext:value-type="float">
            <text:p>90,848</text:p>
          </table:table-cell>
          <table:table-cell table:style-name="ce4" office:value-type="float" office:value="95058" calcext:value-type="float">
            <text:p>95,058</text:p>
          </table:table-cell>
          <table:table-cell table:style-name="ce4" office:value-type="float" office:value="99852" calcext:value-type="float">
            <text:p>99,852</text:p>
          </table:table-cell>
          <table:table-cell table:style-name="ce4" office:value-type="float" office:value="103641" calcext:value-type="float">
            <text:p>103,641</text:p>
          </table:table-cell>
          <table:table-cell table:style-name="ce4" office:value-type="float" office:value="107247" calcext:value-type="float">
            <text:p>107,247</text:p>
          </table:table-cell>
          <table:table-cell table:style-name="ce4" office:value-type="float" office:value="111287" calcext:value-type="float">
            <text:p>111,287</text:p>
          </table:table-cell>
          <table:table-cell table:style-name="ce4" office:value-type="float" office:value="115227" calcext:value-type="float">
            <text:p>115,22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ungary</text:p>
          </table:table-cell>
          <table:table-cell table:style-name="ce4" office:value-type="float" office:value="10045401" calcext:value-type="float">
            <text:p>10,045,401</text:p>
          </table:table-cell>
          <table:table-cell table:style-name="ce4" office:value-type="float" office:value="10030975" calcext:value-type="float">
            <text:p>10,030,975</text:p>
          </table:table-cell>
          <table:table-cell table:style-name="ce4" office:value-type="float" office:value="10014324" calcext:value-type="float">
            <text:p>10,014,324</text:p>
          </table:table-cell>
          <table:table-cell table:style-name="ce4" office:value-type="float" office:value="9937628" calcext:value-type="float">
            <text:p>9,937,628</text:p>
          </table:table-cell>
          <table:table-cell table:style-name="ce4" office:value-type="float" office:value="9931925" calcext:value-type="float">
            <text:p>9,931,925</text:p>
          </table:table-cell>
          <table:table-cell table:style-name="ce4" office:value-type="float" office:value="9908798" calcext:value-type="float">
            <text:p>9,908,798</text:p>
          </table:table-cell>
          <table:table-cell table:style-name="ce4" office:value-type="float" office:value="9877365" calcext:value-type="float">
            <text:p>9,877,365</text:p>
          </table:table-cell>
          <table:table-cell table:style-name="ce4" office:value-type="float" office:value="9855571" calcext:value-type="float">
            <text:p>9,855,57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dapest</text:p>
          </table:table-cell>
          <table:table-cell table:style-name="ce4" office:value-type="float" office:value="1702297" calcext:value-type="float">
            <text:p>1,702,297</text:p>
          </table:table-cell>
          <table:table-cell table:style-name="ce4" office:value-type="float" office:value="1712210" calcext:value-type="float">
            <text:p>1,712,210</text:p>
          </table:table-cell>
          <table:table-cell table:style-name="ce4" office:value-type="float" office:value="1721556" calcext:value-type="float">
            <text:p>1,721,556</text:p>
          </table:table-cell>
          <table:table-cell table:style-name="ce4" office:value-type="float" office:value="1729040" calcext:value-type="float">
            <text:p>1,729,040</text:p>
          </table:table-cell>
          <table:table-cell table:style-name="ce4" office:value-type="float" office:value="1727495" calcext:value-type="float">
            <text:p>1,727,495</text:p>
          </table:table-cell>
          <table:table-cell table:style-name="ce4" office:value-type="float" office:value="1735711" calcext:value-type="float">
            <text:p>1,735,711</text:p>
          </table:table-cell>
          <table:table-cell table:style-name="ce4" office:value-type="float" office:value="1744665" calcext:value-type="float">
            <text:p>1,744,665</text:p>
          </table:table-cell>
          <table:table-cell table:style-name="ce4" office:value-type="float" office:value="1757618" calcext:value-type="float">
            <text:p>1,757,61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skolc</text:p>
          </table:table-cell>
          <table:table-cell table:style-name="ce4" office:value-type="float" office:value="171096" calcext:value-type="float">
            <text:p>171,096</text:p>
          </table:table-cell>
          <table:table-cell table:style-name="ce4" office:value-type="float" office:value="170234" calcext:value-type="float">
            <text:p>170,234</text:p>
          </table:table-cell>
          <table:table-cell table:style-name="ce4" office:value-type="float" office:value="169226" calcext:value-type="float">
            <text:p>169,226</text:p>
          </table:table-cell>
          <table:table-cell table:style-name="ce4" office:value-type="float" office:value="167754" calcext:value-type="float">
            <text:p>167,754</text:p>
          </table:table-cell>
          <table:table-cell table:style-name="ce4" office:value-type="float" office:value="164973" calcext:value-type="float">
            <text:p>164,973</text:p>
          </table:table-cell>
          <table:table-cell table:style-name="ce4" office:value-type="float" office:value="162905" calcext:value-type="float">
            <text:p>162,905</text:p>
          </table:table-cell>
          <table:table-cell table:style-name="ce4" office:value-type="float" office:value="161265" calcext:value-type="float">
            <text:p>161,265</text:p>
          </table:table-cell>
          <table:table-cell table:style-name="ce4" office:value-type="float" office:value="159554" calcext:value-type="float">
            <text:p>159,554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yíregyháza</text:p>
          </table:table-cell>
          <table:table-cell table:style-name="ce4" office:value-type="float" office:value="116874" calcext:value-type="float">
            <text:p>116,874</text:p>
          </table:table-cell>
          <table:table-cell table:style-name="ce4" office:value-type="float" office:value="117597" calcext:value-type="float">
            <text:p>117,597</text:p>
          </table:table-cell>
          <table:table-cell table:style-name="ce4" office:value-type="float" office:value="117832" calcext:value-type="float">
            <text:p>117,832</text:p>
          </table:table-cell>
          <table:table-cell table:style-name="ce4" office:value-type="float" office:value="119746" calcext:value-type="float">
            <text:p>119,746</text:p>
          </table:table-cell>
          <table:table-cell table:style-name="ce4" office:value-type="float" office:value="118192" calcext:value-type="float">
            <text:p>118,192</text:p>
          </table:table-cell>
          <table:table-cell table:style-name="ce4" office:value-type="float" office:value="118185" calcext:value-type="float">
            <text:p>118,185</text:p>
          </table:table-cell>
          <table:table-cell table:style-name="ce4" office:value-type="float" office:value="118164" calcext:value-type="float">
            <text:p>118,164</text:p>
          </table:table-cell>
          <table:table-cell table:style-name="ce4" office:value-type="float" office:value="118125" calcext:value-type="float">
            <text:p>118,12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écs</text:p>
          </table:table-cell>
          <table:table-cell table:style-name="ce4" office:value-type="float" office:value="156664" calcext:value-type="float">
            <text:p>156,664</text:p>
          </table:table-cell>
          <table:table-cell table:style-name="ce4" office:value-type="float" office:value="156974" calcext:value-type="float">
            <text:p>156,974</text:p>
          </table:table-cell>
          <table:table-cell table:style-name="ce4" office:value-type="float" office:value="157680" calcext:value-type="float">
            <text:p>157,680</text:p>
          </table:table-cell>
          <table:table-cell table:style-name="ce4" office:value-type="float" office:value="156049" calcext:value-type="float">
            <text:p>156,049</text:p>
          </table:table-cell>
          <table:table-cell table:style-name="ce4" office:value-type="float" office:value="149992" calcext:value-type="float">
            <text:p>149,992</text:p>
          </table:table-cell>
          <table:table-cell table:style-name="ce4" office:value-type="float" office:value="147719" calcext:value-type="float">
            <text:p>147,719</text:p>
          </table:table-cell>
          <table:table-cell table:style-name="ce4" office:value-type="float" office:value="146581" calcext:value-type="float">
            <text:p>146,581</text:p>
          </table:table-cell>
          <table:table-cell table:style-name="ce4" office:value-type="float" office:value="145985" calcext:value-type="float">
            <text:p>145,98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brecen</text:p>
          </table:table-cell>
          <table:table-cell table:style-name="ce4" office:value-type="float" office:value="205084" calcext:value-type="float">
            <text:p>205,084</text:p>
          </table:table-cell>
          <table:table-cell table:style-name="ce4" office:value-type="float" office:value="206225" calcext:value-type="float">
            <text:p>206,225</text:p>
          </table:table-cell>
          <table:table-cell table:style-name="ce4" office:value-type="float" office:value="207270" calcext:value-type="float">
            <text:p>207,270</text:p>
          </table:table-cell>
          <table:table-cell table:style-name="ce4" office:value-type="float" office:value="211320" calcext:value-type="float">
            <text:p>211,320</text:p>
          </table:table-cell>
          <table:table-cell table:style-name="ce4" office:value-type="float" office:value="205076" calcext:value-type="float">
            <text:p>205,076</text:p>
          </table:table-cell>
          <table:table-cell table:style-name="ce4" office:value-type="float" office:value="204333" calcext:value-type="float">
            <text:p>204,333</text:p>
          </table:table-cell>
          <table:table-cell table:style-name="ce4" office:value-type="float" office:value="203914" calcext:value-type="float">
            <text:p>203,914</text:p>
          </table:table-cell>
          <table:table-cell table:style-name="ce4" office:value-type="float" office:value="203506" calcext:value-type="float">
            <text:p>203,50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zeged</text:p>
          </table:table-cell>
          <table:table-cell table:style-name="ce4" office:value-type="float" office:value="167039" calcext:value-type="float">
            <text:p>167,039</text:p>
          </table:table-cell>
          <table:table-cell table:style-name="ce4" office:value-type="float" office:value="169030" calcext:value-type="float">
            <text:p>169,030</text:p>
          </table:table-cell>
          <table:table-cell table:style-name="ce4" office:value-type="float" office:value="169713" calcext:value-type="float">
            <text:p>169,713</text:p>
          </table:table-cell>
          <table:table-cell table:style-name="ce4" office:value-type="float" office:value="168048" calcext:value-type="float">
            <text:p>168,048</text:p>
          </table:table-cell>
          <table:table-cell table:style-name="ce4" office:value-type="float" office:value="162183" calcext:value-type="float">
            <text:p>162,183</text:p>
          </table:table-cell>
          <table:table-cell table:style-name="ce4" office:value-type="float" office:value="161837" calcext:value-type="float">
            <text:p>161,837</text:p>
          </table:table-cell>
          <table:table-cell table:style-name="ce4" office:value-type="float" office:value="161921" calcext:value-type="float">
            <text:p>161,921</text:p>
          </table:table-cell>
          <table:table-cell table:style-name="ce4" office:value-type="float" office:value="162593" calcext:value-type="float">
            <text:p>162,59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yõr</text:p>
          </table:table-cell>
          <table:table-cell table:number-columns-repeated="2" table:style-name="ce4" office:value-type="float" office:value="130476" calcext:value-type="float">
            <text:p>130,476</text:p>
          </table:table-cell>
          <table:table-cell table:style-name="ce4" office:value-type="float" office:value="130478" calcext:value-type="float">
            <text:p>130,478</text:p>
          </table:table-cell>
          <table:table-cell table:style-name="ce4" office:value-type="float" office:value="129527" calcext:value-type="float">
            <text:p>129,527</text:p>
          </table:table-cell>
          <table:table-cell table:style-name="ce4" office:value-type="float" office:value="128193" calcext:value-type="float">
            <text:p>128,193</text:p>
          </table:table-cell>
          <table:table-cell table:style-name="ce4" office:value-type="float" office:value="128567" calcext:value-type="float">
            <text:p>128,567</text:p>
          </table:table-cell>
          <table:table-cell table:style-name="ce4" office:value-type="float" office:value="128902" calcext:value-type="float">
            <text:p>128,902</text:p>
          </table:table-cell>
          <table:table-cell table:style-name="ce4" office:value-type="float" office:value="129372" calcext:value-type="float">
            <text:p>129,37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ecskemét</text:p>
          </table:table-cell>
          <table:table-cell table:style-name="ce4" office:value-type="float" office:value="110316" calcext:value-type="float">
            <text:p>110,316</text:p>
          </table:table-cell>
          <table:table-cell table:style-name="ce4" office:value-type="float" office:value="111428" calcext:value-type="float">
            <text:p>111,428</text:p>
          </table:table-cell>
          <table:table-cell table:style-name="ce4" office:value-type="float" office:value="112233" calcext:value-type="float">
            <text:p>112,233</text:p>
          </table:table-cell>
          <table:table-cell table:style-name="ce4" office:value-type="float" office:value="111411" calcext:value-type="float">
            <text:p>111,411</text:p>
          </table:table-cell>
          <table:table-cell table:style-name="ce4" office:value-type="float" office:value="111264" calcext:value-type="float">
            <text:p>111,264</text:p>
          </table:table-cell>
          <table:table-cell table:style-name="ce4" office:value-type="float" office:value="111863" calcext:value-type="float">
            <text:p>111,863</text:p>
          </table:table-cell>
          <table:table-cell table:style-name="ce4" office:value-type="float" office:value="112071" calcext:value-type="float">
            <text:p>112,071</text:p>
          </table:table-cell>
          <table:table-cell table:style-name="ce4" office:value-type="float" office:value="111836" calcext:value-type="float">
            <text:p>111,83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zékesfehérvár</text:p>
          </table:table-cell>
          <table:table-cell table:style-name="ce4" office:value-type="float" office:value="101755" calcext:value-type="float">
            <text:p>101,755</text:p>
          </table:table-cell>
          <table:table-cell table:style-name="ce4" office:value-type="float" office:value="102035" calcext:value-type="float">
            <text:p>102,035</text:p>
          </table:table-cell>
          <table:table-cell table:style-name="ce4" office:value-type="float" office:value="101973" calcext:value-type="float">
            <text:p>101,973</text:p>
          </table:table-cell>
          <table:table-cell table:style-name="ce4" office:value-type="float" office:value="100570" calcext:value-type="float">
            <text:p>100,570</text:p>
          </table:table-cell>
          <table:table-cell table:style-name="ce4" office:value-type="float" office:value="99617" calcext:value-type="float">
            <text:p>99,617</text:p>
          </table:table-cell>
          <table:table-cell table:style-name="ce4" office:value-type="float" office:value="99247" calcext:value-type="float">
            <text:p>99,247</text:p>
          </table:table-cell>
          <table:table-cell table:style-name="ce4" office:value-type="float" office:value="99060" calcext:value-type="float">
            <text:p>99,060</text:p>
          </table:table-cell>
          <table:table-cell table:style-name="ce4" office:value-type="float" office:value="98673" calcext:value-type="float">
            <text:p>98,67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zombathel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9438" calcext:value-type="float">
            <text:p>79,43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7593" calcext:value-type="float">
            <text:p>77,593</text:p>
          </table:table-cell>
          <table:table-cell table:style-name="ce4" office:value-type="float" office:value="77547" calcext:value-type="float">
            <text:p>77,547</text:p>
          </table:table-cell>
          <table:table-cell table:style-name="ce4" office:value-type="float" office:value="77566" calcext:value-type="float">
            <text:p>77,566</text:p>
          </table:table-cell>
          <table:table-cell table:style-name="ce4" office:value-type="float" office:value="77866" calcext:value-type="float">
            <text:p>77,86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zolnok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72786" calcext:value-type="float">
            <text:p>72,78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tabány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6791" calcext:value-type="float">
            <text:p>66,79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szprém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0761" calcext:value-type="float">
            <text:p>60,761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ékéscsaba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0334" calcext:value-type="float">
            <text:p>60,334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posvár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3742" calcext:value-type="float">
            <text:p>63,74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ger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4609" calcext:value-type="float">
            <text:p>54,609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naújváros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46052" calcext:value-type="float">
            <text:p>46,05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laegerszeg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58959" calcext:value-type="float">
            <text:p>58,959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pron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1780" calcext:value-type="float">
            <text:p>61,78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lta</text:p>
          </table:table-cell>
          <table:table-cell table:style-name="ce4" office:value-type="float" office:value="413609" calcext:value-type="float">
            <text:p>413,609</text:p>
          </table:table-cell>
          <table:table-cell table:style-name="ce4" office:value-type="float" office:value="412970" calcext:value-type="float">
            <text:p>412,970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439691" calcext:value-type="float">
            <text:p>439,691</text:p>
          </table:table-cell>
          <table:table-cell table:style-name="ce4" office:value-type="float" office:value="450415" calcext:value-type="float">
            <text:p>450,41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letta</text:p>
          </table:table-cell>
          <table:table-cell table:style-name="ce4" office:value-type="float" office:value="203960" calcext:value-type="float">
            <text:p>203,960</text:p>
          </table:table-cell>
          <table:table-cell table:style-name="ce4" office:value-type="float" office:value="203250" calcext:value-type="float">
            <text:p>203,250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201559" calcext:value-type="float">
            <text:p>201,55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12885" calcext:value-type="float">
            <text:p>212,885</text:p>
          </table:table-cell>
          <table:table-cell table:style-name="ce4" office:value-type="float" office:value="218960" calcext:value-type="float">
            <text:p>218,96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therlands</text:p>
          </table:table-cell>
          <table:table-cell table:style-name="ce4" office:value-type="float" office:value="16405399" calcext:value-type="float">
            <text:p>16,405,399</text:p>
          </table:table-cell>
          <table:table-cell table:style-name="ce4" office:value-type="float" office:value="16485787" calcext:value-type="float">
            <text:p>16,485,787</text:p>
          </table:table-cell>
          <table:table-cell table:style-name="ce4" office:value-type="float" office:value="16574989" calcext:value-type="float">
            <text:p>16,574,989</text:p>
          </table:table-cell>
          <table:table-cell table:style-name="ce4" office:value-type="float" office:value="16655799" calcext:value-type="float">
            <text:p>16,655,799</text:p>
          </table:table-cell>
          <table:table-cell table:style-name="ce4" office:value-type="float" office:value="16730348" calcext:value-type="float">
            <text:p>16,730,348</text:p>
          </table:table-cell>
          <table:table-cell table:style-name="ce4" office:value-type="float" office:value="16779575" calcext:value-type="float">
            <text:p>16,779,575</text:p>
          </table:table-cell>
          <table:table-cell table:style-name="ce4" office:value-type="float" office:value="16829289" calcext:value-type="float">
            <text:p>16,829,289</text:p>
          </table:table-cell>
          <table:table-cell table:style-name="ce4" office:value-type="float" office:value="16900726" calcext:value-type="float">
            <text:p>16,900,72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's-Gravenhage</text:p>
          </table:table-cell>
          <table:table-cell table:style-name="ce4" office:value-type="float" office:value="475681" calcext:value-type="float">
            <text:p>475,681</text:p>
          </table:table-cell>
          <table:table-cell table:style-name="ce4" office:value-type="float" office:value="481864" calcext:value-type="float">
            <text:p>481,864</text:p>
          </table:table-cell>
          <table:table-cell table:style-name="ce4" office:value-type="float" office:value="488553" calcext:value-type="float">
            <text:p>488,553</text:p>
          </table:table-cell>
          <table:table-cell table:style-name="ce4" office:value-type="float" office:value="495083" calcext:value-type="float">
            <text:p>495,083</text:p>
          </table:table-cell>
          <table:table-cell table:style-name="ce4" office:value-type="float" office:value="502055" calcext:value-type="float">
            <text:p>502,055</text:p>
          </table:table-cell>
          <table:table-cell table:style-name="ce4" office:value-type="float" office:value="505856" calcext:value-type="float">
            <text:p>505,856</text:p>
          </table:table-cell>
          <table:table-cell table:style-name="ce4" office:value-type="float" office:value="508940" calcext:value-type="float">
            <text:p>508,94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Amsterdam</text:p>
          </table:table-cell>
          <table:table-cell table:style-name="ce4" office:value-type="float" office:value="747093" calcext:value-type="float">
            <text:p>747,093</text:p>
          </table:table-cell>
          <table:table-cell table:style-name="ce4" office:value-type="float" office:value="755605" calcext:value-type="float">
            <text:p>755,605</text:p>
          </table:table-cell>
          <table:table-cell table:style-name="ce4" office:value-type="float" office:value="767457" calcext:value-type="float">
            <text:p>767,457</text:p>
          </table:table-cell>
          <table:table-cell table:style-name="ce4" office:value-type="float" office:value="779808" calcext:value-type="float">
            <text:p>779,808</text:p>
          </table:table-cell>
          <table:table-cell table:style-name="ce4" office:value-type="float" office:value="790110" calcext:value-type="float">
            <text:p>790,110</text:p>
          </table:table-cell>
          <table:table-cell table:style-name="ce4" office:value-type="float" office:value="799278" calcext:value-type="float">
            <text:p>799,278</text:p>
          </table:table-cell>
          <table:table-cell table:style-name="ce4" office:value-type="float" office:value="810938" calcext:value-type="float">
            <text:p>810,93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Rotterdam</text:p>
          </table:table-cell>
          <table:table-cell table:style-name="ce4" office:value-type="float" office:value="582951" calcext:value-type="float">
            <text:p>582,951</text:p>
          </table:table-cell>
          <table:table-cell table:style-name="ce4" office:value-type="float" office:value="587134" calcext:value-type="float">
            <text:p>587,134</text:p>
          </table:table-cell>
          <table:table-cell table:style-name="ce4" office:value-type="float" office:value="593049" calcext:value-type="float">
            <text:p>593,049</text:p>
          </table:table-cell>
          <table:table-cell table:style-name="ce4" office:value-type="float" office:value="610386" calcext:value-type="float">
            <text:p>610,386</text:p>
          </table:table-cell>
          <table:table-cell table:style-name="ce4" office:value-type="float" office:value="616260" calcext:value-type="float">
            <text:p>616,260</text:p>
          </table:table-cell>
          <table:table-cell table:style-name="ce4" office:value-type="float" office:value="616294" calcext:value-type="float">
            <text:p>616,294</text:p>
          </table:table-cell>
          <table:table-cell table:style-name="ce4" office:value-type="float" office:value="618357" calcext:value-type="float">
            <text:p>618,35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Utrecht</text:p>
          </table:table-cell>
          <table:table-cell table:style-name="ce4" office:value-type="float" office:value="294737" calcext:value-type="float">
            <text:p>294,737</text:p>
          </table:table-cell>
          <table:table-cell table:style-name="ce4" office:value-type="float" office:value="299891" calcext:value-type="float">
            <text:p>299,891</text:p>
          </table:table-cell>
          <table:table-cell table:style-name="ce4" office:value-type="float" office:value="307081" calcext:value-type="float">
            <text:p>307,081</text:p>
          </table:table-cell>
          <table:table-cell table:style-name="ce4" office:value-type="float" office:value="311367" calcext:value-type="float">
            <text:p>311,367</text:p>
          </table:table-cell>
          <table:table-cell table:style-name="ce4" office:value-type="float" office:value="316275" calcext:value-type="float">
            <text:p>316,275</text:p>
          </table:table-cell>
          <table:table-cell table:style-name="ce4" office:value-type="float" office:value="321916" calcext:value-type="float">
            <text:p>321,916</text:p>
          </table:table-cell>
          <table:table-cell table:style-name="ce4" office:value-type="float" office:value="328164" calcext:value-type="float">
            <text:p>328,16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Eindhoven</text:p>
          </table:table-cell>
          <table:table-cell table:style-name="ce4" office:value-type="float" office:value="210333" calcext:value-type="float">
            <text:p>210,333</text:p>
          </table:table-cell>
          <table:table-cell table:style-name="ce4" office:value-type="float" office:value="212269" calcext:value-type="float">
            <text:p>212,269</text:p>
          </table:table-cell>
          <table:table-cell table:style-name="ce4" office:value-type="float" office:value="213809" calcext:value-type="float">
            <text:p>213,809</text:p>
          </table:table-cell>
          <table:table-cell table:style-name="ce4" office:value-type="float" office:value="216036" calcext:value-type="float">
            <text:p>216,036</text:p>
          </table:table-cell>
          <table:table-cell table:style-name="ce4" office:value-type="float" office:value="217225" calcext:value-type="float">
            <text:p>217,225</text:p>
          </table:table-cell>
          <table:table-cell table:style-name="ce4" office:value-type="float" office:value="218433" calcext:value-type="float">
            <text:p>218,433</text:p>
          </table:table-cell>
          <table:table-cell table:style-name="ce4" office:value-type="float" office:value="220920" calcext:value-type="float">
            <text:p>220,92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lburg</text:p>
          </table:table-cell>
          <table:table-cell table:style-name="ce4" office:value-type="float" office:value="202091" calcext:value-type="float">
            <text:p>202,091</text:p>
          </table:table-cell>
          <table:table-cell table:style-name="ce4" office:value-type="float" office:value="203464" calcext:value-type="float">
            <text:p>203,464</text:p>
          </table:table-cell>
          <table:table-cell table:style-name="ce4" office:value-type="float" office:value="204853" calcext:value-type="float">
            <text:p>204,853</text:p>
          </table:table-cell>
          <table:table-cell table:style-name="ce4" office:value-type="float" office:value="206240" calcext:value-type="float">
            <text:p>206,240</text:p>
          </table:table-cell>
          <table:table-cell table:style-name="ce4" office:value-type="float" office:value="207580" calcext:value-type="float">
            <text:p>207,580</text:p>
          </table:table-cell>
          <table:table-cell table:style-name="ce4" office:value-type="float" office:value="208527" calcext:value-type="float">
            <text:p>208,527</text:p>
          </table:table-cell>
          <table:table-cell table:style-name="ce4" office:value-type="float" office:value="210267" calcext:value-type="float">
            <text:p>210,26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oningen</text:p>
          </table:table-cell>
          <table:table-cell table:style-name="ce4" office:value-type="float" office:value="182484" calcext:value-type="float">
            <text:p>182,484</text:p>
          </table:table-cell>
          <table:table-cell table:style-name="ce4" office:value-type="float" office:value="184227" calcext:value-type="float">
            <text:p>184,227</text:p>
          </table:table-cell>
          <table:table-cell table:style-name="ce4" office:value-type="float" office:value="187298" calcext:value-type="float">
            <text:p>187,298</text:p>
          </table:table-cell>
          <table:table-cell table:style-name="ce4" office:value-type="float" office:value="189991" calcext:value-type="float">
            <text:p>189,991</text:p>
          </table:table-cell>
          <table:table-cell table:style-name="ce4" office:value-type="float" office:value="193127" calcext:value-type="float">
            <text:p>193,127</text:p>
          </table:table-cell>
          <table:table-cell table:style-name="ce4" office:value-type="float" office:value="195418" calcext:value-type="float">
            <text:p>195,418</text:p>
          </table:table-cell>
          <table:table-cell table:style-name="ce4" office:value-type="float" office:value="198317" calcext:value-type="float">
            <text:p>198,31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schede</text:p>
          </table:table-cell>
          <table:table-cell table:style-name="ce4" office:value-type="float" office:value="154753" calcext:value-type="float">
            <text:p>154,753</text:p>
          </table:table-cell>
          <table:table-cell table:style-name="ce4" office:value-type="float" office:value="156071" calcext:value-type="float">
            <text:p>156,071</text:p>
          </table:table-cell>
          <table:table-cell table:style-name="ce4" office:value-type="float" office:value="157052" calcext:value-type="float">
            <text:p>157,052</text:p>
          </table:table-cell>
          <table:table-cell table:style-name="ce4" office:value-type="float" office:value="157838" calcext:value-type="float">
            <text:p>157,838</text:p>
          </table:table-cell>
          <table:table-cell table:style-name="ce4" office:value-type="float" office:value="158048" calcext:value-type="float">
            <text:p>158,048</text:p>
          </table:table-cell>
          <table:table-cell table:style-name="ce4" office:value-type="float" office:value="158627" calcext:value-type="float">
            <text:p>158,627</text:p>
          </table:table-cell>
          <table:table-cell table:style-name="ce4" office:value-type="float" office:value="158586" calcext:value-type="float">
            <text:p>158,58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Arnhem</text:p>
          </table:table-cell>
          <table:table-cell table:style-name="ce4" office:value-type="float" office:value="143582" calcext:value-type="float">
            <text:p>143,582</text:p>
          </table:table-cell>
          <table:table-cell table:style-name="ce4" office:value-type="float" office:value="145574" calcext:value-type="float">
            <text:p>145,574</text:p>
          </table:table-cell>
          <table:table-cell table:style-name="ce4" office:value-type="float" office:value="147018" calcext:value-type="float">
            <text:p>147,018</text:p>
          </table:table-cell>
          <table:table-cell table:style-name="ce4" office:value-type="float" office:value="148070" calcext:value-type="float">
            <text:p>148,070</text:p>
          </table:table-cell>
          <table:table-cell table:style-name="ce4" office:value-type="float" office:value="149271" calcext:value-type="float">
            <text:p>149,271</text:p>
          </table:table-cell>
          <table:table-cell table:style-name="ce4" office:value-type="float" office:value="149827" calcext:value-type="float">
            <text:p>149,827</text:p>
          </table:table-cell>
          <table:table-cell table:style-name="ce4" office:value-type="float" office:value="150823" calcext:value-type="float">
            <text:p>150,8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Heerlen</text:p>
          </table:table-cell>
          <table:table-cell table:style-name="ce4" office:value-type="float" office:value="89671" calcext:value-type="float">
            <text:p>89,671</text:p>
          </table:table-cell>
          <table:table-cell table:style-name="ce4" office:value-type="float" office:value="89356" calcext:value-type="float">
            <text:p>89,356</text:p>
          </table:table-cell>
          <table:table-cell table:style-name="ce4" office:value-type="float" office:value="89236" calcext:value-type="float">
            <text:p>89,236</text:p>
          </table:table-cell>
          <table:table-cell table:style-name="ce4" office:value-type="float" office:value="89212" calcext:value-type="float">
            <text:p>89,212</text:p>
          </table:table-cell>
          <table:table-cell table:style-name="ce4" office:value-type="float" office:value="89016" calcext:value-type="float">
            <text:p>89,016</text:p>
          </table:table-cell>
          <table:table-cell table:style-name="ce4" office:value-type="float" office:value="88747" calcext:value-type="float">
            <text:p>88,747</text:p>
          </table:table-cell>
          <table:table-cell table:style-name="ce4" office:value-type="float" office:value="88259" calcext:value-type="float">
            <text:p>88,2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mere</text:p>
          </table:table-cell>
          <table:table-cell table:style-name="ce4" office:value-type="float" office:value="183270" calcext:value-type="float">
            <text:p>183,270</text:p>
          </table:table-cell>
          <table:table-cell table:style-name="ce4" office:value-type="float" office:value="185746" calcext:value-type="float">
            <text:p>185,746</text:p>
          </table:table-cell>
          <table:table-cell table:style-name="ce4" office:value-type="float" office:value="188160" calcext:value-type="float">
            <text:p>188,160</text:p>
          </table:table-cell>
          <table:table-cell table:style-name="ce4" office:value-type="float" office:value="190655" calcext:value-type="float">
            <text:p>190,655</text:p>
          </table:table-cell>
          <table:table-cell table:style-name="ce4" office:value-type="float" office:value="193163" calcext:value-type="float">
            <text:p>193,163</text:p>
          </table:table-cell>
          <table:table-cell table:style-name="ce4" office:value-type="float" office:value="195213" calcext:value-type="float">
            <text:p>195,213</text:p>
          </table:table-cell>
          <table:table-cell table:style-name="ce4" office:value-type="float" office:value="196013" calcext:value-type="float">
            <text:p>196,01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da</text:p>
          </table:table-cell>
          <table:table-cell table:style-name="ce4" office:value-type="float" office:value="170960" calcext:value-type="float">
            <text:p>170,960</text:p>
          </table:table-cell>
          <table:table-cell table:style-name="ce4" office:value-type="float" office:value="171916" calcext:value-type="float">
            <text:p>171,916</text:p>
          </table:table-cell>
          <table:table-cell table:style-name="ce4" office:value-type="float" office:value="173299" calcext:value-type="float">
            <text:p>173,299</text:p>
          </table:table-cell>
          <table:table-cell table:style-name="ce4" office:value-type="float" office:value="174599" calcext:value-type="float">
            <text:p>174,599</text:p>
          </table:table-cell>
          <table:table-cell table:style-name="ce4" office:value-type="float" office:value="176401" calcext:value-type="float">
            <text:p>176,401</text:p>
          </table:table-cell>
          <table:table-cell table:style-name="ce4" office:value-type="float" office:value="178140" calcext:value-type="float">
            <text:p>178,140</text:p>
          </table:table-cell>
          <table:table-cell table:style-name="ce4" office:value-type="float" office:value="179623" calcext:value-type="float">
            <text:p>179,6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jmegen</text:p>
          </table:table-cell>
          <table:table-cell table:style-name="ce4" office:value-type="float" office:value="161251" calcext:value-type="float">
            <text:p>161,251</text:p>
          </table:table-cell>
          <table:table-cell table:style-name="ce4" office:value-type="float" office:value="161817" calcext:value-type="float">
            <text:p>161,817</text:p>
          </table:table-cell>
          <table:table-cell table:style-name="ce4" office:value-type="float" office:value="162963" calcext:value-type="float">
            <text:p>162,963</text:p>
          </table:table-cell>
          <table:table-cell table:style-name="ce4" office:value-type="float" office:value="164223" calcext:value-type="float">
            <text:p>164,223</text:p>
          </table:table-cell>
          <table:table-cell table:style-name="ce4" office:value-type="float" office:value="165182" calcext:value-type="float">
            <text:p>165,182</text:p>
          </table:table-cell>
          <table:table-cell table:style-name="ce4" office:value-type="float" office:value="166382" calcext:value-type="float">
            <text:p>166,382</text:p>
          </table:table-cell>
          <table:table-cell table:style-name="ce4" office:value-type="float" office:value="168292" calcext:value-type="float">
            <text:p>168,29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peldoorn</text:p>
          </table:table-cell>
          <table:table-cell table:style-name="ce4" office:value-type="float" office:value="155108" calcext:value-type="float">
            <text:p>155,108</text:p>
          </table:table-cell>
          <table:table-cell table:style-name="ce4" office:value-type="float" office:value="155332" calcext:value-type="float">
            <text:p>155,332</text:p>
          </table:table-cell>
          <table:table-cell table:style-name="ce4" office:value-type="float" office:value="155726" calcext:value-type="float">
            <text:p>155,726</text:p>
          </table:table-cell>
          <table:table-cell table:style-name="ce4" office:value-type="float" office:value="156199" calcext:value-type="float">
            <text:p>156,199</text:p>
          </table:table-cell>
          <table:table-cell table:style-name="ce4" office:value-type="float" office:value="156961" calcext:value-type="float">
            <text:p>156,961</text:p>
          </table:table-cell>
          <table:table-cell table:style-name="ce4" office:value-type="float" office:value="157315" calcext:value-type="float">
            <text:p>157,315</text:p>
          </table:table-cell>
          <table:table-cell table:style-name="ce4" office:value-type="float" office:value="157545" calcext:value-type="float">
            <text:p>157,54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euwarden</text:p>
          </table:table-cell>
          <table:table-cell table:style-name="ce4" office:value-type="float" office:value="92864" calcext:value-type="float">
            <text:p>92,864</text:p>
          </table:table-cell>
          <table:table-cell table:style-name="ce4" office:value-type="float" office:value="93498" calcext:value-type="float">
            <text:p>93,498</text:p>
          </table:table-cell>
          <table:table-cell table:style-name="ce4" office:value-type="float" office:value="94073" calcext:value-type="float">
            <text:p>94,073</text:p>
          </table:table-cell>
          <table:table-cell table:style-name="ce4" office:value-type="float" office:value="94838" calcext:value-type="float">
            <text:p>94,838</text:p>
          </table:table-cell>
          <table:table-cell table:style-name="ce4" office:value-type="float" office:value="95321" calcext:value-type="float">
            <text:p>95,321</text:p>
          </table:table-cell>
          <table:table-cell table:style-name="ce4" office:value-type="float" office:value="95949" calcext:value-type="float">
            <text:p>95,949</text:p>
          </table:table-cell>
          <table:table-cell table:style-name="ce4" office:value-type="float" office:value="107342" calcext:value-type="float">
            <text:p>107,34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Sittard-Gelee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5243" calcext:value-type="float">
            <text:p>95,24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4535" calcext:value-type="float">
            <text:p>94,535</text:p>
          </table:table-cell>
          <table:table-cell table:style-name="ce4" office:value-type="float" office:value="94024" calcext:value-type="float">
            <text:p>94,024</text:p>
          </table:table-cell>
          <table:table-cell table:style-name="ce4" office:value-type="float" office:value="93691" calcext:value-type="float">
            <text:p>93,69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ilversu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4573" calcext:value-type="float">
            <text:p>84,57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5537" calcext:value-type="float">
            <text:p>85,537</text:p>
          </table:table-cell>
          <table:table-cell table:style-name="ce4" office:value-type="float" office:value="86017" calcext:value-type="float">
            <text:p>86,017</text:p>
          </table:table-cell>
          <table:table-cell table:style-name="ce4" office:value-type="float" office:value="86426" calcext:value-type="float">
            <text:p>86,42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osendaa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7566" calcext:value-type="float">
            <text:p>77,56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7426" calcext:value-type="float">
            <text:p>77,426</text:p>
          </table:table-cell>
          <table:table-cell table:style-name="ce4" office:value-type="float" office:value="77155" calcext:value-type="float">
            <text:p>77,155</text:p>
          </table:table-cell>
          <table:table-cell table:style-name="ce4" office:value-type="float" office:value="77027" calcext:value-type="float">
            <text:p>77,02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Nissewaar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2345" calcext:value-type="float">
            <text:p>72,34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2171" calcext:value-type="float">
            <text:p>72,171</text:p>
          </table:table-cell>
          <table:table-cell table:style-name="ce4" office:value-type="float" office:value="72375" calcext:value-type="float">
            <text:p>72,375</text:p>
          </table:table-cell>
          <table:table-cell table:style-name="ce4" office:value-type="float" office:value="72561" calcext:value-type="float">
            <text:p>72,56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rmeren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9038" calcext:value-type="float">
            <text:p>79,03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9266" calcext:value-type="float">
            <text:p>79,266</text:p>
          </table:table-cell>
          <table:table-cell table:style-name="ce4" office:value-type="float" office:value="79482" calcext:value-type="float">
            <text:p>79,482</text:p>
          </table:table-cell>
          <table:table-cell table:style-name="ce4" office:value-type="float" office:value="79576" calcext:value-type="float">
            <text:p>79,57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phen aan den Rij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2534" calcext:value-type="float">
            <text:p>72,534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2853" calcext:value-type="float">
            <text:p>72,853</text:p>
          </table:table-cell>
          <table:table-cell table:style-name="ce4" office:value-type="float" office:value="72913" calcext:value-type="float">
            <text:p>72,913</text:p>
          </table:table-cell>
          <table:table-cell table:style-name="ce4" office:value-type="float" office:value="106784" calcext:value-type="float">
            <text:p>106,78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gen op Zoo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5845" calcext:value-type="float">
            <text:p>65,845</text:p>
          </table:table-cell>
          <table:table-cell table:style-name="ce4" office:value-type="float" office:value="66074" calcext:value-type="float">
            <text:p>66,074</text:p>
          </table:table-cell>
          <table:table-cell table:style-name="ce4" office:value-type="float" office:value="66130" calcext:value-type="float">
            <text:p>66,130</text:p>
          </table:table-cell>
          <table:table-cell table:style-name="ce4" office:value-type="float" office:value="66287" calcext:value-type="float">
            <text:p>66,287</text:p>
          </table:table-cell>
          <table:table-cell table:style-name="ce4" office:value-type="float" office:value="66419" calcext:value-type="float">
            <text:p>66,41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u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1122" calcext:value-type="float">
            <text:p>71,122</text:p>
          </table:table-cell>
          <table:table-cell table:style-name="ce4" office:value-type="float" office:value="71047" calcext:value-type="float">
            <text:p>71,047</text:p>
          </table:table-cell>
          <table:table-cell table:style-name="ce4" office:value-type="float" office:value="71235" calcext:value-type="float">
            <text:p>71,235</text:p>
          </table:table-cell>
          <table:table-cell table:style-name="ce4" office:value-type="float" office:value="70904" calcext:value-type="float">
            <text:p>70,904</text:p>
          </table:table-cell>
          <table:table-cell table:style-name="ce4" office:value-type="float" office:value="70941" calcext:value-type="float">
            <text:p>70,94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oor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0252" calcext:value-type="float">
            <text:p>70,252</text:p>
          </table:table-cell>
          <table:table-cell table:style-name="ce4" office:value-type="float" office:value="70697" calcext:value-type="float">
            <text:p>70,697</text:p>
          </table:table-cell>
          <table:table-cell table:style-name="ce4" office:value-type="float" office:value="71254" calcext:value-type="float">
            <text:p>71,254</text:p>
          </table:table-cell>
          <table:table-cell table:style-name="ce4" office:value-type="float" office:value="71360" calcext:value-type="float">
            <text:p>71,360</text:p>
          </table:table-cell>
          <table:table-cell table:style-name="ce4" office:value-type="float" office:value="71703" calcext:value-type="float">
            <text:p>71,70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Haarlem</text:p>
          </table:table-cell>
          <table:table-cell table:style-name="ce4" office:value-type="float" office:value="147640" calcext:value-type="float">
            <text:p>147,640</text:p>
          </table:table-cell>
          <table:table-cell table:style-name="ce4" office:value-type="float" office:value="148191" calcext:value-type="float">
            <text:p>148,191</text:p>
          </table:table-cell>
          <table:table-cell table:style-name="ce4" office:value-type="float" office:value="149579" calcext:value-type="float">
            <text:p>149,579</text:p>
          </table:table-cell>
          <table:table-cell table:style-name="ce4" office:value-type="float" office:value="150670" calcext:value-type="float">
            <text:p>150,670</text:p>
          </table:table-cell>
          <table:table-cell table:style-name="ce4" office:value-type="float" office:value="151818" calcext:value-type="float">
            <text:p>151,818</text:p>
          </table:table-cell>
          <table:table-cell table:style-name="ce4" office:value-type="float" office:value="153093" calcext:value-type="float">
            <text:p>153,093</text:p>
          </table:table-cell>
          <table:table-cell table:style-name="ce4" office:value-type="float" office:value="155147" calcext:value-type="float">
            <text:p>155,14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anstad</text:p>
          </table:table-cell>
          <table:table-cell table:style-name="ce4" office:value-type="float" office:value="142863" calcext:value-type="float">
            <text:p>142,863</text:p>
          </table:table-cell>
          <table:table-cell table:style-name="ce4" office:value-type="float" office:value="144055" calcext:value-type="float">
            <text:p>144,055</text:p>
          </table:table-cell>
          <table:table-cell table:style-name="ce4" office:value-type="float" office:value="145332" calcext:value-type="float">
            <text:p>145,332</text:p>
          </table:table-cell>
          <table:table-cell table:style-name="ce4" office:value-type="float" office:value="146940" calcext:value-type="float">
            <text:p>146,940</text:p>
          </table:table-cell>
          <table:table-cell table:style-name="ce4" office:value-type="float" office:value="148281" calcext:value-type="float">
            <text:p>148,281</text:p>
          </table:table-cell>
          <table:table-cell table:style-name="ce4" office:value-type="float" office:value="149622" calcext:value-type="float">
            <text:p>149,622</text:p>
          </table:table-cell>
          <table:table-cell table:style-name="ce4" office:value-type="float" office:value="150598" calcext:value-type="float">
            <text:p>150,59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's-Hertogenbosch</text:p>
          </table:table-cell>
          <table:table-cell table:style-name="ce4" office:value-type="float" office:value="136481" calcext:value-type="float">
            <text:p>136,481</text:p>
          </table:table-cell>
          <table:table-cell table:style-name="ce4" office:value-type="float" office:value="137775" calcext:value-type="float">
            <text:p>137,775</text:p>
          </table:table-cell>
          <table:table-cell table:style-name="ce4" office:value-type="float" office:value="139607" calcext:value-type="float">
            <text:p>139,607</text:p>
          </table:table-cell>
          <table:table-cell table:style-name="ce4" office:value-type="float" office:value="140786" calcext:value-type="float">
            <text:p>140,786</text:p>
          </table:table-cell>
          <table:table-cell table:style-name="ce4" office:value-type="float" office:value="141893" calcext:value-type="float">
            <text:p>141,893</text:p>
          </table:table-cell>
          <table:table-cell table:style-name="ce4" office:value-type="float" office:value="142817" calcext:value-type="float">
            <text:p>142,817</text:p>
          </table:table-cell>
          <table:table-cell table:style-name="ce4" office:value-type="float" office:value="143733" calcext:value-type="float">
            <text:p>143,73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ersfoort</text:p>
          </table:table-cell>
          <table:table-cell table:style-name="ce4" office:value-type="float" office:value="141211" calcext:value-type="float">
            <text:p>141,211</text:p>
          </table:table-cell>
          <table:table-cell table:style-name="ce4" office:value-type="float" office:value="143212" calcext:value-type="float">
            <text:p>143,212</text:p>
          </table:table-cell>
          <table:table-cell table:style-name="ce4" office:value-type="float" office:value="144862" calcext:value-type="float">
            <text:p>144,862</text:p>
          </table:table-cell>
          <table:table-cell table:style-name="ce4" office:value-type="float" office:value="146592" calcext:value-type="float">
            <text:p>146,592</text:p>
          </table:table-cell>
          <table:table-cell table:style-name="ce4" office:value-type="float" office:value="148250" calcext:value-type="float">
            <text:p>148,250</text:p>
          </table:table-cell>
          <table:table-cell table:style-name="ce4" office:value-type="float" office:value="149662" calcext:value-type="float">
            <text:p>149,662</text:p>
          </table:table-cell>
          <table:table-cell table:style-name="ce4" office:value-type="float" office:value="150897" calcext:value-type="float">
            <text:p>150,89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astricht</text:p>
          </table:table-cell>
          <table:table-cell table:style-name="ce4" office:value-type="float" office:value="118004" calcext:value-type="float">
            <text:p>118,004</text:p>
          </table:table-cell>
          <table:table-cell table:style-name="ce4" office:value-type="float" office:value="118286" calcext:value-type="float">
            <text:p>118,286</text:p>
          </table:table-cell>
          <table:table-cell table:style-name="ce4" office:value-type="float" office:value="118533" calcext:value-type="float">
            <text:p>118,533</text:p>
          </table:table-cell>
          <table:table-cell table:style-name="ce4" office:value-type="float" office:value="119664" calcext:value-type="float">
            <text:p>119,664</text:p>
          </table:table-cell>
          <table:table-cell table:style-name="ce4" office:value-type="float" office:value="121050" calcext:value-type="float">
            <text:p>121,050</text:p>
          </table:table-cell>
          <table:table-cell table:style-name="ce4" office:value-type="float" office:value="121819" calcext:value-type="float">
            <text:p>121,819</text:p>
          </table:table-cell>
          <table:table-cell table:style-name="ce4" office:value-type="float" office:value="122488" calcext:value-type="float">
            <text:p>122,48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Leiden</text:p>
          </table:table-cell>
          <table:table-cell table:style-name="ce4" office:value-type="float" office:value="116878" calcext:value-type="float">
            <text:p>116,878</text:p>
          </table:table-cell>
          <table:table-cell table:style-name="ce4" office:value-type="float" office:value="116787" calcext:value-type="float">
            <text:p>116,787</text:p>
          </table:table-cell>
          <table:table-cell table:style-name="ce4" office:value-type="float" office:value="117123" calcext:value-type="float">
            <text:p>117,123</text:p>
          </table:table-cell>
          <table:table-cell table:style-name="ce4" office:value-type="float" office:value="117915" calcext:value-type="float">
            <text:p>117,915</text:p>
          </table:table-cell>
          <table:table-cell table:number-columns-repeated="2" table:style-name="ce4" office:value-type="float" office:value="118748" calcext:value-type="float">
            <text:p>118,748</text:p>
          </table:table-cell>
          <table:table-cell table:style-name="ce4" office:value-type="float" office:value="121163" calcext:value-type="float">
            <text:p>121,16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arlemmermee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42788" calcext:value-type="float">
            <text:p>142,788</text:p>
          </table:table-cell>
          <table:table-cell table:style-name="ce4" office:value-type="float" office:value="143374" calcext:value-type="float">
            <text:p>143,374</text:p>
          </table:table-cell>
          <table:table-cell table:style-name="ce4" office:value-type="float" office:value="143943" calcext:value-type="float">
            <text:p>143,943</text:p>
          </table:table-cell>
          <table:table-cell table:style-name="ce4" office:value-type="float" office:value="144153" calcext:value-type="float">
            <text:p>144,153</text:p>
          </table:table-cell>
          <table:table-cell table:style-name="ce4" office:value-type="float" office:value="144060" calcext:value-type="float">
            <text:p>144,06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oetermee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1532" calcext:value-type="float">
            <text:p>121,532</text:p>
          </table:table-cell>
          <table:table-cell table:style-name="ce4" office:value-type="float" office:value="121911" calcext:value-type="float">
            <text:p>121,911</text:p>
          </table:table-cell>
          <table:table-cell table:style-name="ce4" office:value-type="float" office:value="122331" calcext:value-type="float">
            <text:p>122,331</text:p>
          </table:table-cell>
          <table:table-cell table:style-name="ce4" office:value-type="float" office:value="123092" calcext:value-type="float">
            <text:p>123,092</text:p>
          </table:table-cell>
          <table:table-cell table:style-name="ce4" office:value-type="float" office:value="123561" calcext:value-type="float">
            <text:p>123,56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wolle</text:p>
          </table:table-cell>
          <table:table-cell table:style-name="ce4" office:value-type="float" office:value="116365" calcext:value-type="float">
            <text:p>116,365</text:p>
          </table:table-cell>
          <table:table-cell table:style-name="ce4" office:value-type="float" office:value="117703" calcext:value-type="float">
            <text:p>117,703</text:p>
          </table:table-cell>
          <table:table-cell table:style-name="ce4" office:value-type="float" office:value="119030" calcext:value-type="float">
            <text:p>119,030</text:p>
          </table:table-cell>
          <table:table-cell table:style-name="ce4" office:value-type="float" office:value="120355" calcext:value-type="float">
            <text:p>120,355</text:p>
          </table:table-cell>
          <table:table-cell table:style-name="ce4" office:value-type="float" office:value="121527" calcext:value-type="float">
            <text:p>121,527</text:p>
          </table:table-cell>
          <table:table-cell table:style-name="ce4" office:value-type="float" office:value="122562" calcext:value-type="float">
            <text:p>122,562</text:p>
          </table:table-cell>
          <table:table-cell table:style-name="ce4" office:value-type="float" office:value="123159" calcext:value-type="float">
            <text:p>123,1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Ede</text:p>
          </table:table-cell>
          <table:table-cell table:style-name="ce4" office:value-type="float" office:value="107686" calcext:value-type="float">
            <text:p>107,686</text:p>
          </table:table-cell>
          <table:table-cell table:style-name="ce4" office:value-type="float" office:value="107623" calcext:value-type="float">
            <text:p>107,623</text:p>
          </table:table-cell>
          <table:table-cell table:style-name="ce4" office:value-type="float" office:value="107756" calcext:value-type="float">
            <text:p>107,756</text:p>
          </table:table-cell>
          <table:table-cell table:style-name="ce4" office:value-type="float" office:value="108285" calcext:value-type="float">
            <text:p>108,285</text:p>
          </table:table-cell>
          <table:table-cell table:style-name="ce4" office:value-type="float" office:value="108763" calcext:value-type="float">
            <text:p>108,763</text:p>
          </table:table-cell>
          <table:table-cell table:style-name="ce4" office:value-type="float" office:value="109823" calcext:value-type="float">
            <text:p>109,823</text:p>
          </table:table-cell>
          <table:table-cell table:style-name="ce4" office:value-type="float" office:value="110656" calcext:value-type="float">
            <text:p>110,65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vente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8523" calcext:value-type="float">
            <text:p>98,523</text:p>
          </table:table-cell>
          <table:table-cell table:style-name="ce4" office:value-type="float" office:value="98737" calcext:value-type="float">
            <text:p>98,737</text:p>
          </table:table-cell>
          <table:table-cell table:style-name="ce4" office:value-type="float" office:value="98672" calcext:value-type="float">
            <text:p>98,672</text:p>
          </table:table-cell>
          <table:table-cell table:style-name="ce4" office:value-type="float" office:value="98581" calcext:value-type="float">
            <text:p>98,581</text:p>
          </table:table-cell>
          <table:table-cell table:style-name="ce4" office:value-type="float" office:value="98322" calcext:value-type="float">
            <text:p>98,32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Alkmaa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3861" calcext:value-type="float">
            <text:p>93,861</text:p>
          </table:table-cell>
          <table:table-cell table:style-name="ce4" office:value-type="float" office:value="93936" calcext:value-type="float">
            <text:p>93,936</text:p>
          </table:table-cell>
          <table:table-cell table:style-name="ce4" office:value-type="float" office:value="94269" calcext:value-type="float">
            <text:p>94,269</text:p>
          </table:table-cell>
          <table:table-cell table:style-name="ce4" office:value-type="float" office:value="94505" calcext:value-type="float">
            <text:p>94,505</text:p>
          </table:table-cell>
          <table:table-cell table:style-name="ce4" office:value-type="float" office:value="94866" calcext:value-type="float">
            <text:p>94,86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nl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0301" calcext:value-type="float">
            <text:p>100,301</text:p>
          </table:table-cell>
          <table:table-cell table:style-name="ce4" office:value-type="float" office:value="99793" calcext:value-type="float">
            <text:p>99,793</text:p>
          </table:table-cell>
          <table:table-cell table:style-name="ce4" office:value-type="float" office:value="100027" calcext:value-type="float">
            <text:p>100,027</text:p>
          </table:table-cell>
          <table:table-cell table:style-name="ce4" office:value-type="float" office:value="100159" calcext:value-type="float">
            <text:p>100,159</text:p>
          </table:table-cell>
          <table:table-cell table:style-name="ce4" office:value-type="float" office:value="100428" calcext:value-type="float">
            <text:p>100,42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lmon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8291" calcext:value-type="float">
            <text:p>88,291</text:p>
          </table:table-cell>
          <table:table-cell table:style-name="ce4" office:value-type="float" office:value="88560" calcext:value-type="float">
            <text:p>88,560</text:p>
          </table:table-cell>
          <table:table-cell table:style-name="ce4" office:value-type="float" office:value="88801" calcext:value-type="float">
            <text:p>88,801</text:p>
          </table:table-cell>
          <table:table-cell table:style-name="ce4" office:value-type="float" office:value="89023" calcext:value-type="float">
            <text:p>89,023</text:p>
          </table:table-cell>
          <table:table-cell table:style-name="ce4" office:value-type="float" office:value="89256" calcext:value-type="float">
            <text:p>89,25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ngel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0772" calcext:value-type="float">
            <text:p>80,772</text:p>
          </table:table-cell>
          <table:table-cell table:style-name="ce4" office:value-type="float" office:value="80747" calcext:value-type="float">
            <text:p>80,747</text:p>
          </table:table-cell>
          <table:table-cell table:style-name="ce4" office:value-type="float" office:value="80939" calcext:value-type="float">
            <text:p>80,939</text:p>
          </table:table-cell>
          <table:table-cell table:style-name="ce4" office:value-type="float" office:value="80952" calcext:value-type="float">
            <text:p>80,952</text:p>
          </table:table-cell>
          <table:table-cell table:style-name="ce4" office:value-type="float" office:value="80957" calcext:value-type="float">
            <text:p>80,95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mel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2602" calcext:value-type="float">
            <text:p>72,602</text:p>
          </table:table-cell>
          <table:table-cell table:style-name="ce4" office:value-type="float" office:value="72599" calcext:value-type="float">
            <text:p>72,599</text:p>
          </table:table-cell>
          <table:table-cell table:style-name="ce4" office:value-type="float" office:value="72757" calcext:value-type="float">
            <text:p>72,757</text:p>
          </table:table-cell>
          <table:table-cell table:style-name="ce4" office:value-type="float" office:value="72729" calcext:value-type="float">
            <text:p>72,729</text:p>
          </table:table-cell>
          <table:table-cell table:style-name="ce4" office:value-type="float" office:value="72459" calcext:value-type="float">
            <text:p>72,4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lysta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4628" calcext:value-type="float">
            <text:p>74,628</text:p>
          </table:table-cell>
          <table:table-cell table:style-name="ce4" office:value-type="float" office:value="75111" calcext:value-type="float">
            <text:p>75,111</text:p>
          </table:table-cell>
          <table:table-cell table:style-name="ce4" office:value-type="float" office:value="75312" calcext:value-type="float">
            <text:p>75,312</text:p>
          </table:table-cell>
          <table:table-cell table:style-name="ce4" office:value-type="float" office:value="75778" calcext:value-type="float">
            <text:p>75,778</text:p>
          </table:table-cell>
          <table:table-cell table:style-name="ce4" office:value-type="float" office:value="76142" calcext:value-type="float">
            <text:p>76,14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4" office:value-type="float" office:value="8318592" calcext:value-type="float">
            <text:p>8,318,592</text:p>
          </table:table-cell>
          <table:table-cell table:style-name="ce4" office:value-type="float" office:value="8355260" calcext:value-type="float">
            <text:p>8,355,260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8451860" calcext:value-type="float">
            <text:p>8,451,860</text:p>
          </table:table-cell>
          <table:table-cell table:style-name="ce4" office:value-type="float" office:value="8507786" calcext:value-type="float">
            <text:p>8,507,78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en</text:p>
          </table:table-cell>
          <table:table-cell table:style-name="ce4" office:value-type="float" office:value="1674909" calcext:value-type="float">
            <text:p>1,674,909</text:p>
          </table:table-cell>
          <table:table-cell table:style-name="ce4" office:value-type="float" office:value="1687271" calcext:value-type="float">
            <text:p>1,687,271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741246" calcext:value-type="float">
            <text:p>1,741,246</text:p>
          </table:table-cell>
          <table:table-cell table:style-name="ce4" office:value-type="float" office:value="1766746" calcext:value-type="float">
            <text:p>1,766,74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az</text:p>
          </table:table-cell>
          <table:table-cell table:style-name="ce4" office:value-type="float" office:value="250738" calcext:value-type="float">
            <text:p>250,738</text:p>
          </table:table-cell>
          <table:table-cell table:style-name="ce4" office:value-type="float" office:value="253994" calcext:value-type="float">
            <text:p>253,994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265778" calcext:value-type="float">
            <text:p>265,778</text:p>
          </table:table-cell>
          <table:table-cell table:style-name="ce4" office:value-type="float" office:value="269997" calcext:value-type="float">
            <text:p>269,99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nz</text:p>
          </table:table-cell>
          <table:table-cell table:style-name="ce4" office:value-type="float" office:value="188593" calcext:value-type="float">
            <text:p>188,593</text:p>
          </table:table-cell>
          <table:table-cell table:style-name="ce4" office:value-type="float" office:value="189122" calcext:value-type="float">
            <text:p>189,122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91501" calcext:value-type="float">
            <text:p>191,501</text:p>
          </table:table-cell>
          <table:table-cell table:style-name="ce4" office:value-type="float" office:value="193814" calcext:value-type="float">
            <text:p>193,81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lzburg</text:p>
          </table:table-cell>
          <table:table-cell table:style-name="ce4" office:value-type="float" office:value="147169" calcext:value-type="float">
            <text:p>147,169</text:p>
          </table:table-cell>
          <table:table-cell table:style-name="ce4" office:value-type="float" office:value="147732" calcext:value-type="float">
            <text:p>147,732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45871" calcext:value-type="float">
            <text:p>145,871</text:p>
          </table:table-cell>
          <table:table-cell table:style-name="ce4" office:value-type="float" office:value="146631" calcext:value-type="float">
            <text:p>146,63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nsbruck</text:p>
          </table:table-cell>
          <table:table-cell table:style-name="ce4" office:value-type="float" office:value="117150" calcext:value-type="float">
            <text:p>117,150</text:p>
          </table:table-cell>
          <table:table-cell table:style-name="ce4" office:value-type="float" office:value="118035" calcext:value-type="float">
            <text:p>118,035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22458" calcext:value-type="float">
            <text:p>122,458</text:p>
          </table:table-cell>
          <table:table-cell table:style-name="ce4" office:value-type="float" office:value="124579" calcext:value-type="float">
            <text:p>124,57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lagenfurt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95450" calcext:value-type="float">
            <text:p>95,450</text:p>
          </table:table-cell>
          <table:table-cell table:style-name="ce4" office:value-type="float" office:value="96640" calcext:value-type="float">
            <text:p>96,64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land</text:p>
          </table:table-cell>
          <table:table-cell table:style-name="ce4" office:value-type="float" office:value="38135876" calcext:value-type="float">
            <text:p>38,135,876</text:p>
          </table:table-cell>
          <table:table-cell table:style-name="ce4" office:value-type="float" office:value="38167329" calcext:value-type="float">
            <text:p>38,167,329</text:p>
          </table:table-cell>
          <table:table-cell table:style-name="ce4" office:value-type="float" office:value="38529866" calcext:value-type="float">
            <text:p>38,529,866</text:p>
          </table:table-cell>
          <table:table-cell table:style-name="ce4" office:value-type="float" office:value="38538447" calcext:value-type="float">
            <text:p>38,538,447</text:p>
          </table:table-cell>
          <table:table-cell table:style-name="ce4" office:value-type="float" office:value="38533299" calcext:value-type="float">
            <text:p>38,533,299</text:p>
          </table:table-cell>
          <table:table-cell table:style-name="ce4" office:value-type="float" office:value="38495659" calcext:value-type="float">
            <text:p>38,495,659</text:p>
          </table:table-cell>
          <table:table-cell table:style-name="ce4" office:value-type="float" office:value="38478602" calcext:value-type="float">
            <text:p>38,478,60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rszawa</text:p>
          </table:table-cell>
          <table:table-cell table:style-name="ce4" office:value-type="float" office:value="1709781" calcext:value-type="float">
            <text:p>1,709,781</text:p>
          </table:table-cell>
          <table:table-cell table:style-name="ce4" office:value-type="float" office:value="1714446" calcext:value-type="float">
            <text:p>1,714,44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08491" calcext:value-type="float">
            <text:p>1,708,491</text:p>
          </table:table-cell>
          <table:table-cell table:style-name="ce4" office:value-type="float" office:value="1715517" calcext:value-type="float">
            <text:p>1,715,517</text:p>
          </table:table-cell>
          <table:table-cell table:style-name="ce4" office:value-type="float" office:value="1724404" calcext:value-type="float">
            <text:p>1,724,404</text:p>
          </table:table-cell>
          <table:table-cell table:style-name="ce4" office:value-type="float" office:value="1735442" calcext:value-type="float">
            <text:p>1,735,44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ódz</text:p>
          </table:table-cell>
          <table:table-cell table:style-name="ce4" office:value-type="float" office:value="747152" calcext:value-type="float">
            <text:p>747,152</text:p>
          </table:table-cell>
          <table:table-cell table:style-name="ce4" office:value-type="float" office:value="742387" calcext:value-type="float">
            <text:p>742,38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25055" calcext:value-type="float">
            <text:p>725,055</text:p>
          </table:table-cell>
          <table:table-cell table:style-name="ce4" office:value-type="float" office:value="718960" calcext:value-type="float">
            <text:p>718,960</text:p>
          </table:table-cell>
          <table:table-cell table:style-name="ce4" office:value-type="float" office:value="711332" calcext:value-type="float">
            <text:p>711,332</text:p>
          </table:table-cell>
          <table:table-cell table:style-name="ce4" office:value-type="float" office:value="706004" calcext:value-type="float">
            <text:p>706,00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raków</text:p>
          </table:table-cell>
          <table:table-cell table:style-name="ce4" office:value-type="float" office:value="754624" calcext:value-type="float">
            <text:p>754,624</text:p>
          </table:table-cell>
          <table:table-cell table:style-name="ce4" office:value-type="float" office:value="755000" calcext:value-type="float">
            <text:p>755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59137" calcext:value-type="float">
            <text:p>759,137</text:p>
          </table:table-cell>
          <table:table-cell table:style-name="ce4" office:value-type="float" office:value="758334" calcext:value-type="float">
            <text:p>758,334</text:p>
          </table:table-cell>
          <table:table-cell table:style-name="ce4" office:value-type="float" office:value="758992" calcext:value-type="float">
            <text:p>758,992</text:p>
          </table:table-cell>
          <table:table-cell table:style-name="ce4" office:value-type="float" office:value="761873" calcext:value-type="float">
            <text:p>761,87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roclaw</text:p>
          </table:table-cell>
          <table:table-cell table:style-name="ce4" office:value-type="float" office:value="632162" calcext:value-type="float">
            <text:p>632,162</text:p>
          </table:table-cell>
          <table:table-cell table:style-name="ce4" office:value-type="float" office:value="632146" calcext:value-type="float">
            <text:p>632,14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31235" calcext:value-type="float">
            <text:p>631,235</text:p>
          </table:table-cell>
          <table:table-cell table:style-name="ce4" office:value-type="float" office:value="631188" calcext:value-type="float">
            <text:p>631,188</text:p>
          </table:table-cell>
          <table:table-cell table:style-name="ce4" office:value-type="float" office:value="632067" calcext:value-type="float">
            <text:p>632,067</text:p>
          </table:table-cell>
          <table:table-cell table:style-name="ce4" office:value-type="float" office:value="634487" calcext:value-type="float">
            <text:p>634,48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znan</text:p>
          </table:table-cell>
          <table:table-cell table:style-name="ce4" office:value-type="float" office:value="557264" calcext:value-type="float">
            <text:p>557,264</text:p>
          </table:table-cell>
          <table:table-cell table:style-name="ce4" office:value-type="float" office:value="554221" calcext:value-type="float">
            <text:p>554,221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53564" calcext:value-type="float">
            <text:p>553,564</text:p>
          </table:table-cell>
          <table:table-cell table:style-name="ce4" office:value-type="float" office:value="550742" calcext:value-type="float">
            <text:p>550,742</text:p>
          </table:table-cell>
          <table:table-cell table:style-name="ce4" office:value-type="float" office:value="548028" calcext:value-type="float">
            <text:p>548,028</text:p>
          </table:table-cell>
          <table:table-cell table:style-name="ce4" office:value-type="float" office:value="545680" calcext:value-type="float">
            <text:p>545,68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dansk</text:p>
          </table:table-cell>
          <table:table-cell table:style-name="ce4" office:value-type="float" office:value="455581" calcext:value-type="float">
            <text:p>455,581</text:p>
          </table:table-cell>
          <table:table-cell table:style-name="ce4" office:value-type="float" office:value="456591" calcext:value-type="float">
            <text:p>456,591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60517" calcext:value-type="float">
            <text:p>460,517</text:p>
          </table:table-cell>
          <table:table-cell table:style-name="ce4" office:value-type="float" office:value="460427" calcext:value-type="float">
            <text:p>460,427</text:p>
          </table:table-cell>
          <table:table-cell table:style-name="ce4" office:value-type="float" office:value="461531" calcext:value-type="float">
            <text:p>461,531</text:p>
          </table:table-cell>
          <table:table-cell table:style-name="ce4" office:value-type="float" office:value="461489" calcext:value-type="float">
            <text:p>461,48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zczecin</text:p>
          </table:table-cell>
          <table:table-cell table:style-name="ce4" office:value-type="float" office:value="406941" calcext:value-type="float">
            <text:p>406,941</text:p>
          </table:table-cell>
          <table:table-cell table:style-name="ce4" office:value-type="float" office:value="406307" calcext:value-type="float">
            <text:p>406,30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09596" calcext:value-type="float">
            <text:p>409,596</text:p>
          </table:table-cell>
          <table:table-cell table:style-name="ce4" office:value-type="float" office:value="408913" calcext:value-type="float">
            <text:p>408,913</text:p>
          </table:table-cell>
          <table:table-cell table:style-name="ce4" office:value-type="float" office:value="408172" calcext:value-type="float">
            <text:p>408,172</text:p>
          </table:table-cell>
          <table:table-cell table:style-name="ce4" office:value-type="float" office:value="407180" calcext:value-type="float">
            <text:p>407,18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dgoszcz</text:p>
          </table:table-cell>
          <table:table-cell table:style-name="ce4" office:value-type="float" office:value="358928" calcext:value-type="float">
            <text:p>358,928</text:p>
          </table:table-cell>
          <table:table-cell table:style-name="ce4" office:value-type="float" office:value="357650" calcext:value-type="float">
            <text:p>357,65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63020" calcext:value-type="float">
            <text:p>363,020</text:p>
          </table:table-cell>
          <table:table-cell table:style-name="ce4" office:value-type="float" office:value="361254" calcext:value-type="float">
            <text:p>361,254</text:p>
          </table:table-cell>
          <table:table-cell table:style-name="ce4" office:value-type="float" office:value="359428" calcext:value-type="float">
            <text:p>359,428</text:p>
          </table:table-cell>
          <table:table-cell table:style-name="ce4" office:value-type="float" office:value="357652" calcext:value-type="float">
            <text:p>357,65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blin</text:p>
          </table:table-cell>
          <table:table-cell table:style-name="ce4" office:value-type="float" office:value="350462" calcext:value-type="float">
            <text:p>350,462</text:p>
          </table:table-cell>
          <table:table-cell table:style-name="ce4" office:value-type="float" office:value="349440" calcext:value-type="float">
            <text:p>349,44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48567" calcext:value-type="float">
            <text:p>348,567</text:p>
          </table:table-cell>
          <table:table-cell table:style-name="ce4" office:value-type="float" office:value="347678" calcext:value-type="float">
            <text:p>347,678</text:p>
          </table:table-cell>
          <table:table-cell table:style-name="ce4" office:value-type="float" office:value="343598" calcext:value-type="float">
            <text:p>343,598</text:p>
          </table:table-cell>
          <table:table-cell table:style-name="ce4" office:value-type="float" office:value="341722" calcext:value-type="float">
            <text:p>341,72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towice</text:p>
          </table:table-cell>
          <table:table-cell table:style-name="ce4" office:value-type="float" office:value="309621" calcext:value-type="float">
            <text:p>309,621</text:p>
          </table:table-cell>
          <table:table-cell table:style-name="ce4" office:value-type="float" office:value="308548" calcext:value-type="float">
            <text:p>308,54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09304" calcext:value-type="float">
            <text:p>309,304</text:p>
          </table:table-cell>
          <table:table-cell table:style-name="ce4" office:value-type="float" office:value="307233" calcext:value-type="float">
            <text:p>307,233</text:p>
          </table:table-cell>
          <table:table-cell table:style-name="ce4" office:value-type="float" office:value="304362" calcext:value-type="float">
            <text:p>304,362</text:p>
          </table:table-cell>
          <table:table-cell table:style-name="ce4" office:value-type="float" office:value="301834" calcext:value-type="float">
            <text:p>301,83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órnoslaski Zwiazek Metropolitalny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1927787" calcext:value-type="float">
            <text:p>1,927,787</text:p>
          </table:table-cell>
          <table:table-cell table:style-name="ce4" office:value-type="float" office:value="1917482" calcext:value-type="float">
            <text:p>1,917,482</text:p>
          </table:table-cell>
          <table:table-cell table:style-name="ce4" office:value-type="float" office:value="1904611" calcext:value-type="float">
            <text:p>1,904,611</text:p>
          </table:table-cell>
          <table:table-cell table:style-name="ce4" office:value-type="float" office:value="1893271" calcext:value-type="float">
            <text:p>1,893,27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alystok</text:p>
          </table:table-cell>
          <table:table-cell table:style-name="ce4" office:value-type="float" office:value="294153" calcext:value-type="float">
            <text:p>294,153</text:p>
          </table:table-cell>
          <table:table-cell table:style-name="ce4" office:value-type="float" office:value="294685" calcext:value-type="float">
            <text:p>294,68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94298" calcext:value-type="float">
            <text:p>294,298</text:p>
          </table:table-cell>
          <table:table-cell table:style-name="ce4" office:value-type="float" office:value="294921" calcext:value-type="float">
            <text:p>294,921</text:p>
          </table:table-cell>
          <table:table-cell table:style-name="ce4" office:value-type="float" office:value="295282" calcext:value-type="float">
            <text:p>295,282</text:p>
          </table:table-cell>
          <table:table-cell table:style-name="ce4" office:value-type="float" office:value="295459" calcext:value-type="float">
            <text:p>295,45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ielce</text:p>
          </table:table-cell>
          <table:table-cell table:style-name="ce4" office:value-type="float" office:value="205094" calcext:value-type="float">
            <text:p>205,094</text:p>
          </table:table-cell>
          <table:table-cell table:style-name="ce4" office:value-type="float" office:value="204835" calcext:value-type="float">
            <text:p>204,835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1815" calcext:value-type="float">
            <text:p>201,815</text:p>
          </table:table-cell>
          <table:table-cell table:style-name="ce4" office:value-type="float" office:value="200938" calcext:value-type="float">
            <text:p>200,938</text:p>
          </table:table-cell>
          <table:table-cell table:style-name="ce4" office:value-type="float" office:value="199870" calcext:value-type="float">
            <text:p>199,870</text:p>
          </table:table-cell>
          <table:table-cell table:style-name="ce4" office:value-type="float" office:value="198857" calcext:value-type="float">
            <text:p>198,85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un</text:p>
          </table:table-cell>
          <table:table-cell table:style-name="ce4" office:value-type="float" office:value="206013" calcext:value-type="float">
            <text:p>206,013</text:p>
          </table:table-cell>
          <table:table-cell table:style-name="ce4" office:value-type="float" office:value="205718" calcext:value-type="float">
            <text:p>205,71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4921" calcext:value-type="float">
            <text:p>204,921</text:p>
          </table:table-cell>
          <table:table-cell table:style-name="ce4" office:value-type="float" office:value="204299" calcext:value-type="float">
            <text:p>204,299</text:p>
          </table:table-cell>
          <table:table-cell table:style-name="ce4" office:value-type="float" office:value="203447" calcext:value-type="float">
            <text:p>203,447</text:p>
          </table:table-cell>
          <table:table-cell table:style-name="ce4" office:value-type="float" office:value="203158" calcext:value-type="float">
            <text:p>203,15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lsztyn</text:p>
          </table:table-cell>
          <table:table-cell table:style-name="ce4" office:value-type="float" office:value="176142" calcext:value-type="float">
            <text:p>176,142</text:p>
          </table:table-cell>
          <table:table-cell table:style-name="ce4" office:value-type="float" office:value="176457" calcext:value-type="float">
            <text:p>176,45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5420" calcext:value-type="float">
            <text:p>175,420</text:p>
          </table:table-cell>
          <table:table-cell table:style-name="ce4" office:value-type="float" office:value="174641" calcext:value-type="float">
            <text:p>174,641</text:p>
          </table:table-cell>
          <table:table-cell table:style-name="ce4" office:value-type="float" office:value="174675" calcext:value-type="float">
            <text:p>174,675</text:p>
          </table:table-cell>
          <table:table-cell table:style-name="ce4" office:value-type="float" office:value="173831" calcext:value-type="float">
            <text:p>173,83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zeszów</text:p>
          </table:table-cell>
          <table:table-cell table:style-name="ce4" office:value-type="float" office:value="170653" calcext:value-type="float">
            <text:p>170,653</text:p>
          </table:table-cell>
          <table:table-cell table:style-name="ce4" office:value-type="float" office:value="172770" calcext:value-type="float">
            <text:p>172,77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0031" calcext:value-type="float">
            <text:p>180,031</text:p>
          </table:table-cell>
          <table:table-cell table:style-name="ce4" office:value-type="float" office:value="182028" calcext:value-type="float">
            <text:p>182,028</text:p>
          </table:table-cell>
          <table:table-cell table:style-name="ce4" office:value-type="float" office:value="183108" calcext:value-type="float">
            <text:p>183,108</text:p>
          </table:table-cell>
          <table:table-cell table:style-name="ce4" office:value-type="float" office:value="185123" calcext:value-type="float">
            <text:p>185,1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pole</text:p>
          </table:table-cell>
          <table:table-cell table:style-name="ce4" office:value-type="float" office:value="126203" calcext:value-type="float">
            <text:p>126,203</text:p>
          </table:table-cell>
          <table:table-cell table:style-name="ce4" office:value-type="float" office:value="125792" calcext:value-type="float">
            <text:p>125,79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2439" calcext:value-type="float">
            <text:p>122,439</text:p>
          </table:table-cell>
          <table:table-cell table:style-name="ce4" office:value-type="float" office:value="121576" calcext:value-type="float">
            <text:p>121,576</text:p>
          </table:table-cell>
          <table:table-cell table:style-name="ce4" office:value-type="float" office:value="120146" calcext:value-type="float">
            <text:p>120,146</text:p>
          </table:table-cell>
          <table:table-cell table:style-name="ce4" office:value-type="float" office:value="119574" calcext:value-type="float">
            <text:p>119,57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rzów Wielkopolski</text:p>
          </table:table-cell>
          <table:table-cell table:style-name="ce4" office:value-type="float" office:value="125157" calcext:value-type="float">
            <text:p>125,157</text:p>
          </table:table-cell>
          <table:table-cell table:style-name="ce4" office:value-type="float" office:value="125383" calcext:value-type="float">
            <text:p>125,38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4554" calcext:value-type="float">
            <text:p>124,554</text:p>
          </table:table-cell>
          <table:table-cell table:style-name="ce4" office:value-type="float" office:value="124609" calcext:value-type="float">
            <text:p>124,609</text:p>
          </table:table-cell>
          <table:table-cell table:style-name="ce4" office:value-type="float" office:value="124344" calcext:value-type="float">
            <text:p>124,344</text:p>
          </table:table-cell>
          <table:table-cell table:style-name="ce4" office:value-type="float" office:value="124145" calcext:value-type="float">
            <text:p>124,14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ielona Góra</text:p>
          </table:table-cell>
          <table:table-cell table:style-name="ce4" office:value-type="float" office:value="117557" calcext:value-type="float">
            <text:p>117,557</text:p>
          </table:table-cell>
          <table:table-cell table:style-name="ce4" office:value-type="float" office:value="117503" calcext:value-type="float">
            <text:p>117,503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9197" calcext:value-type="float">
            <text:p>119,197</text:p>
          </table:table-cell>
          <table:table-cell table:style-name="ce4" office:value-type="float" office:value="119023" calcext:value-type="float">
            <text:p>119,023</text:p>
          </table:table-cell>
          <table:table-cell table:style-name="ce4" office:value-type="float" office:value="118405" calcext:value-type="float">
            <text:p>118,405</text:p>
          </table:table-cell>
          <table:table-cell table:style-name="ce4" office:value-type="float" office:value="118920" calcext:value-type="float">
            <text:p>118,92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elenia Góra</text:p>
          </table:table-cell>
          <table:table-cell table:style-name="ce4" office:value-type="float" office:value="85378" calcext:value-type="float">
            <text:p>85,378</text:p>
          </table:table-cell>
          <table:table-cell table:style-name="ce4" office:value-type="float" office:value="84564" calcext:value-type="float">
            <text:p>84,564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3463" calcext:value-type="float">
            <text:p>83,463</text:p>
          </table:table-cell>
          <table:table-cell table:style-name="ce4" office:value-type="float" office:value="82846" calcext:value-type="float">
            <text:p>82,846</text:p>
          </table:table-cell>
          <table:table-cell table:style-name="ce4" office:value-type="float" office:value="81985" calcext:value-type="float">
            <text:p>81,985</text:p>
          </table:table-cell>
          <table:table-cell table:style-name="ce4" office:value-type="float" office:value="81408" calcext:value-type="float">
            <text:p>81,40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wy Sacz</text:p>
          </table:table-cell>
          <table:table-cell table:style-name="ce4" office:value-type="float" office:value="84475" calcext:value-type="float">
            <text:p>84,475</text:p>
          </table:table-cell>
          <table:table-cell table:style-name="ce4" office:value-type="float" office:value="84556" calcext:value-type="float">
            <text:p>84,55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84325" calcext:value-type="float">
            <text:p>84,325</text:p>
          </table:table-cell>
          <table:table-cell table:style-name="ce4" office:value-type="float" office:value="84129" calcext:value-type="float">
            <text:p>84,129</text:p>
          </table:table-cell>
          <table:table-cell table:style-name="ce4" office:value-type="float" office:value="83943" calcext:value-type="float">
            <text:p>83,943</text:p>
          </table:table-cell>
          <table:table-cell table:style-name="ce4" office:value-type="float" office:value="83853" calcext:value-type="float">
            <text:p>83,85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walki</text:p>
          </table:table-cell>
          <table:table-cell table:style-name="ce4" office:value-type="float" office:value="69554" calcext:value-type="float">
            <text:p>69,554</text:p>
          </table:table-cell>
          <table:table-cell table:style-name="ce4" office:value-type="float" office:value="69499" calcext:value-type="float">
            <text:p>69,49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9210" calcext:value-type="float">
            <text:p>69,210</text:p>
          </table:table-cell>
          <table:table-cell table:style-name="ce4" office:value-type="float" office:value="69404" calcext:value-type="float">
            <text:p>69,404</text:p>
          </table:table-cell>
          <table:table-cell table:style-name="ce4" office:value-type="float" office:value="69317" calcext:value-type="float">
            <text:p>69,317</text:p>
          </table:table-cell>
          <table:table-cell table:style-name="ce4" office:value-type="float" office:value="69316" calcext:value-type="float">
            <text:p>69,31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nin</text:p>
          </table:table-cell>
          <table:table-cell table:style-name="ce4" office:value-type="float" office:value="79829" calcext:value-type="float">
            <text:p>79,829</text:p>
          </table:table-cell>
          <table:table-cell table:style-name="ce4" office:value-type="float" office:value="79516" calcext:value-type="float">
            <text:p>79,51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8209" calcext:value-type="float">
            <text:p>78,209</text:p>
          </table:table-cell>
          <table:table-cell table:style-name="ce4" office:value-type="float" office:value="77847" calcext:value-type="float">
            <text:p>77,847</text:p>
          </table:table-cell>
          <table:table-cell table:style-name="ce4" office:value-type="float" office:value="77224" calcext:value-type="float">
            <text:p>77,224</text:p>
          </table:table-cell>
          <table:table-cell table:style-name="ce4" office:value-type="float" office:value="76547" calcext:value-type="float">
            <text:p>76,54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ory</text:p>
          </table:table-cell>
          <table:table-cell table:style-name="ce4" office:value-type="float" office:value="62044" calcext:value-type="float">
            <text:p>62,044</text:p>
          </table:table-cell>
          <table:table-cell table:style-name="ce4" office:value-type="float" office:value="62022" calcext:value-type="float">
            <text:p>62,02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62110" calcext:value-type="float">
            <text:p>62,110</text:p>
          </table:table-cell>
          <table:table-cell table:style-name="ce4" office:value-type="float" office:value="62052" calcext:value-type="float">
            <text:p>62,052</text:p>
          </table:table-cell>
          <table:table-cell table:style-name="ce4" office:value-type="float" office:value="62038" calcext:value-type="float">
            <text:p>62,038</text:p>
          </table:table-cell>
          <table:table-cell table:style-name="ce4" office:value-type="float" office:value="62051" calcext:value-type="float">
            <text:p>62,05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zestochowa</text:p>
          </table:table-cell>
          <table:table-cell table:style-name="ce4" office:value-type="float" office:value="240612" calcext:value-type="float">
            <text:p>240,612</text:p>
          </table:table-cell>
          <table:table-cell table:style-name="ce4" office:value-type="float" office:value="239319" calcext:value-type="float">
            <text:p>239,31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35798" calcext:value-type="float">
            <text:p>235,798</text:p>
          </table:table-cell>
          <table:table-cell table:style-name="ce4" office:value-type="float" office:value="234472" calcext:value-type="float">
            <text:p>234,472</text:p>
          </table:table-cell>
          <table:table-cell table:style-name="ce4" office:value-type="float" office:value="232318" calcext:value-type="float">
            <text:p>232,318</text:p>
          </table:table-cell>
          <table:table-cell table:style-name="ce4" office:value-type="float" office:value="230123" calcext:value-type="float">
            <text:p>230,12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adom</text:p>
          </table:table-cell>
          <table:table-cell table:style-name="ce4" office:value-type="float" office:value="224226" calcext:value-type="float">
            <text:p>224,226</text:p>
          </table:table-cell>
          <table:table-cell table:style-name="ce4" office:value-type="float" office:value="223397" calcext:value-type="float">
            <text:p>223,39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20602" calcext:value-type="float">
            <text:p>220,602</text:p>
          </table:table-cell>
          <table:table-cell table:style-name="ce4" office:value-type="float" office:value="219703" calcext:value-type="float">
            <text:p>219,703</text:p>
          </table:table-cell>
          <table:table-cell table:style-name="ce4" office:value-type="float" office:value="218466" calcext:value-type="float">
            <text:p>218,466</text:p>
          </table:table-cell>
          <table:table-cell table:style-name="ce4" office:value-type="float" office:value="217201" calcext:value-type="float">
            <text:p>217,20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ock</text:p>
          </table:table-cell>
          <table:table-cell table:style-name="ce4" office:value-type="float" office:value="126709" calcext:value-type="float">
            <text:p>126,709</text:p>
          </table:table-cell>
          <table:table-cell table:style-name="ce4" office:value-type="float" office:value="126542" calcext:value-type="float">
            <text:p>126,54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4318" calcext:value-type="float">
            <text:p>124,318</text:p>
          </table:table-cell>
          <table:table-cell table:style-name="ce4" office:value-type="float" office:value="123627" calcext:value-type="float">
            <text:p>123,627</text:p>
          </table:table-cell>
          <table:table-cell table:style-name="ce4" office:value-type="float" office:value="122815" calcext:value-type="float">
            <text:p>122,815</text:p>
          </table:table-cell>
          <table:table-cell table:style-name="ce4" office:value-type="float" office:value="122224" calcext:value-type="float">
            <text:p>122,22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lisz</text:p>
          </table:table-cell>
          <table:table-cell table:style-name="ce4" office:value-type="float" office:value="107140" calcext:value-type="float">
            <text:p>107,140</text:p>
          </table:table-cell>
          <table:table-cell table:style-name="ce4" office:value-type="float" office:value="107019" calcext:value-type="float">
            <text:p>107,01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5122" calcext:value-type="float">
            <text:p>105,122</text:p>
          </table:table-cell>
          <table:table-cell table:style-name="ce4" office:value-type="float" office:value="104676" calcext:value-type="float">
            <text:p>104,676</text:p>
          </table:table-cell>
          <table:table-cell table:style-name="ce4" office:value-type="float" office:value="103997" calcext:value-type="float">
            <text:p>103,997</text:p>
          </table:table-cell>
          <table:table-cell table:style-name="ce4" office:value-type="float" office:value="103373" calcext:value-type="float">
            <text:p>103,37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szalin</text:p>
          </table:table-cell>
          <table:table-cell table:style-name="ce4" office:value-type="float" office:value="107146" calcext:value-type="float">
            <text:p>107,146</text:p>
          </table:table-cell>
          <table:table-cell table:style-name="ce4" office:value-type="float" office:value="106987" calcext:value-type="float">
            <text:p>106,987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9233" calcext:value-type="float">
            <text:p>109,233</text:p>
          </table:table-cell>
          <table:table-cell table:style-name="ce4" office:value-type="float" office:value="109343" calcext:value-type="float">
            <text:p>109,343</text:p>
          </table:table-cell>
          <table:table-cell table:style-name="ce4" office:value-type="float" office:value="109170" calcext:value-type="float">
            <text:p>109,170</text:p>
          </table:table-cell>
          <table:table-cell table:style-name="ce4" office:value-type="float" office:value="108605" calcext:value-type="float">
            <text:p>108,60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upsk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95542" calcext:value-type="float">
            <text:p>95,542</text:p>
          </table:table-cell>
          <table:table-cell table:style-name="ce4" office:value-type="float" office:value="94849" calcext:value-type="float">
            <text:p>94,849</text:p>
          </table:table-cell>
          <table:table-cell table:style-name="ce4" office:value-type="float" office:value="93936" calcext:value-type="float">
            <text:p>93,936</text:p>
          </table:table-cell>
          <table:table-cell table:style-name="ce4" office:value-type="float" office:value="93206" calcext:value-type="float">
            <text:p>93,20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astrzebie-Zdrój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92105" calcext:value-type="float">
            <text:p>92,105</text:p>
          </table:table-cell>
          <table:table-cell table:style-name="ce4" office:value-type="float" office:value="91723" calcext:value-type="float">
            <text:p>91,723</text:p>
          </table:table-cell>
          <table:table-cell table:style-name="ce4" office:value-type="float" office:value="91235" calcext:value-type="float">
            <text:p>91,235</text:p>
          </table:table-cell>
          <table:table-cell table:style-name="ce4" office:value-type="float" office:value="90794" calcext:value-type="float">
            <text:p>90,79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edlce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6480" calcext:value-type="float">
            <text:p>76,480</text:p>
          </table:table-cell>
          <table:table-cell table:style-name="ce4" office:value-type="float" office:value="76393" calcext:value-type="float">
            <text:p>76,393</text:p>
          </table:table-cell>
          <table:table-cell table:style-name="ce4" office:value-type="float" office:value="76347" calcext:value-type="float">
            <text:p>76,347</text:p>
          </table:table-cell>
          <table:table-cell table:style-name="ce4" office:value-type="float" office:value="76603" calcext:value-type="float">
            <text:p>76,60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otrków Trybunalsk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6505" calcext:value-type="float">
            <text:p>76,505</text:p>
          </table:table-cell>
          <table:table-cell table:style-name="ce4" office:value-type="float" office:value="76404" calcext:value-type="float">
            <text:p>76,404</text:p>
          </table:table-cell>
          <table:table-cell table:style-name="ce4" office:value-type="float" office:value="75903" calcext:value-type="float">
            <text:p>75,903</text:p>
          </table:table-cell>
          <table:table-cell table:style-name="ce4" office:value-type="float" office:value="75608" calcext:value-type="float">
            <text:p>75,60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bin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5147" calcext:value-type="float">
            <text:p>75,147</text:p>
          </table:table-cell>
          <table:table-cell table:style-name="ce4" office:value-type="float" office:value="74669" calcext:value-type="float">
            <text:p>74,669</text:p>
          </table:table-cell>
          <table:table-cell table:style-name="ce4" office:value-type="float" office:value="74053" calcext:value-type="float">
            <text:p>74,053</text:p>
          </table:table-cell>
          <table:table-cell table:style-name="ce4" office:value-type="float" office:value="73658" calcext:value-type="float">
            <text:p>73,65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l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4818" calcext:value-type="float">
            <text:p>74,818</text:p>
          </table:table-cell>
          <table:table-cell table:style-name="ce4" office:value-type="float" office:value="74930" calcext:value-type="float">
            <text:p>74,930</text:p>
          </table:table-cell>
          <table:table-cell table:style-name="ce4" office:value-type="float" office:value="74609" calcext:value-type="float">
            <text:p>74,609</text:p>
          </table:table-cell>
          <table:table-cell table:style-name="ce4" office:value-type="float" office:value="74333" calcext:value-type="float">
            <text:p>74,33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owroclaw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5938" calcext:value-type="float">
            <text:p>75,938</text:p>
          </table:table-cell>
          <table:table-cell table:style-name="ce4" office:value-type="float" office:value="75517" calcext:value-type="float">
            <text:p>75,517</text:p>
          </table:table-cell>
          <table:table-cell table:style-name="ce4" office:value-type="float" office:value="75001" calcext:value-type="float">
            <text:p>75,001</text:p>
          </table:table-cell>
          <table:table-cell table:style-name="ce4" office:value-type="float" office:value="74564" calcext:value-type="float">
            <text:p>74,56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strowiec Swietokrzysk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3300" calcext:value-type="float">
            <text:p>73,300</text:p>
          </table:table-cell>
          <table:table-cell table:style-name="ce4" office:value-type="float" office:value="72871" calcext:value-type="float">
            <text:p>72,871</text:p>
          </table:table-cell>
          <table:table-cell table:style-name="ce4" office:value-type="float" office:value="72277" calcext:value-type="float">
            <text:p>72,277</text:p>
          </table:table-cell>
          <table:table-cell table:style-name="ce4" office:value-type="float" office:value="71728" calcext:value-type="float">
            <text:p>71,72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niezn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0263" calcext:value-type="float">
            <text:p>70,263</text:p>
          </table:table-cell>
          <table:table-cell table:style-name="ce4" office:value-type="float" office:value="70141" calcext:value-type="float">
            <text:p>70,141</text:p>
          </table:table-cell>
          <table:table-cell table:style-name="ce4" office:value-type="float" office:value="69883" calcext:value-type="float">
            <text:p>69,883</text:p>
          </table:table-cell>
          <table:table-cell table:style-name="ce4" office:value-type="float" office:value="69686" calcext:value-type="float">
            <text:p>69,68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argard Szczecinsk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9771" calcext:value-type="float">
            <text:p>69,771</text:p>
          </table:table-cell>
          <table:table-cell table:style-name="ce4" office:value-type="float" office:value="69724" calcext:value-type="float">
            <text:p>69,724</text:p>
          </table:table-cell>
          <table:table-cell table:style-name="ce4" office:value-type="float" office:value="69328" calcext:value-type="float">
            <text:p>69,328</text:p>
          </table:table-cell>
          <table:table-cell table:style-name="ce4" office:value-type="float" office:value="68922" calcext:value-type="float">
            <text:p>68,92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strów Wielkopolsk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72907" calcext:value-type="float">
            <text:p>72,907</text:p>
          </table:table-cell>
          <table:table-cell table:style-name="ce4" office:value-type="float" office:value="72933" calcext:value-type="float">
            <text:p>72,933</text:p>
          </table:table-cell>
          <table:table-cell table:style-name="ce4" office:value-type="float" office:value="72890" calcext:value-type="float">
            <text:p>72,890</text:p>
          </table:table-cell>
          <table:table-cell table:style-name="ce4" office:value-type="float" office:value="72754" calcext:value-type="float">
            <text:p>72,75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zemysl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4728" calcext:value-type="float">
            <text:p>64,728</text:p>
          </table:table-cell>
          <table:table-cell table:style-name="ce4" office:value-type="float" office:value="64276" calcext:value-type="float">
            <text:p>64,276</text:p>
          </table:table-cell>
          <table:table-cell table:style-name="ce4" office:value-type="float" office:value="63638" calcext:value-type="float">
            <text:p>63,638</text:p>
          </table:table-cell>
          <table:table-cell table:style-name="ce4" office:value-type="float" office:value="63441" calcext:value-type="float">
            <text:p>63,44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mosc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5784" calcext:value-type="float">
            <text:p>65,784</text:p>
          </table:table-cell>
          <table:table-cell table:style-name="ce4" office:value-type="float" office:value="65612" calcext:value-type="float">
            <text:p>65,612</text:p>
          </table:table-cell>
          <table:table-cell table:style-name="ce4" office:value-type="float" office:value="65255" calcext:value-type="float">
            <text:p>65,255</text:p>
          </table:table-cell>
          <table:table-cell table:style-name="ce4" office:value-type="float" office:value="65055" calcext:value-type="float">
            <text:p>65,05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lm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6176" calcext:value-type="float">
            <text:p>66,176</text:p>
          </table:table-cell>
          <table:table-cell table:style-name="ce4" office:value-type="float" office:value="65897" calcext:value-type="float">
            <text:p>65,897</text:p>
          </table:table-cell>
          <table:table-cell table:style-name="ce4" office:value-type="float" office:value="65481" calcext:value-type="float">
            <text:p>65,481</text:p>
          </table:table-cell>
          <table:table-cell table:style-name="ce4" office:value-type="float" office:value="64855" calcext:value-type="float">
            <text:p>64,85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bianice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8922" calcext:value-type="float">
            <text:p>68,922</text:p>
          </table:table-cell>
          <table:table-cell table:style-name="ce4" office:value-type="float" office:value="68321" calcext:value-type="float">
            <text:p>68,321</text:p>
          </table:table-cell>
          <table:table-cell table:style-name="ce4" office:value-type="float" office:value="67688" calcext:value-type="float">
            <text:p>67,688</text:p>
          </table:table-cell>
          <table:table-cell table:style-name="ce4" office:value-type="float" office:value="67207" calcext:value-type="float">
            <text:p>67,20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ogów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9259" calcext:value-type="float">
            <text:p>69,259</text:p>
          </table:table-cell>
          <table:table-cell table:style-name="ce4" office:value-type="float" office:value="69185" calcext:value-type="float">
            <text:p>69,185</text:p>
          </table:table-cell>
          <table:table-cell table:style-name="ce4" office:value-type="float" office:value="68997" calcext:value-type="float">
            <text:p>68,997</text:p>
          </table:table-cell>
          <table:table-cell table:style-name="ce4" office:value-type="float" office:value="68836" calcext:value-type="float">
            <text:p>68,83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alowa Wol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4756" calcext:value-type="float">
            <text:p>64,756</text:p>
          </table:table-cell>
          <table:table-cell table:style-name="ce4" office:value-type="float" office:value="64189" calcext:value-type="float">
            <text:p>64,189</text:p>
          </table:table-cell>
          <table:table-cell table:style-name="ce4" office:value-type="float" office:value="63692" calcext:value-type="float">
            <text:p>63,692</text:p>
          </table:table-cell>
          <table:table-cell table:style-name="ce4" office:value-type="float" office:value="63291" calcext:value-type="float">
            <text:p>63,29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maszów Mazowiecki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5834" calcext:value-type="float">
            <text:p>65,834</text:p>
          </table:table-cell>
          <table:table-cell table:style-name="ce4" office:value-type="float" office:value="65454" calcext:value-type="float">
            <text:p>65,454</text:p>
          </table:table-cell>
          <table:table-cell table:style-name="ce4" office:value-type="float" office:value="64893" calcext:value-type="float">
            <text:p>64,893</text:p>
          </table:table-cell>
          <table:table-cell table:style-name="ce4" office:value-type="float" office:value="64513" calcext:value-type="float">
            <text:p>64,51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mz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3070" calcext:value-type="float">
            <text:p>63,070</text:p>
          </table:table-cell>
          <table:table-cell table:style-name="ce4" office:value-type="float" office:value="62812" calcext:value-type="float">
            <text:p>62,812</text:p>
          </table:table-cell>
          <table:table-cell table:style-name="ce4" office:value-type="float" office:value="62711" calcext:value-type="float">
            <text:p>62,711</text:p>
          </table:table-cell>
          <table:table-cell table:style-name="ce4" office:value-type="float" office:value="62779" calcext:value-type="float">
            <text:p>62,77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szno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4713" calcext:value-type="float">
            <text:p>64,713</text:p>
          </table:table-cell>
          <table:table-cell table:style-name="ce4" office:value-type="float" office:value="64722" calcext:value-type="float">
            <text:p>64,722</text:p>
          </table:table-cell>
          <table:table-cell table:style-name="ce4" office:value-type="float" office:value="64589" calcext:value-type="float">
            <text:p>64,589</text:p>
          </table:table-cell>
          <table:table-cell table:style-name="ce4" office:value-type="float" office:value="64616" calcext:value-type="float">
            <text:p>64,61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idnica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0213" calcext:value-type="float">
            <text:p>60,213</text:p>
          </table:table-cell>
          <table:table-cell table:style-name="ce4" office:value-type="float" office:value="59737" calcext:value-type="float">
            <text:p>59,737</text:p>
          </table:table-cell>
          <table:table-cell table:style-name="ce4" office:value-type="float" office:value="59182" calcext:value-type="float">
            <text:p>59,182</text:p>
          </table:table-cell>
          <table:table-cell table:style-name="ce4" office:value-type="float" office:value="58802" calcext:value-type="float">
            <text:p>58,80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gierz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8163" calcext:value-type="float">
            <text:p>58,163</text:p>
          </table:table-cell>
          <table:table-cell table:style-name="ce4" office:value-type="float" office:value="57803" calcext:value-type="float">
            <text:p>57,803</text:p>
          </table:table-cell>
          <table:table-cell table:style-name="ce4" office:value-type="float" office:value="57503" calcext:value-type="float">
            <text:p>57,503</text:p>
          </table:table-cell>
          <table:table-cell table:style-name="ce4" office:value-type="float" office:value="57390" calcext:value-type="float">
            <text:p>57,39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czew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60809" calcext:value-type="float">
            <text:p>60,809</text:p>
          </table:table-cell>
          <table:table-cell table:style-name="ce4" office:value-type="float" office:value="60769" calcext:value-type="float">
            <text:p>60,769</text:p>
          </table:table-cell>
          <table:table-cell table:style-name="ce4" office:value-type="float" office:value="60610" calcext:value-type="float">
            <text:p>60,610</text:p>
          </table:table-cell>
          <table:table-cell table:style-name="ce4" office:value-type="float" office:value="60573" calcext:value-type="float">
            <text:p>60,57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k</text:p>
          </table:table-cell>
          <table:table-cell table:number-columns-repeated="3" table:style-name="ce5" office:value-type="string" calcext:value-type="string">
            <text:p>:</text:p>
          </table:table-cell>
          <table:table-cell table:style-name="ce4" office:value-type="float" office:value="59274" calcext:value-type="float">
            <text:p>59,274</text:p>
          </table:table-cell>
          <table:table-cell table:style-name="ce4" office:value-type="float" office:value="59646" calcext:value-type="float">
            <text:p>59,646</text:p>
          </table:table-cell>
          <table:table-cell table:style-name="ce4" office:value-type="float" office:value="59790" calcext:value-type="float">
            <text:p>59,790</text:p>
          </table:table-cell>
          <table:table-cell table:style-name="ce4" office:value-type="float" office:value="60103" calcext:value-type="float">
            <text:p>60,10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dynia</text:p>
          </table:table-cell>
          <table:table-cell table:style-name="ce4" office:value-type="float" office:value="249257" calcext:value-type="float">
            <text:p>249,257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48939" calcext:value-type="float">
            <text:p>248,939</text:p>
          </table:table-cell>
          <table:table-cell table:style-name="ce4" office:value-type="float" office:value="248726" calcext:value-type="float">
            <text:p>248,726</text:p>
          </table:table-cell>
          <table:table-cell table:style-name="ce4" office:value-type="float" office:value="248042" calcext:value-type="float">
            <text:p>248,042</text:p>
          </table:table-cell>
          <table:table-cell table:style-name="ce4" office:value-type="float" office:value="247820" calcext:value-type="float">
            <text:p>247,820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snowiec</text:p>
          </table:table-cell>
          <table:table-cell table:style-name="ce4" office:value-type="float" office:value="221259" calcext:value-type="float">
            <text:p>221,259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15262" calcext:value-type="float">
            <text:p>215,262</text:p>
          </table:table-cell>
          <table:table-cell table:style-name="ce4" office:value-type="float" office:value="213513" calcext:value-type="float">
            <text:p>213,513</text:p>
          </table:table-cell>
          <table:table-cell table:style-name="ce4" office:value-type="float" office:value="211275" calcext:value-type="float">
            <text:p>211,275</text:p>
          </table:table-cell>
          <table:table-cell table:style-name="ce4" office:value-type="float" office:value="209274" calcext:value-type="float">
            <text:p>209,274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iwice</text:p>
          </table:table-cell>
          <table:table-cell table:style-name="ce4" office:value-type="float" office:value="196669" calcext:value-type="float">
            <text:p>196,669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6868" calcext:value-type="float">
            <text:p>186,868</text:p>
          </table:table-cell>
          <table:table-cell table:style-name="ce4" office:value-type="float" office:value="186210" calcext:value-type="float">
            <text:p>186,210</text:p>
          </table:table-cell>
          <table:table-cell table:style-name="ce4" office:value-type="float" office:value="185450" calcext:value-type="float">
            <text:p>185,450</text:p>
          </table:table-cell>
          <table:table-cell table:style-name="ce4" office:value-type="float" office:value="184415" calcext:value-type="float">
            <text:p>184,415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abrze</text:p>
          </table:table-cell>
          <table:table-cell table:style-name="ce4" office:value-type="float" office:value="188401" calcext:value-type="float">
            <text:p>188,401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0332" calcext:value-type="float">
            <text:p>180,332</text:p>
          </table:table-cell>
          <table:table-cell table:style-name="ce4" office:value-type="float" office:value="179452" calcext:value-type="float">
            <text:p>179,452</text:p>
          </table:table-cell>
          <table:table-cell table:style-name="ce4" office:value-type="float" office:value="178357" calcext:value-type="float">
            <text:p>178,357</text:p>
          </table:table-cell>
          <table:table-cell table:style-name="ce4" office:value-type="float" office:value="177188" calcext:value-type="float">
            <text:p>177,18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ytom</text:p>
          </table:table-cell>
          <table:table-cell table:style-name="ce4" office:value-type="float" office:value="183829" calcext:value-type="float">
            <text:p>183,829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6106" calcext:value-type="float">
            <text:p>176,106</text:p>
          </table:table-cell>
          <table:table-cell table:style-name="ce4" office:value-type="float" office:value="174724" calcext:value-type="float">
            <text:p>174,724</text:p>
          </table:table-cell>
          <table:table-cell table:style-name="ce4" office:value-type="float" office:value="173439" calcext:value-type="float">
            <text:p>173,439</text:p>
          </table:table-cell>
          <table:table-cell table:style-name="ce4" office:value-type="float" office:value="172306" calcext:value-type="float">
            <text:p>172,30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elsko-Biala</text:p>
          </table:table-cell>
          <table:table-cell table:style-name="ce4" office:value-type="float" office:value="175677" calcext:value-type="float">
            <text:p>175,677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4503" calcext:value-type="float">
            <text:p>174,503</text:p>
          </table:table-cell>
          <table:table-cell table:style-name="ce4" office:value-type="float" office:value="174370" calcext:value-type="float">
            <text:p>174,370</text:p>
          </table:table-cell>
          <table:table-cell table:style-name="ce4" office:value-type="float" office:value="173699" calcext:value-type="float">
            <text:p>173,699</text:p>
          </table:table-cell>
          <table:table-cell table:style-name="ce4" office:value-type="float" office:value="173013" calcext:value-type="float">
            <text:p>173,01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da Slaska</text:p>
          </table:table-cell>
          <table:table-cell table:style-name="ce4" office:value-type="float" office:value="143930" calcext:value-type="float">
            <text:p>143,930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43024" calcext:value-type="float">
            <text:p>143,024</text:p>
          </table:table-cell>
          <table:table-cell table:style-name="ce4" office:value-type="float" office:value="142346" calcext:value-type="float">
            <text:p>142,346</text:p>
          </table:table-cell>
          <table:table-cell table:style-name="ce4" office:value-type="float" office:value="141521" calcext:value-type="float">
            <text:p>141,521</text:p>
          </table:table-cell>
          <table:table-cell table:style-name="ce4" office:value-type="float" office:value="140669" calcext:value-type="float">
            <text:p>140,66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ybnik</text:p>
          </table:table-cell>
          <table:table-cell table:style-name="ce4" office:value-type="float" office:value="141177" calcext:value-type="float">
            <text:p>141,177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40944" calcext:value-type="float">
            <text:p>140,944</text:p>
          </table:table-cell>
          <table:table-cell table:style-name="ce4" office:value-type="float" office:value="140789" calcext:value-type="float">
            <text:p>140,789</text:p>
          </table:table-cell>
          <table:table-cell table:style-name="ce4" office:value-type="float" office:value="140173" calcext:value-type="float">
            <text:p>140,173</text:p>
          </table:table-cell>
          <table:table-cell table:style-name="ce4" office:value-type="float" office:value="140052" calcext:value-type="float">
            <text:p>140,052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chy</text:p>
          </table:table-cell>
          <table:table-cell table:style-name="ce4" office:value-type="float" office:value="129475" calcext:value-type="float">
            <text:p>129,475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9322" calcext:value-type="float">
            <text:p>129,322</text:p>
          </table:table-cell>
          <table:table-cell table:style-name="ce4" office:value-type="float" office:value="129112" calcext:value-type="float">
            <text:p>129,112</text:p>
          </table:table-cell>
          <table:table-cell table:style-name="ce4" office:value-type="float" office:value="128799" calcext:value-type="float">
            <text:p>128,799</text:p>
          </table:table-cell>
          <table:table-cell table:style-name="ce4" office:value-type="float" office:value="128621" calcext:value-type="float">
            <text:p>128,62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lbrzych</text:p>
          </table:table-cell>
          <table:table-cell table:style-name="ce4" office:value-type="float" office:value="122411" calcext:value-type="float">
            <text:p>122,411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9955" calcext:value-type="float">
            <text:p>119,955</text:p>
          </table:table-cell>
          <table:table-cell table:style-name="ce4" office:value-type="float" office:value="119171" calcext:value-type="float">
            <text:p>119,171</text:p>
          </table:table-cell>
          <table:table-cell table:style-name="ce4" office:value-type="float" office:value="117926" calcext:value-type="float">
            <text:p>117,926</text:p>
          </table:table-cell>
          <table:table-cell table:style-name="ce4" office:value-type="float" office:value="116691" calcext:value-type="float">
            <text:p>116,69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lblag</text:p>
          </table:table-cell>
          <table:table-cell table:style-name="ce4" office:value-type="float" office:value="126439" calcext:value-type="float">
            <text:p>126,439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4257" calcext:value-type="float">
            <text:p>124,257</text:p>
          </table:table-cell>
          <table:table-cell table:style-name="ce4" office:value-type="float" office:value="123659" calcext:value-type="float">
            <text:p>123,659</text:p>
          </table:table-cell>
          <table:table-cell table:style-name="ce4" office:value-type="float" office:value="122899" calcext:value-type="float">
            <text:p>122,899</text:p>
          </table:table-cell>
          <table:table-cell table:style-name="ce4" office:value-type="float" office:value="122368" calcext:value-type="float">
            <text:p>122,368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loclawek</text:p>
          </table:table-cell>
          <table:table-cell table:style-name="ce4" office:value-type="float" office:value="118042" calcext:value-type="float">
            <text:p>118,042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6345" calcext:value-type="float">
            <text:p>116,345</text:p>
          </table:table-cell>
          <table:table-cell table:style-name="ce4" office:value-type="float" office:value="115546" calcext:value-type="float">
            <text:p>115,546</text:p>
          </table:table-cell>
          <table:table-cell table:style-name="ce4" office:value-type="float" office:value="114885" calcext:value-type="float">
            <text:p>114,885</text:p>
          </table:table-cell>
          <table:table-cell table:style-name="ce4" office:value-type="float" office:value="113939" calcext:value-type="float">
            <text:p>113,939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rnów</text:p>
          </table:table-cell>
          <table:table-cell table:style-name="ce4" office:value-type="float" office:value="115518" calcext:value-type="float">
            <text:p>115,518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3593" calcext:value-type="float">
            <text:p>113,593</text:p>
          </table:table-cell>
          <table:table-cell table:style-name="ce4" office:value-type="float" office:value="112952" calcext:value-type="float">
            <text:p>112,952</text:p>
          </table:table-cell>
          <table:table-cell table:style-name="ce4" office:value-type="float" office:value="112120" calcext:value-type="float">
            <text:p>112,120</text:p>
          </table:table-cell>
          <table:table-cell table:style-name="ce4" office:value-type="float" office:value="111376" calcext:value-type="float">
            <text:p>111,37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orzów</text:p>
          </table:table-cell>
          <table:table-cell table:style-name="ce4" office:value-type="float" office:value="113314" calcext:value-type="float">
            <text:p>113,314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1536" calcext:value-type="float">
            <text:p>111,536</text:p>
          </table:table-cell>
          <table:table-cell table:style-name="ce4" office:value-type="float" office:value="111168" calcext:value-type="float">
            <text:p>111,168</text:p>
          </table:table-cell>
          <table:table-cell table:style-name="ce4" office:value-type="float" office:value="110761" calcext:value-type="float">
            <text:p>110,761</text:p>
          </table:table-cell>
          <table:table-cell table:style-name="ce4" office:value-type="float" office:value="110337" calcext:value-type="float">
            <text:p>110,337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gnica</text:p>
          </table:table-cell>
          <table:table-cell table:style-name="ce4" office:value-type="float" office:value="104489" calcext:value-type="float">
            <text:p>104,489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2979" calcext:value-type="float">
            <text:p>102,979</text:p>
          </table:table-cell>
          <table:table-cell table:style-name="ce4" office:value-type="float" office:value="102422" calcext:value-type="float">
            <text:p>102,422</text:p>
          </table:table-cell>
          <table:table-cell table:style-name="ce4" office:value-type="float" office:value="101992" calcext:value-type="float">
            <text:p>101,992</text:p>
          </table:table-cell>
          <table:table-cell table:style-name="ce4" office:value-type="float" office:value="101343" calcext:value-type="float">
            <text:p>101,343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udziadz</text:p>
          </table:table-cell>
          <table:table-cell table:style-name="ce4" office:value-type="float" office:value="99134" calcext:value-type="float">
            <text:p>99,134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8438" calcext:value-type="float">
            <text:p>98,438</text:p>
          </table:table-cell>
          <table:table-cell table:style-name="ce4" office:value-type="float" office:value="97971" calcext:value-type="float">
            <text:p>97,971</text:p>
          </table:table-cell>
          <table:table-cell table:style-name="ce4" office:value-type="float" office:value="97676" calcext:value-type="float">
            <text:p>97,676</text:p>
          </table:table-cell>
          <table:table-cell table:style-name="ce4" office:value-type="float" office:value="97176" calcext:value-type="float">
            <text:p>97,17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ugal</text:p>
          </table:table-cell>
          <table:table-cell table:style-name="ce4" office:value-type="float" office:value="10627250" calcext:value-type="float">
            <text:p>10,627,250</text:p>
          </table:table-cell>
          <table:table-cell table:style-name="ce4" office:value-type="float" office:value="10637713" calcext:value-type="float">
            <text:p>10,637,713</text:p>
          </table:table-cell>
          <table:table-cell table:style-name="ce4" office:value-type="float" office:value="10573479" calcext:value-type="float">
            <text:p>10,573,479</text:p>
          </table:table-cell>
          <table:table-cell table:style-name="ce4" office:value-type="float" office:value="10572721" calcext:value-type="float">
            <text:p>10,572,721</text:p>
          </table:table-cell>
          <table:table-cell table:style-name="ce4" office:value-type="float" office:value="10542398" calcext:value-type="float">
            <text:p>10,542,398</text:p>
          </table:table-cell>
          <table:table-cell table:style-name="ce4" office:value-type="float" office:value="10487289" calcext:value-type="float">
            <text:p>10,487,289</text:p>
          </table:table-cell>
          <table:table-cell table:style-name="ce4" office:value-type="float" office:value="10427301" calcext:value-type="float">
            <text:p>10,427,301</text:p>
          </table:table-cell>
          <table:table-cell table:style-name="ce4" office:value-type="float" office:value="10374822" calcext:value-type="float">
            <text:p>10,374,822</text:p>
          </table:table-cell>
          <table:table-cell table:style-name="ce4" office:value-type="float" office:value="10341330" calcext:value-type="float">
            <text:p>10,341,330</text:p>
          </table:table-cell>
          <table:table-cell table:style-name="ce4" office:value-type="float" office:value="10309573" calcext:value-type="float">
            <text:p>10,309,5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sboa</text:p>
          </table:table-cell>
          <table:table-cell table:style-name="ce4" office:value-type="float" office:value="489562" calcext:value-type="float">
            <text:p>489,562</text:p>
          </table:table-cell>
          <table:table-cell table:style-name="ce4" office:value-type="float" office:value="479884" calcext:value-type="float">
            <text:p>479,884</text:p>
          </table:table-cell>
          <table:table-cell table:style-name="ce4" office:value-type="float" office:value="549998" calcext:value-type="float">
            <text:p>549,998</text:p>
          </table:table-cell>
          <table:table-cell table:style-name="ce4" office:value-type="float" office:value="548422" calcext:value-type="float">
            <text:p>548,422</text:p>
          </table:table-cell>
          <table:table-cell table:style-name="ce4" office:value-type="float" office:value="537412" calcext:value-type="float">
            <text:p>537,412</text:p>
          </table:table-cell>
          <table:table-cell table:style-name="ce4" office:value-type="float" office:value="524282" calcext:value-type="float">
            <text:p>524,282</text:p>
          </table:table-cell>
          <table:table-cell table:style-name="ce4" office:value-type="float" office:value="511667" calcext:value-type="float">
            <text:p>511,667</text:p>
          </table:table-cell>
          <table:table-cell table:style-name="ce4" office:value-type="float" office:value="509312" calcext:value-type="float">
            <text:p>509,312</text:p>
          </table:table-cell>
          <table:table-cell table:style-name="ce4" office:value-type="float" office:value="504471" calcext:value-type="float">
            <text:p>504,471</text:p>
          </table:table-cell>
          <table:table-cell table:style-name="ce4" office:value-type="float" office:value="504964" calcext:value-type="float">
            <text:p>504,96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sboa (greater city)</text:p>
          </table:table-cell>
          <table:table-cell table:style-name="ce4" office:value-type="float" office:value="1790389" calcext:value-type="float">
            <text:p>1,790,389</text:p>
          </table:table-cell>
          <table:table-cell table:style-name="ce4" office:value-type="float" office:value="1784236" calcext:value-type="float">
            <text:p>1,784,236</text:p>
          </table:table-cell>
          <table:table-cell table:style-name="ce4" office:value-type="float" office:value="1857112" calcext:value-type="float">
            <text:p>1,857,112</text:p>
          </table:table-cell>
          <table:table-cell table:style-name="ce4" office:value-type="float" office:value="1863069" calcext:value-type="float">
            <text:p>1,863,069</text:p>
          </table:table-cell>
          <table:table-cell table:style-name="ce4" office:value-type="float" office:value="1860256" calcext:value-type="float">
            <text:p>1,860,256</text:p>
          </table:table-cell>
          <table:table-cell table:style-name="ce4" office:value-type="float" office:value="1849472" calcext:value-type="float">
            <text:p>1,849,472</text:p>
          </table:table-cell>
          <table:table-cell table:style-name="ce4" office:value-type="float" office:value="1837852" calcext:value-type="float">
            <text:p>1,837,852</text:p>
          </table:table-cell>
          <table:table-cell table:style-name="ce4" office:value-type="float" office:value="1835785" calcext:value-type="float">
            <text:p>1,835,785</text:p>
          </table:table-cell>
          <table:table-cell table:style-name="ce4" office:value-type="float" office:value="1835894" calcext:value-type="float">
            <text:p>1,835,894</text:p>
          </table:table-cell>
          <table:table-cell table:style-name="ce4" office:value-type="float" office:value="1842352" calcext:value-type="float">
            <text:p>1,842,35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o</text:p>
          </table:table-cell>
          <table:table-cell table:style-name="ce4" office:value-type="float" office:value="216080" calcext:value-type="float">
            <text:p>216,080</text:p>
          </table:table-cell>
          <table:table-cell table:style-name="ce4" office:value-type="float" office:value="210558" calcext:value-type="float">
            <text:p>210,558</text:p>
          </table:table-cell>
          <table:table-cell table:style-name="ce4" office:value-type="float" office:value="241254" calcext:value-type="float">
            <text:p>241,254</text:p>
          </table:table-cell>
          <table:table-cell table:style-name="ce4" office:value-type="float" office:value="238046" calcext:value-type="float">
            <text:p>238,046</text:p>
          </table:table-cell>
          <table:table-cell table:style-name="ce4" office:value-type="float" office:value="233061" calcext:value-type="float">
            <text:p>233,061</text:p>
          </table:table-cell>
          <table:table-cell table:style-name="ce4" office:value-type="float" office:value="227535" calcext:value-type="float">
            <text:p>227,535</text:p>
          </table:table-cell>
          <table:table-cell table:style-name="ce4" office:value-type="float" office:value="222252" calcext:value-type="float">
            <text:p>222,252</text:p>
          </table:table-cell>
          <table:table-cell table:style-name="ce4" office:value-type="float" office:value="218231" calcext:value-type="float">
            <text:p>218,231</text:p>
          </table:table-cell>
          <table:table-cell table:style-name="ce4" office:value-type="float" office:value="214579" calcext:value-type="float">
            <text:p>214,579</text:p>
          </table:table-cell>
          <table:table-cell table:style-name="ce4" office:value-type="float" office:value="214119" calcext:value-type="float">
            <text:p>214,11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o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80311" calcext:value-type="float">
            <text:p>980,311</text:p>
          </table:table-cell>
          <table:table-cell table:style-name="ce4" office:value-type="float" office:value="978256" calcext:value-type="float">
            <text:p>978,256</text:p>
          </table:table-cell>
          <table:table-cell table:style-name="ce4" office:value-type="float" office:value="975300" calcext:value-type="float">
            <text:p>975,300</text:p>
          </table:table-cell>
          <table:table-cell table:style-name="ce4" office:value-type="float" office:value="968905" calcext:value-type="float">
            <text:p>968,905</text:p>
          </table:table-cell>
          <table:table-cell table:style-name="ce4" office:value-type="float" office:value="962418" calcext:value-type="float">
            <text:p>962,418</text:p>
          </table:table-cell>
          <table:table-cell table:style-name="ce4" office:value-type="float" office:value="956023" calcext:value-type="float">
            <text:p>956,023</text:p>
          </table:table-cell>
          <table:table-cell table:style-name="ce4" office:value-type="float" office:value="950728" calcext:value-type="float">
            <text:p>950,728</text:p>
          </table:table-cell>
          <table:table-cell table:style-name="ce4" office:value-type="float" office:value="948613" calcext:value-type="float">
            <text:p>948,6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ga</text:p>
          </table:table-cell>
          <table:table-cell table:style-name="ce4" office:value-type="float" office:value="176154" calcext:value-type="float">
            <text:p>176,154</text:p>
          </table:table-cell>
          <table:table-cell table:style-name="ce4" office:value-type="float" office:value="177183" calcext:value-type="float">
            <text:p>177,183</text:p>
          </table:table-cell>
          <table:table-cell table:style-name="ce4" office:value-type="float" office:value="180414" calcext:value-type="float">
            <text:p>180,414</text:p>
          </table:table-cell>
          <table:table-cell table:style-name="ce4" office:value-type="float" office:value="181481" calcext:value-type="float">
            <text:p>181,481</text:p>
          </table:table-cell>
          <table:table-cell table:style-name="ce4" office:value-type="float" office:value="182176" calcext:value-type="float">
            <text:p>182,176</text:p>
          </table:table-cell>
          <table:table-cell table:style-name="ce4" office:value-type="float" office:value="182110" calcext:value-type="float">
            <text:p>182,110</text:p>
          </table:table-cell>
          <table:table-cell table:style-name="ce4" office:value-type="float" office:value="181847" calcext:value-type="float">
            <text:p>181,847</text:p>
          </table:table-cell>
          <table:table-cell table:style-name="ce4" office:value-type="float" office:value="181553" calcext:value-type="float">
            <text:p>181,553</text:p>
          </table:table-cell>
          <table:table-cell table:style-name="ce4" office:value-type="float" office:value="181502" calcext:value-type="float">
            <text:p>181,502</text:p>
          </table:table-cell>
          <table:table-cell table:style-name="ce4" office:value-type="float" office:value="181182" calcext:value-type="float">
            <text:p>181,18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unchal</text:p>
          </table:table-cell>
          <table:table-cell table:style-name="ce4" office:value-type="float" office:value="98583" calcext:value-type="float">
            <text:p>98,583</text:p>
          </table:table-cell>
          <table:table-cell table:style-name="ce4" office:value-type="float" office:value="97793" calcext:value-type="float">
            <text:p>97,793</text:p>
          </table:table-cell>
          <table:table-cell table:style-name="ce4" office:value-type="float" office:value="111599" calcext:value-type="float">
            <text:p>111,599</text:p>
          </table:table-cell>
          <table:table-cell table:style-name="ce4" office:value-type="float" office:value="111990" calcext:value-type="float">
            <text:p>111,990</text:p>
          </table:table-cell>
          <table:table-cell table:style-name="ce4" office:value-type="float" office:value="109990" calcext:value-type="float">
            <text:p>109,990</text:p>
          </table:table-cell>
          <table:table-cell table:style-name="ce4" office:value-type="float" office:value="109149" calcext:value-type="float">
            <text:p>109,149</text:p>
          </table:table-cell>
          <table:table-cell table:style-name="ce4" office:value-type="float" office:value="108053" calcext:value-type="float">
            <text:p>108,053</text:p>
          </table:table-cell>
          <table:table-cell table:style-name="ce4" office:value-type="float" office:value="106721" calcext:value-type="float">
            <text:p>106,721</text:p>
          </table:table-cell>
          <table:table-cell table:style-name="ce4" office:value-type="float" office:value="105562" calcext:value-type="float">
            <text:p>105,562</text:p>
          </table:table-cell>
          <table:table-cell table:style-name="ce4" office:value-type="float" office:value="104813" calcext:value-type="float">
            <text:p>104,8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imbra</text:p>
          </table:table-cell>
          <table:table-cell table:style-name="ce4" office:value-type="float" office:value="135314" calcext:value-type="float">
            <text:p>135,314</text:p>
          </table:table-cell>
          <table:table-cell table:style-name="ce4" office:value-type="float" office:value="133426" calcext:value-type="float">
            <text:p>133,426</text:p>
          </table:table-cell>
          <table:table-cell table:style-name="ce4" office:value-type="float" office:value="144301" calcext:value-type="float">
            <text:p>144,301</text:p>
          </table:table-cell>
          <table:table-cell table:style-name="ce4" office:value-type="float" office:value="143589" calcext:value-type="float">
            <text:p>143,589</text:p>
          </table:table-cell>
          <table:table-cell table:style-name="ce4" office:value-type="float" office:value="141360" calcext:value-type="float">
            <text:p>141,360</text:p>
          </table:table-cell>
          <table:table-cell table:style-name="ce4" office:value-type="float" office:value="139151" calcext:value-type="float">
            <text:p>139,151</text:p>
          </table:table-cell>
          <table:table-cell table:style-name="ce4" office:value-type="float" office:value="136964" calcext:value-type="float">
            <text:p>136,964</text:p>
          </table:table-cell>
          <table:table-cell table:style-name="ce4" office:value-type="float" office:value="135592" calcext:value-type="float">
            <text:p>135,592</text:p>
          </table:table-cell>
          <table:table-cell table:style-name="ce4" office:value-type="float" office:value="134578" calcext:value-type="float">
            <text:p>134,578</text:p>
          </table:table-cell>
          <table:table-cell table:style-name="ce4" office:value-type="float" office:value="134348" calcext:value-type="float">
            <text:p>134,3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túbal</text:p>
          </table:table-cell>
          <table:table-cell table:style-name="ce4" office:value-type="float" office:value="124459" calcext:value-type="float">
            <text:p>124,459</text:p>
          </table:table-cell>
          <table:table-cell table:style-name="ce4" office:value-type="float" office:value="125293" calcext:value-type="float">
            <text:p>125,293</text:p>
          </table:table-cell>
          <table:table-cell table:style-name="ce4" office:value-type="float" office:value="120643" calcext:value-type="float">
            <text:p>120,643</text:p>
          </table:table-cell>
          <table:table-cell table:style-name="ce4" office:value-type="float" office:value="121257" calcext:value-type="float">
            <text:p>121,257</text:p>
          </table:table-cell>
          <table:table-cell table:style-name="ce4" office:value-type="float" office:value="120864" calcext:value-type="float">
            <text:p>120,864</text:p>
          </table:table-cell>
          <table:table-cell table:style-name="ce4" office:value-type="float" office:value="119799" calcext:value-type="float">
            <text:p>119,799</text:p>
          </table:table-cell>
          <table:table-cell table:style-name="ce4" office:value-type="float" office:value="118689" calcext:value-type="float">
            <text:p>118,689</text:p>
          </table:table-cell>
          <table:table-cell table:style-name="ce4" office:value-type="float" office:value="118166" calcext:value-type="float">
            <text:p>118,166</text:p>
          </table:table-cell>
          <table:table-cell table:style-name="ce4" office:value-type="float" office:value="117780" calcext:value-type="float">
            <text:p>117,780</text:p>
          </table:table-cell>
          <table:table-cell table:style-name="ce4" office:value-type="float" office:value="116979" calcext:value-type="float">
            <text:p>116,9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nta Delgada</text:p>
          </table:table-cell>
          <table:table-cell table:style-name="ce4" office:value-type="float" office:value="64092" calcext:value-type="float">
            <text:p>64,092</text:p>
          </table:table-cell>
          <table:table-cell table:style-name="ce4" office:value-type="float" office:value="63933" calcext:value-type="float">
            <text:p>63,933</text:p>
          </table:table-cell>
          <table:table-cell table:style-name="ce4" office:value-type="float" office:value="68679" calcext:value-type="float">
            <text:p>68,679</text:p>
          </table:table-cell>
          <table:table-cell table:style-name="ce4" office:value-type="float" office:value="68795" calcext:value-type="float">
            <text:p>68,795</text:p>
          </table:table-cell>
          <table:table-cell table:style-name="ce4" office:value-type="float" office:value="68846" calcext:value-type="float">
            <text:p>68,846</text:p>
          </table:table-cell>
          <table:table-cell table:style-name="ce4" office:value-type="float" office:value="68876" calcext:value-type="float">
            <text:p>68,876</text:p>
          </table:table-cell>
          <table:table-cell table:style-name="ce4" office:value-type="float" office:value="68768" calcext:value-type="float">
            <text:p>68,768</text:p>
          </table:table-cell>
          <table:table-cell table:style-name="ce4" office:value-type="float" office:value="68517" calcext:value-type="float">
            <text:p>68,517</text:p>
          </table:table-cell>
          <table:table-cell table:style-name="ce4" office:value-type="float" office:value="68403" calcext:value-type="float">
            <text:p>68,403</text:p>
          </table:table-cell>
          <table:table-cell table:style-name="ce4" office:value-type="float" office:value="68352" calcext:value-type="float">
            <text:p>68,35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veiro</text:p>
          </table:table-cell>
          <table:table-cell table:style-name="ce4" office:value-type="float" office:value="73100" calcext:value-type="float">
            <text:p>73,100</text:p>
          </table:table-cell>
          <table:table-cell table:style-name="ce4" office:value-type="float" office:value="72919" calcext:value-type="float">
            <text:p>72,919</text:p>
          </table:table-cell>
          <table:table-cell table:style-name="ce4" office:value-type="float" office:value="78084" calcext:value-type="float">
            <text:p>78,084</text:p>
          </table:table-cell>
          <table:table-cell table:style-name="ce4" office:value-type="float" office:value="78463" calcext:value-type="float">
            <text:p>78,463</text:p>
          </table:table-cell>
          <table:table-cell table:style-name="ce4" office:value-type="float" office:value="78093" calcext:value-type="float">
            <text:p>78,093</text:p>
          </table:table-cell>
          <table:table-cell table:style-name="ce4" office:value-type="float" office:value="77675" calcext:value-type="float">
            <text:p>77,675</text:p>
          </table:table-cell>
          <table:table-cell table:style-name="ce4" office:value-type="float" office:value="77229" calcext:value-type="float">
            <text:p>77,229</text:p>
          </table:table-cell>
          <table:table-cell table:style-name="ce4" office:value-type="float" office:value="76935" calcext:value-type="float">
            <text:p>76,935</text:p>
          </table:table-cell>
          <table:table-cell table:style-name="ce4" office:value-type="float" office:value="76882" calcext:value-type="float">
            <text:p>76,882</text:p>
          </table:table-cell>
          <table:table-cell table:style-name="ce4" office:value-type="float" office:value="77241" calcext:value-type="float">
            <text:p>77,24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ro</text:p>
          </table:table-cell>
          <table:table-cell table:style-name="ce4" office:value-type="float" office:value="58698" calcext:value-type="float">
            <text:p>58,698</text:p>
          </table:table-cell>
          <table:table-cell table:style-name="ce4" office:value-type="float" office:value="58675" calcext:value-type="float">
            <text:p>58,675</text:p>
          </table:table-cell>
          <table:table-cell table:style-name="ce4" office:value-type="float" office:value="64032" calcext:value-type="float">
            <text:p>64,032</text:p>
          </table:table-cell>
          <table:table-cell table:style-name="ce4" office:value-type="float" office:value="64600" calcext:value-type="float">
            <text:p>64,600</text:p>
          </table:table-cell>
          <table:table-cell table:style-name="ce4" office:value-type="float" office:value="63172" calcext:value-type="float">
            <text:p>63,172</text:p>
          </table:table-cell>
          <table:table-cell table:style-name="ce4" office:value-type="float" office:value="62281" calcext:value-type="float">
            <text:p>62,281</text:p>
          </table:table-cell>
          <table:table-cell table:style-name="ce4" office:value-type="float" office:value="61334" calcext:value-type="float">
            <text:p>61,334</text:p>
          </table:table-cell>
          <table:table-cell table:style-name="ce4" office:value-type="float" office:value="61214" calcext:value-type="float">
            <text:p>61,214</text:p>
          </table:table-cell>
          <table:table-cell table:style-name="ce4" office:value-type="float" office:value="61019" calcext:value-type="float">
            <text:p>61,019</text:p>
          </table:table-cell>
          <table:table-cell table:style-name="ce4" office:value-type="float" office:value="61073" calcext:value-type="float">
            <text:p>61,07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ixa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57571" calcext:value-type="float">
            <text:p>157,571</text:p>
          </table:table-cell>
          <table:table-cell table:style-name="ce4" office:value-type="float" office:value="158285" calcext:value-type="float">
            <text:p>158,285</text:p>
          </table:table-cell>
          <table:table-cell table:style-name="ce4" office:value-type="float" office:value="160237" calcext:value-type="float">
            <text:p>160,237</text:p>
          </table:table-cell>
          <table:table-cell table:style-name="ce4" office:value-type="float" office:value="161436" calcext:value-type="float">
            <text:p>161,436</text:p>
          </table:table-cell>
          <table:table-cell table:style-name="ce4" office:value-type="float" office:value="162516" calcext:value-type="float">
            <text:p>162,516</text:p>
          </table:table-cell>
          <table:table-cell table:style-name="ce4" office:value-type="float" office:value="163737" calcext:value-type="float">
            <text:p>163,737</text:p>
          </table:table-cell>
          <table:table-cell table:style-name="ce4" office:value-type="float" office:value="164625" calcext:value-type="float">
            <text:p>164,625</text:p>
          </table:table-cell>
          <table:table-cell table:style-name="ce4" office:value-type="float" office:value="165123" calcext:value-type="float">
            <text:p>165,12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mador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5274" calcext:value-type="float">
            <text:p>175,274</text:p>
          </table:table-cell>
          <table:table-cell table:style-name="ce4" office:value-type="float" office:value="175141" calcext:value-type="float">
            <text:p>175,141</text:p>
          </table:table-cell>
          <table:table-cell table:style-name="ce4" office:value-type="float" office:value="175738" calcext:value-type="float">
            <text:p>175,738</text:p>
          </table:table-cell>
          <table:table-cell table:style-name="ce4" office:value-type="float" office:value="175631" calcext:value-type="float">
            <text:p>175,631</text:p>
          </table:table-cell>
          <table:table-cell table:style-name="ce4" office:value-type="float" office:value="175354" calcext:value-type="float">
            <text:p>175,354</text:p>
          </table:table-cell>
          <table:table-cell table:style-name="ce4" office:value-type="float" office:value="175952" calcext:value-type="float">
            <text:p>175,952</text:p>
          </table:table-cell>
          <table:table-cell table:style-name="ce4" office:value-type="float" office:value="176644" calcext:value-type="float">
            <text:p>176,644</text:p>
          </table:table-cell>
          <table:table-cell table:style-name="ce4" office:value-type="float" office:value="178169" calcext:value-type="float">
            <text:p>178,16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mad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3030" calcext:value-type="float">
            <text:p>173,030</text:p>
          </table:table-cell>
          <table:table-cell table:style-name="ce4" office:value-type="float" office:value="174237" calcext:value-type="float">
            <text:p>174,237</text:p>
          </table:table-cell>
          <table:table-cell table:style-name="ce4" office:value-type="float" office:value="173574" calcext:value-type="float">
            <text:p>173,574</text:p>
          </table:table-cell>
          <table:table-cell table:style-name="ce4" office:value-type="float" office:value="172206" calcext:value-type="float">
            <text:p>172,206</text:p>
          </table:table-cell>
          <table:table-cell table:style-name="ce4" office:value-type="float" office:value="170756" calcext:value-type="float">
            <text:p>170,756</text:p>
          </table:table-cell>
          <table:table-cell table:style-name="ce4" office:value-type="float" office:value="170139" calcext:value-type="float">
            <text:p>170,139</text:p>
          </table:table-cell>
          <table:table-cell table:style-name="ce4" office:value-type="float" office:value="169689" calcext:value-type="float">
            <text:p>169,689</text:p>
          </table:table-cell>
          <table:table-cell table:style-name="ce4" office:value-type="float" office:value="169330" calcext:value-type="float">
            <text:p>169,33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divela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43257" calcext:value-type="float">
            <text:p>143,257</text:p>
          </table:table-cell>
          <table:table-cell table:style-name="ce4" office:value-type="float" office:value="144444" calcext:value-type="float">
            <text:p>144,444</text:p>
          </table:table-cell>
          <table:table-cell table:style-name="ce4" office:value-type="float" office:value="146970" calcext:value-type="float">
            <text:p>146,970</text:p>
          </table:table-cell>
          <table:table-cell table:style-name="ce4" office:value-type="float" office:value="148791" calcext:value-type="float">
            <text:p>148,791</text:p>
          </table:table-cell>
          <table:table-cell table:style-name="ce4" office:value-type="float" office:value="150419" calcext:value-type="float">
            <text:p>150,419</text:p>
          </table:table-cell>
          <table:table-cell table:style-name="ce4" office:value-type="float" office:value="152840" calcext:value-type="float">
            <text:p>152,840</text:p>
          </table:table-cell>
          <table:table-cell table:style-name="ce4" office:value-type="float" office:value="154462" calcext:value-type="float">
            <text:p>154,462</text:p>
          </table:table-cell>
          <table:table-cell table:style-name="ce4" office:value-type="float" office:value="156083" calcext:value-type="float">
            <text:p>156,08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seu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8914" calcext:value-type="float">
            <text:p>98,914</text:p>
          </table:table-cell>
          <table:table-cell table:style-name="ce4" office:value-type="float" office:value="99313" calcext:value-type="float">
            <text:p>99,313</text:p>
          </table:table-cell>
          <table:table-cell table:style-name="ce4" office:value-type="float" office:value="99093" calcext:value-type="float">
            <text:p>99,093</text:p>
          </table:table-cell>
          <table:table-cell table:style-name="ce4" office:value-type="float" office:value="98778" calcext:value-type="float">
            <text:p>98,778</text:p>
          </table:table-cell>
          <table:table-cell table:style-name="ce4" office:value-type="float" office:value="98424" calcext:value-type="float">
            <text:p>98,424</text:p>
          </table:table-cell>
          <table:table-cell table:style-name="ce4" office:value-type="float" office:value="98093" calcext:value-type="float">
            <text:p>98,093</text:p>
          </table:table-cell>
          <table:table-cell table:style-name="ce4" office:value-type="float" office:value="98164" calcext:value-type="float">
            <text:p>98,164</text:p>
          </table:table-cell>
          <table:table-cell table:style-name="ce4" office:value-type="float" office:value="97849" calcext:value-type="float">
            <text:p>97,84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long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3362" calcext:value-type="float">
            <text:p>93,362</text:p>
          </table:table-cell>
          <table:table-cell table:style-name="ce4" office:value-type="float" office:value="93901" calcext:value-type="float">
            <text:p>93,901</text:p>
          </table:table-cell>
          <table:table-cell table:style-name="ce4" office:value-type="float" office:value="94577" calcext:value-type="float">
            <text:p>94,577</text:p>
          </table:table-cell>
          <table:table-cell table:style-name="ce4" office:value-type="float" office:value="94884" calcext:value-type="float">
            <text:p>94,884</text:p>
          </table:table-cell>
          <table:table-cell table:style-name="ce4" office:value-type="float" office:value="95123" calcext:value-type="float">
            <text:p>95,123</text:p>
          </table:table-cell>
          <table:table-cell table:style-name="ce4" office:value-type="float" office:value="95087" calcext:value-type="float">
            <text:p>95,087</text:p>
          </table:table-cell>
          <table:table-cell table:style-name="ce4" office:value-type="float" office:value="95188" calcext:value-type="float">
            <text:p>95,188</text:p>
          </table:table-cell>
          <table:table-cell table:style-name="ce4" office:value-type="float" office:value="95411" calcext:value-type="float">
            <text:p>95,4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ana do Castel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9210" calcext:value-type="float">
            <text:p>89,210</text:p>
          </table:table-cell>
          <table:table-cell table:style-name="ce4" office:value-type="float" office:value="88851" calcext:value-type="float">
            <text:p>88,851</text:p>
          </table:table-cell>
          <table:table-cell table:style-name="ce4" office:value-type="float" office:value="88522" calcext:value-type="float">
            <text:p>88,522</text:p>
          </table:table-cell>
          <table:table-cell table:style-name="ce4" office:value-type="float" office:value="87896" calcext:value-type="float">
            <text:p>87,896</text:p>
          </table:table-cell>
          <table:table-cell table:style-name="ce4" office:value-type="float" office:value="87243" calcext:value-type="float">
            <text:p>87,243</text:p>
          </table:table-cell>
          <table:table-cell table:style-name="ce4" office:value-type="float" office:value="86620" calcext:value-type="float">
            <text:p>86,620</text:p>
          </table:table-cell>
          <table:table-cell table:style-name="ce4" office:value-type="float" office:value="86136" calcext:value-type="float">
            <text:p>86,136</text:p>
          </table:table-cell>
          <table:table-cell table:style-name="ce4" office:value-type="float" office:value="85445" calcext:value-type="float">
            <text:p>85,44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red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6836" calcext:value-type="float">
            <text:p>86,836</text:p>
          </table:table-cell>
          <table:table-cell table:style-name="ce4" office:value-type="float" office:value="86849" calcext:value-type="float">
            <text:p>86,849</text:p>
          </table:table-cell>
          <table:table-cell table:style-name="ce4" office:value-type="float" office:value="87159" calcext:value-type="float">
            <text:p>87,159</text:p>
          </table:table-cell>
          <table:table-cell table:style-name="ce4" office:value-type="float" office:value="87020" calcext:value-type="float">
            <text:p>87,020</text:p>
          </table:table-cell>
          <table:table-cell table:style-name="ce4" office:value-type="float" office:value="86876" calcext:value-type="float">
            <text:p>86,876</text:p>
          </table:table-cell>
          <table:table-cell table:style-name="ce4" office:value-type="float" office:value="86668" calcext:value-type="float">
            <text:p>86,668</text:p>
          </table:table-cell>
          <table:table-cell table:style-name="ce4" office:value-type="float" office:value="86554" calcext:value-type="float">
            <text:p>86,554</text:p>
          </table:table-cell>
          <table:table-cell table:style-name="ce4" office:value-type="float" office:value="86263" calcext:value-type="float">
            <text:p>86,26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reiro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9025" calcext:value-type="float">
            <text:p>79,025</text:p>
          </table:table-cell>
          <table:table-cell table:style-name="ce4" office:value-type="float" office:value="78913" calcext:value-type="float">
            <text:p>78,913</text:p>
          </table:table-cell>
          <table:table-cell table:style-name="ce4" office:value-type="float" office:value="78574" calcext:value-type="float">
            <text:p>78,574</text:p>
          </table:table-cell>
          <table:table-cell table:style-name="ce4" office:value-type="float" office:value="77941" calcext:value-type="float">
            <text:p>77,941</text:p>
          </table:table-cell>
          <table:table-cell table:style-name="ce4" office:value-type="float" office:value="77212" calcext:value-type="float">
            <text:p>77,212</text:p>
          </table:table-cell>
          <table:table-cell table:style-name="ce4" office:value-type="float" office:value="76775" calcext:value-type="float">
            <text:p>76,775</text:p>
          </table:table-cell>
          <table:table-cell table:style-name="ce4" office:value-type="float" office:value="76433" calcext:value-type="float">
            <text:p>76,433</text:p>
          </table:table-cell>
          <table:table-cell table:style-name="ce4" office:value-type="float" office:value="75978" calcext:value-type="float">
            <text:p>75,97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óvoa de Varzi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3674" calcext:value-type="float">
            <text:p>63,674</text:p>
          </table:table-cell>
          <table:table-cell table:style-name="ce4" office:value-type="float" office:value="63483" calcext:value-type="float">
            <text:p>63,483</text:p>
          </table:table-cell>
          <table:table-cell table:style-name="ce4" office:value-type="float" office:value="63504" calcext:value-type="float">
            <text:p>63,504</text:p>
          </table:table-cell>
          <table:table-cell table:style-name="ce4" office:value-type="float" office:value="63282" calcext:value-type="float">
            <text:p>63,282</text:p>
          </table:table-cell>
          <table:table-cell table:style-name="ce4" office:value-type="float" office:value="62999" calcext:value-type="float">
            <text:p>62,999</text:p>
          </table:table-cell>
          <table:table-cell table:style-name="ce4" office:value-type="float" office:value="62707" calcext:value-type="float">
            <text:p>62,707</text:p>
          </table:table-cell>
          <table:table-cell table:style-name="ce4" office:value-type="float" office:value="62522" calcext:value-type="float">
            <text:p>62,522</text:p>
          </table:table-cell>
          <table:table-cell table:style-name="ce4" office:value-type="float" office:value="62344" calcext:value-type="float">
            <text:p>62,3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ntra</text:p>
          </table:table-cell>
          <table:table-cell table:style-name="ce4" office:value-type="float" office:value="445872" calcext:value-type="float">
            <text:p>445,872</text:p>
          </table:table-cell>
          <table:table-cell table:style-name="ce4" office:value-type="float" office:value="454188" calcext:value-type="float">
            <text:p>454,188</text:p>
          </table:table-cell>
          <table:table-cell table:style-name="ce4" office:value-type="float" office:value="376921" calcext:value-type="float">
            <text:p>376,921</text:p>
          </table:table-cell>
          <table:table-cell table:style-name="ce4" office:value-type="float" office:value="377680" calcext:value-type="float">
            <text:p>377,680</text:p>
          </table:table-cell>
          <table:table-cell table:style-name="ce4" office:value-type="float" office:value="379786" calcext:value-type="float">
            <text:p>379,786</text:p>
          </table:table-cell>
          <table:table-cell table:style-name="ce4" office:value-type="float" office:value="379963" calcext:value-type="float">
            <text:p>379,963</text:p>
          </table:table-cell>
          <table:table-cell table:style-name="ce4" office:value-type="float" office:value="379756" calcext:value-type="float">
            <text:p>379,756</text:p>
          </table:table-cell>
          <table:table-cell table:style-name="ce4" office:value-type="float" office:value="380934" calcext:value-type="float">
            <text:p>380,934</text:p>
          </table:table-cell>
          <table:table-cell table:style-name="ce4" office:value-type="float" office:value="382521" calcext:value-type="float">
            <text:p>382,521</text:p>
          </table:table-cell>
          <table:table-cell table:style-name="ce4" office:value-type="float" office:value="383946" calcext:value-type="float">
            <text:p>383,94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la Nova de Gaia</text:p>
          </table:table-cell>
          <table:table-cell table:style-name="ce4" office:value-type="float" office:value="312742" calcext:value-type="float">
            <text:p>312,742</text:p>
          </table:table-cell>
          <table:table-cell table:style-name="ce4" office:value-type="float" office:value="315382" calcext:value-type="float">
            <text:p>315,382</text:p>
          </table:table-cell>
          <table:table-cell table:style-name="ce4" office:value-type="float" office:value="302084" calcext:value-type="float">
            <text:p>302,084</text:p>
          </table:table-cell>
          <table:table-cell table:style-name="ce4" office:value-type="float" office:value="302541" calcext:value-type="float">
            <text:p>302,541</text:p>
          </table:table-cell>
          <table:table-cell table:style-name="ce4" office:value-type="float" office:value="303430" calcext:value-type="float">
            <text:p>303,430</text:p>
          </table:table-cell>
          <table:table-cell table:style-name="ce4" office:value-type="float" office:value="303149" calcext:value-type="float">
            <text:p>303,149</text:p>
          </table:table-cell>
          <table:table-cell table:style-name="ce4" office:value-type="float" office:value="302828" calcext:value-type="float">
            <text:p>302,828</text:p>
          </table:table-cell>
          <table:table-cell table:style-name="ce4" office:value-type="float" office:value="301819" calcext:value-type="float">
            <text:p>301,819</text:p>
          </table:table-cell>
          <table:table-cell table:style-name="ce4" office:value-type="float" office:value="301172" calcext:value-type="float">
            <text:p>301,172</text:p>
          </table:table-cell>
          <table:table-cell table:style-name="ce4" office:value-type="float" office:value="300001" calcext:value-type="float">
            <text:p>300,00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osinhos</text:p>
          </table:table-cell>
          <table:table-cell table:style-name="ce4" office:value-type="float" office:value="169261" calcext:value-type="float">
            <text:p>169,261</text:p>
          </table:table-cell>
          <table:table-cell table:style-name="ce4" office:value-type="float" office:value="169303" calcext:value-type="float">
            <text:p>169,303</text:p>
          </table:table-cell>
          <table:table-cell table:style-name="ce4" office:value-type="float" office:value="175223" calcext:value-type="float">
            <text:p>175,223</text:p>
          </table:table-cell>
          <table:table-cell table:style-name="ce4" office:value-type="float" office:value="175600" calcext:value-type="float">
            <text:p>175,600</text:p>
          </table:table-cell>
          <table:table-cell table:style-name="ce4" office:value-type="float" office:value="175869" calcext:value-type="float">
            <text:p>175,869</text:p>
          </table:table-cell>
          <table:table-cell table:style-name="ce4" office:value-type="float" office:value="175321" calcext:value-type="float">
            <text:p>175,321</text:p>
          </table:table-cell>
          <table:table-cell table:style-name="ce4" office:value-type="float" office:value="174690" calcext:value-type="float">
            <text:p>174,690</text:p>
          </table:table-cell>
          <table:table-cell table:style-name="ce4" office:value-type="float" office:value="174045" calcext:value-type="float">
            <text:p>174,045</text:p>
          </table:table-cell>
          <table:table-cell table:style-name="ce4" office:value-type="float" office:value="173451" calcext:value-type="float">
            <text:p>173,451</text:p>
          </table:table-cell>
          <table:table-cell table:style-name="ce4" office:value-type="float" office:value="173339" calcext:value-type="float">
            <text:p>173,33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ndomar</text:p>
          </table:table-cell>
          <table:table-cell table:style-name="ce4" office:value-type="float" office:value="173910" calcext:value-type="float">
            <text:p>173,910</text:p>
          </table:table-cell>
          <table:table-cell table:style-name="ce4" office:value-type="float" office:value="174878" calcext:value-type="float">
            <text:p>174,878</text:p>
          </table:table-cell>
          <table:table-cell table:style-name="ce4" office:value-type="float" office:value="168388" calcext:value-type="float">
            <text:p>168,388</text:p>
          </table:table-cell>
          <table:table-cell table:style-name="ce4" office:value-type="float" office:value="168168" calcext:value-type="float">
            <text:p>168,168</text:p>
          </table:table-cell>
          <table:table-cell table:style-name="ce4" office:value-type="float" office:value="168363" calcext:value-type="float">
            <text:p>168,363</text:p>
          </table:table-cell>
          <table:table-cell table:style-name="ce4" office:value-type="float" office:value="168016" calcext:value-type="float">
            <text:p>168,016</text:p>
          </table:table-cell>
          <table:table-cell table:style-name="ce4" office:value-type="float" office:value="167525" calcext:value-type="float">
            <text:p>167,525</text:p>
          </table:table-cell>
          <table:table-cell table:style-name="ce4" office:value-type="float" office:value="166841" calcext:value-type="float">
            <text:p>166,841</text:p>
          </table:table-cell>
          <table:table-cell table:style-name="ce4" office:value-type="float" office:value="166338" calcext:value-type="float">
            <text:p>166,338</text:p>
          </table:table-cell>
          <table:table-cell table:style-name="ce4" office:value-type="float" office:value="165743" calcext:value-type="float">
            <text:p>165,7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uimarães</text:p>
          </table:table-cell>
          <table:table-cell table:style-name="ce4" office:value-type="float" office:value="162636" calcext:value-type="float">
            <text:p>162,636</text:p>
          </table:table-cell>
          <table:table-cell table:style-name="ce4" office:value-type="float" office:value="162592" calcext:value-type="float">
            <text:p>162,592</text:p>
          </table:table-cell>
          <table:table-cell table:style-name="ce4" office:value-type="float" office:value="159010" calcext:value-type="float">
            <text:p>159,010</text:p>
          </table:table-cell>
          <table:table-cell table:style-name="ce4" office:value-type="float" office:value="158211" calcext:value-type="float">
            <text:p>158,211</text:p>
          </table:table-cell>
          <table:table-cell table:style-name="ce4" office:value-type="float" office:value="158048" calcext:value-type="float">
            <text:p>158,048</text:p>
          </table:table-cell>
          <table:table-cell table:style-name="ce4" office:value-type="float" office:value="157214" calcext:value-type="float">
            <text:p>157,214</text:p>
          </table:table-cell>
          <table:table-cell table:style-name="ce4" office:value-type="float" office:value="156310" calcext:value-type="float">
            <text:p>156,310</text:p>
          </table:table-cell>
          <table:table-cell table:style-name="ce4" office:value-type="float" office:value="155508" calcext:value-type="float">
            <text:p>155,508</text:p>
          </table:table-cell>
          <table:table-cell table:style-name="ce4" office:value-type="float" office:value="154920" calcext:value-type="float">
            <text:p>154,920</text:p>
          </table:table-cell>
          <table:table-cell table:style-name="ce4" office:value-type="float" office:value="153995" calcext:value-type="float">
            <text:p>153,99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ila Franca de Xira</text:p>
          </table:table-cell>
          <table:table-cell table:style-name="ce4" office:value-type="float" office:value="142163" calcext:value-type="float">
            <text:p>142,163</text:p>
          </table:table-cell>
          <table:table-cell table:style-name="ce4" office:value-type="float" office:value="144123" calcext:value-type="float">
            <text:p>144,123</text:p>
          </table:table-cell>
          <table:table-cell table:style-name="ce4" office:value-type="float" office:value="135572" calcext:value-type="float">
            <text:p>135,572</text:p>
          </table:table-cell>
          <table:table-cell table:style-name="ce4" office:value-type="float" office:value="136875" calcext:value-type="float">
            <text:p>136,875</text:p>
          </table:table-cell>
          <table:table-cell table:style-name="ce4" office:value-type="float" office:value="138142" calcext:value-type="float">
            <text:p>138,142</text:p>
          </table:table-cell>
          <table:table-cell table:style-name="ce4" office:value-type="float" office:value="138710" calcext:value-type="float">
            <text:p>138,710</text:p>
          </table:table-cell>
          <table:table-cell table:style-name="ce4" office:value-type="float" office:value="139110" calcext:value-type="float">
            <text:p>139,110</text:p>
          </table:table-cell>
          <table:table-cell table:style-name="ce4" office:value-type="float" office:value="139918" calcext:value-type="float">
            <text:p>139,918</text:p>
          </table:table-cell>
          <table:table-cell table:style-name="ce4" office:value-type="float" office:value="140614" calcext:value-type="float">
            <text:p>140,614</text:p>
          </table:table-cell>
          <table:table-cell table:style-name="ce4" office:value-type="float" office:value="140844" calcext:value-type="float">
            <text:p>140,8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mania</text:p>
          </table:table-cell>
          <table:table-cell table:style-name="ce4" office:value-type="float" office:value="22541941" calcext:value-type="float">
            <text:p>22,541,941</text:p>
          </table:table-cell>
          <table:table-cell table:style-name="ce4" office:value-type="float" office:value="22516004" calcext:value-type="float">
            <text:p>22,516,004</text:p>
          </table:table-cell>
          <table:table-cell table:style-name="ce4" office:value-type="float" office:value="22480599" calcext:value-type="float">
            <text:p>22,480,599</text:p>
          </table:table-cell>
          <table:table-cell table:style-name="ce4" office:value-type="float" office:value="22433741" calcext:value-type="float">
            <text:p>22,433,741</text:p>
          </table:table-cell>
          <table:table-cell table:style-name="ce4" office:value-type="float" office:value="22390978" calcext:value-type="float">
            <text:p>22,390,978</text:p>
          </table:table-cell>
          <table:table-cell table:style-name="ce4" office:value-type="float" office:value="22346178" calcext:value-type="float">
            <text:p>22,346,178</text:p>
          </table:table-cell>
          <table:table-cell table:style-name="ce4" office:value-type="float" office:value="22298253" calcext:value-type="float">
            <text:p>22,298,253</text:p>
          </table:table-cell>
          <table:table-cell table:style-name="ce4" office:value-type="float" office:value="22260798" calcext:value-type="float">
            <text:p>22,260,798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curesti</text:p>
          </table:table-cell>
          <table:table-cell table:style-name="ce4" office:value-type="float" office:value="1944367" calcext:value-type="float">
            <text:p>1,944,367</text:p>
          </table:table-cell>
          <table:table-cell table:style-name="ce4" office:value-type="float" office:value="1944451" calcext:value-type="float">
            <text:p>1,944,451</text:p>
          </table:table-cell>
          <table:table-cell table:style-name="ce4" office:value-type="float" office:value="2161874" calcext:value-type="float">
            <text:p>2,161,874</text:p>
          </table:table-cell>
          <table:table-cell table:style-name="ce4" office:value-type="float" office:value="2158758" calcext:value-type="float">
            <text:p>2,158,758</text:p>
          </table:table-cell>
          <table:table-cell table:style-name="ce4" office:value-type="float" office:value="2148098" calcext:value-type="float">
            <text:p>2,148,098</text:p>
          </table:table-cell>
          <table:table-cell table:style-name="ce4" office:value-type="float" office:value="2134030" calcext:value-type="float">
            <text:p>2,134,030</text:p>
          </table:table-cell>
          <table:table-cell table:style-name="ce4" office:value-type="float" office:value="2110878" calcext:value-type="float">
            <text:p>2,110,878</text:p>
          </table:table-cell>
          <table:table-cell table:style-name="ce4" office:value-type="float" office:value="2107399" calcext:value-type="float">
            <text:p>2,107,399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uj-Napoca</text:p>
          </table:table-cell>
          <table:table-cell table:style-name="ce4" office:value-type="float" office:value="306474" calcext:value-type="float">
            <text:p>306,474</text:p>
          </table:table-cell>
          <table:table-cell table:style-name="ce4" office:value-type="float" office:value="307215" calcext:value-type="float">
            <text:p>307,215</text:p>
          </table:table-cell>
          <table:table-cell table:style-name="ce4" office:value-type="float" office:value="319582" calcext:value-type="float">
            <text:p>319,582</text:p>
          </table:table-cell>
          <table:table-cell table:style-name="ce4" office:value-type="float" office:value="320042" calcext:value-type="float">
            <text:p>320,042</text:p>
          </table:table-cell>
          <table:table-cell table:style-name="ce4" office:value-type="float" office:value="320400" calcext:value-type="float">
            <text:p>320,400</text:p>
          </table:table-cell>
          <table:table-cell table:style-name="ce4" office:value-type="float" office:value="320819" calcext:value-type="float">
            <text:p>320,819</text:p>
          </table:table-cell>
          <table:table-cell table:style-name="ce4" office:value-type="float" office:value="321427" calcext:value-type="float">
            <text:p>321,427</text:p>
          </table:table-cell>
          <table:table-cell table:style-name="ce4" office:value-type="float" office:value="321916" calcext:value-type="float">
            <text:p>321,91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isoara</text:p>
          </table:table-cell>
          <table:table-cell table:style-name="ce4" office:value-type="float" office:value="311586" calcext:value-type="float">
            <text:p>311,586</text:p>
          </table:table-cell>
          <table:table-cell table:style-name="ce4" office:value-type="float" office:value="311440" calcext:value-type="float">
            <text:p>311,440</text:p>
          </table:table-cell>
          <table:table-cell table:style-name="ce4" office:value-type="float" office:value="334764" calcext:value-type="float">
            <text:p>334,764</text:p>
          </table:table-cell>
          <table:table-cell table:style-name="ce4" office:value-type="float" office:value="334507" calcext:value-type="float">
            <text:p>334,507</text:p>
          </table:table-cell>
          <table:table-cell table:style-name="ce4" office:value-type="float" office:value="333749" calcext:value-type="float">
            <text:p>333,749</text:p>
          </table:table-cell>
          <table:table-cell table:style-name="ce4" office:value-type="float" office:value="333650" calcext:value-type="float">
            <text:p>333,650</text:p>
          </table:table-cell>
          <table:table-cell table:style-name="ce4" office:value-type="float" office:value="333825" calcext:value-type="float">
            <text:p>333,825</text:p>
          </table:table-cell>
          <table:table-cell table:style-name="ce4" office:value-type="float" office:value="333210" calcext:value-type="float">
            <text:p>333,21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aiova</text:p>
          </table:table-cell>
          <table:table-cell table:style-name="ce4" office:value-type="float" office:value="298928" calcext:value-type="float">
            <text:p>298,928</text:p>
          </table:table-cell>
          <table:table-cell table:style-name="ce4" office:value-type="float" office:value="299579" calcext:value-type="float">
            <text:p>299,579</text:p>
          </table:table-cell>
          <table:table-cell table:style-name="ce4" office:value-type="float" office:value="311909" calcext:value-type="float">
            <text:p>311,909</text:p>
          </table:table-cell>
          <table:table-cell table:style-name="ce4" office:value-type="float" office:value="310988" calcext:value-type="float">
            <text:p>310,988</text:p>
          </table:table-cell>
          <table:table-cell table:style-name="ce4" office:value-type="float" office:value="309208" calcext:value-type="float">
            <text:p>309,208</text:p>
          </table:table-cell>
          <table:table-cell table:style-name="ce4" office:value-type="float" office:value="308144" calcext:value-type="float">
            <text:p>308,144</text:p>
          </table:table-cell>
          <table:table-cell table:style-name="ce4" office:value-type="float" office:value="307193" calcext:value-type="float">
            <text:p>307,193</text:p>
          </table:table-cell>
          <table:table-cell table:style-name="ce4" office:value-type="float" office:value="305946" calcext:value-type="float">
            <text:p>305,94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ila</text:p>
          </table:table-cell>
          <table:table-cell table:style-name="ce4" office:value-type="float" office:value="212501" calcext:value-type="float">
            <text:p>212,501</text:p>
          </table:table-cell>
          <table:table-cell table:style-name="ce4" office:value-type="float" office:value="211161" calcext:value-type="float">
            <text:p>211,161</text:p>
          </table:table-cell>
          <table:table-cell table:style-name="ce4" office:value-type="float" office:value="221636" calcext:value-type="float">
            <text:p>221,636</text:p>
          </table:table-cell>
          <table:table-cell table:style-name="ce4" office:value-type="float" office:value="219702" calcext:value-type="float">
            <text:p>219,702</text:p>
          </table:table-cell>
          <table:table-cell table:style-name="ce4" office:value-type="float" office:value="217493" calcext:value-type="float">
            <text:p>217,493</text:p>
          </table:table-cell>
          <table:table-cell table:style-name="ce4" office:value-type="float" office:value="215319" calcext:value-type="float">
            <text:p>215,319</text:p>
          </table:table-cell>
          <table:table-cell table:style-name="ce4" office:value-type="float" office:value="213089" calcext:value-type="float">
            <text:p>213,089</text:p>
          </table:table-cell>
          <table:table-cell table:style-name="ce4" office:value-type="float" office:value="210699" calcext:value-type="float">
            <text:p>210,699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radea</text:p>
          </table:table-cell>
          <table:table-cell table:style-name="ce4" office:value-type="float" office:value="204477" calcext:value-type="float">
            <text:p>204,477</text:p>
          </table:table-cell>
          <table:table-cell table:style-name="ce4" office:value-type="float" office:value="204880" calcext:value-type="float">
            <text:p>204,880</text:p>
          </table:table-cell>
          <table:table-cell table:style-name="ce4" office:value-type="float" office:value="225303" calcext:value-type="float">
            <text:p>225,303</text:p>
          </table:table-cell>
          <table:table-cell table:style-name="ce4" office:value-type="float" office:value="224722" calcext:value-type="float">
            <text:p>224,722</text:p>
          </table:table-cell>
          <table:table-cell table:style-name="ce4" office:value-type="float" office:value="224049" calcext:value-type="float">
            <text:p>224,049</text:p>
          </table:table-cell>
          <table:table-cell table:style-name="ce4" office:value-type="float" office:value="223718" calcext:value-type="float">
            <text:p>223,718</text:p>
          </table:table-cell>
          <table:table-cell table:style-name="ce4" office:value-type="float" office:value="223317" calcext:value-type="float">
            <text:p>223,317</text:p>
          </table:table-cell>
          <table:table-cell table:style-name="ce4" office:value-type="float" office:value="222850" calcext:value-type="float">
            <text:p>222,85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cau</text:p>
          </table:table-cell>
          <table:table-cell table:style-name="ce4" office:value-type="float" office:value="177087" calcext:value-type="float">
            <text:p>177,087</text:p>
          </table:table-cell>
          <table:table-cell table:style-name="ce4" office:value-type="float" office:value="175867" calcext:value-type="float">
            <text:p>175,867</text:p>
          </table:table-cell>
          <table:table-cell table:style-name="ce4" office:value-type="float" office:value="196871" calcext:value-type="float">
            <text:p>196,871</text:p>
          </table:table-cell>
          <table:table-cell table:style-name="ce4" office:value-type="float" office:value="195973" calcext:value-type="float">
            <text:p>195,973</text:p>
          </table:table-cell>
          <table:table-cell table:style-name="ce4" office:value-type="float" office:value="195088" calcext:value-type="float">
            <text:p>195,088</text:p>
          </table:table-cell>
          <table:table-cell table:style-name="ce4" office:value-type="float" office:value="194952" calcext:value-type="float">
            <text:p>194,952</text:p>
          </table:table-cell>
          <table:table-cell table:style-name="ce4" office:value-type="float" office:value="196447" calcext:value-type="float">
            <text:p>196,447</text:p>
          </table:table-cell>
          <table:table-cell table:style-name="ce4" office:value-type="float" office:value="197362" calcext:value-type="float">
            <text:p>197,36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rad</text:p>
          </table:table-cell>
          <table:table-cell table:style-name="ce4" office:value-type="float" office:value="166003" calcext:value-type="float">
            <text:p>166,003</text:p>
          </table:table-cell>
          <table:table-cell table:style-name="ce4" office:value-type="float" office:value="165014" calcext:value-type="float">
            <text:p>165,014</text:p>
          </table:table-cell>
          <table:table-cell table:style-name="ce4" office:value-type="float" office:value="182813" calcext:value-type="float">
            <text:p>182,813</text:p>
          </table:table-cell>
          <table:table-cell table:style-name="ce4" office:value-type="float" office:value="182017" calcext:value-type="float">
            <text:p>182,017</text:p>
          </table:table-cell>
          <table:table-cell table:style-name="ce4" office:value-type="float" office:value="181025" calcext:value-type="float">
            <text:p>181,025</text:p>
          </table:table-cell>
          <table:table-cell table:style-name="ce4" office:value-type="float" office:value="180224" calcext:value-type="float">
            <text:p>180,224</text:p>
          </table:table-cell>
          <table:table-cell table:style-name="ce4" office:value-type="float" office:value="179716" calcext:value-type="float">
            <text:p>179,716</text:p>
          </table:table-cell>
          <table:table-cell table:style-name="ce4" office:value-type="float" office:value="179155" calcext:value-type="float">
            <text:p>179,15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biu</text:p>
          </table:table-cell>
          <table:table-cell table:style-name="ce4" office:value-type="float" office:value="154548" calcext:value-type="float">
            <text:p>154,548</text:p>
          </table:table-cell>
          <table:table-cell table:style-name="ce4" office:value-type="float" office:value="154080" calcext:value-type="float">
            <text:p>154,080</text:p>
          </table:table-cell>
          <table:table-cell table:style-name="ce4" office:value-type="float" office:value="169496" calcext:value-type="float">
            <text:p>169,496</text:p>
          </table:table-cell>
          <table:table-cell table:style-name="ce4" office:value-type="float" office:value="169634" calcext:value-type="float">
            <text:p>169,634</text:p>
          </table:table-cell>
          <table:table-cell table:style-name="ce4" office:value-type="float" office:value="169751" calcext:value-type="float">
            <text:p>169,751</text:p>
          </table:table-cell>
          <table:table-cell table:style-name="ce4" office:value-type="float" office:value="169741" calcext:value-type="float">
            <text:p>169,741</text:p>
          </table:table-cell>
          <table:table-cell table:style-name="ce4" office:value-type="float" office:value="169820" calcext:value-type="float">
            <text:p>169,820</text:p>
          </table:table-cell>
          <table:table-cell table:style-name="ce4" office:value-type="float" office:value="169880" calcext:value-type="float">
            <text:p>169,88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ârgu Mures</text:p>
          </table:table-cell>
          <table:table-cell table:style-name="ce4" office:value-type="float" office:value="145151" calcext:value-type="float">
            <text:p>145,151</text:p>
          </table:table-cell>
          <table:table-cell table:style-name="ce4" office:value-type="float" office:value="144370" calcext:value-type="float">
            <text:p>144,370</text:p>
          </table:table-cell>
          <table:table-cell table:style-name="ce4" office:value-type="float" office:value="153708" calcext:value-type="float">
            <text:p>153,708</text:p>
          </table:table-cell>
          <table:table-cell table:style-name="ce4" office:value-type="float" office:value="153067" calcext:value-type="float">
            <text:p>153,067</text:p>
          </table:table-cell>
          <table:table-cell table:style-name="ce4" office:value-type="float" office:value="152287" calcext:value-type="float">
            <text:p>152,287</text:p>
          </table:table-cell>
          <table:table-cell table:style-name="ce4" office:value-type="float" office:value="151684" calcext:value-type="float">
            <text:p>151,684</text:p>
          </table:table-cell>
          <table:table-cell table:style-name="ce4" office:value-type="float" office:value="151129" calcext:value-type="float">
            <text:p>151,129</text:p>
          </table:table-cell>
          <table:table-cell table:style-name="ce4" office:value-type="float" office:value="150286" calcext:value-type="float">
            <text:p>150,28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atra Neam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9154" calcext:value-type="float">
            <text:p>119,154</text:p>
          </table:table-cell>
          <table:table-cell table:style-name="ce4" office:value-type="float" office:value="118331" calcext:value-type="float">
            <text:p>118,331</text:p>
          </table:table-cell>
          <table:table-cell table:style-name="ce4" office:value-type="float" office:value="117612" calcext:value-type="float">
            <text:p>117,612</text:p>
          </table:table-cell>
          <table:table-cell table:style-name="ce4" office:value-type="float" office:value="116833" calcext:value-type="float">
            <text:p>116,833</text:p>
          </table:table-cell>
          <table:table-cell table:style-name="ce4" office:value-type="float" office:value="116355" calcext:value-type="float">
            <text:p>116,355</text:p>
          </table:table-cell>
          <table:table-cell table:style-name="ce4" office:value-type="float" office:value="115369" calcext:value-type="float">
            <text:p>115,369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larasi</text:p>
          </table:table-cell>
          <table:table-cell table:style-name="ce4" office:value-type="float" office:value="73001" calcext:value-type="float">
            <text:p>73,001</text:p>
          </table:table-cell>
          <table:table-cell table:style-name="ce4" office:value-type="float" office:value="73077" calcext:value-type="float">
            <text:p>73,077</text:p>
          </table:table-cell>
          <table:table-cell table:style-name="ce4" office:value-type="float" office:value="79825" calcext:value-type="float">
            <text:p>79,825</text:p>
          </table:table-cell>
          <table:table-cell table:style-name="ce4" office:value-type="float" office:value="79525" calcext:value-type="float">
            <text:p>79,525</text:p>
          </table:table-cell>
          <table:table-cell table:style-name="ce4" office:value-type="float" office:value="79045" calcext:value-type="float">
            <text:p>79,045</text:p>
          </table:table-cell>
          <table:table-cell table:style-name="ce4" office:value-type="float" office:value="78553" calcext:value-type="float">
            <text:p>78,553</text:p>
          </table:table-cell>
          <table:table-cell table:style-name="ce4" office:value-type="float" office:value="78102" calcext:value-type="float">
            <text:p>78,102</text:p>
          </table:table-cell>
          <table:table-cell table:style-name="ce4" office:value-type="float" office:value="77735" calcext:value-type="float">
            <text:p>77,73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iurgiu</text:p>
          </table:table-cell>
          <table:table-cell table:style-name="ce4" office:value-type="float" office:value="67942" calcext:value-type="float">
            <text:p>67,942</text:p>
          </table:table-cell>
          <table:table-cell table:style-name="ce4" office:value-type="float" office:value="67700" calcext:value-type="float">
            <text:p>67,700</text:p>
          </table:table-cell>
          <table:table-cell table:style-name="ce4" office:value-type="float" office:value="71996" calcext:value-type="float">
            <text:p>71,996</text:p>
          </table:table-cell>
          <table:table-cell table:style-name="ce4" office:value-type="float" office:value="71526" calcext:value-type="float">
            <text:p>71,526</text:p>
          </table:table-cell>
          <table:table-cell table:style-name="ce4" office:value-type="float" office:value="70805" calcext:value-type="float">
            <text:p>70,805</text:p>
          </table:table-cell>
          <table:table-cell table:style-name="ce4" office:value-type="float" office:value="70194" calcext:value-type="float">
            <text:p>70,194</text:p>
          </table:table-cell>
          <table:table-cell table:style-name="ce4" office:value-type="float" office:value="69674" calcext:value-type="float">
            <text:p>69,674</text:p>
          </table:table-cell>
          <table:table-cell table:style-name="ce4" office:value-type="float" office:value="69105" calcext:value-type="float">
            <text:p>69,10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ba Iulia</text:p>
          </table:table-cell>
          <table:table-cell table:style-name="ce4" office:value-type="float" office:value="67970" calcext:value-type="float">
            <text:p>67,970</text:p>
          </table:table-cell>
          <table:table-cell table:style-name="ce4" office:value-type="float" office:value="68450" calcext:value-type="float">
            <text:p>68,450</text:p>
          </table:table-cell>
          <table:table-cell table:style-name="ce4" office:value-type="float" office:value="73175" calcext:value-type="float">
            <text:p>73,175</text:p>
          </table:table-cell>
          <table:table-cell table:style-name="ce4" office:value-type="float" office:value="73377" calcext:value-type="float">
            <text:p>73,377</text:p>
          </table:table-cell>
          <table:table-cell table:style-name="ce4" office:value-type="float" office:value="73421" calcext:value-type="float">
            <text:p>73,421</text:p>
          </table:table-cell>
          <table:table-cell table:style-name="ce4" office:value-type="float" office:value="73717" calcext:value-type="float">
            <text:p>73,717</text:p>
          </table:table-cell>
          <table:table-cell table:style-name="ce4" office:value-type="float" office:value="73979" calcext:value-type="float">
            <text:p>73,979</text:p>
          </table:table-cell>
          <table:table-cell table:style-name="ce4" office:value-type="float" office:value="74283" calcext:value-type="float">
            <text:p>74,28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csani</text:p>
          </table:table-cell>
          <table:table-cell table:style-name="ce4" office:value-type="float" office:value="98467" calcext:value-type="float">
            <text:p>98,467</text:p>
          </table:table-cell>
          <table:table-cell table:style-name="ce4" office:value-type="float" office:value="98146" calcext:value-type="float">
            <text:p>98,146</text:p>
          </table:table-cell>
          <table:table-cell table:style-name="ce4" office:value-type="float" office:value="96852" calcext:value-type="float">
            <text:p>96,852</text:p>
          </table:table-cell>
          <table:table-cell table:style-name="ce4" office:value-type="float" office:value="96498" calcext:value-type="float">
            <text:p>96,498</text:p>
          </table:table-cell>
          <table:table-cell table:style-name="ce4" office:value-type="float" office:value="95858" calcext:value-type="float">
            <text:p>95,858</text:p>
          </table:table-cell>
          <table:table-cell table:style-name="ce4" office:value-type="float" office:value="95470" calcext:value-type="float">
            <text:p>95,470</text:p>
          </table:table-cell>
          <table:table-cell table:style-name="ce4" office:value-type="float" office:value="95127" calcext:value-type="float">
            <text:p>95,127</text:p>
          </table:table-cell>
          <table:table-cell table:style-name="ce4" office:value-type="float" office:value="94474" calcext:value-type="float">
            <text:p>94,474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ârgu Jiu</text:p>
          </table:table-cell>
          <table:table-cell table:style-name="ce4" office:value-type="float" office:value="95669" calcext:value-type="float">
            <text:p>95,669</text:p>
          </table:table-cell>
          <table:table-cell table:style-name="ce4" office:value-type="float" office:value="96235" calcext:value-type="float">
            <text:p>96,235</text:p>
          </table:table-cell>
          <table:table-cell table:style-name="ce4" office:value-type="float" office:value="98576" calcext:value-type="float">
            <text:p>98,576</text:p>
          </table:table-cell>
          <table:table-cell table:style-name="ce4" office:value-type="float" office:value="98477" calcext:value-type="float">
            <text:p>98,477</text:p>
          </table:table-cell>
          <table:table-cell table:style-name="ce4" office:value-type="float" office:value="97923" calcext:value-type="float">
            <text:p>97,923</text:p>
          </table:table-cell>
          <table:table-cell table:style-name="ce4" office:value-type="float" office:value="97643" calcext:value-type="float">
            <text:p>97,643</text:p>
          </table:table-cell>
          <table:table-cell table:style-name="ce4" office:value-type="float" office:value="97336" calcext:value-type="float">
            <text:p>97,336</text:p>
          </table:table-cell>
          <table:table-cell table:style-name="ce4" office:value-type="float" office:value="96887" calcext:value-type="float">
            <text:p>96,887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ulcea</text:p>
          </table:table-cell>
          <table:table-cell table:style-name="ce4" office:value-type="float" office:value="91067" calcext:value-type="float">
            <text:p>91,067</text:p>
          </table:table-cell>
          <table:table-cell table:style-name="ce4" office:value-type="float" office:value="90809" calcext:value-type="float">
            <text:p>90,809</text:p>
          </table:table-cell>
          <table:table-cell table:style-name="ce4" office:value-type="float" office:value="92764" calcext:value-type="float">
            <text:p>92,764</text:p>
          </table:table-cell>
          <table:table-cell table:style-name="ce4" office:value-type="float" office:value="92357" calcext:value-type="float">
            <text:p>92,357</text:p>
          </table:table-cell>
          <table:table-cell table:style-name="ce4" office:value-type="float" office:value="91598" calcext:value-type="float">
            <text:p>91,598</text:p>
          </table:table-cell>
          <table:table-cell table:style-name="ce4" office:value-type="float" office:value="91101" calcext:value-type="float">
            <text:p>91,101</text:p>
          </table:table-cell>
          <table:table-cell table:style-name="ce4" office:value-type="float" office:value="90503" calcext:value-type="float">
            <text:p>90,503</text:p>
          </table:table-cell>
          <table:table-cell table:style-name="ce4" office:value-type="float" office:value="89747" calcext:value-type="float">
            <text:p>89,747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ârgoviste</text:p>
          </table:table-cell>
          <table:table-cell table:style-name="ce4" office:value-type="float" office:value="88458" calcext:value-type="float">
            <text:p>88,458</text:p>
          </table:table-cell>
          <table:table-cell table:style-name="ce4" office:value-type="float" office:value="88201" calcext:value-type="float">
            <text:p>88,201</text:p>
          </table:table-cell>
          <table:table-cell table:style-name="ce4" office:value-type="float" office:value="96607" calcext:value-type="float">
            <text:p>96,607</text:p>
          </table:table-cell>
          <table:table-cell table:style-name="ce4" office:value-type="float" office:value="96163" calcext:value-type="float">
            <text:p>96,163</text:p>
          </table:table-cell>
          <table:table-cell table:style-name="ce4" office:value-type="float" office:value="95556" calcext:value-type="float">
            <text:p>95,556</text:p>
          </table:table-cell>
          <table:table-cell table:style-name="ce4" office:value-type="float" office:value="94819" calcext:value-type="float">
            <text:p>94,819</text:p>
          </table:table-cell>
          <table:table-cell table:style-name="ce4" office:value-type="float" office:value="94240" calcext:value-type="float">
            <text:p>94,240</text:p>
          </table:table-cell>
          <table:table-cell table:style-name="ce4" office:value-type="float" office:value="93626" calcext:value-type="float">
            <text:p>93,62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atina</text:p>
          </table:table-cell>
          <table:table-cell table:style-name="ce4" office:value-type="float" office:value="77177" calcext:value-type="float">
            <text:p>77,177</text:p>
          </table:table-cell>
          <table:table-cell table:style-name="ce4" office:value-type="float" office:value="77335" calcext:value-type="float">
            <text:p>77,335</text:p>
          </table:table-cell>
          <table:table-cell table:style-name="ce4" office:value-type="float" office:value="87361" calcext:value-type="float">
            <text:p>87,361</text:p>
          </table:table-cell>
          <table:table-cell table:style-name="ce4" office:value-type="float" office:value="86930" calcext:value-type="float">
            <text:p>86,930</text:p>
          </table:table-cell>
          <table:table-cell table:style-name="ce4" office:value-type="float" office:value="85924" calcext:value-type="float">
            <text:p>85,924</text:p>
          </table:table-cell>
          <table:table-cell table:style-name="ce4" office:value-type="float" office:value="85430" calcext:value-type="float">
            <text:p>85,430</text:p>
          </table:table-cell>
          <table:table-cell table:style-name="ce4" office:value-type="float" office:value="85074" calcext:value-type="float">
            <text:p>85,074</text:p>
          </table:table-cell>
          <table:table-cell table:style-name="ce4" office:value-type="float" office:value="84593" calcext:value-type="float">
            <text:p>84,59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ârlad</text:p>
          </table:table-cell>
          <table:table-cell table:style-name="ce4" office:value-type="float" office:value="69385" calcext:value-type="float">
            <text:p>69,385</text:p>
          </table:table-cell>
          <table:table-cell table:style-name="ce4" office:value-type="float" office:value="69049" calcext:value-type="float">
            <text:p>69,049</text:p>
          </table:table-cell>
          <table:table-cell table:style-name="ce4" office:value-type="float" office:value="75451" calcext:value-type="float">
            <text:p>75,451</text:p>
          </table:table-cell>
          <table:table-cell table:style-name="ce4" office:value-type="float" office:value="75074" calcext:value-type="float">
            <text:p>75,074</text:p>
          </table:table-cell>
          <table:table-cell table:style-name="ce4" office:value-type="float" office:value="74603" calcext:value-type="float">
            <text:p>74,603</text:p>
          </table:table-cell>
          <table:table-cell table:style-name="ce4" office:value-type="float" office:value="74068" calcext:value-type="float">
            <text:p>74,068</text:p>
          </table:table-cell>
          <table:table-cell table:style-name="ce4" office:value-type="float" office:value="73580" calcext:value-type="float">
            <text:p>73,580</text:p>
          </table:table-cell>
          <table:table-cell table:style-name="ce4" office:value-type="float" office:value="72926" calcext:value-type="float">
            <text:p>72,92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man</text:p>
          </table:table-cell>
          <table:table-cell table:style-name="ce4" office:value-type="float" office:value="67697" calcext:value-type="float">
            <text:p>67,697</text:p>
          </table:table-cell>
          <table:table-cell table:style-name="ce4" office:value-type="float" office:value="67097" calcext:value-type="float">
            <text:p>67,097</text:p>
          </table:table-cell>
          <table:table-cell table:style-name="ce4" office:value-type="float" office:value="73965" calcext:value-type="float">
            <text:p>73,965</text:p>
          </table:table-cell>
          <table:table-cell table:style-name="ce4" office:value-type="float" office:value="73218" calcext:value-type="float">
            <text:p>73,218</text:p>
          </table:table-cell>
          <table:table-cell table:style-name="ce4" office:value-type="float" office:value="72487" calcext:value-type="float">
            <text:p>72,487</text:p>
          </table:table-cell>
          <table:table-cell table:style-name="ce4" office:value-type="float" office:value="71767" calcext:value-type="float">
            <text:p>71,767</text:p>
          </table:table-cell>
          <table:table-cell table:style-name="ce4" office:value-type="float" office:value="71254" calcext:value-type="float">
            <text:p>71,254</text:p>
          </table:table-cell>
          <table:table-cell table:style-name="ce4" office:value-type="float" office:value="70747" calcext:value-type="float">
            <text:p>70,747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strita</text:p>
          </table:table-cell>
          <table:table-cell table:number-columns-repeated="5" table:style-name="ce5" office:value-type="string" calcext:value-type="string">
            <text:p>:</text:p>
          </table:table-cell>
          <table:table-cell table:style-name="ce4" office:value-type="float" office:value="92448" calcext:value-type="float">
            <text:p>92,448</text:p>
          </table:table-cell>
          <table:table-cell table:style-name="ce4" office:value-type="float" office:value="92892" calcext:value-type="float">
            <text:p>92,892</text:p>
          </table:table-cell>
          <table:table-cell table:style-name="ce4" office:value-type="float" office:value="93415" calcext:value-type="float">
            <text:p>93,41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nstanta</text:p>
          </table:table-cell>
          <table:table-cell table:style-name="ce4" office:value-type="float" office:value="302171" calcext:value-type="float">
            <text:p>302,171</text:p>
          </table:table-cell>
          <table:table-cell table:style-name="ce4" office:value-type="float" office:value="301951" calcext:value-type="float">
            <text:p>301,951</text:p>
          </table:table-cell>
          <table:table-cell table:style-name="ce4" office:value-type="float" office:value="323748" calcext:value-type="float">
            <text:p>323,748</text:p>
          </table:table-cell>
          <table:table-cell table:style-name="ce4" office:value-type="float" office:value="322302" calcext:value-type="float">
            <text:p>322,302</text:p>
          </table:table-cell>
          <table:table-cell table:style-name="ce4" office:value-type="float" office:value="321077" calcext:value-type="float">
            <text:p>321,077</text:p>
          </table:table-cell>
          <table:table-cell table:style-name="ce4" office:value-type="float" office:value="320318" calcext:value-type="float">
            <text:p>320,318</text:p>
          </table:table-cell>
          <table:table-cell table:style-name="ce4" office:value-type="float" office:value="319266" calcext:value-type="float">
            <text:p>319,266</text:p>
          </table:table-cell>
          <table:table-cell table:style-name="ce4" office:value-type="float" office:value="317974" calcext:value-type="float">
            <text:p>317,974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asi</text:p>
          </table:table-cell>
          <table:table-cell table:style-name="ce4" office:value-type="float" office:value="308843" calcext:value-type="float">
            <text:p>308,843</text:p>
          </table:table-cell>
          <table:table-cell table:style-name="ce4" office:value-type="float" office:value="308663" calcext:value-type="float">
            <text:p>308,663</text:p>
          </table:table-cell>
          <table:table-cell table:style-name="ce4" office:value-type="float" office:value="334652" calcext:value-type="float">
            <text:p>334,652</text:p>
          </table:table-cell>
          <table:table-cell table:style-name="ce4" office:value-type="float" office:value="335585" calcext:value-type="float">
            <text:p>335,585</text:p>
          </table:table-cell>
          <table:table-cell table:style-name="ce4" office:value-type="float" office:value="341503" calcext:value-type="float">
            <text:p>341,503</text:p>
          </table:table-cell>
          <table:table-cell table:style-name="ce4" office:value-type="float" office:value="350924" calcext:value-type="float">
            <text:p>350,924</text:p>
          </table:table-cell>
          <table:table-cell table:style-name="ce4" office:value-type="float" office:value="357868" calcext:value-type="float">
            <text:p>357,868</text:p>
          </table:table-cell>
          <table:table-cell table:style-name="ce4" office:value-type="float" office:value="363312" calcext:value-type="float">
            <text:p>363,31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lati</text:p>
          </table:table-cell>
          <table:table-cell table:style-name="ce4" office:value-type="float" office:value="291354" calcext:value-type="float">
            <text:p>291,354</text:p>
          </table:table-cell>
          <table:table-cell table:style-name="ce4" office:value-type="float" office:value="290467" calcext:value-type="float">
            <text:p>290,467</text:p>
          </table:table-cell>
          <table:table-cell table:style-name="ce4" office:value-type="float" office:value="308882" calcext:value-type="float">
            <text:p>308,882</text:p>
          </table:table-cell>
          <table:table-cell table:style-name="ce4" office:value-type="float" office:value="307874" calcext:value-type="float">
            <text:p>307,874</text:p>
          </table:table-cell>
          <table:table-cell table:style-name="ce4" office:value-type="float" office:value="307785" calcext:value-type="float">
            <text:p>307,785</text:p>
          </table:table-cell>
          <table:table-cell table:style-name="ce4" office:value-type="float" office:value="306895" calcext:value-type="float">
            <text:p>306,895</text:p>
          </table:table-cell>
          <table:table-cell table:style-name="ce4" office:value-type="float" office:value="306046" calcext:value-type="float">
            <text:p>306,046</text:p>
          </table:table-cell>
          <table:table-cell table:style-name="ce4" office:value-type="float" office:value="304610" calcext:value-type="float">
            <text:p>304,61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sov</text:p>
          </table:table-cell>
          <table:table-cell table:style-name="ce4" office:value-type="float" office:value="278048" calcext:value-type="float">
            <text:p>278,048</text:p>
          </table:table-cell>
          <table:table-cell table:style-name="ce4" office:value-type="float" office:value="277569" calcext:value-type="float">
            <text:p>277,569</text:p>
          </table:table-cell>
          <table:table-cell table:style-name="ce4" office:value-type="float" office:value="293534" calcext:value-type="float">
            <text:p>293,534</text:p>
          </table:table-cell>
          <table:table-cell table:style-name="ce4" office:value-type="float" office:value="292847" calcext:value-type="float">
            <text:p>292,847</text:p>
          </table:table-cell>
          <table:table-cell table:style-name="ce4" office:value-type="float" office:value="292300" calcext:value-type="float">
            <text:p>292,300</text:p>
          </table:table-cell>
          <table:table-cell table:style-name="ce4" office:value-type="float" office:value="291921" calcext:value-type="float">
            <text:p>291,921</text:p>
          </table:table-cell>
          <table:table-cell table:style-name="ce4" office:value-type="float" office:value="291363" calcext:value-type="float">
            <text:p>291,363</text:p>
          </table:table-cell>
          <table:table-cell table:style-name="ce4" office:value-type="float" office:value="290955" calcext:value-type="float">
            <text:p>290,955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oiesti</text:p>
          </table:table-cell>
          <table:table-cell table:style-name="ce4" office:value-type="float" office:value="229285" calcext:value-type="float">
            <text:p>229,285</text:p>
          </table:table-cell>
          <table:table-cell table:style-name="ce4" office:value-type="float" office:value="227981" calcext:value-type="float">
            <text:p>227,981</text:p>
          </table:table-cell>
          <table:table-cell table:style-name="ce4" office:value-type="float" office:value="240292" calcext:value-type="float">
            <text:p>240,292</text:p>
          </table:table-cell>
          <table:table-cell table:style-name="ce4" office:value-type="float" office:value="238699" calcext:value-type="float">
            <text:p>238,699</text:p>
          </table:table-cell>
          <table:table-cell table:style-name="ce4" office:value-type="float" office:value="237117" calcext:value-type="float">
            <text:p>237,117</text:p>
          </table:table-cell>
          <table:table-cell table:style-name="ce4" office:value-type="float" office:value="235698" calcext:value-type="float">
            <text:p>235,698</text:p>
          </table:table-cell>
          <table:table-cell table:style-name="ce4" office:value-type="float" office:value="235041" calcext:value-type="float">
            <text:p>235,041</text:p>
          </table:table-cell>
          <table:table-cell table:style-name="ce4" office:value-type="float" office:value="233762" calcext:value-type="float">
            <text:p>233,76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testi</text:p>
          </table:table-cell>
          <table:table-cell table:style-name="ce4" office:value-type="float" office:value="166893" calcext:value-type="float">
            <text:p>166,893</text:p>
          </table:table-cell>
          <table:table-cell table:style-name="ce4" office:value-type="float" office:value="167017" calcext:value-type="float">
            <text:p>167,017</text:p>
          </table:table-cell>
          <table:table-cell table:style-name="ce4" office:value-type="float" office:value="179940" calcext:value-type="float">
            <text:p>179,940</text:p>
          </table:table-cell>
          <table:table-cell table:style-name="ce4" office:value-type="float" office:value="179210" calcext:value-type="float">
            <text:p>179,210</text:p>
          </table:table-cell>
          <table:table-cell table:style-name="ce4" office:value-type="float" office:value="178456" calcext:value-type="float">
            <text:p>178,456</text:p>
          </table:table-cell>
          <table:table-cell table:style-name="ce4" office:value-type="float" office:value="177965" calcext:value-type="float">
            <text:p>177,965</text:p>
          </table:table-cell>
          <table:table-cell table:style-name="ce4" office:value-type="float" office:value="177485" calcext:value-type="float">
            <text:p>177,485</text:p>
          </table:table-cell>
          <table:table-cell table:style-name="ce4" office:value-type="float" office:value="176803" calcext:value-type="float">
            <text:p>176,80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ia Mare</text:p>
          </table:table-cell>
          <table:table-cell table:style-name="ce4" office:value-type="float" office:value="139154" calcext:value-type="float">
            <text:p>139,154</text:p>
          </table:table-cell>
          <table:table-cell table:style-name="ce4" office:value-type="float" office:value="138529" calcext:value-type="float">
            <text:p>138,529</text:p>
          </table:table-cell>
          <table:table-cell table:style-name="ce4" office:value-type="float" office:value="150983" calcext:value-type="float">
            <text:p>150,983</text:p>
          </table:table-cell>
          <table:table-cell table:style-name="ce4" office:value-type="float" office:value="150575" calcext:value-type="float">
            <text:p>150,575</text:p>
          </table:table-cell>
          <table:table-cell table:style-name="ce4" office:value-type="float" office:value="149619" calcext:value-type="float">
            <text:p>149,619</text:p>
          </table:table-cell>
          <table:table-cell table:style-name="ce4" office:value-type="float" office:value="149031" calcext:value-type="float">
            <text:p>149,031</text:p>
          </table:table-cell>
          <table:table-cell table:style-name="ce4" office:value-type="float" office:value="148429" calcext:value-type="float">
            <text:p>148,429</text:p>
          </table:table-cell>
          <table:table-cell table:style-name="ce4" office:value-type="float" office:value="147897" calcext:value-type="float">
            <text:p>147,897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zau</text:p>
          </table:table-cell>
          <table:table-cell table:style-name="ce4" office:value-type="float" office:value="132210" calcext:value-type="float">
            <text:p>132,210</text:p>
          </table:table-cell>
          <table:table-cell table:style-name="ce4" office:value-type="float" office:value="131644" calcext:value-type="float">
            <text:p>131,644</text:p>
          </table:table-cell>
          <table:table-cell table:style-name="ce4" office:value-type="float" office:value="140875" calcext:value-type="float">
            <text:p>140,875</text:p>
          </table:table-cell>
          <table:table-cell table:style-name="ce4" office:value-type="float" office:value="139925" calcext:value-type="float">
            <text:p>139,925</text:p>
          </table:table-cell>
          <table:table-cell table:style-name="ce4" office:value-type="float" office:value="138785" calcext:value-type="float">
            <text:p>138,785</text:p>
          </table:table-cell>
          <table:table-cell table:style-name="ce4" office:value-type="float" office:value="137753" calcext:value-type="float">
            <text:p>137,753</text:p>
          </table:table-cell>
          <table:table-cell table:style-name="ce4" office:value-type="float" office:value="136773" calcext:value-type="float">
            <text:p>136,773</text:p>
          </table:table-cell>
          <table:table-cell table:style-name="ce4" office:value-type="float" office:value="135662" calcext:value-type="float">
            <text:p>135,66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tu Mare</text:p>
          </table:table-cell>
          <table:table-cell table:style-name="ce4" office:value-type="float" office:value="112705" calcext:value-type="float">
            <text:p>112,705</text:p>
          </table:table-cell>
          <table:table-cell table:style-name="ce4" office:value-type="float" office:value="112143" calcext:value-type="float">
            <text:p>112,143</text:p>
          </table:table-cell>
          <table:table-cell table:style-name="ce4" office:value-type="float" office:value="126784" calcext:value-type="float">
            <text:p>126,784</text:p>
          </table:table-cell>
          <table:table-cell table:style-name="ce4" office:value-type="float" office:value="125847" calcext:value-type="float">
            <text:p>125,847</text:p>
          </table:table-cell>
          <table:table-cell table:style-name="ce4" office:value-type="float" office:value="124839" calcext:value-type="float">
            <text:p>124,839</text:p>
          </table:table-cell>
          <table:table-cell table:style-name="ce4" office:value-type="float" office:value="124096" calcext:value-type="float">
            <text:p>124,096</text:p>
          </table:table-cell>
          <table:table-cell table:style-name="ce4" office:value-type="float" office:value="123438" calcext:value-type="float">
            <text:p>123,438</text:p>
          </table:table-cell>
          <table:table-cell table:style-name="ce4" office:value-type="float" office:value="122560" calcext:value-type="float">
            <text:p>122,56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tosani</text:p>
          </table:table-cell>
          <table:table-cell table:style-name="ce4" office:value-type="float" office:value="116110" calcext:value-type="float">
            <text:p>116,110</text:p>
          </table:table-cell>
          <table:table-cell table:style-name="ce4" office:value-type="float" office:value="115751" calcext:value-type="float">
            <text:p>115,751</text:p>
          </table:table-cell>
          <table:table-cell table:style-name="ce4" office:value-type="float" office:value="125616" calcext:value-type="float">
            <text:p>125,616</text:p>
          </table:table-cell>
          <table:table-cell table:style-name="ce4" office:value-type="float" office:value="125259" calcext:value-type="float">
            <text:p>125,259</text:p>
          </table:table-cell>
          <table:table-cell table:style-name="ce4" office:value-type="float" office:value="124565" calcext:value-type="float">
            <text:p>124,565</text:p>
          </table:table-cell>
          <table:table-cell table:style-name="ce4" office:value-type="float" office:value="123922" calcext:value-type="float">
            <text:p>123,922</text:p>
          </table:table-cell>
          <table:table-cell table:style-name="ce4" office:value-type="float" office:value="122999" calcext:value-type="float">
            <text:p>122,999</text:p>
          </table:table-cell>
          <table:table-cell table:style-name="ce4" office:value-type="float" office:value="122433" calcext:value-type="float">
            <text:p>122,433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âmnicu Vâlcea</text:p>
          </table:table-cell>
          <table:table-cell table:style-name="ce4" office:value-type="float" office:value="110901" calcext:value-type="float">
            <text:p>110,901</text:p>
          </table:table-cell>
          <table:table-cell table:style-name="ce4" office:value-type="float" office:value="110827" calcext:value-type="float">
            <text:p>110,827</text:p>
          </table:table-cell>
          <table:table-cell table:style-name="ce4" office:value-type="float" office:value="119737" calcext:value-type="float">
            <text:p>119,737</text:p>
          </table:table-cell>
          <table:table-cell table:style-name="ce4" office:value-type="float" office:value="119642" calcext:value-type="float">
            <text:p>119,642</text:p>
          </table:table-cell>
          <table:table-cell table:style-name="ce4" office:value-type="float" office:value="119417" calcext:value-type="float">
            <text:p>119,417</text:p>
          </table:table-cell>
          <table:table-cell table:style-name="ce4" office:value-type="float" office:value="119348" calcext:value-type="float">
            <text:p>119,348</text:p>
          </table:table-cell>
          <table:table-cell table:style-name="ce4" office:value-type="float" office:value="119252" calcext:value-type="float">
            <text:p>119,252</text:p>
          </table:table-cell>
          <table:table-cell table:style-name="ce4" office:value-type="float" office:value="118832" calcext:value-type="float">
            <text:p>118,83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ceava</text:p>
          </table:table-cell>
          <table:table-cell table:style-name="ce4" office:value-type="float" office:value="106934" calcext:value-type="float">
            <text:p>106,934</text:p>
          </table:table-cell>
          <table:table-cell table:style-name="ce4" office:value-type="float" office:value="107208" calcext:value-type="float">
            <text:p>107,208</text:p>
          </table:table-cell>
          <table:table-cell table:style-name="ce4" office:value-type="float" office:value="117949" calcext:value-type="float">
            <text:p>117,949</text:p>
          </table:table-cell>
          <table:table-cell table:style-name="ce4" office:value-type="float" office:value="117707" calcext:value-type="float">
            <text:p>117,707</text:p>
          </table:table-cell>
          <table:table-cell table:style-name="ce4" office:value-type="float" office:value="116865" calcext:value-type="float">
            <text:p>116,865</text:p>
          </table:table-cell>
          <table:table-cell table:style-name="ce4" office:value-type="float" office:value="116311" calcext:value-type="float">
            <text:p>116,311</text:p>
          </table:table-cell>
          <table:table-cell table:style-name="ce4" office:value-type="float" office:value="116082" calcext:value-type="float">
            <text:p>116,082</text:p>
          </table:table-cell>
          <table:table-cell table:style-name="ce4" office:value-type="float" office:value="116666" calcext:value-type="float">
            <text:p>116,666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robeta-Turnu Severin</text:p>
          </table:table-cell>
          <table:table-cell table:style-name="ce4" office:value-type="float" office:value="106507" calcext:value-type="float">
            <text:p>106,507</text:p>
          </table:table-cell>
          <table:table-cell table:style-name="ce4" office:value-type="float" office:value="106237" calcext:value-type="float">
            <text:p>106,237</text:p>
          </table:table-cell>
          <table:table-cell table:style-name="ce4" office:value-type="float" office:value="114372" calcext:value-type="float">
            <text:p>114,372</text:p>
          </table:table-cell>
          <table:table-cell table:style-name="ce4" office:value-type="float" office:value="113724" calcext:value-type="float">
            <text:p>113,724</text:p>
          </table:table-cell>
          <table:table-cell table:style-name="ce4" office:value-type="float" office:value="112373" calcext:value-type="float">
            <text:p>112,373</text:p>
          </table:table-cell>
          <table:table-cell table:style-name="ce4" office:value-type="float" office:value="111580" calcext:value-type="float">
            <text:p>111,580</text:p>
          </table:table-cell>
          <table:table-cell table:style-name="ce4" office:value-type="float" office:value="110768" calcext:value-type="float">
            <text:p>110,768</text:p>
          </table:table-cell>
          <table:table-cell table:style-name="ce4" office:value-type="float" office:value="109730" calcext:value-type="float">
            <text:p>109,730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ovenia</text:p>
          </table:table-cell>
          <table:table-cell table:style-name="ce4" office:value-type="float" office:value="2025866" calcext:value-type="float">
            <text:p>2,025,866</text:p>
          </table:table-cell>
          <table:table-cell table:style-name="ce4" office:value-type="float" office:value="2032362" calcext:value-type="float">
            <text:p>2,032,36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50189" calcext:value-type="float">
            <text:p>2,050,189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58821" calcext:value-type="float">
            <text:p>2,058,821</text:p>
          </table:table-cell>
          <table:table-cell table:style-name="ce4" office:value-type="float" office:value="2061085" calcext:value-type="float">
            <text:p>2,061,085</text:p>
          </table:table-cell>
          <table:table-cell table:style-name="ce4" office:value-type="float" office:value="2062874" calcext:value-type="float">
            <text:p>2,062,874</text:p>
          </table:table-cell>
          <table:table-cell table:style-name="ce4" office:value-type="float" office:value="2064188" calcext:value-type="float">
            <text:p>2,064,1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jubljana</text:p>
          </table:table-cell>
          <table:table-cell table:style-name="ce4" office:value-type="float" office:value="267760" calcext:value-type="float">
            <text:p>267,760</text:p>
          </table:table-cell>
          <table:table-cell table:style-name="ce4" office:value-type="float" office:value="276091" calcext:value-type="float">
            <text:p>276,091</text:p>
          </table:table-cell>
          <table:table-cell table:style-name="ce4" office:value-type="float" office:value="279653" calcext:value-type="float">
            <text:p>279,653</text:p>
          </table:table-cell>
          <table:table-cell table:style-name="ce4" office:value-type="float" office:value="280140" calcext:value-type="float">
            <text:p>280,140</text:p>
          </table:table-cell>
          <table:table-cell table:style-name="ce4" office:value-type="float" office:value="280607" calcext:value-type="float">
            <text:p>280,607</text:p>
          </table:table-cell>
          <table:table-cell table:style-name="ce4" office:value-type="float" office:value="282994" calcext:value-type="float">
            <text:p>282,994</text:p>
          </table:table-cell>
          <table:table-cell table:style-name="ce4" office:value-type="float" office:value="285857" calcext:value-type="float">
            <text:p>285,857</text:p>
          </table:table-cell>
          <table:table-cell table:style-name="ce4" office:value-type="float" office:value="287218" calcext:value-type="float">
            <text:p>287,218</text:p>
          </table:table-cell>
          <table:table-cell table:style-name="ce4" office:value-type="float" office:value="288307" calcext:value-type="float">
            <text:p>288,30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ibor</text:p>
          </table:table-cell>
          <table:table-cell table:style-name="ce4" office:value-type="float" office:value="111340" calcext:value-type="float">
            <text:p>111,340</text:p>
          </table:table-cell>
          <table:table-cell table:style-name="ce4" office:value-type="float" office:value="113113" calcext:value-type="float">
            <text:p>113,113</text:p>
          </table:table-cell>
          <table:table-cell table:style-name="ce4" office:value-type="float" office:value="112364" calcext:value-type="float">
            <text:p>112,364</text:p>
          </table:table-cell>
          <table:table-cell table:style-name="ce4" office:value-type="float" office:value="111730" calcext:value-type="float">
            <text:p>111,730</text:p>
          </table:table-cell>
          <table:table-cell table:style-name="ce4" office:value-type="float" office:value="111550" calcext:value-type="float">
            <text:p>111,550</text:p>
          </table:table-cell>
          <table:table-cell table:style-name="ce4" office:value-type="float" office:value="111374" calcext:value-type="float">
            <text:p>111,374</text:p>
          </table:table-cell>
          <table:table-cell table:style-name="ce4" office:value-type="float" office:value="112088" calcext:value-type="float">
            <text:p>112,088</text:p>
          </table:table-cell>
          <table:table-cell table:style-name="ce4" office:value-type="float" office:value="112325" calcext:value-type="float">
            <text:p>112,325</text:p>
          </table:table-cell>
          <table:table-cell table:style-name="ce4" office:value-type="float" office:value="111832" calcext:value-type="float">
            <text:p>111,83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ovakia</text:p>
          </table:table-cell>
          <table:table-cell table:style-name="ce4" office:value-type="float" office:value="5412254" calcext:value-type="float">
            <text:p>5,412,254</text:p>
          </table:table-cell>
          <table:table-cell table:style-name="ce4" office:value-type="float" office:value="5424925" calcext:value-type="float">
            <text:p>5,424,925</text:p>
          </table:table-cell>
          <table:table-cell table:style-name="ce4" office:value-type="float" office:value="5435273" calcext:value-type="float">
            <text:p>5,435,273</text:p>
          </table:table-cell>
          <table:table-cell table:style-name="ce4" office:value-type="float" office:value="5397036" calcext:value-type="float">
            <text:p>5,397,036</text:p>
          </table:table-cell>
          <table:table-cell table:style-name="ce4" office:value-type="float" office:value="5404322" calcext:value-type="float">
            <text:p>5,404,322</text:p>
          </table:table-cell>
          <table:table-cell table:style-name="ce4" office:value-type="float" office:value="5410836" calcext:value-type="float">
            <text:p>5,410,836</text:p>
          </table:table-cell>
          <table:table-cell table:style-name="ce4" office:value-type="float" office:value="5415949" calcext:value-type="float">
            <text:p>5,415,949</text:p>
          </table:table-cell>
          <table:table-cell table:style-name="ce4" office:value-type="float" office:value="5421349" calcext:value-type="float">
            <text:p>5,421,349</text:p>
          </table:table-cell>
          <table:table-cell table:style-name="ce4" office:value-type="float" office:value="5426252" calcext:value-type="float">
            <text:p>5,426,252</text:p>
          </table:table-cell>
          <table:table-cell table:style-name="ce4" office:value-type="float" office:value="5435343" calcext:value-type="float">
            <text:p>5,435,34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tislava</text:p>
          </table:table-cell>
          <table:table-cell table:style-name="ce4" office:value-type="float" office:value="428791" calcext:value-type="float">
            <text:p>428,791</text:p>
          </table:table-cell>
          <table:table-cell table:style-name="ce4" office:value-type="float" office:value="431061" calcext:value-type="float">
            <text:p>431,061</text:p>
          </table:table-cell>
          <table:table-cell table:style-name="ce4" office:value-type="float" office:value="432801" calcext:value-type="float">
            <text:p>432,801</text:p>
          </table:table-cell>
          <table:table-cell table:style-name="ce4" office:value-type="float" office:value="411228" calcext:value-type="float">
            <text:p>411,228</text:p>
          </table:table-cell>
          <table:table-cell table:style-name="ce4" office:value-type="float" office:value="413192" calcext:value-type="float">
            <text:p>413,192</text:p>
          </table:table-cell>
          <table:table-cell table:style-name="ce4" office:value-type="float" office:value="415589" calcext:value-type="float">
            <text:p>415,589</text:p>
          </table:table-cell>
          <table:table-cell table:style-name="ce4" office:value-type="float" office:value="417389" calcext:value-type="float">
            <text:p>417,389</text:p>
          </table:table-cell>
          <table:table-cell table:style-name="ce4" office:value-type="float" office:value="419678" calcext:value-type="float">
            <text:p>419,678</text:p>
          </table:table-cell>
          <table:table-cell table:style-name="ce4" office:value-type="float" office:value="422932" calcext:value-type="float">
            <text:p>422,932</text:p>
          </table:table-cell>
          <table:table-cell table:style-name="ce4" office:value-type="float" office:value="425923" calcext:value-type="float">
            <text:p>425,92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sice</text:p>
          </table:table-cell>
          <table:table-cell table:style-name="ce4" office:value-type="float" office:value="233659" calcext:value-type="float">
            <text:p>233,659</text:p>
          </table:table-cell>
          <table:table-cell table:style-name="ce4" office:value-type="float" office:value="233880" calcext:value-type="float">
            <text:p>233,880</text:p>
          </table:table-cell>
          <table:table-cell table:style-name="ce4" office:value-type="float" office:value="233886" calcext:value-type="float">
            <text:p>233,886</text:p>
          </table:table-cell>
          <table:table-cell table:style-name="ce4" office:value-type="float" office:value="240433" calcext:value-type="float">
            <text:p>240,433</text:p>
          </table:table-cell>
          <table:table-cell table:style-name="ce4" office:value-type="float" office:value="240688" calcext:value-type="float">
            <text:p>240,688</text:p>
          </table:table-cell>
          <table:table-cell table:style-name="ce4" office:value-type="float" office:value="240164" calcext:value-type="float">
            <text:p>240,164</text:p>
          </table:table-cell>
          <table:table-cell table:style-name="ce4" office:value-type="float" office:value="239797" calcext:value-type="float">
            <text:p>239,797</text:p>
          </table:table-cell>
          <table:table-cell table:style-name="ce4" office:value-type="float" office:value="239464" calcext:value-type="float">
            <text:p>239,464</text:p>
          </table:table-cell>
          <table:table-cell table:style-name="ce4" office:value-type="float" office:value="239200" calcext:value-type="float">
            <text:p>239,200</text:p>
          </table:table-cell>
          <table:table-cell table:style-name="ce4" office:value-type="float" office:value="239141" calcext:value-type="float">
            <text:p>239,14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nská Bystrica</text:p>
          </table:table-cell>
          <table:table-cell table:style-name="ce4" office:value-type="float" office:value="80106" calcext:value-type="float">
            <text:p>80,106</text:p>
          </table:table-cell>
          <table:table-cell table:style-name="ce4" office:value-type="float" office:value="79990" calcext:value-type="float">
            <text:p>79,990</text:p>
          </table:table-cell>
          <table:table-cell table:style-name="ce4" office:value-type="float" office:value="79819" calcext:value-type="float">
            <text:p>79,819</text:p>
          </table:table-cell>
          <table:table-cell table:style-name="ce4" office:value-type="float" office:value="80003" calcext:value-type="float">
            <text:p>80,003</text:p>
          </table:table-cell>
          <table:table-cell table:style-name="ce4" office:value-type="float" office:value="79775" calcext:value-type="float">
            <text:p>79,775</text:p>
          </table:table-cell>
          <table:table-cell table:style-name="ce4" office:value-type="float" office:value="79583" calcext:value-type="float">
            <text:p>79,583</text:p>
          </table:table-cell>
          <table:table-cell table:style-name="ce4" office:value-type="float" office:value="79368" calcext:value-type="float">
            <text:p>79,368</text:p>
          </table:table-cell>
          <table:table-cell table:style-name="ce4" office:value-type="float" office:value="79027" calcext:value-type="float">
            <text:p>79,027</text:p>
          </table:table-cell>
          <table:table-cell table:style-name="ce4" office:value-type="float" office:value="78758" calcext:value-type="float">
            <text:p>78,758</text:p>
          </table:table-cell>
          <table:table-cell table:style-name="ce4" office:value-type="float" office:value="78635" calcext:value-type="float">
            <text:p>78,63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itra</text:p>
          </table:table-cell>
          <table:table-cell table:style-name="ce4" office:value-type="float" office:value="84070" calcext:value-type="float">
            <text:p>84,070</text:p>
          </table:table-cell>
          <table:table-cell table:style-name="ce4" office:value-type="float" office:value="83692" calcext:value-type="float">
            <text:p>83,692</text:p>
          </table:table-cell>
          <table:table-cell table:style-name="ce4" office:value-type="float" office:value="83444" calcext:value-type="float">
            <text:p>83,444</text:p>
          </table:table-cell>
          <table:table-cell table:style-name="ce4" office:value-type="float" office:value="78916" calcext:value-type="float">
            <text:p>78,916</text:p>
          </table:table-cell>
          <table:table-cell table:style-name="ce4" office:value-type="float" office:value="78875" calcext:value-type="float">
            <text:p>78,875</text:p>
          </table:table-cell>
          <table:table-cell table:style-name="ce4" office:value-type="float" office:value="78607" calcext:value-type="float">
            <text:p>78,607</text:p>
          </table:table-cell>
          <table:table-cell table:style-name="ce4" office:value-type="float" office:value="78351" calcext:value-type="float">
            <text:p>78,351</text:p>
          </table:table-cell>
          <table:table-cell table:style-name="ce4" office:value-type="float" office:value="78033" calcext:value-type="float">
            <text:p>78,033</text:p>
          </table:table-cell>
          <table:table-cell table:style-name="ce4" office:value-type="float" office:value="77670" calcext:value-type="float">
            <text:p>77,670</text:p>
          </table:table-cell>
          <table:table-cell table:style-name="ce4" office:value-type="float" office:value="77374" calcext:value-type="float">
            <text:p>77,37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sov</text:p>
          </table:table-cell>
          <table:table-cell table:style-name="ce4" office:value-type="float" office:value="91273" calcext:value-type="float">
            <text:p>91,273</text:p>
          </table:table-cell>
          <table:table-cell table:style-name="ce4" office:value-type="float" office:value="91193" calcext:value-type="float">
            <text:p>91,193</text:p>
          </table:table-cell>
          <table:table-cell table:style-name="ce4" office:value-type="float" office:value="90835" calcext:value-type="float">
            <text:p>90,835</text:p>
          </table:table-cell>
          <table:table-cell table:style-name="ce4" office:value-type="float" office:value="91782" calcext:value-type="float">
            <text:p>91,782</text:p>
          </table:table-cell>
          <table:table-cell table:style-name="ce4" office:value-type="float" office:value="91638" calcext:value-type="float">
            <text:p>91,638</text:p>
          </table:table-cell>
          <table:table-cell table:style-name="ce4" office:value-type="float" office:value="91352" calcext:value-type="float">
            <text:p>91,352</text:p>
          </table:table-cell>
          <table:table-cell table:style-name="ce4" office:value-type="float" office:value="90923" calcext:value-type="float">
            <text:p>90,923</text:p>
          </table:table-cell>
          <table:table-cell table:style-name="ce4" office:value-type="float" office:value="90187" calcext:value-type="float">
            <text:p>90,187</text:p>
          </table:table-cell>
          <table:table-cell table:style-name="ce4" office:value-type="float" office:value="89959" calcext:value-type="float">
            <text:p>89,959</text:p>
          </table:table-cell>
          <table:table-cell table:style-name="ce4" office:value-type="float" office:value="89618" calcext:value-type="float">
            <text:p>89,61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ilina</text:p>
          </table:table-cell>
          <table:table-cell table:style-name="ce4" office:value-type="float" office:value="85327" calcext:value-type="float">
            <text:p>85,327</text:p>
          </table:table-cell>
          <table:table-cell table:style-name="ce4" office:value-type="float" office:value="85252" calcext:value-type="float">
            <text:p>85,252</text:p>
          </table:table-cell>
          <table:table-cell table:style-name="ce4" office:value-type="float" office:value="85129" calcext:value-type="float">
            <text:p>85,129</text:p>
          </table:table-cell>
          <table:table-cell table:style-name="ce4" office:value-type="float" office:value="81494" calcext:value-type="float">
            <text:p>81,494</text:p>
          </table:table-cell>
          <table:table-cell table:style-name="ce4" office:value-type="float" office:value="81515" calcext:value-type="float">
            <text:p>81,515</text:p>
          </table:table-cell>
          <table:table-cell table:style-name="ce4" office:value-type="float" office:value="81382" calcext:value-type="float">
            <text:p>81,382</text:p>
          </table:table-cell>
          <table:table-cell table:style-name="ce4" office:value-type="float" office:value="81273" calcext:value-type="float">
            <text:p>81,273</text:p>
          </table:table-cell>
          <table:table-cell table:style-name="ce4" office:value-type="float" office:value="81155" calcext:value-type="float">
            <text:p>81,155</text:p>
          </table:table-cell>
          <table:table-cell table:style-name="ce4" office:value-type="float" office:value="81114" calcext:value-type="float">
            <text:p>81,114</text:p>
          </table:table-cell>
          <table:table-cell table:style-name="ce4" office:value-type="float" office:value="81041" calcext:value-type="float">
            <text:p>81,04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nava</text:p>
          </table:table-cell>
          <table:table-cell table:style-name="ce4" office:value-type="float" office:value="67726" calcext:value-type="float">
            <text:p>67,726</text:p>
          </table:table-cell>
          <table:table-cell table:style-name="ce4" office:value-type="float" office:value="67605" calcext:value-type="float">
            <text:p>67,605</text:p>
          </table:table-cell>
          <table:table-cell table:style-name="ce4" office:value-type="float" office:value="67368" calcext:value-type="float">
            <text:p>67,368</text:p>
          </table:table-cell>
          <table:table-cell table:style-name="ce4" office:value-type="float" office:value="66358" calcext:value-type="float">
            <text:p>66,358</text:p>
          </table:table-cell>
          <table:table-cell table:style-name="ce4" office:value-type="float" office:value="66219" calcext:value-type="float">
            <text:p>66,219</text:p>
          </table:table-cell>
          <table:table-cell table:style-name="ce4" office:value-type="float" office:value="66073" calcext:value-type="float">
            <text:p>66,073</text:p>
          </table:table-cell>
          <table:table-cell table:style-name="ce4" office:value-type="float" office:value="65978" calcext:value-type="float">
            <text:p>65,978</text:p>
          </table:table-cell>
          <table:table-cell table:style-name="ce4" office:value-type="float" office:value="65713" calcext:value-type="float">
            <text:p>65,713</text:p>
          </table:table-cell>
          <table:table-cell table:style-name="ce4" office:value-type="float" office:value="65596" calcext:value-type="float">
            <text:p>65,596</text:p>
          </table:table-cell>
          <table:table-cell table:style-name="ce4" office:value-type="float" office:value="65536" calcext:value-type="float">
            <text:p>65,5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encín</text:p>
          </table:table-cell>
          <table:table-cell table:style-name="ce4" office:value-type="float" office:value="56826" calcext:value-type="float">
            <text:p>56,826</text:p>
          </table:table-cell>
          <table:table-cell table:style-name="ce4" office:value-type="float" office:value="56514" calcext:value-type="float">
            <text:p>56,514</text:p>
          </table:table-cell>
          <table:table-cell table:style-name="ce4" office:value-type="float" office:value="56403" calcext:value-type="float">
            <text:p>56,403</text:p>
          </table:table-cell>
          <table:table-cell table:style-name="ce4" office:value-type="float" office:value="55877" calcext:value-type="float">
            <text:p>55,877</text:p>
          </table:table-cell>
          <table:table-cell table:style-name="ce4" office:value-type="float" office:value="55832" calcext:value-type="float">
            <text:p>55,832</text:p>
          </table:table-cell>
          <table:table-cell table:style-name="ce4" office:value-type="float" office:value="55883" calcext:value-type="float">
            <text:p>55,883</text:p>
          </table:table-cell>
          <table:table-cell table:style-name="ce4" office:value-type="float" office:value="55886" calcext:value-type="float">
            <text:p>55,886</text:p>
          </table:table-cell>
          <table:table-cell table:style-name="ce4" office:value-type="float" office:value="55857" calcext:value-type="float">
            <text:p>55,857</text:p>
          </table:table-cell>
          <table:table-cell table:style-name="ce4" office:value-type="float" office:value="55698" calcext:value-type="float">
            <text:p>55,698</text:p>
          </table:table-cell>
          <table:table-cell table:style-name="ce4" office:value-type="float" office:value="55593" calcext:value-type="float">
            <text:p>55,59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4" office:value-type="float" office:value="5300484" calcext:value-type="float">
            <text:p>5,300,484</text:p>
          </table:table-cell>
          <table:table-cell table:style-name="ce4" office:value-type="float" office:value="5326314" calcext:value-type="float">
            <text:p>5,326,314</text:p>
          </table:table-cell>
          <table:table-cell table:style-name="ce4" office:value-type="float" office:value="5351427" calcext:value-type="float">
            <text:p>5,351,427</text:p>
          </table:table-cell>
          <table:table-cell table:style-name="ce4" office:value-type="float" office:value="5375276" calcext:value-type="float">
            <text:p>5,375,276</text:p>
          </table:table-cell>
          <table:table-cell table:style-name="ce4" office:value-type="float" office:value="5401267" calcext:value-type="float">
            <text:p>5,401,267</text:p>
          </table:table-cell>
          <table:table-cell table:style-name="ce4" office:value-type="float" office:value="5426674" calcext:value-type="float">
            <text:p>5,426,674</text:p>
          </table:table-cell>
          <table:table-cell table:style-name="ce4" office:value-type="float" office:value="5451270" calcext:value-type="float">
            <text:p>5,451,270</text:p>
          </table:table-cell>
          <table:table-cell table:style-name="ce4" office:value-type="float" office:value="5471753" calcext:value-type="float">
            <text:p>5,471,753</text:p>
          </table:table-cell>
          <table:table-cell table:style-name="ce4" office:value-type="float" office:value="5487308" calcext:value-type="float">
            <text:p>5,487,3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lsinki / Helsingfors</text:p>
          </table:table-cell>
          <table:table-cell table:style-name="ce4" office:value-type="float" office:value="576632" calcext:value-type="float">
            <text:p>576,632</text:p>
          </table:table-cell>
          <table:table-cell table:style-name="ce4" office:value-type="float" office:value="583350" calcext:value-type="float">
            <text:p>583,350</text:p>
          </table:table-cell>
          <table:table-cell table:style-name="ce4" office:value-type="float" office:value="588549" calcext:value-type="float">
            <text:p>588,549</text:p>
          </table:table-cell>
          <table:table-cell table:style-name="ce4" office:value-type="float" office:value="595384" calcext:value-type="float">
            <text:p>595,384</text:p>
          </table:table-cell>
          <table:table-cell table:style-name="ce4" office:value-type="float" office:value="603968" calcext:value-type="float">
            <text:p>603,968</text:p>
          </table:table-cell>
          <table:table-cell table:style-name="ce4" office:value-type="float" office:value="612664" calcext:value-type="float">
            <text:p>612,664</text:p>
          </table:table-cell>
          <table:table-cell table:number-columns-repeated="2" table:style-name="ce4" office:value-type="float" office:value="620715" calcext:value-type="float">
            <text:p>620,715</text:p>
          </table:table-cell>
          <table:table-cell table:style-name="ce4" office:value-type="float" office:value="628208" calcext:value-type="float">
            <text:p>628,2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lsinki / Helsingfors (greater city)</text:p>
          </table:table-cell>
          <table:table-cell table:style-name="ce4" office:value-type="float" office:value="1022139" calcext:value-type="float">
            <text:p>1,022,139</text:p>
          </table:table-cell>
          <table:table-cell table:style-name="ce4" office:value-type="float" office:value="1033933" calcext:value-type="float">
            <text:p>1,033,933</text:p>
          </table:table-cell>
          <table:table-cell table:style-name="ce4" office:value-type="float" office:value="1045263" calcext:value-type="float">
            <text:p>1,045,263</text:p>
          </table:table-cell>
          <table:table-cell table:style-name="ce4" office:value-type="float" office:value="1059631" calcext:value-type="float">
            <text:p>1,059,631</text:p>
          </table:table-cell>
          <table:table-cell table:style-name="ce4" office:value-type="float" office:value="1075014" calcext:value-type="float">
            <text:p>1,075,014</text:p>
          </table:table-cell>
          <table:table-cell table:style-name="ce4" office:value-type="float" office:value="1090616" calcext:value-type="float">
            <text:p>1,090,616</text:p>
          </table:table-cell>
          <table:table-cell table:number-columns-repeated="2" table:style-name="ce4" office:value-type="float" office:value="1106418" calcext:value-type="float">
            <text:p>1,106,418</text:p>
          </table:table-cell>
          <table:table-cell table:style-name="ce4" office:value-type="float" office:value="1122101" calcext:value-type="float">
            <text:p>1,122,1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mpere / Tammerfors</text:p>
          </table:table-cell>
          <table:table-cell table:style-name="ce4" office:value-type="float" office:value="207866" calcext:value-type="float">
            <text:p>207,866</text:p>
          </table:table-cell>
          <table:table-cell table:style-name="ce4" office:value-type="float" office:value="209552" calcext:value-type="float">
            <text:p>209,552</text:p>
          </table:table-cell>
          <table:table-cell table:style-name="ce4" office:value-type="float" office:value="211507" calcext:value-type="float">
            <text:p>211,507</text:p>
          </table:table-cell>
          <table:table-cell table:style-name="ce4" office:value-type="float" office:value="213217" calcext:value-type="float">
            <text:p>213,217</text:p>
          </table:table-cell>
          <table:table-cell table:style-name="ce4" office:value-type="float" office:value="215168" calcext:value-type="float">
            <text:p>215,168</text:p>
          </table:table-cell>
          <table:table-cell table:style-name="ce4" office:value-type="float" office:value="217421" calcext:value-type="float">
            <text:p>217,421</text:p>
          </table:table-cell>
          <table:table-cell table:style-name="ce4" office:value-type="float" office:value="220446" calcext:value-type="float">
            <text:p>220,446</text:p>
          </table:table-cell>
          <table:table-cell table:style-name="ce4" office:value-type="float" office:value="223004" calcext:value-type="float">
            <text:p>223,004</text:p>
          </table:table-cell>
          <table:table-cell table:style-name="ce4" office:value-type="float" office:value="225118" calcext:value-type="float">
            <text:p>225,1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urku / Åbo</text:p>
          </table:table-cell>
          <table:table-cell table:style-name="ce4" office:value-type="float" office:value="175286" calcext:value-type="float">
            <text:p>175,286</text:p>
          </table:table-cell>
          <table:table-cell table:style-name="ce4" office:value-type="float" office:value="175582" calcext:value-type="float">
            <text:p>175,582</text:p>
          </table:table-cell>
          <table:table-cell table:style-name="ce4" office:value-type="float" office:value="176087" calcext:value-type="float">
            <text:p>176,087</text:p>
          </table:table-cell>
          <table:table-cell table:style-name="ce4" office:value-type="float" office:value="177326" calcext:value-type="float">
            <text:p>177,326</text:p>
          </table:table-cell>
          <table:table-cell table:style-name="ce4" office:value-type="float" office:value="178630" calcext:value-type="float">
            <text:p>178,630</text:p>
          </table:table-cell>
          <table:table-cell table:style-name="ce4" office:value-type="float" office:value="180225" calcext:value-type="float">
            <text:p>180,225</text:p>
          </table:table-cell>
          <table:table-cell table:style-name="ce4" office:value-type="float" office:value="182072" calcext:value-type="float">
            <text:p>182,072</text:p>
          </table:table-cell>
          <table:table-cell table:style-name="ce4" office:value-type="float" office:value="183824" calcext:value-type="float">
            <text:p>183,824</text:p>
          </table:table-cell>
          <table:table-cell table:style-name="ce4" office:value-type="float" office:value="185908" calcext:value-type="float">
            <text:p>185,9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ulu</text:p>
          </table:table-cell>
          <table:table-cell table:style-name="ce4" office:value-type="float" office:value="131585" calcext:value-type="float">
            <text:p>131,585</text:p>
          </table:table-cell>
          <table:table-cell table:style-name="ce4" office:value-type="float" office:value="133550" calcext:value-type="float">
            <text:p>133,550</text:p>
          </table:table-cell>
          <table:table-cell table:style-name="ce4" office:value-type="float" office:value="139133" calcext:value-type="float">
            <text:p>139,133</text:p>
          </table:table-cell>
          <table:table-cell table:style-name="ce4" office:value-type="float" office:value="141671" calcext:value-type="float">
            <text:p>141,671</text:p>
          </table:table-cell>
          <table:table-cell table:style-name="ce4" office:value-type="float" office:value="143909" calcext:value-type="float">
            <text:p>143,909</text:p>
          </table:table-cell>
          <table:table-cell table:style-name="ce4" office:value-type="float" office:value="190847" calcext:value-type="float">
            <text:p>190,847</text:p>
          </table:table-cell>
          <table:table-cell table:style-name="ce4" office:value-type="float" office:value="193798" calcext:value-type="float">
            <text:p>193,798</text:p>
          </table:table-cell>
          <table:table-cell table:style-name="ce4" office:value-type="float" office:value="196291" calcext:value-type="float">
            <text:p>196,291</text:p>
          </table:table-cell>
          <table:table-cell table:style-name="ce4" office:value-type="float" office:value="198525" calcext:value-type="float">
            <text:p>198,5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spoo / Esbo</text:p>
          </table:table-cell>
          <table:table-cell table:style-name="ce4" office:value-type="float" office:value="241565" calcext:value-type="float">
            <text:p>241,565</text:p>
          </table:table-cell>
          <table:table-cell table:style-name="ce4" office:value-type="float" office:value="244330" calcext:value-type="float">
            <text:p>244,330</text:p>
          </table:table-cell>
          <table:table-cell table:style-name="ce4" office:value-type="float" office:value="247970" calcext:value-type="float">
            <text:p>247,970</text:p>
          </table:table-cell>
          <table:table-cell table:style-name="ce4" office:value-type="float" office:value="252439" calcext:value-type="float">
            <text:p>252,439</text:p>
          </table:table-cell>
          <table:table-cell table:style-name="ce4" office:value-type="float" office:value="256824" calcext:value-type="float">
            <text:p>256,824</text:p>
          </table:table-cell>
          <table:table-cell table:style-name="ce4" office:value-type="float" office:value="260753" calcext:value-type="float">
            <text:p>260,753</text:p>
          </table:table-cell>
          <table:table-cell table:number-columns-repeated="2" table:style-name="ce4" office:value-type="float" office:value="265543" calcext:value-type="float">
            <text:p>265,543</text:p>
          </table:table-cell>
          <table:table-cell table:style-name="ce4" office:value-type="float" office:value="269802" calcext:value-type="float">
            <text:p>269,8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ntaa / Vanda</text:p>
          </table:table-cell>
          <table:table-cell table:style-name="ce4" office:value-type="float" office:value="192522" calcext:value-type="float">
            <text:p>192,522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7636" calcext:value-type="float">
            <text:p>197,636</text:p>
          </table:table-cell>
          <table:table-cell table:style-name="ce4" office:value-type="float" office:value="200055" calcext:value-type="float">
            <text:p>200,055</text:p>
          </table:table-cell>
          <table:table-cell table:style-name="ce4" office:value-type="float" office:value="203001" calcext:value-type="float">
            <text:p>203,001</text:p>
          </table:table-cell>
          <table:table-cell table:style-name="ce4" office:value-type="float" office:value="205312" calcext:value-type="float">
            <text:p>205,312</text:p>
          </table:table-cell>
          <table:table-cell table:style-name="ce4" office:value-type="float" office:value="208098" calcext:value-type="float">
            <text:p>208,098</text:p>
          </table:table-cell>
          <table:table-cell table:style-name="ce4" office:value-type="float" office:value="210803" calcext:value-type="float">
            <text:p>210,803</text:p>
          </table:table-cell>
          <table:table-cell table:style-name="ce4" office:value-type="float" office:value="214605" calcext:value-type="float">
            <text:p>214,60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hti / Lahtis</text:p>
          </table:table-cell>
          <table:table-cell table:style-name="ce4" office:value-type="float" office:value="99308" calcext:value-type="float">
            <text:p>99,30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0854" calcext:value-type="float">
            <text:p>100,854</text:p>
          </table:table-cell>
          <table:table-cell table:style-name="ce4" office:value-type="float" office:value="101588" calcext:value-type="float">
            <text:p>101,588</text:p>
          </table:table-cell>
          <table:table-cell table:style-name="ce4" office:value-type="float" office:value="102308" calcext:value-type="float">
            <text:p>102,308</text:p>
          </table:table-cell>
          <table:table-cell table:style-name="ce4" office:value-type="float" office:value="103016" calcext:value-type="float">
            <text:p>103,016</text:p>
          </table:table-cell>
          <table:table-cell table:style-name="ce4" office:value-type="float" office:value="103364" calcext:value-type="float">
            <text:p>103,364</text:p>
          </table:table-cell>
          <table:table-cell table:style-name="ce4" office:value-type="float" office:value="118644" calcext:value-type="float">
            <text:p>118,644</text:p>
          </table:table-cell>
          <table:table-cell table:style-name="ce4" office:value-type="float" office:value="118743" calcext:value-type="float">
            <text:p>118,7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uopio</text:p>
          </table:table-cell>
          <table:table-cell table:style-name="ce4" office:value-type="float" office:value="94838" calcext:value-type="float">
            <text:p>94,838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96135" calcext:value-type="float">
            <text:p>96,135</text:p>
          </table:table-cell>
          <table:table-cell table:style-name="ce4" office:value-type="float" office:value="96793" calcext:value-type="float">
            <text:p>96,793</text:p>
          </table:table-cell>
          <table:table-cell table:style-name="ce4" office:value-type="float" office:value="97433" calcext:value-type="float">
            <text:p>97,433</text:p>
          </table:table-cell>
          <table:table-cell table:style-name="ce4" office:value-type="float" office:value="108962" calcext:value-type="float">
            <text:p>108,962</text:p>
          </table:table-cell>
          <table:table-cell table:style-name="ce4" office:value-type="float" office:value="110113" calcext:value-type="float">
            <text:p>110,113</text:p>
          </table:table-cell>
          <table:table-cell table:style-name="ce4" office:value-type="float" office:value="116171" calcext:value-type="float">
            <text:p>116,171</text:p>
          </table:table-cell>
          <table:table-cell table:style-name="ce4" office:value-type="float" office:value="116921" calcext:value-type="float">
            <text:p>116,9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yväskylä</text:p>
          </table:table-cell>
          <table:table-cell table:style-name="ce4" office:value-type="float" office:value="126546" calcext:value-type="float">
            <text:p>126,546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9623" calcext:value-type="float">
            <text:p>129,623</text:p>
          </table:table-cell>
          <table:table-cell table:style-name="ce4" office:value-type="float" office:value="130816" calcext:value-type="float">
            <text:p>130,816</text:p>
          </table:table-cell>
          <table:table-cell table:style-name="ce4" office:value-type="float" office:value="132062" calcext:value-type="float">
            <text:p>132,062</text:p>
          </table:table-cell>
          <table:table-cell table:style-name="ce4" office:value-type="float" office:value="133482" calcext:value-type="float">
            <text:p>133,482</text:p>
          </table:table-cell>
          <table:table-cell table:style-name="ce4" office:value-type="float" office:value="134658" calcext:value-type="float">
            <text:p>134,658</text:p>
          </table:table-cell>
          <table:table-cell table:style-name="ce4" office:value-type="float" office:value="135780" calcext:value-type="float">
            <text:p>135,780</text:p>
          </table:table-cell>
          <table:table-cell table:style-name="ce4" office:value-type="float" office:value="137368" calcext:value-type="float">
            <text:p>137,3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eden</text:p>
          </table:table-cell>
          <table:table-cell table:style-name="ce4" office:value-type="float" office:value="9256347" calcext:value-type="float">
            <text:p>9,256,347</text:p>
          </table:table-cell>
          <table:table-cell table:style-name="ce4" office:value-type="float" office:value="9340682" calcext:value-type="float">
            <text:p>9,340,682</text:p>
          </table:table-cell>
          <table:table-cell table:style-name="ce4" office:value-type="float" office:value="9415570" calcext:value-type="float">
            <text:p>9,415,570</text:p>
          </table:table-cell>
          <table:table-cell table:style-name="ce4" office:value-type="float" office:value="9482855" calcext:value-type="float">
            <text:p>9,482,855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ockholm</text:p>
          </table:table-cell>
          <table:table-cell table:style-name="ce4" office:value-type="float" office:value="810120" calcext:value-type="float">
            <text:p>810,120</text:p>
          </table:table-cell>
          <table:table-cell table:style-name="ce4" office:value-type="float" office:value="829417" calcext:value-type="float">
            <text:p>829,417</text:p>
          </table:table-cell>
          <table:table-cell table:style-name="ce4" office:value-type="float" office:value="847073" calcext:value-type="float">
            <text:p>847,073</text:p>
          </table:table-cell>
          <table:table-cell table:style-name="ce4" office:value-type="float" office:value="864324" calcext:value-type="float">
            <text:p>864,324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ockholm (greater city)</text:p>
          </table:table-cell>
          <table:table-cell table:style-name="ce4" office:value-type="float" office:value="1489127" calcext:value-type="float">
            <text:p>1,489,127</text:p>
          </table:table-cell>
          <table:table-cell table:style-name="ce4" office:value-type="float" office:value="1521202" calcext:value-type="float">
            <text:p>1,521,202</text:p>
          </table:table-cell>
          <table:table-cell table:style-name="ce4" office:value-type="float" office:value="1550208" calcext:value-type="float">
            <text:p>1,550,208</text:p>
          </table:table-cell>
          <table:table-cell table:style-name="ce4" office:value-type="float" office:value="1579896" calcext:value-type="float">
            <text:p>1,579,896</text:p>
          </table:table-cell>
          <table:table-cell table:style-name="ce4" office:value-type="float" office:value="1608135" calcext:value-type="float">
            <text:p>1,608,135</text:p>
          </table:table-cell>
          <table:table-cell table:style-name="ce4" office:value-type="float" office:value="1637551" calcext:value-type="float">
            <text:p>1,637,551</text:p>
          </table:table-cell>
          <table:table-cell table:style-name="ce4" office:value-type="float" office:value="1665006" calcext:value-type="float">
            <text:p>1,665,006</text:p>
          </table:table-cell>
          <table:table-cell table:style-name="ce4" office:value-type="float" office:value="1689952" calcext:value-type="float">
            <text:p>1,689,952</text:p>
          </table:table-cell>
          <table:table-cell table:number-columns-repeated="2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öteborg</text:p>
          </table:table-cell>
          <table:table-cell table:style-name="ce4" office:value-type="float" office:value="500197" calcext:value-type="float">
            <text:p>500,197</text:p>
          </table:table-cell>
          <table:table-cell table:style-name="ce4" office:value-type="float" office:value="507330" calcext:value-type="float">
            <text:p>507,330</text:p>
          </table:table-cell>
          <table:table-cell table:style-name="ce4" office:value-type="float" office:value="513751" calcext:value-type="float">
            <text:p>513,751</text:p>
          </table:table-cell>
          <table:table-cell table:style-name="ce4" office:value-type="float" office:value="520374" calcext:value-type="float">
            <text:p>520,374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lmö</text:p>
          </table:table-cell>
          <table:table-cell table:style-name="ce4" office:value-type="float" office:value="286535" calcext:value-type="float">
            <text:p>286,535</text:p>
          </table:table-cell>
          <table:table-cell table:style-name="ce4" office:value-type="float" office:value="293909" calcext:value-type="float">
            <text:p>293,909</text:p>
          </table:table-cell>
          <table:table-cell table:style-name="ce4" office:value-type="float" office:value="298963" calcext:value-type="float">
            <text:p>298,963</text:p>
          </table:table-cell>
          <table:table-cell table:style-name="ce4" office:value-type="float" office:value="302835" calcext:value-type="float">
            <text:p>302,835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önköping</text:p>
          </table:table-cell>
          <table:table-cell table:style-name="ce4" office:value-type="float" office:value="125154" calcext:value-type="float">
            <text:p>125,154</text:p>
          </table:table-cell>
          <table:table-cell table:style-name="ce4" office:value-type="float" office:value="126331" calcext:value-type="float">
            <text:p>126,331</text:p>
          </table:table-cell>
          <table:table-cell table:style-name="ce4" office:value-type="float" office:value="127382" calcext:value-type="float">
            <text:p>127,382</text:p>
          </table:table-cell>
          <table:table-cell table:style-name="ce4" office:value-type="float" office:value="128305" calcext:value-type="float">
            <text:p>128,305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meå</text:p>
          </table:table-cell>
          <table:table-cell table:style-name="ce4" office:value-type="float" office:value="112728" calcext:value-type="float">
            <text:p>112,728</text:p>
          </table:table-cell>
          <table:table-cell table:style-name="ce4" office:value-type="float" office:value="114075" calcext:value-type="float">
            <text:p>114,075</text:p>
          </table:table-cell>
          <table:table-cell table:style-name="ce4" office:value-type="float" office:value="115473" calcext:value-type="float">
            <text:p>115,473</text:p>
          </table:table-cell>
          <table:table-cell table:style-name="ce4" office:value-type="float" office:value="116465" calcext:value-type="float">
            <text:p>116,465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ppsala</text:p>
          </table:table-cell>
          <table:table-cell table:style-name="ce4" office:value-type="float" office:value="190668" calcext:value-type="float">
            <text:p>190,668</text:p>
          </table:table-cell>
          <table:table-cell table:style-name="ce4" office:value-type="float" office:value="194751" calcext:value-type="float">
            <text:p>194,751</text:p>
          </table:table-cell>
          <table:table-cell table:style-name="ce4" office:value-type="float" office:value="197787" calcext:value-type="float">
            <text:p>197,787</text:p>
          </table:table-cell>
          <table:table-cell table:style-name="ce4" office:value-type="float" office:value="200001" calcext:value-type="float">
            <text:p>200,001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nköping</text:p>
          </table:table-cell>
          <table:table-cell table:style-name="ce4" office:value-type="float" office:value="141863" calcext:value-type="float">
            <text:p>141,863</text:p>
          </table:table-cell>
          <table:table-cell table:style-name="ce4" office:value-type="float" office:value="144690" calcext:value-type="float">
            <text:p>144,690</text:p>
          </table:table-cell>
          <table:table-cell table:style-name="ce4" office:value-type="float" office:value="146416" calcext:value-type="float">
            <text:p>146,416</text:p>
          </table:table-cell>
          <table:table-cell table:style-name="ce4" office:value-type="float" office:value="147334" calcext:value-type="float">
            <text:p>147,334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Örebro</text:p>
          </table:table-cell>
          <table:table-cell table:style-name="ce4" office:value-type="float" office:value="132277" calcext:value-type="float">
            <text:p>132,277</text:p>
          </table:table-cell>
          <table:table-cell table:style-name="ce4" office:value-type="float" office:value="134006" calcext:value-type="float">
            <text:p>134,006</text:p>
          </table:table-cell>
          <table:table-cell table:style-name="ce4" office:value-type="float" office:value="135460" calcext:value-type="float">
            <text:p>135,460</text:p>
          </table:table-cell>
          <table:table-cell table:style-name="ce4" office:value-type="float" office:value="137121" calcext:value-type="float">
            <text:p>137,121</text:p>
          </table:table-cell>
          <table:table-cell table:number-columns-repeated="6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ästerås</text:p>
          </table:table-cell>
          <table:table-cell table:style-name="ce4" office:value-type="float" office:value="134684" calcext:value-type="float">
            <text:p>134,684</text:p>
          </table:table-cell>
          <table:table-cell table:number-columns-repeated="9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rköping</text:p>
          </table:table-cell>
          <table:table-cell table:style-name="ce4" office:value-type="float" office:value="128060" calcext:value-type="float">
            <text:p>128,060</text:p>
          </table:table-cell>
          <table:table-cell table:number-columns-repeated="9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lsingborg</text:p>
          </table:table-cell>
          <table:table-cell table:style-name="ce4" office:value-type="float" office:value="126754" calcext:value-type="float">
            <text:p>126,754</text:p>
          </table:table-cell>
          <table:table-cell table:number-columns-repeated="9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nd</text:p>
          </table:table-cell>
          <table:table-cell table:style-name="ce4" office:value-type="float" office:value="107351" calcext:value-type="float">
            <text:p>107,351</text:p>
          </table:table-cell>
          <table:table-cell table:number-columns-repeated="9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rås</text:p>
          </table:table-cell>
          <table:table-cell table:style-name="ce4" office:value-type="float" office:value="101487" calcext:value-type="float">
            <text:p>101,487</text:p>
          </table:table-cell>
          <table:table-cell table:number-columns-repeated="9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nited Kingdom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4853393" calcext:value-type="float">
            <text:p>64,853,393</text:p>
          </table:table-cell>
          <table:table-cell table:style-name="ce4" office:value-type="float" office:value="65379044" calcext:value-type="float">
            <text:p>65,379,04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ndon (greater city)</text:p>
          </table:table-cell>
          <table:table-cell table:style-name="ce4" office:value-type="float" office:value="7668300" calcext:value-type="float">
            <text:p>7,668,300</text:p>
          </table:table-cell>
          <table:table-cell table:style-name="ce4" office:value-type="float" office:value="7753600" calcext:value-type="float">
            <text:p>7,753,600</text:p>
          </table:table-cell>
          <table:table-cell table:style-name="ce4" office:value-type="float" office:value="8002000" calcext:value-type="float">
            <text:p>8,002,000</text:p>
          </table:table-cell>
          <table:table-cell table:style-name="ce4" office:value-type="float" office:value="8173941" calcext:value-type="float">
            <text:p>8,173,941</text:p>
          </table:table-cell>
          <table:table-cell table:style-name="ce4" office:value-type="float" office:value="8256400" calcext:value-type="float">
            <text:p>8,256,400</text:p>
          </table:table-cell>
          <table:table-cell table:style-name="ce4" office:value-type="float" office:value="8362500" calcext:value-type="float">
            <text:p>8,362,500</text:p>
          </table:table-cell>
          <table:table-cell table:style-name="ce4" office:value-type="float" office:value="8477600" calcext:value-type="float">
            <text:p>8,477,600</text:p>
          </table:table-cell>
          <table:table-cell table:style-name="ce4" office:value-type="float" office:value="8606201" calcext:value-type="float">
            <text:p>8,606,201</text:p>
          </table:table-cell>
          <table:table-cell table:style-name="ce4" office:value-type="float" office:value="8730803" calcext:value-type="float">
            <text:p>8,730,80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rmingham</text:p>
          </table:table-cell>
          <table:table-cell table:style-name="ce4" office:value-type="float" office:value="1019200" calcext:value-type="float">
            <text:p>1,019,200</text:p>
          </table:table-cell>
          <table:table-cell table:style-name="ce4" office:value-type="float" office:value="1028700" calcext:value-type="float">
            <text:p>1,028,700</text:p>
          </table:table-cell>
          <table:table-cell table:style-name="ce4" office:value-type="float" office:value="1055600" calcext:value-type="float">
            <text:p>1,055,600</text:p>
          </table:table-cell>
          <table:table-cell table:style-name="ce4" office:value-type="float" office:value="1073045" calcext:value-type="float">
            <text:p>1,073,045</text:p>
          </table:table-cell>
          <table:table-cell table:style-name="ce4" office:value-type="float" office:value="1079900" calcext:value-type="float">
            <text:p>1,079,900</text:p>
          </table:table-cell>
          <table:table-cell table:style-name="ce4" office:value-type="float" office:value="1088900" calcext:value-type="float">
            <text:p>1,088,900</text:p>
          </table:table-cell>
          <table:table-cell table:style-name="ce4" office:value-type="float" office:value="1096800" calcext:value-type="float">
            <text:p>1,096,800</text:p>
          </table:table-cell>
          <table:table-cell table:style-name="ce4" office:value-type="float" office:value="1106334" calcext:value-type="float">
            <text:p>1,106,334</text:p>
          </table:table-cell>
          <table:table-cell table:style-name="ce4" office:value-type="float" office:value="1117938" calcext:value-type="float">
            <text:p>1,117,9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st Midlands urban are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390000" calcext:value-type="float">
            <text:p>2,390,000</text:p>
          </table:table-cell>
          <table:table-cell table:style-name="ce4" office:value-type="float" office:value="2419500" calcext:value-type="float">
            <text:p>2,419,500</text:p>
          </table:table-cell>
          <table:table-cell table:style-name="ce4" office:value-type="float" office:value="2431200" calcext:value-type="float">
            <text:p>2,431,200</text:p>
          </table:table-cell>
          <table:table-cell table:style-name="ce4" office:value-type="float" office:value="2446600" calcext:value-type="float">
            <text:p>2,446,600</text:p>
          </table:table-cell>
          <table:table-cell table:style-name="ce4" office:value-type="float" office:value="2462300" calcext:value-type="float">
            <text:p>2,462,300</text:p>
          </table:table-cell>
          <table:table-cell table:style-name="ce4" office:value-type="float" office:value="2479550" calcext:value-type="float">
            <text:p>2,479,550</text:p>
          </table:table-cell>
          <table:table-cell table:style-name="ce4" office:value-type="float" office:value="2500093" calcext:value-type="float">
            <text:p>2,500,09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eds</text:p>
          </table:table-cell>
          <table:table-cell table:style-name="ce4" office:value-type="float" office:value="779300" calcext:value-type="float">
            <text:p>779,300</text:p>
          </table:table-cell>
          <table:table-cell table:style-name="ce4" office:value-type="float" office:value="787700" calcext:value-type="float">
            <text:p>787,700</text:p>
          </table:table-cell>
          <table:table-cell table:style-name="ce4" office:value-type="float" office:value="745700" calcext:value-type="float">
            <text:p>745,700</text:p>
          </table:table-cell>
          <table:table-cell table:style-name="ce4" office:value-type="float" office:value="751485" calcext:value-type="float">
            <text:p>751,485</text:p>
          </table:table-cell>
          <table:table-cell table:style-name="ce4" office:value-type="float" office:value="754200" calcext:value-type="float">
            <text:p>754,200</text:p>
          </table:table-cell>
          <table:table-cell table:style-name="ce4" office:value-type="float" office:value="759600" calcext:value-type="float">
            <text:p>759,600</text:p>
          </table:table-cell>
          <table:table-cell table:style-name="ce4" office:value-type="float" office:value="763900" calcext:value-type="float">
            <text:p>763,900</text:p>
          </table:table-cell>
          <table:table-cell table:style-name="ce4" office:value-type="float" office:value="770230" calcext:value-type="float">
            <text:p>770,230</text:p>
          </table:table-cell>
          <table:table-cell table:style-name="ce4" office:value-type="float" office:value="777902" calcext:value-type="float">
            <text:p>777,9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asgow City</text:p>
          </table:table-cell>
          <table:table-cell table:style-name="ce4" office:value-type="float" office:value="584200" calcext:value-type="float">
            <text:p>584,200</text:p>
          </table:table-cell>
          <table:table-cell table:style-name="ce4" office:value-type="float" office:value="588500" calcext:value-type="float">
            <text:p>588,500</text:p>
          </table:table-cell>
          <table:table-cell table:style-name="ce4" office:value-type="float" office:value="584100" calcext:value-type="float">
            <text:p>584,100</text:p>
          </table:table-cell>
          <table:table-cell table:style-name="ce4" office:value-type="float" office:value="593245" calcext:value-type="float">
            <text:p>593,245</text:p>
          </table:table-cell>
          <table:table-cell table:style-name="ce4" office:value-type="float" office:value="594100" calcext:value-type="float">
            <text:p>594,100</text:p>
          </table:table-cell>
          <table:table-cell table:style-name="ce4" office:value-type="float" office:value="595800" calcext:value-type="float">
            <text:p>595,800</text:p>
          </table:table-cell>
          <table:table-cell table:style-name="ce4" office:value-type="float" office:value="598100" calcext:value-type="float">
            <text:p>598,100</text:p>
          </table:table-cell>
          <table:table-cell table:style-name="ce4" office:value-type="float" office:value="602990" calcext:value-type="float">
            <text:p>602,990</text:p>
          </table:table-cell>
          <table:table-cell table:style-name="ce4" office:value-type="float" office:value="610705" calcext:value-type="float">
            <text:p>610,70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Glasgow</text:p>
          </table:table-cell>
          <table:table-cell table:number-columns-repeated="8" table:style-name="ce5" office:value-type="string" calcext:value-type="string">
            <text:p>:</text:p>
          </table:table-cell>
          <table:table-cell table:style-name="ce4" office:value-type="float" office:value="986575" calcext:value-type="float">
            <text:p>986,57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dford</text:p>
          </table:table-cell>
          <table:table-cell table:style-name="ce4" office:value-type="float" office:value="501400" calcext:value-type="float">
            <text:p>501,400</text:p>
          </table:table-cell>
          <table:table-cell table:style-name="ce4" office:value-type="float" office:value="506800" calcext:value-type="float">
            <text:p>506,800</text:p>
          </table:table-cell>
          <table:table-cell table:style-name="ce4" office:value-type="float" office:value="515200" calcext:value-type="float">
            <text:p>515,200</text:p>
          </table:table-cell>
          <table:table-cell table:style-name="ce4" office:value-type="float" office:value="522452" calcext:value-type="float">
            <text:p>522,452</text:p>
          </table:table-cell>
          <table:table-cell table:style-name="ce4" office:value-type="float" office:value="523900" calcext:value-type="float">
            <text:p>523,900</text:p>
          </table:table-cell>
          <table:table-cell table:style-name="ce4" office:value-type="float" office:value="525500" calcext:value-type="float">
            <text:p>525,500</text:p>
          </table:table-cell>
          <table:table-cell table:style-name="ce4" office:value-type="float" office:value="527300" calcext:value-type="float">
            <text:p>527,300</text:p>
          </table:table-cell>
          <table:table-cell table:style-name="ce4" office:value-type="float" office:value="529666" calcext:value-type="float">
            <text:p>529,666</text:p>
          </table:table-cell>
          <table:table-cell table:style-name="ce4" office:value-type="float" office:value="532728" calcext:value-type="float">
            <text:p>532,72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verpool</text:p>
          </table:table-cell>
          <table:table-cell table:style-name="ce4" office:value-type="float" office:value="441100" calcext:value-type="float">
            <text:p>441,100</text:p>
          </table:table-cell>
          <table:table-cell table:style-name="ce4" office:value-type="float" office:value="442300" calcext:value-type="float">
            <text:p>442,300</text:p>
          </table:table-cell>
          <table:table-cell table:style-name="ce4" office:value-type="float" office:value="459500" calcext:value-type="float">
            <text:p>459,500</text:p>
          </table:table-cell>
          <table:table-cell table:style-name="ce4" office:value-type="float" office:value="466415" calcext:value-type="float">
            <text:p>466,415</text:p>
          </table:table-cell>
          <table:table-cell table:style-name="ce4" office:value-type="float" office:value="467700" calcext:value-type="float">
            <text:p>467,700</text:p>
          </table:table-cell>
          <table:table-cell table:style-name="ce4" office:value-type="float" office:value="470200" calcext:value-type="float">
            <text:p>470,200</text:p>
          </table:table-cell>
          <table:table-cell table:style-name="ce4" office:value-type="float" office:value="471900" calcext:value-type="float">
            <text:p>471,900</text:p>
          </table:table-cell>
          <table:table-cell table:style-name="ce4" office:value-type="float" office:value="475827" calcext:value-type="float">
            <text:p>475,827</text:p>
          </table:table-cell>
          <table:table-cell table:style-name="ce4" office:value-type="float" office:value="481579" calcext:value-type="float">
            <text:p>481,5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verpoo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55400" calcext:value-type="float">
            <text:p>1,055,400</text:p>
          </table:table-cell>
          <table:table-cell table:style-name="ce4" office:value-type="float" office:value="1061406" calcext:value-type="float">
            <text:p>1,061,406</text:p>
          </table:table-cell>
          <table:table-cell table:style-name="ce4" office:value-type="float" office:value="1063200" calcext:value-type="float">
            <text:p>1,063,200</text:p>
          </table:table-cell>
          <table:table-cell table:style-name="ce4" office:value-type="float" office:value="1065900" calcext:value-type="float">
            <text:p>1,065,900</text:p>
          </table:table-cell>
          <table:table-cell table:style-name="ce4" office:value-type="float" office:value="1068200" calcext:value-type="float">
            <text:p>1,068,200</text:p>
          </table:table-cell>
          <table:table-cell table:style-name="ce4" office:value-type="float" office:value="1394572" calcext:value-type="float">
            <text:p>1,394,572</text:p>
          </table:table-cell>
          <table:table-cell table:style-name="ce4" office:value-type="float" office:value="1402239" calcext:value-type="float">
            <text:p>1,402,23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ity of Edinburgh</text:p>
          </table:table-cell>
          <table:table-cell table:style-name="ce4" office:value-type="float" office:value="471700" calcext:value-type="float">
            <text:p>471,700</text:p>
          </table:table-cell>
          <table:table-cell table:style-name="ce4" office:value-type="float" office:value="477700" calcext:value-type="float">
            <text:p>477,700</text:p>
          </table:table-cell>
          <table:table-cell table:style-name="ce4" office:value-type="float" office:value="466600" calcext:value-type="float">
            <text:p>466,600</text:p>
          </table:table-cell>
          <table:table-cell table:style-name="ce4" office:value-type="float" office:value="476626" calcext:value-type="float">
            <text:p>476,626</text:p>
          </table:table-cell>
          <table:table-cell table:style-name="ce4" office:value-type="float" office:value="480300" calcext:value-type="float">
            <text:p>480,300</text:p>
          </table:table-cell>
          <table:table-cell table:style-name="ce4" office:value-type="float" office:value="485100" calcext:value-type="float">
            <text:p>485,100</text:p>
          </table:table-cell>
          <table:table-cell table:style-name="ce4" office:value-type="float" office:value="490100" calcext:value-type="float">
            <text:p>490,100</text:p>
          </table:table-cell>
          <table:table-cell table:style-name="ce4" office:value-type="float" office:value="495710" calcext:value-type="float">
            <text:p>495,710</text:p>
          </table:table-cell>
          <table:table-cell table:style-name="ce4" office:value-type="float" office:value="502990" calcext:value-type="float">
            <text:p>502,99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nchester</text:p>
          </table:table-cell>
          <table:table-cell table:style-name="ce4" office:value-type="float" office:value="473200" calcext:value-type="float">
            <text:p>473,200</text:p>
          </table:table-cell>
          <table:table-cell table:style-name="ce4" office:value-type="float" office:value="483800" calcext:value-type="float">
            <text:p>483,800</text:p>
          </table:table-cell>
          <table:table-cell table:style-name="ce4" office:value-type="float" office:value="488200" calcext:value-type="float">
            <text:p>488,200</text:p>
          </table:table-cell>
          <table:table-cell table:style-name="ce4" office:value-type="float" office:value="503127" calcext:value-type="float">
            <text:p>503,127</text:p>
          </table:table-cell>
          <table:table-cell table:style-name="ce4" office:value-type="float" office:value="506800" calcext:value-type="float">
            <text:p>506,800</text:p>
          </table:table-cell>
          <table:table-cell table:style-name="ce4" office:value-type="float" office:value="512600" calcext:value-type="float">
            <text:p>512,600</text:p>
          </table:table-cell>
          <table:table-cell table:style-name="ce4" office:value-type="float" office:value="517300" calcext:value-type="float">
            <text:p>517,300</text:p>
          </table:table-cell>
          <table:table-cell table:style-name="ce4" office:value-type="float" office:value="525254" calcext:value-type="float">
            <text:p>525,254</text:p>
          </table:table-cell>
          <table:table-cell table:style-name="ce4" office:value-type="float" office:value="535778" calcext:value-type="float">
            <text:p>535,77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Mancheste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650800" calcext:value-type="float">
            <text:p>2,650,800</text:p>
          </table:table-cell>
          <table:table-cell table:style-name="ce4" office:value-type="float" office:value="2682528" calcext:value-type="float">
            <text:p>2,682,528</text:p>
          </table:table-cell>
          <table:table-cell table:style-name="ce4" office:value-type="float" office:value="2693800" calcext:value-type="float">
            <text:p>2,693,800</text:p>
          </table:table-cell>
          <table:table-cell table:style-name="ce4" office:value-type="float" office:value="2708600" calcext:value-type="float">
            <text:p>2,708,600</text:p>
          </table:table-cell>
          <table:table-cell table:style-name="ce4" office:value-type="float" office:value="2723900" calcext:value-type="float">
            <text:p>2,723,900</text:p>
          </table:table-cell>
          <table:table-cell table:style-name="ce4" office:value-type="float" office:value="2744508" calcext:value-type="float">
            <text:p>2,744,508</text:p>
          </table:table-cell>
          <table:table-cell table:style-name="ce4" office:value-type="float" office:value="2769152" calcext:value-type="float">
            <text:p>2,769,15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diff</text:p>
          </table:table-cell>
          <table:table-cell table:style-name="ce4" office:value-type="float" office:value="330500" calcext:value-type="float">
            <text:p>330,500</text:p>
          </table:table-cell>
          <table:table-cell table:style-name="ce4" office:value-type="float" office:value="336200" calcext:value-type="float">
            <text:p>336,200</text:p>
          </table:table-cell>
          <table:table-cell table:style-name="ce4" office:value-type="float" office:value="339500" calcext:value-type="float">
            <text:p>339,500</text:p>
          </table:table-cell>
          <table:table-cell table:style-name="ce4" office:value-type="float" office:value="346090" calcext:value-type="float">
            <text:p>346,090</text:p>
          </table:table-cell>
          <table:table-cell table:style-name="ce4" office:value-type="float" office:value="347000" calcext:value-type="float">
            <text:p>347,000</text:p>
          </table:table-cell>
          <table:table-cell table:style-name="ce4" office:value-type="float" office:value="350100" calcext:value-type="float">
            <text:p>350,100</text:p>
          </table:table-cell>
          <table:table-cell table:style-name="ce4" office:value-type="float" office:value="353000" calcext:value-type="float">
            <text:p>353,000</text:p>
          </table:table-cell>
          <table:table-cell table:style-name="ce4" office:value-type="float" office:value="355727" calcext:value-type="float">
            <text:p>355,727</text:p>
          </table:table-cell>
          <table:table-cell table:style-name="ce4" office:value-type="float" office:value="359314" calcext:value-type="float">
            <text:p>359,3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heffield</text:p>
          </table:table-cell>
          <table:table-cell table:style-name="ce4" office:value-type="float" office:value="539800" calcext:value-type="float">
            <text:p>539,800</text:p>
          </table:table-cell>
          <table:table-cell table:style-name="ce4" office:value-type="float" office:value="547000" calcext:value-type="float">
            <text:p>547,000</text:p>
          </table:table-cell>
          <table:table-cell table:style-name="ce4" office:value-type="float" office:value="541500" calcext:value-type="float">
            <text:p>541,500</text:p>
          </table:table-cell>
          <table:table-cell table:style-name="ce4" office:value-type="float" office:value="552698" calcext:value-type="float">
            <text:p>552,698</text:p>
          </table:table-cell>
          <table:table-cell table:style-name="ce4" office:value-type="float" office:value="554600" calcext:value-type="float">
            <text:p>554,600</text:p>
          </table:table-cell>
          <table:table-cell table:style-name="ce4" office:value-type="float" office:value="558700" calcext:value-type="float">
            <text:p>558,700</text:p>
          </table:table-cell>
          <table:table-cell table:style-name="ce4" office:value-type="float" office:value="561900" calcext:value-type="float">
            <text:p>561,900</text:p>
          </table:table-cell>
          <table:table-cell table:style-name="ce4" office:value-type="float" office:value="566743" calcext:value-type="float">
            <text:p>566,743</text:p>
          </table:table-cell>
          <table:table-cell table:style-name="ce4" office:value-type="float" office:value="572581" calcext:value-type="float">
            <text:p>572,5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stol</text:p>
          </table:table-cell>
          <table:table-cell table:style-name="ce4" office:value-type="float" office:value="426100" calcext:value-type="float">
            <text:p>426,100</text:p>
          </table:table-cell>
          <table:table-cell table:style-name="ce4" office:value-type="float" office:value="433100" calcext:value-type="float">
            <text:p>433,100</text:p>
          </table:table-cell>
          <table:table-cell table:style-name="ce4" office:value-type="float" office:value="421000" calcext:value-type="float">
            <text:p>421,000</text:p>
          </table:table-cell>
          <table:table-cell table:style-name="ce4" office:value-type="float" office:value="428234" calcext:value-type="float">
            <text:p>428,234</text:p>
          </table:table-cell>
          <table:table-cell table:style-name="ce4" office:value-type="float" office:value="430300" calcext:value-type="float">
            <text:p>430,300</text:p>
          </table:table-cell>
          <table:table-cell table:style-name="ce4" office:value-type="float" office:value="435000" calcext:value-type="float">
            <text:p>435,000</text:p>
          </table:table-cell>
          <table:table-cell table:style-name="ce4" office:value-type="float" office:value="440000" calcext:value-type="float">
            <text:p>440,000</text:p>
          </table:table-cell>
          <table:table-cell table:style-name="ce4" office:value-type="float" office:value="445901" calcext:value-type="float">
            <text:p>445,901</text:p>
          </table:table-cell>
          <table:table-cell table:style-name="ce4" office:value-type="float" office:value="451771" calcext:value-type="float">
            <text:p>451,7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lfast</text:p>
          </table:table-cell>
          <table:table-cell table:style-name="ce4" office:value-type="float" office:value="268300" calcext:value-type="float">
            <text:p>268,300</text:p>
          </table:table-cell>
          <table:table-cell table:style-name="ce4" office:value-type="float" office:value="268400" calcext:value-type="float">
            <text:p>268,400</text:p>
          </table:table-cell>
          <table:table-cell table:style-name="ce4" office:value-type="float" office:value="279700" calcext:value-type="float">
            <text:p>279,700</text:p>
          </table:table-cell>
          <table:table-cell table:style-name="ce4" office:value-type="float" office:value="280962" calcext:value-type="float">
            <text:p>280,962</text:p>
          </table:table-cell>
          <table:table-cell table:style-name="ce4" office:value-type="float" office:value="280700" calcext:value-type="float">
            <text:p>280,700</text:p>
          </table:table-cell>
          <table:table-cell table:style-name="ce4" office:value-type="float" office:value="281100" calcext:value-type="float">
            <text:p>281,100</text:p>
          </table:table-cell>
          <table:table-cell table:style-name="ce4" office:value-type="float" office:value="282500" calcext:value-type="float">
            <text:p>282,500</text:p>
          </table:table-cell>
          <table:table-cell table:style-name="ce4" office:value-type="float" office:value="337869" calcext:value-type="float">
            <text:p>337,869</text:p>
          </table:table-cell>
          <table:table-cell table:style-name="ce4" office:value-type="float" office:value="339243" calcext:value-type="float">
            <text:p>339,24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wcastle upon Tyne</text:p>
          </table:table-cell>
          <table:table-cell table:style-name="ce4" office:value-type="float" office:value="277800" calcext:value-type="float">
            <text:p>277,800</text:p>
          </table:table-cell>
          <table:table-cell table:style-name="ce4" office:value-type="float" office:value="284300" calcext:value-type="float">
            <text:p>284,300</text:p>
          </table:table-cell>
          <table:table-cell table:style-name="ce4" office:value-type="float" office:value="275100" calcext:value-type="float">
            <text:p>275,100</text:p>
          </table:table-cell>
          <table:table-cell table:style-name="ce4" office:value-type="float" office:value="280177" calcext:value-type="float">
            <text:p>280,177</text:p>
          </table:table-cell>
          <table:table-cell table:style-name="ce4" office:value-type="float" office:value="280800" calcext:value-type="float">
            <text:p>280,800</text:p>
          </table:table-cell>
          <table:table-cell table:style-name="ce4" office:value-type="float" office:value="284600" calcext:value-type="float">
            <text:p>284,600</text:p>
          </table:table-cell>
          <table:table-cell table:style-name="ce4" office:value-type="float" office:value="288300" calcext:value-type="float">
            <text:p>288,300</text:p>
          </table:table-cell>
          <table:table-cell table:style-name="ce4" office:value-type="float" office:value="291359" calcext:value-type="float">
            <text:p>291,359</text:p>
          </table:table-cell>
          <table:table-cell table:style-name="ce4" office:value-type="float" office:value="294681" calcext:value-type="float">
            <text:p>294,6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neside conurbati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21200" calcext:value-type="float">
            <text:p>821,200</text:p>
          </table:table-cell>
          <table:table-cell table:style-name="ce4" office:value-type="float" office:value="829319" calcext:value-type="float">
            <text:p>829,319</text:p>
          </table:table-cell>
          <table:table-cell table:style-name="ce4" office:value-type="float" office:value="830600" calcext:value-type="float">
            <text:p>830,600</text:p>
          </table:table-cell>
          <table:table-cell table:style-name="ce4" office:value-type="float" office:value="835000" calcext:value-type="float">
            <text:p>835,000</text:p>
          </table:table-cell>
          <table:table-cell table:style-name="ce4" office:value-type="float" office:value="839700" calcext:value-type="float">
            <text:p>839,700</text:p>
          </table:table-cell>
          <table:table-cell table:style-name="ce4" office:value-type="float" office:value="843434" calcext:value-type="float">
            <text:p>843,434</text:p>
          </table:table-cell>
          <table:table-cell table:style-name="ce4" office:value-type="float" office:value="847920" calcext:value-type="float">
            <text:p>847,9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icester</text:p>
          </table:table-cell>
          <table:table-cell table:style-name="ce4" office:value-type="float" office:value="303800" calcext:value-type="float">
            <text:p>303,800</text:p>
          </table:table-cell>
          <table:table-cell table:style-name="ce4" office:value-type="float" office:value="304700" calcext:value-type="float">
            <text:p>304,700</text:p>
          </table:table-cell>
          <table:table-cell table:style-name="ce4" office:value-type="float" office:value="322300" calcext:value-type="float">
            <text:p>322,300</text:p>
          </table:table-cell>
          <table:table-cell table:style-name="ce4" office:value-type="float" office:value="329839" calcext:value-type="float">
            <text:p>329,839</text:p>
          </table:table-cell>
          <table:table-cell table:style-name="ce4" office:value-type="float" office:value="330600" calcext:value-type="float">
            <text:p>330,600</text:p>
          </table:table-cell>
          <table:table-cell table:style-name="ce4" office:value-type="float" office:value="332700" calcext:value-type="float">
            <text:p>332,700</text:p>
          </table:table-cell>
          <table:table-cell table:style-name="ce4" office:value-type="float" office:value="335700" calcext:value-type="float">
            <text:p>335,700</text:p>
          </table:table-cell>
          <table:table-cell table:style-name="ce4" office:value-type="float" office:value="340140" calcext:value-type="float">
            <text:p>340,140</text:p>
          </table:table-cell>
          <table:table-cell table:style-name="ce4" office:value-type="float" office:value="345485" calcext:value-type="float">
            <text:p>345,48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icester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471400" calcext:value-type="float">
            <text:p>471,400</text:p>
          </table:table-cell>
          <table:table-cell table:style-name="ce4" office:value-type="float" office:value="479924" calcext:value-type="float">
            <text:p>479,924</text:p>
          </table:table-cell>
          <table:table-cell table:style-name="ce4" office:value-type="float" office:value="481000" calcext:value-type="float">
            <text:p>481,000</text:p>
          </table:table-cell>
          <table:table-cell table:style-name="ce4" office:value-type="float" office:value="483700" calcext:value-type="float">
            <text:p>483,700</text:p>
          </table:table-cell>
          <table:table-cell table:style-name="ce4" office:value-type="float" office:value="487200" calcext:value-type="float">
            <text:p>487,200</text:p>
          </table:table-cell>
          <table:table-cell table:style-name="ce4" office:value-type="float" office:value="492218" calcext:value-type="float">
            <text:p>492,218</text:p>
          </table:table-cell>
          <table:table-cell table:style-name="ce4" office:value-type="float" office:value="498438" calcext:value-type="float">
            <text:p>498,4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berdeen City</text:p>
          </table:table-cell>
          <table:table-cell table:style-name="ce4" office:value-type="float" office:value="210400" calcext:value-type="float">
            <text:p>210,400</text:p>
          </table:table-cell>
          <table:table-cell table:style-name="ce4" office:value-type="float" office:value="213800" calcext:value-type="float">
            <text:p>213,800</text:p>
          </table:table-cell>
          <table:table-cell table:style-name="ce4" office:value-type="float" office:value="218400" calcext:value-type="float">
            <text:p>218,400</text:p>
          </table:table-cell>
          <table:table-cell table:style-name="ce4" office:value-type="float" office:value="222793" calcext:value-type="float">
            <text:p>222,793</text:p>
          </table:table-cell>
          <table:table-cell table:style-name="ce4" office:value-type="float" office:value="223700" calcext:value-type="float">
            <text:p>223,700</text:p>
          </table:table-cell>
          <table:table-cell table:style-name="ce4" office:value-type="float" office:value="226100" calcext:value-type="float">
            <text:p>226,100</text:p>
          </table:table-cell>
          <table:table-cell table:style-name="ce4" office:value-type="float" office:value="228100" calcext:value-type="float">
            <text:p>228,100</text:p>
          </table:table-cell>
          <table:table-cell table:style-name="ce4" office:value-type="float" office:value="229635" calcext:value-type="float">
            <text:p>229,635</text:p>
          </table:table-cell>
          <table:table-cell table:style-name="ce4" office:value-type="float" office:value="230095" calcext:value-type="float">
            <text:p>230,0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mbridge</text:p>
          </table:table-cell>
          <table:table-cell table:style-name="ce4" office:value-type="float" office:value="118700" calcext:value-type="float">
            <text:p>118,700</text:p>
          </table:table-cell>
          <table:table-cell table:style-name="ce4" office:value-type="float" office:value="121100" calcext:value-type="float">
            <text:p>121,100</text:p>
          </table:table-cell>
          <table:table-cell table:style-name="ce4" office:value-type="float" office:value="118500" calcext:value-type="float">
            <text:p>118,500</text:p>
          </table:table-cell>
          <table:table-cell table:style-name="ce4" office:value-type="float" office:value="123867" calcext:value-type="float">
            <text:p>123,867</text:p>
          </table:table-cell>
          <table:table-cell table:style-name="ce4" office:value-type="float" office:value="123900" calcext:value-type="float">
            <text:p>123,900</text:p>
          </table:table-cell>
          <table:table-cell table:style-name="ce4" office:value-type="float" office:value="125900" calcext:value-type="float">
            <text:p>125,900</text:p>
          </table:table-cell>
          <table:table-cell table:style-name="ce4" office:value-type="float" office:value="127600" calcext:value-type="float">
            <text:p>127,600</text:p>
          </table:table-cell>
          <table:table-cell table:style-name="ce4" office:value-type="float" office:value="129711" calcext:value-type="float">
            <text:p>129,711</text:p>
          </table:table-cell>
          <table:table-cell table:style-name="ce4" office:value-type="float" office:value="131353" calcext:value-type="float">
            <text:p>131,3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xeter</text:p>
          </table:table-cell>
          <table:table-cell table:style-name="ce4" office:value-type="float" office:value="118500" calcext:value-type="float">
            <text:p>118,500</text:p>
          </table:table-cell>
          <table:table-cell table:style-name="ce4" office:value-type="float" office:value="118800" calcext:value-type="float">
            <text:p>118,800</text:p>
          </table:table-cell>
          <table:table-cell table:style-name="ce4" office:value-type="float" office:value="115100" calcext:value-type="float">
            <text:p>115,100</text:p>
          </table:table-cell>
          <table:table-cell table:style-name="ce4" office:value-type="float" office:value="117773" calcext:value-type="float">
            <text:p>117,773</text:p>
          </table:table-cell>
          <table:table-cell table:style-name="ce4" office:value-type="float" office:value="118200" calcext:value-type="float">
            <text:p>118,200</text:p>
          </table:table-cell>
          <table:table-cell table:style-name="ce4" office:value-type="float" office:value="120600" calcext:value-type="float">
            <text:p>120,600</text:p>
          </table:table-cell>
          <table:table-cell table:style-name="ce4" office:value-type="float" office:value="123100" calcext:value-type="float">
            <text:p>123,100</text:p>
          </table:table-cell>
          <table:table-cell table:style-name="ce4" office:value-type="float" office:value="125818" calcext:value-type="float">
            <text:p>125,818</text:p>
          </table:table-cell>
          <table:table-cell table:style-name="ce4" office:value-type="float" office:value="128555" calcext:value-type="float">
            <text:p>128,5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incoln</text:p>
          </table:table-cell>
          <table:table-cell table:style-name="ce4" office:value-type="float" office:value="88000" calcext:value-type="float">
            <text:p>88,000</text:p>
          </table:table-cell>
          <table:table-cell table:style-name="ce4" office:value-type="float" office:value="88500" calcext:value-type="float">
            <text:p>88,500</text:p>
          </table:table-cell>
          <table:table-cell table:style-name="ce4" office:value-type="float" office:value="91500" calcext:value-type="float">
            <text:p>91,500</text:p>
          </table:table-cell>
          <table:table-cell table:style-name="ce4" office:value-type="float" office:value="93541" calcext:value-type="float">
            <text:p>93,541</text:p>
          </table:table-cell>
          <table:table-cell table:style-name="ce4" office:value-type="float" office:value="93800" calcext:value-type="float">
            <text:p>93,800</text:p>
          </table:table-cell>
          <table:table-cell table:style-name="ce4" office:value-type="float" office:value="95100" calcext:value-type="float">
            <text:p>95,100</text:p>
          </table:table-cell>
          <table:table-cell table:style-name="ce4" office:value-type="float" office:value="95900" calcext:value-type="float">
            <text:p>95,900</text:p>
          </table:table-cell>
          <table:table-cell table:style-name="ce4" office:value-type="float" office:value="96634" calcext:value-type="float">
            <text:p>96,634</text:p>
          </table:table-cell>
          <table:table-cell table:style-name="ce4" office:value-type="float" office:value="97430" calcext:value-type="float">
            <text:p>97,4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avesham</text:p>
          </table:table-cell>
          <table:table-cell table:style-name="ce4" office:value-type="float" office:value="98500" calcext:value-type="float">
            <text:p>98,500</text:p>
          </table:table-cell>
          <table:table-cell table:style-name="ce4" office:value-type="float" office:value="98800" calcext:value-type="float">
            <text:p>98,800</text:p>
          </table:table-cell>
          <table:table-cell table:style-name="ce4" office:value-type="float" office:value="100600" calcext:value-type="float">
            <text:p>100,600</text:p>
          </table:table-cell>
          <table:table-cell table:style-name="ce4" office:value-type="float" office:value="101720" calcext:value-type="float">
            <text:p>101,720</text:p>
          </table:table-cell>
          <table:table-cell table:style-name="ce4" office:value-type="float" office:value="102300" calcext:value-type="float">
            <text:p>102,300</text:p>
          </table:table-cell>
          <table:table-cell table:style-name="ce4" office:value-type="float" office:value="103300" calcext:value-type="float">
            <text:p>103,300</text:p>
          </table:table-cell>
          <table:table-cell table:style-name="ce4" office:value-type="float" office:value="104500" calcext:value-type="float">
            <text:p>104,500</text:p>
          </table:table-cell>
          <table:table-cell table:style-name="ce4" office:value-type="float" office:value="105780" calcext:value-type="float">
            <text:p>105,780</text:p>
          </table:table-cell>
          <table:table-cell table:style-name="ce4" office:value-type="float" office:value="106554" calcext:value-type="float">
            <text:p>106,5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venage</text:p>
          </table:table-cell>
          <table:table-cell table:style-name="ce4" office:value-type="float" office:value="80500" calcext:value-type="float">
            <text:p>80,500</text:p>
          </table:table-cell>
          <table:table-cell table:style-name="ce4" office:value-type="float" office:value="81000" calcext:value-type="float">
            <text:p>81,000</text:p>
          </table:table-cell>
          <table:table-cell table:style-name="ce4" office:value-type="float" office:value="82600" calcext:value-type="float">
            <text:p>82,600</text:p>
          </table:table-cell>
          <table:table-cell table:style-name="ce4" office:value-type="float" office:value="83957" calcext:value-type="float">
            <text:p>83,957</text:p>
          </table:table-cell>
          <table:table-cell table:style-name="ce4" office:value-type="float" office:value="84500" calcext:value-type="float">
            <text:p>84,500</text:p>
          </table:table-cell>
          <table:table-cell table:style-name="ce4" office:value-type="float" office:value="85100" calcext:value-type="float">
            <text:p>85,100</text:p>
          </table:table-cell>
          <table:table-cell table:style-name="ce4" office:value-type="float" office:value="85700" calcext:value-type="float">
            <text:p>85,700</text:p>
          </table:table-cell>
          <table:table-cell table:style-name="ce4" office:value-type="float" office:value="86233" calcext:value-type="float">
            <text:p>86,233</text:p>
          </table:table-cell>
          <table:table-cell table:style-name="ce4" office:value-type="float" office:value="86775" calcext:value-type="float">
            <text:p>86,77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rexham</text:p>
          </table:table-cell>
          <table:table-cell table:style-name="ce4" office:value-type="float" office:value="132700" calcext:value-type="float">
            <text:p>132,700</text:p>
          </table:table-cell>
          <table:table-cell table:style-name="ce4" office:value-type="float" office:value="133200" calcext:value-type="float">
            <text:p>133,200</text:p>
          </table:table-cell>
          <table:table-cell table:style-name="ce4" office:value-type="float" office:value="133700" calcext:value-type="float">
            <text:p>133,700</text:p>
          </table:table-cell>
          <table:table-cell table:style-name="ce4" office:value-type="float" office:value="134844" calcext:value-type="float">
            <text:p>134,844</text:p>
          </table:table-cell>
          <table:table-cell table:style-name="ce4" office:value-type="float" office:value="135500" calcext:value-type="float">
            <text:p>135,500</text:p>
          </table:table-cell>
          <table:table-cell table:style-name="ce4" office:value-type="float" office:value="136200" calcext:value-type="float">
            <text:p>136,200</text:p>
          </table:table-cell>
          <table:table-cell table:style-name="ce4" office:value-type="float" office:value="136600" calcext:value-type="float">
            <text:p>136,600</text:p>
          </table:table-cell>
          <table:table-cell table:style-name="ce4" office:value-type="float" office:value="136681" calcext:value-type="float">
            <text:p>136,681</text:p>
          </table:table-cell>
          <table:table-cell table:style-name="ce4" office:value-type="float" office:value="136679" calcext:value-type="float">
            <text:p>136,6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smouth</text:p>
          </table:table-cell>
          <table:table-cell table:style-name="ce4" office:value-type="float" office:value="199400" calcext:value-type="float">
            <text:p>199,400</text:p>
          </table:table-cell>
          <table:table-cell table:style-name="ce4" office:value-type="float" office:value="203500" calcext:value-type="float">
            <text:p>203,500</text:p>
          </table:table-cell>
          <table:table-cell table:style-name="ce4" office:value-type="float" office:value="200800" calcext:value-type="float">
            <text:p>200,800</text:p>
          </table:table-cell>
          <table:table-cell table:style-name="ce4" office:value-type="float" office:value="205056" calcext:value-type="float">
            <text:p>205,056</text:p>
          </table:table-cell>
          <table:table-cell table:style-name="ce4" office:value-type="float" office:value="206100" calcext:value-type="float">
            <text:p>206,100</text:p>
          </table:table-cell>
          <table:table-cell table:style-name="ce4" office:value-type="float" office:value="207100" calcext:value-type="float">
            <text:p>207,100</text:p>
          </table:table-cell>
          <table:table-cell table:style-name="ce4" office:value-type="float" office:value="208300" calcext:value-type="float">
            <text:p>208,300</text:p>
          </table:table-cell>
          <table:table-cell table:style-name="ce4" office:value-type="float" office:value="210422" calcext:value-type="float">
            <text:p>210,422</text:p>
          </table:table-cell>
          <table:table-cell table:style-name="ce4" office:value-type="float" office:value="213295" calcext:value-type="float">
            <text:p>213,2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rtsmouth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513800" calcext:value-type="float">
            <text:p>513,800</text:p>
          </table:table-cell>
          <table:table-cell table:style-name="ce4" office:value-type="float" office:value="519943" calcext:value-type="float">
            <text:p>519,943</text:p>
          </table:table-cell>
          <table:table-cell table:style-name="ce4" office:value-type="float" office:value="522500" calcext:value-type="float">
            <text:p>522,500</text:p>
          </table:table-cell>
          <table:table-cell table:style-name="ce4" office:value-type="float" office:value="525200" calcext:value-type="float">
            <text:p>525,200</text:p>
          </table:table-cell>
          <table:table-cell table:style-name="ce4" office:value-type="float" office:value="528000" calcext:value-type="float">
            <text:p>528,000</text:p>
          </table:table-cell>
          <table:table-cell table:style-name="ce4" office:value-type="float" office:value="532035" calcext:value-type="float">
            <text:p>532,035</text:p>
          </table:table-cell>
          <table:table-cell table:style-name="ce4" office:value-type="float" office:value="536707" calcext:value-type="float">
            <text:p>536,70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rcester</text:p>
          </table:table-cell>
          <table:table-cell table:style-name="ce4" office:value-type="float" office:value="93900" calcext:value-type="float">
            <text:p>93,900</text:p>
          </table:table-cell>
          <table:table-cell table:style-name="ce4" office:value-type="float" office:value="94700" calcext:value-type="float">
            <text:p>94,700</text:p>
          </table:table-cell>
          <table:table-cell table:style-name="ce4" office:value-type="float" office:value="97400" calcext:value-type="float">
            <text:p>97,400</text:p>
          </table:table-cell>
          <table:table-cell table:style-name="ce4" office:value-type="float" office:value="98768" calcext:value-type="float">
            <text:p>98,768</text:p>
          </table:table-cell>
          <table:table-cell table:style-name="ce4" office:value-type="float" office:value="99100" calcext:value-type="float">
            <text:p>99,100</text:p>
          </table:table-cell>
          <table:table-cell table:style-name="ce4" office:value-type="float" office:value="100000" calcext:value-type="float">
            <text:p>100,000</text:p>
          </table:table-cell>
          <table:table-cell table:style-name="ce4" office:value-type="float" office:value="100600" calcext:value-type="float">
            <text:p>100,600</text:p>
          </table:table-cell>
          <table:table-cell table:style-name="ce4" office:value-type="float" office:value="101085" calcext:value-type="float">
            <text:p>101,085</text:p>
          </table:table-cell>
          <table:table-cell table:style-name="ce4" office:value-type="float" office:value="101833" calcext:value-type="float">
            <text:p>101,8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ventry</text:p>
          </table:table-cell>
          <table:table-cell table:style-name="ce4" office:value-type="float" office:value="310500" calcext:value-type="float">
            <text:p>310,500</text:p>
          </table:table-cell>
          <table:table-cell table:style-name="ce4" office:value-type="float" office:value="312800" calcext:value-type="float">
            <text:p>312,800</text:p>
          </table:table-cell>
          <table:table-cell table:style-name="ce4" office:value-type="float" office:value="309500" calcext:value-type="float">
            <text:p>309,500</text:p>
          </table:table-cell>
          <table:table-cell table:style-name="ce4" office:value-type="float" office:value="316960" calcext:value-type="float">
            <text:p>316,960</text:p>
          </table:table-cell>
          <table:table-cell table:style-name="ce4" office:value-type="float" office:value="320000" calcext:value-type="float">
            <text:p>320,000</text:p>
          </table:table-cell>
          <table:table-cell table:style-name="ce4" office:value-type="float" office:value="326500" calcext:value-type="float">
            <text:p>326,500</text:p>
          </table:table-cell>
          <table:table-cell table:style-name="ce4" office:value-type="float" office:value="333600" calcext:value-type="float">
            <text:p>333,600</text:p>
          </table:table-cell>
          <table:table-cell table:style-name="ce4" office:value-type="float" office:value="341407" calcext:value-type="float">
            <text:p>341,407</text:p>
          </table:table-cell>
          <table:table-cell table:style-name="ce4" office:value-type="float" office:value="349148" calcext:value-type="float">
            <text:p>349,1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ingston-upon-Hull</text:p>
          </table:table-cell>
          <table:table-cell table:style-name="ce4" office:value-type="float" office:value="261100" calcext:value-type="float">
            <text:p>261,100</text:p>
          </table:table-cell>
          <table:table-cell table:style-name="ce4" office:value-type="float" office:value="262400" calcext:value-type="float">
            <text:p>262,400</text:p>
          </table:table-cell>
          <table:table-cell table:style-name="ce4" office:value-type="float" office:value="256100" calcext:value-type="float">
            <text:p>256,100</text:p>
          </table:table-cell>
          <table:table-cell table:style-name="ce4" office:value-type="float" office:value="256406" calcext:value-type="float">
            <text:p>256,406</text:p>
          </table:table-cell>
          <table:table-cell table:style-name="ce4" office:value-type="float" office:value="256700" calcext:value-type="float">
            <text:p>256,700</text:p>
          </table:table-cell>
          <table:table-cell table:style-name="ce4" office:value-type="float" office:value="257400" calcext:value-type="float">
            <text:p>257,400</text:p>
          </table:table-cell>
          <table:table-cell table:style-name="ce4" office:value-type="float" office:value="257600" calcext:value-type="float">
            <text:p>257,600</text:p>
          </table:table-cell>
          <table:table-cell table:style-name="ce4" office:value-type="float" office:value="258353" calcext:value-type="float">
            <text:p>258,353</text:p>
          </table:table-cell>
          <table:table-cell table:style-name="ce4" office:value-type="float" office:value="259618" calcext:value-type="float">
            <text:p>259,6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oke-on-trent</text:p>
          </table:table-cell>
          <table:table-cell table:style-name="ce4" office:value-type="float" office:value="239300" calcext:value-type="float">
            <text:p>239,300</text:p>
          </table:table-cell>
          <table:table-cell table:style-name="ce4" office:value-type="float" office:value="238900" calcext:value-type="float">
            <text:p>238,900</text:p>
          </table:table-cell>
          <table:table-cell table:style-name="ce4" office:value-type="float" office:value="246600" calcext:value-type="float">
            <text:p>246,600</text:p>
          </table:table-cell>
          <table:table-cell table:style-name="ce4" office:value-type="float" office:value="249008" calcext:value-type="float">
            <text:p>249,008</text:p>
          </table:table-cell>
          <table:table-cell table:style-name="ce4" office:value-type="float" office:value="249300" calcext:value-type="float">
            <text:p>249,300</text:p>
          </table:table-cell>
          <table:table-cell table:style-name="ce4" office:value-type="float" office:value="250100" calcext:value-type="float">
            <text:p>250,100</text:p>
          </table:table-cell>
          <table:table-cell table:style-name="ce4" office:value-type="float" office:value="250600" calcext:value-type="float">
            <text:p>250,600</text:p>
          </table:table-cell>
          <table:table-cell table:style-name="ce4" office:value-type="float" office:value="251338" calcext:value-type="float">
            <text:p>251,338</text:p>
          </table:table-cell>
          <table:table-cell table:style-name="ce4" office:value-type="float" office:value="252437" calcext:value-type="float">
            <text:p>252,43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oke-on-trent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77886" calcext:value-type="float">
            <text:p>377,886</text:p>
          </table:table-cell>
          <table:table-cell table:style-name="ce4" office:value-type="float" office:value="380193" calcext:value-type="float">
            <text:p>380,19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lverhampton</text:p>
          </table:table-cell>
          <table:table-cell table:style-name="ce4" office:value-type="float" office:value="238100" calcext:value-type="float">
            <text:p>238,100</text:p>
          </table:table-cell>
          <table:table-cell table:style-name="ce4" office:value-type="float" office:value="238500" calcext:value-type="float">
            <text:p>238,500</text:p>
          </table:table-cell>
          <table:table-cell table:style-name="ce4" office:value-type="float" office:value="246800" calcext:value-type="float">
            <text:p>246,800</text:p>
          </table:table-cell>
          <table:table-cell table:style-name="ce4" office:value-type="float" office:value="249470" calcext:value-type="float">
            <text:p>249,470</text:p>
          </table:table-cell>
          <table:table-cell table:style-name="ce4" office:value-type="float" office:value="250400" calcext:value-type="float">
            <text:p>250,400</text:p>
          </table:table-cell>
          <table:table-cell table:style-name="ce4" office:value-type="float" office:value="251300" calcext:value-type="float">
            <text:p>251,300</text:p>
          </table:table-cell>
          <table:table-cell table:style-name="ce4" office:value-type="float" office:value="252300" calcext:value-type="float">
            <text:p>252,300</text:p>
          </table:table-cell>
          <table:table-cell table:style-name="ce4" office:value-type="float" office:value="253697" calcext:value-type="float">
            <text:p>253,697</text:p>
          </table:table-cell>
          <table:table-cell table:style-name="ce4" office:value-type="float" office:value="255514" calcext:value-type="float">
            <text:p>255,5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ttingham</text:p>
          </table:table-cell>
          <table:table-cell table:style-name="ce4" office:value-type="float" office:value="296600" calcext:value-type="float">
            <text:p>296,600</text:p>
          </table:table-cell>
          <table:table-cell table:style-name="ce4" office:value-type="float" office:value="300800" calcext:value-type="float">
            <text:p>300,800</text:p>
          </table:table-cell>
          <table:table-cell table:style-name="ce4" office:value-type="float" office:value="297300" calcext:value-type="float">
            <text:p>297,300</text:p>
          </table:table-cell>
          <table:table-cell table:style-name="ce4" office:value-type="float" office:value="305680" calcext:value-type="float">
            <text:p>305,680</text:p>
          </table:table-cell>
          <table:table-cell table:style-name="ce4" office:value-type="float" office:value="306300" calcext:value-type="float">
            <text:p>306,300</text:p>
          </table:table-cell>
          <table:table-cell table:style-name="ce4" office:value-type="float" office:value="309800" calcext:value-type="float">
            <text:p>309,800</text:p>
          </table:table-cell>
          <table:table-cell table:style-name="ce4" office:value-type="float" office:value="312600" calcext:value-type="float">
            <text:p>312,600</text:p>
          </table:table-cell>
          <table:table-cell table:style-name="ce4" office:value-type="float" office:value="316585" calcext:value-type="float">
            <text:p>316,585</text:p>
          </table:table-cell>
          <table:table-cell table:style-name="ce4" office:value-type="float" office:value="322092" calcext:value-type="float">
            <text:p>322,09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er Nottingha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630000" calcext:value-type="float">
            <text:p>630,000</text:p>
          </table:table-cell>
          <table:table-cell table:style-name="ce4" office:value-type="float" office:value="639839" calcext:value-type="float">
            <text:p>639,839</text:p>
          </table:table-cell>
          <table:table-cell table:style-name="ce4" office:value-type="float" office:value="641900" calcext:value-type="float">
            <text:p>641,900</text:p>
          </table:table-cell>
          <table:table-cell table:style-name="ce4" office:value-type="float" office:value="647400" calcext:value-type="float">
            <text:p>647,400</text:p>
          </table:table-cell>
          <table:table-cell table:style-name="ce4" office:value-type="float" office:value="652500" calcext:value-type="float">
            <text:p>652,500</text:p>
          </table:table-cell>
          <table:table-cell table:style-name="ce4" office:value-type="float" office:value="658437" calcext:value-type="float">
            <text:p>658,437</text:p>
          </table:table-cell>
          <table:table-cell table:style-name="ce4" office:value-type="float" office:value="665588" calcext:value-type="float">
            <text:p>665,5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rral</text:p>
          </table:table-cell>
          <table:table-cell table:number-columns-repeated="2" table:style-name="ce4" office:value-type="float" office:value="308500" calcext:value-type="float">
            <text:p>308,500</text:p>
          </table:table-cell>
          <table:table-cell table:style-name="ce4" office:value-type="float" office:value="318400" calcext:value-type="float">
            <text:p>318,400</text:p>
          </table:table-cell>
          <table:table-cell table:style-name="ce4" office:value-type="float" office:value="319783" calcext:value-type="float">
            <text:p>319,783</text:p>
          </table:table-cell>
          <table:table-cell table:style-name="ce4" office:value-type="float" office:value="320000" calcext:value-type="float">
            <text:p>320,000</text:p>
          </table:table-cell>
          <table:table-cell table:style-name="ce4" office:value-type="float" office:value="320300" calcext:value-type="float">
            <text:p>320,300</text:p>
          </table:table-cell>
          <table:table-cell table:style-name="ce4" office:value-type="float" office:value="320600" calcext:value-type="float">
            <text:p>320,600</text:p>
          </table:table-cell>
          <table:table-cell table:style-name="ce4" office:value-type="float" office:value="320907" calcext:value-type="float">
            <text:p>320,907</text:p>
          </table:table-cell>
          <table:table-cell table:style-name="ce4" office:value-type="float" office:value="321069" calcext:value-type="float">
            <text:p>321,06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th and North East Somerse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73800" calcext:value-type="float">
            <text:p>173,800</text:p>
          </table:table-cell>
          <table:table-cell table:style-name="ce4" office:value-type="float" office:value="176016" calcext:value-type="float">
            <text:p>176,016</text:p>
          </table:table-cell>
          <table:table-cell table:style-name="ce4" office:value-type="float" office:value="176600" calcext:value-type="float">
            <text:p>176,600</text:p>
          </table:table-cell>
          <table:table-cell table:style-name="ce4" office:value-type="float" office:value="178900" calcext:value-type="float">
            <text:p>178,900</text:p>
          </table:table-cell>
          <table:table-cell table:style-name="ce4" office:value-type="float" office:value="181100" calcext:value-type="float">
            <text:p>181,100</text:p>
          </table:table-cell>
          <table:table-cell table:style-name="ce4" office:value-type="float" office:value="183448" calcext:value-type="float">
            <text:p>183,448</text:p>
          </table:table-cell>
          <table:table-cell table:style-name="ce4" office:value-type="float" office:value="186313" calcext:value-type="float">
            <text:p>186,31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hurrock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55800" calcext:value-type="float">
            <text:p>155,800</text:p>
          </table:table-cell>
          <table:table-cell table:style-name="ce4" office:value-type="float" office:value="157705" calcext:value-type="float">
            <text:p>157,705</text:p>
          </table:table-cell>
          <table:table-cell table:style-name="ce4" office:value-type="float" office:value="158900" calcext:value-type="float">
            <text:p>158,900</text:p>
          </table:table-cell>
          <table:table-cell table:style-name="ce4" office:value-type="float" office:value="160200" calcext:value-type="float">
            <text:p>160,200</text:p>
          </table:table-cell>
          <table:table-cell table:style-name="ce4" office:value-type="float" office:value="162100" calcext:value-type="float">
            <text:p>162,100</text:p>
          </table:table-cell>
          <table:table-cell table:style-name="ce4" office:value-type="float" office:value="164227" calcext:value-type="float">
            <text:p>164,227</text:p>
          </table:table-cell>
          <table:table-cell table:style-name="ce4" office:value-type="float" office:value="166105" calcext:value-type="float">
            <text:p>166,10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uildfor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34600" calcext:value-type="float">
            <text:p>134,600</text:p>
          </table:table-cell>
          <table:table-cell table:style-name="ce4" office:value-type="float" office:value="137183" calcext:value-type="float">
            <text:p>137,183</text:p>
          </table:table-cell>
          <table:table-cell table:style-name="ce4" office:value-type="float" office:value="138600" calcext:value-type="float">
            <text:p>138,600</text:p>
          </table:table-cell>
          <table:table-cell table:style-name="ce4" office:value-type="float" office:value="140400" calcext:value-type="float">
            <text:p>140,400</text:p>
          </table:table-cell>
          <table:table-cell table:style-name="ce4" office:value-type="float" office:value="142000" calcext:value-type="float">
            <text:p>142,000</text:p>
          </table:table-cell>
          <table:table-cell table:style-name="ce4" office:value-type="float" office:value="144519" calcext:value-type="float">
            <text:p>144,519</text:p>
          </table:table-cell>
          <table:table-cell table:style-name="ce4" office:value-type="float" office:value="147050" calcext:value-type="float">
            <text:p>147,05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hane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32900" calcext:value-type="float">
            <text:p>132,900</text:p>
          </table:table-cell>
          <table:table-cell table:style-name="ce4" office:value-type="float" office:value="134186" calcext:value-type="float">
            <text:p>134,186</text:p>
          </table:table-cell>
          <table:table-cell table:style-name="ce4" office:value-type="float" office:value="135000" calcext:value-type="float">
            <text:p>135,000</text:p>
          </table:table-cell>
          <table:table-cell table:style-name="ce4" office:value-type="float" office:value="136200" calcext:value-type="float">
            <text:p>136,200</text:p>
          </table:table-cell>
          <table:table-cell table:style-name="ce4" office:value-type="float" office:value="137600" calcext:value-type="float">
            <text:p>137,600</text:p>
          </table:table-cell>
          <table:table-cell table:style-name="ce4" office:value-type="float" office:value="139091" calcext:value-type="float">
            <text:p>139,091</text:p>
          </table:table-cell>
          <table:table-cell table:style-name="ce4" office:value-type="float" office:value="140212" calcext:value-type="float">
            <text:p>140,21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uneaton and Bedwort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4500" calcext:value-type="float">
            <text:p>124,500</text:p>
          </table:table-cell>
          <table:table-cell table:style-name="ce4" office:value-type="float" office:value="125252" calcext:value-type="float">
            <text:p>125,252</text:p>
          </table:table-cell>
          <table:table-cell table:style-name="ce4" office:value-type="float" office:value="125600" calcext:value-type="float">
            <text:p>125,600</text:p>
          </table:table-cell>
          <table:table-cell table:style-name="ce4" office:value-type="float" office:value="125900" calcext:value-type="float">
            <text:p>125,900</text:p>
          </table:table-cell>
          <table:table-cell table:style-name="ce4" office:value-type="float" office:value="126100" calcext:value-type="float">
            <text:p>126,100</text:p>
          </table:table-cell>
          <table:table-cell table:style-name="ce4" office:value-type="float" office:value="126247" calcext:value-type="float">
            <text:p>126,247</text:p>
          </table:table-cell>
          <table:table-cell table:style-name="ce4" office:value-type="float" office:value="126669" calcext:value-type="float">
            <text:p>126,66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vene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5900" calcext:value-type="float">
            <text:p>115,900</text:p>
          </table:table-cell>
          <table:table-cell table:style-name="ce4" office:value-type="float" office:value="115254" calcext:value-type="float">
            <text:p>115,254</text:p>
          </table:table-cell>
          <table:table-cell table:style-name="ce4" office:value-type="float" office:value="115500" calcext:value-type="float">
            <text:p>115,500</text:p>
          </table:table-cell>
          <table:table-cell table:style-name="ce4" office:value-type="float" office:value="115800" calcext:value-type="float">
            <text:p>115,800</text:p>
          </table:table-cell>
          <table:table-cell table:style-name="ce4" office:value-type="float" office:value="115900" calcext:value-type="float">
            <text:p>115,900</text:p>
          </table:table-cell>
          <table:table-cell table:style-name="ce4" office:value-type="float" office:value="116051" calcext:value-type="float">
            <text:p>116,051</text:p>
          </table:table-cell>
          <table:table-cell table:style-name="ce4" office:value-type="float" office:value="116348" calcext:value-type="float">
            <text:p>116,3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unbridge Well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3400" calcext:value-type="float">
            <text:p>113,400</text:p>
          </table:table-cell>
          <table:table-cell table:style-name="ce4" office:value-type="float" office:value="115049" calcext:value-type="float">
            <text:p>115,049</text:p>
          </table:table-cell>
          <table:table-cell table:style-name="ce4" office:value-type="float" office:value="115400" calcext:value-type="float">
            <text:p>115,400</text:p>
          </table:table-cell>
          <table:table-cell table:style-name="ce4" office:value-type="float" office:value="115600" calcext:value-type="float">
            <text:p>115,600</text:p>
          </table:table-cell>
          <table:table-cell table:style-name="ce4" office:value-type="float" office:value="115900" calcext:value-type="float">
            <text:p>115,900</text:p>
          </table:table-cell>
          <table:table-cell table:style-name="ce4" office:value-type="float" office:value="116173" calcext:value-type="float">
            <text:p>116,173</text:p>
          </table:table-cell>
          <table:table-cell table:style-name="ce4" office:value-type="float" office:value="116655" calcext:value-type="float">
            <text:p>116,6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shfor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6300" calcext:value-type="float">
            <text:p>116,300</text:p>
          </table:table-cell>
          <table:table-cell table:style-name="ce4" office:value-type="float" office:value="117956" calcext:value-type="float">
            <text:p>117,956</text:p>
          </table:table-cell>
          <table:table-cell table:style-name="ce4" office:value-type="float" office:value="119300" calcext:value-type="float">
            <text:p>119,300</text:p>
          </table:table-cell>
          <table:table-cell table:style-name="ce4" office:value-type="float" office:value="120900" calcext:value-type="float">
            <text:p>120,900</text:p>
          </table:table-cell>
          <table:table-cell table:style-name="ce4" office:value-type="float" office:value="122500" calcext:value-type="float">
            <text:p>122,500</text:p>
          </table:table-cell>
          <table:table-cell table:style-name="ce4" office:value-type="float" office:value="123768" calcext:value-type="float">
            <text:p>123,768</text:p>
          </table:table-cell>
          <table:table-cell table:style-name="ce4" office:value-type="float" office:value="125201" calcext:value-type="float">
            <text:p>125,2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ast Staffordshir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12500" calcext:value-type="float">
            <text:p>112,500</text:p>
          </table:table-cell>
          <table:table-cell table:style-name="ce4" office:value-type="float" office:value="113583" calcext:value-type="float">
            <text:p>113,583</text:p>
          </table:table-cell>
          <table:table-cell table:style-name="ce4" office:value-type="float" office:value="114100" calcext:value-type="float">
            <text:p>114,100</text:p>
          </table:table-cell>
          <table:table-cell table:style-name="ce4" office:value-type="float" office:value="114700" calcext:value-type="float">
            <text:p>114,700</text:p>
          </table:table-cell>
          <table:table-cell table:style-name="ce4" office:value-type="float" office:value="115300" calcext:value-type="float">
            <text:p>115,300</text:p>
          </table:table-cell>
          <table:table-cell table:style-name="ce4" office:value-type="float" office:value="115852" calcext:value-type="float">
            <text:p>115,852</text:p>
          </table:table-cell>
          <table:table-cell table:style-name="ce4" office:value-type="float" office:value="116371" calcext:value-type="float">
            <text:p>116,3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rlingt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4700" calcext:value-type="float">
            <text:p>104,700</text:p>
          </table:table-cell>
          <table:table-cell table:style-name="ce4" office:value-type="float" office:value="105564" calcext:value-type="float">
            <text:p>105,564</text:p>
          </table:table-cell>
          <table:table-cell table:style-name="ce4" office:value-type="float" office:value="105400" calcext:value-type="float">
            <text:p>105,400</text:p>
          </table:table-cell>
          <table:table-cell table:style-name="ce4" office:value-type="float" office:value="105300" calcext:value-type="float">
            <text:p>105,300</text:p>
          </table:table-cell>
          <table:table-cell table:style-name="ce4" office:value-type="float" office:value="105400" calcext:value-type="float">
            <text:p>105,400</text:p>
          </table:table-cell>
          <table:table-cell table:style-name="ce4" office:value-type="float" office:value="105378" calcext:value-type="float">
            <text:p>105,378</text:p>
          </table:table-cell>
          <table:table-cell table:style-name="ce4" office:value-type="float" office:value="105518" calcext:value-type="float">
            <text:p>105,5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rthing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3300" calcext:value-type="float">
            <text:p>103,300</text:p>
          </table:table-cell>
          <table:table-cell table:style-name="ce4" office:value-type="float" office:value="104640" calcext:value-type="float">
            <text:p>104,640</text:p>
          </table:table-cell>
          <table:table-cell table:style-name="ce4" office:value-type="float" office:value="105300" calcext:value-type="float">
            <text:p>105,300</text:p>
          </table:table-cell>
          <table:table-cell table:style-name="ce4" office:value-type="float" office:value="105900" calcext:value-type="float">
            <text:p>105,900</text:p>
          </table:table-cell>
          <table:table-cell table:style-name="ce4" office:value-type="float" office:value="106500" calcext:value-type="float">
            <text:p>106,500</text:p>
          </table:table-cell>
          <table:table-cell table:style-name="ce4" office:value-type="float" office:value="107300" calcext:value-type="float">
            <text:p>107,300</text:p>
          </table:table-cell>
          <table:table-cell table:style-name="ce4" office:value-type="float" office:value="108171" calcext:value-type="float">
            <text:p>108,1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nsfiel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3900" calcext:value-type="float">
            <text:p>103,900</text:p>
          </table:table-cell>
          <table:table-cell table:style-name="ce4" office:value-type="float" office:value="104466" calcext:value-type="float">
            <text:p>104,466</text:p>
          </table:table-cell>
          <table:table-cell table:style-name="ce4" office:value-type="float" office:value="104600" calcext:value-type="float">
            <text:p>104,600</text:p>
          </table:table-cell>
          <table:table-cell table:style-name="ce4" office:value-type="float" office:value="105000" calcext:value-type="float">
            <text:p>105,000</text:p>
          </table:table-cell>
          <table:table-cell table:style-name="ce4" office:value-type="float" office:value="105600" calcext:value-type="float">
            <text:p>105,600</text:p>
          </table:table-cell>
          <table:table-cell table:style-name="ce4" office:value-type="float" office:value="106225" calcext:value-type="float">
            <text:p>106,225</text:p>
          </table:table-cell>
          <table:table-cell table:style-name="ce4" office:value-type="float" office:value="106996" calcext:value-type="float">
            <text:p>106,9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sterfiel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03200" calcext:value-type="float">
            <text:p>103,200</text:p>
          </table:table-cell>
          <table:table-cell table:style-name="ce4" office:value-type="float" office:value="103788" calcext:value-type="float">
            <text:p>103,788</text:p>
          </table:table-cell>
          <table:table-cell table:style-name="ce4" office:value-type="float" office:value="103800" calcext:value-type="float">
            <text:p>103,800</text:p>
          </table:table-cell>
          <table:table-cell table:style-name="ce4" office:value-type="float" office:value="103900" calcext:value-type="float">
            <text:p>103,900</text:p>
          </table:table-cell>
          <table:table-cell table:style-name="ce4" office:value-type="float" office:value="104200" calcext:value-type="float">
            <text:p>104,200</text:p>
          </table:table-cell>
          <table:table-cell table:style-name="ce4" office:value-type="float" office:value="104348" calcext:value-type="float">
            <text:p>104,348</text:p>
          </table:table-cell>
          <table:table-cell table:style-name="ce4" office:value-type="float" office:value="104424" calcext:value-type="float">
            <text:p>104,42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rnle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7000" calcext:value-type="float">
            <text:p>87,000</text:p>
          </table:table-cell>
          <table:table-cell table:style-name="ce4" office:value-type="float" office:value="87059" calcext:value-type="float">
            <text:p>87,059</text:p>
          </table:table-cell>
          <table:table-cell table:style-name="ce4" office:value-type="float" office:value="87100" calcext:value-type="float">
            <text:p>87,100</text:p>
          </table:table-cell>
          <table:table-cell table:style-name="ce4" office:value-type="float" office:value="87000" calcext:value-type="float">
            <text:p>87,000</text:p>
          </table:table-cell>
          <table:table-cell table:style-name="ce4" office:value-type="float" office:value="87100" calcext:value-type="float">
            <text:p>87,100</text:p>
          </table:table-cell>
          <table:table-cell table:style-name="ce4" office:value-type="float" office:value="87331" calcext:value-type="float">
            <text:p>87,331</text:p>
          </table:table-cell>
          <table:table-cell table:style-name="ce4" office:value-type="float" office:value="87447" calcext:value-type="float">
            <text:p>87,44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at Yarmout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6700" calcext:value-type="float">
            <text:p>96,700</text:p>
          </table:table-cell>
          <table:table-cell table:style-name="ce4" office:value-type="float" office:value="97277" calcext:value-type="float">
            <text:p>97,277</text:p>
          </table:table-cell>
          <table:table-cell table:style-name="ce4" office:value-type="float" office:value="97500" calcext:value-type="float">
            <text:p>97,500</text:p>
          </table:table-cell>
          <table:table-cell table:style-name="ce4" office:value-type="float" office:value="97700" calcext:value-type="float">
            <text:p>97,700</text:p>
          </table:table-cell>
          <table:table-cell table:style-name="ce4" office:value-type="float" office:value="98000" calcext:value-type="float">
            <text:p>98,000</text:p>
          </table:table-cell>
          <table:table-cell table:style-name="ce4" office:value-type="float" office:value="98420" calcext:value-type="float">
            <text:p>98,420</text:p>
          </table:table-cell>
          <table:table-cell table:style-name="ce4" office:value-type="float" office:value="98916" calcext:value-type="float">
            <text:p>98,91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king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7400" calcext:value-type="float">
            <text:p>97,400</text:p>
          </table:table-cell>
          <table:table-cell table:style-name="ce4" office:value-type="float" office:value="99198" calcext:value-type="float">
            <text:p>99,198</text:p>
          </table:table-cell>
          <table:table-cell table:style-name="ce4" office:value-type="float" office:value="99400" calcext:value-type="float">
            <text:p>99,400</text:p>
          </table:table-cell>
          <table:table-cell table:number-columns-repeated="2" table:style-name="ce4" office:value-type="float" office:value="99500" calcext:value-type="float">
            <text:p>99,500</text:p>
          </table:table-cell>
          <table:table-cell table:style-name="ce4" office:value-type="float" office:value="99431" calcext:value-type="float">
            <text:p>99,431</text:p>
          </table:table-cell>
          <table:table-cell table:style-name="ce4" office:value-type="float" office:value="99565" calcext:value-type="float">
            <text:p>99,56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rtlepool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1700" calcext:value-type="float">
            <text:p>91,700</text:p>
          </table:table-cell>
          <table:table-cell table:style-name="ce4" office:value-type="float" office:value="92028" calcext:value-type="float">
            <text:p>92,028</text:p>
          </table:table-cell>
          <table:table-cell table:style-name="ce4" office:value-type="float" office:value="92200" calcext:value-type="float">
            <text:p>92,200</text:p>
          </table:table-cell>
          <table:table-cell table:style-name="ce4" office:value-type="float" office:value="92500" calcext:value-type="float">
            <text:p>92,500</text:p>
          </table:table-cell>
          <table:table-cell table:style-name="ce4" office:value-type="float" office:value="92600" calcext:value-type="float">
            <text:p>92,600</text:p>
          </table:table-cell>
          <table:table-cell table:style-name="ce4" office:value-type="float" office:value="92542" calcext:value-type="float">
            <text:p>92,542</text:p>
          </table:table-cell>
          <table:table-cell table:style-name="ce4" office:value-type="float" office:value="92655" calcext:value-type="float">
            <text:p>92,6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nnock Chas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6700" calcext:value-type="float">
            <text:p>96,700</text:p>
          </table:table-cell>
          <table:table-cell table:style-name="ce4" office:value-type="float" office:value="97462" calcext:value-type="float">
            <text:p>97,462</text:p>
          </table:table-cell>
          <table:table-cell table:style-name="ce4" office:value-type="float" office:value="97800" calcext:value-type="float">
            <text:p>97,800</text:p>
          </table:table-cell>
          <table:table-cell table:style-name="ce4" office:value-type="float" office:value="98000" calcext:value-type="float">
            <text:p>98,000</text:p>
          </table:table-cell>
          <table:table-cell table:style-name="ce4" office:value-type="float" office:value="98300" calcext:value-type="float">
            <text:p>98,300</text:p>
          </table:table-cell>
          <table:table-cell table:style-name="ce4" office:value-type="float" office:value="98542" calcext:value-type="float">
            <text:p>98,542</text:p>
          </table:table-cell>
          <table:table-cell table:style-name="ce4" office:value-type="float" office:value="98535" calcext:value-type="float">
            <text:p>98,53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astbourn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98400" calcext:value-type="float">
            <text:p>98,400</text:p>
          </table:table-cell>
          <table:table-cell table:style-name="ce4" office:value-type="float" office:value="99412" calcext:value-type="float">
            <text:p>99,412</text:p>
          </table:table-cell>
          <table:table-cell table:style-name="ce4" office:value-type="float" office:value="99700" calcext:value-type="float">
            <text:p>99,700</text:p>
          </table:table-cell>
          <table:table-cell table:style-name="ce4" office:value-type="float" office:value="100300" calcext:value-type="float">
            <text:p>100,300</text:p>
          </table:table-cell>
          <table:table-cell table:style-name="ce4" office:value-type="float" office:value="101000" calcext:value-type="float">
            <text:p>101,000</text:p>
          </table:table-cell>
          <table:table-cell table:style-name="ce4" office:value-type="float" office:value="102006" calcext:value-type="float">
            <text:p>102,006</text:p>
          </table:table-cell>
          <table:table-cell table:style-name="ce4" office:value-type="float" office:value="102760" calcext:value-type="float">
            <text:p>102,76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sting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9500" calcext:value-type="float">
            <text:p>89,500</text:p>
          </table:table-cell>
          <table:table-cell table:style-name="ce4" office:value-type="float" office:value="90254" calcext:value-type="float">
            <text:p>90,254</text:p>
          </table:table-cell>
          <table:table-cell table:style-name="ce4" office:value-type="float" office:value="90300" calcext:value-type="float">
            <text:p>90,300</text:p>
          </table:table-cell>
          <table:table-cell table:style-name="ce4" office:value-type="float" office:value="90500" calcext:value-type="float">
            <text:p>90,500</text:p>
          </table:table-cell>
          <table:table-cell table:style-name="ce4" office:value-type="float" office:value="90900" calcext:value-type="float">
            <text:p>90,900</text:p>
          </table:table-cell>
          <table:table-cell table:style-name="ce4" office:value-type="float" office:value="91295" calcext:value-type="float">
            <text:p>91,295</text:p>
          </table:table-cell>
          <table:table-cell table:style-name="ce4" office:value-type="float" office:value="91867" calcext:value-type="float">
            <text:p>91,8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yndbur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0900" calcext:value-type="float">
            <text:p>80,900</text:p>
          </table:table-cell>
          <table:table-cell table:style-name="ce4" office:value-type="float" office:value="80734" calcext:value-type="float">
            <text:p>80,734</text:p>
          </table:table-cell>
          <table:table-cell table:style-name="ce4" office:value-type="float" office:value="80400" calcext:value-type="float">
            <text:p>80,400</text:p>
          </table:table-cell>
          <table:table-cell table:number-columns-repeated="2" table:style-name="ce4" office:value-type="float" office:value="80100" calcext:value-type="float">
            <text:p>80,100</text:p>
          </table:table-cell>
          <table:table-cell table:style-name="ce4" office:value-type="float" office:value="80218" calcext:value-type="float">
            <text:p>80,218</text:p>
          </table:table-cell>
          <table:table-cell table:style-name="ce4" office:value-type="float" office:value="80383" calcext:value-type="float">
            <text:p>80,38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dditc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3300" calcext:value-type="float">
            <text:p>83,300</text:p>
          </table:table-cell>
          <table:table-cell table:style-name="ce4" office:value-type="float" office:value="84214" calcext:value-type="float">
            <text:p>84,214</text:p>
          </table:table-cell>
          <table:table-cell table:style-name="ce4" office:value-type="float" office:value="84400" calcext:value-type="float">
            <text:p>84,400</text:p>
          </table:table-cell>
          <table:table-cell table:number-columns-repeated="2" table:style-name="ce4" office:value-type="float" office:value="84500" calcext:value-type="float">
            <text:p>84,500</text:p>
          </table:table-cell>
          <table:table-cell table:style-name="ce4" office:value-type="float" office:value="84607" calcext:value-type="float">
            <text:p>84,607</text:p>
          </table:table-cell>
          <table:table-cell table:style-name="ce4" office:value-type="float" office:value="84857" calcext:value-type="float">
            <text:p>84,85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mwort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6400" calcext:value-type="float">
            <text:p>76,400</text:p>
          </table:table-cell>
          <table:table-cell table:style-name="ce4" office:value-type="float" office:value="76813" calcext:value-type="float">
            <text:p>76,813</text:p>
          </table:table-cell>
          <table:table-cell table:style-name="ce4" office:value-type="float" office:value="77000" calcext:value-type="float">
            <text:p>77,000</text:p>
          </table:table-cell>
          <table:table-cell table:number-columns-repeated="2" table:style-name="ce4" office:value-type="float" office:value="77100" calcext:value-type="float">
            <text:p>77,100</text:p>
          </table:table-cell>
          <table:table-cell table:style-name="ce4" office:value-type="float" office:value="77127" calcext:value-type="float">
            <text:p>77,127</text:p>
          </table:table-cell>
          <table:table-cell table:style-name="ce4" office:value-type="float" office:value="77048" calcext:value-type="float">
            <text:p>77,0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rlow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81100" calcext:value-type="float">
            <text:p>81,100</text:p>
          </table:table-cell>
          <table:table-cell table:style-name="ce4" office:value-type="float" office:value="81944" calcext:value-type="float">
            <text:p>81,944</text:p>
          </table:table-cell>
          <table:table-cell table:style-name="ce4" office:value-type="float" office:value="82400" calcext:value-type="float">
            <text:p>82,400</text:p>
          </table:table-cell>
          <table:table-cell table:style-name="ce4" office:value-type="float" office:value="83000" calcext:value-type="float">
            <text:p>83,000</text:p>
          </table:table-cell>
          <table:table-cell table:style-name="ce4" office:value-type="float" office:value="84000" calcext:value-type="float">
            <text:p>84,000</text:p>
          </table:table-cell>
          <table:table-cell table:style-name="ce4" office:value-type="float" office:value="84981" calcext:value-type="float">
            <text:p>84,981</text:p>
          </table:table-cell>
          <table:table-cell table:style-name="ce4" office:value-type="float" office:value="85696" calcext:value-type="float">
            <text:p>85,6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lt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24200" calcext:value-type="float">
            <text:p>124,200</text:p>
          </table:table-cell>
          <table:table-cell table:style-name="ce4" office:value-type="float" office:value="125746" calcext:value-type="float">
            <text:p>125,746</text:p>
          </table:table-cell>
          <table:table-cell table:style-name="ce4" office:value-type="float" office:value="125700" calcext:value-type="float">
            <text:p>125,700</text:p>
          </table:table-cell>
          <table:table-cell table:style-name="ce4" office:value-type="float" office:value="125800" calcext:value-type="float">
            <text:p>125,800</text:p>
          </table:table-cell>
          <table:table-cell table:style-name="ce4" office:value-type="float" office:value="126200" calcext:value-type="float">
            <text:p>126,200</text:p>
          </table:table-cell>
          <table:table-cell table:style-name="ce4" office:value-type="float" office:value="126441" calcext:value-type="float">
            <text:p>126,441</text:p>
          </table:table-cell>
          <table:table-cell table:style-name="ce4" office:value-type="float" office:value="126716" calcext:value-type="float">
            <text:p>126,71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ity of Lond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7400" calcext:value-type="float">
            <text:p>7,400</text:p>
          </table:table-cell>
          <table:table-cell table:style-name="ce4" office:value-type="float" office:value="7375" calcext:value-type="float">
            <text:p>7,375</text:p>
          </table:table-cell>
          <table:table-cell table:style-name="ce4" office:value-type="float" office:value="7500" calcext:value-type="float">
            <text:p>7,500</text:p>
          </table:table-cell>
          <table:table-cell table:style-name="ce4" office:value-type="float" office:value="7600" calcext:value-type="float">
            <text:p>7,600</text:p>
          </table:table-cell>
          <table:table-cell table:style-name="ce4" office:value-type="float" office:value="7900" calcext:value-type="float">
            <text:p>7,900</text:p>
          </table:table-cell>
          <table:table-cell table:style-name="ce4" office:value-type="float" office:value="8416" calcext:value-type="float">
            <text:p>8,416</text:p>
          </table:table-cell>
          <table:table-cell table:style-name="ce4" office:value-type="float" office:value="9081" calcext:value-type="float">
            <text:p>9,0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king and Dagenha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0200" calcext:value-type="float">
            <text:p>180,200</text:p>
          </table:table-cell>
          <table:table-cell table:style-name="ce4" office:value-type="float" office:value="185911" calcext:value-type="float">
            <text:p>185,911</text:p>
          </table:table-cell>
          <table:table-cell table:style-name="ce4" office:value-type="float" office:value="188800" calcext:value-type="float">
            <text:p>188,800</text:p>
          </table:table-cell>
          <table:table-cell table:style-name="ce4" office:value-type="float" office:value="192500" calcext:value-type="float">
            <text:p>192,500</text:p>
          </table:table-cell>
          <table:table-cell table:style-name="ce4" office:value-type="float" office:value="196300" calcext:value-type="float">
            <text:p>196,300</text:p>
          </table:table-cell>
          <table:table-cell table:style-name="ce4" office:value-type="float" office:value="200137" calcext:value-type="float">
            <text:p>200,137</text:p>
          </table:table-cell>
          <table:table-cell table:style-name="ce4" office:value-type="float" office:value="204220" calcext:value-type="float">
            <text:p>204,2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ne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48600" calcext:value-type="float">
            <text:p>348,600</text:p>
          </table:table-cell>
          <table:table-cell table:style-name="ce4" office:value-type="float" office:value="356386" calcext:value-type="float">
            <text:p>356,386</text:p>
          </table:table-cell>
          <table:table-cell table:style-name="ce4" office:value-type="float" office:value="360700" calcext:value-type="float">
            <text:p>360,700</text:p>
          </table:table-cell>
          <table:table-cell table:style-name="ce4" office:value-type="float" office:value="366500" calcext:value-type="float">
            <text:p>366,500</text:p>
          </table:table-cell>
          <table:table-cell table:style-name="ce4" office:value-type="float" office:value="372000" calcext:value-type="float">
            <text:p>372,000</text:p>
          </table:table-cell>
          <table:table-cell table:style-name="ce4" office:value-type="float" office:value="377303" calcext:value-type="float">
            <text:p>377,303</text:p>
          </table:table-cell>
          <table:table-cell table:style-name="ce4" office:value-type="float" office:value="382887" calcext:value-type="float">
            <text:p>382,8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xle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29400" calcext:value-type="float">
            <text:p>229,400</text:p>
          </table:table-cell>
          <table:table-cell table:style-name="ce4" office:value-type="float" office:value="231997" calcext:value-type="float">
            <text:p>231,997</text:p>
          </table:table-cell>
          <table:table-cell table:style-name="ce4" office:value-type="float" office:value="233500" calcext:value-type="float">
            <text:p>233,500</text:p>
          </table:table-cell>
          <table:table-cell table:style-name="ce4" office:value-type="float" office:value="235500" calcext:value-type="float">
            <text:p>235,500</text:p>
          </table:table-cell>
          <table:table-cell table:style-name="ce4" office:value-type="float" office:value="238300" calcext:value-type="float">
            <text:p>238,300</text:p>
          </table:table-cell>
          <table:table-cell table:style-name="ce4" office:value-type="float" office:value="241004" calcext:value-type="float">
            <text:p>241,004</text:p>
          </table:table-cell>
          <table:table-cell table:style-name="ce4" office:value-type="float" office:value="243451" calcext:value-type="float">
            <text:p>243,4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n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01500" calcext:value-type="float">
            <text:p>301,500</text:p>
          </table:table-cell>
          <table:table-cell table:style-name="ce4" office:value-type="float" office:value="311215" calcext:value-type="float">
            <text:p>311,215</text:p>
          </table:table-cell>
          <table:table-cell table:style-name="ce4" office:value-type="float" office:value="313500" calcext:value-type="float">
            <text:p>313,500</text:p>
          </table:table-cell>
          <table:table-cell table:style-name="ce4" office:value-type="float" office:value="316000" calcext:value-type="float">
            <text:p>316,000</text:p>
          </table:table-cell>
          <table:table-cell table:style-name="ce4" office:value-type="float" office:value="319000" calcext:value-type="float">
            <text:p>319,000</text:p>
          </table:table-cell>
          <table:table-cell table:style-name="ce4" office:value-type="float" office:value="322387" calcext:value-type="float">
            <text:p>322,387</text:p>
          </table:table-cell>
          <table:table-cell table:style-name="ce4" office:value-type="float" office:value="326133" calcext:value-type="float">
            <text:p>326,1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omle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07700" calcext:value-type="float">
            <text:p>307,700</text:p>
          </table:table-cell>
          <table:table-cell table:style-name="ce4" office:value-type="float" office:value="309392" calcext:value-type="float">
            <text:p>309,392</text:p>
          </table:table-cell>
          <table:table-cell table:style-name="ce4" office:value-type="float" office:value="312300" calcext:value-type="float">
            <text:p>312,300</text:p>
          </table:table-cell>
          <table:table-cell table:style-name="ce4" office:value-type="float" office:value="316000" calcext:value-type="float">
            <text:p>316,000</text:p>
          </table:table-cell>
          <table:table-cell table:style-name="ce4" office:value-type="float" office:value="319600" calcext:value-type="float">
            <text:p>319,600</text:p>
          </table:table-cell>
          <table:table-cell table:style-name="ce4" office:value-type="float" office:value="323068" calcext:value-type="float">
            <text:p>323,068</text:p>
          </table:table-cell>
          <table:table-cell table:style-name="ce4" office:value-type="float" office:value="325873" calcext:value-type="float">
            <text:p>325,87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mde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13800" calcext:value-type="float">
            <text:p>213,800</text:p>
          </table:table-cell>
          <table:table-cell table:style-name="ce4" office:value-type="float" office:value="220338" calcext:value-type="float">
            <text:p>220,338</text:p>
          </table:table-cell>
          <table:table-cell table:style-name="ce4" office:value-type="float" office:value="222500" calcext:value-type="float">
            <text:p>222,500</text:p>
          </table:table-cell>
          <table:table-cell table:style-name="ce4" office:value-type="float" office:value="227300" calcext:value-type="float">
            <text:p>227,300</text:p>
          </table:table-cell>
          <table:table-cell table:style-name="ce4" office:value-type="float" office:value="232300" calcext:value-type="float">
            <text:p>232,300</text:p>
          </table:table-cell>
          <table:table-cell table:style-name="ce4" office:value-type="float" office:value="237953" calcext:value-type="float">
            <text:p>237,953</text:p>
          </table:table-cell>
          <table:table-cell table:style-name="ce4" office:value-type="float" office:value="243620" calcext:value-type="float">
            <text:p>243,6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oyd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55400" calcext:value-type="float">
            <text:p>355,400</text:p>
          </table:table-cell>
          <table:table-cell table:style-name="ce4" office:value-type="float" office:value="363378" calcext:value-type="float">
            <text:p>363,378</text:p>
          </table:table-cell>
          <table:table-cell table:style-name="ce4" office:value-type="float" office:value="366900" calcext:value-type="float">
            <text:p>366,900</text:p>
          </table:table-cell>
          <table:table-cell table:style-name="ce4" office:value-type="float" office:value="370800" calcext:value-type="float">
            <text:p>370,800</text:p>
          </table:table-cell>
          <table:table-cell table:style-name="ce4" office:value-type="float" office:value="374400" calcext:value-type="float">
            <text:p>374,400</text:p>
          </table:table-cell>
          <table:table-cell table:style-name="ce4" office:value-type="float" office:value="377536" calcext:value-type="float">
            <text:p>377,536</text:p>
          </table:table-cell>
          <table:table-cell table:style-name="ce4" office:value-type="float" office:value="380668" calcext:value-type="float">
            <text:p>380,6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aling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32000" calcext:value-type="float">
            <text:p>332,000</text:p>
          </table:table-cell>
          <table:table-cell table:style-name="ce4" office:value-type="float" office:value="338449" calcext:value-type="float">
            <text:p>338,449</text:p>
          </table:table-cell>
          <table:table-cell table:style-name="ce4" office:value-type="float" office:value="340000" calcext:value-type="float">
            <text:p>340,000</text:p>
          </table:table-cell>
          <table:table-cell table:style-name="ce4" office:value-type="float" office:value="341600" calcext:value-type="float">
            <text:p>341,600</text:p>
          </table:table-cell>
          <table:table-cell table:style-name="ce4" office:value-type="float" office:value="342300" calcext:value-type="float">
            <text:p>342,300</text:p>
          </table:table-cell>
          <table:table-cell table:style-name="ce4" office:value-type="float" office:value="342589" calcext:value-type="float">
            <text:p>342,589</text:p>
          </table:table-cell>
          <table:table-cell table:style-name="ce4" office:value-type="float" office:value="343128" calcext:value-type="float">
            <text:p>343,12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field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04800" calcext:value-type="float">
            <text:p>304,800</text:p>
          </table:table-cell>
          <table:table-cell table:style-name="ce4" office:value-type="float" office:value="312466" calcext:value-type="float">
            <text:p>312,466</text:p>
          </table:table-cell>
          <table:table-cell table:style-name="ce4" office:value-type="float" office:value="315600" calcext:value-type="float">
            <text:p>315,600</text:p>
          </table:table-cell>
          <table:table-cell table:style-name="ce4" office:value-type="float" office:value="318900" calcext:value-type="float">
            <text:p>318,900</text:p>
          </table:table-cell>
          <table:table-cell table:style-name="ce4" office:value-type="float" office:value="322500" calcext:value-type="float">
            <text:p>322,500</text:p>
          </table:table-cell>
          <table:table-cell table:style-name="ce4" office:value-type="float" office:value="326504" calcext:value-type="float">
            <text:p>326,504</text:p>
          </table:table-cell>
          <table:table-cell table:style-name="ce4" office:value-type="float" office:value="329914" calcext:value-type="float">
            <text:p>329,91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reenwic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46400" calcext:value-type="float">
            <text:p>246,400</text:p>
          </table:table-cell>
          <table:table-cell table:style-name="ce4" office:value-type="float" office:value="254557" calcext:value-type="float">
            <text:p>254,557</text:p>
          </table:table-cell>
          <table:table-cell table:style-name="ce4" office:value-type="float" office:value="257800" calcext:value-type="float">
            <text:p>257,800</text:p>
          </table:table-cell>
          <table:table-cell table:style-name="ce4" office:value-type="float" office:value="262000" calcext:value-type="float">
            <text:p>262,000</text:p>
          </table:table-cell>
          <table:table-cell table:style-name="ce4" office:value-type="float" office:value="266300" calcext:value-type="float">
            <text:p>266,300</text:p>
          </table:table-cell>
          <table:table-cell table:style-name="ce4" office:value-type="float" office:value="271741" calcext:value-type="float">
            <text:p>271,741</text:p>
          </table:table-cell>
          <table:table-cell table:style-name="ce4" office:value-type="float" office:value="277285" calcext:value-type="float">
            <text:p>277,28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ckne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39200" calcext:value-type="float">
            <text:p>239,200</text:p>
          </table:table-cell>
          <table:table-cell table:style-name="ce4" office:value-type="float" office:value="246270" calcext:value-type="float">
            <text:p>246,270</text:p>
          </table:table-cell>
          <table:table-cell table:style-name="ce4" office:value-type="float" office:value="249700" calcext:value-type="float">
            <text:p>249,700</text:p>
          </table:table-cell>
          <table:table-cell table:style-name="ce4" office:value-type="float" office:value="254700" calcext:value-type="float">
            <text:p>254,700</text:p>
          </table:table-cell>
          <table:table-cell table:style-name="ce4" office:value-type="float" office:value="260300" calcext:value-type="float">
            <text:p>260,300</text:p>
          </table:table-cell>
          <table:table-cell table:style-name="ce4" office:value-type="float" office:value="266080" calcext:value-type="float">
            <text:p>266,080</text:p>
          </table:table-cell>
          <table:table-cell table:style-name="ce4" office:value-type="float" office:value="271268" calcext:value-type="float">
            <text:p>271,2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mmersmith and Fulha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0500" calcext:value-type="float">
            <text:p>180,500</text:p>
          </table:table-cell>
          <table:table-cell table:style-name="ce4" office:value-type="float" office:value="182493" calcext:value-type="float">
            <text:p>182,493</text:p>
          </table:table-cell>
          <table:table-cell table:style-name="ce4" office:value-type="float" office:value="181100" calcext:value-type="float">
            <text:p>181,100</text:p>
          </table:table-cell>
          <table:table-cell table:style-name="ce4" office:value-type="float" office:value="179300" calcext:value-type="float">
            <text:p>179,300</text:p>
          </table:table-cell>
          <table:table-cell table:style-name="ce4" office:value-type="float" office:value="178500" calcext:value-type="float">
            <text:p>178,500</text:p>
          </table:table-cell>
          <table:table-cell table:style-name="ce4" office:value-type="float" office:value="178888" calcext:value-type="float">
            <text:p>178,888</text:p>
          </table:table-cell>
          <table:table-cell table:style-name="ce4" office:value-type="float" office:value="179532" calcext:value-type="float">
            <text:p>179,53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ringey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51300" calcext:value-type="float">
            <text:p>251,300</text:p>
          </table:table-cell>
          <table:table-cell table:style-name="ce4" office:value-type="float" office:value="254926" calcext:value-type="float">
            <text:p>254,926</text:p>
          </table:table-cell>
          <table:table-cell table:style-name="ce4" office:value-type="float" office:value="257200" calcext:value-type="float">
            <text:p>257,200</text:p>
          </table:table-cell>
          <table:table-cell table:style-name="ce4" office:value-type="float" office:value="261100" calcext:value-type="float">
            <text:p>261,100</text:p>
          </table:table-cell>
          <table:table-cell table:style-name="ce4" office:value-type="float" office:value="265500" calcext:value-type="float">
            <text:p>265,500</text:p>
          </table:table-cell>
          <table:table-cell table:style-name="ce4" office:value-type="float" office:value="270203" calcext:value-type="float">
            <text:p>270,203</text:p>
          </table:table-cell>
          <table:table-cell table:style-name="ce4" office:value-type="float" office:value="275658" calcext:value-type="float">
            <text:p>275,6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rrow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35500" calcext:value-type="float">
            <text:p>235,500</text:p>
          </table:table-cell>
          <table:table-cell table:style-name="ce4" office:value-type="float" office:value="239056" calcext:value-type="float">
            <text:p>239,056</text:p>
          </table:table-cell>
          <table:table-cell table:style-name="ce4" office:value-type="float" office:value="241400" calcext:value-type="float">
            <text:p>241,400</text:p>
          </table:table-cell>
          <table:table-cell table:style-name="ce4" office:value-type="float" office:value="242900" calcext:value-type="float">
            <text:p>242,900</text:p>
          </table:table-cell>
          <table:table-cell table:style-name="ce4" office:value-type="float" office:value="244700" calcext:value-type="float">
            <text:p>244,700</text:p>
          </table:table-cell>
          <table:table-cell table:style-name="ce4" office:value-type="float" office:value="246571" calcext:value-type="float">
            <text:p>246,571</text:p>
          </table:table-cell>
          <table:table-cell table:style-name="ce4" office:value-type="float" office:value="247941" calcext:value-type="float">
            <text:p>247,94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vering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35200" calcext:value-type="float">
            <text:p>235,200</text:p>
          </table:table-cell>
          <table:table-cell table:style-name="ce4" office:value-type="float" office:value="237232" calcext:value-type="float">
            <text:p>237,232</text:p>
          </table:table-cell>
          <table:table-cell table:style-name="ce4" office:value-type="float" office:value="238800" calcext:value-type="float">
            <text:p>238,800</text:p>
          </table:table-cell>
          <table:table-cell table:style-name="ce4" office:value-type="float" office:value="240900" calcext:value-type="float">
            <text:p>240,900</text:p>
          </table:table-cell>
          <table:table-cell table:style-name="ce4" office:value-type="float" office:value="244000" calcext:value-type="float">
            <text:p>244,000</text:p>
          </table:table-cell>
          <table:table-cell table:style-name="ce4" office:value-type="float" office:value="247530" calcext:value-type="float">
            <text:p>247,530</text:p>
          </table:table-cell>
          <table:table-cell table:style-name="ce4" office:value-type="float" office:value="250934" calcext:value-type="float">
            <text:p>250,9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illingd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67600" calcext:value-type="float">
            <text:p>267,600</text:p>
          </table:table-cell>
          <table:table-cell table:style-name="ce4" office:value-type="float" office:value="273936" calcext:value-type="float">
            <text:p>273,936</text:p>
          </table:table-cell>
          <table:table-cell table:style-name="ce4" office:value-type="float" office:value="278600" calcext:value-type="float">
            <text:p>278,600</text:p>
          </table:table-cell>
          <table:table-cell table:style-name="ce4" office:value-type="float" office:value="284300" calcext:value-type="float">
            <text:p>284,300</text:p>
          </table:table-cell>
          <table:table-cell table:style-name="ce4" office:value-type="float" office:value="289700" calcext:value-type="float">
            <text:p>289,700</text:p>
          </table:table-cell>
          <table:table-cell table:style-name="ce4" office:value-type="float" office:value="295213" calcext:value-type="float">
            <text:p>295,213</text:p>
          </table:table-cell>
          <table:table-cell table:style-name="ce4" office:value-type="float" office:value="300103" calcext:value-type="float">
            <text:p>300,10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ounslow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46300" calcext:value-type="float">
            <text:p>246,300</text:p>
          </table:table-cell>
          <table:table-cell table:style-name="ce4" office:value-type="float" office:value="253957" calcext:value-type="float">
            <text:p>253,957</text:p>
          </table:table-cell>
          <table:table-cell table:style-name="ce4" office:value-type="float" office:value="257000" calcext:value-type="float">
            <text:p>257,000</text:p>
          </table:table-cell>
          <table:table-cell table:style-name="ce4" office:value-type="float" office:value="260700" calcext:value-type="float">
            <text:p>260,700</text:p>
          </table:table-cell>
          <table:table-cell table:style-name="ce4" office:value-type="float" office:value="264000" calcext:value-type="float">
            <text:p>264,000</text:p>
          </table:table-cell>
          <table:table-cell table:style-name="ce4" office:value-type="float" office:value="267169" calcext:value-type="float">
            <text:p>267,169</text:p>
          </table:table-cell>
          <table:table-cell table:style-name="ce4" office:value-type="float" office:value="269955" calcext:value-type="float">
            <text:p>269,9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slingt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98400" calcext:value-type="float">
            <text:p>198,400</text:p>
          </table:table-cell>
          <table:table-cell table:style-name="ce4" office:value-type="float" office:value="206125" calcext:value-type="float">
            <text:p>206,125</text:p>
          </table:table-cell>
          <table:table-cell table:style-name="ce4" office:value-type="float" office:value="208700" calcext:value-type="float">
            <text:p>208,700</text:p>
          </table:table-cell>
          <table:table-cell table:style-name="ce4" office:value-type="float" office:value="213400" calcext:value-type="float">
            <text:p>213,400</text:p>
          </table:table-cell>
          <table:table-cell table:style-name="ce4" office:value-type="float" office:value="218400" calcext:value-type="float">
            <text:p>218,400</text:p>
          </table:table-cell>
          <table:table-cell table:style-name="ce4" office:value-type="float" office:value="224361" calcext:value-type="float">
            <text:p>224,361</text:p>
          </table:table-cell>
          <table:table-cell table:style-name="ce4" office:value-type="float" office:value="230279" calcext:value-type="float">
            <text:p>230,27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ensington and Chelsea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61200" calcext:value-type="float">
            <text:p>161,200</text:p>
          </table:table-cell>
          <table:table-cell table:style-name="ce4" office:value-type="float" office:value="158649" calcext:value-type="float">
            <text:p>158,649</text:p>
          </table:table-cell>
          <table:table-cell table:style-name="ce4" office:value-type="float" office:value="157100" calcext:value-type="float">
            <text:p>157,100</text:p>
          </table:table-cell>
          <table:table-cell table:style-name="ce4" office:value-type="float" office:value="155800" calcext:value-type="float">
            <text:p>155,800</text:p>
          </table:table-cell>
          <table:table-cell table:style-name="ce4" office:value-type="float" office:value="155900" calcext:value-type="float">
            <text:p>155,900</text:p>
          </table:table-cell>
          <table:table-cell table:style-name="ce4" office:value-type="float" office:value="156951" calcext:value-type="float">
            <text:p>156,951</text:p>
          </table:table-cell>
          <table:table-cell table:style-name="ce4" office:value-type="float" office:value="157219" calcext:value-type="float">
            <text:p>157,21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ingston upon Tham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58000" calcext:value-type="float">
            <text:p>158,000</text:p>
          </table:table-cell>
          <table:table-cell table:style-name="ce4" office:value-type="float" office:value="160060" calcext:value-type="float">
            <text:p>160,060</text:p>
          </table:table-cell>
          <table:table-cell table:style-name="ce4" office:value-type="float" office:value="162200" calcext:value-type="float">
            <text:p>162,200</text:p>
          </table:table-cell>
          <table:table-cell table:style-name="ce4" office:value-type="float" office:value="165300" calcext:value-type="float">
            <text:p>165,300</text:p>
          </table:table-cell>
          <table:table-cell table:style-name="ce4" office:value-type="float" office:value="168400" calcext:value-type="float">
            <text:p>168,400</text:p>
          </table:table-cell>
          <table:table-cell table:style-name="ce4" office:value-type="float" office:value="171742" calcext:value-type="float">
            <text:p>171,742</text:p>
          </table:table-cell>
          <table:table-cell table:style-name="ce4" office:value-type="float" office:value="174816" calcext:value-type="float">
            <text:p>174,81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mbet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95900" calcext:value-type="float">
            <text:p>295,900</text:p>
          </table:table-cell>
          <table:table-cell table:style-name="ce4" office:value-type="float" office:value="303086" calcext:value-type="float">
            <text:p>303,086</text:p>
          </table:table-cell>
          <table:table-cell table:style-name="ce4" office:value-type="float" office:value="307300" calcext:value-type="float">
            <text:p>307,300</text:p>
          </table:table-cell>
          <table:table-cell table:style-name="ce4" office:value-type="float" office:value="312200" calcext:value-type="float">
            <text:p>312,200</text:p>
          </table:table-cell>
          <table:table-cell table:style-name="ce4" office:value-type="float" office:value="316200" calcext:value-type="float">
            <text:p>316,200</text:p>
          </table:table-cell>
          <table:table-cell table:style-name="ce4" office:value-type="float" office:value="321324" calcext:value-type="float">
            <text:p>321,324</text:p>
          </table:table-cell>
          <table:table-cell table:style-name="ce4" office:value-type="float" office:value="326171" calcext:value-type="float">
            <text:p>326,1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ewisha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71500" calcext:value-type="float">
            <text:p>271,500</text:p>
          </table:table-cell>
          <table:table-cell table:style-name="ce4" office:value-type="float" office:value="275885" calcext:value-type="float">
            <text:p>275,885</text:p>
          </table:table-cell>
          <table:table-cell table:style-name="ce4" office:value-type="float" office:value="279200" calcext:value-type="float">
            <text:p>279,200</text:p>
          </table:table-cell>
          <table:table-cell table:style-name="ce4" office:value-type="float" office:value="283900" calcext:value-type="float">
            <text:p>283,900</text:p>
          </table:table-cell>
          <table:table-cell table:style-name="ce4" office:value-type="float" office:value="289100" calcext:value-type="float">
            <text:p>289,100</text:p>
          </table:table-cell>
          <table:table-cell table:style-name="ce4" office:value-type="float" office:value="294629" calcext:value-type="float">
            <text:p>294,629</text:p>
          </table:table-cell>
          <table:table-cell table:style-name="ce4" office:value-type="float" office:value="299596" calcext:value-type="float">
            <text:p>299,59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rt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98600" calcext:value-type="float">
            <text:p>198,600</text:p>
          </table:table-cell>
          <table:table-cell table:style-name="ce4" office:value-type="float" office:value="199693" calcext:value-type="float">
            <text:p>199,693</text:p>
          </table:table-cell>
          <table:table-cell table:style-name="ce4" office:value-type="float" office:value="201400" calcext:value-type="float">
            <text:p>201,400</text:p>
          </table:table-cell>
          <table:table-cell table:style-name="ce4" office:value-type="float" office:value="202700" calcext:value-type="float">
            <text:p>202,700</text:p>
          </table:table-cell>
          <table:table-cell table:style-name="ce4" office:value-type="float" office:value="203400" calcext:value-type="float">
            <text:p>203,400</text:p>
          </table:table-cell>
          <table:table-cell table:style-name="ce4" office:value-type="float" office:value="204040" calcext:value-type="float">
            <text:p>204,040</text:p>
          </table:table-cell>
          <table:table-cell table:style-name="ce4" office:value-type="float" office:value="204797" calcext:value-type="float">
            <text:p>204,79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wham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92800" calcext:value-type="float">
            <text:p>292,800</text:p>
          </table:table-cell>
          <table:table-cell table:style-name="ce4" office:value-type="float" office:value="307984" calcext:value-type="float">
            <text:p>307,984</text:p>
          </table:table-cell>
          <table:table-cell table:style-name="ce4" office:value-type="float" office:value="312300" calcext:value-type="float">
            <text:p>312,300</text:p>
          </table:table-cell>
          <table:table-cell table:style-name="ce4" office:value-type="float" office:value="316200" calcext:value-type="float">
            <text:p>316,200</text:p>
          </table:table-cell>
          <table:table-cell table:style-name="ce4" office:value-type="float" office:value="321300" calcext:value-type="float">
            <text:p>321,300</text:p>
          </table:table-cell>
          <table:table-cell table:style-name="ce4" office:value-type="float" office:value="328570" calcext:value-type="float">
            <text:p>328,570</text:p>
          </table:table-cell>
          <table:table-cell table:style-name="ce4" office:value-type="float" office:value="336898" calcext:value-type="float">
            <text:p>336,89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dbridge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72800" calcext:value-type="float">
            <text:p>272,800</text:p>
          </table:table-cell>
          <table:table-cell table:style-name="ce4" office:value-type="float" office:value="278970" calcext:value-type="float">
            <text:p>278,970</text:p>
          </table:table-cell>
          <table:table-cell table:style-name="ce4" office:value-type="float" office:value="283000" calcext:value-type="float">
            <text:p>283,000</text:p>
          </table:table-cell>
          <table:table-cell table:style-name="ce4" office:value-type="float" office:value="286400" calcext:value-type="float">
            <text:p>286,400</text:p>
          </table:table-cell>
          <table:table-cell table:style-name="ce4" office:value-type="float" office:value="290700" calcext:value-type="float">
            <text:p>290,700</text:p>
          </table:table-cell>
          <table:table-cell table:style-name="ce4" office:value-type="float" office:value="294924" calcext:value-type="float">
            <text:p>294,924</text:p>
          </table:table-cell>
          <table:table-cell table:style-name="ce4" office:value-type="float" office:value="298021" calcext:value-type="float">
            <text:p>298,0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ichmond upon Thame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5300" calcext:value-type="float">
            <text:p>185,300</text:p>
          </table:table-cell>
          <table:table-cell table:style-name="ce4" office:value-type="float" office:value="186990" calcext:value-type="float">
            <text:p>186,990</text:p>
          </table:table-cell>
          <table:table-cell table:style-name="ce4" office:value-type="float" office:value="188300" calcext:value-type="float">
            <text:p>188,300</text:p>
          </table:table-cell>
          <table:table-cell table:style-name="ce4" office:value-type="float" office:value="190300" calcext:value-type="float">
            <text:p>190,300</text:p>
          </table:table-cell>
          <table:table-cell table:style-name="ce4" office:value-type="float" office:value="192500" calcext:value-type="float">
            <text:p>192,500</text:p>
          </table:table-cell>
          <table:table-cell table:style-name="ce4" office:value-type="float" office:value="194158" calcext:value-type="float">
            <text:p>194,158</text:p>
          </table:table-cell>
          <table:table-cell table:style-name="ce4" office:value-type="float" office:value="195288" calcext:value-type="float">
            <text:p>195,2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wark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82400" calcext:value-type="float">
            <text:p>282,400</text:p>
          </table:table-cell>
          <table:table-cell table:style-name="ce4" office:value-type="float" office:value="288283" calcext:value-type="float">
            <text:p>288,283</text:p>
          </table:table-cell>
          <table:table-cell table:style-name="ce4" office:value-type="float" office:value="291100" calcext:value-type="float">
            <text:p>291,100</text:p>
          </table:table-cell>
          <table:table-cell table:style-name="ce4" office:value-type="float" office:value="296000" calcext:value-type="float">
            <text:p>296,000</text:p>
          </table:table-cell>
          <table:table-cell table:style-name="ce4" office:value-type="float" office:value="300500" calcext:value-type="float">
            <text:p>300,500</text:p>
          </table:table-cell>
          <table:table-cell table:style-name="ce4" office:value-type="float" office:value="305720" calcext:value-type="float">
            <text:p>305,720</text:p>
          </table:table-cell>
          <table:table-cell table:style-name="ce4" office:value-type="float" office:value="311062" calcext:value-type="float">
            <text:p>311,06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tton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188700" calcext:value-type="float">
            <text:p>188,700</text:p>
          </table:table-cell>
          <table:table-cell table:style-name="ce4" office:value-type="float" office:value="190146" calcext:value-type="float">
            <text:p>190,146</text:p>
          </table:table-cell>
          <table:table-cell table:style-name="ce4" office:value-type="float" office:value="192400" calcext:value-type="float">
            <text:p>192,400</text:p>
          </table:table-cell>
          <table:table-cell table:style-name="ce4" office:value-type="float" office:value="194800" calcext:value-type="float">
            <text:p>194,800</text:p>
          </table:table-cell>
          <table:table-cell table:style-name="ce4" office:value-type="float" office:value="197000" calcext:value-type="float">
            <text:p>197,000</text:p>
          </table:table-cell>
          <table:table-cell table:style-name="ce4" office:value-type="float" office:value="199140" calcext:value-type="float">
            <text:p>199,140</text:p>
          </table:table-cell>
          <table:table-cell table:style-name="ce4" office:value-type="float" office:value="201183" calcext:value-type="float">
            <text:p>201,18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wer Hamlets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44500" calcext:value-type="float">
            <text:p>244,500</text:p>
          </table:table-cell>
          <table:table-cell table:style-name="ce4" office:value-type="float" office:value="254096" calcext:value-type="float">
            <text:p>254,096</text:p>
          </table:table-cell>
          <table:table-cell table:style-name="ce4" office:value-type="float" office:value="259500" calcext:value-type="float">
            <text:p>259,500</text:p>
          </table:table-cell>
          <table:table-cell table:style-name="ce4" office:value-type="float" office:value="267900" calcext:value-type="float">
            <text:p>267,900</text:p>
          </table:table-cell>
          <table:table-cell table:style-name="ce4" office:value-type="float" office:value="278500" calcext:value-type="float">
            <text:p>278,500</text:p>
          </table:table-cell>
          <table:table-cell table:style-name="ce4" office:value-type="float" office:value="289626" calcext:value-type="float">
            <text:p>289,626</text:p>
          </table:table-cell>
          <table:table-cell table:style-name="ce4" office:value-type="float" office:value="300045" calcext:value-type="float">
            <text:p>300,0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ltham Forest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51100" calcext:value-type="float">
            <text:p>251,100</text:p>
          </table:table-cell>
          <table:table-cell table:style-name="ce4" office:value-type="float" office:value="258249" calcext:value-type="float">
            <text:p>258,249</text:p>
          </table:table-cell>
          <table:table-cell table:style-name="ce4" office:value-type="float" office:value="261200" calcext:value-type="float">
            <text:p>261,200</text:p>
          </table:table-cell>
          <table:table-cell table:style-name="ce4" office:value-type="float" office:value="264200" calcext:value-type="float">
            <text:p>264,200</text:p>
          </table:table-cell>
          <table:table-cell table:style-name="ce4" office:value-type="float" office:value="266900" calcext:value-type="float">
            <text:p>266,900</text:p>
          </table:table-cell>
          <table:table-cell table:style-name="ce4" office:value-type="float" office:value="269595" calcext:value-type="float">
            <text:p>269,595</text:p>
          </table:table-cell>
          <table:table-cell table:style-name="ce4" office:value-type="float" office:value="273507" calcext:value-type="float">
            <text:p>273,50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ndsworth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01000" calcext:value-type="float">
            <text:p>301,000</text:p>
          </table:table-cell>
          <table:table-cell table:style-name="ce4" office:value-type="float" office:value="306995" calcext:value-type="float">
            <text:p>306,995</text:p>
          </table:table-cell>
          <table:table-cell table:style-name="ce4" office:value-type="float" office:value="308000" calcext:value-type="float">
            <text:p>308,000</text:p>
          </table:table-cell>
          <table:table-cell table:style-name="ce4" office:value-type="float" office:value="309400" calcext:value-type="float">
            <text:p>309,400</text:p>
          </table:table-cell>
          <table:table-cell table:style-name="ce4" office:value-type="float" office:value="311300" calcext:value-type="float">
            <text:p>311,300</text:p>
          </table:table-cell>
          <table:table-cell table:style-name="ce4" office:value-type="float" office:value="313345" calcext:value-type="float">
            <text:p>313,345</text:p>
          </table:table-cell>
          <table:table-cell table:style-name="ce4" office:value-type="float" office:value="315320" calcext:value-type="float">
            <text:p>315,3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estminste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17100" calcext:value-type="float">
            <text:p>217,100</text:p>
          </table:table-cell>
          <table:table-cell table:style-name="ce4" office:value-type="float" office:value="219396" calcext:value-type="float">
            <text:p>219,396</text:p>
          </table:table-cell>
          <table:table-cell table:style-name="ce4" office:value-type="float" office:value="221700" calcext:value-type="float">
            <text:p>221,700</text:p>
          </table:table-cell>
          <table:table-cell table:style-name="ce4" office:value-type="float" office:value="225300" calcext:value-type="float">
            <text:p>225,300</text:p>
          </table:table-cell>
          <table:table-cell table:style-name="ce4" office:value-type="float" office:value="230100" calcext:value-type="float">
            <text:p>230,100</text:p>
          </table:table-cell>
          <table:table-cell table:style-name="ce4" office:value-type="float" office:value="237796" calcext:value-type="float">
            <text:p>237,796</text:p>
          </table:table-cell>
          <table:table-cell table:style-name="ce4" office:value-type="float" office:value="244957" calcext:value-type="float">
            <text:p>244,95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irklees</text:p>
          </table:table-cell>
          <table:table-cell table:style-name="ce4" office:value-type="float" office:value="403600" calcext:value-type="float">
            <text:p>403,6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416600" calcext:value-type="float">
            <text:p>416,600</text:p>
          </table:table-cell>
          <table:table-cell table:style-name="ce4" office:value-type="float" office:value="422458" calcext:value-type="float">
            <text:p>422,458</text:p>
          </table:table-cell>
          <table:table-cell table:style-name="ce4" office:value-type="float" office:value="424200" calcext:value-type="float">
            <text:p>424,200</text:p>
          </table:table-cell>
          <table:table-cell table:style-name="ce4" office:value-type="float" office:value="426900" calcext:value-type="float">
            <text:p>426,900</text:p>
          </table:table-cell>
          <table:table-cell table:style-name="ce4" office:value-type="float" office:value="429600" calcext:value-type="float">
            <text:p>429,600</text:p>
          </table:table-cell>
          <table:table-cell table:style-name="ce4" office:value-type="float" office:value="432671" calcext:value-type="float">
            <text:p>432,671</text:p>
          </table:table-cell>
          <table:table-cell table:style-name="ce4" office:value-type="float" office:value="435684" calcext:value-type="float">
            <text:p>435,6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th Lanarkshire (Airdrie/Bellshill/Coatbridge/Motherwell)</text:p>
          </table:table-cell>
          <table:table-cell table:style-name="ce4" office:value-type="float" office:value="325500" calcext:value-type="float">
            <text:p>325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35700" calcext:value-type="float">
            <text:p>335,700</text:p>
          </table:table-cell>
          <table:table-cell table:style-name="ce4" office:value-type="float" office:value="337727" calcext:value-type="float">
            <text:p>337,727</text:p>
          </table:table-cell>
          <table:table-cell table:number-columns-repeated="3" table:style-name="ce4" office:value-type="float" office:value="337800" calcext:value-type="float">
            <text:p>337,800</text:p>
          </table:table-cell>
          <table:table-cell table:style-name="ce4" office:value-type="float" office:value="338130" calcext:value-type="float">
            <text:p>338,130</text:p>
          </table:table-cell>
          <table:table-cell table:style-name="ce4" office:value-type="float" office:value="338825" calcext:value-type="float">
            <text:p>338,8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kefield</text:p>
          </table:table-cell>
          <table:table-cell table:style-name="ce4" office:value-type="float" office:value="322800" calcext:value-type="float">
            <text:p>322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25000" calcext:value-type="float">
            <text:p>325,000</text:p>
          </table:table-cell>
          <table:table-cell table:style-name="ce4" office:value-type="float" office:value="325837" calcext:value-type="float">
            <text:p>325,837</text:p>
          </table:table-cell>
          <table:table-cell table:style-name="ce4" office:value-type="float" office:value="327000" calcext:value-type="float">
            <text:p>327,000</text:p>
          </table:table-cell>
          <table:table-cell table:style-name="ce4" office:value-type="float" office:value="328700" calcext:value-type="float">
            <text:p>328,700</text:p>
          </table:table-cell>
          <table:table-cell table:style-name="ce4" office:value-type="float" office:value="330500" calcext:value-type="float">
            <text:p>330,500</text:p>
          </table:table-cell>
          <table:table-cell table:style-name="ce4" office:value-type="float" office:value="332569" calcext:value-type="float">
            <text:p>332,569</text:p>
          </table:table-cell>
          <table:table-cell table:style-name="ce4" office:value-type="float" office:value="335297" calcext:value-type="float">
            <text:p>335,29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dley</text:p>
          </table:table-cell>
          <table:table-cell table:style-name="ce4" office:value-type="float" office:value="306300" calcext:value-type="float">
            <text:p>306,3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11600" calcext:value-type="float">
            <text:p>311,600</text:p>
          </table:table-cell>
          <table:table-cell table:style-name="ce4" office:value-type="float" office:value="312925" calcext:value-type="float">
            <text:p>312,925</text:p>
          </table:table-cell>
          <table:table-cell table:style-name="ce4" office:value-type="float" office:value="313400" calcext:value-type="float">
            <text:p>313,400</text:p>
          </table:table-cell>
          <table:table-cell table:style-name="ce4" office:value-type="float" office:value="314000" calcext:value-type="float">
            <text:p>314,000</text:p>
          </table:table-cell>
          <table:table-cell table:style-name="ce4" office:value-type="float" office:value="315100" calcext:value-type="float">
            <text:p>315,100</text:p>
          </table:table-cell>
          <table:table-cell table:style-name="ce4" office:value-type="float" office:value="316132" calcext:value-type="float">
            <text:p>316,132</text:p>
          </table:table-cell>
          <table:table-cell table:style-name="ce4" office:value-type="float" office:value="317049" calcext:value-type="float">
            <text:p>317,04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gan</text:p>
          </table:table-cell>
          <table:table-cell table:style-name="ce4" office:value-type="float" office:value="305400" calcext:value-type="float">
            <text:p>305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15300" calcext:value-type="float">
            <text:p>315,300</text:p>
          </table:table-cell>
          <table:table-cell table:style-name="ce4" office:value-type="float" office:value="317849" calcext:value-type="float">
            <text:p>317,849</text:p>
          </table:table-cell>
          <table:table-cell table:style-name="ce4" office:value-type="float" office:value="318400" calcext:value-type="float">
            <text:p>318,400</text:p>
          </table:table-cell>
          <table:table-cell table:style-name="ce4" office:value-type="float" office:value="319200" calcext:value-type="float">
            <text:p>319,200</text:p>
          </table:table-cell>
          <table:table-cell table:style-name="ce4" office:value-type="float" office:value="320300" calcext:value-type="float">
            <text:p>320,300</text:p>
          </table:table-cell>
          <table:table-cell table:style-name="ce4" office:value-type="float" office:value="321499" calcext:value-type="float">
            <text:p>321,499</text:p>
          </table:table-cell>
          <table:table-cell table:style-name="ce4" office:value-type="float" office:value="322541" calcext:value-type="float">
            <text:p>322,54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oncaster</text:p>
          </table:table-cell>
          <table:table-cell table:style-name="ce4" office:value-type="float" office:value="289300" calcext:value-type="float">
            <text:p>289,3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00700" calcext:value-type="float">
            <text:p>300,700</text:p>
          </table:table-cell>
          <table:table-cell table:style-name="ce4" office:value-type="float" office:value="302402" calcext:value-type="float">
            <text:p>302,402</text:p>
          </table:table-cell>
          <table:table-cell table:style-name="ce4" office:value-type="float" office:value="302600" calcext:value-type="float">
            <text:p>302,600</text:p>
          </table:table-cell>
          <table:table-cell table:style-name="ce4" office:value-type="float" office:value="303200" calcext:value-type="float">
            <text:p>303,200</text:p>
          </table:table-cell>
          <table:table-cell table:style-name="ce4" office:value-type="float" office:value="303900" calcext:value-type="float">
            <text:p>303,900</text:p>
          </table:table-cell>
          <table:table-cell table:style-name="ce4" office:value-type="float" office:value="304499" calcext:value-type="float">
            <text:p>304,499</text:p>
          </table:table-cell>
          <table:table-cell table:style-name="ce4" office:value-type="float" office:value="305605" calcext:value-type="float">
            <text:p>305,60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ockport</text:p>
          </table:table-cell>
          <table:table-cell table:style-name="ce4" office:value-type="float" office:value="282500" calcext:value-type="float">
            <text:p>282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82400" calcext:value-type="float">
            <text:p>282,400</text:p>
          </table:table-cell>
          <table:table-cell table:style-name="ce4" office:value-type="float" office:value="283275" calcext:value-type="float">
            <text:p>283,275</text:p>
          </table:table-cell>
          <table:table-cell table:style-name="ce4" office:value-type="float" office:value="283600" calcext:value-type="float">
            <text:p>283,600</text:p>
          </table:table-cell>
          <table:table-cell table:style-name="ce4" office:value-type="float" office:value="284500" calcext:value-type="float">
            <text:p>284,500</text:p>
          </table:table-cell>
          <table:table-cell table:style-name="ce4" office:value-type="float" office:value="285900" calcext:value-type="float">
            <text:p>285,900</text:p>
          </table:table-cell>
          <table:table-cell table:style-name="ce4" office:value-type="float" office:value="287744" calcext:value-type="float">
            <text:p>287,744</text:p>
          </table:table-cell>
          <table:table-cell table:style-name="ce4" office:value-type="float" office:value="289645" calcext:value-type="float">
            <text:p>289,6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fton</text:p>
          </table:table-cell>
          <table:table-cell table:style-name="ce4" office:value-type="float" office:value="274200" calcext:value-type="float">
            <text:p>274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74000" calcext:value-type="float">
            <text:p>274,000</text:p>
          </table:table-cell>
          <table:table-cell table:style-name="ce4" office:value-type="float" office:value="273790" calcext:value-type="float">
            <text:p>273,790</text:p>
          </table:table-cell>
          <table:table-cell table:style-name="ce4" office:value-type="float" office:value="273800" calcext:value-type="float">
            <text:p>273,800</text:p>
          </table:table-cell>
          <table:table-cell table:style-name="ce4" office:value-type="float" office:value="273500" calcext:value-type="float">
            <text:p>273,500</text:p>
          </table:table-cell>
          <table:table-cell table:style-name="ce4" office:value-type="float" office:value="273400" calcext:value-type="float">
            <text:p>273,400</text:p>
          </table:table-cell>
          <table:table-cell table:style-name="ce4" office:value-type="float" office:value="273619" calcext:value-type="float">
            <text:p>273,619</text:p>
          </table:table-cell>
          <table:table-cell table:style-name="ce4" office:value-type="float" office:value="273984" calcext:value-type="float">
            <text:p>273,9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ndwell</text:p>
          </table:table-cell>
          <table:table-cell table:style-name="ce4" office:value-type="float" office:value="288700" calcext:value-type="float">
            <text:p>288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04200" calcext:value-type="float">
            <text:p>304,200</text:p>
          </table:table-cell>
          <table:table-cell table:style-name="ce4" office:value-type="float" office:value="308063" calcext:value-type="float">
            <text:p>308,063</text:p>
          </table:table-cell>
          <table:table-cell table:style-name="ce4" office:value-type="float" office:value="310200" calcext:value-type="float">
            <text:p>310,200</text:p>
          </table:table-cell>
          <table:table-cell table:style-name="ce4" office:value-type="float" office:value="312800" calcext:value-type="float">
            <text:p>312,800</text:p>
          </table:table-cell>
          <table:table-cell table:style-name="ce4" office:value-type="float" office:value="315500" calcext:value-type="float">
            <text:p>315,500</text:p>
          </table:table-cell>
          <table:table-cell table:style-name="ce4" office:value-type="float" office:value="318087" calcext:value-type="float">
            <text:p>318,087</text:p>
          </table:table-cell>
          <table:table-cell table:style-name="ce4" office:value-type="float" office:value="321084" calcext:value-type="float">
            <text:p>321,08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nderland</text:p>
          </table:table-cell>
          <table:table-cell table:style-name="ce4" office:value-type="float" office:value="280900" calcext:value-type="float">
            <text:p>280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76100" calcext:value-type="float">
            <text:p>276,100</text:p>
          </table:table-cell>
          <table:table-cell table:style-name="ce4" office:value-type="float" office:value="275506" calcext:value-type="float">
            <text:p>275,506</text:p>
          </table:table-cell>
          <table:table-cell table:style-name="ce4" office:value-type="float" office:value="275500" calcext:value-type="float">
            <text:p>275,500</text:p>
          </table:table-cell>
          <table:table-cell table:style-name="ce4" office:value-type="float" office:value="275900" calcext:value-type="float">
            <text:p>275,900</text:p>
          </table:table-cell>
          <table:table-cell table:style-name="ce4" office:value-type="float" office:value="276500" calcext:value-type="float">
            <text:p>276,500</text:p>
          </table:table-cell>
          <table:table-cell table:style-name="ce4" office:value-type="float" office:value="277020" calcext:value-type="float">
            <text:p>277,020</text:p>
          </table:table-cell>
          <table:table-cell table:style-name="ce4" office:value-type="float" office:value="277556" calcext:value-type="float">
            <text:p>277,55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lton</text:p>
          </table:table-cell>
          <table:table-cell table:style-name="ce4" office:value-type="float" office:value="263700" calcext:value-type="float">
            <text:p>263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74100" calcext:value-type="float">
            <text:p>274,100</text:p>
          </table:table-cell>
          <table:table-cell table:style-name="ce4" office:value-type="float" office:value="276786" calcext:value-type="float">
            <text:p>276,786</text:p>
          </table:table-cell>
          <table:table-cell table:style-name="ce4" office:value-type="float" office:value="278100" calcext:value-type="float">
            <text:p>278,100</text:p>
          </table:table-cell>
          <table:table-cell table:style-name="ce4" office:value-type="float" office:value="279500" calcext:value-type="float">
            <text:p>279,500</text:p>
          </table:table-cell>
          <table:table-cell table:style-name="ce4" office:value-type="float" office:value="280200" calcext:value-type="float">
            <text:p>280,200</text:p>
          </table:table-cell>
          <table:table-cell table:style-name="ce4" office:value-type="float" office:value="281029" calcext:value-type="float">
            <text:p>281,029</text:p>
          </table:table-cell>
          <table:table-cell table:style-name="ce4" office:value-type="float" office:value="282367" calcext:value-type="float">
            <text:p>282,36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lsall</text:p>
          </table:table-cell>
          <table:table-cell table:style-name="ce4" office:value-type="float" office:value="255100" calcext:value-type="float">
            <text:p>255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65800" calcext:value-type="float">
            <text:p>265,800</text:p>
          </table:table-cell>
          <table:table-cell table:style-name="ce4" office:value-type="float" office:value="269323" calcext:value-type="float">
            <text:p>269,323</text:p>
          </table:table-cell>
          <table:table-cell table:style-name="ce4" office:value-type="float" office:value="270200" calcext:value-type="float">
            <text:p>270,200</text:p>
          </table:table-cell>
          <table:table-cell table:style-name="ce4" office:value-type="float" office:value="271500" calcext:value-type="float">
            <text:p>271,500</text:p>
          </table:table-cell>
          <table:table-cell table:style-name="ce4" office:value-type="float" office:value="273200" calcext:value-type="float">
            <text:p>273,200</text:p>
          </table:table-cell>
          <table:table-cell table:style-name="ce4" office:value-type="float" office:value="275134" calcext:value-type="float">
            <text:p>275,134</text:p>
          </table:table-cell>
          <table:table-cell table:style-name="ce4" office:value-type="float" office:value="277405" calcext:value-type="float">
            <text:p>277,40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dway</text:p>
          </table:table-cell>
          <table:table-cell table:style-name="ce4" office:value-type="float" office:value="253500" calcext:value-type="float">
            <text:p>253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61500" calcext:value-type="float">
            <text:p>261,500</text:p>
          </table:table-cell>
          <table:table-cell table:style-name="ce4" office:value-type="float" office:value="263925" calcext:value-type="float">
            <text:p>263,925</text:p>
          </table:table-cell>
          <table:table-cell table:style-name="ce4" office:value-type="float" office:value="266600" calcext:value-type="float">
            <text:p>266,600</text:p>
          </table:table-cell>
          <table:table-cell table:style-name="ce4" office:value-type="float" office:value="269700" calcext:value-type="float">
            <text:p>269,700</text:p>
          </table:table-cell>
          <table:table-cell table:style-name="ce4" office:value-type="float" office:value="272600" calcext:value-type="float">
            <text:p>272,600</text:p>
          </table:table-cell>
          <table:table-cell table:style-name="ce4" office:value-type="float" office:value="275254" calcext:value-type="float">
            <text:p>275,254</text:p>
          </table:table-cell>
          <table:table-cell table:style-name="ce4" office:value-type="float" office:value="277517" calcext:value-type="float">
            <text:p>277,5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therham</text:p>
          </table:table-cell>
          <table:table-cell table:style-name="ce4" office:value-type="float" office:value="252900" calcext:value-type="float">
            <text:p>252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56600" calcext:value-type="float">
            <text:p>256,600</text:p>
          </table:table-cell>
          <table:table-cell table:style-name="ce4" office:value-type="float" office:value="257280" calcext:value-type="float">
            <text:p>257,280</text:p>
          </table:table-cell>
          <table:table-cell table:style-name="ce4" office:value-type="float" office:value="258000" calcext:value-type="float">
            <text:p>258,000</text:p>
          </table:table-cell>
          <table:table-cell table:style-name="ce4" office:value-type="float" office:value="258500" calcext:value-type="float">
            <text:p>258,500</text:p>
          </table:table-cell>
          <table:table-cell table:style-name="ce4" office:value-type="float" office:value="259400" calcext:value-type="float">
            <text:p>259,400</text:p>
          </table:table-cell>
          <table:table-cell table:style-name="ce4" office:value-type="float" office:value="260428" calcext:value-type="float">
            <text:p>260,428</text:p>
          </table:table-cell>
          <table:table-cell table:style-name="ce4" office:value-type="float" office:value="261358" calcext:value-type="float">
            <text:p>261,3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ghton and Hove</text:p>
          </table:table-cell>
          <table:table-cell table:style-name="ce4" office:value-type="float" office:value="253800" calcext:value-type="float">
            <text:p>253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67500" calcext:value-type="float">
            <text:p>267,500</text:p>
          </table:table-cell>
          <table:table-cell table:style-name="ce4" office:value-type="float" office:value="273369" calcext:value-type="float">
            <text:p>273,369</text:p>
          </table:table-cell>
          <table:table-cell table:style-name="ce4" office:value-type="float" office:value="274400" calcext:value-type="float">
            <text:p>274,400</text:p>
          </table:table-cell>
          <table:table-cell table:style-name="ce4" office:value-type="float" office:value="276900" calcext:value-type="float">
            <text:p>276,900</text:p>
          </table:table-cell>
          <table:table-cell table:style-name="ce4" office:value-type="float" office:value="279600" calcext:value-type="float">
            <text:p>279,600</text:p>
          </table:table-cell>
          <table:table-cell table:style-name="ce4" office:value-type="float" office:value="283176" calcext:value-type="float">
            <text:p>283,176</text:p>
          </table:table-cell>
          <table:table-cell table:style-name="ce4" office:value-type="float" office:value="287253" calcext:value-type="float">
            <text:p>287,25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ghton and Hove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46479" calcext:value-type="float">
            <text:p>346,479</text:p>
          </table:table-cell>
          <table:table-cell table:style-name="ce4" office:value-type="float" office:value="350720" calcext:value-type="float">
            <text:p>350,7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lymouth</text:p>
          </table:table-cell>
          <table:table-cell table:style-name="ce4" office:value-type="float" office:value="255600" calcext:value-type="float">
            <text:p>255,6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53700" calcext:value-type="float">
            <text:p>253,700</text:p>
          </table:table-cell>
          <table:table-cell table:style-name="ce4" office:value-type="float" office:value="256384" calcext:value-type="float">
            <text:p>256,384</text:p>
          </table:table-cell>
          <table:table-cell table:style-name="ce4" office:value-type="float" office:value="257300" calcext:value-type="float">
            <text:p>257,300</text:p>
          </table:table-cell>
          <table:table-cell table:style-name="ce4" office:value-type="float" office:value="258600" calcext:value-type="float">
            <text:p>258,600</text:p>
          </table:table-cell>
          <table:table-cell table:style-name="ce4" office:value-type="float" office:value="260400" calcext:value-type="float">
            <text:p>260,400</text:p>
          </table:table-cell>
          <table:table-cell table:style-name="ce4" office:value-type="float" office:value="262129" calcext:value-type="float">
            <text:p>262,129</text:p>
          </table:table-cell>
          <table:table-cell table:style-name="ce4" office:value-type="float" office:value="263456" calcext:value-type="float">
            <text:p>263,45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ansea</text:p>
          </table:table-cell>
          <table:table-cell table:style-name="ce4" office:value-type="float" office:value="230100" calcext:value-type="float">
            <text:p>230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36500" calcext:value-type="float">
            <text:p>236,500</text:p>
          </table:table-cell>
          <table:table-cell table:style-name="ce4" office:value-type="float" office:value="239023" calcext:value-type="float">
            <text:p>239,023</text:p>
          </table:table-cell>
          <table:table-cell table:style-name="ce4" office:value-type="float" office:value="239200" calcext:value-type="float">
            <text:p>239,200</text:p>
          </table:table-cell>
          <table:table-cell table:style-name="ce4" office:value-type="float" office:value="240000" calcext:value-type="float">
            <text:p>240,000</text:p>
          </table:table-cell>
          <table:table-cell table:style-name="ce4" office:value-type="float" office:value="240800" calcext:value-type="float">
            <text:p>240,800</text:p>
          </table:table-cell>
          <table:table-cell table:style-name="ce4" office:value-type="float" office:value="241840" calcext:value-type="float">
            <text:p>241,840</text:p>
          </table:table-cell>
          <table:table-cell table:style-name="ce4" office:value-type="float" office:value="243448" calcext:value-type="float">
            <text:p>243,4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rby</text:p>
          </table:table-cell>
          <table:table-cell table:style-name="ce4" office:value-type="float" office:value="243200" calcext:value-type="float">
            <text:p>243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45500" calcext:value-type="float">
            <text:p>245,500</text:p>
          </table:table-cell>
          <table:table-cell table:style-name="ce4" office:value-type="float" office:value="248752" calcext:value-type="float">
            <text:p>248,752</text:p>
          </table:table-cell>
          <table:table-cell table:style-name="ce4" office:value-type="float" office:value="249800" calcext:value-type="float">
            <text:p>249,800</text:p>
          </table:table-cell>
          <table:table-cell table:style-name="ce4" office:value-type="float" office:value="251000" calcext:value-type="float">
            <text:p>251,000</text:p>
          </table:table-cell>
          <table:table-cell table:style-name="ce4" office:value-type="float" office:value="251900" calcext:value-type="float">
            <text:p>251,900</text:p>
          </table:table-cell>
          <table:table-cell table:style-name="ce4" office:value-type="float" office:value="253357" calcext:value-type="float">
            <text:p>253,357</text:p>
          </table:table-cell>
          <table:table-cell table:style-name="ce4" office:value-type="float" office:value="255242" calcext:value-type="float">
            <text:p>255,24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nsley</text:p>
          </table:table-cell>
          <table:table-cell table:style-name="ce4" office:value-type="float" office:value="225200" calcext:value-type="float">
            <text:p>225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29500" calcext:value-type="float">
            <text:p>229,500</text:p>
          </table:table-cell>
          <table:table-cell table:style-name="ce4" office:value-type="float" office:value="231221" calcext:value-type="float">
            <text:p>231,221</text:p>
          </table:table-cell>
          <table:table-cell table:style-name="ce4" office:value-type="float" office:value="232800" calcext:value-type="float">
            <text:p>232,800</text:p>
          </table:table-cell>
          <table:table-cell table:style-name="ce4" office:value-type="float" office:value="234700" calcext:value-type="float">
            <text:p>234,700</text:p>
          </table:table-cell>
          <table:table-cell table:style-name="ce4" office:value-type="float" office:value="236800" calcext:value-type="float">
            <text:p>236,800</text:p>
          </table:table-cell>
          <table:table-cell table:style-name="ce4" office:value-type="float" office:value="238581" calcext:value-type="float">
            <text:p>238,581</text:p>
          </table:table-cell>
          <table:table-cell table:style-name="ce4" office:value-type="float" office:value="240269" calcext:value-type="float">
            <text:p>240,26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ampton</text:p>
          </table:table-cell>
          <table:table-cell table:style-name="ce4" office:value-type="float" office:value="234100" calcext:value-type="float">
            <text:p>234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31600" calcext:value-type="float">
            <text:p>231,600</text:p>
          </table:table-cell>
          <table:table-cell table:style-name="ce4" office:value-type="float" office:value="236882" calcext:value-type="float">
            <text:p>236,882</text:p>
          </table:table-cell>
          <table:table-cell table:style-name="ce4" office:value-type="float" office:value="237600" calcext:value-type="float">
            <text:p>237,600</text:p>
          </table:table-cell>
          <table:table-cell table:style-name="ce4" office:value-type="float" office:value="240800" calcext:value-type="float">
            <text:p>240,800</text:p>
          </table:table-cell>
          <table:table-cell table:style-name="ce4" office:value-type="float" office:value="243700" calcext:value-type="float">
            <text:p>243,700</text:p>
          </table:table-cell>
          <table:table-cell table:style-name="ce4" office:value-type="float" office:value="247414" calcext:value-type="float">
            <text:p>247,414</text:p>
          </table:table-cell>
          <table:table-cell table:style-name="ce4" office:value-type="float" office:value="251906" calcext:value-type="float">
            <text:p>251,90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ampton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76366" calcext:value-type="float">
            <text:p>376,366</text:p>
          </table:table-cell>
          <table:table-cell table:style-name="ce4" office:value-type="float" office:value="381237" calcext:value-type="float">
            <text:p>381,23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ldham</text:p>
          </table:table-cell>
          <table:table-cell table:style-name="ce4" office:value-type="float" office:value="218200" calcext:value-type="float">
            <text:p>218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23300" calcext:value-type="float">
            <text:p>223,300</text:p>
          </table:table-cell>
          <table:table-cell table:style-name="ce4" office:value-type="float" office:value="224897" calcext:value-type="float">
            <text:p>224,897</text:p>
          </table:table-cell>
          <table:table-cell table:style-name="ce4" office:value-type="float" office:value="225500" calcext:value-type="float">
            <text:p>225,500</text:p>
          </table:table-cell>
          <table:table-cell table:style-name="ce4" office:value-type="float" office:value="226600" calcext:value-type="float">
            <text:p>226,600</text:p>
          </table:table-cell>
          <table:table-cell table:style-name="ce4" office:value-type="float" office:value="228000" calcext:value-type="float">
            <text:p>228,000</text:p>
          </table:table-cell>
          <table:table-cell table:style-name="ce4" office:value-type="float" office:value="229794" calcext:value-type="float">
            <text:p>229,794</text:p>
          </table:table-cell>
          <table:table-cell table:style-name="ce4" office:value-type="float" office:value="231774" calcext:value-type="float">
            <text:p>231,77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lford</text:p>
          </table:table-cell>
          <table:table-cell table:style-name="ce4" office:value-type="float" office:value="223000" calcext:value-type="float">
            <text:p>223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30400" calcext:value-type="float">
            <text:p>230,400</text:p>
          </table:table-cell>
          <table:table-cell table:style-name="ce4" office:value-type="float" office:value="233933" calcext:value-type="float">
            <text:p>233,933</text:p>
          </table:table-cell>
          <table:table-cell table:style-name="ce4" office:value-type="float" office:value="235800" calcext:value-type="float">
            <text:p>235,800</text:p>
          </table:table-cell>
          <table:table-cell table:style-name="ce4" office:value-type="float" office:value="238000" calcext:value-type="float">
            <text:p>238,000</text:p>
          </table:table-cell>
          <table:table-cell table:style-name="ce4" office:value-type="float" office:value="240500" calcext:value-type="float">
            <text:p>240,500</text:p>
          </table:table-cell>
          <table:table-cell table:style-name="ce4" office:value-type="float" office:value="243827" calcext:value-type="float">
            <text:p>243,827</text:p>
          </table:table-cell>
          <table:table-cell table:style-name="ce4" office:value-type="float" office:value="247170" calcext:value-type="float">
            <text:p>247,17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ameside</text:p>
          </table:table-cell>
          <table:table-cell table:style-name="ce4" office:value-type="float" office:value="214400" calcext:value-type="float">
            <text:p>214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18100" calcext:value-type="float">
            <text:p>218,100</text:p>
          </table:table-cell>
          <table:table-cell table:style-name="ce4" office:value-type="float" office:value="219324" calcext:value-type="float">
            <text:p>219,324</text:p>
          </table:table-cell>
          <table:table-cell table:style-name="ce4" office:value-type="float" office:value="220000" calcext:value-type="float">
            <text:p>220,000</text:p>
          </table:table-cell>
          <table:table-cell table:style-name="ce4" office:value-type="float" office:value="220400" calcext:value-type="float">
            <text:p>220,400</text:p>
          </table:table-cell>
          <table:table-cell table:style-name="ce4" office:value-type="float" office:value="220700" calcext:value-type="float">
            <text:p>220,700</text:p>
          </table:table-cell>
          <table:table-cell table:style-name="ce4" office:value-type="float" office:value="221232" calcext:value-type="float">
            <text:p>221,232</text:p>
          </table:table-cell>
          <table:table-cell table:style-name="ce4" office:value-type="float" office:value="222441" calcext:value-type="float">
            <text:p>222,44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fford</text:p>
          </table:table-cell>
          <table:table-cell table:style-name="ce4" office:value-type="float" office:value="213700" calcext:value-type="float">
            <text:p>213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24100" calcext:value-type="float">
            <text:p>224,100</text:p>
          </table:table-cell>
          <table:table-cell table:style-name="ce4" office:value-type="float" office:value="226578" calcext:value-type="float">
            <text:p>226,578</text:p>
          </table:table-cell>
          <table:table-cell table:style-name="ce4" office:value-type="float" office:value="227800" calcext:value-type="float">
            <text:p>227,800</text:p>
          </table:table-cell>
          <table:table-cell table:style-name="ce4" office:value-type="float" office:value="229300" calcext:value-type="float">
            <text:p>229,300</text:p>
          </table:table-cell>
          <table:table-cell table:style-name="ce4" office:value-type="float" office:value="231300" calcext:value-type="float">
            <text:p>231,300</text:p>
          </table:table-cell>
          <table:table-cell table:style-name="ce4" office:value-type="float" office:value="232873" calcext:value-type="float">
            <text:p>232,873</text:p>
          </table:table-cell>
          <table:table-cell table:style-name="ce4" office:value-type="float" office:value="233981" calcext:value-type="float">
            <text:p>233,98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lton Keynes</text:p>
          </table:table-cell>
          <table:table-cell table:style-name="ce4" office:value-type="float" office:value="232900" calcext:value-type="float">
            <text:p>232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42800" calcext:value-type="float">
            <text:p>242,800</text:p>
          </table:table-cell>
          <table:table-cell table:style-name="ce4" office:value-type="float" office:value="248821" calcext:value-type="float">
            <text:p>248,821</text:p>
          </table:table-cell>
          <table:table-cell table:style-name="ce4" office:value-type="float" office:value="251100" calcext:value-type="float">
            <text:p>251,100</text:p>
          </table:table-cell>
          <table:table-cell table:style-name="ce4" office:value-type="float" office:value="254000" calcext:value-type="float">
            <text:p>254,000</text:p>
          </table:table-cell>
          <table:table-cell table:style-name="ce4" office:value-type="float" office:value="257500" calcext:value-type="float">
            <text:p>257,500</text:p>
          </table:table-cell>
          <table:table-cell table:style-name="ce4" office:value-type="float" office:value="260504" calcext:value-type="float">
            <text:p>260,504</text:p>
          </table:table-cell>
          <table:table-cell table:style-name="ce4" office:value-type="float" office:value="263121" calcext:value-type="float">
            <text:p>263,1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ochdale</text:p>
          </table:table-cell>
          <table:table-cell table:style-name="ce4" office:value-type="float" office:value="204400" calcext:value-type="float">
            <text:p>204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10500" calcext:value-type="float">
            <text:p>210,500</text:p>
          </table:table-cell>
          <table:table-cell table:style-name="ce4" office:value-type="float" office:value="211699" calcext:value-type="float">
            <text:p>211,699</text:p>
          </table:table-cell>
          <table:table-cell table:style-name="ce4" office:value-type="float" office:value="212000" calcext:value-type="float">
            <text:p>212,000</text:p>
          </table:table-cell>
          <table:table-cell table:style-name="ce4" office:value-type="float" office:value="212100" calcext:value-type="float">
            <text:p>212,100</text:p>
          </table:table-cell>
          <table:table-cell table:style-name="ce4" office:value-type="float" office:value="212500" calcext:value-type="float">
            <text:p>212,500</text:p>
          </table:table-cell>
          <table:table-cell table:style-name="ce4" office:value-type="float" office:value="213579" calcext:value-type="float">
            <text:p>213,579</text:p>
          </table:table-cell>
          <table:table-cell table:style-name="ce4" office:value-type="float" office:value="215180" calcext:value-type="float">
            <text:p>215,18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lihull</text:p>
          </table:table-cell>
          <table:table-cell table:style-name="ce4" office:value-type="float" office:value="204300" calcext:value-type="float">
            <text:p>204,3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5900" calcext:value-type="float">
            <text:p>205,900</text:p>
          </table:table-cell>
          <table:table-cell table:style-name="ce4" office:value-type="float" office:value="206674" calcext:value-type="float">
            <text:p>206,674</text:p>
          </table:table-cell>
          <table:table-cell table:style-name="ce4" office:value-type="float" office:value="207100" calcext:value-type="float">
            <text:p>207,100</text:p>
          </table:table-cell>
          <table:table-cell table:style-name="ce4" office:value-type="float" office:value="208100" calcext:value-type="float">
            <text:p>208,100</text:p>
          </table:table-cell>
          <table:table-cell table:style-name="ce4" office:value-type="float" office:value="209400" calcext:value-type="float">
            <text:p>209,400</text:p>
          </table:table-cell>
          <table:table-cell table:style-name="ce4" office:value-type="float" office:value="210168" calcext:value-type="float">
            <text:p>210,168</text:p>
          </table:table-cell>
          <table:table-cell table:style-name="ce4" office:value-type="float" office:value="211104" calcext:value-type="float">
            <text:p>211,10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thampton</text:p>
          </table:table-cell>
          <table:table-cell table:style-name="ce4" office:value-type="float" office:value="208800" calcext:value-type="float">
            <text:p>208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9000" calcext:value-type="float">
            <text:p>209,000</text:p>
          </table:table-cell>
          <table:table-cell table:style-name="ce4" office:value-type="float" office:value="212069" calcext:value-type="float">
            <text:p>212,069</text:p>
          </table:table-cell>
          <table:table-cell table:style-name="ce4" office:value-type="float" office:value="213500" calcext:value-type="float">
            <text:p>213,500</text:p>
          </table:table-cell>
          <table:table-cell table:style-name="ce4" office:value-type="float" office:value="215700" calcext:value-type="float">
            <text:p>215,700</text:p>
          </table:table-cell>
          <table:table-cell table:style-name="ce4" office:value-type="float" office:value="218100" calcext:value-type="float">
            <text:p>218,100</text:p>
          </table:table-cell>
          <table:table-cell table:style-name="ce4" office:value-type="float" office:value="220979" calcext:value-type="float">
            <text:p>220,979</text:p>
          </table:table-cell>
          <table:table-cell table:style-name="ce4" office:value-type="float" office:value="223968" calcext:value-type="float">
            <text:p>223,9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th Tyneside</text:p>
          </table:table-cell>
          <table:table-cell table:style-name="ce4" office:value-type="float" office:value="196000" calcext:value-type="float">
            <text:p>196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9600" calcext:value-type="float">
            <text:p>199,600</text:p>
          </table:table-cell>
          <table:table-cell table:style-name="ce4" office:value-type="float" office:value="200801" calcext:value-type="float">
            <text:p>200,801</text:p>
          </table:table-cell>
          <table:table-cell table:style-name="ce4" office:value-type="float" office:value="201300" calcext:value-type="float">
            <text:p>201,300</text:p>
          </table:table-cell>
          <table:table-cell table:style-name="ce4" office:value-type="float" office:value="201800" calcext:value-type="float">
            <text:p>201,800</text:p>
          </table:table-cell>
          <table:table-cell table:style-name="ce4" office:value-type="float" office:value="202400" calcext:value-type="float">
            <text:p>202,400</text:p>
          </table:table-cell>
          <table:table-cell table:style-name="ce4" office:value-type="float" office:value="202619" calcext:value-type="float">
            <text:p>202,619</text:p>
          </table:table-cell>
          <table:table-cell table:style-name="ce4" office:value-type="float" office:value="202901" calcext:value-type="float">
            <text:p>202,90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teshead</text:p>
          </table:table-cell>
          <table:table-cell table:style-name="ce4" office:value-type="float" office:value="189900" calcext:value-type="float">
            <text:p>189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8100" calcext:value-type="float">
            <text:p>198,100</text:p>
          </table:table-cell>
          <table:table-cell table:style-name="ce4" office:value-type="float" office:value="200214" calcext:value-type="float">
            <text:p>200,214</text:p>
          </table:table-cell>
          <table:table-cell table:style-name="ce4" office:value-type="float" office:value="200300" calcext:value-type="float">
            <text:p>200,300</text:p>
          </table:table-cell>
          <table:table-cell table:style-name="ce4" office:value-type="float" office:value="200100" calcext:value-type="float">
            <text:p>200,100</text:p>
          </table:table-cell>
          <table:table-cell table:style-name="ce4" office:value-type="float" office:value="200300" calcext:value-type="float">
            <text:p>200,300</text:p>
          </table:table-cell>
          <table:table-cell table:style-name="ce4" office:value-type="float" office:value="200751" calcext:value-type="float">
            <text:p>200,751</text:p>
          </table:table-cell>
          <table:table-cell table:style-name="ce4" office:value-type="float" office:value="201294" calcext:value-type="float">
            <text:p>201,29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rrington</text:p>
          </table:table-cell>
          <table:table-cell table:style-name="ce4" office:value-type="float" office:value="196200" calcext:value-type="float">
            <text:p>196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0700" calcext:value-type="float">
            <text:p>200,700</text:p>
          </table:table-cell>
          <table:table-cell table:style-name="ce4" office:value-type="float" office:value="202228" calcext:value-type="float">
            <text:p>202,228</text:p>
          </table:table-cell>
          <table:table-cell table:style-name="ce4" office:value-type="float" office:value="203200" calcext:value-type="float">
            <text:p>203,200</text:p>
          </table:table-cell>
          <table:table-cell table:style-name="ce4" office:value-type="float" office:value="204400" calcext:value-type="float">
            <text:p>204,400</text:p>
          </table:table-cell>
          <table:table-cell table:style-name="ce4" office:value-type="float" office:value="205800" calcext:value-type="float">
            <text:p>205,800</text:p>
          </table:table-cell>
          <table:table-cell table:style-name="ce4" office:value-type="float" office:value="207062" calcext:value-type="float">
            <text:p>207,062</text:p>
          </table:table-cell>
          <table:table-cell table:style-name="ce4" office:value-type="float" office:value="208252" calcext:value-type="float">
            <text:p>208,25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ton</text:p>
          </table:table-cell>
          <table:table-cell table:style-name="ce4" office:value-type="float" office:value="190500" calcext:value-type="float">
            <text:p>190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7500" calcext:value-type="float">
            <text:p>197,500</text:p>
          </table:table-cell>
          <table:table-cell table:style-name="ce4" office:value-type="float" office:value="203201" calcext:value-type="float">
            <text:p>203,201</text:p>
          </table:table-cell>
          <table:table-cell table:style-name="ce4" office:value-type="float" office:value="204700" calcext:value-type="float">
            <text:p>204,700</text:p>
          </table:table-cell>
          <table:table-cell table:style-name="ce4" office:value-type="float" office:value="206900" calcext:value-type="float">
            <text:p>206,900</text:p>
          </table:table-cell>
          <table:table-cell table:style-name="ce4" office:value-type="float" office:value="209500" calcext:value-type="float">
            <text:p>209,500</text:p>
          </table:table-cell>
          <table:table-cell table:style-name="ce4" office:value-type="float" office:value="212836" calcext:value-type="float">
            <text:p>212,836</text:p>
          </table:table-cell>
          <table:table-cell table:style-name="ce4" office:value-type="float" office:value="215751" calcext:value-type="float">
            <text:p>215,7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York</text:p>
          </table:table-cell>
          <table:table-cell table:style-name="ce4" office:value-type="float" office:value="194900" calcext:value-type="float">
            <text:p>194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3700" calcext:value-type="float">
            <text:p>193,700</text:p>
          </table:table-cell>
          <table:table-cell table:style-name="ce4" office:value-type="float" office:value="198051" calcext:value-type="float">
            <text:p>198,051</text:p>
          </table:table-cell>
          <table:table-cell table:style-name="ce4" office:value-type="float" office:value="198900" calcext:value-type="float">
            <text:p>198,900</text:p>
          </table:table-cell>
          <table:table-cell table:style-name="ce4" office:value-type="float" office:value="201200" calcext:value-type="float">
            <text:p>201,200</text:p>
          </table:table-cell>
          <table:table-cell table:style-name="ce4" office:value-type="float" office:value="203400" calcext:value-type="float">
            <text:p>203,400</text:p>
          </table:table-cell>
          <table:table-cell table:style-name="ce4" office:value-type="float" office:value="205648" calcext:value-type="float">
            <text:p>205,648</text:p>
          </table:table-cell>
          <table:table-cell table:style-name="ce4" office:value-type="float" office:value="207612" calcext:value-type="float">
            <text:p>207,61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ry</text:p>
          </table:table-cell>
          <table:table-cell table:style-name="ce4" office:value-type="float" office:value="181600" calcext:value-type="float">
            <text:p>181,6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4300" calcext:value-type="float">
            <text:p>184,300</text:p>
          </table:table-cell>
          <table:table-cell table:style-name="ce4" office:value-type="float" office:value="185060" calcext:value-type="float">
            <text:p>185,060</text:p>
          </table:table-cell>
          <table:table-cell table:style-name="ce4" office:value-type="float" office:value="185800" calcext:value-type="float">
            <text:p>185,800</text:p>
          </table:table-cell>
          <table:table-cell table:style-name="ce4" office:value-type="float" office:value="186400" calcext:value-type="float">
            <text:p>186,400</text:p>
          </table:table-cell>
          <table:table-cell table:style-name="ce4" office:value-type="float" office:value="187000" calcext:value-type="float">
            <text:p>187,000</text:p>
          </table:table-cell>
          <table:table-cell table:style-name="ce4" office:value-type="float" office:value="187679" calcext:value-type="float">
            <text:p>187,679</text:p>
          </table:table-cell>
          <table:table-cell table:style-name="ce4" office:value-type="float" office:value="188277" calcext:value-type="float">
            <text:p>188,27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windon</text:p>
          </table:table-cell>
          <table:table-cell table:style-name="ce4" office:value-type="float" office:value="196000" calcext:value-type="float">
            <text:p>196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05700" calcext:value-type="float">
            <text:p>205,700</text:p>
          </table:table-cell>
          <table:table-cell table:style-name="ce4" office:value-type="float" office:value="209156" calcext:value-type="float">
            <text:p>209,156</text:p>
          </table:table-cell>
          <table:table-cell table:style-name="ce4" office:value-type="float" office:value="210800" calcext:value-type="float">
            <text:p>210,800</text:p>
          </table:table-cell>
          <table:table-cell table:style-name="ce4" office:value-type="float" office:value="213000" calcext:value-type="float">
            <text:p>213,000</text:p>
          </table:table-cell>
          <table:table-cell table:style-name="ce4" office:value-type="float" office:value="214900" calcext:value-type="float">
            <text:p>214,900</text:p>
          </table:table-cell>
          <table:table-cell table:style-name="ce4" office:value-type="float" office:value="216480" calcext:value-type="float">
            <text:p>216,480</text:p>
          </table:table-cell>
          <table:table-cell table:style-name="ce4" office:value-type="float" office:value="217533" calcext:value-type="float">
            <text:p>217,5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ockton-on-Tees</text:p>
          </table:table-cell>
          <table:table-cell table:style-name="ce4" office:value-type="float" office:value="189800" calcext:value-type="float">
            <text:p>189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90400" calcext:value-type="float">
            <text:p>190,400</text:p>
          </table:table-cell>
          <table:table-cell table:style-name="ce4" office:value-type="float" office:value="191610" calcext:value-type="float">
            <text:p>191,610</text:p>
          </table:table-cell>
          <table:table-cell table:style-name="ce4" office:value-type="float" office:value="192100" calcext:value-type="float">
            <text:p>192,100</text:p>
          </table:table-cell>
          <table:table-cell table:style-name="ce4" office:value-type="float" office:value="192800" calcext:value-type="float">
            <text:p>192,800</text:p>
          </table:table-cell>
          <table:table-cell table:style-name="ce4" office:value-type="float" office:value="193700" calcext:value-type="float">
            <text:p>193,700</text:p>
          </table:table-cell>
          <table:table-cell table:style-name="ce4" office:value-type="float" office:value="194461" calcext:value-type="float">
            <text:p>194,461</text:p>
          </table:table-cell>
          <table:table-cell table:style-name="ce4" office:value-type="float" office:value="195242" calcext:value-type="float">
            <text:p>195,24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. Helens</text:p>
          </table:table-cell>
          <table:table-cell table:style-name="ce4" office:value-type="float" office:value="176700" calcext:value-type="float">
            <text:p>176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5200" calcext:value-type="float">
            <text:p>175,200</text:p>
          </table:table-cell>
          <table:table-cell table:style-name="ce4" office:value-type="float" office:value="175308" calcext:value-type="float">
            <text:p>175,308</text:p>
          </table:table-cell>
          <table:table-cell table:style-name="ce4" office:value-type="float" office:value="175800" calcext:value-type="float">
            <text:p>175,800</text:p>
          </table:table-cell>
          <table:table-cell table:style-name="ce4" office:value-type="float" office:value="176200" calcext:value-type="float">
            <text:p>176,200</text:p>
          </table:table-cell>
          <table:table-cell table:style-name="ce4" office:value-type="float" office:value="176700" calcext:value-type="float">
            <text:p>176,700</text:p>
          </table:table-cell>
          <table:table-cell table:style-name="ce4" office:value-type="float" office:value="177400" calcext:value-type="float">
            <text:p>177,400</text:p>
          </table:table-cell>
          <table:table-cell table:style-name="ce4" office:value-type="float" office:value="178034" calcext:value-type="float">
            <text:p>178,03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sildon</text:p>
          </table:table-cell>
          <table:table-cell table:style-name="ce4" office:value-type="float" office:value="172900" calcext:value-type="float">
            <text:p>172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3400" calcext:value-type="float">
            <text:p>173,400</text:p>
          </table:table-cell>
          <table:table-cell table:style-name="ce4" office:value-type="float" office:value="174497" calcext:value-type="float">
            <text:p>174,497</text:p>
          </table:table-cell>
          <table:table-cell table:style-name="ce4" office:value-type="float" office:value="175700" calcext:value-type="float">
            <text:p>175,700</text:p>
          </table:table-cell>
          <table:table-cell table:style-name="ce4" office:value-type="float" office:value="177400" calcext:value-type="float">
            <text:p>177,400</text:p>
          </table:table-cell>
          <table:table-cell table:style-name="ce4" office:value-type="float" office:value="179400" calcext:value-type="float">
            <text:p>179,400</text:p>
          </table:table-cell>
          <table:table-cell table:style-name="ce4" office:value-type="float" office:value="181121" calcext:value-type="float">
            <text:p>181,121</text:p>
          </table:table-cell>
          <table:table-cell table:style-name="ce4" office:value-type="float" office:value="182550" calcext:value-type="float">
            <text:p>182,55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urnemouth</text:p>
          </table:table-cell>
          <table:table-cell table:style-name="ce4" office:value-type="float" office:value="164600" calcext:value-type="float">
            <text:p>164,6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6800" calcext:value-type="float">
            <text:p>176,800</text:p>
          </table:table-cell>
          <table:table-cell table:style-name="ce4" office:value-type="float" office:value="183491" calcext:value-type="float">
            <text:p>183,491</text:p>
          </table:table-cell>
          <table:table-cell table:style-name="ce4" office:value-type="float" office:value="185100" calcext:value-type="float">
            <text:p>185,100</text:p>
          </table:table-cell>
          <table:table-cell table:style-name="ce4" office:value-type="float" office:value="187700" calcext:value-type="float">
            <text:p>187,700</text:p>
          </table:table-cell>
          <table:table-cell table:style-name="ce4" office:value-type="float" office:value="190100" calcext:value-type="float">
            <text:p>190,100</text:p>
          </table:table-cell>
          <table:table-cell table:style-name="ce4" office:value-type="float" office:value="192953" calcext:value-type="float">
            <text:p>192,953</text:p>
          </table:table-cell>
          <table:table-cell table:style-name="ce4" office:value-type="float" office:value="196087" calcext:value-type="float">
            <text:p>196,0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ournemouth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343296" calcext:value-type="float">
            <text:p>343,296</text:p>
          </table:table-cell>
          <table:table-cell table:style-name="ce4" office:value-type="float" office:value="347125" calcext:value-type="float">
            <text:p>347,1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ycombe</text:p>
          </table:table-cell>
          <table:table-cell table:style-name="ce4" office:value-type="float" office:value="162500" calcext:value-type="float">
            <text:p>162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9600" calcext:value-type="float">
            <text:p>169,600</text:p>
          </table:table-cell>
          <table:table-cell table:style-name="ce4" office:value-type="float" office:value="171644" calcext:value-type="float">
            <text:p>171,644</text:p>
          </table:table-cell>
          <table:table-cell table:style-name="ce4" office:value-type="float" office:value="172600" calcext:value-type="float">
            <text:p>172,600</text:p>
          </table:table-cell>
          <table:table-cell table:style-name="ce4" office:value-type="float" office:value="173600" calcext:value-type="float">
            <text:p>173,600</text:p>
          </table:table-cell>
          <table:table-cell table:style-name="ce4" office:value-type="float" office:value="174400" calcext:value-type="float">
            <text:p>174,400</text:p>
          </table:table-cell>
          <table:table-cell table:style-name="ce4" office:value-type="float" office:value="175453" calcext:value-type="float">
            <text:p>175,453</text:p>
          </table:table-cell>
          <table:table-cell table:style-name="ce4" office:value-type="float" office:value="176448" calcext:value-type="float">
            <text:p>176,4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end-on-Sea</text:p>
          </table:table-cell>
          <table:table-cell table:style-name="ce4" office:value-type="float" office:value="163100" calcext:value-type="float">
            <text:p>163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1100" calcext:value-type="float">
            <text:p>171,100</text:p>
          </table:table-cell>
          <table:table-cell table:style-name="ce4" office:value-type="float" office:value="173658" calcext:value-type="float">
            <text:p>173,658</text:p>
          </table:table-cell>
          <table:table-cell table:style-name="ce4" office:value-type="float" office:value="174600" calcext:value-type="float">
            <text:p>174,600</text:p>
          </table:table-cell>
          <table:table-cell table:style-name="ce4" office:value-type="float" office:value="175300" calcext:value-type="float">
            <text:p>175,300</text:p>
          </table:table-cell>
          <table:table-cell table:style-name="ce4" office:value-type="float" office:value="176900" calcext:value-type="float">
            <text:p>176,900</text:p>
          </table:table-cell>
          <table:table-cell table:style-name="ce4" office:value-type="float" office:value="178317" calcext:value-type="float">
            <text:p>178,317</text:p>
          </table:table-cell>
          <table:table-cell table:style-name="ce4" office:value-type="float" office:value="179251" calcext:value-type="float">
            <text:p>179,25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end-on-Sea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59200" calcext:value-type="float">
            <text:p>259,200</text:p>
          </table:table-cell>
          <table:table-cell table:style-name="ce4" office:value-type="float" office:value="261669" calcext:value-type="float">
            <text:p>261,669</text:p>
          </table:table-cell>
          <table:table-cell table:style-name="ce4" office:value-type="float" office:value="262600" calcext:value-type="float">
            <text:p>262,600</text:p>
          </table:table-cell>
          <table:table-cell table:style-name="ce4" office:value-type="float" office:value="263700" calcext:value-type="float">
            <text:p>263,700</text:p>
          </table:table-cell>
          <table:table-cell table:style-name="ce4" office:value-type="float" office:value="265600" calcext:value-type="float">
            <text:p>265,600</text:p>
          </table:table-cell>
          <table:table-cell table:style-name="ce4" office:value-type="float" office:value="267357" calcext:value-type="float">
            <text:p>267,357</text:p>
          </table:table-cell>
          <table:table-cell table:style-name="ce4" office:value-type="float" office:value="268703" calcext:value-type="float">
            <text:p>268,70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lford and Wrekin</text:p>
          </table:table-cell>
          <table:table-cell table:style-name="ce4" office:value-type="float" office:value="161700" calcext:value-type="float">
            <text:p>161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5300" calcext:value-type="float">
            <text:p>165,300</text:p>
          </table:table-cell>
          <table:table-cell table:style-name="ce4" office:value-type="float" office:value="166641" calcext:value-type="float">
            <text:p>166,641</text:p>
          </table:table-cell>
          <table:table-cell table:style-name="ce4" office:value-type="float" office:value="167300" calcext:value-type="float">
            <text:p>167,300</text:p>
          </table:table-cell>
          <table:table-cell table:style-name="ce4" office:value-type="float" office:value="168100" calcext:value-type="float">
            <text:p>168,100</text:p>
          </table:table-cell>
          <table:table-cell table:style-name="ce4" office:value-type="float" office:value="168900" calcext:value-type="float">
            <text:p>168,900</text:p>
          </table:table-cell>
          <table:table-cell table:style-name="ce4" office:value-type="float" office:value="170300" calcext:value-type="float">
            <text:p>170,300</text:p>
          </table:table-cell>
          <table:table-cell table:style-name="ce4" office:value-type="float" office:value="172068" calcext:value-type="float">
            <text:p>172,06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th East Lincolnshire</text:p>
          </table:table-cell>
          <table:table-cell table:style-name="ce4" office:value-type="float" office:value="157200" calcext:value-type="float">
            <text:p>157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8800" calcext:value-type="float">
            <text:p>158,800</text:p>
          </table:table-cell>
          <table:table-cell table:style-name="ce4" office:value-type="float" office:value="159616" calcext:value-type="float">
            <text:p>159,616</text:p>
          </table:table-cell>
          <table:table-cell table:style-name="ce4" office:value-type="float" office:value="159700" calcext:value-type="float">
            <text:p>159,700</text:p>
          </table:table-cell>
          <table:table-cell table:number-columns-repeated="2" table:style-name="ce4" office:value-type="float" office:value="159800" calcext:value-type="float">
            <text:p>159,800</text:p>
          </table:table-cell>
          <table:table-cell table:style-name="ce4" office:value-type="float" office:value="159687" calcext:value-type="float">
            <text:p>159,687</text:p>
          </table:table-cell>
          <table:table-cell table:style-name="ce4" office:value-type="float" office:value="159357" calcext:value-type="float">
            <text:p>159,35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lmsford</text:p>
          </table:table-cell>
          <table:table-cell table:style-name="ce4" office:value-type="float" office:value="165400" calcext:value-type="float">
            <text:p>165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6800" calcext:value-type="float">
            <text:p>166,800</text:p>
          </table:table-cell>
          <table:table-cell table:style-name="ce4" office:value-type="float" office:value="168310" calcext:value-type="float">
            <text:p>168,310</text:p>
          </table:table-cell>
          <table:table-cell table:style-name="ce4" office:value-type="float" office:value="168900" calcext:value-type="float">
            <text:p>168,900</text:p>
          </table:table-cell>
          <table:table-cell table:style-name="ce4" office:value-type="float" office:value="169800" calcext:value-type="float">
            <text:p>169,800</text:p>
          </table:table-cell>
          <table:table-cell table:style-name="ce4" office:value-type="float" office:value="170900" calcext:value-type="float">
            <text:p>170,900</text:p>
          </table:table-cell>
          <table:table-cell table:style-name="ce4" office:value-type="float" office:value="172136" calcext:value-type="float">
            <text:p>172,136</text:p>
          </table:table-cell>
          <table:table-cell table:style-name="ce4" office:value-type="float" office:value="173364" calcext:value-type="float">
            <text:p>173,36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terborough</text:p>
          </table:table-cell>
          <table:table-cell table:style-name="ce4" office:value-type="float" office:value="169800" calcext:value-type="float">
            <text:p>169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80400" calcext:value-type="float">
            <text:p>180,400</text:p>
          </table:table-cell>
          <table:table-cell table:style-name="ce4" office:value-type="float" office:value="183631" calcext:value-type="float">
            <text:p>183,631</text:p>
          </table:table-cell>
          <table:table-cell table:style-name="ce4" office:value-type="float" office:value="185400" calcext:value-type="float">
            <text:p>185,400</text:p>
          </table:table-cell>
          <table:table-cell table:style-name="ce4" office:value-type="float" office:value="187400" calcext:value-type="float">
            <text:p>187,400</text:p>
          </table:table-cell>
          <table:table-cell table:style-name="ce4" office:value-type="float" office:value="189400" calcext:value-type="float">
            <text:p>189,400</text:p>
          </table:table-cell>
          <table:table-cell table:style-name="ce4" office:value-type="float" office:value="192221" calcext:value-type="float">
            <text:p>192,221</text:p>
          </table:table-cell>
          <table:table-cell table:style-name="ce4" office:value-type="float" office:value="195538" calcext:value-type="float">
            <text:p>195,5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lchester</text:p>
          </table:table-cell>
          <table:table-cell table:style-name="ce4" office:value-type="float" office:value="174300" calcext:value-type="float">
            <text:p>174,3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70400" calcext:value-type="float">
            <text:p>170,400</text:p>
          </table:table-cell>
          <table:table-cell table:style-name="ce4" office:value-type="float" office:value="173074" calcext:value-type="float">
            <text:p>173,074</text:p>
          </table:table-cell>
          <table:table-cell table:style-name="ce4" office:value-type="float" office:value="174800" calcext:value-type="float">
            <text:p>174,800</text:p>
          </table:table-cell>
          <table:table-cell table:style-name="ce4" office:value-type="float" office:value="176800" calcext:value-type="float">
            <text:p>176,800</text:p>
          </table:table-cell>
          <table:table-cell table:style-name="ce4" office:value-type="float" office:value="179000" calcext:value-type="float">
            <text:p>179,000</text:p>
          </table:table-cell>
          <table:table-cell table:style-name="ce4" office:value-type="float" office:value="182180" calcext:value-type="float">
            <text:p>182,180</text:p>
          </table:table-cell>
          <table:table-cell table:style-name="ce4" office:value-type="float" office:value="185287" calcext:value-type="float">
            <text:p>185,2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outh Tyneside</text:p>
          </table:table-cell>
          <table:table-cell table:style-name="ce4" office:value-type="float" office:value="151400" calcext:value-type="float">
            <text:p>151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8500" calcext:value-type="float">
            <text:p>148,500</text:p>
          </table:table-cell>
          <table:table-cell table:style-name="ce4" office:value-type="float" office:value="148127" calcext:value-type="float">
            <text:p>148,127</text:p>
          </table:table-cell>
          <table:table-cell table:style-name="ce4" office:value-type="float" office:value="148300" calcext:value-type="float">
            <text:p>148,300</text:p>
          </table:table-cell>
          <table:table-cell table:style-name="ce4" office:value-type="float" office:value="148500" calcext:value-type="float">
            <text:p>148,500</text:p>
          </table:table-cell>
          <table:table-cell table:style-name="ce4" office:value-type="float" office:value="148600" calcext:value-type="float">
            <text:p>148,600</text:p>
          </table:table-cell>
          <table:table-cell table:style-name="ce4" office:value-type="float" office:value="148706" calcext:value-type="float">
            <text:p>148,706</text:p>
          </table:table-cell>
          <table:table-cell table:style-name="ce4" office:value-type="float" office:value="149045" calcext:value-type="float">
            <text:p>149,0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singstoke and Deane</text:p>
          </table:table-cell>
          <table:table-cell table:style-name="ce4" office:value-type="float" office:value="161500" calcext:value-type="float">
            <text:p>161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65200" calcext:value-type="float">
            <text:p>165,200</text:p>
          </table:table-cell>
          <table:table-cell table:style-name="ce4" office:value-type="float" office:value="167799" calcext:value-type="float">
            <text:p>167,799</text:p>
          </table:table-cell>
          <table:table-cell table:style-name="ce4" office:value-type="float" office:value="169500" calcext:value-type="float">
            <text:p>169,500</text:p>
          </table:table-cell>
          <table:table-cell table:style-name="ce4" office:value-type="float" office:value="171200" calcext:value-type="float">
            <text:p>171,200</text:p>
          </table:table-cell>
          <table:table-cell table:style-name="ce4" office:value-type="float" office:value="172400" calcext:value-type="float">
            <text:p>172,400</text:p>
          </table:table-cell>
          <table:table-cell table:style-name="ce4" office:value-type="float" office:value="173363" calcext:value-type="float">
            <text:p>173,363</text:p>
          </table:table-cell>
          <table:table-cell table:style-name="ce4" office:value-type="float" office:value="174222" calcext:value-type="float">
            <text:p>174,22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dford</text:p>
          </table:table-cell>
          <table:table-cell table:style-name="ce4" office:value-type="float" office:value="157100" calcext:value-type="float">
            <text:p>157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5700" calcext:value-type="float">
            <text:p>155,700</text:p>
          </table:table-cell>
          <table:table-cell table:style-name="ce4" office:value-type="float" office:value="157479" calcext:value-type="float">
            <text:p>157,479</text:p>
          </table:table-cell>
          <table:table-cell table:style-name="ce4" office:value-type="float" office:value="158500" calcext:value-type="float">
            <text:p>158,500</text:p>
          </table:table-cell>
          <table:table-cell table:style-name="ce4" office:value-type="float" office:value="160300" calcext:value-type="float">
            <text:p>160,300</text:p>
          </table:table-cell>
          <table:table-cell table:style-name="ce4" office:value-type="float" office:value="162700" calcext:value-type="float">
            <text:p>162,700</text:p>
          </table:table-cell>
          <table:table-cell table:style-name="ce4" office:value-type="float" office:value="165088" calcext:value-type="float">
            <text:p>165,088</text:p>
          </table:table-cell>
          <table:table-cell table:style-name="ce4" office:value-type="float" office:value="167502" calcext:value-type="float">
            <text:p>167,50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undee City</text:p>
          </table:table-cell>
          <table:table-cell table:style-name="ce4" office:value-type="float" office:value="142500" calcext:value-type="float">
            <text:p>142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5600" calcext:value-type="float">
            <text:p>145,600</text:p>
          </table:table-cell>
          <table:table-cell table:style-name="ce4" office:value-type="float" office:value="147268" calcext:value-type="float">
            <text:p>147,268</text:p>
          </table:table-cell>
          <table:table-cell table:style-name="ce4" office:value-type="float" office:value="147500" calcext:value-type="float">
            <text:p>147,500</text:p>
          </table:table-cell>
          <table:table-cell table:style-name="ce4" office:value-type="float" office:value="148000" calcext:value-type="float">
            <text:p>148,000</text:p>
          </table:table-cell>
          <table:table-cell table:style-name="ce4" office:value-type="float" office:value="148200" calcext:value-type="float">
            <text:p>148,200</text:p>
          </table:table-cell>
          <table:table-cell table:style-name="ce4" office:value-type="float" office:value="148170" calcext:value-type="float">
            <text:p>148,170</text:p>
          </table:table-cell>
          <table:table-cell table:style-name="ce4" office:value-type="float" office:value="148240" calcext:value-type="float">
            <text:p>148,24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lkirk</text:p>
          </table:table-cell>
          <table:table-cell table:style-name="ce4" office:value-type="float" office:value="151600" calcext:value-type="float">
            <text:p>151,6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4700" calcext:value-type="float">
            <text:p>154,700</text:p>
          </table:table-cell>
          <table:table-cell table:style-name="ce4" office:value-type="float" office:value="155990" calcext:value-type="float">
            <text:p>155,990</text:p>
          </table:table-cell>
          <table:table-cell table:style-name="ce4" office:value-type="float" office:value="156500" calcext:value-type="float">
            <text:p>156,500</text:p>
          </table:table-cell>
          <table:table-cell table:style-name="ce4" office:value-type="float" office:value="157000" calcext:value-type="float">
            <text:p>157,000</text:p>
          </table:table-cell>
          <table:table-cell table:style-name="ce4" office:value-type="float" office:value="157400" calcext:value-type="float">
            <text:p>157,400</text:p>
          </table:table-cell>
          <table:table-cell table:style-name="ce4" office:value-type="float" office:value="158075" calcext:value-type="float">
            <text:p>158,075</text:p>
          </table:table-cell>
          <table:table-cell table:style-name="ce4" office:value-type="float" office:value="158920" calcext:value-type="float">
            <text:p>158,9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ading</text:p>
          </table:table-cell>
          <table:table-cell table:style-name="ce4" office:value-type="float" office:value="149200" calcext:value-type="float">
            <text:p>149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3300" calcext:value-type="float">
            <text:p>153,300</text:p>
          </table:table-cell>
          <table:table-cell table:style-name="ce4" office:value-type="float" office:value="155698" calcext:value-type="float">
            <text:p>155,698</text:p>
          </table:table-cell>
          <table:table-cell table:style-name="ce4" office:value-type="float" office:value="156200" calcext:value-type="float">
            <text:p>156,200</text:p>
          </table:table-cell>
          <table:table-cell table:style-name="ce4" office:value-type="float" office:value="158200" calcext:value-type="float">
            <text:p>158,200</text:p>
          </table:table-cell>
          <table:table-cell table:style-name="ce4" office:value-type="float" office:value="160000" calcext:value-type="float">
            <text:p>160,000</text:p>
          </table:table-cell>
          <table:table-cell table:style-name="ce4" office:value-type="float" office:value="161282" calcext:value-type="float">
            <text:p>161,282</text:p>
          </table:table-cell>
          <table:table-cell table:style-name="ce4" office:value-type="float" office:value="162203" calcext:value-type="float">
            <text:p>162,20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ading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07700" calcext:value-type="float">
            <text:p>307,700</text:p>
          </table:table-cell>
          <table:table-cell table:style-name="ce4" office:value-type="float" office:value="310078" calcext:value-type="float">
            <text:p>310,078</text:p>
          </table:table-cell>
          <table:table-cell table:style-name="ce4" office:value-type="float" office:value="312000" calcext:value-type="float">
            <text:p>312,000</text:p>
          </table:table-cell>
          <table:table-cell table:style-name="ce4" office:value-type="float" office:value="315400" calcext:value-type="float">
            <text:p>315,400</text:p>
          </table:table-cell>
          <table:table-cell table:style-name="ce4" office:value-type="float" office:value="318500" calcext:value-type="float">
            <text:p>318,500</text:p>
          </table:table-cell>
          <table:table-cell table:style-name="ce4" office:value-type="float" office:value="321035" calcext:value-type="float">
            <text:p>321,035</text:p>
          </table:table-cell>
          <table:table-cell table:style-name="ce4" office:value-type="float" office:value="323346" calcext:value-type="float">
            <text:p>323,34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ackpool</text:p>
          </table:table-cell>
          <table:table-cell table:style-name="ce4" office:value-type="float" office:value="140600" calcext:value-type="float">
            <text:p>140,6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2700" calcext:value-type="float">
            <text:p>142,700</text:p>
          </table:table-cell>
          <table:table-cell table:style-name="ce4" office:value-type="float" office:value="142065" calcext:value-type="float">
            <text:p>142,065</text:p>
          </table:table-cell>
          <table:table-cell table:style-name="ce4" office:value-type="float" office:value="142000" calcext:value-type="float">
            <text:p>142,000</text:p>
          </table:table-cell>
          <table:table-cell table:style-name="ce4" office:value-type="float" office:value="141700" calcext:value-type="float">
            <text:p>141,700</text:p>
          </table:table-cell>
          <table:table-cell table:style-name="ce4" office:value-type="float" office:value="141000" calcext:value-type="float">
            <text:p>141,000</text:p>
          </table:table-cell>
          <table:table-cell table:style-name="ce4" office:value-type="float" office:value="140040" calcext:value-type="float">
            <text:p>140,040</text:p>
          </table:table-cell>
          <table:table-cell table:style-name="ce4" office:value-type="float" office:value="139387" calcext:value-type="float">
            <text:p>139,38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ackpool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249283" calcext:value-type="float">
            <text:p>249,283</text:p>
          </table:table-cell>
          <table:table-cell table:style-name="ce4" office:value-type="float" office:value="249390" calcext:value-type="float">
            <text:p>249,39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idstone</text:p>
          </table:table-cell>
          <table:table-cell table:style-name="ce4" office:value-type="float" office:value="146800" calcext:value-type="float">
            <text:p>146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2700" calcext:value-type="float">
            <text:p>152,700</text:p>
          </table:table-cell>
          <table:table-cell table:style-name="ce4" office:value-type="float" office:value="155143" calcext:value-type="float">
            <text:p>155,143</text:p>
          </table:table-cell>
          <table:table-cell table:style-name="ce4" office:value-type="float" office:value="156500" calcext:value-type="float">
            <text:p>156,500</text:p>
          </table:table-cell>
          <table:table-cell table:style-name="ce4" office:value-type="float" office:value="158300" calcext:value-type="float">
            <text:p>158,300</text:p>
          </table:table-cell>
          <table:table-cell table:style-name="ce4" office:value-type="float" office:value="160600" calcext:value-type="float">
            <text:p>160,600</text:p>
          </table:table-cell>
          <table:table-cell table:style-name="ce4" office:value-type="float" office:value="163159" calcext:value-type="float">
            <text:p>163,159</text:p>
          </table:table-cell>
          <table:table-cell table:style-name="ce4" office:value-type="float" office:value="165430" calcext:value-type="float">
            <text:p>165,4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oole</text:p>
          </table:table-cell>
          <table:table-cell table:style-name="ce4" office:value-type="float" office:value="140700" calcext:value-type="float">
            <text:p>140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6100" calcext:value-type="float">
            <text:p>146,100</text:p>
          </table:table-cell>
          <table:table-cell table:style-name="ce4" office:value-type="float" office:value="147645" calcext:value-type="float">
            <text:p>147,645</text:p>
          </table:table-cell>
          <table:table-cell table:style-name="ce4" office:value-type="float" office:value="148300" calcext:value-type="float">
            <text:p>148,300</text:p>
          </table:table-cell>
          <table:table-cell table:style-name="ce4" office:value-type="float" office:value="148800" calcext:value-type="float">
            <text:p>148,800</text:p>
          </table:table-cell>
          <table:table-cell table:style-name="ce4" office:value-type="float" office:value="149600" calcext:value-type="float">
            <text:p>149,600</text:p>
          </table:table-cell>
          <table:table-cell table:style-name="ce4" office:value-type="float" office:value="150343" calcext:value-type="float">
            <text:p>150,343</text:p>
          </table:table-cell>
          <table:table-cell table:style-name="ce4" office:value-type="float" office:value="151039" calcext:value-type="float">
            <text:p>151,03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acorum</text:p>
          </table:table-cell>
          <table:table-cell table:style-name="ce4" office:value-type="float" office:value="139900" calcext:value-type="float">
            <text:p>139,9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2900" calcext:value-type="float">
            <text:p>142,900</text:p>
          </table:table-cell>
          <table:table-cell table:style-name="ce4" office:value-type="float" office:value="144847" calcext:value-type="float">
            <text:p>144,847</text:p>
          </table:table-cell>
          <table:table-cell table:style-name="ce4" office:value-type="float" office:value="146000" calcext:value-type="float">
            <text:p>146,000</text:p>
          </table:table-cell>
          <table:table-cell table:style-name="ce4" office:value-type="float" office:value="147500" calcext:value-type="float">
            <text:p>147,500</text:p>
          </table:table-cell>
          <table:table-cell table:style-name="ce4" office:value-type="float" office:value="149000" calcext:value-type="float">
            <text:p>149,000</text:p>
          </table:table-cell>
          <table:table-cell table:style-name="ce4" office:value-type="float" office:value="150546" calcext:value-type="float">
            <text:p>150,546</text:p>
          </table:table-cell>
          <table:table-cell table:style-name="ce4" office:value-type="float" office:value="152021" calcext:value-type="float">
            <text:p>152,0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lackburn with Darwen</text:p>
          </table:table-cell>
          <table:table-cell table:style-name="ce4" office:value-type="float" office:value="139400" calcext:value-type="float">
            <text:p>139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6600" calcext:value-type="float">
            <text:p>146,600</text:p>
          </table:table-cell>
          <table:table-cell table:style-name="ce4" office:value-type="float" office:value="147489" calcext:value-type="float">
            <text:p>147,489</text:p>
          </table:table-cell>
          <table:table-cell table:style-name="ce4" office:value-type="float" office:value="147700" calcext:value-type="float">
            <text:p>147,700</text:p>
          </table:table-cell>
          <table:table-cell table:style-name="ce4" office:value-type="float" office:value="147500" calcext:value-type="float">
            <text:p>147,500</text:p>
          </table:table-cell>
          <table:table-cell table:style-name="ce4" office:value-type="float" office:value="147100" calcext:value-type="float">
            <text:p>147,100</text:p>
          </table:table-cell>
          <table:table-cell table:style-name="ce4" office:value-type="float" office:value="146795" calcext:value-type="float">
            <text:p>146,795</text:p>
          </table:table-cell>
          <table:table-cell table:style-name="ce4" office:value-type="float" office:value="146948" calcext:value-type="float">
            <text:p>146,94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wport</text:p>
          </table:table-cell>
          <table:table-cell table:style-name="ce4" office:value-type="float" office:value="139700" calcext:value-type="float">
            <text:p>139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4300" calcext:value-type="float">
            <text:p>144,300</text:p>
          </table:table-cell>
          <table:table-cell table:style-name="ce4" office:value-type="float" office:value="145736" calcext:value-type="float">
            <text:p>145,736</text:p>
          </table:table-cell>
          <table:table-cell table:style-name="ce4" office:value-type="float" office:value="145900" calcext:value-type="float">
            <text:p>145,900</text:p>
          </table:table-cell>
          <table:table-cell table:style-name="ce4" office:value-type="float" office:value="146300" calcext:value-type="float">
            <text:p>146,300</text:p>
          </table:table-cell>
          <table:table-cell table:style-name="ce4" office:value-type="float" office:value="146700" calcext:value-type="float">
            <text:p>146,700</text:p>
          </table:table-cell>
          <table:table-cell table:style-name="ce4" office:value-type="float" office:value="147305" calcext:value-type="float">
            <text:p>147,305</text:p>
          </table:table-cell>
          <table:table-cell table:style-name="ce4" office:value-type="float" office:value="148459" calcext:value-type="float">
            <text:p>148,45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ddlesbrough</text:p>
          </table:table-cell>
          <table:table-cell table:style-name="ce4" office:value-type="float" office:value="140100" calcext:value-type="float">
            <text:p>140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7500" calcext:value-type="float">
            <text:p>137,500</text:p>
          </table:table-cell>
          <table:table-cell table:style-name="ce4" office:value-type="float" office:value="138412" calcext:value-type="float">
            <text:p>138,412</text:p>
          </table:table-cell>
          <table:table-cell table:style-name="ce4" office:value-type="float" office:value="138600" calcext:value-type="float">
            <text:p>138,600</text:p>
          </table:table-cell>
          <table:table-cell table:style-name="ce4" office:value-type="float" office:value="138800" calcext:value-type="float">
            <text:p>138,800</text:p>
          </table:table-cell>
          <table:table-cell table:style-name="ce4" office:value-type="float" office:value="139000" calcext:value-type="float">
            <text:p>139,000</text:p>
          </table:table-cell>
          <table:table-cell table:style-name="ce4" office:value-type="float" office:value="139314" calcext:value-type="float">
            <text:p>139,314</text:p>
          </table:table-cell>
          <table:table-cell table:style-name="ce4" office:value-type="float" office:value="139954" calcext:value-type="float">
            <text:p>139,9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xford</text:p>
          </table:table-cell>
          <table:table-cell table:style-name="ce4" office:value-type="float" office:value="146500" calcext:value-type="float">
            <text:p>146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46700" calcext:value-type="float">
            <text:p>146,700</text:p>
          </table:table-cell>
          <table:table-cell table:style-name="ce4" office:value-type="float" office:value="151906" calcext:value-type="float">
            <text:p>151,906</text:p>
          </table:table-cell>
          <table:table-cell table:style-name="ce4" office:value-type="float" office:value="151400" calcext:value-type="float">
            <text:p>151,400</text:p>
          </table:table-cell>
          <table:table-cell table:style-name="ce4" office:value-type="float" office:value="153700" calcext:value-type="float">
            <text:p>153,700</text:p>
          </table:table-cell>
          <table:table-cell table:style-name="ce4" office:value-type="float" office:value="156400" calcext:value-type="float">
            <text:p>156,400</text:p>
          </table:table-cell>
          <table:table-cell table:style-name="ce4" office:value-type="float" office:value="158786" calcext:value-type="float">
            <text:p>158,786</text:p>
          </table:table-cell>
          <table:table-cell table:style-name="ce4" office:value-type="float" office:value="160433" calcext:value-type="float">
            <text:p>160,43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rbay</text:p>
          </table:table-cell>
          <table:table-cell table:style-name="ce4" office:value-type="float" office:value="134000" calcext:value-type="float">
            <text:p>134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1500" calcext:value-type="float">
            <text:p>131,500</text:p>
          </table:table-cell>
          <table:table-cell table:style-name="ce4" office:value-type="float" office:value="130959" calcext:value-type="float">
            <text:p>130,959</text:p>
          </table:table-cell>
          <table:table-cell table:style-name="ce4" office:value-type="float" office:value="131300" calcext:value-type="float">
            <text:p>131,300</text:p>
          </table:table-cell>
          <table:table-cell table:style-name="ce4" office:value-type="float" office:value="131800" calcext:value-type="float">
            <text:p>131,800</text:p>
          </table:table-cell>
          <table:table-cell table:style-name="ce4" office:value-type="float" office:value="132500" calcext:value-type="float">
            <text:p>132,500</text:p>
          </table:table-cell>
          <table:table-cell table:style-name="ce4" office:value-type="float" office:value="133179" calcext:value-type="float">
            <text:p>133,179</text:p>
          </table:table-cell>
          <table:table-cell table:style-name="ce4" office:value-type="float" office:value="133628" calcext:value-type="float">
            <text:p>133,62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ston</text:p>
          </table:table-cell>
          <table:table-cell table:style-name="ce4" office:value-type="float" office:value="135300" calcext:value-type="float">
            <text:p>135,3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8400" calcext:value-type="float">
            <text:p>138,400</text:p>
          </table:table-cell>
          <table:table-cell table:style-name="ce4" office:value-type="float" office:value="140202" calcext:value-type="float">
            <text:p>140,202</text:p>
          </table:table-cell>
          <table:table-cell table:style-name="ce4" office:value-type="float" office:value="140300" calcext:value-type="float">
            <text:p>140,300</text:p>
          </table:table-cell>
          <table:table-cell table:style-name="ce4" office:value-type="float" office:value="140500" calcext:value-type="float">
            <text:p>140,500</text:p>
          </table:table-cell>
          <table:table-cell table:style-name="ce4" office:value-type="float" office:value="140400" calcext:value-type="float">
            <text:p>140,400</text:p>
          </table:table-cell>
          <table:table-cell table:style-name="ce4" office:value-type="float" office:value="140877" calcext:value-type="float">
            <text:p>140,877</text:p>
          </table:table-cell>
          <table:table-cell table:style-name="ce4" office:value-type="float" office:value="141552" calcext:value-type="float">
            <text:p>141,55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eston (greater city)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247100" calcext:value-type="float">
            <text:p>247,100</text:p>
          </table:table-cell>
          <table:table-cell table:style-name="ce4" office:value-type="float" office:value="249259" calcext:value-type="float">
            <text:p>249,259</text:p>
          </table:table-cell>
          <table:table-cell table:number-columns-repeated="3" table:style-name="ce4" office:value-type="float" office:value="249400" calcext:value-type="float">
            <text:p>249,400</text:p>
          </table:table-cell>
          <table:table-cell table:style-name="ce4" office:value-type="float" office:value="250241" calcext:value-type="float">
            <text:p>250,241</text:p>
          </table:table-cell>
          <table:table-cell table:style-name="ce4" office:value-type="float" office:value="251436" calcext:value-type="float">
            <text:p>251,43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 Albans</text:p>
          </table:table-cell>
          <table:table-cell table:style-name="ce4" office:value-type="float" office:value="135200" calcext:value-type="float">
            <text:p>135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8700" calcext:value-type="float">
            <text:p>138,700</text:p>
          </table:table-cell>
          <table:table-cell table:style-name="ce4" office:value-type="float" office:value="140664" calcext:value-type="float">
            <text:p>140,664</text:p>
          </table:table-cell>
          <table:table-cell table:style-name="ce4" office:value-type="float" office:value="141600" calcext:value-type="float">
            <text:p>141,600</text:p>
          </table:table-cell>
          <table:table-cell table:style-name="ce4" office:value-type="float" office:value="142500" calcext:value-type="float">
            <text:p>142,500</text:p>
          </table:table-cell>
          <table:table-cell table:style-name="ce4" office:value-type="float" office:value="144000" calcext:value-type="float">
            <text:p>144,000</text:p>
          </table:table-cell>
          <table:table-cell table:style-name="ce4" office:value-type="float" office:value="145316" calcext:value-type="float">
            <text:p>145,316</text:p>
          </table:table-cell>
          <table:table-cell table:style-name="ce4" office:value-type="float" office:value="146040" calcext:value-type="float">
            <text:p>146,04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rwick</text:p>
          </table:table-cell>
          <table:table-cell table:style-name="ce4" office:value-type="float" office:value="138200" calcext:value-type="float">
            <text:p>138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8200" calcext:value-type="float">
            <text:p>138,200</text:p>
          </table:table-cell>
          <table:table-cell table:style-name="ce4" office:value-type="float" office:value="137648" calcext:value-type="float">
            <text:p>137,648</text:p>
          </table:table-cell>
          <table:table-cell table:style-name="ce4" office:value-type="float" office:value="138200" calcext:value-type="float">
            <text:p>138,200</text:p>
          </table:table-cell>
          <table:table-cell table:style-name="ce4" office:value-type="float" office:value="138600" calcext:value-type="float">
            <text:p>138,600</text:p>
          </table:table-cell>
          <table:table-cell table:style-name="ce4" office:value-type="float" office:value="138900" calcext:value-type="float">
            <text:p>138,900</text:p>
          </table:table-cell>
          <table:table-cell table:style-name="ce4" office:value-type="float" office:value="139664" calcext:value-type="float">
            <text:p>139,664</text:p>
          </table:table-cell>
          <table:table-cell table:style-name="ce4" office:value-type="float" office:value="140171" calcext:value-type="float">
            <text:p>140,17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wcastle-under-Lyme</text:p>
          </table:table-cell>
          <table:table-cell table:style-name="ce4" office:value-type="float" office:value="124200" calcext:value-type="float">
            <text:p>124,2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3200" calcext:value-type="float">
            <text:p>123,200</text:p>
          </table:table-cell>
          <table:table-cell table:style-name="ce4" office:value-type="float" office:value="123871" calcext:value-type="float">
            <text:p>123,871</text:p>
          </table:table-cell>
          <table:table-cell table:style-name="ce4" office:value-type="float" office:value="124000" calcext:value-type="float">
            <text:p>124,000</text:p>
          </table:table-cell>
          <table:table-cell table:style-name="ce4" office:value-type="float" office:value="124700" calcext:value-type="float">
            <text:p>124,700</text:p>
          </table:table-cell>
          <table:table-cell table:style-name="ce4" office:value-type="float" office:value="125600" calcext:value-type="float">
            <text:p>125,600</text:p>
          </table:table-cell>
          <table:table-cell table:style-name="ce4" office:value-type="float" office:value="126549" calcext:value-type="float">
            <text:p>126,549</text:p>
          </table:table-cell>
          <table:table-cell table:style-name="ce4" office:value-type="float" office:value="127756" calcext:value-type="float">
            <text:p>127,75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wich</text:p>
          </table:table-cell>
          <table:table-cell table:style-name="ce4" office:value-type="float" office:value="137300" calcext:value-type="float">
            <text:p>137,3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0100" calcext:value-type="float">
            <text:p>130,100</text:p>
          </table:table-cell>
          <table:table-cell table:style-name="ce4" office:value-type="float" office:value="132512" calcext:value-type="float">
            <text:p>132,512</text:p>
          </table:table-cell>
          <table:table-cell table:style-name="ce4" office:value-type="float" office:value="133200" calcext:value-type="float">
            <text:p>133,200</text:p>
          </table:table-cell>
          <table:table-cell table:style-name="ce4" office:value-type="float" office:value="135100" calcext:value-type="float">
            <text:p>135,100</text:p>
          </table:table-cell>
          <table:table-cell table:style-name="ce4" office:value-type="float" office:value="136700" calcext:value-type="float">
            <text:p>136,700</text:p>
          </table:table-cell>
          <table:table-cell table:style-name="ce4" office:value-type="float" office:value="138172" calcext:value-type="float">
            <text:p>138,172</text:p>
          </table:table-cell>
          <table:table-cell table:style-name="ce4" office:value-type="float" office:value="139957" calcext:value-type="float">
            <text:p>139,95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lough</text:p>
          </table:table-cell>
          <table:table-cell table:style-name="ce4" office:value-type="float" office:value="125800" calcext:value-type="float">
            <text:p>125,8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6300" calcext:value-type="float">
            <text:p>136,300</text:p>
          </table:table-cell>
          <table:table-cell table:style-name="ce4" office:value-type="float" office:value="140205" calcext:value-type="float">
            <text:p>140,205</text:p>
          </table:table-cell>
          <table:table-cell table:style-name="ce4" office:value-type="float" office:value="141300" calcext:value-type="float">
            <text:p>141,300</text:p>
          </table:table-cell>
          <table:table-cell table:style-name="ce4" office:value-type="float" office:value="142400" calcext:value-type="float">
            <text:p>142,400</text:p>
          </table:table-cell>
          <table:table-cell table:style-name="ce4" office:value-type="float" office:value="143800" calcext:value-type="float">
            <text:p>143,800</text:p>
          </table:table-cell>
          <table:table-cell table:style-name="ce4" office:value-type="float" office:value="145155" calcext:value-type="float">
            <text:p>145,155</text:p>
          </table:table-cell>
          <table:table-cell table:style-name="ce4" office:value-type="float" office:value="146458" calcext:value-type="float">
            <text:p>146,4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shire West and Chester</text:p>
          </table:table-cell>
          <table:table-cell table:number-columns-repeated="2" table:style-name="ce5" office:value-type="string" calcext:value-type="string">
            <text:p>:</text:p>
          </table:table-cell>
          <table:table-cell table:style-name="ce4" office:value-type="float" office:value="329300" calcext:value-type="float">
            <text:p>329,300</text:p>
          </table:table-cell>
          <table:table-cell table:style-name="ce4" office:value-type="float" office:value="329608" calcext:value-type="float">
            <text:p>329,608</text:p>
          </table:table-cell>
          <table:table-cell table:style-name="ce4" office:value-type="float" office:value="329900" calcext:value-type="float">
            <text:p>329,900</text:p>
          </table:table-cell>
          <table:table-cell table:style-name="ce4" office:value-type="float" office:value="330600" calcext:value-type="float">
            <text:p>330,600</text:p>
          </table:table-cell>
          <table:table-cell table:style-name="ce4" office:value-type="float" office:value="331600" calcext:value-type="float">
            <text:p>331,600</text:p>
          </table:table-cell>
          <table:table-cell table:style-name="ce4" office:value-type="float" office:value="333064" calcext:value-type="float">
            <text:p>333,064</text:p>
          </table:table-cell>
          <table:table-cell table:style-name="ce4" office:value-type="float" office:value="334799" calcext:value-type="float">
            <text:p>334,79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swich</text:p>
          </table:table-cell>
          <table:table-cell table:style-name="ce4" office:value-type="float" office:value="125400" calcext:value-type="float">
            <text:p>125,4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30500" calcext:value-type="float">
            <text:p>130,500</text:p>
          </table:table-cell>
          <table:table-cell table:style-name="ce4" office:value-type="float" office:value="133384" calcext:value-type="float">
            <text:p>133,384</text:p>
          </table:table-cell>
          <table:table-cell table:style-name="ce4" office:value-type="float" office:value="134100" calcext:value-type="float">
            <text:p>134,100</text:p>
          </table:table-cell>
          <table:table-cell table:style-name="ce4" office:value-type="float" office:value="134600" calcext:value-type="float">
            <text:p>134,600</text:p>
          </table:table-cell>
          <table:table-cell table:style-name="ce4" office:value-type="float" office:value="134800" calcext:value-type="float">
            <text:p>134,800</text:p>
          </table:table-cell>
          <table:table-cell table:style-name="ce4" office:value-type="float" office:value="135283" calcext:value-type="float">
            <text:p>135,283</text:p>
          </table:table-cell>
          <table:table-cell table:style-name="ce4" office:value-type="float" office:value="135754" calcext:value-type="float">
            <text:p>135,7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ltenham</text:p>
          </table:table-cell>
          <table:table-cell table:style-name="ce4" office:value-type="float" office:value="112700" calcext:value-type="float">
            <text:p>112,7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4400" calcext:value-type="float">
            <text:p>114,400</text:p>
          </table:table-cell>
          <table:table-cell table:style-name="ce4" office:value-type="float" office:value="115732" calcext:value-type="float">
            <text:p>115,732</text:p>
          </table:table-cell>
          <table:table-cell table:style-name="ce4" office:value-type="float" office:value="115900" calcext:value-type="float">
            <text:p>115,900</text:p>
          </table:table-cell>
          <table:table-cell table:style-name="ce4" office:value-type="float" office:value="116000" calcext:value-type="float">
            <text:p>116,000</text:p>
          </table:table-cell>
          <table:table-cell table:style-name="ce4" office:value-type="float" office:value="116200" calcext:value-type="float">
            <text:p>116,200</text:p>
          </table:table-cell>
          <table:table-cell table:style-name="ce4" office:value-type="float" office:value="116638" calcext:value-type="float">
            <text:p>116,638</text:p>
          </table:table-cell>
          <table:table-cell table:style-name="ce4" office:value-type="float" office:value="117156" calcext:value-type="float">
            <text:p>117,15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loucester</text:p>
          </table:table-cell>
          <table:table-cell table:style-name="ce4" office:value-type="float" office:value="116500" calcext:value-type="float">
            <text:p>116,5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20000" calcext:value-type="float">
            <text:p>120,000</text:p>
          </table:table-cell>
          <table:table-cell table:style-name="ce4" office:value-type="float" office:value="121688" calcext:value-type="float">
            <text:p>121,688</text:p>
          </table:table-cell>
          <table:table-cell table:style-name="ce4" office:value-type="float" office:value="122700" calcext:value-type="float">
            <text:p>122,700</text:p>
          </table:table-cell>
          <table:table-cell table:style-name="ce4" office:value-type="float" office:value="124000" calcext:value-type="float">
            <text:p>124,000</text:p>
          </table:table-cell>
          <table:table-cell table:style-name="ce4" office:value-type="float" office:value="125100" calcext:value-type="float">
            <text:p>125,100</text:p>
          </table:table-cell>
          <table:table-cell table:style-name="ce4" office:value-type="float" office:value="126404" calcext:value-type="float">
            <text:p>126,404</text:p>
          </table:table-cell>
          <table:table-cell table:style-name="ce4" office:value-type="float" office:value="127823" calcext:value-type="float">
            <text:p>127,82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acknell Forest</text:p>
          </table:table-cell>
          <table:table-cell table:style-name="ce4" office:value-type="float" office:value="114000" calcext:value-type="float">
            <text:p>114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12400" calcext:value-type="float">
            <text:p>112,400</text:p>
          </table:table-cell>
          <table:table-cell table:style-name="ce4" office:value-type="float" office:value="113205" calcext:value-type="float">
            <text:p>113,205</text:p>
          </table:table-cell>
          <table:table-cell table:style-name="ce4" office:value-type="float" office:value="114400" calcext:value-type="float">
            <text:p>114,400</text:p>
          </table:table-cell>
          <table:table-cell table:style-name="ce4" office:value-type="float" office:value="115800" calcext:value-type="float">
            <text:p>115,800</text:p>
          </table:table-cell>
          <table:table-cell table:style-name="ce4" office:value-type="float" office:value="117300" calcext:value-type="float">
            <text:p>117,300</text:p>
          </table:table-cell>
          <table:table-cell table:style-name="ce4" office:value-type="float" office:value="118504" calcext:value-type="float">
            <text:p>118,504</text:p>
          </table:table-cell>
          <table:table-cell table:style-name="ce4" office:value-type="float" office:value="119215" calcext:value-type="float">
            <text:p>119,21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arlisle</text:p>
          </table:table-cell>
          <table:table-cell table:style-name="ce4" office:value-type="float" office:value="105100" calcext:value-type="float">
            <text:p>105,1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7000" calcext:value-type="float">
            <text:p>107,000</text:p>
          </table:table-cell>
          <table:table-cell table:style-name="ce4" office:value-type="float" office:value="107524" calcext:value-type="float">
            <text:p>107,524</text:p>
          </table:table-cell>
          <table:table-cell table:style-name="ce4" office:value-type="float" office:value="107700" calcext:value-type="float">
            <text:p>107,700</text:p>
          </table:table-cell>
          <table:table-cell table:number-columns-repeated="2" table:style-name="ce4" office:value-type="float" office:value="108000" calcext:value-type="float">
            <text:p>108,000</text:p>
          </table:table-cell>
          <table:table-cell table:style-name="ce4" office:value-type="float" office:value="108089" calcext:value-type="float">
            <text:p>108,089</text:p>
          </table:table-cell>
          <table:table-cell table:style-name="ce4" office:value-type="float" office:value="108282" calcext:value-type="float">
            <text:p>108,28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rawley</text:p>
          </table:table-cell>
          <table:table-cell table:style-name="ce4" office:value-type="float" office:value="104000" calcext:value-type="float">
            <text:p>104,000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04700" calcext:value-type="float">
            <text:p>104,700</text:p>
          </table:table-cell>
          <table:table-cell table:style-name="ce4" office:value-type="float" office:value="106597" calcext:value-type="float">
            <text:p>106,597</text:p>
          </table:table-cell>
          <table:table-cell table:style-name="ce4" office:value-type="float" office:value="107700" calcext:value-type="float">
            <text:p>107,700</text:p>
          </table:table-cell>
          <table:table-cell table:style-name="ce4" office:value-type="float" office:value="108600" calcext:value-type="float">
            <text:p>108,600</text:p>
          </table:table-cell>
          <table:table-cell table:style-name="ce4" office:value-type="float" office:value="109400" calcext:value-type="float">
            <text:p>109,400</text:p>
          </table:table-cell>
          <table:table-cell table:style-name="ce4" office:value-type="float" office:value="110374" calcext:value-type="float">
            <text:p>110,374</text:p>
          </table:table-cell>
          <table:table-cell table:style-name="ce4" office:value-type="float" office:value="111120" calcext:value-type="float">
            <text:p>111,1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atford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95954" calcext:value-type="float">
            <text:p>95,954</text:p>
          </table:table-cell>
          <table:table-cell table:style-name="ce4" office:value-type="float" office:value="96588" calcext:value-type="float">
            <text:p>96,58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osport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84480" calcext:value-type="float">
            <text:p>84,480</text:p>
          </table:table-cell>
          <table:table-cell table:style-name="ce4" office:value-type="float" office:value="85018" calcext:value-type="float">
            <text:p>85,01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astleigh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128952" calcext:value-type="float">
            <text:p>128,952</text:p>
          </table:table-cell>
          <table:table-cell table:style-name="ce4" office:value-type="float" office:value="129331" calcext:value-type="float">
            <text:p>129,33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shmoor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95319" calcext:value-type="float">
            <text:p>95,319</text:p>
          </table:table-cell>
          <table:table-cell table:style-name="ce4" office:value-type="float" office:value="95835" calcext:value-type="float">
            <text:p>95,83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shmoor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183119" calcext:value-type="float">
            <text:p>183,119</text:p>
          </table:table-cell>
          <table:table-cell table:style-name="ce4" office:value-type="float" office:value="184062" calcext:value-type="float">
            <text:p>184,06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ugby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102972" calcext:value-type="float">
            <text:p>102,972</text:p>
          </table:table-cell>
          <table:table-cell table:style-name="ce4" office:value-type="float" office:value="103629" calcext:value-type="float">
            <text:p>103,6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rby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66144" calcext:value-type="float">
            <text:p>66,144</text:p>
          </table:table-cell>
          <table:table-cell table:style-name="ce4" office:value-type="float" office:value="67521" calcext:value-type="float">
            <text:p>67,521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ettering</text:p>
          </table:table-cell>
          <table:table-cell table:number-columns-repeated="7" table:style-name="ce5" office:value-type="string" calcext:value-type="string">
            <text:p>:</text:p>
          </table:table-cell>
          <table:table-cell table:style-name="ce4" office:value-type="float" office:value="97298" calcext:value-type="float">
            <text:p>97,298</text:p>
          </table:table-cell>
          <table:table-cell table:style-name="ce4" office:value-type="float" office:value="98326" calcext:value-type="float">
            <text:p>98,3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verclyde (Greenock)</text:p>
          </table:table-cell>
          <table:table-cell table:number-columns-repeated="8" table:style-name="ce5" office:value-type="string" calcext:value-type="string">
            <text:p>:</text:p>
          </table:table-cell>
          <table:table-cell table:style-name="ce4" office:value-type="float" office:value="79330" calcext:value-type="float">
            <text:p>79,33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nfrewshire (Paisley)</text:p>
          </table:table-cell>
          <table:table-cell table:number-columns-repeated="8" table:style-name="ce5" office:value-type="string" calcext:value-type="string">
            <text:p>:</text:p>
          </table:table-cell>
          <table:table-cell table:style-name="ce4" office:value-type="float" office:value="175245" calcext:value-type="float">
            <text:p>175,24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rry &amp; Strabane Local Government District</text:p>
          </table:table-cell>
          <table:table-cell table:style-name="ce4" office:value-type="float" office:value="109100" calcext:value-type="float">
            <text:p>109,100</text:p>
          </table:table-cell>
          <table:table-cell table:style-name="ce4" office:value-type="float" office:value="109600" calcext:value-type="float">
            <text:p>109,600</text:p>
          </table:table-cell>
          <table:table-cell table:style-name="ce4" office:value-type="float" office:value="108400" calcext:value-type="float">
            <text:p>108,400</text:p>
          </table:table-cell>
          <table:table-cell table:style-name="ce4" office:value-type="float" office:value="107877" calcext:value-type="float">
            <text:p>107,877</text:p>
          </table:table-cell>
          <table:table-cell table:style-name="ce4" office:value-type="float" office:value="108400" calcext:value-type="float">
            <text:p>108,400</text:p>
          </table:table-cell>
          <table:table-cell table:style-name="ce4" office:value-type="float" office:value="108600" calcext:value-type="float">
            <text:p>108,600</text:p>
          </table:table-cell>
          <table:table-cell table:style-name="ce4" office:value-type="float" office:value="108900" calcext:value-type="float">
            <text:p>108,900</text:p>
          </table:table-cell>
          <table:table-cell table:style-name="ce4" office:value-type="float" office:value="149336" calcext:value-type="float">
            <text:p>149,336</text:p>
          </table:table-cell>
          <table:table-cell table:style-name="ce4" office:value-type="float" office:value="149808" calcext:value-type="float">
            <text:p>149,80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urkey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kar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an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taly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likesir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urs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nizli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yarbakir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dirne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rzurum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aziantep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atay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stanbul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zmir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rs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stamonu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yseri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caeli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ony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laty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nisa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vsehir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msun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irt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bzon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an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onguldak</text:p>
          </table:table-cell>
          <table:table-cell table:number-columns-repeated="10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orge</text:p>
          </table:table-cell>
          <table:table-cell table:style-name="ce4" office:value-type="float" office:value="4737171" calcext:value-type="float">
            <text:p>4,737,171</text:p>
          </table:table-cell>
          <table:table-cell table:style-name="ce4" office:value-type="float" office:value="4799252" calcext:value-type="float">
            <text:p>4,799,252</text:p>
          </table:table-cell>
          <table:table-cell table:style-name="ce4" office:value-type="float" office:value="4858199" calcext:value-type="float">
            <text:p>4,858,199</text:p>
          </table:table-cell>
          <table:table-cell table:style-name="ce4" office:value-type="float" office:value="4920305" calcext:value-type="float">
            <text:p>4,920,305</text:p>
          </table:table-cell>
          <table:table-cell table:style-name="ce4" office:value-type="float" office:value="4985870" calcext:value-type="float">
            <text:p>4,985,870</text:p>
          </table:table-cell>
          <table:table-cell table:style-name="ce4" office:value-type="float" office:value="5051275" calcext:value-type="float">
            <text:p>5,051,275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slo</text:p>
          </table:table-cell>
          <table:table-cell table:style-name="ce4" office:value-type="float" office:value="560484" calcext:value-type="float">
            <text:p>560,484</text:p>
          </table:table-cell>
          <table:table-cell table:style-name="ce4" office:value-type="float" office:value="575475" calcext:value-type="float">
            <text:p>575,475</text:p>
          </table:table-cell>
          <table:table-cell table:style-name="ce4" office:value-type="float" office:value="586860" calcext:value-type="float">
            <text:p>586,860</text:p>
          </table:table-cell>
          <table:table-cell table:style-name="ce4" office:value-type="float" office:value="599230" calcext:value-type="float">
            <text:p>599,230</text:p>
          </table:table-cell>
          <table:table-cell table:style-name="ce4" office:value-type="float" office:value="613285" calcext:value-type="float">
            <text:p>613,285</text:p>
          </table:table-cell>
          <table:table-cell table:style-name="ce4" office:value-type="float" office:value="623966" calcext:value-type="float">
            <text:p>623,966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style-name="ce4" office:value-type="float" office:value="247746" calcext:value-type="float">
            <text:p>247,746</text:p>
          </table:table-cell>
          <table:table-cell table:style-name="ce4" office:value-type="float" office:value="252051" calcext:value-type="float">
            <text:p>252,051</text:p>
          </table:table-cell>
          <table:table-cell table:style-name="ce4" office:value-type="float" office:value="256600" calcext:value-type="float">
            <text:p>256,600</text:p>
          </table:table-cell>
          <table:table-cell table:style-name="ce4" office:value-type="float" office:value="260392" calcext:value-type="float">
            <text:p>260,392</text:p>
          </table:table-cell>
          <table:table-cell table:style-name="ce4" office:value-type="float" office:value="263762" calcext:value-type="float">
            <text:p>263,762</text:p>
          </table:table-cell>
          <table:table-cell table:style-name="ce4" office:value-type="float" office:value="267950" calcext:value-type="float">
            <text:p>267,950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ondheim</text:p>
          </table:table-cell>
          <table:table-cell table:style-name="ce4" office:value-type="float" office:value="165191" calcext:value-type="float">
            <text:p>165,191</text:p>
          </table:table-cell>
          <table:table-cell table:style-name="ce4" office:value-type="float" office:value="168257" calcext:value-type="float">
            <text:p>168,257</text:p>
          </table:table-cell>
          <table:table-cell table:style-name="ce4" office:value-type="float" office:value="170936" calcext:value-type="float">
            <text:p>170,936</text:p>
          </table:table-cell>
          <table:table-cell table:style-name="ce4" office:value-type="float" office:value="173486" calcext:value-type="float">
            <text:p>173,486</text:p>
          </table:table-cell>
          <table:table-cell table:style-name="ce4" office:value-type="float" office:value="176348" calcext:value-type="float">
            <text:p>176,348</text:p>
          </table:table-cell>
          <table:table-cell table:style-name="ce4" office:value-type="float" office:value="179692" calcext:value-type="float">
            <text:p>179,692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avanger</text:p>
          </table:table-cell>
          <table:table-cell table:style-name="ce4" office:value-type="float" office:value="119586" calcext:value-type="float">
            <text:p>119,586</text:p>
          </table:table-cell>
          <table:table-cell table:style-name="ce4" office:value-type="float" office:value="121610" calcext:value-type="float">
            <text:p>121,610</text:p>
          </table:table-cell>
          <table:table-cell table:style-name="ce4" office:value-type="float" office:value="123850" calcext:value-type="float">
            <text:p>123,850</text:p>
          </table:table-cell>
          <table:table-cell table:style-name="ce4" office:value-type="float" office:value="126021" calcext:value-type="float">
            <text:p>126,021</text:p>
          </table:table-cell>
          <table:table-cell table:style-name="ce4" office:value-type="float" office:value="127506" calcext:value-type="float">
            <text:p>127,506</text:p>
          </table:table-cell>
          <table:table-cell table:style-name="ce4" office:value-type="float" office:value="129191" calcext:value-type="float">
            <text:p>129,191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ristiansand</text:p>
          </table:table-cell>
          <table:table-cell table:style-name="ce4" office:value-type="float" office:value="78919" calcext:value-type="float">
            <text:p>78,919</text:p>
          </table:table-cell>
          <table:table-cell table:style-name="ce4" office:value-type="float" office:value="80109" calcext:value-type="float">
            <text:p>80,109</text:p>
          </table:table-cell>
          <table:table-cell table:style-name="ce4" office:value-type="float" office:value="81295" calcext:value-type="float">
            <text:p>81,295</text:p>
          </table:table-cell>
          <table:table-cell table:style-name="ce4" office:value-type="float" office:value="82394" calcext:value-type="float">
            <text:p>82,394</text:p>
          </table:table-cell>
          <table:table-cell table:style-name="ce4" office:value-type="float" office:value="83243" calcext:value-type="float">
            <text:p>83,243</text:p>
          </table:table-cell>
          <table:table-cell table:style-name="ce4" office:value-type="float" office:value="84476" calcext:value-type="float">
            <text:p>84,476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omsø</text:p>
          </table:table-cell>
          <table:table-cell table:style-name="ce4" office:value-type="float" office:value="65286" calcext:value-type="float">
            <text:p>65,286</text:p>
          </table:table-cell>
          <table:table-cell table:style-name="ce4" office:value-type="float" office:value="66513" calcext:value-type="float">
            <text:p>66,513</text:p>
          </table:table-cell>
          <table:table-cell table:style-name="ce4" office:value-type="float" office:value="67305" calcext:value-type="float">
            <text:p>67,305</text:p>
          </table:table-cell>
          <table:table-cell table:style-name="ce4" office:value-type="float" office:value="68239" calcext:value-type="float">
            <text:p>68,239</text:p>
          </table:table-cell>
          <table:table-cell table:style-name="ce4" office:value-type="float" office:value="69116" calcext:value-type="float">
            <text:p>69,116</text:p>
          </table:table-cell>
          <table:table-cell table:style-name="ce4" office:value-type="float" office:value="70358" calcext:value-type="float">
            <text:p>70,358</text:p>
          </table:table-cell>
          <table:table-cell table:number-columns-repeated="4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chweiz/Suisse</text:p>
          </table:table-cell>
          <table:table-cell table:style-name="ce4" office:value-type="float" office:value="7709274" calcext:value-type="float">
            <text:p>7,709,274</text:p>
          </table:table-cell>
          <table:table-cell table:style-name="ce4" office:value-type="float" office:value="7801278" calcext:value-type="float">
            <text:p>7,801,278</text:p>
          </table:table-cell>
          <table:table-cell table:style-name="ce4" office:value-type="float" office:value="7877571" calcext:value-type="float">
            <text:p>7,877,571</text:p>
          </table:table-cell>
          <table:table-cell table:style-name="ce4" office:value-type="float" office:value="7870134" calcext:value-type="float">
            <text:p>7,870,134</text:p>
          </table:table-cell>
          <table:table-cell table:style-name="ce4" office:value-type="float" office:value="7954662" calcext:value-type="float">
            <text:p>7,954,662</text:p>
          </table:table-cell>
          <table:table-cell table:style-name="ce4" office:value-type="float" office:value="8039060" calcext:value-type="float">
            <text:p>8,039,060</text:p>
          </table:table-cell>
          <table:table-cell table:style-name="ce4" office:value-type="float" office:value="8139631" calcext:value-type="float">
            <text:p>8,139,631</text:p>
          </table:table-cell>
          <table:table-cell table:style-name="ce4" office:value-type="float" office:value="8237666" calcext:value-type="float">
            <text:p>8,237,666</text:p>
          </table:table-cell>
          <table:table-cell table:style-name="ce4" office:value-type="float" office:value="8327126" calcext:value-type="float">
            <text:p>8,327,12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ürich</text:p>
          </table:table-cell>
          <table:table-cell table:style-name="ce4" office:value-type="float" office:value="376815" calcext:value-type="float">
            <text:p>376,815</text:p>
          </table:table-cell>
          <table:table-cell table:style-name="ce4" office:value-type="float" office:value="380499" calcext:value-type="float">
            <text:p>380,499</text:p>
          </table:table-cell>
          <table:table-cell table:style-name="ce4" office:value-type="float" office:value="382906" calcext:value-type="float">
            <text:p>382,906</text:p>
          </table:table-cell>
          <table:table-cell table:style-name="ce4" office:value-type="float" office:value="372857" calcext:value-type="float">
            <text:p>372,857</text:p>
          </table:table-cell>
          <table:table-cell table:style-name="ce4" office:value-type="float" office:value="376990" calcext:value-type="float">
            <text:p>376,990</text:p>
          </table:table-cell>
          <table:table-cell table:style-name="ce4" office:value-type="float" office:value="380777" calcext:value-type="float">
            <text:p>380,777</text:p>
          </table:table-cell>
          <table:table-cell table:style-name="ce4" office:value-type="float" office:value="384786" calcext:value-type="float">
            <text:p>384,786</text:p>
          </table:table-cell>
          <table:table-cell table:style-name="ce4" office:value-type="float" office:value="391359" calcext:value-type="float">
            <text:p>391,359</text:p>
          </table:table-cell>
          <table:table-cell table:style-name="ce4" office:value-type="float" office:value="396955" calcext:value-type="float">
            <text:p>396,95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Zürich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592715" calcext:value-type="float">
            <text:p>592,715</text:p>
          </table:table-cell>
          <table:table-cell table:style-name="ce4" office:value-type="float" office:value="599181" calcext:value-type="float">
            <text:p>599,181</text:p>
          </table:table-cell>
          <table:table-cell table:style-name="ce4" office:value-type="float" office:value="590548" calcext:value-type="float">
            <text:p>590,548</text:p>
          </table:table-cell>
          <table:table-cell table:style-name="ce4" office:value-type="float" office:value="598986" calcext:value-type="float">
            <text:p>598,986</text:p>
          </table:table-cell>
          <table:table-cell table:style-name="ce4" office:value-type="float" office:value="605812" calcext:value-type="float">
            <text:p>605,812</text:p>
          </table:table-cell>
          <table:table-cell table:style-name="ce4" office:value-type="float" office:value="613646" calcext:value-type="float">
            <text:p>613,646</text:p>
          </table:table-cell>
          <table:table-cell table:style-name="ce4" office:value-type="float" office:value="624768" calcext:value-type="float">
            <text:p>624,768</text:p>
          </table:table-cell>
          <table:table-cell table:style-name="ce4" office:value-type="float" office:value="635060" calcext:value-type="float">
            <text:p>635,06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ève</text:p>
          </table:table-cell>
          <table:table-cell table:style-name="ce4" office:value-type="float" office:value="185726" calcext:value-type="float">
            <text:p>185,726</text:p>
          </table:table-cell>
          <table:table-cell table:style-name="ce4" office:value-type="float" office:value="188068" calcext:value-type="float">
            <text:p>188,068</text:p>
          </table:table-cell>
          <table:table-cell table:style-name="ce4" office:value-type="float" office:value="189313" calcext:value-type="float">
            <text:p>189,313</text:p>
          </table:table-cell>
          <table:table-cell table:style-name="ce4" office:value-type="float" office:value="187470" calcext:value-type="float">
            <text:p>187,470</text:p>
          </table:table-cell>
          <table:table-cell table:style-name="ce4" office:value-type="float" office:value="188234" calcext:value-type="float">
            <text:p>188,234</text:p>
          </table:table-cell>
          <table:table-cell table:style-name="ce4" office:value-type="float" office:value="189033" calcext:value-type="float">
            <text:p>189,033</text:p>
          </table:table-cell>
          <table:table-cell table:style-name="ce4" office:value-type="float" office:value="191557" calcext:value-type="float">
            <text:p>191,557</text:p>
          </table:table-cell>
          <table:table-cell table:style-name="ce4" office:value-type="float" office:value="194565" calcext:value-type="float">
            <text:p>194,565</text:p>
          </table:table-cell>
          <table:table-cell table:style-name="ce4" office:value-type="float" office:value="198072" calcext:value-type="float">
            <text:p>198,072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nève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47161" calcext:value-type="float">
            <text:p>347,161</text:p>
          </table:table-cell>
          <table:table-cell table:style-name="ce4" office:value-type="float" office:value="349796" calcext:value-type="float">
            <text:p>349,796</text:p>
          </table:table-cell>
          <table:table-cell table:style-name="ce4" office:value-type="float" office:value="349052" calcext:value-type="float">
            <text:p>349,052</text:p>
          </table:table-cell>
          <table:table-cell table:style-name="ce4" office:value-type="float" office:value="350924" calcext:value-type="float">
            <text:p>350,924</text:p>
          </table:table-cell>
          <table:table-cell table:style-name="ce4" office:value-type="float" office:value="353162" calcext:value-type="float">
            <text:p>353,162</text:p>
          </table:table-cell>
          <table:table-cell table:style-name="ce4" office:value-type="float" office:value="358095" calcext:value-type="float">
            <text:p>358,095</text:p>
          </table:table-cell>
          <table:table-cell table:style-name="ce4" office:value-type="float" office:value="364702" calcext:value-type="float">
            <text:p>364,702</text:p>
          </table:table-cell>
          <table:table-cell table:style-name="ce4" office:value-type="float" office:value="370858" calcext:value-type="float">
            <text:p>370,85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sel</text:p>
          </table:table-cell>
          <table:table-cell table:style-name="ce4" office:value-type="float" office:value="165956" calcext:value-type="float">
            <text:p>165,956</text:p>
          </table:table-cell>
          <table:table-cell table:style-name="ce4" office:value-type="float" office:value="167528" calcext:value-type="float">
            <text:p>167,528</text:p>
          </table:table-cell>
          <table:table-cell table:style-name="ce4" office:value-type="float" office:value="168010" calcext:value-type="float">
            <text:p>168,010</text:p>
          </table:table-cell>
          <table:table-cell table:style-name="ce4" office:value-type="float" office:value="163216" calcext:value-type="float">
            <text:p>163,216</text:p>
          </table:table-cell>
          <table:table-cell table:style-name="ce4" office:value-type="float" office:value="164516" calcext:value-type="float">
            <text:p>164,516</text:p>
          </table:table-cell>
          <table:table-cell table:style-name="ce4" office:value-type="float" office:value="165566" calcext:value-type="float">
            <text:p>165,566</text:p>
          </table:table-cell>
          <table:table-cell table:style-name="ce4" office:value-type="float" office:value="167386" calcext:value-type="float">
            <text:p>167,386</text:p>
          </table:table-cell>
          <table:table-cell table:style-name="ce4" office:value-type="float" office:value="168620" calcext:value-type="float">
            <text:p>168,620</text:p>
          </table:table-cell>
          <table:table-cell table:style-name="ce4" office:value-type="float" office:value="169916" calcext:value-type="float">
            <text:p>169,916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sel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312127" calcext:value-type="float">
            <text:p>312,127</text:p>
          </table:table-cell>
          <table:table-cell table:style-name="ce4" office:value-type="float" office:value="313418" calcext:value-type="float">
            <text:p>313,418</text:p>
          </table:table-cell>
          <table:table-cell table:style-name="ce4" office:value-type="float" office:value="308326" calcext:value-type="float">
            <text:p>308,326</text:p>
          </table:table-cell>
          <table:table-cell table:style-name="ce4" office:value-type="float" office:value="310395" calcext:value-type="float">
            <text:p>310,395</text:p>
          </table:table-cell>
          <table:table-cell table:style-name="ce4" office:value-type="float" office:value="312003" calcext:value-type="float">
            <text:p>312,003</text:p>
          </table:table-cell>
          <table:table-cell table:style-name="ce4" office:value-type="float" office:value="314852" calcext:value-type="float">
            <text:p>314,852</text:p>
          </table:table-cell>
          <table:table-cell table:style-name="ce4" office:value-type="float" office:value="317162" calcext:value-type="float">
            <text:p>317,162</text:p>
          </table:table-cell>
          <table:table-cell table:style-name="ce4" office:value-type="float" office:value="319220" calcext:value-type="float">
            <text:p>319,220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n</text:p>
          </table:table-cell>
          <table:table-cell table:style-name="ce4" office:value-type="float" office:value="128345" calcext:value-type="float">
            <text:p>128,345</text:p>
          </table:table-cell>
          <table:table-cell table:style-name="ce4" office:value-type="float" office:value="129418" calcext:value-type="float">
            <text:p>129,418</text:p>
          </table:table-cell>
          <table:table-cell table:style-name="ce4" office:value-type="float" office:value="130289" calcext:value-type="float">
            <text:p>130,289</text:p>
          </table:table-cell>
          <table:table-cell table:style-name="ce4" office:value-type="float" office:value="124381" calcext:value-type="float">
            <text:p>124,381</text:p>
          </table:table-cell>
          <table:table-cell table:style-name="ce4" office:value-type="float" office:value="125681" calcext:value-type="float">
            <text:p>125,681</text:p>
          </table:table-cell>
          <table:table-cell table:style-name="ce4" office:value-type="float" office:value="127515" calcext:value-type="float">
            <text:p>127,515</text:p>
          </table:table-cell>
          <table:table-cell table:style-name="ce4" office:value-type="float" office:value="128848" calcext:value-type="float">
            <text:p>128,848</text:p>
          </table:table-cell>
          <table:table-cell table:style-name="ce4" office:value-type="float" office:value="130015" calcext:value-type="float">
            <text:p>130,015</text:p>
          </table:table-cell>
          <table:table-cell table:style-name="ce4" office:value-type="float" office:value="131554" calcext:value-type="float">
            <text:p>131,554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ern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14858" calcext:value-type="float">
            <text:p>214,858</text:p>
          </table:table-cell>
          <table:table-cell table:style-name="ce4" office:value-type="float" office:value="216255" calcext:value-type="float">
            <text:p>216,255</text:p>
          </table:table-cell>
          <table:table-cell table:style-name="ce4" office:value-type="float" office:value="211197" calcext:value-type="float">
            <text:p>211,197</text:p>
          </table:table-cell>
          <table:table-cell table:style-name="ce4" office:value-type="float" office:value="212891" calcext:value-type="float">
            <text:p>212,891</text:p>
          </table:table-cell>
          <table:table-cell table:style-name="ce4" office:value-type="float" office:value="215337" calcext:value-type="float">
            <text:p>215,337</text:p>
          </table:table-cell>
          <table:table-cell table:style-name="ce4" office:value-type="float" office:value="217804" calcext:value-type="float">
            <text:p>217,804</text:p>
          </table:table-cell>
          <table:table-cell table:style-name="ce4" office:value-type="float" office:value="219982" calcext:value-type="float">
            <text:p>219,982</text:p>
          </table:table-cell>
          <table:table-cell table:style-name="ce4" office:value-type="float" office:value="222217" calcext:value-type="float">
            <text:p>222,21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usanne</text:p>
          </table:table-cell>
          <table:table-cell table:style-name="ce4" office:value-type="float" office:value="129265" calcext:value-type="float">
            <text:p>129,265</text:p>
          </table:table-cell>
          <table:table-cell table:style-name="ce4" office:value-type="float" office:value="130721" calcext:value-type="float">
            <text:p>130,721</text:p>
          </table:table-cell>
          <table:table-cell table:style-name="ce4" office:value-type="float" office:value="133269" calcext:value-type="float">
            <text:p>133,269</text:p>
          </table:table-cell>
          <table:table-cell table:style-name="ce4" office:value-type="float" office:value="127821" calcext:value-type="float">
            <text:p>127,821</text:p>
          </table:table-cell>
          <table:table-cell table:style-name="ce4" office:value-type="float" office:value="129383" calcext:value-type="float">
            <text:p>129,383</text:p>
          </table:table-cell>
          <table:table-cell table:style-name="ce4" office:value-type="float" office:value="130421" calcext:value-type="float">
            <text:p>130,421</text:p>
          </table:table-cell>
          <table:table-cell table:style-name="ce4" office:value-type="float" office:value="132788" calcext:value-type="float">
            <text:p>132,788</text:p>
          </table:table-cell>
          <table:table-cell table:style-name="ce4" office:value-type="float" office:value="133897" calcext:value-type="float">
            <text:p>133,897</text:p>
          </table:table-cell>
          <table:table-cell table:style-name="ce4" office:value-type="float" office:value="135629" calcext:value-type="float">
            <text:p>135,62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usanne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216532" calcext:value-type="float">
            <text:p>216,532</text:p>
          </table:table-cell>
          <table:table-cell table:style-name="ce4" office:value-type="float" office:value="220403" calcext:value-type="float">
            <text:p>220,403</text:p>
          </table:table-cell>
          <table:table-cell table:style-name="ce4" office:value-type="float" office:value="215621" calcext:value-type="float">
            <text:p>215,621</text:p>
          </table:table-cell>
          <table:table-cell table:style-name="ce4" office:value-type="float" office:value="219235" calcext:value-type="float">
            <text:p>219,235</text:p>
          </table:table-cell>
          <table:table-cell table:style-name="ce4" office:value-type="float" office:value="220846" calcext:value-type="float">
            <text:p>220,846</text:p>
          </table:table-cell>
          <table:table-cell table:style-name="ce4" office:value-type="float" office:value="224379" calcext:value-type="float">
            <text:p>224,379</text:p>
          </table:table-cell>
          <table:table-cell table:style-name="ce4" office:value-type="float" office:value="226581" calcext:value-type="float">
            <text:p>226,581</text:p>
          </table:table-cell>
          <table:table-cell table:style-name="ce4" office:value-type="float" office:value="229425" calcext:value-type="float">
            <text:p>229,42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interthur</text:p>
          </table:table-cell>
          <table:table-cell table:style-name="ce4" office:value-type="float" office:value="99304" calcext:value-type="float">
            <text:p>99,304</text:p>
          </table:table-cell>
          <table:table-cell table:style-name="ce4" office:value-type="float" office:value="100977" calcext:value-type="float">
            <text:p>100,977</text:p>
          </table:table-cell>
          <table:table-cell table:style-name="ce4" office:value-type="float" office:value="101745" calcext:value-type="float">
            <text:p>101,745</text:p>
          </table:table-cell>
          <table:table-cell table:style-name="ce4" office:value-type="float" office:value="101308" calcext:value-type="float">
            <text:p>101,308</text:p>
          </table:table-cell>
          <table:table-cell table:style-name="ce4" office:value-type="float" office:value="103075" calcext:value-type="float">
            <text:p>103,075</text:p>
          </table:table-cell>
          <table:table-cell table:style-name="ce4" office:value-type="float" office:value="104468" calcext:value-type="float">
            <text:p>104,468</text:p>
          </table:table-cell>
          <table:table-cell table:style-name="ce4" office:value-type="float" office:value="105676" calcext:value-type="float">
            <text:p>105,676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. Gallen</text:p>
          </table:table-cell>
          <table:table-cell table:style-name="ce4" office:value-type="float" office:value="74105" calcext:value-type="float">
            <text:p>74,105</text:p>
          </table:table-cell>
          <table:table-cell table:style-name="ce4" office:value-type="float" office:value="74996" calcext:value-type="float">
            <text:p>74,996</text:p>
          </table:table-cell>
          <table:table-cell table:style-name="ce4" office:value-type="float" office:value="75802" calcext:value-type="float">
            <text:p>75,802</text:p>
          </table:table-cell>
          <table:table-cell table:style-name="ce4" office:value-type="float" office:value="72959" calcext:value-type="float">
            <text:p>72,959</text:p>
          </table:table-cell>
          <table:table-cell table:style-name="ce4" office:value-type="float" office:value="73505" calcext:value-type="float">
            <text:p>73,505</text:p>
          </table:table-cell>
          <table:table-cell table:style-name="ce4" office:value-type="float" office:value="74111" calcext:value-type="float">
            <text:p>74,111</text:p>
          </table:table-cell>
          <table:table-cell table:style-name="ce4" office:value-type="float" office:value="74581" calcext:value-type="float">
            <text:p>74,581</text:p>
          </table:table-cell>
          <table:table-cell table:style-name="ce4" office:value-type="float" office:value="75310" calcext:value-type="float">
            <text:p>75,310</text:p>
          </table:table-cell>
          <table:table-cell table:style-name="ce4" office:value-type="float" office:value="75538" calcext:value-type="float">
            <text:p>75,538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zern</text:p>
          </table:table-cell>
          <table:table-cell table:style-name="ce4" office:value-type="float" office:value="78050" calcext:value-type="float">
            <text:p>78,050</text:p>
          </table:table-cell>
          <table:table-cell table:style-name="ce4" office:value-type="float" office:value="78875" calcext:value-type="float">
            <text:p>78,875</text:p>
          </table:table-cell>
          <table:table-cell table:style-name="ce4" office:value-type="float" office:value="79464" calcext:value-type="float">
            <text:p>79,464</text:p>
          </table:table-cell>
          <table:table-cell table:style-name="ce4" office:value-type="float" office:value="77491" calcext:value-type="float">
            <text:p>77,491</text:p>
          </table:table-cell>
          <table:table-cell table:style-name="ce4" office:value-type="float" office:value="78093" calcext:value-type="float">
            <text:p>78,093</text:p>
          </table:table-cell>
          <table:table-cell table:style-name="ce4" office:value-type="float" office:value="79478" calcext:value-type="float">
            <text:p>79,478</text:p>
          </table:table-cell>
          <table:table-cell table:style-name="ce4" office:value-type="float" office:value="80501" calcext:value-type="float">
            <text:p>80,501</text:p>
          </table:table-cell>
          <table:table-cell table:style-name="ce4" office:value-type="float" office:value="81057" calcext:value-type="float">
            <text:p>81,057</text:p>
          </table:table-cell>
          <table:table-cell table:style-name="ce4" office:value-type="float" office:value="81295" calcext:value-type="float">
            <text:p>81,295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zern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153165" calcext:value-type="float">
            <text:p>153,165</text:p>
          </table:table-cell>
          <table:table-cell table:style-name="ce4" office:value-type="float" office:value="154442" calcext:value-type="float">
            <text:p>154,442</text:p>
          </table:table-cell>
          <table:table-cell table:style-name="ce4" office:value-type="float" office:value="152408" calcext:value-type="float">
            <text:p>152,408</text:p>
          </table:table-cell>
          <table:table-cell table:style-name="ce4" office:value-type="float" office:value="153850" calcext:value-type="float">
            <text:p>153,850</text:p>
          </table:table-cell>
          <table:table-cell table:style-name="ce4" office:value-type="float" office:value="155775" calcext:value-type="float">
            <text:p>155,775</text:p>
          </table:table-cell>
          <table:table-cell table:style-name="ce4" office:value-type="float" office:value="157412" calcext:value-type="float">
            <text:p>157,412</text:p>
          </table:table-cell>
          <table:table-cell table:style-name="ce4" office:value-type="float" office:value="158637" calcext:value-type="float">
            <text:p>158,637</text:p>
          </table:table-cell>
          <table:table-cell table:style-name="ce4" office:value-type="float" office:value="159189" calcext:value-type="float">
            <text:p>159,189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gano</text:p>
          </table:table-cell>
          <table:table-cell table:style-name="ce4" office:value-type="float" office:value="55945" calcext:value-type="float">
            <text:p>55,945</text:p>
          </table:table-cell>
          <table:table-cell table:style-name="ce4" office:value-type="float" office:value="56911" calcext:value-type="float">
            <text:p>56,911</text:p>
          </table:table-cell>
          <table:table-cell table:style-name="ce4" office:value-type="float" office:value="57528" calcext:value-type="float">
            <text:p>57,528</text:p>
          </table:table-cell>
          <table:table-cell table:style-name="ce4" office:value-type="float" office:value="54667" calcext:value-type="float">
            <text:p>54,667</text:p>
          </table:table-cell>
          <table:table-cell table:style-name="ce4" office:value-type="float" office:value="55151" calcext:value-type="float">
            <text:p>55,151</text:p>
          </table:table-cell>
          <table:table-cell table:style-name="ce4" office:value-type="float" office:value="61837" calcext:value-type="float">
            <text:p>61,837</text:p>
          </table:table-cell>
          <table:table-cell table:style-name="ce4" office:value-type="float" office:value="62792" calcext:value-type="float">
            <text:p>62,792</text:p>
          </table:table-cell>
          <table:table-cell table:style-name="ce4" office:value-type="float" office:value="63668" calcext:value-type="float">
            <text:p>63,668</text:p>
          </table:table-cell>
          <table:table-cell table:style-name="ce4" office:value-type="float" office:value="63583" calcext:value-type="float">
            <text:p>63,583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ugano (greater city)</text:p>
          </table:table-cell>
          <table:table-cell table:style-name="ce5" office:value-type="string" calcext:value-type="string">
            <text:p>:</text:p>
          </table:table-cell>
          <table:table-cell table:style-name="ce4" office:value-type="float" office:value="75805" calcext:value-type="float">
            <text:p>75,805</text:p>
          </table:table-cell>
          <table:table-cell table:style-name="ce4" office:value-type="float" office:value="76624" calcext:value-type="float">
            <text:p>76,624</text:p>
          </table:table-cell>
          <table:table-cell table:style-name="ce4" office:value-type="float" office:value="73266" calcext:value-type="float">
            <text:p>73,266</text:p>
          </table:table-cell>
          <table:table-cell table:style-name="ce4" office:value-type="float" office:value="73922" calcext:value-type="float">
            <text:p>73,922</text:p>
          </table:table-cell>
          <table:table-cell table:style-name="ce4" office:value-type="float" office:value="80995" calcext:value-type="float">
            <text:p>80,995</text:p>
          </table:table-cell>
          <table:table-cell table:style-name="ce4" office:value-type="float" office:value="82453" calcext:value-type="float">
            <text:p>82,453</text:p>
          </table:table-cell>
          <table:table-cell table:style-name="ce4" office:value-type="float" office:value="83635" calcext:value-type="float">
            <text:p>83,635</text:p>
          </table:table-cell>
          <table:table-cell table:style-name="ce4" office:value-type="float" office:value="83727" calcext:value-type="float">
            <text:p>83,727</text:p>
          </table:table-cell>
          <table:table-cell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iel/Bienne</text:p>
          </table:table-cell>
          <table:table-cell table:style-name="ce4" office:value-type="float" office:value="50852" calcext:value-type="float">
            <text:p>50,852</text:p>
          </table:table-cell>
          <table:table-cell table:style-name="ce4" office:value-type="float" office:value="51619" calcext:value-type="float">
            <text:p>51,619</text:p>
          </table:table-cell>
          <table:table-cell table:style-name="ce4" office:value-type="float" office:value="51991" calcext:value-type="float">
            <text:p>51,991</text:p>
          </table:table-cell>
          <table:table-cell table:style-name="ce4" office:value-type="float" office:value="51203" calcext:value-type="float">
            <text:p>51,203</text:p>
          </table:table-cell>
          <table:table-cell table:style-name="ce4" office:value-type="float" office:value="51635" calcext:value-type="float">
            <text:p>51,635</text:p>
          </table:table-cell>
          <table:table-cell table:style-name="ce4" office:value-type="float" office:value="52351" calcext:value-type="float">
            <text:p>52,351</text:p>
          </table:table-cell>
          <table:table-cell table:style-name="ce4" office:value-type="float" office:value="53031" calcext:value-type="float">
            <text:p>53,031</text:p>
          </table:table-cell>
          <table:table-cell table:number-columns-repeated="3" table:style-name="ce5" office:value-type="string" calcext:value-type="string">
            <text:p>: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pecial valu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not available</text:p>
          </table:table-cell>
          <table:table-cell table:number-columns-repeated="1022"/>
        </table:table-row>
        <table:table-row table:style-name="ro1" table:number-rows-repeated="1047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zł</number:text>
    </number:number-style>
    <number:number-style style:name="N12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6P2" style:volatile="true">
      <loext:text> </loext:text>
      <loext:fill-character> </loext:fill-character>
      <number:text>- zł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day number:style="long"/>
      <number:text>.</number:text>
      <number:month number:style="long"/>
      <number:text>.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ltr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02T14:15:15.947110243</dc:date>
    <meta:editing-duration>PT2M13S</meta:editing-duration>
    <meta:editing-cycles>1</meta:editing-cycles>
    <meta:document-statistic meta:table-count="1" meta:cell-count="11782" meta:object-count="0"/>
  </office:meta>
</office:document-meta>
</file>